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Input" style:data-style-name="N0">
      <style:table-cell-properties fo:border="none" style:vertical-align="automatic" fo:background-color="transparent" style:repeat-content="false"/>
      <style:paragraph-properties fo:text-align="center"/>
      <style:text-properties fo:color="#3F3F76"/>
    </style:style>
    <style:style style:name="ce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8" style:family="table-cell" style:parent-style-name="Normal_32_3" style:data-style-name="N0">
      <style:table-cell-properties style:vertical-align="middle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3783333333333cm"/>
    </style:style>
    <style:style style:name="co3" style:family="table-column">
      <style:table-column-properties fo:break-before="auto" style:column-width="2.58233333333333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3.32316666666667cm"/>
    </style:style>
    <style:style style:name="co6" style:family="table-column">
      <style:table-column-properties fo:break-before="auto" style:column-width="2.77283333333333cm"/>
    </style:style>
    <style:style style:name="co7" style:family="table-column">
      <style:table-column-properties fo:break-before="auto" style:column-width="3.3655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.26483333333333cm"/>
    </style:style>
    <style:style style:name="co10" style:family="table-column">
      <style:table-column-properties fo:break-before="auto" style:column-width="3.00566666666667cm"/>
    </style:style>
    <style:style style:name="co11" style:family="table-column">
      <style:table-column-properties fo:break-before="auto" style:column-width="2.476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mension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one_hour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load_correction</text:p>
          </table:table-cell>
          <table:table-cell office:value-type="string" table:style-name="ce1">
            <text:p>EV_cost</text:p>
          </table:table-cell>
          <table:table-cell office:value-type="float" office:value="2020" table:style-name="ce1">
            <text:p>2020</text:p>
          </table:table-cell>
          <table:table-cell office:value-type="float" office:value="2030" table:style-name="ce1">
            <text:p>2030</text:p>
          </table:table-cell>
          <table:table-cell office:value-type="float" office:value="2040" table:style-name="ce1">
            <text:p>2040</text:p>
          </table:table-cell>
          <table:table-cell office:value-type="float" office:value="2050" table:style-name="ce1">
            <text:p>2050</text:p>
          </table:table-cell>
          <table:table-cell table:number-columns-repeated="1637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office:value-type="float" office:value="0.01" table:style-name="ce1">
            <text:p>0.01</text:p>
          </table:table-cell>
          <table:table-cell office:value-type="float" office:value="300" table:style-name="ce1">
            <text:p>300</text:p>
          </table:table-cell>
          <table:table-cell office:value-type="float" office:value="1.03" table:style-name="ce1">
            <text:p>1.03</text:p>
          </table:table-cell>
          <table:table-cell office:value-type="float" office:value="1.168849815" table:style-name="ce1">
            <text:p>1.168849815</text:p>
          </table:table-cell>
          <table:table-cell office:value-type="float" office:value="1.4360986549999999" table:style-name="ce1">
            <text:p>1.436098655</text:p>
          </table:table-cell>
          <table:table-cell office:value-type="float" office:value="1.7040358739999999" table:style-name="ce1">
            <text:p>1.704035874</text:p>
          </table:table-cell>
          <table:table-cell table:number-columns-repeated="16372"/>
        </table:table-row>
        <table:table-row table:number-rows-repeated="1048574" table:style-name="ro1">
          <table:table-cell table:number-columns-repeated="16384"/>
        </table:table-row>
      </table:table>
      <table:table table:name="EV_info" table:style-name="ta1">
        <table:table-column table:style-name="co1" table:number-columns-repeated="16384" table:default-cell-style-name="ce1"/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2030" table:style-name="ce1">
            <text:p>2030</text:p>
          </table:table-cell>
          <table:table-cell office:value-type="float" office:value="2040" table:style-name="ce1">
            <text:p>2040</text:p>
          </table:table-cell>
          <table:table-cell office:value-type="float" office:value="2050" table:style-name="ce1">
            <text:p>205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50" table:style-name="ce1">
            <text:p>150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Stor_info" table:style-name="ta1">
        <table:table-column table:style-name="co1" table:number-columns-repeated="16384" table:default-cell-style-name="ce1"/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2030" table:style-name="ce1">
            <text:p>2030</text:p>
          </table:table-cell>
          <table:table-cell office:value-type="float" office:value="2040" table:style-name="ce1">
            <text:p>2040</text:p>
          </table:table-cell>
          <table:table-cell office:value-type="float" office:value="2050" table:style-name="ce1">
            <text:p>205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29" table:style-name="ce1">
            <text:p>329</text:p>
          </table:table-cell>
          <table:table-cell office:value-type="float" office:value="3581" table:style-name="ce1">
            <text:p>3581</text:p>
          </table:table-cell>
          <table:table-cell office:value-type="float" office:value="14324" table:style-name="ce1">
            <text:p>14324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60" table:style-name="ce1">
            <text:p>160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280" table:style-name="ce1">
            <text:p>280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300" table:style-name="ce1">
            <text:p>300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PV_info" table:style-name="ta2">
        <table:table-column table:style-name="co1" table:number-columns-repeated="16384" table:default-cell-style-name="ce1"/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2030" table:style-name="ce1">
            <text:p>2030</text:p>
          </table:table-cell>
          <table:table-cell office:value-type="float" office:value="2040" table:style-name="ce1">
            <text:p>2040</text:p>
          </table:table-cell>
          <table:table-cell office:value-type="float" office:value="2050" table:style-name="ce1">
            <text:p>2050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2961.6" table:formula="of:=9872*0.3" table:style-name="ce3">
            <text:p>2961.6</text:p>
          </table:table-cell>
          <table:table-cell office:value-type="float" office:value="6445.8" table:formula="of:=21486*0.3" table:style-name="ce3">
            <text:p>6445.8</text:p>
          </table:table-cell>
          <table:table-cell office:value-type="float" office:value="9733.1999999999989" table:formula="of:=32444*0.3" table:style-name="ce3">
            <text:p>9733.2</text:p>
          </table:table-cell>
          <table:table-cell table:number-columns-repeated="16380" table:style-name="ce2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62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0" table:style-name="ce4">
            <text:p>0.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0" table:style-name="ce5">
            <text:p>30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number-rows-repeated="4" table:style-name="ro1">
          <table:table-cell table:style-name="ce4"/>
          <table:table-cell table:number-columns-repeated="24" table:style-name="ce5"/>
          <table:table-cell table:number-columns-repeated="16359"/>
        </table:table-row>
        <table:table-row table:number-rows-repeated="1048570" table:style-name="ro1">
          <table:table-cell table:number-columns-repeated="16384"/>
        </table:table-row>
      </table:table>
      <table:table table:name="EV_load_2020" table:style-name="ta1">
        <table:table-column table:style-name="co1" table:number-columns-repeated="16384" table:default-cell-style-name="ce1"/>
        <table:table-row table:style-name="ro1">
          <table:table-cell office:value-type="string" table:style-name="ce6">
            <text:p>Bus</text:p>
          </table:table-cell>
          <table:table-cell office:value-type="string" table:style-name="ce6">
            <text:p>t1</text:p>
          </table:table-cell>
          <table:table-cell office:value-type="string" table:style-name="ce6">
            <text:p>t2</text:p>
          </table:table-cell>
          <table:table-cell office:value-type="string" table:style-name="ce6">
            <text:p>t3</text:p>
          </table:table-cell>
          <table:table-cell office:value-type="string" table:style-name="ce6">
            <text:p>t4</text:p>
          </table:table-cell>
          <table:table-cell office:value-type="string" table:style-name="ce6">
            <text:p>t5</text:p>
          </table:table-cell>
          <table:table-cell office:value-type="string" table:style-name="ce6">
            <text:p>t6</text:p>
          </table:table-cell>
          <table:table-cell office:value-type="string" table:style-name="ce6">
            <text:p>t7</text:p>
          </table:table-cell>
          <table:table-cell office:value-type="string" table:style-name="ce6">
            <text:p>t8</text:p>
          </table:table-cell>
          <table:table-cell office:value-type="string" table:style-name="ce6">
            <text:p>t9</text:p>
          </table:table-cell>
          <table:table-cell office:value-type="string" table:style-name="ce6">
            <text:p>t10</text:p>
          </table:table-cell>
          <table:table-cell office:value-type="string" table:style-name="ce6">
            <text:p>t11</text:p>
          </table:table-cell>
          <table:table-cell office:value-type="string" table:style-name="ce6">
            <text:p>t12</text:p>
          </table:table-cell>
          <table:table-cell office:value-type="string" table:style-name="ce6">
            <text:p>t13</text:p>
          </table:table-cell>
          <table:table-cell office:value-type="string" table:style-name="ce6">
            <text:p>t14</text:p>
          </table:table-cell>
          <table:table-cell office:value-type="string" table:style-name="ce6">
            <text:p>t15</text:p>
          </table:table-cell>
          <table:table-cell office:value-type="string" table:style-name="ce6">
            <text:p>t16</text:p>
          </table:table-cell>
          <table:table-cell office:value-type="string" table:style-name="ce6">
            <text:p>t17</text:p>
          </table:table-cell>
          <table:table-cell office:value-type="string" table:style-name="ce6">
            <text:p>t18</text:p>
          </table:table-cell>
          <table:table-cell office:value-type="string" table:style-name="ce6">
            <text:p>t19</text:p>
          </table:table-cell>
          <table:table-cell office:value-type="string" table:style-name="ce6">
            <text:p>t20</text:p>
          </table:table-cell>
          <table:table-cell office:value-type="string" table:style-name="ce6">
            <text:p>t21</text:p>
          </table:table-cell>
          <table:table-cell office:value-type="string" table:style-name="ce6">
            <text:p>t22</text:p>
          </table:table-cell>
          <table:table-cell office:value-type="string" table:style-name="ce6">
            <text:p>t23</text:p>
          </table:table-cell>
          <table:table-cell office:value-type="string" table:style-name="ce6">
            <text:p>t24</text:p>
          </table:table-cell>
          <table:table-cell table:number-columns-repeated="2" table:style-name="ce6"/>
          <table:table-cell table:number-columns-repeated="16357"/>
        </table:table-row>
        <table:table-row table:number-rows-repeated="1048575" table:style-name="ro1">
          <table:table-cell table:number-columns-repeated="16384"/>
        </table:table-row>
      </table:table>
      <table:table table:name="EV_load_2030" table:style-name="ta1">
        <table:table-column table:style-name="co1" table:number-columns-repeated="16384" table:default-cell-style-name="ce1"/>
        <table:table-row table:style-name="ro1">
          <table:table-cell office:value-type="string" table:style-name="ce6">
            <text:p>Bus</text:p>
          </table:table-cell>
          <table:table-cell office:value-type="string" table:style-name="ce6">
            <text:p>t1</text:p>
          </table:table-cell>
          <table:table-cell office:value-type="string" table:style-name="ce6">
            <text:p>t2</text:p>
          </table:table-cell>
          <table:table-cell office:value-type="string" table:style-name="ce6">
            <text:p>t3</text:p>
          </table:table-cell>
          <table:table-cell office:value-type="string" table:style-name="ce6">
            <text:p>t4</text:p>
          </table:table-cell>
          <table:table-cell office:value-type="string" table:style-name="ce6">
            <text:p>t5</text:p>
          </table:table-cell>
          <table:table-cell office:value-type="string" table:style-name="ce6">
            <text:p>t6</text:p>
          </table:table-cell>
          <table:table-cell office:value-type="string" table:style-name="ce6">
            <text:p>t7</text:p>
          </table:table-cell>
          <table:table-cell office:value-type="string" table:style-name="ce6">
            <text:p>t8</text:p>
          </table:table-cell>
          <table:table-cell office:value-type="string" table:style-name="ce6">
            <text:p>t9</text:p>
          </table:table-cell>
          <table:table-cell office:value-type="string" table:style-name="ce6">
            <text:p>t10</text:p>
          </table:table-cell>
          <table:table-cell office:value-type="string" table:style-name="ce6">
            <text:p>t11</text:p>
          </table:table-cell>
          <table:table-cell office:value-type="string" table:style-name="ce6">
            <text:p>t12</text:p>
          </table:table-cell>
          <table:table-cell office:value-type="string" table:style-name="ce6">
            <text:p>t13</text:p>
          </table:table-cell>
          <table:table-cell office:value-type="string" table:style-name="ce6">
            <text:p>t14</text:p>
          </table:table-cell>
          <table:table-cell office:value-type="string" table:style-name="ce6">
            <text:p>t15</text:p>
          </table:table-cell>
          <table:table-cell office:value-type="string" table:style-name="ce6">
            <text:p>t16</text:p>
          </table:table-cell>
          <table:table-cell office:value-type="string" table:style-name="ce6">
            <text:p>t17</text:p>
          </table:table-cell>
          <table:table-cell office:value-type="string" table:style-name="ce6">
            <text:p>t18</text:p>
          </table:table-cell>
          <table:table-cell office:value-type="string" table:style-name="ce6">
            <text:p>t19</text:p>
          </table:table-cell>
          <table:table-cell office:value-type="string" table:style-name="ce6">
            <text:p>t20</text:p>
          </table:table-cell>
          <table:table-cell office:value-type="string" table:style-name="ce6">
            <text:p>t21</text:p>
          </table:table-cell>
          <table:table-cell office:value-type="string" table:style-name="ce6">
            <text:p>t22</text:p>
          </table:table-cell>
          <table:table-cell office:value-type="string" table:style-name="ce6">
            <text:p>t23</text:p>
          </table:table-cell>
          <table:table-cell office:value-type="string" table:style-name="ce6">
            <text:p>t24</text:p>
          </table:table-cell>
          <table:table-cell table:number-columns-repeated="16359"/>
        </table:table-row>
        <table:table-row table:style-name="ro1">
          <table:table-cell office:value-type="string" table:style-name="ce6">
            <text:p>ud</text:p>
          </table:table-cell>
          <table:table-cell office:value-type="float" office:value="-1060.51731" table:style-name="ce5">
            <text:p>-1060.51731</text:p>
          </table:table-cell>
          <table:table-cell office:value-type="float" office:value="-1176.9589000000001" table:style-name="ce5">
            <text:p>-1176.9589</text:p>
          </table:table-cell>
          <table:table-cell office:value-type="float" office:value="-1301.7636" table:style-name="ce5">
            <text:p>-1301.7636</text:p>
          </table:table-cell>
          <table:table-cell office:value-type="float" office:value="-1430.7973999999999" table:style-name="ce5">
            <text:p>-1430.7974</text:p>
          </table:table-cell>
          <table:table-cell office:value-type="float" office:value="-1552.6384" table:style-name="ce5">
            <text:p>-1552.6384</text:p>
          </table:table-cell>
          <table:table-cell office:value-type="float" office:value="-1620.9996000000001" table:style-name="ce5">
            <text:p>-1620.9996</text:p>
          </table:table-cell>
          <table:table-cell office:value-type="float" office:value="-1584.3326" table:style-name="ce5">
            <text:p>-1584.3326</text:p>
          </table:table-cell>
          <table:table-cell office:value-type="float" office:value="-1805.07846" table:style-name="ce5">
            <text:p>-1805.07846</text:p>
          </table:table-cell>
          <table:table-cell office:value-type="float" office:value="-1620.0519400000001" table:style-name="ce5">
            <text:p>-1620.05194</text:p>
          </table:table-cell>
          <table:table-cell office:value-type="float" office:value="-2514.7103400000001" table:style-name="ce5">
            <text:p>-2514.71034</text:p>
          </table:table-cell>
          <table:table-cell office:value-type="float" office:value="-2456.3642100000002" table:style-name="ce5">
            <text:p>-2456.36421</text:p>
          </table:table-cell>
          <table:table-cell office:value-type="float" office:value="-2367.86069" table:style-name="ce5">
            <text:p>-2367.86069</text:p>
          </table:table-cell>
          <table:table-cell office:value-type="float" office:value="-2169.22642" table:style-name="ce5">
            <text:p>-2169.22642</text:p>
          </table:table-cell>
          <table:table-cell office:value-type="float" office:value="-2057.6649900000002" table:style-name="ce5">
            <text:p>-2057.66499</text:p>
          </table:table-cell>
          <table:table-cell office:value-type="float" office:value="-1967.1835599999999" table:style-name="ce5">
            <text:p>-1967.18356</text:p>
          </table:table-cell>
          <table:table-cell office:value-type="float" office:value="-1854.52953" table:style-name="ce5">
            <text:p>-1854.52953</text:p>
          </table:table-cell>
          <table:table-cell office:value-type="float" office:value="-1781.0717999999999" table:style-name="ce5">
            <text:p>-1781.0718</text:p>
          </table:table-cell>
          <table:table-cell office:value-type="float" office:value="-1696.9246499999999" table:style-name="ce5">
            <text:p>-1696.92465</text:p>
          </table:table-cell>
          <table:table-cell office:value-type="float" office:value="-1013.45758" table:style-name="ce5">
            <text:p>-1013.45758</text:p>
          </table:table-cell>
          <table:table-cell office:value-type="float" office:value="-1037.1296600000001" table:style-name="ce5">
            <text:p>-1037.12966</text:p>
          </table:table-cell>
          <table:table-cell office:value-type="float" office:value="-1095.1716300000001" table:style-name="ce5">
            <text:p>-1095.17163</text:p>
          </table:table-cell>
          <table:table-cell office:value-type="float" office:value="-1175.3286499999999" table:style-name="ce5">
            <text:p>-1175.32865</text:p>
          </table:table-cell>
          <table:table-cell office:value-type="float" office:value="-886.12040000000002" table:style-name="ce5">
            <text:p>-886.1204</text:p>
          </table:table-cell>
          <table:table-cell office:value-type="float" office:value="-986.07268999999997" table:style-name="ce5">
            <text:p>-986.07269</text:p>
          </table:table-cell>
          <table:table-cell table:number-columns-repeated="16359"/>
        </table:table-row>
        <table:table-row table:style-name="ro1">
          <table:table-cell office:value-type="string" table:style-name="ce6">
            <text:p>od</text:p>
          </table:table-cell>
          <table:table-cell office:value-type="float" office:value="1020.24111" table:style-name="ce5">
            <text:p>1020.24111</text:p>
          </table:table-cell>
          <table:table-cell office:value-type="float" office:value="1130.95632" table:style-name="ce5">
            <text:p>1130.95632</text:p>
          </table:table-cell>
          <table:table-cell office:value-type="float" office:value="1247.7334800000001" table:style-name="ce5">
            <text:p>1247.73348</text:p>
          </table:table-cell>
          <table:table-cell office:value-type="float" office:value="1368.8814199999999" table:style-name="ce5">
            <text:p>1368.88142</text:p>
          </table:table-cell>
          <table:table-cell office:value-type="float" office:value="1485.2314200000001" table:style-name="ce5">
            <text:p>1485.23142</text:p>
          </table:table-cell>
          <table:table-cell office:value-type="float" office:value="1549.6758299999999" table:style-name="ce5">
            <text:p>1549.67583</text:p>
          </table:table-cell>
          <table:table-cell office:value-type="float" office:value="1513.7399600000001" table:style-name="ce5">
            <text:p>1513.73996</text:p>
          </table:table-cell>
          <table:table-cell office:value-type="float" office:value="1735.8084899999999" table:style-name="ce5">
            <text:p>1735.80849</text:p>
          </table:table-cell>
          <table:table-cell office:value-type="float" office:value="1560.9532099999999" table:style-name="ce5">
            <text:p>1560.95321</text:p>
          </table:table-cell>
          <table:table-cell office:value-type="float" office:value="1868.5834600000001" table:style-name="ce5">
            <text:p>1868.58346</text:p>
          </table:table-cell>
          <table:table-cell office:value-type="float" office:value="1856.38599" table:style-name="ce5">
            <text:p>1856.38599</text:p>
          </table:table-cell>
          <table:table-cell office:value-type="float" office:value="1814.8105599999999" table:style-name="ce5">
            <text:p>1814.81056</text:p>
          </table:table-cell>
          <table:table-cell office:value-type="float" office:value="1680.4981600000001" table:style-name="ce5">
            <text:p>1680.49816</text:p>
          </table:table-cell>
          <table:table-cell office:value-type="float" office:value="1618.17138" table:style-name="ce5">
            <text:p>1618.17138</text:p>
          </table:table-cell>
          <table:table-cell office:value-type="float" office:value="1559.8031699999999" table:style-name="ce5">
            <text:p>1559.80317</text:p>
          </table:table-cell>
          <table:table-cell office:value-type="float" office:value="1482.78647" table:style-name="ce5">
            <text:p>1482.78647</text:p>
          </table:table-cell>
          <table:table-cell office:value-type="float" office:value="1439.66857" table:style-name="ce5">
            <text:p>1439.66857</text:p>
          </table:table-cell>
          <table:table-cell office:value-type="float" office:value="1387.8103699999999" table:style-name="ce5">
            <text:p>1387.81037</text:p>
          </table:table-cell>
          <table:table-cell office:value-type="float" office:value="1001.23582" table:style-name="ce5">
            <text:p>1001.23582</text:p>
          </table:table-cell>
          <table:table-cell office:value-type="float" office:value="1026.9170200000001" table:style-name="ce5">
            <text:p>1026.91702</text:p>
          </table:table-cell>
          <table:table-cell office:value-type="float" office:value="1088.2248199999999" table:style-name="ce5">
            <text:p>1088.22482</text:p>
          </table:table-cell>
          <table:table-cell office:value-type="float" office:value="1170.9476199999999" table:style-name="ce5">
            <text:p>1170.94762</text:p>
          </table:table-cell>
          <table:table-cell office:value-type="float" office:value="853.48658" table:style-name="ce5">
            <text:p>853.48658</text:p>
          </table:table-cell>
          <table:table-cell office:value-type="float" office:value="949.81970000000001" table:style-name="ce5">
            <text:p>949.8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load</text:p>
          </table:table-cell>
          <table:table-cell office:value-type="float" office:value="516.09704999999997" table:style-name="ce7">
            <text:p>516.0971</text:p>
          </table:table-cell>
          <table:table-cell office:value-type="float" office:value="496.97397999999998" table:style-name="ce7">
            <text:p>496.9740</text:p>
          </table:table-cell>
          <table:table-cell office:value-type="float" office:value="441.90753000000001" table:style-name="ce7">
            <text:p>441.9075</text:p>
          </table:table-cell>
          <table:table-cell office:value-type="float" office:value="405.34458999999998" table:style-name="ce7">
            <text:p>405.3446</text:p>
          </table:table-cell>
          <table:table-cell office:value-type="float" office:value="393.92243000000002" table:style-name="ce7">
            <text:p>393.9224</text:p>
          </table:table-cell>
          <table:table-cell office:value-type="float" office:value="381.69387" table:style-name="ce7">
            <text:p>381.6939</text:p>
          </table:table-cell>
          <table:table-cell office:value-type="float" office:value="385.40179000000001" table:style-name="ce7">
            <text:p>385.4018</text:p>
          </table:table-cell>
          <table:table-cell office:value-type="float" office:value="78.184730000000002" table:style-name="ce7">
            <text:p>78.1847</text:p>
          </table:table-cell>
          <table:table-cell office:value-type="float" office:value="75.774969999999996" table:style-name="ce7">
            <text:p>75.7750</text:p>
          </table:table-cell>
          <table:table-cell office:value-type="float" office:value="102.36445999999999" table:style-name="ce7">
            <text:p>102.3645</text:p>
          </table:table-cell>
          <table:table-cell office:value-type="float" office:value="86.665639999999996" table:style-name="ce7">
            <text:p>86.6656</text:p>
          </table:table-cell>
          <table:table-cell office:value-type="float" office:value="77.572789999999998" table:style-name="ce7">
            <text:p>77.5728</text:p>
          </table:table-cell>
          <table:table-cell office:value-type="float" office:value="87.555940000000007" table:style-name="ce7">
            <text:p>87.5559</text:p>
          </table:table-cell>
          <table:table-cell office:value-type="float" office:value="102.38236999999999" table:style-name="ce7">
            <text:p>102.3824</text:p>
          </table:table-cell>
          <table:table-cell office:value-type="float" office:value="103.64482" table:style-name="ce7">
            <text:p>103.6448</text:p>
          </table:table-cell>
          <table:table-cell office:value-type="float" office:value="102.46263" table:style-name="ce7">
            <text:p>102.4626</text:p>
          </table:table-cell>
          <table:table-cell office:value-type="float" office:value="117.62157999999999" table:style-name="ce7">
            <text:p>117.6216</text:p>
          </table:table-cell>
          <table:table-cell office:value-type="float" office:value="108.22459000000001" table:style-name="ce7">
            <text:p>108.2246</text:p>
          </table:table-cell>
          <table:table-cell office:value-type="float" office:value="98.016930000000002" table:style-name="ce7">
            <text:p>98.0169</text:p>
          </table:table-cell>
          <table:table-cell office:value-type="float" office:value="120.8434" table:style-name="ce7">
            <text:p>120.8434</text:p>
          </table:table-cell>
          <table:table-cell office:value-type="float" office:value="124.00295" table:style-name="ce7">
            <text:p>124.0030</text:p>
          </table:table-cell>
          <table:table-cell office:value-type="float" office:value="119.00176999999999" table:style-name="ce7">
            <text:p>119.0018</text:p>
          </table:table-cell>
          <table:table-cell office:value-type="float" office:value="495.68664999999999" table:style-name="ce7">
            <text:p>495.6867</text:p>
          </table:table-cell>
          <table:table-cell office:value-type="float" office:value="521.54615999999999" table:style-name="ce7">
            <text:p>521.5462</text:p>
          </table:table-cell>
          <table:table-cell table:number-columns-repeated="16359"/>
        </table:table-row>
        <table:table-row table:number-rows-repeated="1048572" table:style-name="ro1">
          <table:table-cell table:number-columns-repeated="16384"/>
        </table:table-row>
      </table:table>
      <table:table table:name="EV_load_2040" table:style-name="ta1">
        <table:table-column table:style-name="co1" table:number-columns-repeated="16384" table:default-cell-style-name="ce1"/>
        <table:table-row table:style-name="ro1">
          <table:table-cell office:value-type="string" table:style-name="ce6">
            <text:p>Bus</text:p>
          </table:table-cell>
          <table:table-cell office:value-type="string" table:style-name="ce6">
            <text:p>t1</text:p>
          </table:table-cell>
          <table:table-cell office:value-type="string" table:style-name="ce6">
            <text:p>t2</text:p>
          </table:table-cell>
          <table:table-cell office:value-type="string" table:style-name="ce6">
            <text:p>t3</text:p>
          </table:table-cell>
          <table:table-cell office:value-type="string" table:style-name="ce6">
            <text:p>t4</text:p>
          </table:table-cell>
          <table:table-cell office:value-type="string" table:style-name="ce6">
            <text:p>t5</text:p>
          </table:table-cell>
          <table:table-cell office:value-type="string" table:style-name="ce6">
            <text:p>t6</text:p>
          </table:table-cell>
          <table:table-cell office:value-type="string" table:style-name="ce6">
            <text:p>t7</text:p>
          </table:table-cell>
          <table:table-cell office:value-type="string" table:style-name="ce6">
            <text:p>t8</text:p>
          </table:table-cell>
          <table:table-cell office:value-type="string" table:style-name="ce6">
            <text:p>t9</text:p>
          </table:table-cell>
          <table:table-cell office:value-type="string" table:style-name="ce6">
            <text:p>t10</text:p>
          </table:table-cell>
          <table:table-cell office:value-type="string" table:style-name="ce6">
            <text:p>t11</text:p>
          </table:table-cell>
          <table:table-cell office:value-type="string" table:style-name="ce6">
            <text:p>t12</text:p>
          </table:table-cell>
          <table:table-cell office:value-type="string" table:style-name="ce6">
            <text:p>t13</text:p>
          </table:table-cell>
          <table:table-cell office:value-type="string" table:style-name="ce6">
            <text:p>t14</text:p>
          </table:table-cell>
          <table:table-cell office:value-type="string" table:style-name="ce6">
            <text:p>t15</text:p>
          </table:table-cell>
          <table:table-cell office:value-type="string" table:style-name="ce6">
            <text:p>t16</text:p>
          </table:table-cell>
          <table:table-cell office:value-type="string" table:style-name="ce6">
            <text:p>t17</text:p>
          </table:table-cell>
          <table:table-cell office:value-type="string" table:style-name="ce6">
            <text:p>t18</text:p>
          </table:table-cell>
          <table:table-cell office:value-type="string" table:style-name="ce6">
            <text:p>t19</text:p>
          </table:table-cell>
          <table:table-cell office:value-type="string" table:style-name="ce6">
            <text:p>t20</text:p>
          </table:table-cell>
          <table:table-cell office:value-type="string" table:style-name="ce6">
            <text:p>t21</text:p>
          </table:table-cell>
          <table:table-cell office:value-type="string" table:style-name="ce6">
            <text:p>t22</text:p>
          </table:table-cell>
          <table:table-cell office:value-type="string" table:style-name="ce6">
            <text:p>t23</text:p>
          </table:table-cell>
          <table:table-cell office:value-type="string" table:style-name="ce6">
            <text:p>t24</text:p>
          </table:table-cell>
          <table:table-cell table:number-columns-repeated="16359"/>
        </table:table-row>
        <table:table-row table:style-name="ro1">
          <table:table-cell office:value-type="string" table:style-name="ce6">
            <text:p>ud</text:p>
          </table:table-cell>
          <table:table-cell office:value-type="float" office:value="-1991.7248" table:style-name="ce5">
            <text:p>-1991.7248</text:p>
          </table:table-cell>
          <table:table-cell office:value-type="float" office:value="-2210.7055999999998" table:style-name="ce5">
            <text:p>-2210.7056</text:p>
          </table:table-cell>
          <table:table-cell office:value-type="float" office:value="-2444.9340999999999" table:style-name="ce5">
            <text:p>-2444.9341</text:p>
          </table:table-cell>
          <table:table-cell office:value-type="float" office:value="-2687.4506000000001" table:style-name="ce5">
            <text:p>-2687.4506</text:p>
          </table:table-cell>
          <table:table-cell office:value-type="float" office:value="-2916.4177" table:style-name="ce5">
            <text:p>-2916.4177</text:p>
          </table:table-cell>
          <table:table-cell office:value-type="float" office:value="-3044.471" table:style-name="ce5">
            <text:p>-3044.471</text:p>
          </table:table-cell>
          <table:table-cell office:value-type="float" office:value="-2975.8434000000002" table:style-name="ce5">
            <text:p>-2975.8434</text:p>
          </table:table-cell>
          <table:table-cell office:value-type="float" office:value="-3390.6259" table:style-name="ce5">
            <text:p>-3390.6259</text:p>
          </table:table-cell>
          <table:table-cell office:value-type="float" office:value="-3043.0284999999999" table:style-name="ce5">
            <text:p>-3043.0285</text:p>
          </table:table-cell>
          <table:table-cell office:value-type="float" office:value="-4724.0977499999999" table:style-name="ce5">
            <text:p>-4724.09775</text:p>
          </table:table-cell>
          <table:table-cell office:value-type="float" office:value="-4614.2534999999998" table:style-name="ce5">
            <text:p>-4614.2535</text:p>
          </table:table-cell>
          <table:table-cell office:value-type="float" office:value="-4448.5541000000003" table:style-name="ce5">
            <text:p>-4448.5541</text:p>
          </table:table-cell>
          <table:table-cell office:value-type="float" office:value="-4074.9367999999999" table:style-name="ce5">
            <text:p>-4074.9368</text:p>
          </table:table-cell>
          <table:table-cell office:value-type="float" office:value="-3865.2153499999999" table:style-name="ce5">
            <text:p>-3865.21535</text:p>
          </table:table-cell>
          <table:table-cell office:value-type="float" office:value="-3695.2478999999998" table:style-name="ce5">
            <text:p>-3695.2479</text:p>
          </table:table-cell>
          <table:table-cell office:value-type="float" office:value="-3484.0138000000002" table:style-name="ce5">
            <text:p>-3484.0138</text:p>
          </table:table-cell>
          <table:table-cell office:value-type="float" office:value="-3346.2876999999999" table:style-name="ce5">
            <text:p>-3346.2877</text:p>
          </table:table-cell>
          <table:table-cell office:value-type="float" office:value="-3188.5531999999998" table:style-name="ce5">
            <text:p>-3188.5532</text:p>
          </table:table-cell>
          <table:table-cell office:value-type="float" office:value="-1904.0796499999999" table:style-name="ce5">
            <text:p>-1904.07965</text:p>
          </table:table-cell>
          <table:table-cell office:value-type="float" office:value="-1948.1349" table:style-name="ce5">
            <text:p>-1948.1349</text:p>
          </table:table-cell>
          <table:table-cell office:value-type="float" office:value="-2057.1579000000002" table:style-name="ce5">
            <text:p>-2057.1579</text:p>
          </table:table-cell>
          <table:table-cell office:value-type="float" office:value="-2207.7458499999998" table:style-name="ce5">
            <text:p>-2207.74585</text:p>
          </table:table-cell>
          <table:table-cell office:value-type="float" office:value="-1664.2637" table:style-name="ce5">
            <text:p>-1664.2637</text:p>
          </table:table-cell>
          <table:table-cell office:value-type="float" office:value="-1852.2074500000001" table:style-name="ce5">
            <text:p>-1852.20745</text:p>
          </table:table-cell>
          <table:table-cell table:number-columns-repeated="16359"/>
        </table:table-row>
        <table:table-row table:style-name="ro1">
          <table:table-cell office:value-type="string" table:style-name="ce6">
            <text:p>od</text:p>
          </table:table-cell>
          <table:table-cell office:value-type="float" office:value="1916.0833500000001" table:style-name="ce5">
            <text:p>1916.08335</text:p>
          </table:table-cell>
          <table:table-cell office:value-type="float" office:value="2124.288" table:style-name="ce5">
            <text:p>2124.288</text:p>
          </table:table-cell>
          <table:table-cell office:value-type="float" office:value="2343.4504499999998" table:style-name="ce5">
            <text:p>2343.45045</text:p>
          </table:table-cell>
          <table:table-cell office:value-type="float" office:value="2571.1492499999999" table:style-name="ce5">
            <text:p>2571.14925</text:p>
          </table:table-cell>
          <table:table-cell office:value-type="float" office:value="2789.8269500000001" table:style-name="ce5">
            <text:p>2789.82695</text:p>
          </table:table-cell>
          <table:table-cell office:value-type="float" office:value="2910.5268000000001" table:style-name="ce5">
            <text:p>2910.5268</text:p>
          </table:table-cell>
          <table:table-cell office:value-type="float" office:value="2843.2622000000001" table:style-name="ce5">
            <text:p>2843.2622</text:p>
          </table:table-cell>
          <table:table-cell office:value-type="float" office:value="3260.5245" table:style-name="ce5">
            <text:p>3260.5245</text:p>
          </table:table-cell>
          <table:table-cell office:value-type="float" office:value="2931.9753000000001" table:style-name="ce5">
            <text:p>2931.9753</text:p>
          </table:table-cell>
          <table:table-cell office:value-type="float" office:value="3510.1495199999999" table:style-name="ce5">
            <text:p>3510.14952</text:p>
          </table:table-cell>
          <table:table-cell office:value-type="float" office:value="3487.0443" table:style-name="ce5">
            <text:p>3487.0443</text:p>
          </table:table-cell>
          <table:table-cell office:value-type="float" office:value="3409.2926000000002" table:style-name="ce5">
            <text:p>3409.2926</text:p>
          </table:table-cell>
          <table:table-cell office:value-type="float" office:value="3156.6691500000002" table:style-name="ce5">
            <text:p>3156.66915</text:p>
          </table:table-cell>
          <table:table-cell office:value-type="float" office:value="3039.54261" table:style-name="ce5">
            <text:p>3039.54261</text:p>
          </table:table-cell>
          <table:table-cell office:value-type="float" office:value="2930.0285100000001" table:style-name="ce5">
            <text:p>2930.02851</text:p>
          </table:table-cell>
          <table:table-cell office:value-type="float" office:value="2785.7051000000001" table:style-name="ce5">
            <text:p>2785.7051</text:p>
          </table:table-cell>
          <table:table-cell office:value-type="float" office:value="2705.0108500000001" table:style-name="ce5">
            <text:p>2705.01085</text:p>
          </table:table-cell>
          <table:table-cell office:value-type="float" office:value="2607.90245" table:style-name="ce5">
            <text:p>2607.90245</text:p>
          </table:table-cell>
          <table:table-cell office:value-type="float" office:value="1881.1717000000001" table:style-name="ce5">
            <text:p>1881.1717</text:p>
          </table:table-cell>
          <table:table-cell office:value-type="float" office:value="1929.0273999999999" table:style-name="ce5">
            <text:p>1929.0274</text:p>
          </table:table-cell>
          <table:table-cell office:value-type="float" office:value="2044.1814999999999" table:style-name="ce5">
            <text:p>2044.1815</text:p>
          </table:table-cell>
          <table:table-cell office:value-type="float" office:value="2199.5875000000001" table:style-name="ce5">
            <text:p>2199.5875</text:p>
          </table:table-cell>
          <table:table-cell office:value-type="float" office:value="1602.9725000000001" table:style-name="ce5">
            <text:p>1602.9725</text:p>
          </table:table-cell>
          <table:table-cell office:value-type="float" office:value="1784.1088999999999" table:style-name="ce5">
            <text:p>1784.108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load</text:p>
          </table:table-cell>
          <table:table-cell office:value-type="float" office:value="969.48540000000003" table:style-name="ce7">
            <text:p>969.4854</text:p>
          </table:table-cell>
          <table:table-cell office:value-type="float" office:value="933.38846999999998" table:style-name="ce7">
            <text:p>933.3885</text:p>
          </table:table-cell>
          <table:table-cell office:value-type="float" office:value="830.03773999999999" table:style-name="ce7">
            <text:p>830.0377</text:p>
          </table:table-cell>
          <table:table-cell office:value-type="float" office:value="761.25115000000005" table:style-name="ce7">
            <text:p>761.2512</text:p>
          </table:table-cell>
          <table:table-cell office:value-type="float" office:value="740.16250000000002" table:style-name="ce7">
            <text:p>740.1625</text:p>
          </table:table-cell>
          <table:table-cell office:value-type="float" office:value="717.33950000000004" table:style-name="ce7">
            <text:p>717.3395</text:p>
          </table:table-cell>
          <table:table-cell office:value-type="float" office:value="723.97310000000004" table:style-name="ce7">
            <text:p>723.9731</text:p>
          </table:table-cell>
          <table:table-cell office:value-type="float" office:value="146.89869999999999" table:style-name="ce7">
            <text:p>146.8987</text:p>
          </table:table-cell>
          <table:table-cell office:value-type="float" office:value="142.41309999999999" table:style-name="ce7">
            <text:p>142.4131</text:p>
          </table:table-cell>
          <table:table-cell office:value-type="float" office:value="192.37455" table:style-name="ce7">
            <text:p>192.3746</text:p>
          </table:table-cell>
          <table:table-cell office:value-type="float" office:value="162.95920000000001" table:style-name="ce7">
            <text:p>162.9592</text:p>
          </table:table-cell>
          <table:table-cell office:value-type="float" office:value="145.82137" table:style-name="ce7">
            <text:p>145.8214</text:p>
          </table:table-cell>
          <table:table-cell office:value-type="float" office:value="164.40870000000001" table:style-name="ce7">
            <text:p>164.4087</text:p>
          </table:table-cell>
          <table:table-cell office:value-type="float" office:value="191.98750000000001" table:style-name="ce7">
            <text:p>191.9875</text:p>
          </table:table-cell>
          <table:table-cell office:value-type="float" office:value="194.34079" table:style-name="ce7">
            <text:p>194.3408</text:p>
          </table:table-cell>
          <table:table-cell office:value-type="float" office:value="192.07884000000001" table:style-name="ce7">
            <text:p>192.0788</text:p>
          </table:table-cell>
          <table:table-cell office:value-type="float" office:value="220.95729" table:style-name="ce7">
            <text:p>220.9573</text:p>
          </table:table-cell>
          <table:table-cell office:value-type="float" office:value="202.75001" table:style-name="ce7">
            <text:p>202.7500</text:p>
          </table:table-cell>
          <table:table-cell office:value-type="float" office:value="184.01295999999999" table:style-name="ce7">
            <text:p>184.0130</text:p>
          </table:table-cell>
          <table:table-cell office:value-type="float" office:value="227.14961" table:style-name="ce7">
            <text:p>227.1496</text:p>
          </table:table-cell>
          <table:table-cell office:value-type="float" office:value="232.88679999999999" table:style-name="ce7">
            <text:p>232.8868</text:p>
          </table:table-cell>
          <table:table-cell office:value-type="float" office:value="223.69051999999999" table:style-name="ce7">
            <text:p>223.6905</text:p>
          </table:table-cell>
          <table:table-cell office:value-type="float" office:value="931.65160000000003" table:style-name="ce7">
            <text:p>931.6516</text:p>
          </table:table-cell>
          <table:table-cell office:value-type="float" office:value="980.00297" table:style-name="ce7">
            <text:p>980.0030</text:p>
          </table:table-cell>
          <table:table-cell table:number-columns-repeated="16359"/>
        </table:table-row>
        <table:table-row table:number-rows-repeated="1048572" table:style-name="ro1">
          <table:table-cell table:number-columns-repeated="16384"/>
        </table:table-row>
      </table:table>
      <table:table table:name="EV_load_2050" table:style-name="ta1">
        <table:table-column table:style-name="co1" table:number-columns-repeated="16384" table:default-cell-style-name="ce1"/>
        <table:table-row table:style-name="ro1">
          <table:table-cell office:value-type="string" table:style-name="ce6">
            <text:p>Bus</text:p>
          </table:table-cell>
          <table:table-cell office:value-type="string" table:style-name="ce6">
            <text:p>t1</text:p>
          </table:table-cell>
          <table:table-cell office:value-type="string" table:style-name="ce6">
            <text:p>t2</text:p>
          </table:table-cell>
          <table:table-cell office:value-type="string" table:style-name="ce6">
            <text:p>t3</text:p>
          </table:table-cell>
          <table:table-cell office:value-type="string" table:style-name="ce6">
            <text:p>t4</text:p>
          </table:table-cell>
          <table:table-cell office:value-type="string" table:style-name="ce6">
            <text:p>t5</text:p>
          </table:table-cell>
          <table:table-cell office:value-type="string" table:style-name="ce6">
            <text:p>t6</text:p>
          </table:table-cell>
          <table:table-cell office:value-type="string" table:style-name="ce6">
            <text:p>t7</text:p>
          </table:table-cell>
          <table:table-cell office:value-type="string" table:style-name="ce6">
            <text:p>t8</text:p>
          </table:table-cell>
          <table:table-cell office:value-type="string" table:style-name="ce6">
            <text:p>t9</text:p>
          </table:table-cell>
          <table:table-cell office:value-type="string" table:style-name="ce6">
            <text:p>t10</text:p>
          </table:table-cell>
          <table:table-cell office:value-type="string" table:style-name="ce6">
            <text:p>t11</text:p>
          </table:table-cell>
          <table:table-cell office:value-type="string" table:style-name="ce6">
            <text:p>t12</text:p>
          </table:table-cell>
          <table:table-cell office:value-type="string" table:style-name="ce6">
            <text:p>t13</text:p>
          </table:table-cell>
          <table:table-cell office:value-type="string" table:style-name="ce6">
            <text:p>t14</text:p>
          </table:table-cell>
          <table:table-cell office:value-type="string" table:style-name="ce6">
            <text:p>t15</text:p>
          </table:table-cell>
          <table:table-cell office:value-type="string" table:style-name="ce6">
            <text:p>t16</text:p>
          </table:table-cell>
          <table:table-cell office:value-type="string" table:style-name="ce6">
            <text:p>t17</text:p>
          </table:table-cell>
          <table:table-cell office:value-type="string" table:style-name="ce6">
            <text:p>t18</text:p>
          </table:table-cell>
          <table:table-cell office:value-type="string" table:style-name="ce6">
            <text:p>t19</text:p>
          </table:table-cell>
          <table:table-cell office:value-type="string" table:style-name="ce6">
            <text:p>t20</text:p>
          </table:table-cell>
          <table:table-cell office:value-type="string" table:style-name="ce6">
            <text:p>t21</text:p>
          </table:table-cell>
          <table:table-cell office:value-type="string" table:style-name="ce6">
            <text:p>t22</text:p>
          </table:table-cell>
          <table:table-cell office:value-type="string" table:style-name="ce6">
            <text:p>t23</text:p>
          </table:table-cell>
          <table:table-cell office:value-type="string" table:style-name="ce6">
            <text:p>t24</text:p>
          </table:table-cell>
          <table:table-cell table:number-columns-repeated="16359"/>
        </table:table-row>
        <table:table-row table:style-name="ro1">
          <table:table-cell office:value-type="string" table:style-name="ce6">
            <text:p>ud</text:p>
          </table:table-cell>
          <table:table-cell office:value-type="float" office:value="-7943.5817999999999" table:style-name="ce5">
            <text:p>-7943.5818</text:p>
          </table:table-cell>
          <table:table-cell office:value-type="float" office:value="-8818.0990000000002" table:style-name="ce5">
            <text:p>-8818.099</text:p>
          </table:table-cell>
          <table:table-cell office:value-type="float" office:value="-9750.7394999999997" table:style-name="ce5">
            <text:p>-9750.7395</text:p>
          </table:table-cell>
          <table:table-cell office:value-type="float" office:value="-10717.6235" table:style-name="ce5">
            <text:p>-10717.6235</text:p>
          </table:table-cell>
          <table:table-cell office:value-type="float" office:value="-11630.5615" table:style-name="ce5">
            <text:p>-11630.5615</text:p>
          </table:table-cell>
          <table:table-cell office:value-type="float" office:value="-12141.013499999999" table:style-name="ce5">
            <text:p>-12141.0135</text:p>
          </table:table-cell>
          <table:table-cell office:value-type="float" office:value="-11868.915499999999" table:style-name="ce5">
            <text:p>-11868.9155</text:p>
          </table:table-cell>
          <table:table-cell office:value-type="float" office:value="-13523.610199999999" table:style-name="ce5">
            <text:p>-13523.6102</text:p>
          </table:table-cell>
          <table:table-cell office:value-type="float" office:value="-12138.678099999999" table:style-name="ce5">
            <text:p>-12138.6781</text:p>
          </table:table-cell>
          <table:table-cell office:value-type="float" office:value="-18845.87645" table:style-name="ce5">
            <text:p>-18845.87645</text:p>
          </table:table-cell>
          <table:table-cell office:value-type="float" office:value="-18405.7372" table:style-name="ce5">
            <text:p>-18405.7372</text:p>
          </table:table-cell>
          <table:table-cell office:value-type="float" office:value="-17745.051599999999" table:style-name="ce5">
            <text:p>-17745.0516</text:p>
          </table:table-cell>
          <table:table-cell office:value-type="float" office:value="-16253.289000000001" table:style-name="ce5">
            <text:p>-16253.289</text:p>
          </table:table-cell>
          <table:table-cell office:value-type="float" office:value="-15416.84965" table:style-name="ce5">
            <text:p>-15416.84965</text:p>
          </table:table-cell>
          <table:table-cell office:value-type="float" office:value="-14737.388499999999" table:style-name="ce5">
            <text:p>-14737.3885</text:p>
          </table:table-cell>
          <table:table-cell office:value-type="float" office:value="-13895.559499999999" table:style-name="ce5">
            <text:p>-13895.5595</text:p>
          </table:table-cell>
          <table:table-cell office:value-type="float" office:value="-13346.7539" table:style-name="ce5">
            <text:p>-13346.7539</text:p>
          </table:table-cell>
          <table:table-cell office:value-type="float" office:value="-12716.868700000001" table:style-name="ce5">
            <text:p>-12716.8687</text:p>
          </table:table-cell>
          <table:table-cell office:value-type="float" office:value="-7594.6321500000004" table:style-name="ce5">
            <text:p>-7594.63215</text:p>
          </table:table-cell>
          <table:table-cell office:value-type="float" office:value="-7769.1271999999999" table:style-name="ce5">
            <text:p>-7769.1272</text:p>
          </table:table-cell>
          <table:table-cell office:value-type="float" office:value="-8204.0972000000002" table:style-name="ce5">
            <text:p>-8204.0972</text:p>
          </table:table-cell>
          <table:table-cell office:value-type="float" office:value="-8805.6819500000001" table:style-name="ce5">
            <text:p>-8805.68195</text:p>
          </table:table-cell>
          <table:table-cell office:value-type="float" office:value="-6636.7269999999999" table:style-name="ce5">
            <text:p>-6636.727</text:p>
          </table:table-cell>
          <table:table-cell office:value-type="float" office:value="-7387.1907000000001" table:style-name="ce5">
            <text:p>-7387.1907</text:p>
          </table:table-cell>
          <table:table-cell table:number-columns-repeated="16359"/>
        </table:table-row>
        <table:table-row table:style-name="ro1">
          <table:table-cell office:value-type="string" table:style-name="ce6">
            <text:p>od</text:p>
          </table:table-cell>
          <table:table-cell office:value-type="float" office:value="7642.07845" table:style-name="ce5">
            <text:p>7642.07845</text:p>
          </table:table-cell>
          <table:table-cell office:value-type="float" office:value="8473.5838999999996" table:style-name="ce5">
            <text:p>8473.5839</text:p>
          </table:table-cell>
          <table:table-cell office:value-type="float" office:value="9346.2147499999992" table:style-name="ce5">
            <text:p>9346.21475</text:p>
          </table:table-cell>
          <table:table-cell office:value-type="float" office:value="10253.92245" table:style-name="ce5">
            <text:p>10253.92245</text:p>
          </table:table-cell>
          <table:table-cell office:value-type="float" office:value="11125.90235" table:style-name="ce5">
            <text:p>11125.90235</text:p>
          </table:table-cell>
          <table:table-cell office:value-type="float" office:value="11606.9629" table:style-name="ce5">
            <text:p>11606.9629</text:p>
          </table:table-cell>
          <table:table-cell office:value-type="float" office:value="11340.2323" table:style-name="ce5">
            <text:p>11340.2323</text:p>
          </table:table-cell>
          <table:table-cell office:value-type="float" office:value="13004.763999999999" table:style-name="ce5">
            <text:p>13004.764</text:p>
          </table:table-cell>
          <table:table-cell office:value-type="float" office:value="11695.7646" table:style-name="ce5">
            <text:p>11695.7646</text:p>
          </table:table-cell>
          <table:table-cell office:value-type="float" office:value="14002.80465" table:style-name="ce5">
            <text:p>14002.80465</text:p>
          </table:table-cell>
          <table:table-cell office:value-type="float" office:value="13909.1625" table:style-name="ce5">
            <text:p>13909.1625</text:p>
          </table:table-cell>
          <table:table-cell office:value-type="float" office:value="13598.9923" table:style-name="ce5">
            <text:p>13598.9923</text:p>
          </table:table-cell>
          <table:table-cell office:value-type="float" office:value="12590.545249999999" table:style-name="ce5">
            <text:p>12590.54525</text:p>
          </table:table-cell>
          <table:table-cell office:value-type="float" office:value="12123.8259" table:style-name="ce5">
            <text:p>12123.8259</text:p>
          </table:table-cell>
          <table:table-cell office:value-type="float" office:value="11685.9347" table:style-name="ce5">
            <text:p>11685.9347</text:p>
          </table:table-cell>
          <table:table-cell office:value-type="float" office:value="11110.734" table:style-name="ce5">
            <text:p>11110.734</text:p>
          </table:table-cell>
          <table:table-cell office:value-type="float" office:value="10789.36095" table:style-name="ce5">
            <text:p>10789.36095</text:p>
          </table:table-cell>
          <table:table-cell office:value-type="float" office:value="10401.260749999999" table:style-name="ce5">
            <text:p>10401.26075</text:p>
          </table:table-cell>
          <table:table-cell office:value-type="float" office:value="7503.3950000000004" table:style-name="ce5">
            <text:p>7503.395</text:p>
          </table:table-cell>
          <table:table-cell office:value-type="float" office:value="7693.0834999999997" table:style-name="ce5">
            <text:p>7693.0835</text:p>
          </table:table-cell>
          <table:table-cell office:value-type="float" office:value="8152.5185000000001" table:style-name="ce5">
            <text:p>8152.5185</text:p>
          </table:table-cell>
          <table:table-cell office:value-type="float" office:value="8773.2985000000008" table:style-name="ce5">
            <text:p>8773.2985</text:p>
          </table:table-cell>
          <table:table-cell office:value-type="float" office:value="6392.3838999999998" table:style-name="ce5">
            <text:p>6392.3839</text:p>
          </table:table-cell>
          <table:table-cell office:value-type="float" office:value="7115.67" table:style-name="ce5">
            <text:p>7115.6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load</text:p>
          </table:table-cell>
          <table:table-cell office:value-type="float" office:value="3866.2474999999999" table:style-name="ce5">
            <text:p>3866.2475</text:p>
          </table:table-cell>
          <table:table-cell office:value-type="float" office:value="3722.2667499999998" table:style-name="ce5">
            <text:p>3722.26675</text:p>
          </table:table-cell>
          <table:table-cell office:value-type="float" office:value="3311.1549500000001" table:style-name="ce5">
            <text:p>3311.15495</text:p>
          </table:table-cell>
          <table:table-cell office:value-type="float" office:value="3036.2891" table:style-name="ce5">
            <text:p>3036.2891</text:p>
          </table:table-cell>
          <table:table-cell office:value-type="float" office:value="2953.38735" table:style-name="ce5">
            <text:p>2953.38735</text:p>
          </table:table-cell>
          <table:table-cell office:value-type="float" office:value="2861.4592499999999" table:style-name="ce5">
            <text:p>2861.45925</text:p>
          </table:table-cell>
          <table:table-cell office:value-type="float" office:value="2886.3593999999998" table:style-name="ce5">
            <text:p>2886.3594</text:p>
          </table:table-cell>
          <table:table-cell office:value-type="float" office:value="585.29790000000003" table:style-name="ce5">
            <text:p>585.2979</text:p>
          </table:table-cell>
          <table:table-cell office:value-type="float" office:value="567.47900000000004" table:style-name="ce5">
            <text:p>567.479</text:p>
          </table:table-cell>
          <table:table-cell office:value-type="float" office:value="766.73540000000003" table:style-name="ce5">
            <text:p>766.7354</text:p>
          </table:table-cell>
          <table:table-cell office:value-type="float" office:value="650.03409999999997" table:style-name="ce5">
            <text:p>650.0341</text:p>
          </table:table-cell>
          <table:table-cell office:value-type="float" office:value="581.55849999999998" table:style-name="ce5">
            <text:p>581.5585</text:p>
          </table:table-cell>
          <table:table-cell office:value-type="float" office:value="655.69560000000001" table:style-name="ce5">
            <text:p>655.6956</text:p>
          </table:table-cell>
          <table:table-cell office:value-type="float" office:value="766.07280000000003" table:style-name="ce5">
            <text:p>766.0728</text:p>
          </table:table-cell>
          <table:table-cell office:value-type="float" office:value="775.69489999999996" table:style-name="ce5">
            <text:p>775.6949</text:p>
          </table:table-cell>
          <table:table-cell office:value-type="float" office:value="766.37284999999997" table:style-name="ce5">
            <text:p>766.37285</text:p>
          </table:table-cell>
          <table:table-cell office:value-type="float" office:value="881.42200000000003" table:style-name="ce5">
            <text:p>881.422</text:p>
          </table:table-cell>
          <table:table-cell office:value-type="float" office:value="807.96704999999997" table:style-name="ce5">
            <text:p>807.96705</text:p>
          </table:table-cell>
          <table:table-cell office:value-type="float" office:value="733.91885000000002" table:style-name="ce5">
            <text:p>733.91885</text:p>
          </table:table-cell>
          <table:table-cell office:value-type="float" office:value="906.45934999999997" table:style-name="ce5">
            <text:p>906.45935</text:p>
          </table:table-cell>
          <table:table-cell office:value-type="float" office:value="929.01909999999998" table:style-name="ce5">
            <text:p>929.0191</text:p>
          </table:table-cell>
          <table:table-cell office:value-type="float" office:value="892.28129999999999" table:style-name="ce5">
            <text:p>892.2813</text:p>
          </table:table-cell>
          <table:table-cell office:value-type="float" office:value="3717.5454500000001" table:style-name="ce5">
            <text:p>3717.54545</text:p>
          </table:table-cell>
          <table:table-cell office:value-type="float" office:value="3909.8060999999998" table:style-name="ce5">
            <text:p>3909.8061</text:p>
          </table:table-cell>
          <table:table-cell table:number-columns-repeated="16359"/>
        </table:table-row>
        <table:table-row table:number-rows-repeated="1048572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P_Profiles_Load_SU" table:style-name="ta1">
        <table:table-column table:style-name="co1" table:number-columns-repeated="16384" table:default-cell-style-name="ce1"/>
        <table:table-row table:style-name="ro1">
          <table:table-cell office:value-type="string" table:style-name="ce6">
            <text:p>Bus</text:p>
          </table:table-cell>
          <table:table-cell office:value-type="string" table:style-name="ce6">
            <text:p>t1</text:p>
          </table:table-cell>
          <table:table-cell office:value-type="string" table:style-name="ce6">
            <text:p>t2</text:p>
          </table:table-cell>
          <table:table-cell office:value-type="string" table:style-name="ce6">
            <text:p>t3</text:p>
          </table:table-cell>
          <table:table-cell office:value-type="string" table:style-name="ce6">
            <text:p>t4</text:p>
          </table:table-cell>
          <table:table-cell office:value-type="string" table:style-name="ce6">
            <text:p>t5</text:p>
          </table:table-cell>
          <table:table-cell office:value-type="string" table:style-name="ce6">
            <text:p>t6</text:p>
          </table:table-cell>
          <table:table-cell office:value-type="string" table:style-name="ce6">
            <text:p>t7</text:p>
          </table:table-cell>
          <table:table-cell office:value-type="string" table:style-name="ce6">
            <text:p>t8</text:p>
          </table:table-cell>
          <table:table-cell office:value-type="string" table:style-name="ce6">
            <text:p>t9</text:p>
          </table:table-cell>
          <table:table-cell office:value-type="string" table:style-name="ce6">
            <text:p>t10</text:p>
          </table:table-cell>
          <table:table-cell office:value-type="string" table:style-name="ce6">
            <text:p>t11</text:p>
          </table:table-cell>
          <table:table-cell office:value-type="string" table:style-name="ce6">
            <text:p>t12</text:p>
          </table:table-cell>
          <table:table-cell office:value-type="string" table:style-name="ce6">
            <text:p>t13</text:p>
          </table:table-cell>
          <table:table-cell office:value-type="string" table:style-name="ce6">
            <text:p>t14</text:p>
          </table:table-cell>
          <table:table-cell office:value-type="string" table:style-name="ce6">
            <text:p>t15</text:p>
          </table:table-cell>
          <table:table-cell office:value-type="string" table:style-name="ce6">
            <text:p>t16</text:p>
          </table:table-cell>
          <table:table-cell office:value-type="string" table:style-name="ce6">
            <text:p>t17</text:p>
          </table:table-cell>
          <table:table-cell office:value-type="string" table:style-name="ce6">
            <text:p>t18</text:p>
          </table:table-cell>
          <table:table-cell office:value-type="string" table:style-name="ce6">
            <text:p>t19</text:p>
          </table:table-cell>
          <table:table-cell office:value-type="string" table:style-name="ce6">
            <text:p>t20</text:p>
          </table:table-cell>
          <table:table-cell office:value-type="string" table:style-name="ce6">
            <text:p>t21</text:p>
          </table:table-cell>
          <table:table-cell office:value-type="string" table:style-name="ce6">
            <text:p>t22</text:p>
          </table:table-cell>
          <table:table-cell office:value-type="string" table:style-name="ce6">
            <text:p>t23</text:p>
          </table:table-cell>
          <table:table-cell office:value-type="string" table:style-name="ce6">
            <text:p>t24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31900000000000001" table:style-name="ce8">
            <text:p>0.319</text:p>
          </table:table-cell>
          <table:table-cell office:value-type="float" office:value="0.30399999999999999" table:style-name="ce8">
            <text:p>0.304</text:p>
          </table:table-cell>
          <table:table-cell office:value-type="float" office:value="0.29499999999999998" table:style-name="ce8">
            <text:p>0.295</text:p>
          </table:table-cell>
          <table:table-cell office:value-type="float" office:value="0.28899999999999998" table:style-name="ce8">
            <text:p>0.289</text:p>
          </table:table-cell>
          <table:table-cell office:value-type="float" office:value="0.28599999999999998" table:style-name="ce8">
            <text:p>0.286</text:p>
          </table:table-cell>
          <table:table-cell office:value-type="float" office:value="0.28699999999999998" table:style-name="ce8">
            <text:p>0.287</text:p>
          </table:table-cell>
          <table:table-cell office:value-type="float" office:value="0.29199999999999998" table:style-name="ce8">
            <text:p>0.292</text:p>
          </table:table-cell>
          <table:table-cell office:value-type="float" office:value="0.32300000000000001" table:style-name="ce8">
            <text:p>0.323</text:p>
          </table:table-cell>
          <table:table-cell office:value-type="float" office:value="3.0419999999999998" table:style-name="ce8">
            <text:p>3.042</text:p>
          </table:table-cell>
          <table:table-cell office:value-type="float" office:value="3.2130000000000001" table:style-name="ce8">
            <text:p>3.213</text:p>
          </table:table-cell>
          <table:table-cell office:value-type="float" office:value="3.2949999999999999" table:style-name="ce8">
            <text:p>3.295</text:p>
          </table:table-cell>
          <table:table-cell office:value-type="float" office:value="3.387" table:style-name="ce8">
            <text:p>3.387</text:p>
          </table:table-cell>
          <table:table-cell office:value-type="float" office:value="3.33" table:style-name="ce8">
            <text:p>3.33</text:p>
          </table:table-cell>
          <table:table-cell office:value-type="float" office:value="3.323" table:style-name="ce8">
            <text:p>3.323</text:p>
          </table:table-cell>
          <table:table-cell office:value-type="float" office:value="3.4260000000000002" table:style-name="ce8">
            <text:p>3.426</text:p>
          </table:table-cell>
          <table:table-cell office:value-type="float" office:value="3.4769999999999999" table:style-name="ce8">
            <text:p>3.477</text:p>
          </table:table-cell>
          <table:table-cell office:value-type="float" office:value="3.4790000000000001" table:style-name="ce8">
            <text:p>3.479</text:p>
          </table:table-cell>
          <table:table-cell office:value-type="float" office:value="3.4220000000000002" table:style-name="ce8">
            <text:p>3.422</text:p>
          </table:table-cell>
          <table:table-cell office:value-type="float" office:value="3.3450000000000002" table:style-name="ce8">
            <text:p>3.345</text:p>
          </table:table-cell>
          <table:table-cell office:value-type="float" office:value="3.363" table:style-name="ce8">
            <text:p>3.363</text:p>
          </table:table-cell>
          <table:table-cell office:value-type="float" office:value="3.3079999999999998" table:style-name="ce8">
            <text:p>3.308</text:p>
          </table:table-cell>
          <table:table-cell office:value-type="float" office:value="3.3540000000000001" table:style-name="ce8">
            <text:p>3.354</text:p>
          </table:table-cell>
          <table:table-cell office:value-type="float" office:value="0.39300000000000002" table:style-name="ce8">
            <text:p>0.393</text:p>
          </table:table-cell>
          <table:table-cell office:value-type="float" office:value="0.36099999999999999" table:style-name="ce8">
            <text:p>0.361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79700000000000004" table:style-name="ce8">
            <text:p>0.797</text:p>
          </table:table-cell>
          <table:table-cell office:value-type="float" office:value="0.76" table:style-name="ce8">
            <text:p>0.76</text:p>
          </table:table-cell>
          <table:table-cell office:value-type="float" office:value="0.73699999999999999" table:style-name="ce8">
            <text:p>0.737</text:p>
          </table:table-cell>
          <table:table-cell office:value-type="float" office:value="0.72199999999999998" table:style-name="ce8">
            <text:p>0.722</text:p>
          </table:table-cell>
          <table:table-cell office:value-type="float" office:value="0.71399999999999997" table:style-name="ce8">
            <text:p>0.714</text:p>
          </table:table-cell>
          <table:table-cell office:value-type="float" office:value="0.71699999999999997" table:style-name="ce8">
            <text:p>0.717</text:p>
          </table:table-cell>
          <table:table-cell office:value-type="float" office:value="0.72899999999999998" table:style-name="ce8">
            <text:p>0.729</text:p>
          </table:table-cell>
          <table:table-cell office:value-type="float" office:value="0.80900000000000005" table:style-name="ce8">
            <text:p>0.809</text:p>
          </table:table-cell>
          <table:table-cell office:value-type="float" office:value="5.476" table:style-name="ce8">
            <text:p>5.476</text:p>
          </table:table-cell>
          <table:table-cell office:value-type="float" office:value="5.7839999999999998" table:style-name="ce8">
            <text:p>5.784</text:p>
          </table:table-cell>
          <table:table-cell office:value-type="float" office:value="5.931" table:style-name="ce8">
            <text:p>5.931</text:p>
          </table:table-cell>
          <table:table-cell office:value-type="float" office:value="6.0960000000000001" table:style-name="ce8">
            <text:p>6.096</text:p>
          </table:table-cell>
          <table:table-cell office:value-type="float" office:value="5.9939999999999998" table:style-name="ce8">
            <text:p>5.994</text:p>
          </table:table-cell>
          <table:table-cell office:value-type="float" office:value="5.9820000000000002" table:style-name="ce8">
            <text:p>5.982</text:p>
          </table:table-cell>
          <table:table-cell office:value-type="float" office:value="6.1660000000000004" table:style-name="ce8">
            <text:p>6.166</text:p>
          </table:table-cell>
          <table:table-cell office:value-type="float" office:value="6.2590000000000003" table:style-name="ce8">
            <text:p>6.259</text:p>
          </table:table-cell>
          <table:table-cell office:value-type="float" office:value="6.2619999999999996" table:style-name="ce8">
            <text:p>6.262</text:p>
          </table:table-cell>
          <table:table-cell office:value-type="float" office:value="6.1589999999999998" table:style-name="ce8">
            <text:p>6.159</text:p>
          </table:table-cell>
          <table:table-cell office:value-type="float" office:value="6.0209999999999999" table:style-name="ce8">
            <text:p>6.021</text:p>
          </table:table-cell>
          <table:table-cell office:value-type="float" office:value="6.0529999999999999" table:style-name="ce8">
            <text:p>6.053</text:p>
          </table:table-cell>
          <table:table-cell office:value-type="float" office:value="5.9550000000000001" table:style-name="ce8">
            <text:p>5.955</text:p>
          </table:table-cell>
          <table:table-cell office:value-type="float" office:value="6.0369999999999999" table:style-name="ce8">
            <text:p>6.037</text:p>
          </table:table-cell>
          <table:table-cell office:value-type="float" office:value="0.98299999999999998" table:style-name="ce8">
            <text:p>0.983</text:p>
          </table:table-cell>
          <table:table-cell office:value-type="float" office:value="0.90400000000000003" table:style-name="ce8">
            <text:p>0.904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31900000000000001" table:style-name="ce8">
            <text:p>0.319</text:p>
          </table:table-cell>
          <table:table-cell office:value-type="float" office:value="0.30399999999999999" table:style-name="ce8">
            <text:p>0.304</text:p>
          </table:table-cell>
          <table:table-cell office:value-type="float" office:value="0.29499999999999998" table:style-name="ce8">
            <text:p>0.295</text:p>
          </table:table-cell>
          <table:table-cell office:value-type="float" office:value="0.28899999999999998" table:style-name="ce8">
            <text:p>0.289</text:p>
          </table:table-cell>
          <table:table-cell office:value-type="float" office:value="0.28599999999999998" table:style-name="ce8">
            <text:p>0.286</text:p>
          </table:table-cell>
          <table:table-cell office:value-type="float" office:value="0.28699999999999998" table:style-name="ce8">
            <text:p>0.287</text:p>
          </table:table-cell>
          <table:table-cell office:value-type="float" office:value="0.29199999999999998" table:style-name="ce8">
            <text:p>0.292</text:p>
          </table:table-cell>
          <table:table-cell office:value-type="float" office:value="0.32300000000000001" table:style-name="ce8">
            <text:p>0.323</text:p>
          </table:table-cell>
          <table:table-cell office:value-type="float" office:value="3.0419999999999998" table:style-name="ce8">
            <text:p>3.042</text:p>
          </table:table-cell>
          <table:table-cell office:value-type="float" office:value="3.2130000000000001" table:style-name="ce8">
            <text:p>3.213</text:p>
          </table:table-cell>
          <table:table-cell office:value-type="float" office:value="3.2949999999999999" table:style-name="ce8">
            <text:p>3.295</text:p>
          </table:table-cell>
          <table:table-cell office:value-type="float" office:value="3.387" table:style-name="ce8">
            <text:p>3.387</text:p>
          </table:table-cell>
          <table:table-cell office:value-type="float" office:value="3.33" table:style-name="ce8">
            <text:p>3.33</text:p>
          </table:table-cell>
          <table:table-cell office:value-type="float" office:value="3.323" table:style-name="ce8">
            <text:p>3.323</text:p>
          </table:table-cell>
          <table:table-cell office:value-type="float" office:value="3.4260000000000002" table:style-name="ce8">
            <text:p>3.426</text:p>
          </table:table-cell>
          <table:table-cell office:value-type="float" office:value="3.4769999999999999" table:style-name="ce8">
            <text:p>3.477</text:p>
          </table:table-cell>
          <table:table-cell office:value-type="float" office:value="3.4790000000000001" table:style-name="ce8">
            <text:p>3.479</text:p>
          </table:table-cell>
          <table:table-cell office:value-type="float" office:value="3.4220000000000002" table:style-name="ce8">
            <text:p>3.422</text:p>
          </table:table-cell>
          <table:table-cell office:value-type="float" office:value="3.3450000000000002" table:style-name="ce8">
            <text:p>3.345</text:p>
          </table:table-cell>
          <table:table-cell office:value-type="float" office:value="3.363" table:style-name="ce8">
            <text:p>3.363</text:p>
          </table:table-cell>
          <table:table-cell office:value-type="float" office:value="3.3079999999999998" table:style-name="ce8">
            <text:p>3.308</text:p>
          </table:table-cell>
          <table:table-cell office:value-type="float" office:value="3.3540000000000001" table:style-name="ce8">
            <text:p>3.354</text:p>
          </table:table-cell>
          <table:table-cell office:value-type="float" office:value="0.39300000000000002" table:style-name="ce8">
            <text:p>0.393</text:p>
          </table:table-cell>
          <table:table-cell office:value-type="float" office:value="0.36099999999999999" table:style-name="ce8">
            <text:p>0.361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31900000000000001" table:style-name="ce8">
            <text:p>0.319</text:p>
          </table:table-cell>
          <table:table-cell office:value-type="float" office:value="0.30399999999999999" table:style-name="ce8">
            <text:p>0.304</text:p>
          </table:table-cell>
          <table:table-cell office:value-type="float" office:value="0.29499999999999998" table:style-name="ce8">
            <text:p>0.295</text:p>
          </table:table-cell>
          <table:table-cell office:value-type="float" office:value="0.28899999999999998" table:style-name="ce8">
            <text:p>0.289</text:p>
          </table:table-cell>
          <table:table-cell office:value-type="float" office:value="0.28599999999999998" table:style-name="ce8">
            <text:p>0.286</text:p>
          </table:table-cell>
          <table:table-cell office:value-type="float" office:value="0.28699999999999998" table:style-name="ce8">
            <text:p>0.287</text:p>
          </table:table-cell>
          <table:table-cell office:value-type="float" office:value="0.29199999999999998" table:style-name="ce8">
            <text:p>0.292</text:p>
          </table:table-cell>
          <table:table-cell office:value-type="float" office:value="0.32300000000000001" table:style-name="ce8">
            <text:p>0.323</text:p>
          </table:table-cell>
          <table:table-cell office:value-type="float" office:value="3.0419999999999998" table:style-name="ce8">
            <text:p>3.042</text:p>
          </table:table-cell>
          <table:table-cell office:value-type="float" office:value="3.2130000000000001" table:style-name="ce8">
            <text:p>3.213</text:p>
          </table:table-cell>
          <table:table-cell office:value-type="float" office:value="3.2949999999999999" table:style-name="ce8">
            <text:p>3.295</text:p>
          </table:table-cell>
          <table:table-cell office:value-type="float" office:value="3.387" table:style-name="ce8">
            <text:p>3.387</text:p>
          </table:table-cell>
          <table:table-cell office:value-type="float" office:value="3.33" table:style-name="ce8">
            <text:p>3.33</text:p>
          </table:table-cell>
          <table:table-cell office:value-type="float" office:value="3.323" table:style-name="ce8">
            <text:p>3.323</text:p>
          </table:table-cell>
          <table:table-cell office:value-type="float" office:value="3.4260000000000002" table:style-name="ce8">
            <text:p>3.426</text:p>
          </table:table-cell>
          <table:table-cell office:value-type="float" office:value="3.4769999999999999" table:style-name="ce8">
            <text:p>3.477</text:p>
          </table:table-cell>
          <table:table-cell office:value-type="float" office:value="3.4790000000000001" table:style-name="ce8">
            <text:p>3.479</text:p>
          </table:table-cell>
          <table:table-cell office:value-type="float" office:value="3.4220000000000002" table:style-name="ce8">
            <text:p>3.422</text:p>
          </table:table-cell>
          <table:table-cell office:value-type="float" office:value="3.3450000000000002" table:style-name="ce8">
            <text:p>3.345</text:p>
          </table:table-cell>
          <table:table-cell office:value-type="float" office:value="3.363" table:style-name="ce8">
            <text:p>3.363</text:p>
          </table:table-cell>
          <table:table-cell office:value-type="float" office:value="3.3079999999999998" table:style-name="ce8">
            <text:p>3.308</text:p>
          </table:table-cell>
          <table:table-cell office:value-type="float" office:value="3.3540000000000001" table:style-name="ce8">
            <text:p>3.354</text:p>
          </table:table-cell>
          <table:table-cell office:value-type="float" office:value="0.39300000000000002" table:style-name="ce8">
            <text:p>0.393</text:p>
          </table:table-cell>
          <table:table-cell office:value-type="float" office:value="0.36099999999999999" table:style-name="ce8">
            <text:p>0.361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31900000000000001" table:style-name="ce8">
            <text:p>0.319</text:p>
          </table:table-cell>
          <table:table-cell office:value-type="float" office:value="0.30399999999999999" table:style-name="ce8">
            <text:p>0.304</text:p>
          </table:table-cell>
          <table:table-cell office:value-type="float" office:value="0.29499999999999998" table:style-name="ce8">
            <text:p>0.295</text:p>
          </table:table-cell>
          <table:table-cell office:value-type="float" office:value="0.28899999999999998" table:style-name="ce8">
            <text:p>0.289</text:p>
          </table:table-cell>
          <table:table-cell office:value-type="float" office:value="0.28599999999999998" table:style-name="ce8">
            <text:p>0.286</text:p>
          </table:table-cell>
          <table:table-cell office:value-type="float" office:value="0.28699999999999998" table:style-name="ce8">
            <text:p>0.287</text:p>
          </table:table-cell>
          <table:table-cell office:value-type="float" office:value="0.29199999999999998" table:style-name="ce8">
            <text:p>0.292</text:p>
          </table:table-cell>
          <table:table-cell office:value-type="float" office:value="0.32300000000000001" table:style-name="ce8">
            <text:p>0.323</text:p>
          </table:table-cell>
          <table:table-cell office:value-type="float" office:value="2.173" table:style-name="ce8">
            <text:p>2.173</text:p>
          </table:table-cell>
          <table:table-cell office:value-type="float" office:value="2.2949999999999999" table:style-name="ce8">
            <text:p>2.295</text:p>
          </table:table-cell>
          <table:table-cell office:value-type="float" office:value="2.3540000000000001" table:style-name="ce8">
            <text:p>2.354</text:p>
          </table:table-cell>
          <table:table-cell office:value-type="float" office:value="2.419" table:style-name="ce8">
            <text:p>2.419</text:p>
          </table:table-cell>
          <table:table-cell office:value-type="float" office:value="2.3780000000000001" table:style-name="ce8">
            <text:p>2.378</text:p>
          </table:table-cell>
          <table:table-cell office:value-type="float" office:value="2.3740000000000001" table:style-name="ce8">
            <text:p>2.374</text:p>
          </table:table-cell>
          <table:table-cell office:value-type="float" office:value="2.4470000000000001" table:style-name="ce8">
            <text:p>2.447</text:p>
          </table:table-cell>
          <table:table-cell office:value-type="float" office:value="2.484" table:style-name="ce8">
            <text:p>2.484</text:p>
          </table:table-cell>
          <table:table-cell office:value-type="float" office:value="2.4849999999999999" table:style-name="ce8">
            <text:p>2.485</text:p>
          </table:table-cell>
          <table:table-cell office:value-type="float" office:value="2.444" table:style-name="ce8">
            <text:p>2.444</text:p>
          </table:table-cell>
          <table:table-cell office:value-type="float" office:value="2.3889999999999998" table:style-name="ce8">
            <text:p>2.389</text:p>
          </table:table-cell>
          <table:table-cell office:value-type="float" office:value="2.4020000000000001" table:style-name="ce8">
            <text:p>2.402</text:p>
          </table:table-cell>
          <table:table-cell office:value-type="float" office:value="2.363" table:style-name="ce8">
            <text:p>2.363</text:p>
          </table:table-cell>
          <table:table-cell office:value-type="float" office:value="2.395" table:style-name="ce8">
            <text:p>2.395</text:p>
          </table:table-cell>
          <table:table-cell office:value-type="float" office:value="0.39300000000000002" table:style-name="ce8">
            <text:p>0.393</text:p>
          </table:table-cell>
          <table:table-cell office:value-type="float" office:value="0.36099999999999999" table:style-name="ce8">
            <text:p>0.361</text:p>
          </table:table-cell>
          <table:table-cell table:number-columns-repeated="1635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0.31900000000000001" table:style-name="ce8">
            <text:p>0.319</text:p>
          </table:table-cell>
          <table:table-cell office:value-type="float" office:value="0.30399999999999999" table:style-name="ce8">
            <text:p>0.304</text:p>
          </table:table-cell>
          <table:table-cell office:value-type="float" office:value="0.29499999999999998" table:style-name="ce8">
            <text:p>0.295</text:p>
          </table:table-cell>
          <table:table-cell office:value-type="float" office:value="0.28899999999999998" table:style-name="ce8">
            <text:p>0.289</text:p>
          </table:table-cell>
          <table:table-cell office:value-type="float" office:value="0.28599999999999998" table:style-name="ce8">
            <text:p>0.286</text:p>
          </table:table-cell>
          <table:table-cell office:value-type="float" office:value="0.28699999999999998" table:style-name="ce8">
            <text:p>0.287</text:p>
          </table:table-cell>
          <table:table-cell office:value-type="float" office:value="0.29199999999999998" table:style-name="ce8">
            <text:p>0.292</text:p>
          </table:table-cell>
          <table:table-cell office:value-type="float" office:value="0.32300000000000001" table:style-name="ce8">
            <text:p>0.323</text:p>
          </table:table-cell>
          <table:table-cell office:value-type="float" office:value="1.7390000000000001" table:style-name="ce8">
            <text:p>1.739</text:p>
          </table:table-cell>
          <table:table-cell office:value-type="float" office:value="1.8360000000000001" table:style-name="ce8">
            <text:p>1.836</text:p>
          </table:table-cell>
          <table:table-cell office:value-type="float" office:value="1.883" table:style-name="ce8">
            <text:p>1.883</text:p>
          </table:table-cell>
          <table:table-cell office:value-type="float" office:value="1.9350000000000001" table:style-name="ce8">
            <text:p>1.935</text:p>
          </table:table-cell>
          <table:table-cell office:value-type="float" office:value="1.903" table:style-name="ce8">
            <text:p>1.903</text:p>
          </table:table-cell>
          <table:table-cell office:value-type="float" office:value="1.899" table:style-name="ce8">
            <text:p>1.899</text:p>
          </table:table-cell>
          <table:table-cell office:value-type="float" office:value="1.9570000000000001" table:style-name="ce8">
            <text:p>1.957</text:p>
          </table:table-cell>
          <table:table-cell office:value-type="float" office:value="1.9870000000000001" table:style-name="ce8">
            <text:p>1.987</text:p>
          </table:table-cell>
          <table:table-cell office:value-type="float" office:value="1.988" table:style-name="ce8">
            <text:p>1.988</text:p>
          </table:table-cell>
          <table:table-cell office:value-type="float" office:value="1.9550000000000001" table:style-name="ce8">
            <text:p>1.955</text:p>
          </table:table-cell>
          <table:table-cell office:value-type="float" office:value="1.911" table:style-name="ce8">
            <text:p>1.911</text:p>
          </table:table-cell>
          <table:table-cell office:value-type="float" office:value="1.9219999999999999" table:style-name="ce8">
            <text:p>1.922</text:p>
          </table:table-cell>
          <table:table-cell office:value-type="float" office:value="1.89" table:style-name="ce8">
            <text:p>1.89</text:p>
          </table:table-cell>
          <table:table-cell office:value-type="float" office:value="1.9159999999999999" table:style-name="ce8">
            <text:p>1.916</text:p>
          </table:table-cell>
          <table:table-cell office:value-type="float" office:value="0.39300000000000002" table:style-name="ce8">
            <text:p>0.393</text:p>
          </table:table-cell>
          <table:table-cell office:value-type="float" office:value="0.36099999999999999" table:style-name="ce8">
            <text:p>0.361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6.779" table:style-name="ce8">
            <text:p>26.779</text:p>
          </table:table-cell>
          <table:table-cell office:value-type="float" office:value="25.541" table:style-name="ce8">
            <text:p>25.541</text:p>
          </table:table-cell>
          <table:table-cell office:value-type="float" office:value="24.753" table:style-name="ce8">
            <text:p>24.753</text:p>
          </table:table-cell>
          <table:table-cell office:value-type="float" office:value="24.257000000000001" table:style-name="ce8">
            <text:p>24.257</text:p>
          </table:table-cell>
          <table:table-cell office:value-type="float" office:value="23.99" table:style-name="ce8">
            <text:p>23.99</text:p>
          </table:table-cell>
          <table:table-cell office:value-type="float" office:value="24.082999999999998" table:style-name="ce8">
            <text:p>24.083</text:p>
          </table:table-cell>
          <table:table-cell office:value-type="float" office:value="24.486000000000001" table:style-name="ce8">
            <text:p>24.486</text:p>
          </table:table-cell>
          <table:table-cell office:value-type="float" office:value="27.166" table:style-name="ce8">
            <text:p>27.166</text:p>
          </table:table-cell>
          <table:table-cell office:value-type="float" office:value="31.815000000000001" table:style-name="ce8">
            <text:p>31.815</text:p>
          </table:table-cell>
          <table:table-cell office:value-type="float" office:value="33.600999999999999" table:style-name="ce8">
            <text:p>33.601</text:p>
          </table:table-cell>
          <table:table-cell office:value-type="float" office:value="34.456000000000003" table:style-name="ce8">
            <text:p>34.456</text:p>
          </table:table-cell>
          <table:table-cell office:value-type="float" office:value="35.414000000000001" table:style-name="ce8">
            <text:p>35.414</text:p>
          </table:table-cell>
          <table:table-cell office:value-type="float" office:value="34.820999999999998" table:style-name="ce8">
            <text:p>34.821</text:p>
          </table:table-cell>
          <table:table-cell office:value-type="float" office:value="34.752000000000002" table:style-name="ce8">
            <text:p>34.752</text:p>
          </table:table-cell>
          <table:table-cell office:value-type="float" office:value="35.822000000000003" table:style-name="ce8">
            <text:p>35.822</text:p>
          </table:table-cell>
          <table:table-cell office:value-type="float" office:value="36.363999999999997" table:style-name="ce8">
            <text:p>36.364</text:p>
          </table:table-cell>
          <table:table-cell office:value-type="float" office:value="36.377000000000002" table:style-name="ce8">
            <text:p>36.377</text:p>
          </table:table-cell>
          <table:table-cell office:value-type="float" office:value="35.783000000000001" table:style-name="ce8">
            <text:p>35.783</text:p>
          </table:table-cell>
          <table:table-cell office:value-type="float" office:value="34.976999999999997" table:style-name="ce8">
            <text:p>34.977</text:p>
          </table:table-cell>
          <table:table-cell office:value-type="float" office:value="35.165999999999997" table:style-name="ce8">
            <text:p>35.166</text:p>
          </table:table-cell>
          <table:table-cell office:value-type="float" office:value="34.594000000000001" table:style-name="ce8">
            <text:p>34.594</text:p>
          </table:table-cell>
          <table:table-cell office:value-type="float" office:value="35.07" table:style-name="ce8">
            <text:p>35.07</text:p>
          </table:table-cell>
          <table:table-cell office:value-type="float" office:value="33.027999999999999" table:style-name="ce8">
            <text:p>33.028</text:p>
          </table:table-cell>
          <table:table-cell office:value-type="float" office:value="30.363" table:style-name="ce8">
            <text:p>30.363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61.952" table:style-name="ce8">
            <text:p>161.952</text:p>
          </table:table-cell>
          <table:table-cell office:value-type="float" office:value="154.465" table:style-name="ce8">
            <text:p>154.465</text:p>
          </table:table-cell>
          <table:table-cell office:value-type="float" office:value="149.69800000000001" table:style-name="ce8">
            <text:p>149.698</text:p>
          </table:table-cell>
          <table:table-cell office:value-type="float" office:value="146.696" table:style-name="ce8">
            <text:p>146.696</text:p>
          </table:table-cell>
          <table:table-cell office:value-type="float" office:value="145.084" table:style-name="ce8">
            <text:p>145.084</text:p>
          </table:table-cell>
          <table:table-cell office:value-type="float" office:value="145.64400000000001" table:style-name="ce8">
            <text:p>145.644</text:p>
          </table:table-cell>
          <table:table-cell office:value-type="float" office:value="148.08199999999999" table:style-name="ce8">
            <text:p>148.082</text:p>
          </table:table-cell>
          <table:table-cell office:value-type="float" office:value="164.28800000000001" table:style-name="ce8">
            <text:p>164.288</text:p>
          </table:table-cell>
          <table:table-cell office:value-type="float" office:value="175.67599999999999" table:style-name="ce8">
            <text:p>175.676</text:p>
          </table:table-cell>
          <table:table-cell office:value-type="float" office:value="185.53899999999999" table:style-name="ce8">
            <text:p>185.539</text:p>
          </table:table-cell>
          <table:table-cell office:value-type="float" office:value="190.261" table:style-name="ce8">
            <text:p>190.261</text:p>
          </table:table-cell>
          <table:table-cell office:value-type="float" office:value="195.553" table:style-name="ce8">
            <text:p>195.553</text:p>
          </table:table-cell>
          <table:table-cell office:value-type="float" office:value="192.27799999999999" table:style-name="ce8">
            <text:p>192.278</text:p>
          </table:table-cell>
          <table:table-cell office:value-type="float" office:value="191.89400000000001" table:style-name="ce8">
            <text:p>191.894</text:p>
          </table:table-cell>
          <table:table-cell office:value-type="float" office:value="197.80099999999999" table:style-name="ce8">
            <text:p>197.801</text:p>
          </table:table-cell>
          <table:table-cell office:value-type="float" office:value="200.79599999999999" table:style-name="ce8">
            <text:p>200.796</text:p>
          </table:table-cell>
          <table:table-cell office:value-type="float" office:value="200.869" table:style-name="ce8">
            <text:p>200.869</text:p>
          </table:table-cell>
          <table:table-cell office:value-type="float" office:value="197.589" table:style-name="ce8">
            <text:p>197.589</text:p>
          </table:table-cell>
          <table:table-cell office:value-type="float" office:value="193.137" table:style-name="ce8">
            <text:p>193.137</text:p>
          </table:table-cell>
          <table:table-cell office:value-type="float" office:value="194.18" table:style-name="ce8">
            <text:p>194.18</text:p>
          </table:table-cell>
          <table:table-cell office:value-type="float" office:value="191.02199999999999" table:style-name="ce8">
            <text:p>191.022</text:p>
          </table:table-cell>
          <table:table-cell office:value-type="float" office:value="193.65199999999999" table:style-name="ce8">
            <text:p>193.652</text:p>
          </table:table-cell>
          <table:table-cell office:value-type="float" office:value="199.74100000000001" table:style-name="ce8">
            <text:p>199.741</text:p>
          </table:table-cell>
          <table:table-cell office:value-type="float" office:value="183.626" table:style-name="ce8">
            <text:p>183.626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17.798" table:style-name="ce8">
            <text:p>117.798</text:p>
          </table:table-cell>
          <table:table-cell office:value-type="float" office:value="112.352" table:style-name="ce8">
            <text:p>112.352</text:p>
          </table:table-cell>
          <table:table-cell office:value-type="float" office:value="108.88500000000001" table:style-name="ce8">
            <text:p>108.885</text:p>
          </table:table-cell>
          <table:table-cell office:value-type="float" office:value="106.70099999999999" table:style-name="ce8">
            <text:p>106.701</text:p>
          </table:table-cell>
          <table:table-cell office:value-type="float" office:value="105.529" table:style-name="ce8">
            <text:p>105.529</text:p>
          </table:table-cell>
          <table:table-cell office:value-type="float" office:value="105.93600000000001" table:style-name="ce8">
            <text:p>105.936</text:p>
          </table:table-cell>
          <table:table-cell office:value-type="float" office:value="107.71" table:style-name="ce8">
            <text:p>107.71</text:p>
          </table:table-cell>
          <table:table-cell office:value-type="float" office:value="119.497" table:style-name="ce8">
            <text:p>119.497</text:p>
          </table:table-cell>
          <table:table-cell office:value-type="float" office:value="138.82" table:style-name="ce8">
            <text:p>138.82</text:p>
          </table:table-cell>
          <table:table-cell office:value-type="float" office:value="146.614" table:style-name="ce8">
            <text:p>146.614</text:p>
          </table:table-cell>
          <table:table-cell office:value-type="float" office:value="150.345" table:style-name="ce8">
            <text:p>150.345</text:p>
          </table:table-cell>
          <table:table-cell office:value-type="float" office:value="154.52699999999999" table:style-name="ce8">
            <text:p>154.527</text:p>
          </table:table-cell>
          <table:table-cell office:value-type="float" office:value="151.93799999999999" table:style-name="ce8">
            <text:p>151.938</text:p>
          </table:table-cell>
          <table:table-cell office:value-type="float" office:value="151.63499999999999" table:style-name="ce8">
            <text:p>151.635</text:p>
          </table:table-cell>
          <table:table-cell office:value-type="float" office:value="156.303" table:style-name="ce8">
            <text:p>156.303</text:p>
          </table:table-cell>
          <table:table-cell office:value-type="float" office:value="158.66900000000001" table:style-name="ce8">
            <text:p>158.669</text:p>
          </table:table-cell>
          <table:table-cell office:value-type="float" office:value="158.727" table:style-name="ce8">
            <text:p>158.727</text:p>
          </table:table-cell>
          <table:table-cell office:value-type="float" office:value="156.13499999999999" table:style-name="ce8">
            <text:p>156.135</text:p>
          </table:table-cell>
          <table:table-cell office:value-type="float" office:value="152.61699999999999" table:style-name="ce8">
            <text:p>152.617</text:p>
          </table:table-cell>
          <table:table-cell office:value-type="float" office:value="153.44200000000001" table:style-name="ce8">
            <text:p>153.442</text:p>
          </table:table-cell>
          <table:table-cell office:value-type="float" office:value="150.946" table:style-name="ce8">
            <text:p>150.946</text:p>
          </table:table-cell>
          <table:table-cell office:value-type="float" office:value="153.024" table:style-name="ce8">
            <text:p>153.024</text:p>
          </table:table-cell>
          <table:table-cell office:value-type="float" office:value="145.28399999999999" table:style-name="ce8">
            <text:p>145.284</text:p>
          </table:table-cell>
          <table:table-cell office:value-type="float" office:value="133.56200000000001" table:style-name="ce8">
            <text:p>133.562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84.322999999999993" table:style-name="ce8">
            <text:p>84.323</text:p>
          </table:table-cell>
          <table:table-cell office:value-type="float" office:value="80.424999999999997" table:style-name="ce8">
            <text:p>80.425</text:p>
          </table:table-cell>
          <table:table-cell office:value-type="float" office:value="77.942999999999998" table:style-name="ce8">
            <text:p>77.943</text:p>
          </table:table-cell>
          <table:table-cell office:value-type="float" office:value="76.38" table:style-name="ce8">
            <text:p>76.38</text:p>
          </table:table-cell>
          <table:table-cell office:value-type="float" office:value="75.540999999999997" table:style-name="ce8">
            <text:p>75.541</text:p>
          </table:table-cell>
          <table:table-cell office:value-type="float" office:value="75.831999999999994" table:style-name="ce8">
            <text:p>75.832</text:p>
          </table:table-cell>
          <table:table-cell office:value-type="float" office:value="77.102000000000004" table:style-name="ce8">
            <text:p>77.102</text:p>
          </table:table-cell>
          <table:table-cell office:value-type="float" office:value="85.54" table:style-name="ce8">
            <text:p>85.54</text:p>
          </table:table-cell>
          <table:table-cell office:value-type="float" office:value="101.79" table:style-name="ce8">
            <text:p>101.79</text:p>
          </table:table-cell>
          <table:table-cell office:value-type="float" office:value="107.504" table:style-name="ce8">
            <text:p>107.504</text:p>
          </table:table-cell>
          <table:table-cell office:value-type="float" office:value="110.24" table:style-name="ce8">
            <text:p>110.24</text:p>
          </table:table-cell>
          <table:table-cell office:value-type="float" office:value="113.307" table:style-name="ce8">
            <text:p>113.307</text:p>
          </table:table-cell>
          <table:table-cell office:value-type="float" office:value="111.40900000000001" table:style-name="ce8">
            <text:p>111.409</text:p>
          </table:table-cell>
          <table:table-cell office:value-type="float" office:value="111.187" table:style-name="ce8">
            <text:p>111.187</text:p>
          </table:table-cell>
          <table:table-cell office:value-type="float" office:value="114.60899999999999" table:style-name="ce8">
            <text:p>114.609</text:p>
          </table:table-cell>
          <table:table-cell office:value-type="float" office:value="116.34399999999999" table:style-name="ce8">
            <text:p>116.344</text:p>
          </table:table-cell>
          <table:table-cell office:value-type="float" office:value="116.387" table:style-name="ce8">
            <text:p>116.387</text:p>
          </table:table-cell>
          <table:table-cell office:value-type="float" office:value="114.486" table:style-name="ce8">
            <text:p>114.486</text:p>
          </table:table-cell>
          <table:table-cell office:value-type="float" office:value="111.907" table:style-name="ce8">
            <text:p>111.907</text:p>
          </table:table-cell>
          <table:table-cell office:value-type="float" office:value="112.511" table:style-name="ce8">
            <text:p>112.511</text:p>
          </table:table-cell>
          <table:table-cell office:value-type="float" office:value="110.681" table:style-name="ce8">
            <text:p>110.681</text:p>
          </table:table-cell>
          <table:table-cell office:value-type="float" office:value="112.205" table:style-name="ce8">
            <text:p>112.205</text:p>
          </table:table-cell>
          <table:table-cell office:value-type="float" office:value="103.999" table:style-name="ce8">
            <text:p>103.999</text:p>
          </table:table-cell>
          <table:table-cell office:value-type="float" office:value="95.608000000000004" table:style-name="ce8">
            <text:p>95.608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25.39400000000001" table:style-name="ce8">
            <text:p>225.394</text:p>
          </table:table-cell>
          <table:table-cell office:value-type="float" office:value="214.97300000000001" table:style-name="ce8">
            <text:p>214.973</text:p>
          </table:table-cell>
          <table:table-cell office:value-type="float" office:value="208.34" table:style-name="ce8">
            <text:p>208.34</text:p>
          </table:table-cell>
          <table:table-cell office:value-type="float" office:value="204.161" table:style-name="ce8">
            <text:p>204.161</text:p>
          </table:table-cell>
          <table:table-cell office:value-type="float" office:value="201.91800000000001" table:style-name="ce8">
            <text:p>201.918</text:p>
          </table:table-cell>
          <table:table-cell office:value-type="float" office:value="202.697" table:style-name="ce8">
            <text:p>202.697</text:p>
          </table:table-cell>
          <table:table-cell office:value-type="float" office:value="206.09100000000001" table:style-name="ce8">
            <text:p>206.091</text:p>
          </table:table-cell>
          <table:table-cell office:value-type="float" office:value="228.64500000000001" table:style-name="ce8">
            <text:p>228.645</text:p>
          </table:table-cell>
          <table:table-cell office:value-type="float" office:value="210.012" table:style-name="ce8">
            <text:p>210.012</text:p>
          </table:table-cell>
          <table:table-cell office:value-type="float" office:value="221.80199999999999" table:style-name="ce8">
            <text:p>221.802</text:p>
          </table:table-cell>
          <table:table-cell office:value-type="float" office:value="227.447" table:style-name="ce8">
            <text:p>227.447</text:p>
          </table:table-cell>
          <table:table-cell office:value-type="float" office:value="233.773" table:style-name="ce8">
            <text:p>233.773</text:p>
          </table:table-cell>
          <table:table-cell office:value-type="float" office:value="229.858" table:style-name="ce8">
            <text:p>229.858</text:p>
          </table:table-cell>
          <table:table-cell office:value-type="float" office:value="229.4" table:style-name="ce8">
            <text:p>229.4</text:p>
          </table:table-cell>
          <table:table-cell office:value-type="float" office:value="236.46100000000001" table:style-name="ce8">
            <text:p>236.461</text:p>
          </table:table-cell>
          <table:table-cell office:value-type="float" office:value="240.041" table:style-name="ce8">
            <text:p>240.041</text:p>
          </table:table-cell>
          <table:table-cell office:value-type="float" office:value="240.12799999999999" table:style-name="ce8">
            <text:p>240.128</text:p>
          </table:table-cell>
          <table:table-cell office:value-type="float" office:value="236.20699999999999" table:style-name="ce8">
            <text:p>236.207</text:p>
          </table:table-cell>
          <table:table-cell office:value-type="float" office:value="230.88499999999999" table:style-name="ce8">
            <text:p>230.885</text:p>
          </table:table-cell>
          <table:table-cell office:value-type="float" office:value="232.13200000000001" table:style-name="ce8">
            <text:p>232.132</text:p>
          </table:table-cell>
          <table:table-cell office:value-type="float" office:value="228.35599999999999" table:style-name="ce8">
            <text:p>228.356</text:p>
          </table:table-cell>
          <table:table-cell office:value-type="float" office:value="231.501" table:style-name="ce8">
            <text:p>231.501</text:p>
          </table:table-cell>
          <table:table-cell office:value-type="float" office:value="277.98500000000001" table:style-name="ce8">
            <text:p>277.985</text:p>
          </table:table-cell>
          <table:table-cell office:value-type="float" office:value="255.55799999999999" table:style-name="ce8">
            <text:p>255.558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00.264" table:style-name="ce8">
            <text:p>100.264</text:p>
          </table:table-cell>
          <table:table-cell office:value-type="float" office:value="95.628" table:style-name="ce8">
            <text:p>95.628</text:p>
          </table:table-cell>
          <table:table-cell office:value-type="float" office:value="92.677000000000007" table:style-name="ce8">
            <text:p>92.677</text:p>
          </table:table-cell>
          <table:table-cell office:value-type="float" office:value="90.819000000000003" table:style-name="ce8">
            <text:p>90.819</text:p>
          </table:table-cell>
          <table:table-cell office:value-type="float" office:value="89.820999999999998" table:style-name="ce8">
            <text:p>89.821</text:p>
          </table:table-cell>
          <table:table-cell office:value-type="float" office:value="90.167000000000002" table:style-name="ce8">
            <text:p>90.167</text:p>
          </table:table-cell>
          <table:table-cell office:value-type="float" office:value="91.677000000000007" table:style-name="ce8">
            <text:p>91.677</text:p>
          </table:table-cell>
          <table:table-cell office:value-type="float" office:value="101.71" table:style-name="ce8">
            <text:p>101.71</text:p>
          </table:table-cell>
          <table:table-cell office:value-type="float" office:value="79.971000000000004" table:style-name="ce8">
            <text:p>79.971</text:p>
          </table:table-cell>
          <table:table-cell office:value-type="float" office:value="84.460999999999999" table:style-name="ce8">
            <text:p>84.461</text:p>
          </table:table-cell>
          <table:table-cell office:value-type="float" office:value="86.611000000000004" table:style-name="ce8">
            <text:p>86.611</text:p>
          </table:table-cell>
          <table:table-cell office:value-type="float" office:value="89.02" table:style-name="ce8">
            <text:p>89.02</text:p>
          </table:table-cell>
          <table:table-cell office:value-type="float" office:value="87.528999999999996" table:style-name="ce8">
            <text:p>87.529</text:p>
          </table:table-cell>
          <table:table-cell office:value-type="float" office:value="87.353999999999999" table:style-name="ce8">
            <text:p>87.354</text:p>
          </table:table-cell>
          <table:table-cell office:value-type="float" office:value="90.043000000000006" table:style-name="ce8">
            <text:p>90.043</text:p>
          </table:table-cell>
          <table:table-cell office:value-type="float" office:value="91.406000000000006" table:style-name="ce8">
            <text:p>91.406</text:p>
          </table:table-cell>
          <table:table-cell office:value-type="float" office:value="91.438999999999993" table:style-name="ce8">
            <text:p>91.439</text:p>
          </table:table-cell>
          <table:table-cell office:value-type="float" office:value="89.945999999999998" table:style-name="ce8">
            <text:p>89.946</text:p>
          </table:table-cell>
          <table:table-cell office:value-type="float" office:value="87.92" table:style-name="ce8">
            <text:p>87.92</text:p>
          </table:table-cell>
          <table:table-cell office:value-type="float" office:value="88.394999999999996" table:style-name="ce8">
            <text:p>88.395</text:p>
          </table:table-cell>
          <table:table-cell office:value-type="float" office:value="86.956999999999994" table:style-name="ce8">
            <text:p>86.957</text:p>
          </table:table-cell>
          <table:table-cell office:value-type="float" office:value="88.153999999999996" table:style-name="ce8">
            <text:p>88.154</text:p>
          </table:table-cell>
          <table:table-cell office:value-type="float" office:value="123.658" table:style-name="ce8">
            <text:p>123.658</text:p>
          </table:table-cell>
          <table:table-cell office:value-type="float" office:value="113.682" table:style-name="ce8">
            <text:p>113.682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24.652" table:style-name="ce8">
            <text:p>124.652</text:p>
          </table:table-cell>
          <table:table-cell office:value-type="float" office:value="118.889" table:style-name="ce8">
            <text:p>118.889</text:p>
          </table:table-cell>
          <table:table-cell office:value-type="float" office:value="115.22" table:style-name="ce8">
            <text:p>115.22</text:p>
          </table:table-cell>
          <table:table-cell office:value-type="float" office:value="112.91" table:style-name="ce8">
            <text:p>112.91</text:p>
          </table:table-cell>
          <table:table-cell office:value-type="float" office:value="111.669" table:style-name="ce8">
            <text:p>111.669</text:p>
          </table:table-cell>
          <table:table-cell office:value-type="float" office:value="112.1" table:style-name="ce8">
            <text:p>112.1</text:p>
          </table:table-cell>
          <table:table-cell office:value-type="float" office:value="113.977" table:style-name="ce8">
            <text:p>113.977</text:p>
          </table:table-cell>
          <table:table-cell office:value-type="float" office:value="126.45" table:style-name="ce8">
            <text:p>126.45</text:p>
          </table:table-cell>
          <table:table-cell office:value-type="float" office:value="136.64699999999999" table:style-name="ce8">
            <text:p>136.647</text:p>
          </table:table-cell>
          <table:table-cell office:value-type="float" office:value="144.31800000000001" table:style-name="ce8">
            <text:p>144.318</text:p>
          </table:table-cell>
          <table:table-cell office:value-type="float" office:value="147.99100000000001" table:style-name="ce8">
            <text:p>147.991</text:p>
          </table:table-cell>
          <table:table-cell office:value-type="float" office:value="152.108" table:style-name="ce8">
            <text:p>152.108</text:p>
          </table:table-cell>
          <table:table-cell office:value-type="float" office:value="149.56" table:style-name="ce8">
            <text:p>149.56</text:p>
          </table:table-cell>
          <table:table-cell office:value-type="float" office:value="149.262" table:style-name="ce8">
            <text:p>149.262</text:p>
          </table:table-cell>
          <table:table-cell office:value-type="float" office:value="153.85599999999999" table:style-name="ce8">
            <text:p>153.856</text:p>
          </table:table-cell>
          <table:table-cell office:value-type="float" office:value="156.18600000000001" table:style-name="ce8">
            <text:p>156.186</text:p>
          </table:table-cell>
          <table:table-cell office:value-type="float" office:value="156.24199999999999" table:style-name="ce8">
            <text:p>156.242</text:p>
          </table:table-cell>
          <table:table-cell office:value-type="float" office:value="153.691" table:style-name="ce8">
            <text:p>153.691</text:p>
          </table:table-cell>
          <table:table-cell office:value-type="float" office:value="150.22800000000001" table:style-name="ce8">
            <text:p>150.228</text:p>
          </table:table-cell>
          <table:table-cell office:value-type="float" office:value="151.04" table:style-name="ce8">
            <text:p>151.04</text:p>
          </table:table-cell>
          <table:table-cell office:value-type="float" office:value="148.583" table:style-name="ce8">
            <text:p>148.583</text:p>
          </table:table-cell>
          <table:table-cell office:value-type="float" office:value="150.62899999999999" table:style-name="ce8">
            <text:p>150.629</text:p>
          </table:table-cell>
          <table:table-cell office:value-type="float" office:value="153.73699999999999" table:style-name="ce8">
            <text:p>153.737</text:p>
          </table:table-cell>
          <table:table-cell office:value-type="float" office:value="141.334" table:style-name="ce8">
            <text:p>141.334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8.331" table:style-name="ce8">
            <text:p>18.331</text:p>
          </table:table-cell>
          <table:table-cell office:value-type="float" office:value="17.484000000000002" table:style-name="ce8">
            <text:p>17.484</text:p>
          </table:table-cell>
          <table:table-cell office:value-type="float" office:value="16.943999999999999" table:style-name="ce8">
            <text:p>16.944</text:p>
          </table:table-cell>
          <table:table-cell office:value-type="float" office:value="16.603999999999999" table:style-name="ce8">
            <text:p>16.604</text:p>
          </table:table-cell>
          <table:table-cell office:value-type="float" office:value="16.422000000000001" table:style-name="ce8">
            <text:p>16.422</text:p>
          </table:table-cell>
          <table:table-cell office:value-type="float" office:value="16.484999999999999" table:style-name="ce8">
            <text:p>16.485</text:p>
          </table:table-cell>
          <table:table-cell office:value-type="float" office:value="16.760999999999999" table:style-name="ce8">
            <text:p>16.761</text:p>
          </table:table-cell>
          <table:table-cell office:value-type="float" office:value="18.596" table:style-name="ce8">
            <text:p>18.596</text:p>
          </table:table-cell>
          <table:table-cell office:value-type="float" office:value="19.731999999999999" table:style-name="ce8">
            <text:p>19.732</text:p>
          </table:table-cell>
          <table:table-cell office:value-type="float" office:value="20.84" table:style-name="ce8">
            <text:p>20.84</text:p>
          </table:table-cell>
          <table:table-cell office:value-type="float" office:value="21.37" table:style-name="ce8">
            <text:p>21.37</text:p>
          </table:table-cell>
          <table:table-cell office:value-type="float" office:value="21.965" table:style-name="ce8">
            <text:p>21.965</text:p>
          </table:table-cell>
          <table:table-cell office:value-type="float" office:value="21.597000000000001" table:style-name="ce8">
            <text:p>21.597</text:p>
          </table:table-cell>
          <table:table-cell office:value-type="float" office:value="21.553999999999998" table:style-name="ce8">
            <text:p>21.554</text:p>
          </table:table-cell>
          <table:table-cell office:value-type="float" office:value="22.216999999999999" table:style-name="ce8">
            <text:p>22.217</text:p>
          </table:table-cell>
          <table:table-cell office:value-type="float" office:value="22.553999999999998" table:style-name="ce8">
            <text:p>22.554</text:p>
          </table:table-cell>
          <table:table-cell office:value-type="float" office:value="22.562000000000001" table:style-name="ce8">
            <text:p>22.562</text:p>
          </table:table-cell>
          <table:table-cell office:value-type="float" office:value="22.193000000000001" table:style-name="ce8">
            <text:p>22.193</text:p>
          </table:table-cell>
          <table:table-cell office:value-type="float" office:value="21.693000000000001" table:style-name="ce8">
            <text:p>21.693</text:p>
          </table:table-cell>
          <table:table-cell office:value-type="float" office:value="21.81" table:style-name="ce8">
            <text:p>21.81</text:p>
          </table:table-cell>
          <table:table-cell office:value-type="float" office:value="21.456" table:style-name="ce8">
            <text:p>21.456</text:p>
          </table:table-cell>
          <table:table-cell office:value-type="float" office:value="21.751000000000001" table:style-name="ce8">
            <text:p>21.751</text:p>
          </table:table-cell>
          <table:table-cell office:value-type="float" office:value="22.608000000000001" table:style-name="ce8">
            <text:p>22.608</text:p>
          </table:table-cell>
          <table:table-cell office:value-type="float" office:value="20.783999999999999" table:style-name="ce8">
            <text:p>20.784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08.816" table:style-name="ce8">
            <text:p>208.816</text:p>
          </table:table-cell>
          <table:table-cell office:value-type="float" office:value="199.16200000000001" table:style-name="ce8">
            <text:p>199.162</text:p>
          </table:table-cell>
          <table:table-cell office:value-type="float" office:value="193.01599999999999" table:style-name="ce8">
            <text:p>193.016</text:p>
          </table:table-cell>
          <table:table-cell office:value-type="float" office:value="189.14500000000001" table:style-name="ce8">
            <text:p>189.145</text:p>
          </table:table-cell>
          <table:table-cell office:value-type="float" office:value="187.06700000000001" table:style-name="ce8">
            <text:p>187.067</text:p>
          </table:table-cell>
          <table:table-cell office:value-type="float" office:value="187.78899999999999" table:style-name="ce8">
            <text:p>187.789</text:p>
          </table:table-cell>
          <table:table-cell office:value-type="float" office:value="190.93299999999999" table:style-name="ce8">
            <text:p>190.933</text:p>
          </table:table-cell>
          <table:table-cell office:value-type="float" office:value="211.828" table:style-name="ce8">
            <text:p>211.828</text:p>
          </table:table-cell>
          <table:table-cell office:value-type="float" office:value="228.005" table:style-name="ce8">
            <text:p>228.005</text:p>
          </table:table-cell>
          <table:table-cell office:value-type="float" office:value="240.80600000000001" table:style-name="ce8">
            <text:p>240.806</text:p>
          </table:table-cell>
          <table:table-cell office:value-type="float" office:value="246.935" table:style-name="ce8">
            <text:p>246.935</text:p>
          </table:table-cell>
          <table:table-cell office:value-type="float" office:value="253.803" table:style-name="ce8">
            <text:p>253.803</text:p>
          </table:table-cell>
          <table:table-cell office:value-type="float" office:value="249.55199999999999" table:style-name="ce8">
            <text:p>249.552</text:p>
          </table:table-cell>
          <table:table-cell office:value-type="float" office:value="249.054" table:style-name="ce8">
            <text:p>249.054</text:p>
          </table:table-cell>
          <table:table-cell office:value-type="float" office:value="256.721" table:style-name="ce8">
            <text:p>256.721</text:p>
          </table:table-cell>
          <table:table-cell office:value-type="float" office:value="260.60700000000003" table:style-name="ce8">
            <text:p>260.607</text:p>
          </table:table-cell>
          <table:table-cell office:value-type="float" office:value="260.702" table:style-name="ce8">
            <text:p>260.702</text:p>
          </table:table-cell>
          <table:table-cell office:value-type="float" office:value="256.44499999999999" table:style-name="ce8">
            <text:p>256.445</text:p>
          </table:table-cell>
          <table:table-cell office:value-type="float" office:value="250.667" table:style-name="ce8">
            <text:p>250.667</text:p>
          </table:table-cell>
          <table:table-cell office:value-type="float" office:value="252.02099999999999" table:style-name="ce8">
            <text:p>252.021</text:p>
          </table:table-cell>
          <table:table-cell office:value-type="float" office:value="247.922" table:style-name="ce8">
            <text:p>247.922</text:p>
          </table:table-cell>
          <table:table-cell office:value-type="float" office:value="251.33500000000001" table:style-name="ce8">
            <text:p>251.335</text:p>
          </table:table-cell>
          <table:table-cell office:value-type="float" office:value="257.53899999999999" table:style-name="ce8">
            <text:p>257.539</text:p>
          </table:table-cell>
          <table:table-cell office:value-type="float" office:value="236.761" table:style-name="ce8">
            <text:p>236.761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42.72" table:style-name="ce8">
            <text:p>42.72</text:p>
          </table:table-cell>
          <table:table-cell office:value-type="float" office:value="40.744999999999997" table:style-name="ce8">
            <text:p>40.745</text:p>
          </table:table-cell>
          <table:table-cell office:value-type="float" office:value="39.487000000000002" table:style-name="ce8">
            <text:p>39.487</text:p>
          </table:table-cell>
          <table:table-cell office:value-type="float" office:value="38.695" table:style-name="ce8">
            <text:p>38.695</text:p>
          </table:table-cell>
          <table:table-cell office:value-type="float" office:value="38.270000000000003" table:style-name="ce8">
            <text:p>38.27</text:p>
          </table:table-cell>
          <table:table-cell office:value-type="float" office:value="38.417999999999999" table:style-name="ce8">
            <text:p>38.418</text:p>
          </table:table-cell>
          <table:table-cell office:value-type="float" office:value="39.061" table:style-name="ce8">
            <text:p>39.061</text:p>
          </table:table-cell>
          <table:table-cell office:value-type="float" office:value="43.335999999999999" table:style-name="ce8">
            <text:p>43.336</text:p>
          </table:table-cell>
          <table:table-cell office:value-type="float" office:value="47.027000000000001" table:style-name="ce8">
            <text:p>47.027</text:p>
          </table:table-cell>
          <table:table-cell office:value-type="float" office:value="49.667000000000002" table:style-name="ce8">
            <text:p>49.667</text:p>
          </table:table-cell>
          <table:table-cell office:value-type="float" office:value="50.930999999999997" table:style-name="ce8">
            <text:p>50.931</text:p>
          </table:table-cell>
          <table:table-cell office:value-type="float" office:value="52.347000000000001" table:style-name="ce8">
            <text:p>52.347</text:p>
          </table:table-cell>
          <table:table-cell office:value-type="float" office:value="51.470999999999997" table:style-name="ce8">
            <text:p>51.471</text:p>
          </table:table-cell>
          <table:table-cell office:value-type="float" office:value="51.368000000000002" table:style-name="ce8">
            <text:p>51.368</text:p>
          </table:table-cell>
          <table:table-cell office:value-type="float" office:value="52.948999999999998" table:style-name="ce8">
            <text:p>52.949</text:p>
          </table:table-cell>
          <table:table-cell office:value-type="float" office:value="53.750999999999998" table:style-name="ce8">
            <text:p>53.751</text:p>
          </table:table-cell>
          <table:table-cell office:value-type="float" office:value="53.77" table:style-name="ce8">
            <text:p>53.77</text:p>
          </table:table-cell>
          <table:table-cell office:value-type="float" office:value="52.892000000000003" table:style-name="ce8">
            <text:p>52.892</text:p>
          </table:table-cell>
          <table:table-cell office:value-type="float" office:value="51.701000000000001" table:style-name="ce8">
            <text:p>51.701</text:p>
          </table:table-cell>
          <table:table-cell office:value-type="float" office:value="51.98" table:style-name="ce8">
            <text:p>51.98</text:p>
          </table:table-cell>
          <table:table-cell office:value-type="float" office:value="51.134" table:style-name="ce8">
            <text:p>51.134</text:p>
          </table:table-cell>
          <table:table-cell office:value-type="float" office:value="51.838999999999999" table:style-name="ce8">
            <text:p>51.839</text:p>
          </table:table-cell>
          <table:table-cell office:value-type="float" office:value="52.686999999999998" table:style-name="ce8">
            <text:p>52.687</text:p>
          </table:table-cell>
          <table:table-cell office:value-type="float" office:value="48.436999999999998" table:style-name="ce8">
            <text:p>48.437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71.89" table:style-name="ce8">
            <text:p>71.89</text:p>
          </table:table-cell>
          <table:table-cell office:value-type="float" office:value="68.566999999999993" table:style-name="ce8">
            <text:p>68.567</text:p>
          </table:table-cell>
          <table:table-cell office:value-type="float" office:value="66.450999999999993" table:style-name="ce8">
            <text:p>66.451</text:p>
          </table:table-cell>
          <table:table-cell office:value-type="float" office:value="65.117999999999995" table:style-name="ce8">
            <text:p>65.118</text:p>
          </table:table-cell>
          <table:table-cell office:value-type="float" office:value="64.402000000000001" table:style-name="ce8">
            <text:p>64.402</text:p>
          </table:table-cell>
          <table:table-cell office:value-type="float" office:value="64.650999999999996" table:style-name="ce8">
            <text:p>64.651</text:p>
          </table:table-cell>
          <table:table-cell office:value-type="float" office:value="65.733000000000004" table:style-name="ce8">
            <text:p>65.733</text:p>
          </table:table-cell>
          <table:table-cell office:value-type="float" office:value="72.927000000000007" table:style-name="ce8">
            <text:p>72.927</text:p>
          </table:table-cell>
          <table:table-cell office:value-type="float" office:value="76.754999999999995" table:style-name="ce8">
            <text:p>76.755</text:p>
          </table:table-cell>
          <table:table-cell office:value-type="float" office:value="81.063999999999993" table:style-name="ce8">
            <text:p>81.064</text:p>
          </table:table-cell>
          <table:table-cell office:value-type="float" office:value="83.126999999999995" table:style-name="ce8">
            <text:p>83.127</text:p>
          </table:table-cell>
          <table:table-cell office:value-type="float" office:value="85.44" table:style-name="ce8">
            <text:p>85.44</text:p>
          </table:table-cell>
          <table:table-cell office:value-type="float" office:value="84.009" table:style-name="ce8">
            <text:p>84.009</text:p>
          </table:table-cell>
          <table:table-cell office:value-type="float" office:value="83.840999999999994" table:style-name="ce8">
            <text:p>83.841</text:p>
          </table:table-cell>
          <table:table-cell office:value-type="float" office:value="86.421999999999997" table:style-name="ce8">
            <text:p>86.422</text:p>
          </table:table-cell>
          <table:table-cell office:value-type="float" office:value="87.73" table:style-name="ce8">
            <text:p>87.73</text:p>
          </table:table-cell>
          <table:table-cell office:value-type="float" office:value="87.762" table:style-name="ce8">
            <text:p>87.762</text:p>
          </table:table-cell>
          <table:table-cell office:value-type="float" office:value="86.328999999999994" table:style-name="ce8">
            <text:p>86.329</text:p>
          </table:table-cell>
          <table:table-cell office:value-type="float" office:value="84.384" table:style-name="ce8">
            <text:p>84.384</text:p>
          </table:table-cell>
          <table:table-cell office:value-type="float" office:value="84.84" table:style-name="ce8">
            <text:p>84.84</text:p>
          </table:table-cell>
          <table:table-cell office:value-type="float" office:value="83.46" table:style-name="ce8">
            <text:p>83.46</text:p>
          </table:table-cell>
          <table:table-cell office:value-type="float" office:value="84.608999999999995" table:style-name="ce8">
            <text:p>84.609</text:p>
          </table:table-cell>
          <table:table-cell office:value-type="float" office:value="88.664000000000001" table:style-name="ce8">
            <text:p>88.664</text:p>
          </table:table-cell>
          <table:table-cell office:value-type="float" office:value="81.510999999999996" table:style-name="ce8">
            <text:p>81.511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35.49100000000001" table:style-name="ce8">
            <text:p>135.491</text:p>
          </table:table-cell>
          <table:table-cell office:value-type="float" office:value="129.227" table:style-name="ce8">
            <text:p>129.227</text:p>
          </table:table-cell>
          <table:table-cell office:value-type="float" office:value="125.239" table:style-name="ce8">
            <text:p>125.239</text:p>
          </table:table-cell>
          <table:table-cell office:value-type="float" office:value="122.72799999999999" table:style-name="ce8">
            <text:p>122.728</text:p>
          </table:table-cell>
          <table:table-cell office:value-type="float" office:value="121.379" table:style-name="ce8">
            <text:p>121.379</text:p>
          </table:table-cell>
          <table:table-cell office:value-type="float" office:value="121.848" table:style-name="ce8">
            <text:p>121.848</text:p>
          </table:table-cell>
          <table:table-cell office:value-type="float" office:value="123.88800000000001" table:style-name="ce8">
            <text:p>123.888</text:p>
          </table:table-cell>
          <table:table-cell office:value-type="float" office:value="137.446" table:style-name="ce8">
            <text:p>137.446</text:p>
          </table:table-cell>
          <table:table-cell office:value-type="float" office:value="155.33600000000001" table:style-name="ce8">
            <text:p>155.336</text:p>
          </table:table-cell>
          <table:table-cell office:value-type="float" office:value="164.05699999999999" table:style-name="ce8">
            <text:p>164.057</text:p>
          </table:table-cell>
          <table:table-cell office:value-type="float" office:value="168.232" table:style-name="ce8">
            <text:p>168.232</text:p>
          </table:table-cell>
          <table:table-cell office:value-type="float" office:value="172.911" table:style-name="ce8">
            <text:p>172.911</text:p>
          </table:table-cell>
          <table:table-cell office:value-type="float" office:value="170.01499999999999" table:style-name="ce8">
            <text:p>170.015</text:p>
          </table:table-cell>
          <table:table-cell office:value-type="float" office:value="169.67599999999999" table:style-name="ce8">
            <text:p>169.676</text:p>
          </table:table-cell>
          <table:table-cell office:value-type="float" office:value="174.899" table:style-name="ce8">
            <text:p>174.899</text:p>
          </table:table-cell>
          <table:table-cell office:value-type="float" office:value="177.547" table:style-name="ce8">
            <text:p>177.547</text:p>
          </table:table-cell>
          <table:table-cell office:value-type="float" office:value="177.61099999999999" table:style-name="ce8">
            <text:p>177.611</text:p>
          </table:table-cell>
          <table:table-cell office:value-type="float" office:value="174.71100000000001" table:style-name="ce8">
            <text:p>174.711</text:p>
          </table:table-cell>
          <table:table-cell office:value-type="float" office:value="170.77500000000001" table:style-name="ce8">
            <text:p>170.775</text:p>
          </table:table-cell>
          <table:table-cell office:value-type="float" office:value="171.697" table:style-name="ce8">
            <text:p>171.697</text:p>
          </table:table-cell>
          <table:table-cell office:value-type="float" office:value="168.904" table:style-name="ce8">
            <text:p>168.904</text:p>
          </table:table-cell>
          <table:table-cell office:value-type="float" office:value="171.23" table:style-name="ce8">
            <text:p>171.23</text:p>
          </table:table-cell>
          <table:table-cell office:value-type="float" office:value="167.10599999999999" table:style-name="ce8">
            <text:p>167.106</text:p>
          </table:table-cell>
          <table:table-cell office:value-type="float" office:value="153.624" table:style-name="ce8">
            <text:p>153.624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85.54300000000001" table:style-name="ce8">
            <text:p>185.543</text:p>
          </table:table-cell>
          <table:table-cell office:value-type="float" office:value="176.965" table:style-name="ce8">
            <text:p>176.965</text:p>
          </table:table-cell>
          <table:table-cell office:value-type="float" office:value="171.50399999999999" table:style-name="ce8">
            <text:p>171.504</text:p>
          </table:table-cell>
          <table:table-cell office:value-type="float" office:value="168.065" table:style-name="ce8">
            <text:p>168.065</text:p>
          </table:table-cell>
          <table:table-cell office:value-type="float" office:value="166.21799999999999" table:style-name="ce8">
            <text:p>166.218</text:p>
          </table:table-cell>
          <table:table-cell office:value-type="float" office:value="166.86" table:style-name="ce8">
            <text:p>166.86</text:p>
          </table:table-cell>
          <table:table-cell office:value-type="float" office:value="169.654" table:style-name="ce8">
            <text:p>169.654</text:p>
          </table:table-cell>
          <table:table-cell office:value-type="float" office:value="188.22" table:style-name="ce8">
            <text:p>188.22</text:p>
          </table:table-cell>
          <table:table-cell office:value-type="float" office:value="203.232" table:style-name="ce8">
            <text:p>203.232</text:p>
          </table:table-cell>
          <table:table-cell office:value-type="float" office:value="214.642" table:style-name="ce8">
            <text:p>214.642</text:p>
          </table:table-cell>
          <table:table-cell office:value-type="float" office:value="220.10400000000001" table:style-name="ce8">
            <text:p>220.104</text:p>
          </table:table-cell>
          <table:table-cell office:value-type="float" office:value="226.226" table:style-name="ce8">
            <text:p>226.226</text:p>
          </table:table-cell>
          <table:table-cell office:value-type="float" office:value="222.43700000000001" table:style-name="ce8">
            <text:p>222.437</text:p>
          </table:table-cell>
          <table:table-cell office:value-type="float" office:value="221.99299999999999" table:style-name="ce8">
            <text:p>221.993</text:p>
          </table:table-cell>
          <table:table-cell office:value-type="float" office:value="228.827" table:style-name="ce8">
            <text:p>228.827</text:p>
          </table:table-cell>
          <table:table-cell office:value-type="float" office:value="232.291" table:style-name="ce8">
            <text:p>232.291</text:p>
          </table:table-cell>
          <table:table-cell office:value-type="float" office:value="232.376" table:style-name="ce8">
            <text:p>232.376</text:p>
          </table:table-cell>
          <table:table-cell office:value-type="float" office:value="228.58099999999999" table:style-name="ce8">
            <text:p>228.581</text:p>
          </table:table-cell>
          <table:table-cell office:value-type="float" office:value="223.43100000000001" table:style-name="ce8">
            <text:p>223.431</text:p>
          </table:table-cell>
          <table:table-cell office:value-type="float" office:value="224.63800000000001" table:style-name="ce8">
            <text:p>224.638</text:p>
          </table:table-cell>
          <table:table-cell office:value-type="float" office:value="220.98400000000001" table:style-name="ce8">
            <text:p>220.984</text:p>
          </table:table-cell>
          <table:table-cell office:value-type="float" office:value="224.02699999999999" table:style-name="ce8">
            <text:p>224.027</text:p>
          </table:table-cell>
          <table:table-cell office:value-type="float" office:value="228.83699999999999" table:style-name="ce8">
            <text:p>228.837</text:p>
          </table:table-cell>
          <table:table-cell office:value-type="float" office:value="210.374" table:style-name="ce8">
            <text:p>210.374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27.202" table:style-name="ce8">
            <text:p>127.202</text:p>
          </table:table-cell>
          <table:table-cell office:value-type="float" office:value="121.322" table:style-name="ce8">
            <text:p>121.322</text:p>
          </table:table-cell>
          <table:table-cell office:value-type="float" office:value="117.578" table:style-name="ce8">
            <text:p>117.578</text:p>
          </table:table-cell>
          <table:table-cell office:value-type="float" office:value="115.22" table:style-name="ce8">
            <text:p>115.22</text:p>
          </table:table-cell>
          <table:table-cell office:value-type="float" office:value="113.95399999999999" table:style-name="ce8">
            <text:p>113.954</text:p>
          </table:table-cell>
          <table:table-cell office:value-type="float" office:value="114.39400000000001" table:style-name="ce8">
            <text:p>114.394</text:p>
          </table:table-cell>
          <table:table-cell office:value-type="float" office:value="116.309" table:style-name="ce8">
            <text:p>116.309</text:p>
          </table:table-cell>
          <table:table-cell office:value-type="float" office:value="129.03700000000001" table:style-name="ce8">
            <text:p>129.037</text:p>
          </table:table-cell>
          <table:table-cell office:value-type="float" office:value="138.298" table:style-name="ce8">
            <text:p>138.298</text:p>
          </table:table-cell>
          <table:table-cell office:value-type="float" office:value="146.06299999999999" table:style-name="ce8">
            <text:p>146.063</text:p>
          </table:table-cell>
          <table:table-cell office:value-type="float" office:value="149.78" table:style-name="ce8">
            <text:p>149.78</text:p>
          </table:table-cell>
          <table:table-cell office:value-type="float" office:value="153.946" table:style-name="ce8">
            <text:p>153.946</text:p>
          </table:table-cell>
          <table:table-cell office:value-type="float" office:value="151.36799999999999" table:style-name="ce8">
            <text:p>151.368</text:p>
          </table:table-cell>
          <table:table-cell office:value-type="float" office:value="151.066" table:style-name="ce8">
            <text:p>151.066</text:p>
          </table:table-cell>
          <table:table-cell office:value-type="float" office:value="155.71600000000001" table:style-name="ce8">
            <text:p>155.716</text:p>
          </table:table-cell>
          <table:table-cell office:value-type="float" office:value="158.07300000000001" table:style-name="ce8">
            <text:p>158.073</text:p>
          </table:table-cell>
          <table:table-cell office:value-type="float" office:value="158.131" table:style-name="ce8">
            <text:p>158.131</text:p>
          </table:table-cell>
          <table:table-cell office:value-type="float" office:value="155.54900000000001" table:style-name="ce8">
            <text:p>155.549</text:p>
          </table:table-cell>
          <table:table-cell office:value-type="float" office:value="152.04400000000001" table:style-name="ce8">
            <text:p>152.044</text:p>
          </table:table-cell>
          <table:table-cell office:value-type="float" office:value="152.86500000000001" table:style-name="ce8">
            <text:p>152.865</text:p>
          </table:table-cell>
          <table:table-cell office:value-type="float" office:value="150.37899999999999" table:style-name="ce8">
            <text:p>150.379</text:p>
          </table:table-cell>
          <table:table-cell office:value-type="float" office:value="152.44900000000001" table:style-name="ce8">
            <text:p>152.449</text:p>
          </table:table-cell>
          <table:table-cell office:value-type="float" office:value="156.88300000000001" table:style-name="ce8">
            <text:p>156.883</text:p>
          </table:table-cell>
          <table:table-cell office:value-type="float" office:value="144.226" table:style-name="ce8">
            <text:p>144.226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65.61799999999999" table:style-name="ce8">
            <text:p>165.618</text:p>
          </table:table-cell>
          <table:table-cell office:value-type="float" office:value="157.96100000000001" table:style-name="ce8">
            <text:p>157.961</text:p>
          </table:table-cell>
          <table:table-cell office:value-type="float" office:value="153.08699999999999" table:style-name="ce8">
            <text:p>153.087</text:p>
          </table:table-cell>
          <table:table-cell office:value-type="float" office:value="150.017" table:style-name="ce8">
            <text:p>150.017</text:p>
          </table:table-cell>
          <table:table-cell office:value-type="float" office:value="148.36799999999999" table:style-name="ce8">
            <text:p>148.368</text:p>
          </table:table-cell>
          <table:table-cell office:value-type="float" office:value="148.941" table:style-name="ce8">
            <text:p>148.941</text:p>
          </table:table-cell>
          <table:table-cell office:value-type="float" office:value="151.435" table:style-name="ce8">
            <text:p>151.435</text:p>
          </table:table-cell>
          <table:table-cell office:value-type="float" office:value="168.00700000000001" table:style-name="ce8">
            <text:p>168.007</text:p>
          </table:table-cell>
          <table:table-cell office:value-type="float" office:value="176.024" table:style-name="ce8">
            <text:p>176.024</text:p>
          </table:table-cell>
          <table:table-cell office:value-type="float" office:value="185.90600000000001" table:style-name="ce8">
            <text:p>185.906</text:p>
          </table:table-cell>
          <table:table-cell office:value-type="float" office:value="190.63800000000001" table:style-name="ce8">
            <text:p>190.638</text:p>
          </table:table-cell>
          <table:table-cell office:value-type="float" office:value="195.94" table:style-name="ce8">
            <text:p>195.94</text:p>
          </table:table-cell>
          <table:table-cell office:value-type="float" office:value="192.65799999999999" table:style-name="ce8">
            <text:p>192.658</text:p>
          </table:table-cell>
          <table:table-cell office:value-type="float" office:value="192.274" table:style-name="ce8">
            <text:p>192.274</text:p>
          </table:table-cell>
          <table:table-cell office:value-type="float" office:value="198.19300000000001" table:style-name="ce8">
            <text:p>198.193</text:p>
          </table:table-cell>
          <table:table-cell office:value-type="float" office:value="201.19300000000001" table:style-name="ce8">
            <text:p>201.193</text:p>
          </table:table-cell>
          <table:table-cell office:value-type="float" office:value="201.26599999999999" table:style-name="ce8">
            <text:p>201.266</text:p>
          </table:table-cell>
          <table:table-cell office:value-type="float" office:value="197.98" table:style-name="ce8">
            <text:p>197.98</text:p>
          </table:table-cell>
          <table:table-cell office:value-type="float" office:value="193.51900000000001" table:style-name="ce8">
            <text:p>193.519</text:p>
          </table:table-cell>
          <table:table-cell office:value-type="float" office:value="194.56399999999999" table:style-name="ce8">
            <text:p>194.564</text:p>
          </table:table-cell>
          <table:table-cell office:value-type="float" office:value="191.4" table:style-name="ce8">
            <text:p>191.4</text:p>
          </table:table-cell>
          <table:table-cell office:value-type="float" office:value="194.035" table:style-name="ce8">
            <text:p>194.035</text:p>
          </table:table-cell>
          <table:table-cell office:value-type="float" office:value="204.262" table:style-name="ce8">
            <text:p>204.262</text:p>
          </table:table-cell>
          <table:table-cell office:value-type="float" office:value="187.78299999999999" table:style-name="ce8">
            <text:p>187.783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99.466999999999999" table:style-name="ce8">
            <text:p>99.467</text:p>
          </table:table-cell>
          <table:table-cell office:value-type="float" office:value="94.867999999999995" table:style-name="ce8">
            <text:p>94.868</text:p>
          </table:table-cell>
          <table:table-cell office:value-type="float" office:value="91.941000000000003" table:style-name="ce8">
            <text:p>91.941</text:p>
          </table:table-cell>
          <table:table-cell office:value-type="float" office:value="90.096999999999994" table:style-name="ce8">
            <text:p>90.097</text:p>
          </table:table-cell>
          <table:table-cell office:value-type="float" office:value="89.106999999999999" table:style-name="ce8">
            <text:p>89.107</text:p>
          </table:table-cell>
          <table:table-cell office:value-type="float" office:value="89.450999999999993" table:style-name="ce8">
            <text:p>89.451</text:p>
          </table:table-cell>
          <table:table-cell office:value-type="float" office:value="90.947999999999993" table:style-name="ce8">
            <text:p>90.948</text:p>
          </table:table-cell>
          <table:table-cell office:value-type="float" office:value="100.901" table:style-name="ce8">
            <text:p>100.901</text:p>
          </table:table-cell>
          <table:table-cell office:value-type="float" office:value="113.52500000000001" table:style-name="ce8">
            <text:p>113.525</text:p>
          </table:table-cell>
          <table:table-cell office:value-type="float" office:value="119.898" table:style-name="ce8">
            <text:p>119.898</text:p>
          </table:table-cell>
          <table:table-cell office:value-type="float" office:value="122.95" table:style-name="ce8">
            <text:p>122.95</text:p>
          </table:table-cell>
          <table:table-cell office:value-type="float" office:value="126.369" table:style-name="ce8">
            <text:p>126.369</text:p>
          </table:table-cell>
          <table:table-cell office:value-type="float" office:value="124.253" table:style-name="ce8">
            <text:p>124.253</text:p>
          </table:table-cell>
          <table:table-cell office:value-type="float" office:value="124.005" table:style-name="ce8">
            <text:p>124.005</text:p>
          </table:table-cell>
          <table:table-cell office:value-type="float" office:value="127.822" table:style-name="ce8">
            <text:p>127.822</text:p>
          </table:table-cell>
          <table:table-cell office:value-type="float" office:value="129.75700000000001" table:style-name="ce8">
            <text:p>129.757</text:p>
          </table:table-cell>
          <table:table-cell office:value-type="float" office:value="129.804" table:style-name="ce8">
            <text:p>129.804</text:p>
          </table:table-cell>
          <table:table-cell office:value-type="float" office:value="127.685" table:style-name="ce8">
            <text:p>127.685</text:p>
          </table:table-cell>
          <table:table-cell office:value-type="float" office:value="124.80800000000001" table:style-name="ce8">
            <text:p>124.808</text:p>
          </table:table-cell>
          <table:table-cell office:value-type="float" office:value="125.482" table:style-name="ce8">
            <text:p>125.482</text:p>
          </table:table-cell>
          <table:table-cell office:value-type="float" office:value="123.441" table:style-name="ce8">
            <text:p>123.441</text:p>
          </table:table-cell>
          <table:table-cell office:value-type="float" office:value="125.14100000000001" table:style-name="ce8">
            <text:p>125.141</text:p>
          </table:table-cell>
          <table:table-cell office:value-type="float" office:value="122.675" table:style-name="ce8">
            <text:p>122.675</text:p>
          </table:table-cell>
          <table:table-cell office:value-type="float" office:value="112.77800000000001" table:style-name="ce8">
            <text:p>112.778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85.28" table:style-name="ce8">
            <text:p>85.28</text:p>
          </table:table-cell>
          <table:table-cell office:value-type="float" office:value="81.337000000000003" table:style-name="ce8">
            <text:p>81.337</text:p>
          </table:table-cell>
          <table:table-cell office:value-type="float" office:value="78.826999999999998" table:style-name="ce8">
            <text:p>78.827</text:p>
          </table:table-cell>
          <table:table-cell office:value-type="float" office:value="77.245999999999995" table:style-name="ce8">
            <text:p>77.246</text:p>
          </table:table-cell>
          <table:table-cell office:value-type="float" office:value="76.397999999999996" table:style-name="ce8">
            <text:p>76.398</text:p>
          </table:table-cell>
          <table:table-cell office:value-type="float" office:value="76.691999999999993" table:style-name="ce8">
            <text:p>76.692</text:p>
          </table:table-cell>
          <table:table-cell office:value-type="float" office:value="77.977000000000004" table:style-name="ce8">
            <text:p>77.977</text:p>
          </table:table-cell>
          <table:table-cell office:value-type="float" office:value="86.51" table:style-name="ce8">
            <text:p>86.51</text:p>
          </table:table-cell>
          <table:table-cell office:value-type="float" office:value="95.183000000000007" table:style-name="ce8">
            <text:p>95.183</text:p>
          </table:table-cell>
          <table:table-cell office:value-type="float" office:value="100.527" table:style-name="ce8">
            <text:p>100.527</text:p>
          </table:table-cell>
          <table:table-cell office:value-type="float" office:value="103.086" table:style-name="ce8">
            <text:p>103.086</text:p>
          </table:table-cell>
          <table:table-cell office:value-type="float" office:value="105.953" table:style-name="ce8">
            <text:p>105.953</text:p>
          </table:table-cell>
          <table:table-cell office:value-type="float" office:value="104.178" table:style-name="ce8">
            <text:p>104.178</text:p>
          </table:table-cell>
          <table:table-cell office:value-type="float" office:value="103.97" table:style-name="ce8">
            <text:p>103.97</text:p>
          </table:table-cell>
          <table:table-cell office:value-type="float" office:value="107.17100000000001" table:style-name="ce8">
            <text:p>107.171</text:p>
          </table:table-cell>
          <table:table-cell office:value-type="float" office:value="108.79300000000001" table:style-name="ce8">
            <text:p>108.793</text:p>
          </table:table-cell>
          <table:table-cell office:value-type="float" office:value="108.833" table:style-name="ce8">
            <text:p>108.833</text:p>
          </table:table-cell>
          <table:table-cell office:value-type="float" office:value="107.056" table:style-name="ce8">
            <text:p>107.056</text:p>
          </table:table-cell>
          <table:table-cell office:value-type="float" office:value="104.64400000000001" table:style-name="ce8">
            <text:p>104.644</text:p>
          </table:table-cell>
          <table:table-cell office:value-type="float" office:value="105.209" table:style-name="ce8">
            <text:p>105.209</text:p>
          </table:table-cell>
          <table:table-cell office:value-type="float" office:value="103.498" table:style-name="ce8">
            <text:p>103.498</text:p>
          </table:table-cell>
          <table:table-cell office:value-type="float" office:value="104.923" table:style-name="ce8">
            <text:p>104.923</text:p>
          </table:table-cell>
          <table:table-cell office:value-type="float" office:value="105.178" table:style-name="ce8">
            <text:p>105.178</text:p>
          </table:table-cell>
          <table:table-cell office:value-type="float" office:value="96.692999999999998" table:style-name="ce8">
            <text:p>96.693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89.742999999999995" table:style-name="ce8">
            <text:p>89.743</text:p>
          </table:table-cell>
          <table:table-cell office:value-type="float" office:value="85.593999999999994" table:style-name="ce8">
            <text:p>85.594</text:p>
          </table:table-cell>
          <table:table-cell office:value-type="float" office:value="82.953000000000003" table:style-name="ce8">
            <text:p>82.953</text:p>
          </table:table-cell>
          <table:table-cell office:value-type="float" office:value="81.289000000000001" table:style-name="ce8">
            <text:p>81.289</text:p>
          </table:table-cell>
          <table:table-cell office:value-type="float" office:value="80.396000000000001" table:style-name="ce8">
            <text:p>80.396</text:p>
          </table:table-cell>
          <table:table-cell office:value-type="float" office:value="80.706000000000003" table:style-name="ce8">
            <text:p>80.706</text:p>
          </table:table-cell>
          <table:table-cell office:value-type="float" office:value="82.058000000000007" table:style-name="ce8">
            <text:p>82.058</text:p>
          </table:table-cell>
          <table:table-cell office:value-type="float" office:value="91.037000000000006" table:style-name="ce8">
            <text:p>91.037</text:p>
          </table:table-cell>
          <table:table-cell office:value-type="float" office:value="107.614" table:style-name="ce8">
            <text:p>107.614</text:p>
          </table:table-cell>
          <table:table-cell office:value-type="float" office:value="113.655" table:style-name="ce8">
            <text:p>113.655</text:p>
          </table:table-cell>
          <table:table-cell office:value-type="float" office:value="116.548" table:style-name="ce8">
            <text:p>116.548</text:p>
          </table:table-cell>
          <table:table-cell office:value-type="float" office:value="119.79" table:style-name="ce8">
            <text:p>119.79</text:p>
          </table:table-cell>
          <table:table-cell office:value-type="float" office:value="117.783" table:style-name="ce8">
            <text:p>117.783</text:p>
          </table:table-cell>
          <table:table-cell office:value-type="float" office:value="117.548" table:style-name="ce8">
            <text:p>117.548</text:p>
          </table:table-cell>
          <table:table-cell office:value-type="float" office:value="121.167" table:style-name="ce8">
            <text:p>121.167</text:p>
          </table:table-cell>
          <table:table-cell office:value-type="float" office:value="123.001" table:style-name="ce8">
            <text:p>123.001</text:p>
          </table:table-cell>
          <table:table-cell office:value-type="float" office:value="123.04600000000001" table:style-name="ce8">
            <text:p>123.046</text:p>
          </table:table-cell>
          <table:table-cell office:value-type="float" office:value="121.03700000000001" table:style-name="ce8">
            <text:p>121.037</text:p>
          </table:table-cell>
          <table:table-cell office:value-type="float" office:value="118.31" table:style-name="ce8">
            <text:p>118.31</text:p>
          </table:table-cell>
          <table:table-cell office:value-type="float" office:value="118.94799999999999" table:style-name="ce8">
            <text:p>118.948</text:p>
          </table:table-cell>
          <table:table-cell office:value-type="float" office:value="117.014" table:style-name="ce8">
            <text:p>117.014</text:p>
          </table:table-cell>
          <table:table-cell office:value-type="float" office:value="118.625" table:style-name="ce8">
            <text:p>118.625</text:p>
          </table:table-cell>
          <table:table-cell office:value-type="float" office:value="110.68300000000001" table:style-name="ce8">
            <text:p>110.683</text:p>
          </table:table-cell>
          <table:table-cell office:value-type="float" office:value="101.753" table:style-name="ce8">
            <text:p>101.753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92.453000000000003" table:style-name="ce8">
            <text:p>92.453</text:p>
          </table:table-cell>
          <table:table-cell office:value-type="float" office:value="88.179000000000002" table:style-name="ce8">
            <text:p>88.179</text:p>
          </table:table-cell>
          <table:table-cell office:value-type="float" office:value="85.457999999999998" table:style-name="ce8">
            <text:p>85.458</text:p>
          </table:table-cell>
          <table:table-cell office:value-type="float" office:value="83.744" table:style-name="ce8">
            <text:p>83.744</text:p>
          </table:table-cell>
          <table:table-cell office:value-type="float" office:value="82.822999999999993" table:style-name="ce8">
            <text:p>82.823</text:p>
          </table:table-cell>
          <table:table-cell office:value-type="float" office:value="83.143000000000001" table:style-name="ce8">
            <text:p>83.143</text:p>
          </table:table-cell>
          <table:table-cell office:value-type="float" office:value="84.534999999999997" table:style-name="ce8">
            <text:p>84.535</text:p>
          </table:table-cell>
          <table:table-cell office:value-type="float" office:value="93.786000000000001" table:style-name="ce8">
            <text:p>93.786</text:p>
          </table:table-cell>
          <table:table-cell office:value-type="float" office:value="80.058000000000007" table:style-name="ce8">
            <text:p>80.058</text:p>
          </table:table-cell>
          <table:table-cell office:value-type="float" office:value="84.552999999999997" table:style-name="ce8">
            <text:p>84.553</text:p>
          </table:table-cell>
          <table:table-cell office:value-type="float" office:value="86.704999999999998" table:style-name="ce8">
            <text:p>86.705</text:p>
          </table:table-cell>
          <table:table-cell office:value-type="float" office:value="89.116" table:style-name="ce8">
            <text:p>89.116</text:p>
          </table:table-cell>
          <table:table-cell office:value-type="float" office:value="87.623999999999995" table:style-name="ce8">
            <text:p>87.624</text:p>
          </table:table-cell>
          <table:table-cell office:value-type="float" office:value="87.448999999999998" table:style-name="ce8">
            <text:p>87.449</text:p>
          </table:table-cell>
          <table:table-cell office:value-type="float" office:value="90.141000000000005" table:style-name="ce8">
            <text:p>90.141</text:p>
          </table:table-cell>
          <table:table-cell office:value-type="float" office:value="91.506" table:style-name="ce8">
            <text:p>91.506</text:p>
          </table:table-cell>
          <table:table-cell office:value-type="float" office:value="91.539000000000001" table:style-name="ce8">
            <text:p>91.539</text:p>
          </table:table-cell>
          <table:table-cell office:value-type="float" office:value="90.043999999999997" table:style-name="ce8">
            <text:p>90.044</text:p>
          </table:table-cell>
          <table:table-cell office:value-type="float" office:value="88.015000000000001" table:style-name="ce8">
            <text:p>88.015</text:p>
          </table:table-cell>
          <table:table-cell office:value-type="float" office:value="88.491" table:style-name="ce8">
            <text:p>88.491</text:p>
          </table:table-cell>
          <table:table-cell office:value-type="float" office:value="87.051000000000002" table:style-name="ce8">
            <text:p>87.051</text:p>
          </table:table-cell>
          <table:table-cell office:value-type="float" office:value="88.25" table:style-name="ce8">
            <text:p>88.25</text:p>
          </table:table-cell>
          <table:table-cell office:value-type="float" office:value="114.02500000000001" table:style-name="ce8">
            <text:p>114.025</text:p>
          </table:table-cell>
          <table:table-cell office:value-type="float" office:value="104.82599999999999" table:style-name="ce8">
            <text:p>104.826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66.311000000000007" table:style-name="ce8">
            <text:p>66.311</text:p>
          </table:table-cell>
          <table:table-cell office:value-type="float" office:value="63.244999999999997" table:style-name="ce8">
            <text:p>63.245</text:p>
          </table:table-cell>
          <table:table-cell office:value-type="float" office:value="61.293999999999997" table:style-name="ce8">
            <text:p>61.294</text:p>
          </table:table-cell>
          <table:table-cell office:value-type="float" office:value="60.064" table:style-name="ce8">
            <text:p>60.064</text:p>
          </table:table-cell>
          <table:table-cell office:value-type="float" office:value="59.404000000000003" table:style-name="ce8">
            <text:p>59.404</text:p>
          </table:table-cell>
          <table:table-cell office:value-type="float" office:value="59.634" table:style-name="ce8">
            <text:p>59.634</text:p>
          </table:table-cell>
          <table:table-cell office:value-type="float" office:value="60.631999999999998" table:style-name="ce8">
            <text:p>60.632</text:p>
          </table:table-cell>
          <table:table-cell office:value-type="float" office:value="67.266999999999996" table:style-name="ce8">
            <text:p>67.267</text:p>
          </table:table-cell>
          <table:table-cell office:value-type="float" office:value="79.102000000000004" table:style-name="ce8">
            <text:p>79.102</text:p>
          </table:table-cell>
          <table:table-cell office:value-type="float" office:value="83.543000000000006" table:style-name="ce8">
            <text:p>83.543</text:p>
          </table:table-cell>
          <table:table-cell office:value-type="float" office:value="85.668999999999997" table:style-name="ce8">
            <text:p>85.669</text:p>
          </table:table-cell>
          <table:table-cell office:value-type="float" office:value="88.052000000000007" table:style-name="ce8">
            <text:p>88.052</text:p>
          </table:table-cell>
          <table:table-cell office:value-type="float" office:value="86.576999999999998" table:style-name="ce8">
            <text:p>86.577</text:p>
          </table:table-cell>
          <table:table-cell office:value-type="float" office:value="86.405000000000001" table:style-name="ce8">
            <text:p>86.405</text:p>
          </table:table-cell>
          <table:table-cell office:value-type="float" office:value="89.063999999999993" table:style-name="ce8">
            <text:p>89.064</text:p>
          </table:table-cell>
          <table:table-cell office:value-type="float" office:value="90.412999999999997" table:style-name="ce8">
            <text:p>90.413</text:p>
          </table:table-cell>
          <table:table-cell office:value-type="float" office:value="90.445999999999998" table:style-name="ce8">
            <text:p>90.446</text:p>
          </table:table-cell>
          <table:table-cell office:value-type="float" office:value="88.968999999999994" table:style-name="ce8">
            <text:p>88.969</text:p>
          </table:table-cell>
          <table:table-cell office:value-type="float" office:value="86.963999999999999" table:style-name="ce8">
            <text:p>86.964</text:p>
          </table:table-cell>
          <table:table-cell office:value-type="float" office:value="87.433999999999997" table:style-name="ce8">
            <text:p>87.434</text:p>
          </table:table-cell>
          <table:table-cell office:value-type="float" office:value="86.012" table:style-name="ce8">
            <text:p>86.012</text:p>
          </table:table-cell>
          <table:table-cell office:value-type="float" office:value="87.195999999999998" table:style-name="ce8">
            <text:p>87.196</text:p>
          </table:table-cell>
          <table:table-cell office:value-type="float" office:value="81.784000000000006" table:style-name="ce8">
            <text:p>81.784</text:p>
          </table:table-cell>
          <table:table-cell office:value-type="float" office:value="75.185000000000002" table:style-name="ce8">
            <text:p>75.185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59.88" table:style-name="ce8">
            <text:p>159.88</text:p>
          </table:table-cell>
          <table:table-cell office:value-type="float" office:value="152.488" table:style-name="ce8">
            <text:p>152.488</text:p>
          </table:table-cell>
          <table:table-cell office:value-type="float" office:value="147.78299999999999" table:style-name="ce8">
            <text:p>147.783</text:p>
          </table:table-cell>
          <table:table-cell office:value-type="float" office:value="144.81899999999999" table:style-name="ce8">
            <text:p>144.819</text:p>
          </table:table-cell>
          <table:table-cell office:value-type="float" office:value="143.227" table:style-name="ce8">
            <text:p>143.227</text:p>
          </table:table-cell>
          <table:table-cell office:value-type="float" office:value="143.78" table:style-name="ce8">
            <text:p>143.78</text:p>
          </table:table-cell>
          <table:table-cell office:value-type="float" office:value="146.18799999999999" table:style-name="ce8">
            <text:p>146.188</text:p>
          </table:table-cell>
          <table:table-cell office:value-type="float" office:value="162.18600000000001" table:style-name="ce8">
            <text:p>162.186</text:p>
          </table:table-cell>
          <table:table-cell office:value-type="float" office:value="227.83099999999999" table:style-name="ce8">
            <text:p>227.831</text:p>
          </table:table-cell>
          <table:table-cell office:value-type="float" office:value="240.62299999999999" table:style-name="ce8">
            <text:p>240.623</text:p>
          </table:table-cell>
          <table:table-cell office:value-type="float" office:value="246.74600000000001" table:style-name="ce8">
            <text:p>246.746</text:p>
          </table:table-cell>
          <table:table-cell office:value-type="float" office:value="253.60900000000001" table:style-name="ce8">
            <text:p>253.609</text:p>
          </table:table-cell>
          <table:table-cell office:value-type="float" office:value="249.36199999999999" table:style-name="ce8">
            <text:p>249.362</text:p>
          </table:table-cell>
          <table:table-cell office:value-type="float" office:value="248.864" table:style-name="ce8">
            <text:p>248.864</text:p>
          </table:table-cell>
          <table:table-cell office:value-type="float" office:value="256.52499999999998" table:style-name="ce8">
            <text:p>256.525</text:p>
          </table:table-cell>
          <table:table-cell office:value-type="float" office:value="260.40899999999999" table:style-name="ce8">
            <text:p>260.409</text:p>
          </table:table-cell>
          <table:table-cell office:value-type="float" office:value="260.50299999999999" table:style-name="ce8">
            <text:p>260.503</text:p>
          </table:table-cell>
          <table:table-cell office:value-type="float" office:value="256.25" table:style-name="ce8">
            <text:p>256.25</text:p>
          </table:table-cell>
          <table:table-cell office:value-type="float" office:value="250.476" table:style-name="ce8">
            <text:p>250.476</text:p>
          </table:table-cell>
          <table:table-cell office:value-type="float" office:value="251.82900000000001" table:style-name="ce8">
            <text:p>251.829</text:p>
          </table:table-cell>
          <table:table-cell office:value-type="float" office:value="247.733" table:style-name="ce8">
            <text:p>247.733</text:p>
          </table:table-cell>
          <table:table-cell office:value-type="float" office:value="251.14400000000001" table:style-name="ce8">
            <text:p>251.144</text:p>
          </table:table-cell>
          <table:table-cell office:value-type="float" office:value="197.185" table:style-name="ce8">
            <text:p>197.185</text:p>
          </table:table-cell>
          <table:table-cell office:value-type="float" office:value="181.27600000000001" table:style-name="ce8">
            <text:p>181.276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42.66399999999999" table:style-name="ce8">
            <text:p>142.664</text:p>
          </table:table-cell>
          <table:table-cell office:value-type="float" office:value="136.06899999999999" table:style-name="ce8">
            <text:p>136.069</text:p>
          </table:table-cell>
          <table:table-cell office:value-type="float" office:value="131.87" table:style-name="ce8">
            <text:p>131.87</text:p>
          </table:table-cell>
          <table:table-cell office:value-type="float" office:value="129.22499999999999" table:style-name="ce8">
            <text:p>129.225</text:p>
          </table:table-cell>
          <table:table-cell office:value-type="float" office:value="127.80500000000001" table:style-name="ce8">
            <text:p>127.805</text:p>
          </table:table-cell>
          <table:table-cell office:value-type="float" office:value="128.29900000000001" table:style-name="ce8">
            <text:p>128.299</text:p>
          </table:table-cell>
          <table:table-cell office:value-type="float" office:value="130.447" table:style-name="ce8">
            <text:p>130.447</text:p>
          </table:table-cell>
          <table:table-cell office:value-type="float" office:value="144.72200000000001" table:style-name="ce8">
            <text:p>144.722</text:p>
          </table:table-cell>
          <table:table-cell office:value-type="float" office:value="178.197" table:style-name="ce8">
            <text:p>178.197</text:p>
          </table:table-cell>
          <table:table-cell office:value-type="float" office:value="188.202" table:style-name="ce8">
            <text:p>188.202</text:p>
          </table:table-cell>
          <table:table-cell office:value-type="float" office:value="192.99100000000001" table:style-name="ce8">
            <text:p>192.991</text:p>
          </table:table-cell>
          <table:table-cell office:value-type="float" office:value="198.35900000000001" table:style-name="ce8">
            <text:p>198.359</text:p>
          </table:table-cell>
          <table:table-cell office:value-type="float" office:value="195.03700000000001" table:style-name="ce8">
            <text:p>195.037</text:p>
          </table:table-cell>
          <table:table-cell office:value-type="float" office:value="194.648" table:style-name="ce8">
            <text:p>194.648</text:p>
          </table:table-cell>
          <table:table-cell office:value-type="float" office:value="200.64" table:style-name="ce8">
            <text:p>200.64</text:p>
          </table:table-cell>
          <table:table-cell office:value-type="float" office:value="203.67699999999999" table:style-name="ce8">
            <text:p>203.677</text:p>
          </table:table-cell>
          <table:table-cell office:value-type="float" office:value="203.751" table:style-name="ce8">
            <text:p>203.751</text:p>
          </table:table-cell>
          <table:table-cell office:value-type="float" office:value="200.42400000000001" table:style-name="ce8">
            <text:p>200.424</text:p>
          </table:table-cell>
          <table:table-cell office:value-type="float" office:value="195.90799999999999" table:style-name="ce8">
            <text:p>195.908</text:p>
          </table:table-cell>
          <table:table-cell office:value-type="float" office:value="196.96600000000001" table:style-name="ce8">
            <text:p>196.966</text:p>
          </table:table-cell>
          <table:table-cell office:value-type="float" office:value="193.76300000000001" table:style-name="ce8">
            <text:p>193.763</text:p>
          </table:table-cell>
          <table:table-cell office:value-type="float" office:value="196.43100000000001" table:style-name="ce8">
            <text:p>196.431</text:p>
          </table:table-cell>
          <table:table-cell office:value-type="float" office:value="175.953" table:style-name="ce8">
            <text:p>175.953</text:p>
          </table:table-cell>
          <table:table-cell office:value-type="float" office:value="161.75700000000001" table:style-name="ce8">
            <text:p>161.757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57.96700000000001" table:style-name="ce8">
            <text:p>157.967</text:p>
          </table:table-cell>
          <table:table-cell office:value-type="float" office:value="150.66399999999999" table:style-name="ce8">
            <text:p>150.664</text:p>
          </table:table-cell>
          <table:table-cell office:value-type="float" office:value="146.01499999999999" table:style-name="ce8">
            <text:p>146.015</text:p>
          </table:table-cell>
          <table:table-cell office:value-type="float" office:value="143.08600000000001" table:style-name="ce8">
            <text:p>143.086</text:p>
          </table:table-cell>
          <table:table-cell office:value-type="float" office:value="141.51400000000001" table:style-name="ce8">
            <text:p>141.514</text:p>
          </table:table-cell>
          <table:table-cell office:value-type="float" office:value="142.06" table:style-name="ce8">
            <text:p>142.06</text:p>
          </table:table-cell>
          <table:table-cell office:value-type="float" office:value="144.43899999999999" table:style-name="ce8">
            <text:p>144.439</text:p>
          </table:table-cell>
          <table:table-cell office:value-type="float" office:value="160.245" table:style-name="ce8">
            <text:p>160.245</text:p>
          </table:table-cell>
          <table:table-cell office:value-type="float" office:value="197.58099999999999" table:style-name="ce8">
            <text:p>197.581</text:p>
          </table:table-cell>
          <table:table-cell office:value-type="float" office:value="208.67400000000001" table:style-name="ce8">
            <text:p>208.674</text:p>
          </table:table-cell>
          <table:table-cell office:value-type="float" office:value="213.98500000000001" table:style-name="ce8">
            <text:p>213.985</text:p>
          </table:table-cell>
          <table:table-cell office:value-type="float" office:value="219.93700000000001" table:style-name="ce8">
            <text:p>219.937</text:p>
          </table:table-cell>
          <table:table-cell office:value-type="float" office:value="216.25299999999999" table:style-name="ce8">
            <text:p>216.253</text:p>
          </table:table-cell>
          <table:table-cell office:value-type="float" office:value="215.822" table:style-name="ce8">
            <text:p>215.822</text:p>
          </table:table-cell>
          <table:table-cell office:value-type="float" office:value="222.465" table:style-name="ce8">
            <text:p>222.465</text:p>
          </table:table-cell>
          <table:table-cell office:value-type="float" office:value="225.833" table:style-name="ce8">
            <text:p>225.833</text:p>
          </table:table-cell>
          <table:table-cell office:value-type="float" office:value="225.91499999999999" table:style-name="ce8">
            <text:p>225.915</text:p>
          </table:table-cell>
          <table:table-cell office:value-type="float" office:value="222.226" table:style-name="ce8">
            <text:p>222.226</text:p>
          </table:table-cell>
          <table:table-cell office:value-type="float" office:value="217.21899999999999" table:style-name="ce8">
            <text:p>217.219</text:p>
          </table:table-cell>
          <table:table-cell office:value-type="float" office:value="218.392" table:style-name="ce8">
            <text:p>218.392</text:p>
          </table:table-cell>
          <table:table-cell office:value-type="float" office:value="214.84" table:style-name="ce8">
            <text:p>214.84</text:p>
          </table:table-cell>
          <table:table-cell office:value-type="float" office:value="217.798" table:style-name="ce8">
            <text:p>217.798</text:p>
          </table:table-cell>
          <table:table-cell office:value-type="float" office:value="194.82599999999999" table:style-name="ce8">
            <text:p>194.826</text:p>
          </table:table-cell>
          <table:table-cell office:value-type="float" office:value="179.107" table:style-name="ce8">
            <text:p>179.107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26.087" table:style-name="ce8">
            <text:p>126.087</text:p>
          </table:table-cell>
          <table:table-cell office:value-type="float" office:value="120.25700000000001" table:style-name="ce8">
            <text:p>120.257</text:p>
          </table:table-cell>
          <table:table-cell office:value-type="float" office:value="116.54600000000001" table:style-name="ce8">
            <text:p>116.546</text:p>
          </table:table-cell>
          <table:table-cell office:value-type="float" office:value="114.209" table:style-name="ce8">
            <text:p>114.209</text:p>
          </table:table-cell>
          <table:table-cell office:value-type="float" office:value="112.95399999999999" table:style-name="ce8">
            <text:p>112.954</text:p>
          </table:table-cell>
          <table:table-cell office:value-type="float" office:value="113.39" table:style-name="ce8">
            <text:p>113.39</text:p>
          </table:table-cell>
          <table:table-cell office:value-type="float" office:value="115.289" table:style-name="ce8">
            <text:p>115.289</text:p>
          </table:table-cell>
          <table:table-cell office:value-type="float" office:value="127.905" table:style-name="ce8">
            <text:p>127.905</text:p>
          </table:table-cell>
          <table:table-cell office:value-type="float" office:value="121.782" table:style-name="ce8">
            <text:p>121.782</text:p>
          </table:table-cell>
          <table:table-cell office:value-type="float" office:value="128.62" table:style-name="ce8">
            <text:p>128.62</text:p>
          </table:table-cell>
          <table:table-cell office:value-type="float" office:value="131.893" table:style-name="ce8">
            <text:p>131.893</text:p>
          </table:table-cell>
          <table:table-cell office:value-type="float" office:value="135.56100000000001" table:style-name="ce8">
            <text:p>135.561</text:p>
          </table:table-cell>
          <table:table-cell office:value-type="float" office:value="133.291" table:style-name="ce8">
            <text:p>133.291</text:p>
          </table:table-cell>
          <table:table-cell office:value-type="float" office:value="133.02500000000001" table:style-name="ce8">
            <text:p>133.025</text:p>
          </table:table-cell>
          <table:table-cell office:value-type="float" office:value="137.12" table:style-name="ce8">
            <text:p>137.12</text:p>
          </table:table-cell>
          <table:table-cell office:value-type="float" office:value="139.196" table:style-name="ce8">
            <text:p>139.196</text:p>
          </table:table-cell>
          <table:table-cell office:value-type="float" office:value="139.24600000000001" table:style-name="ce8">
            <text:p>139.246</text:p>
          </table:table-cell>
          <table:table-cell office:value-type="float" office:value="136.97300000000001" table:style-name="ce8">
            <text:p>136.973</text:p>
          </table:table-cell>
          <table:table-cell office:value-type="float" office:value="133.887" table:style-name="ce8">
            <text:p>133.887</text:p>
          </table:table-cell>
          <table:table-cell office:value-type="float" office:value="134.61000000000001" table:style-name="ce8">
            <text:p>134.61</text:p>
          </table:table-cell>
          <table:table-cell office:value-type="float" office:value="132.41999999999999" table:style-name="ce8">
            <text:p>132.42</text:p>
          </table:table-cell>
          <table:table-cell office:value-type="float" office:value="134.244" table:style-name="ce8">
            <text:p>134.244</text:p>
          </table:table-cell>
          <table:table-cell office:value-type="float" office:value="155.50700000000001" table:style-name="ce8">
            <text:p>155.507</text:p>
          </table:table-cell>
          <table:table-cell office:value-type="float" office:value="142.96100000000001" table:style-name="ce8">
            <text:p>142.961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0.562999999999999" table:style-name="ce8">
            <text:p>20.563</text:p>
          </table:table-cell>
          <table:table-cell office:value-type="float" office:value="19.611999999999998" table:style-name="ce8">
            <text:p>19.612</text:p>
          </table:table-cell>
          <table:table-cell office:value-type="float" office:value="19.007000000000001" table:style-name="ce8">
            <text:p>19.007</text:p>
          </table:table-cell>
          <table:table-cell office:value-type="float" office:value="18.626000000000001" table:style-name="ce8">
            <text:p>18.626</text:p>
          </table:table-cell>
          <table:table-cell office:value-type="float" office:value="18.420999999999999" table:style-name="ce8">
            <text:p>18.421</text:p>
          </table:table-cell>
          <table:table-cell office:value-type="float" office:value="18.492000000000001" table:style-name="ce8">
            <text:p>18.492</text:p>
          </table:table-cell>
          <table:table-cell office:value-type="float" office:value="18.802" table:style-name="ce8">
            <text:p>18.802</text:p>
          </table:table-cell>
          <table:table-cell office:value-type="float" office:value="20.859000000000002" table:style-name="ce8">
            <text:p>20.859</text:p>
          </table:table-cell>
          <table:table-cell office:value-type="float" office:value="57.805" table:style-name="ce8">
            <text:p>57.805</text:p>
          </table:table-cell>
          <table:table-cell office:value-type="float" office:value="61.051000000000002" table:style-name="ce8">
            <text:p>61.051</text:p>
          </table:table-cell>
          <table:table-cell office:value-type="float" office:value="62.603999999999999" table:style-name="ce8">
            <text:p>62.604</text:p>
          </table:table-cell>
          <table:table-cell office:value-type="float" office:value="64.346000000000004" table:style-name="ce8">
            <text:p>64.346</text:p>
          </table:table-cell>
          <table:table-cell office:value-type="float" office:value="63.268000000000001" table:style-name="ce8">
            <text:p>63.268</text:p>
          </table:table-cell>
          <table:table-cell office:value-type="float" office:value="63.142000000000003" table:style-name="ce8">
            <text:p>63.142</text:p>
          </table:table-cell>
          <table:table-cell office:value-type="float" office:value="65.085999999999999" table:style-name="ce8">
            <text:p>65.086</text:p>
          </table:table-cell>
          <table:table-cell office:value-type="float" office:value="66.070999999999998" table:style-name="ce8">
            <text:p>66.071</text:p>
          </table:table-cell>
          <table:table-cell office:value-type="float" office:value="66.094999999999999" table:style-name="ce8">
            <text:p>66.095</text:p>
          </table:table-cell>
          <table:table-cell office:value-type="float" office:value="65.016000000000005" table:style-name="ce8">
            <text:p>65.016</text:p>
          </table:table-cell>
          <table:table-cell office:value-type="float" office:value="63.551000000000002" table:style-name="ce8">
            <text:p>63.551</text:p>
          </table:table-cell>
          <table:table-cell office:value-type="float" office:value="63.893999999999998" table:style-name="ce8">
            <text:p>63.894</text:p>
          </table:table-cell>
          <table:table-cell office:value-type="float" office:value="62.854999999999997" table:style-name="ce8">
            <text:p>62.855</text:p>
          </table:table-cell>
          <table:table-cell office:value-type="float" office:value="63.72" table:style-name="ce8">
            <text:p>63.72</text:p>
          </table:table-cell>
          <table:table-cell office:value-type="float" office:value="25.361000000000001" table:style-name="ce8">
            <text:p>25.361</text:p>
          </table:table-cell>
          <table:table-cell office:value-type="float" office:value="23.315000000000001" table:style-name="ce8">
            <text:p>23.315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22.739" table:style-name="ce8">
            <text:p>122.739</text:p>
          </table:table-cell>
          <table:table-cell office:value-type="float" office:value="117.065" table:style-name="ce8">
            <text:p>117.065</text:p>
          </table:table-cell>
          <table:table-cell office:value-type="float" office:value="113.452" table:style-name="ce8">
            <text:p>113.452</text:p>
          </table:table-cell>
          <table:table-cell office:value-type="float" office:value="111.17700000000001" table:style-name="ce8">
            <text:p>111.177</text:p>
          </table:table-cell>
          <table:table-cell office:value-type="float" office:value="109.955" table:style-name="ce8">
            <text:p>109.955</text:p>
          </table:table-cell>
          <table:table-cell office:value-type="float" office:value="110.38" table:style-name="ce8">
            <text:p>110.38</text:p>
          </table:table-cell>
          <table:table-cell office:value-type="float" office:value="112.22799999999999" table:style-name="ce8">
            <text:p>112.228</text:p>
          </table:table-cell>
          <table:table-cell office:value-type="float" office:value="124.51" table:style-name="ce8">
            <text:p>124.51</text:p>
          </table:table-cell>
          <table:table-cell office:value-type="float" office:value="140.03700000000001" table:style-name="ce8">
            <text:p>140.037</text:p>
          </table:table-cell>
          <table:table-cell office:value-type="float" office:value="147.899" table:style-name="ce8">
            <text:p>147.899</text:p>
          </table:table-cell>
          <table:table-cell office:value-type="float" office:value="151.66300000000001" table:style-name="ce8">
            <text:p>151.663</text:p>
          </table:table-cell>
          <table:table-cell office:value-type="float" office:value="155.881" table:style-name="ce8">
            <text:p>155.881</text:p>
          </table:table-cell>
          <table:table-cell office:value-type="float" office:value="153.27000000000001" table:style-name="ce8">
            <text:p>153.27</text:p>
          </table:table-cell>
          <table:table-cell office:value-type="float" office:value="152.965" table:style-name="ce8">
            <text:p>152.965</text:p>
          </table:table-cell>
          <table:table-cell office:value-type="float" office:value="157.673" table:style-name="ce8">
            <text:p>157.673</text:p>
          </table:table-cell>
          <table:table-cell office:value-type="float" office:value="160.06" table:style-name="ce8">
            <text:p>160.06</text:p>
          </table:table-cell>
          <table:table-cell office:value-type="float" office:value="160.11799999999999" table:style-name="ce8">
            <text:p>160.118</text:p>
          </table:table-cell>
          <table:table-cell office:value-type="float" office:value="157.50399999999999" table:style-name="ce8">
            <text:p>157.504</text:p>
          </table:table-cell>
          <table:table-cell office:value-type="float" office:value="153.95500000000001" table:style-name="ce8">
            <text:p>153.955</text:p>
          </table:table-cell>
          <table:table-cell office:value-type="float" office:value="154.78700000000001" table:style-name="ce8">
            <text:p>154.787</text:p>
          </table:table-cell>
          <table:table-cell office:value-type="float" office:value="152.26900000000001" table:style-name="ce8">
            <text:p>152.269</text:p>
          </table:table-cell>
          <table:table-cell office:value-type="float" office:value="154.36600000000001" table:style-name="ce8">
            <text:p>154.366</text:p>
          </table:table-cell>
          <table:table-cell office:value-type="float" office:value="151.37799999999999" table:style-name="ce8">
            <text:p>151.378</text:p>
          </table:table-cell>
          <table:table-cell office:value-type="float" office:value="139.16499999999999" table:style-name="ce8">
            <text:p>139.165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06.79900000000001" table:style-name="ce8">
            <text:p>106.799</text:p>
          </table:table-cell>
          <table:table-cell office:value-type="float" office:value="101.86199999999999" table:style-name="ce8">
            <text:p>101.862</text:p>
          </table:table-cell>
          <table:table-cell office:value-type="float" office:value="98.718000000000004" table:style-name="ce8">
            <text:p>98.718</text:p>
          </table:table-cell>
          <table:table-cell office:value-type="float" office:value="96.738" table:style-name="ce8">
            <text:p>96.738</text:p>
          </table:table-cell>
          <table:table-cell office:value-type="float" office:value="95.674999999999997" table:style-name="ce8">
            <text:p>95.675</text:p>
          </table:table-cell>
          <table:table-cell office:value-type="float" office:value="96.045000000000002" table:style-name="ce8">
            <text:p>96.045</text:p>
          </table:table-cell>
          <table:table-cell office:value-type="float" office:value="97.653000000000006" table:style-name="ce8">
            <text:p>97.653</text:p>
          </table:table-cell>
          <table:table-cell office:value-type="float" office:value="108.339" table:style-name="ce8">
            <text:p>108.339</text:p>
          </table:table-cell>
          <table:table-cell office:value-type="float" office:value="124.91200000000001" table:style-name="ce8">
            <text:p>124.912</text:p>
          </table:table-cell>
          <table:table-cell office:value-type="float" office:value="131.92500000000001" table:style-name="ce8">
            <text:p>131.925</text:p>
          </table:table-cell>
          <table:table-cell office:value-type="float" office:value="135.28200000000001" table:style-name="ce8">
            <text:p>135.282</text:p>
          </table:table-cell>
          <table:table-cell office:value-type="float" office:value="139.04499999999999" table:style-name="ce8">
            <text:p>139.045</text:p>
          </table:table-cell>
          <table:table-cell office:value-type="float" office:value="136.71600000000001" table:style-name="ce8">
            <text:p>136.716</text:p>
          </table:table-cell>
          <table:table-cell office:value-type="float" office:value="136.44300000000001" table:style-name="ce8">
            <text:p>136.443</text:p>
          </table:table-cell>
          <table:table-cell office:value-type="float" office:value="140.643" table:style-name="ce8">
            <text:p>140.643</text:p>
          </table:table-cell>
          <table:table-cell office:value-type="float" office:value="142.773" table:style-name="ce8">
            <text:p>142.773</text:p>
          </table:table-cell>
          <table:table-cell office:value-type="float" office:value="142.82499999999999" table:style-name="ce8">
            <text:p>142.825</text:p>
          </table:table-cell>
          <table:table-cell office:value-type="float" office:value="140.49199999999999" table:style-name="ce8">
            <text:p>140.492</text:p>
          </table:table-cell>
          <table:table-cell office:value-type="float" office:value="137.327" table:style-name="ce8">
            <text:p>137.327</text:p>
          </table:table-cell>
          <table:table-cell office:value-type="float" office:value="138.06899999999999" table:style-name="ce8">
            <text:p>138.069</text:p>
          </table:table-cell>
          <table:table-cell office:value-type="float" office:value="135.82300000000001" table:style-name="ce8">
            <text:p>135.823</text:p>
          </table:table-cell>
          <table:table-cell office:value-type="float" office:value="137.69300000000001" table:style-name="ce8">
            <text:p>137.693</text:p>
          </table:table-cell>
          <table:table-cell office:value-type="float" office:value="131.71899999999999" table:style-name="ce8">
            <text:p>131.719</text:p>
          </table:table-cell>
          <table:table-cell office:value-type="float" office:value="121.092" table:style-name="ce8">
            <text:p>121.092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15.566" table:style-name="ce8">
            <text:p>115.566</text:p>
          </table:table-cell>
          <table:table-cell office:value-type="float" office:value="110.223" table:style-name="ce8">
            <text:p>110.223</text:p>
          </table:table-cell>
          <table:table-cell office:value-type="float" office:value="106.822" table:style-name="ce8">
            <text:p>106.822</text:p>
          </table:table-cell>
          <table:table-cell office:value-type="float" office:value="104.68" table:style-name="ce8">
            <text:p>104.68</text:p>
          </table:table-cell>
          <table:table-cell office:value-type="float" office:value="103.529" table:style-name="ce8">
            <text:p>103.529</text:p>
          </table:table-cell>
          <table:table-cell office:value-type="float" office:value="103.929" table:style-name="ce8">
            <text:p>103.929</text:p>
          </table:table-cell>
          <table:table-cell office:value-type="float" office:value="105.669" table:style-name="ce8">
            <text:p>105.669</text:p>
          </table:table-cell>
          <table:table-cell office:value-type="float" office:value="117.233" table:style-name="ce8">
            <text:p>117.233</text:p>
          </table:table-cell>
          <table:table-cell office:value-type="float" office:value="139.25399999999999" table:style-name="ce8">
            <text:p>139.254</text:p>
          </table:table-cell>
          <table:table-cell office:value-type="float" office:value="147.07300000000001" table:style-name="ce8">
            <text:p>147.073</text:p>
          </table:table-cell>
          <table:table-cell office:value-type="float" office:value="150.816" table:style-name="ce8">
            <text:p>150.816</text:p>
          </table:table-cell>
          <table:table-cell office:value-type="float" office:value="155.01" table:style-name="ce8">
            <text:p>155.01</text:p>
          </table:table-cell>
          <table:table-cell office:value-type="float" office:value="152.41399999999999" table:style-name="ce8">
            <text:p>152.414</text:p>
          </table:table-cell>
          <table:table-cell office:value-type="float" office:value="152.11000000000001" table:style-name="ce8">
            <text:p>152.11</text:p>
          </table:table-cell>
          <table:table-cell office:value-type="float" office:value="156.79300000000001" table:style-name="ce8">
            <text:p>156.793</text:p>
          </table:table-cell>
          <table:table-cell office:value-type="float" office:value="159.166" table:style-name="ce8">
            <text:p>159.166</text:p>
          </table:table-cell>
          <table:table-cell office:value-type="float" office:value="159.22399999999999" table:style-name="ce8">
            <text:p>159.224</text:p>
          </table:table-cell>
          <table:table-cell office:value-type="float" office:value="156.624" table:style-name="ce8">
            <text:p>156.624</text:p>
          </table:table-cell>
          <table:table-cell office:value-type="float" office:value="153.095" table:style-name="ce8">
            <text:p>153.095</text:p>
          </table:table-cell>
          <table:table-cell office:value-type="float" office:value="153.922" table:style-name="ce8">
            <text:p>153.922</text:p>
          </table:table-cell>
          <table:table-cell office:value-type="float" office:value="151.41800000000001" table:style-name="ce8">
            <text:p>151.418</text:p>
          </table:table-cell>
          <table:table-cell office:value-type="float" office:value="153.50299999999999" table:style-name="ce8">
            <text:p>153.503</text:p>
          </table:table-cell>
          <table:table-cell office:value-type="float" office:value="142.53100000000001" table:style-name="ce8">
            <text:p>142.531</text:p>
          </table:table-cell>
          <table:table-cell office:value-type="float" office:value="131.03200000000001" table:style-name="ce8">
            <text:p>131.032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31.02799999999999" table:style-name="ce8">
            <text:p>131.028</text:p>
          </table:table-cell>
          <table:table-cell office:value-type="float" office:value="124.97" table:style-name="ce8">
            <text:p>124.97</text:p>
          </table:table-cell>
          <table:table-cell office:value-type="float" office:value="121.114" table:style-name="ce8">
            <text:p>121.114</text:p>
          </table:table-cell>
          <table:table-cell office:value-type="float" office:value="118.685" table:style-name="ce8">
            <text:p>118.685</text:p>
          </table:table-cell>
          <table:table-cell office:value-type="float" office:value="117.381" table:style-name="ce8">
            <text:p>117.381</text:p>
          </table:table-cell>
          <table:table-cell office:value-type="float" office:value="117.834" table:style-name="ce8">
            <text:p>117.834</text:p>
          </table:table-cell>
          <table:table-cell office:value-type="float" office:value="119.807" table:style-name="ce8">
            <text:p>119.807</text:p>
          </table:table-cell>
          <table:table-cell office:value-type="float" office:value="132.91800000000001" table:style-name="ce8">
            <text:p>132.918</text:p>
          </table:table-cell>
          <table:table-cell office:value-type="float" office:value="159.42099999999999" table:style-name="ce8">
            <text:p>159.421</text:p>
          </table:table-cell>
          <table:table-cell office:value-type="float" office:value="168.37200000000001" table:style-name="ce8">
            <text:p>168.372</text:p>
          </table:table-cell>
          <table:table-cell office:value-type="float" office:value="172.65700000000001" table:style-name="ce8">
            <text:p>172.657</text:p>
          </table:table-cell>
          <table:table-cell office:value-type="float" office:value="177.459" table:style-name="ce8">
            <text:p>177.459</text:p>
          </table:table-cell>
          <table:table-cell office:value-type="float" office:value="174.48699999999999" table:style-name="ce8">
            <text:p>174.487</text:p>
          </table:table-cell>
          <table:table-cell office:value-type="float" office:value="174.13900000000001" table:style-name="ce8">
            <text:p>174.139</text:p>
          </table:table-cell>
          <table:table-cell office:value-type="float" office:value="179.499" table:style-name="ce8">
            <text:p>179.499</text:p>
          </table:table-cell>
          <table:table-cell office:value-type="float" office:value="182.21700000000001" table:style-name="ce8">
            <text:p>182.217</text:p>
          </table:table-cell>
          <table:table-cell office:value-type="float" office:value="182.28299999999999" table:style-name="ce8">
            <text:p>182.283</text:p>
          </table:table-cell>
          <table:table-cell office:value-type="float" office:value="179.30600000000001" table:style-name="ce8">
            <text:p>179.306</text:p>
          </table:table-cell>
          <table:table-cell office:value-type="float" office:value="175.26599999999999" table:style-name="ce8">
            <text:p>175.266</text:p>
          </table:table-cell>
          <table:table-cell office:value-type="float" office:value="176.21299999999999" table:style-name="ce8">
            <text:p>176.213</text:p>
          </table:table-cell>
          <table:table-cell office:value-type="float" office:value="173.34700000000001" table:style-name="ce8">
            <text:p>173.347</text:p>
          </table:table-cell>
          <table:table-cell office:value-type="float" office:value="175.733" table:style-name="ce8">
            <text:p>175.733</text:p>
          </table:table-cell>
          <table:table-cell office:value-type="float" office:value="161.601" table:style-name="ce8">
            <text:p>161.601</text:p>
          </table:table-cell>
          <table:table-cell office:value-type="float" office:value="148.56299999999999" table:style-name="ce8">
            <text:p>148.563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82.888999999999996" table:style-name="ce8">
            <text:p>82.889</text:p>
          </table:table-cell>
          <table:table-cell office:value-type="float" office:value="79.057000000000002" table:style-name="ce8">
            <text:p>79.057</text:p>
          </table:table-cell>
          <table:table-cell office:value-type="float" office:value="76.617000000000004" table:style-name="ce8">
            <text:p>76.617</text:p>
          </table:table-cell>
          <table:table-cell office:value-type="float" office:value="75.081000000000003" table:style-name="ce8">
            <text:p>75.081</text:p>
          </table:table-cell>
          <table:table-cell office:value-type="float" office:value="74.256" table:style-name="ce8">
            <text:p>74.256</text:p>
          </table:table-cell>
          <table:table-cell office:value-type="float" office:value="74.542000000000002" table:style-name="ce8">
            <text:p>74.542</text:p>
          </table:table-cell>
          <table:table-cell office:value-type="float" office:value="75.790000000000006" table:style-name="ce8">
            <text:p>75.79</text:p>
          </table:table-cell>
          <table:table-cell office:value-type="float" office:value="84.084000000000003" table:style-name="ce8">
            <text:p>84.084</text:p>
          </table:table-cell>
          <table:table-cell office:value-type="float" office:value="111.004" table:style-name="ce8">
            <text:p>111.004</text:p>
          </table:table-cell>
          <table:table-cell office:value-type="float" office:value="117.236" table:style-name="ce8">
            <text:p>117.236</text:p>
          </table:table-cell>
          <table:table-cell office:value-type="float" office:value="120.21899999999999" table:style-name="ce8">
            <text:p>120.219</text:p>
          </table:table-cell>
          <table:table-cell office:value-type="float" office:value="123.563" table:style-name="ce8">
            <text:p>123.563</text:p>
          </table:table-cell>
          <table:table-cell office:value-type="float" office:value="121.494" table:style-name="ce8">
            <text:p>121.494</text:p>
          </table:table-cell>
          <table:table-cell office:value-type="float" office:value="121.251" table:style-name="ce8">
            <text:p>121.251</text:p>
          </table:table-cell>
          <table:table-cell office:value-type="float" office:value="124.98399999999999" table:style-name="ce8">
            <text:p>124.984</text:p>
          </table:table-cell>
          <table:table-cell office:value-type="float" office:value="126.876" table:style-name="ce8">
            <text:p>126.876</text:p>
          </table:table-cell>
          <table:table-cell office:value-type="float" office:value="126.922" table:style-name="ce8">
            <text:p>126.922</text:p>
          </table:table-cell>
          <table:table-cell office:value-type="float" office:value="124.85" table:style-name="ce8">
            <text:p>124.85</text:p>
          </table:table-cell>
          <table:table-cell office:value-type="float" office:value="122.03700000000001" table:style-name="ce8">
            <text:p>122.037</text:p>
          </table:table-cell>
          <table:table-cell office:value-type="float" office:value="122.696" table:style-name="ce8">
            <text:p>122.696</text:p>
          </table:table-cell>
          <table:table-cell office:value-type="float" office:value="120.7" table:style-name="ce8">
            <text:p>120.7</text:p>
          </table:table-cell>
          <table:table-cell office:value-type="float" office:value="122.36199999999999" table:style-name="ce8">
            <text:p>122.362</text:p>
          </table:table-cell>
          <table:table-cell office:value-type="float" office:value="102.229" table:style-name="ce8">
            <text:p>102.229</text:p>
          </table:table-cell>
          <table:table-cell office:value-type="float" office:value="93.981999999999999" table:style-name="ce8">
            <text:p>93.982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72.05" table:style-name="ce8">
            <text:p>72.05</text:p>
          </table:table-cell>
          <table:table-cell office:value-type="float" office:value="68.718999999999994" table:style-name="ce8">
            <text:p>68.719</text:p>
          </table:table-cell>
          <table:table-cell office:value-type="float" office:value="66.597999999999999" table:style-name="ce8">
            <text:p>66.598</text:p>
          </table:table-cell>
          <table:table-cell office:value-type="float" office:value="65.262" table:style-name="ce8">
            <text:p>65.262</text:p>
          </table:table-cell>
          <table:table-cell office:value-type="float" office:value="64.545000000000002" table:style-name="ce8">
            <text:p>64.545</text:p>
          </table:table-cell>
          <table:table-cell office:value-type="float" office:value="64.793999999999997" table:style-name="ce8">
            <text:p>64.794</text:p>
          </table:table-cell>
          <table:table-cell office:value-type="float" office:value="65.879000000000005" table:style-name="ce8">
            <text:p>65.879</text:p>
          </table:table-cell>
          <table:table-cell office:value-type="float" office:value="73.088999999999999" table:style-name="ce8">
            <text:p>73.089</text:p>
          </table:table-cell>
          <table:table-cell office:value-type="float" office:value="103.96299999999999" table:style-name="ce8">
            <text:p>103.963</text:p>
          </table:table-cell>
          <table:table-cell office:value-type="float" office:value="109.8" table:style-name="ce8">
            <text:p>109.8</text:p>
          </table:table-cell>
          <table:table-cell office:value-type="float" office:value="112.59399999999999" table:style-name="ce8">
            <text:p>112.594</text:p>
          </table:table-cell>
          <table:table-cell office:value-type="float" office:value="115.726" table:style-name="ce8">
            <text:p>115.726</text:p>
          </table:table-cell>
          <table:table-cell office:value-type="float" office:value="113.78700000000001" table:style-name="ce8">
            <text:p>113.787</text:p>
          </table:table-cell>
          <table:table-cell office:value-type="float" office:value="113.56" table:style-name="ce8">
            <text:p>113.56</text:p>
          </table:table-cell>
          <table:table-cell office:value-type="float" office:value="117.056" table:style-name="ce8">
            <text:p>117.056</text:p>
          </table:table-cell>
          <table:table-cell office:value-type="float" office:value="118.828" table:style-name="ce8">
            <text:p>118.828</text:p>
          </table:table-cell>
          <table:table-cell office:value-type="float" office:value="118.871" table:style-name="ce8">
            <text:p>118.871</text:p>
          </table:table-cell>
          <table:table-cell office:value-type="float" office:value="116.93" table:style-name="ce8">
            <text:p>116.93</text:p>
          </table:table-cell>
          <table:table-cell office:value-type="float" office:value="114.29600000000001" table:style-name="ce8">
            <text:p>114.296</text:p>
          </table:table-cell>
          <table:table-cell office:value-type="float" office:value="114.913" table:style-name="ce8">
            <text:p>114.913</text:p>
          </table:table-cell>
          <table:table-cell office:value-type="float" office:value="113.044" table:style-name="ce8">
            <text:p>113.044</text:p>
          </table:table-cell>
          <table:table-cell office:value-type="float" office:value="114.6" table:style-name="ce8">
            <text:p>114.6</text:p>
          </table:table-cell>
          <table:table-cell office:value-type="float" office:value="88.861000000000004" table:style-name="ce8">
            <text:p>88.861</text:p>
          </table:table-cell>
          <table:table-cell office:value-type="float" office:value="81.691999999999993" table:style-name="ce8">
            <text:p>81.692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24.971" table:style-name="ce8">
            <text:p>124.971</text:p>
          </table:table-cell>
          <table:table-cell office:value-type="float" office:value="119.193" table:style-name="ce8">
            <text:p>119.193</text:p>
          </table:table-cell>
          <table:table-cell office:value-type="float" office:value="115.515" table:style-name="ce8">
            <text:p>115.515</text:p>
          </table:table-cell>
          <table:table-cell office:value-type="float" office:value="113.19799999999999" table:style-name="ce8">
            <text:p>113.198</text:p>
          </table:table-cell>
          <table:table-cell office:value-type="float" office:value="111.95399999999999" table:style-name="ce8">
            <text:p>111.954</text:p>
          </table:table-cell>
          <table:table-cell office:value-type="float" office:value="112.387" table:style-name="ce8">
            <text:p>112.387</text:p>
          </table:table-cell>
          <table:table-cell office:value-type="float" office:value="114.268" table:style-name="ce8">
            <text:p>114.268</text:p>
          </table:table-cell>
          <table:table-cell office:value-type="float" office:value="126.773" table:style-name="ce8">
            <text:p>126.773</text:p>
          </table:table-cell>
          <table:table-cell office:value-type="float" office:value="175.24199999999999" table:style-name="ce8">
            <text:p>175.242</text:p>
          </table:table-cell>
          <table:table-cell office:value-type="float" office:value="185.08" table:style-name="ce8">
            <text:p>185.08</text:p>
          </table:table-cell>
          <table:table-cell office:value-type="float" office:value="189.79" table:style-name="ce8">
            <text:p>189.79</text:p>
          </table:table-cell>
          <table:table-cell office:value-type="float" office:value="195.06899999999999" table:style-name="ce8">
            <text:p>195.069</text:p>
          </table:table-cell>
          <table:table-cell office:value-type="float" office:value="191.80199999999999" table:style-name="ce8">
            <text:p>191.802</text:p>
          </table:table-cell>
          <table:table-cell office:value-type="float" office:value="191.41900000000001" table:style-name="ce8">
            <text:p>191.419</text:p>
          </table:table-cell>
          <table:table-cell office:value-type="float" office:value="197.31200000000001" table:style-name="ce8">
            <text:p>197.312</text:p>
          </table:table-cell>
          <table:table-cell office:value-type="float" office:value="200.29900000000001" table:style-name="ce8">
            <text:p>200.299</text:p>
          </table:table-cell>
          <table:table-cell office:value-type="float" office:value="200.37200000000001" table:style-name="ce8">
            <text:p>200.372</text:p>
          </table:table-cell>
          <table:table-cell office:value-type="float" office:value="197.1" table:style-name="ce8">
            <text:p>197.1</text:p>
          </table:table-cell>
          <table:table-cell office:value-type="float" office:value="192.65899999999999" table:style-name="ce8">
            <text:p>192.659</text:p>
          </table:table-cell>
          <table:table-cell office:value-type="float" office:value="193.7" table:style-name="ce8">
            <text:p>193.7</text:p>
          </table:table-cell>
          <table:table-cell office:value-type="float" office:value="190.54900000000001" table:style-name="ce8">
            <text:p>190.549</text:p>
          </table:table-cell>
          <table:table-cell office:value-type="float" office:value="193.173" table:style-name="ce8">
            <text:p>193.173</text:p>
          </table:table-cell>
          <table:table-cell office:value-type="float" office:value="154.13" table:style-name="ce8">
            <text:p>154.13</text:p>
          </table:table-cell>
          <table:table-cell office:value-type="float" office:value="141.69499999999999" table:style-name="ce8">
            <text:p>141.695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55.152999999999999" table:style-name="ce8">
            <text:p>55.153</text:p>
          </table:table-cell>
          <table:table-cell office:value-type="float" office:value="52.603000000000002" table:style-name="ce8">
            <text:p>52.603</text:p>
          </table:table-cell>
          <table:table-cell office:value-type="float" office:value="50.98" table:style-name="ce8">
            <text:p>50.98</text:p>
          </table:table-cell>
          <table:table-cell office:value-type="float" office:value="49.957000000000001" table:style-name="ce8">
            <text:p>49.957</text:p>
          </table:table-cell>
          <table:table-cell office:value-type="float" office:value="49.408000000000001" table:style-name="ce8">
            <text:p>49.408</text:p>
          </table:table-cell>
          <table:table-cell office:value-type="float" office:value="49.598999999999997" table:style-name="ce8">
            <text:p>49.599</text:p>
          </table:table-cell>
          <table:table-cell office:value-type="float" office:value="50.43" table:style-name="ce8">
            <text:p>50.43</text:p>
          </table:table-cell>
          <table:table-cell office:value-type="float" office:value="55.948" table:style-name="ce8">
            <text:p>55.948</text:p>
          </table:table-cell>
          <table:table-cell office:value-type="float" office:value="60.761000000000003" table:style-name="ce8">
            <text:p>60.761</text:p>
          </table:table-cell>
          <table:table-cell office:value-type="float" office:value="64.171999999999997" table:style-name="ce8">
            <text:p>64.172</text:p>
          </table:table-cell>
          <table:table-cell office:value-type="float" office:value="65.805000000000007" table:style-name="ce8">
            <text:p>65.805</text:p>
          </table:table-cell>
          <table:table-cell office:value-type="float" office:value="67.635999999999996" table:style-name="ce8">
            <text:p>67.636</text:p>
          </table:table-cell>
          <table:table-cell office:value-type="float" office:value="66.503" table:style-name="ce8">
            <text:p>66.503</text:p>
          </table:table-cell>
          <table:table-cell office:value-type="float" office:value="66.37" table:style-name="ce8">
            <text:p>66.37</text:p>
          </table:table-cell>
          <table:table-cell office:value-type="float" office:value="68.412999999999997" table:style-name="ce8">
            <text:p>68.413</text:p>
          </table:table-cell>
          <table:table-cell office:value-type="float" office:value="69.448999999999998" table:style-name="ce8">
            <text:p>69.449</text:p>
          </table:table-cell>
          <table:table-cell office:value-type="float" office:value="69.474000000000004" table:style-name="ce8">
            <text:p>69.474</text:p>
          </table:table-cell>
          <table:table-cell office:value-type="float" office:value="68.34" table:style-name="ce8">
            <text:p>68.34</text:p>
          </table:table-cell>
          <table:table-cell office:value-type="float" office:value="66.8" table:style-name="ce8">
            <text:p>66.8</text:p>
          </table:table-cell>
          <table:table-cell office:value-type="float" office:value="67.161000000000001" table:style-name="ce8">
            <text:p>67.161</text:p>
          </table:table-cell>
          <table:table-cell office:value-type="float" office:value="66.067999999999998" table:style-name="ce8">
            <text:p>66.068</text:p>
          </table:table-cell>
          <table:table-cell office:value-type="float" office:value="66.977999999999994" table:style-name="ce8">
            <text:p>66.978</text:p>
          </table:table-cell>
          <table:table-cell office:value-type="float" office:value="68.022000000000006" table:style-name="ce8">
            <text:p>68.022</text:p>
          </table:table-cell>
          <table:table-cell office:value-type="float" office:value="62.533999999999999" table:style-name="ce8">
            <text:p>62.534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62.167000000000002" table:style-name="ce8">
            <text:p>62.167</text:p>
          </table:table-cell>
          <table:table-cell office:value-type="float" office:value="59.292999999999999" table:style-name="ce8">
            <text:p>59.293</text:p>
          </table:table-cell>
          <table:table-cell office:value-type="float" office:value="57.463000000000001" table:style-name="ce8">
            <text:p>57.463</text:p>
          </table:table-cell>
          <table:table-cell office:value-type="float" office:value="56.31" table:style-name="ce8">
            <text:p>56.31</text:p>
          </table:table-cell>
          <table:table-cell office:value-type="float" office:value="55.692" table:style-name="ce8">
            <text:p>55.692</text:p>
          </table:table-cell>
          <table:table-cell office:value-type="float" office:value="55.906999999999996" table:style-name="ce8">
            <text:p>55.907</text:p>
          </table:table-cell>
          <table:table-cell office:value-type="float" office:value="56.843000000000004" table:style-name="ce8">
            <text:p>56.843</text:p>
          </table:table-cell>
          <table:table-cell office:value-type="float" office:value="63.063000000000002" table:style-name="ce8">
            <text:p>63.063</text:p>
          </table:table-cell>
          <table:table-cell office:value-type="float" office:value="71.191999999999993" table:style-name="ce8">
            <text:p>71.192</text:p>
          </table:table-cell>
          <table:table-cell office:value-type="float" office:value="75.188999999999993" table:style-name="ce8">
            <text:p>75.189</text:p>
          </table:table-cell>
          <table:table-cell office:value-type="float" office:value="77.102000000000004" table:style-name="ce8">
            <text:p>77.102</text:p>
          </table:table-cell>
          <table:table-cell office:value-type="float" office:value="79.247" table:style-name="ce8">
            <text:p>79.247</text:p>
          </table:table-cell>
          <table:table-cell office:value-type="float" office:value="77.92" table:style-name="ce8">
            <text:p>77.92</text:p>
          </table:table-cell>
          <table:table-cell office:value-type="float" office:value="77.763999999999996" table:style-name="ce8">
            <text:p>77.764</text:p>
          </table:table-cell>
          <table:table-cell office:value-type="float" office:value="80.158000000000001" table:style-name="ce8">
            <text:p>80.158</text:p>
          </table:table-cell>
          <table:table-cell office:value-type="float" office:value="81.372" table:style-name="ce8">
            <text:p>81.372</text:p>
          </table:table-cell>
          <table:table-cell office:value-type="float" office:value="81.400999999999996" table:style-name="ce8">
            <text:p>81.401</text:p>
          </table:table-cell>
          <table:table-cell office:value-type="float" office:value="80.072000000000003" table:style-name="ce8">
            <text:p>80.072</text:p>
          </table:table-cell>
          <table:table-cell office:value-type="float" office:value="78.268000000000001" table:style-name="ce8">
            <text:p>78.268</text:p>
          </table:table-cell>
          <table:table-cell office:value-type="float" office:value="78.69" table:style-name="ce8">
            <text:p>78.69</text:p>
          </table:table-cell>
          <table:table-cell office:value-type="float" office:value="77.411000000000001" table:style-name="ce8">
            <text:p>77.411</text:p>
          </table:table-cell>
          <table:table-cell office:value-type="float" office:value="78.475999999999999" table:style-name="ce8">
            <text:p>78.476</text:p>
          </table:table-cell>
          <table:table-cell office:value-type="float" office:value="76.671999999999997" table:style-name="ce8">
            <text:p>76.672</text:p>
          </table:table-cell>
          <table:table-cell office:value-type="float" office:value="70.486000000000004" table:style-name="ce8">
            <text:p>70.486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74.599999999999994" table:style-name="ce8">
            <text:p>74.6</text:p>
          </table:table-cell>
          <table:table-cell office:value-type="float" office:value="71.150999999999996" table:style-name="ce8">
            <text:p>71.151</text:p>
          </table:table-cell>
          <table:table-cell office:value-type="float" office:value="68.954999999999998" table:style-name="ce8">
            <text:p>68.955</text:p>
          </table:table-cell>
          <table:table-cell office:value-type="float" office:value="67.572999999999993" table:style-name="ce8">
            <text:p>67.573</text:p>
          </table:table-cell>
          <table:table-cell office:value-type="float" office:value="66.83" table:style-name="ce8">
            <text:p>66.83</text:p>
          </table:table-cell>
          <table:table-cell office:value-type="float" office:value="67.087999999999994" table:style-name="ce8">
            <text:p>67.088</text:p>
          </table:table-cell>
          <table:table-cell office:value-type="float" office:value="68.210999999999999" table:style-name="ce8">
            <text:p>68.211</text:p>
          </table:table-cell>
          <table:table-cell office:value-type="float" office:value="75.676000000000002" table:style-name="ce8">
            <text:p>75.676</text:p>
          </table:table-cell>
          <table:table-cell office:value-type="float" office:value="96.661000000000001" table:style-name="ce8">
            <text:p>96.661</text:p>
          </table:table-cell>
          <table:table-cell office:value-type="float" office:value="102.08799999999999" table:style-name="ce8">
            <text:p>102.088</text:p>
          </table:table-cell>
          <table:table-cell office:value-type="float" office:value="104.68600000000001" table:style-name="ce8">
            <text:p>104.686</text:p>
          </table:table-cell>
          <table:table-cell office:value-type="float" office:value="107.598" table:style-name="ce8">
            <text:p>107.598</text:p>
          </table:table-cell>
          <table:table-cell office:value-type="float" office:value="105.79600000000001" table:style-name="ce8">
            <text:p>105.796</text:p>
          </table:table-cell>
          <table:table-cell office:value-type="float" office:value="105.58499999999999" table:style-name="ce8">
            <text:p>105.585</text:p>
          </table:table-cell>
          <table:table-cell office:value-type="float" office:value="108.83499999999999" table:style-name="ce8">
            <text:p>108.835</text:p>
          </table:table-cell>
          <table:table-cell office:value-type="float" office:value="110.482" table:style-name="ce8">
            <text:p>110.482</text:p>
          </table:table-cell>
          <table:table-cell office:value-type="float" office:value="110.523" table:style-name="ce8">
            <text:p>110.523</text:p>
          </table:table-cell>
          <table:table-cell office:value-type="float" office:value="108.718" table:style-name="ce8">
            <text:p>108.718</text:p>
          </table:table-cell>
          <table:table-cell office:value-type="float" office:value="106.268" table:style-name="ce8">
            <text:p>106.268</text:p>
          </table:table-cell>
          <table:table-cell office:value-type="float" office:value="106.842" table:style-name="ce8">
            <text:p>106.842</text:p>
          </table:table-cell>
          <table:table-cell office:value-type="float" office:value="105.104" table:style-name="ce8">
            <text:p>105.104</text:p>
          </table:table-cell>
          <table:table-cell office:value-type="float" office:value="106.55200000000001" table:style-name="ce8">
            <text:p>106.552</text:p>
          </table:table-cell>
          <table:table-cell office:value-type="float" office:value="92.006" table:style-name="ce8">
            <text:p>92.006</text:p>
          </table:table-cell>
          <table:table-cell office:value-type="float" office:value="84.582999999999998" table:style-name="ce8">
            <text:p>84.583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52.124000000000002" table:style-name="ce8">
            <text:p>52.124</text:p>
          </table:table-cell>
          <table:table-cell office:value-type="float" office:value="49.715000000000003" table:style-name="ce8">
            <text:p>49.715</text:p>
          </table:table-cell>
          <table:table-cell office:value-type="float" office:value="48.18" table:style-name="ce8">
            <text:p>48.18</text:p>
          </table:table-cell>
          <table:table-cell office:value-type="float" office:value="47.213999999999999" table:style-name="ce8">
            <text:p>47.214</text:p>
          </table:table-cell>
          <table:table-cell office:value-type="float" office:value="46.695" table:style-name="ce8">
            <text:p>46.695</text:p>
          </table:table-cell>
          <table:table-cell office:value-type="float" office:value="46.875999999999998" table:style-name="ce8">
            <text:p>46.876</text:p>
          </table:table-cell>
          <table:table-cell office:value-type="float" office:value="47.66" table:style-name="ce8">
            <text:p>47.66</text:p>
          </table:table-cell>
          <table:table-cell office:value-type="float" office:value="52.875999999999998" table:style-name="ce8">
            <text:p>52.876</text:p>
          </table:table-cell>
          <table:table-cell office:value-type="float" office:value="66.498000000000005" table:style-name="ce8">
            <text:p>66.498</text:p>
          </table:table-cell>
          <table:table-cell office:value-type="float" office:value="70.230999999999995" table:style-name="ce8">
            <text:p>70.231</text:p>
          </table:table-cell>
          <table:table-cell office:value-type="float" office:value="72.019000000000005" table:style-name="ce8">
            <text:p>72.019</text:p>
          </table:table-cell>
          <table:table-cell office:value-type="float" office:value="74.022000000000006" table:style-name="ce8">
            <text:p>74.022</text:p>
          </table:table-cell>
          <table:table-cell office:value-type="float" office:value="72.781999999999996" table:style-name="ce8">
            <text:p>72.782</text:p>
          </table:table-cell>
          <table:table-cell office:value-type="float" office:value="72.637" table:style-name="ce8">
            <text:p>72.637</text:p>
          </table:table-cell>
          <table:table-cell office:value-type="float" office:value="74.873000000000005" table:style-name="ce8">
            <text:p>74.873</text:p>
          </table:table-cell>
          <table:table-cell office:value-type="float" office:value="76.006" table:style-name="ce8">
            <text:p>76.006</text:p>
          </table:table-cell>
          <table:table-cell office:value-type="float" office:value="76.034000000000006" table:style-name="ce8">
            <text:p>76.034</text:p>
          </table:table-cell>
          <table:table-cell office:value-type="float" office:value="74.792000000000002" table:style-name="ce8">
            <text:p>74.792</text:p>
          </table:table-cell>
          <table:table-cell office:value-type="float" office:value="73.106999999999999" table:style-name="ce8">
            <text:p>73.107</text:p>
          </table:table-cell>
          <table:table-cell office:value-type="float" office:value="73.501999999999995" table:style-name="ce8">
            <text:p>73.502</text:p>
          </table:table-cell>
          <table:table-cell office:value-type="float" office:value="72.307000000000002" table:style-name="ce8">
            <text:p>72.307</text:p>
          </table:table-cell>
          <table:table-cell office:value-type="float" office:value="73.302000000000007" table:style-name="ce8">
            <text:p>73.302</text:p>
          </table:table-cell>
          <table:table-cell office:value-type="float" office:value="64.287000000000006" table:style-name="ce8">
            <text:p>64.287</text:p>
          </table:table-cell>
          <table:table-cell office:value-type="float" office:value="59.1" table:style-name="ce8">
            <text:p>59.1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40.807000000000002" table:style-name="ce8">
            <text:p>40.807</text:p>
          </table:table-cell>
          <table:table-cell office:value-type="float" office:value="38.92" table:style-name="ce8">
            <text:p>38.92</text:p>
          </table:table-cell>
          <table:table-cell office:value-type="float" office:value="37.719000000000001" table:style-name="ce8">
            <text:p>37.719</text:p>
          </table:table-cell>
          <table:table-cell office:value-type="float" office:value="36.963000000000001" table:style-name="ce8">
            <text:p>36.963</text:p>
          </table:table-cell>
          <table:table-cell office:value-type="float" office:value="36.557000000000002" table:style-name="ce8">
            <text:p>36.557</text:p>
          </table:table-cell>
          <table:table-cell office:value-type="float" office:value="36.698" table:style-name="ce8">
            <text:p>36.698</text:p>
          </table:table-cell>
          <table:table-cell office:value-type="float" office:value="37.311999999999998" table:style-name="ce8">
            <text:p>37.312</text:p>
          </table:table-cell>
          <table:table-cell office:value-type="float" office:value="41.395000000000003" table:style-name="ce8">
            <text:p>41.395</text:p>
          </table:table-cell>
          <table:table-cell office:value-type="float" office:value="53.110999999999997" table:style-name="ce8">
            <text:p>53.111</text:p>
          </table:table-cell>
          <table:table-cell office:value-type="float" office:value="56.093000000000004" table:style-name="ce8">
            <text:p>56.093</text:p>
          </table:table-cell>
          <table:table-cell office:value-type="float" office:value="57.521000000000001" table:style-name="ce8">
            <text:p>57.521</text:p>
          </table:table-cell>
          <table:table-cell office:value-type="float" office:value="59.121000000000002" table:style-name="ce8">
            <text:p>59.121</text:p>
          </table:table-cell>
          <table:table-cell office:value-type="float" office:value="58.13" table:style-name="ce8">
            <text:p>58.13</text:p>
          </table:table-cell>
          <table:table-cell office:value-type="float" office:value="58.015000000000001" table:style-name="ce8">
            <text:p>58.015</text:p>
          </table:table-cell>
          <table:table-cell office:value-type="float" office:value="59.8" table:style-name="ce8">
            <text:p>59.8</text:p>
          </table:table-cell>
          <table:table-cell office:value-type="float" office:value="60.706000000000003" table:style-name="ce8">
            <text:p>60.706</text:p>
          </table:table-cell>
          <table:table-cell office:value-type="float" office:value="60.728000000000002" table:style-name="ce8">
            <text:p>60.728</text:p>
          </table:table-cell>
          <table:table-cell office:value-type="float" office:value="59.735999999999997" table:style-name="ce8">
            <text:p>59.736</text:p>
          </table:table-cell>
          <table:table-cell office:value-type="float" office:value="58.39" table:style-name="ce8">
            <text:p>58.39</text:p>
          </table:table-cell>
          <table:table-cell office:value-type="float" office:value="58.706000000000003" table:style-name="ce8">
            <text:p>58.706</text:p>
          </table:table-cell>
          <table:table-cell office:value-type="float" office:value="57.750999999999998" table:style-name="ce8">
            <text:p>57.751</text:p>
          </table:table-cell>
          <table:table-cell office:value-type="float" office:value="58.545999999999999" table:style-name="ce8">
            <text:p>58.546</text:p>
          </table:table-cell>
          <table:table-cell office:value-type="float" office:value="50.328000000000003" table:style-name="ce8">
            <text:p>50.328</text:p>
          </table:table-cell>
          <table:table-cell office:value-type="float" office:value="46.268000000000001" table:style-name="ce8">
            <text:p>46.268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58.286" table:style-name="ce8">
            <text:p>158.286</text:p>
          </table:table-cell>
          <table:table-cell office:value-type="float" office:value="150.96799999999999" table:style-name="ce8">
            <text:p>150.968</text:p>
          </table:table-cell>
          <table:table-cell office:value-type="float" office:value="146.309" table:style-name="ce8">
            <text:p>146.309</text:p>
          </table:table-cell>
          <table:table-cell office:value-type="float" office:value="143.375" table:style-name="ce8">
            <text:p>143.375</text:p>
          </table:table-cell>
          <table:table-cell office:value-type="float" office:value="141.80000000000001" table:style-name="ce8">
            <text:p>141.8</text:p>
          </table:table-cell>
          <table:table-cell office:value-type="float" office:value="142.34700000000001" table:style-name="ce8">
            <text:p>142.347</text:p>
          </table:table-cell>
          <table:table-cell office:value-type="float" office:value="144.72999999999999" table:style-name="ce8">
            <text:p>144.73</text:p>
          </table:table-cell>
          <table:table-cell office:value-type="float" office:value="160.56899999999999" table:style-name="ce8">
            <text:p>160.569</text:p>
          </table:table-cell>
          <table:table-cell office:value-type="float" office:value="140.99299999999999" table:style-name="ce8">
            <text:p>140.993</text:p>
          </table:table-cell>
          <table:table-cell office:value-type="float" office:value="148.90899999999999" table:style-name="ce8">
            <text:p>148.909</text:p>
          </table:table-cell>
          <table:table-cell office:value-type="float" office:value="152.69800000000001" table:style-name="ce8">
            <text:p>152.698</text:p>
          </table:table-cell>
          <table:table-cell office:value-type="float" office:value="156.946" table:style-name="ce8">
            <text:p>156.946</text:p>
          </table:table-cell>
          <table:table-cell office:value-type="float" office:value="154.31700000000001" table:style-name="ce8">
            <text:p>154.317</text:p>
          </table:table-cell>
          <table:table-cell office:value-type="float" office:value="154.00899999999999" table:style-name="ce8">
            <text:p>154.009</text:p>
          </table:table-cell>
          <table:table-cell office:value-type="float" office:value="158.75" table:style-name="ce8">
            <text:p>158.75</text:p>
          </table:table-cell>
          <table:table-cell office:value-type="float" office:value="161.15299999999999" table:style-name="ce8">
            <text:p>161.153</text:p>
          </table:table-cell>
          <table:table-cell office:value-type="float" office:value="161.21199999999999" table:style-name="ce8">
            <text:p>161.212</text:p>
          </table:table-cell>
          <table:table-cell office:value-type="float" office:value="158.57900000000001" table:style-name="ce8">
            <text:p>158.579</text:p>
          </table:table-cell>
          <table:table-cell office:value-type="float" office:value="155.00700000000001" table:style-name="ce8">
            <text:p>155.007</text:p>
          </table:table-cell>
          <table:table-cell office:value-type="float" office:value="155.84399999999999" table:style-name="ce8">
            <text:p>155.844</text:p>
          </table:table-cell>
          <table:table-cell office:value-type="float" office:value="153.309" table:style-name="ce8">
            <text:p>153.309</text:p>
          </table:table-cell>
          <table:table-cell office:value-type="float" office:value="155.41999999999999" table:style-name="ce8">
            <text:p>155.42</text:p>
          </table:table-cell>
          <table:table-cell office:value-type="float" office:value="195.21899999999999" table:style-name="ce8">
            <text:p>195.219</text:p>
          </table:table-cell>
          <table:table-cell office:value-type="float" office:value="179.46899999999999" table:style-name="ce8">
            <text:p>179.469</text:p>
          </table:table-cell>
          <table:table-cell table:number-columns-repeated="1635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6.5350000000000001" table:style-name="ce8">
            <text:p>6.535</text:p>
          </table:table-cell>
          <table:table-cell office:value-type="float" office:value="6.2329999999999997" table:style-name="ce8">
            <text:p>6.233</text:p>
          </table:table-cell>
          <table:table-cell office:value-type="float" office:value="6.0410000000000004" table:style-name="ce8">
            <text:p>6.041</text:p>
          </table:table-cell>
          <table:table-cell office:value-type="float" office:value="5.92" table:style-name="ce8">
            <text:p>5.92</text:p>
          </table:table-cell>
          <table:table-cell office:value-type="float" office:value="5.8550000000000004" table:style-name="ce8">
            <text:p>5.855</text:p>
          </table:table-cell>
          <table:table-cell office:value-type="float" office:value="5.8769999999999998" table:style-name="ce8">
            <text:p>5.877</text:p>
          </table:table-cell>
          <table:table-cell office:value-type="float" office:value="5.976" table:style-name="ce8">
            <text:p>5.976</text:p>
          </table:table-cell>
          <table:table-cell office:value-type="float" office:value="6.63" table:style-name="ce8">
            <text:p>6.63</text:p>
          </table:table-cell>
          <table:table-cell office:value-type="float" office:value="8.2579999999999991" table:style-name="ce8">
            <text:p>8.258</text:p>
          </table:table-cell>
          <table:table-cell office:value-type="float" office:value="8.7219999999999995" table:style-name="ce8">
            <text:p>8.722</text:p>
          </table:table-cell>
          <table:table-cell office:value-type="float" office:value="8.9429999999999996" table:style-name="ce8">
            <text:p>8.943</text:p>
          </table:table-cell>
          <table:table-cell office:value-type="float" office:value="9.1920000000000002" table:style-name="ce8">
            <text:p>9.192</text:p>
          </table:table-cell>
          <table:table-cell office:value-type="float" office:value="9.0380000000000003" table:style-name="ce8">
            <text:p>9.038</text:p>
          </table:table-cell>
          <table:table-cell office:value-type="float" office:value="9.02" table:style-name="ce8">
            <text:p>9.02</text:p>
          </table:table-cell>
          <table:table-cell office:value-type="float" office:value="9.298" table:style-name="ce8">
            <text:p>9.298</text:p>
          </table:table-cell>
          <table:table-cell office:value-type="float" office:value="9.4390000000000001" table:style-name="ce8">
            <text:p>9.439</text:p>
          </table:table-cell>
          <table:table-cell office:value-type="float" office:value="9.4420000000000002" table:style-name="ce8">
            <text:p>9.442</text:p>
          </table:table-cell>
          <table:table-cell office:value-type="float" office:value="9.2880000000000003" table:style-name="ce8">
            <text:p>9.288</text:p>
          </table:table-cell>
          <table:table-cell office:value-type="float" office:value="9.0790000000000006" table:style-name="ce8">
            <text:p>9.079</text:p>
          </table:table-cell>
          <table:table-cell office:value-type="float" office:value="9.1280000000000001" table:style-name="ce8">
            <text:p>9.128</text:p>
          </table:table-cell>
          <table:table-cell office:value-type="float" office:value="8.9789999999999992" table:style-name="ce8">
            <text:p>8.979</text:p>
          </table:table-cell>
          <table:table-cell office:value-type="float" office:value="9.1029999999999998" table:style-name="ce8">
            <text:p>9.103</text:p>
          </table:table-cell>
          <table:table-cell office:value-type="float" office:value="8.06" table:style-name="ce8">
            <text:p>8.06</text:p>
          </table:table-cell>
          <table:table-cell office:value-type="float" office:value="7.41" table:style-name="ce8">
            <text:p>7.41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37.938000000000002" table:style-name="ce8">
            <text:p>37.938</text:p>
          </table:table-cell>
          <table:table-cell office:value-type="float" office:value="36.183999999999997" table:style-name="ce8">
            <text:p>36.184</text:p>
          </table:table-cell>
          <table:table-cell office:value-type="float" office:value="35.067" table:style-name="ce8">
            <text:p>35.067</text:p>
          </table:table-cell>
          <table:table-cell office:value-type="float" office:value="34.363999999999997" table:style-name="ce8">
            <text:p>34.364</text:p>
          </table:table-cell>
          <table:table-cell office:value-type="float" office:value="33.985999999999997" table:style-name="ce8">
            <text:p>33.986</text:p>
          </table:table-cell>
          <table:table-cell office:value-type="float" office:value="34.116999999999997" table:style-name="ce8">
            <text:p>34.117</text:p>
          </table:table-cell>
          <table:table-cell office:value-type="float" office:value="34.689" table:style-name="ce8">
            <text:p>34.689</text:p>
          </table:table-cell>
          <table:table-cell office:value-type="float" office:value="38.484999999999999" table:style-name="ce8">
            <text:p>38.485</text:p>
          </table:table-cell>
          <table:table-cell office:value-type="float" office:value="48.331000000000003" table:style-name="ce8">
            <text:p>48.331</text:p>
          </table:table-cell>
          <table:table-cell office:value-type="float" office:value="51.043999999999997" table:style-name="ce8">
            <text:p>51.044</text:p>
          </table:table-cell>
          <table:table-cell office:value-type="float" office:value="52.343000000000004" table:style-name="ce8">
            <text:p>52.343</text:p>
          </table:table-cell>
          <table:table-cell office:value-type="float" office:value="53.798999999999999" table:style-name="ce8">
            <text:p>53.799</text:p>
          </table:table-cell>
          <table:table-cell office:value-type="float" office:value="52.898000000000003" table:style-name="ce8">
            <text:p>52.898</text:p>
          </table:table-cell>
          <table:table-cell office:value-type="float" office:value="52.792000000000002" table:style-name="ce8">
            <text:p>52.792</text:p>
          </table:table-cell>
          <table:table-cell office:value-type="float" office:value="54.417000000000002" table:style-name="ce8">
            <text:p>54.417</text:p>
          </table:table-cell>
          <table:table-cell office:value-type="float" office:value="55.241" table:style-name="ce8">
            <text:p>55.241</text:p>
          </table:table-cell>
          <table:table-cell office:value-type="float" office:value="55.261000000000003" table:style-name="ce8">
            <text:p>55.261</text:p>
          </table:table-cell>
          <table:table-cell office:value-type="float" office:value="54.359000000000002" table:style-name="ce8">
            <text:p>54.359</text:p>
          </table:table-cell>
          <table:table-cell office:value-type="float" office:value="53.134" table:style-name="ce8">
            <text:p>53.134</text:p>
          </table:table-cell>
          <table:table-cell office:value-type="float" office:value="53.420999999999999" table:style-name="ce8">
            <text:p>53.421</text:p>
          </table:table-cell>
          <table:table-cell office:value-type="float" office:value="52.552" table:style-name="ce8">
            <text:p>52.552</text:p>
          </table:table-cell>
          <table:table-cell office:value-type="float" office:value="53.276000000000003" table:style-name="ce8">
            <text:p>53.276</text:p>
          </table:table-cell>
          <table:table-cell office:value-type="float" office:value="46.79" table:style-name="ce8">
            <text:p>46.79</text:p>
          </table:table-cell>
          <table:table-cell office:value-type="float" office:value="43.015000000000001" table:style-name="ce8">
            <text:p>43.015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30.709" table:style-name="ce8">
            <text:p>130.709</text:p>
          </table:table-cell>
          <table:table-cell office:value-type="float" office:value="124.666" table:style-name="ce8">
            <text:p>124.666</text:p>
          </table:table-cell>
          <table:table-cell office:value-type="float" office:value="120.819" table:style-name="ce8">
            <text:p>120.819</text:p>
          </table:table-cell>
          <table:table-cell office:value-type="float" office:value="118.396" table:style-name="ce8">
            <text:p>118.396</text:p>
          </table:table-cell>
          <table:table-cell office:value-type="float" office:value="117.095" table:style-name="ce8">
            <text:p>117.095</text:p>
          </table:table-cell>
          <table:table-cell office:value-type="float" office:value="117.547" table:style-name="ce8">
            <text:p>117.547</text:p>
          </table:table-cell>
          <table:table-cell office:value-type="float" office:value="119.515" table:style-name="ce8">
            <text:p>119.515</text:p>
          </table:table-cell>
          <table:table-cell office:value-type="float" office:value="132.595" table:style-name="ce8">
            <text:p>132.595</text:p>
          </table:table-cell>
          <table:table-cell office:value-type="float" office:value="148.90299999999999" table:style-name="ce8">
            <text:p>148.903</text:p>
          </table:table-cell>
          <table:table-cell office:value-type="float" office:value="157.26300000000001" table:style-name="ce8">
            <text:p>157.263</text:p>
          </table:table-cell>
          <table:table-cell office:value-type="float" office:value="161.26499999999999" table:style-name="ce8">
            <text:p>161.265</text:p>
          </table:table-cell>
          <table:table-cell office:value-type="float" office:value="165.751" table:style-name="ce8">
            <text:p>165.751</text:p>
          </table:table-cell>
          <table:table-cell office:value-type="float" office:value="162.97499999999999" table:style-name="ce8">
            <text:p>162.975</text:p>
          </table:table-cell>
          <table:table-cell office:value-type="float" office:value="162.65" table:style-name="ce8">
            <text:p>162.65</text:p>
          </table:table-cell>
          <table:table-cell office:value-type="float" office:value="167.65600000000001" table:style-name="ce8">
            <text:p>167.656</text:p>
          </table:table-cell>
          <table:table-cell office:value-type="float" office:value="170.19499999999999" table:style-name="ce8">
            <text:p>170.195</text:p>
          </table:table-cell>
          <table:table-cell office:value-type="float" office:value="170.256" table:style-name="ce8">
            <text:p>170.256</text:p>
          </table:table-cell>
          <table:table-cell office:value-type="float" office:value="167.476" table:style-name="ce8">
            <text:p>167.476</text:p>
          </table:table-cell>
          <table:table-cell office:value-type="float" office:value="163.703" table:style-name="ce8">
            <text:p>163.703</text:p>
          </table:table-cell>
          <table:table-cell office:value-type="float" office:value="164.58699999999999" table:style-name="ce8">
            <text:p>164.587</text:p>
          </table:table-cell>
          <table:table-cell office:value-type="float" office:value="161.91" table:style-name="ce8">
            <text:p>161.91</text:p>
          </table:table-cell>
          <table:table-cell office:value-type="float" office:value="164.13900000000001" table:style-name="ce8">
            <text:p>164.139</text:p>
          </table:table-cell>
          <table:table-cell office:value-type="float" office:value="161.208" table:style-name="ce8">
            <text:p>161.208</text:p>
          </table:table-cell>
          <table:table-cell office:value-type="float" office:value="148.202" table:style-name="ce8">
            <text:p>148.202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0.605" table:style-name="ce8">
            <text:p>30.605</text:p>
          </table:table-cell>
          <table:table-cell office:value-type="float" office:value="29.19" table:style-name="ce8">
            <text:p>29.19</text:p>
          </table:table-cell>
          <table:table-cell office:value-type="float" office:value="28.289000000000001" table:style-name="ce8">
            <text:p>28.289</text:p>
          </table:table-cell>
          <table:table-cell office:value-type="float" office:value="27.722000000000001" table:style-name="ce8">
            <text:p>27.722</text:p>
          </table:table-cell>
          <table:table-cell office:value-type="float" office:value="27.417000000000002" table:style-name="ce8">
            <text:p>27.417</text:p>
          </table:table-cell>
          <table:table-cell office:value-type="float" office:value="27.523" table:style-name="ce8">
            <text:p>27.523</text:p>
          </table:table-cell>
          <table:table-cell office:value-type="float" office:value="27.984000000000002" table:style-name="ce8">
            <text:p>27.984</text:p>
          </table:table-cell>
          <table:table-cell office:value-type="float" office:value="31.047000000000001" table:style-name="ce8">
            <text:p>31.047</text:p>
          </table:table-cell>
          <table:table-cell office:value-type="float" office:value="28.425000000000001" table:style-name="ce8">
            <text:p>28.425</text:p>
          </table:table-cell>
          <table:table-cell office:value-type="float" office:value="30.02" table:style-name="ce8">
            <text:p>30.02</text:p>
          </table:table-cell>
          <table:table-cell office:value-type="float" office:value="30.783999999999999" table:style-name="ce8">
            <text:p>30.784</text:p>
          </table:table-cell>
          <table:table-cell office:value-type="float" office:value="31.640999999999998" table:style-name="ce8">
            <text:p>31.641</text:p>
          </table:table-cell>
          <table:table-cell office:value-type="float" office:value="31.111000000000001" table:style-name="ce8">
            <text:p>31.111</text:p>
          </table:table-cell>
          <table:table-cell office:value-type="float" office:value="31.048999999999999" table:style-name="ce8">
            <text:p>31.049</text:p>
          </table:table-cell>
          <table:table-cell office:value-type="float" office:value="32.003999999999998" table:style-name="ce8">
            <text:p>32.004</text:p>
          </table:table-cell>
          <table:table-cell office:value-type="float" office:value="32.488999999999997" table:style-name="ce8">
            <text:p>32.489</text:p>
          </table:table-cell>
          <table:table-cell office:value-type="float" office:value="32.500999999999998" table:style-name="ce8">
            <text:p>32.501</text:p>
          </table:table-cell>
          <table:table-cell office:value-type="float" office:value="31.97" table:style-name="ce8">
            <text:p>31.97</text:p>
          </table:table-cell>
          <table:table-cell office:value-type="float" office:value="31.25" table:style-name="ce8">
            <text:p>31.25</text:p>
          </table:table-cell>
          <table:table-cell office:value-type="float" office:value="31.419" table:style-name="ce8">
            <text:p>31.419</text:p>
          </table:table-cell>
          <table:table-cell office:value-type="float" office:value="30.908000000000001" table:style-name="ce8">
            <text:p>30.908</text:p>
          </table:table-cell>
          <table:table-cell office:value-type="float" office:value="31.332999999999998" table:style-name="ce8">
            <text:p>31.333</text:p>
          </table:table-cell>
          <table:table-cell office:value-type="float" office:value="37.746000000000002" table:style-name="ce8">
            <text:p>37.746</text:p>
          </table:table-cell>
          <table:table-cell office:value-type="float" office:value="34.701000000000001" table:style-name="ce8">
            <text:p>34.701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19.232" table:style-name="ce8">
            <text:p>119.232</text:p>
          </table:table-cell>
          <table:table-cell office:value-type="float" office:value="113.72" table:style-name="ce8">
            <text:p>113.72</text:p>
          </table:table-cell>
          <table:table-cell office:value-type="float" office:value="110.211" table:style-name="ce8">
            <text:p>110.211</text:p>
          </table:table-cell>
          <table:table-cell office:value-type="float" office:value="108.001" table:style-name="ce8">
            <text:p>108.001</text:p>
          </table:table-cell>
          <table:table-cell office:value-type="float" office:value="106.81399999999999" table:style-name="ce8">
            <text:p>106.814</text:p>
          </table:table-cell>
          <table:table-cell office:value-type="float" office:value="107.226" table:style-name="ce8">
            <text:p>107.226</text:p>
          </table:table-cell>
          <table:table-cell office:value-type="float" office:value="109.021" table:style-name="ce8">
            <text:p>109.021</text:p>
          </table:table-cell>
          <table:table-cell office:value-type="float" office:value="120.952" table:style-name="ce8">
            <text:p>120.952</text:p>
          </table:table-cell>
          <table:table-cell office:value-type="float" office:value="157.77000000000001" table:style-name="ce8">
            <text:p>157.77</text:p>
          </table:table-cell>
          <table:table-cell office:value-type="float" office:value="166.62700000000001" table:style-name="ce8">
            <text:p>166.627</text:p>
          </table:table-cell>
          <table:table-cell office:value-type="float" office:value="170.86799999999999" table:style-name="ce8">
            <text:p>170.868</text:p>
          </table:table-cell>
          <table:table-cell office:value-type="float" office:value="175.62" table:style-name="ce8">
            <text:p>175.62</text:p>
          </table:table-cell>
          <table:table-cell office:value-type="float" office:value="172.679" table:style-name="ce8">
            <text:p>172.679</text:p>
          </table:table-cell>
          <table:table-cell office:value-type="float" office:value="172.33500000000001" table:style-name="ce8">
            <text:p>172.335</text:p>
          </table:table-cell>
          <table:table-cell office:value-type="float" office:value="177.63900000000001" table:style-name="ce8">
            <text:p>177.639</text:p>
          </table:table-cell>
          <table:table-cell office:value-type="float" office:value="180.32900000000001" table:style-name="ce8">
            <text:p>180.329</text:p>
          </table:table-cell>
          <table:table-cell office:value-type="float" office:value="180.39400000000001" table:style-name="ce8">
            <text:p>180.394</text:p>
          </table:table-cell>
          <table:table-cell office:value-type="float" office:value="177.44900000000001" table:style-name="ce8">
            <text:p>177.449</text:p>
          </table:table-cell>
          <table:table-cell office:value-type="float" office:value="173.45099999999999" table:style-name="ce8">
            <text:p>173.451</text:p>
          </table:table-cell>
          <table:table-cell office:value-type="float" office:value="174.387" table:style-name="ce8">
            <text:p>174.387</text:p>
          </table:table-cell>
          <table:table-cell office:value-type="float" office:value="171.55099999999999" table:style-name="ce8">
            <text:p>171.551</text:p>
          </table:table-cell>
          <table:table-cell office:value-type="float" office:value="173.91300000000001" table:style-name="ce8">
            <text:p>173.913</text:p>
          </table:table-cell>
          <table:table-cell office:value-type="float" office:value="147.053" table:style-name="ce8">
            <text:p>147.053</text:p>
          </table:table-cell>
          <table:table-cell office:value-type="float" office:value="135.18899999999999" table:style-name="ce8">
            <text:p>135.189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43.198" table:style-name="ce8">
            <text:p>43.198</text:p>
          </table:table-cell>
          <table:table-cell office:value-type="float" office:value="41.201000000000001" table:style-name="ce8">
            <text:p>41.201</text:p>
          </table:table-cell>
          <table:table-cell office:value-type="float" office:value="39.929000000000002" table:style-name="ce8">
            <text:p>39.929</text:p>
          </table:table-cell>
          <table:table-cell office:value-type="float" office:value="39.128999999999998" table:style-name="ce8">
            <text:p>39.129</text:p>
          </table:table-cell>
          <table:table-cell office:value-type="float" office:value="38.698999999999998" table:style-name="ce8">
            <text:p>38.699</text:p>
          </table:table-cell>
          <table:table-cell office:value-type="float" office:value="38.847999999999999" table:style-name="ce8">
            <text:p>38.848</text:p>
          </table:table-cell>
          <table:table-cell office:value-type="float" office:value="39.497999999999998" table:style-name="ce8">
            <text:p>39.498</text:p>
          </table:table-cell>
          <table:table-cell office:value-type="float" office:value="43.820999999999998" table:style-name="ce8">
            <text:p>43.821</text:p>
          </table:table-cell>
          <table:table-cell office:value-type="float" office:value="52.677" table:style-name="ce8">
            <text:p>52.677</text:p>
          </table:table-cell>
          <table:table-cell office:value-type="float" office:value="55.634" table:style-name="ce8">
            <text:p>55.634</text:p>
          </table:table-cell>
          <table:table-cell office:value-type="float" office:value="57.05" table:style-name="ce8">
            <text:p>57.05</text:p>
          </table:table-cell>
          <table:table-cell office:value-type="float" office:value="58.637" table:style-name="ce8">
            <text:p>58.637</text:p>
          </table:table-cell>
          <table:table-cell office:value-type="float" office:value="57.655000000000001" table:style-name="ce8">
            <text:p>57.655</text:p>
          </table:table-cell>
          <table:table-cell office:value-type="float" office:value="57.54" table:style-name="ce8">
            <text:p>57.54</text:p>
          </table:table-cell>
          <table:table-cell office:value-type="float" office:value="59.311" table:style-name="ce8">
            <text:p>59.311</text:p>
          </table:table-cell>
          <table:table-cell office:value-type="float" office:value="60.209000000000003" table:style-name="ce8">
            <text:p>60.209</text:p>
          </table:table-cell>
          <table:table-cell office:value-type="float" office:value="60.231000000000002" table:style-name="ce8">
            <text:p>60.231</text:p>
          </table:table-cell>
          <table:table-cell office:value-type="float" office:value="59.247" table:style-name="ce8">
            <text:p>59.247</text:p>
          </table:table-cell>
          <table:table-cell office:value-type="float" office:value="57.911999999999999" table:style-name="ce8">
            <text:p>57.912</text:p>
          </table:table-cell>
          <table:table-cell office:value-type="float" office:value="58.225000000000001" table:style-name="ce8">
            <text:p>58.225</text:p>
          </table:table-cell>
          <table:table-cell office:value-type="float" office:value="57.277999999999999" table:style-name="ce8">
            <text:p>57.278</text:p>
          </table:table-cell>
          <table:table-cell office:value-type="float" office:value="58.067" table:style-name="ce8">
            <text:p>58.067</text:p>
          </table:table-cell>
          <table:table-cell office:value-type="float" office:value="53.277000000000001" table:style-name="ce8">
            <text:p>53.277</text:p>
          </table:table-cell>
          <table:table-cell office:value-type="float" office:value="48.978999999999999" table:style-name="ce8">
            <text:p>48.979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6.3760000000000003" table:style-name="ce8">
            <text:p>6.376</text:p>
          </table:table-cell>
          <table:table-cell office:value-type="float" office:value="6.0810000000000004" table:style-name="ce8">
            <text:p>6.081</text:p>
          </table:table-cell>
          <table:table-cell office:value-type="float" office:value="5.8940000000000001" table:style-name="ce8">
            <text:p>5.894</text:p>
          </table:table-cell>
          <table:table-cell office:value-type="float" office:value="5.7750000000000004" table:style-name="ce8">
            <text:p>5.775</text:p>
          </table:table-cell>
          <table:table-cell office:value-type="float" office:value="5.7119999999999997" table:style-name="ce8">
            <text:p>5.712</text:p>
          </table:table-cell>
          <table:table-cell office:value-type="float" office:value="5.734" table:style-name="ce8">
            <text:p>5.734</text:p>
          </table:table-cell>
          <table:table-cell office:value-type="float" office:value="5.83" table:style-name="ce8">
            <text:p>5.83</text:p>
          </table:table-cell>
          <table:table-cell office:value-type="float" office:value="6.468" table:style-name="ce8">
            <text:p>6.468</text:p>
          </table:table-cell>
          <table:table-cell office:value-type="float" office:value="6.9539999999999997" table:style-name="ce8">
            <text:p>6.954</text:p>
          </table:table-cell>
          <table:table-cell office:value-type="float" office:value="7.3440000000000003" table:style-name="ce8">
            <text:p>7.344</text:p>
          </table:table-cell>
          <table:table-cell office:value-type="float" office:value="7.5309999999999997" table:style-name="ce8">
            <text:p>7.531</text:p>
          </table:table-cell>
          <table:table-cell office:value-type="float" office:value="7.7409999999999997" table:style-name="ce8">
            <text:p>7.741</text:p>
          </table:table-cell>
          <table:table-cell office:value-type="float" office:value="7.6109999999999998" table:style-name="ce8">
            <text:p>7.611</text:p>
          </table:table-cell>
          <table:table-cell office:value-type="float" office:value="7.5960000000000001" table:style-name="ce8">
            <text:p>7.596</text:p>
          </table:table-cell>
          <table:table-cell office:value-type="float" office:value="7.83" table:style-name="ce8">
            <text:p>7.83</text:p>
          </table:table-cell>
          <table:table-cell office:value-type="float" office:value="7.9480000000000004" table:style-name="ce8">
            <text:p>7.948</text:p>
          </table:table-cell>
          <table:table-cell office:value-type="float" office:value="7.9509999999999996" table:style-name="ce8">
            <text:p>7.951</text:p>
          </table:table-cell>
          <table:table-cell office:value-type="float" office:value="7.8209999999999997" table:style-name="ce8">
            <text:p>7.821</text:p>
          </table:table-cell>
          <table:table-cell office:value-type="float" office:value="7.6449999999999996" table:style-name="ce8">
            <text:p>7.645</text:p>
          </table:table-cell>
          <table:table-cell office:value-type="float" office:value="7.6859999999999999" table:style-name="ce8">
            <text:p>7.686</text:p>
          </table:table-cell>
          <table:table-cell office:value-type="float" office:value="7.5609999999999999" table:style-name="ce8">
            <text:p>7.561</text:p>
          </table:table-cell>
          <table:table-cell office:value-type="float" office:value="7.6660000000000004" table:style-name="ce8">
            <text:p>7.666</text:p>
          </table:table-cell>
          <table:table-cell office:value-type="float" office:value="7.8639999999999999" table:style-name="ce8">
            <text:p>7.864</text:p>
          </table:table-cell>
          <table:table-cell office:value-type="float" office:value="7.2290000000000001" table:style-name="ce8">
            <text:p>7.229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71.093000000000004" table:style-name="ce8">
            <text:p>71.093</text:p>
          </table:table-cell>
          <table:table-cell office:value-type="float" office:value="67.805999999999997" table:style-name="ce8">
            <text:p>67.806</text:p>
          </table:table-cell>
          <table:table-cell office:value-type="float" office:value="65.713999999999999" table:style-name="ce8">
            <text:p>65.714</text:p>
          </table:table-cell>
          <table:table-cell office:value-type="float" office:value="64.396000000000001" table:style-name="ce8">
            <text:p>64.396</text:p>
          </table:table-cell>
          <table:table-cell office:value-type="float" office:value="63.688000000000002" table:style-name="ce8">
            <text:p>63.688</text:p>
          </table:table-cell>
          <table:table-cell office:value-type="float" office:value="63.933999999999997" table:style-name="ce8">
            <text:p>63.934</text:p>
          </table:table-cell>
          <table:table-cell office:value-type="float" office:value="65.004999999999995" table:style-name="ce8">
            <text:p>65.005</text:p>
          </table:table-cell>
          <table:table-cell office:value-type="float" office:value="72.119" table:style-name="ce8">
            <text:p>72.119</text:p>
          </table:table-cell>
          <table:table-cell office:value-type="float" office:value="75.016999999999996" table:style-name="ce8">
            <text:p>75.017</text:p>
          </table:table-cell>
          <table:table-cell office:value-type="float" office:value="79.227999999999994" table:style-name="ce8">
            <text:p>79.228</text:p>
          </table:table-cell>
          <table:table-cell office:value-type="float" office:value="81.245000000000005" table:style-name="ce8">
            <text:p>81.245</text:p>
          </table:table-cell>
          <table:table-cell office:value-type="float" office:value="83.504000000000005" table:style-name="ce8">
            <text:p>83.504</text:p>
          </table:table-cell>
          <table:table-cell office:value-type="float" office:value="82.105999999999995" table:style-name="ce8">
            <text:p>82.106</text:p>
          </table:table-cell>
          <table:table-cell office:value-type="float" office:value="81.941999999999993" table:style-name="ce8">
            <text:p>81.942</text:p>
          </table:table-cell>
          <table:table-cell office:value-type="float" office:value="84.463999999999999" table:style-name="ce8">
            <text:p>84.464</text:p>
          </table:table-cell>
          <table:table-cell office:value-type="float" office:value="85.742999999999995" table:style-name="ce8">
            <text:p>85.743</text:p>
          </table:table-cell>
          <table:table-cell office:value-type="float" office:value="85.774000000000001" table:style-name="ce8">
            <text:p>85.774</text:p>
          </table:table-cell>
          <table:table-cell office:value-type="float" office:value="84.373999999999995" table:style-name="ce8">
            <text:p>84.374</text:p>
          </table:table-cell>
          <table:table-cell office:value-type="float" office:value="82.472999999999999" table:style-name="ce8">
            <text:p>82.473</text:p>
          </table:table-cell>
          <table:table-cell office:value-type="float" office:value="82.918000000000006" table:style-name="ce8">
            <text:p>82.918</text:p>
          </table:table-cell>
          <table:table-cell office:value-type="float" office:value="81.569000000000003" table:style-name="ce8">
            <text:p>81.569</text:p>
          </table:table-cell>
          <table:table-cell office:value-type="float" office:value="82.691999999999993" table:style-name="ce8">
            <text:p>82.692</text:p>
          </table:table-cell>
          <table:table-cell office:value-type="float" office:value="87.680999999999997" table:style-name="ce8">
            <text:p>87.681</text:p>
          </table:table-cell>
          <table:table-cell office:value-type="float" office:value="80.606999999999999" table:style-name="ce8">
            <text:p>80.607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0.923999999999999" table:style-name="ce8">
            <text:p>30.924</text:p>
          </table:table-cell>
          <table:table-cell office:value-type="float" office:value="29.494" table:style-name="ce8">
            <text:p>29.494</text:p>
          </table:table-cell>
          <table:table-cell office:value-type="float" office:value="28.584" table:style-name="ce8">
            <text:p>28.584</text:p>
          </table:table-cell>
          <table:table-cell office:value-type="float" office:value="28.010999999999999" table:style-name="ce8">
            <text:p>28.011</text:p>
          </table:table-cell>
          <table:table-cell office:value-type="float" office:value="27.702999999999999" table:style-name="ce8">
            <text:p>27.703</text:p>
          </table:table-cell>
          <table:table-cell office:value-type="float" office:value="27.81" table:style-name="ce8">
            <text:p>27.81</text:p>
          </table:table-cell>
          <table:table-cell office:value-type="float" office:value="28.276" table:style-name="ce8">
            <text:p>28.276</text:p>
          </table:table-cell>
          <table:table-cell office:value-type="float" office:value="31.37" table:style-name="ce8">
            <text:p>31.37</text:p>
          </table:table-cell>
          <table:table-cell office:value-type="float" office:value="33.204999999999998" table:style-name="ce8">
            <text:p>33.205</text:p>
          </table:table-cell>
          <table:table-cell office:value-type="float" office:value="35.07" table:style-name="ce8">
            <text:p>35.07</text:p>
          </table:table-cell>
          <table:table-cell office:value-type="float" office:value="35.962000000000003" table:style-name="ce8">
            <text:p>35.962</text:p>
          </table:table-cell>
          <table:table-cell office:value-type="float" office:value="36.963000000000001" table:style-name="ce8">
            <text:p>36.963</text:p>
          </table:table-cell>
          <table:table-cell office:value-type="float" office:value="36.343000000000004" table:style-name="ce8">
            <text:p>36.343</text:p>
          </table:table-cell>
          <table:table-cell office:value-type="float" office:value="36.271000000000001" table:style-name="ce8">
            <text:p>36.271</text:p>
          </table:table-cell>
          <table:table-cell office:value-type="float" office:value="37.387" table:style-name="ce8">
            <text:p>37.387</text:p>
          </table:table-cell>
          <table:table-cell office:value-type="float" office:value="37.954000000000001" table:style-name="ce8">
            <text:p>37.954</text:p>
          </table:table-cell>
          <table:table-cell office:value-type="float" office:value="37.966999999999999" table:style-name="ce8">
            <text:p>37.967</text:p>
          </table:table-cell>
          <table:table-cell office:value-type="float" office:value="37.347000000000001" table:style-name="ce8">
            <text:p>37.347</text:p>
          </table:table-cell>
          <table:table-cell office:value-type="float" office:value="36.506" table:style-name="ce8">
            <text:p>36.506</text:p>
          </table:table-cell>
          <table:table-cell office:value-type="float" office:value="36.703000000000003" table:style-name="ce8">
            <text:p>36.703</text:p>
          </table:table-cell>
          <table:table-cell office:value-type="float" office:value="36.106000000000002" table:style-name="ce8">
            <text:p>36.106</text:p>
          </table:table-cell>
          <table:table-cell office:value-type="float" office:value="36.603000000000002" table:style-name="ce8">
            <text:p>36.603</text:p>
          </table:table-cell>
          <table:table-cell office:value-type="float" office:value="38.139000000000003" table:style-name="ce8">
            <text:p>38.139</text:p>
          </table:table-cell>
          <table:table-cell office:value-type="float" office:value="35.061999999999998" table:style-name="ce8">
            <text:p>35.062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4.824" table:style-name="ce8">
            <text:p>14.824</text:p>
          </table:table-cell>
          <table:table-cell office:value-type="float" office:value="14.138999999999999" table:style-name="ce8">
            <text:p>14.139</text:p>
          </table:table-cell>
          <table:table-cell office:value-type="float" office:value="13.702999999999999" table:style-name="ce8">
            <text:p>13.703</text:p>
          </table:table-cell>
          <table:table-cell office:value-type="float" office:value="13.428000000000001" table:style-name="ce8">
            <text:p>13.428</text:p>
          </table:table-cell>
          <table:table-cell office:value-type="float" office:value="13.28" table:style-name="ce8">
            <text:p>13.28</text:p>
          </table:table-cell>
          <table:table-cell office:value-type="float" office:value="13.332000000000001" table:style-name="ce8">
            <text:p>13.332</text:p>
          </table:table-cell>
          <table:table-cell office:value-type="float" office:value="13.555" table:style-name="ce8">
            <text:p>13.555</text:p>
          </table:table-cell>
          <table:table-cell office:value-type="float" office:value="15.038" table:style-name="ce8">
            <text:p>15.038</text:p>
          </table:table-cell>
          <table:table-cell office:value-type="float" office:value="18.515000000000001" table:style-name="ce8">
            <text:p>18.515</text:p>
          </table:table-cell>
          <table:table-cell office:value-type="float" office:value="19.555" table:style-name="ce8">
            <text:p>19.555</text:p>
          </table:table-cell>
          <table:table-cell office:value-type="float" office:value="20.052" table:style-name="ce8">
            <text:p>20.052</text:p>
          </table:table-cell>
          <table:table-cell office:value-type="float" office:value="20.61" table:style-name="ce8">
            <text:p>20.61</text:p>
          </table:table-cell>
          <table:table-cell office:value-type="float" office:value="20.265000000000001" table:style-name="ce8">
            <text:p>20.265</text:p>
          </table:table-cell>
          <table:table-cell office:value-type="float" office:value="20.224" table:style-name="ce8">
            <text:p>20.224</text:p>
          </table:table-cell>
          <table:table-cell office:value-type="float" office:value="20.847000000000001" table:style-name="ce8">
            <text:p>20.847</text:p>
          </table:table-cell>
          <table:table-cell office:value-type="float" office:value="21.163" table:style-name="ce8">
            <text:p>21.163</text:p>
          </table:table-cell>
          <table:table-cell office:value-type="float" office:value="21.17" table:style-name="ce8">
            <text:p>21.17</text:p>
          </table:table-cell>
          <table:table-cell office:value-type="float" office:value="20.824999999999999" table:style-name="ce8">
            <text:p>20.825</text:p>
          </table:table-cell>
          <table:table-cell office:value-type="float" office:value="20.355" table:style-name="ce8">
            <text:p>20.355</text:p>
          </table:table-cell>
          <table:table-cell office:value-type="float" office:value="20.465" table:style-name="ce8">
            <text:p>20.465</text:p>
          </table:table-cell>
          <table:table-cell office:value-type="float" office:value="20.132000000000001" table:style-name="ce8">
            <text:p>20.132</text:p>
          </table:table-cell>
          <table:table-cell office:value-type="float" office:value="20.41" table:style-name="ce8">
            <text:p>20.41</text:p>
          </table:table-cell>
          <table:table-cell office:value-type="float" office:value="18.283000000000001" table:style-name="ce8">
            <text:p>18.283</text:p>
          </table:table-cell>
          <table:table-cell office:value-type="float" office:value="16.808" table:style-name="ce8">
            <text:p>16.808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70.454999999999998" table:style-name="ce8">
            <text:p>70.455</text:p>
          </table:table-cell>
          <table:table-cell office:value-type="float" office:value="67.197999999999993" table:style-name="ce8">
            <text:p>67.198</text:p>
          </table:table-cell>
          <table:table-cell office:value-type="float" office:value="65.125" table:style-name="ce8">
            <text:p>65.125</text:p>
          </table:table-cell>
          <table:table-cell office:value-type="float" office:value="63.817999999999998" table:style-name="ce8">
            <text:p>63.818</text:p>
          </table:table-cell>
          <table:table-cell office:value-type="float" office:value="63.116999999999997" table:style-name="ce8">
            <text:p>63.117</text:p>
          </table:table-cell>
          <table:table-cell office:value-type="float" office:value="63.360999999999997" table:style-name="ce8">
            <text:p>63.361</text:p>
          </table:table-cell>
          <table:table-cell office:value-type="float" office:value="64.421999999999997" table:style-name="ce8">
            <text:p>64.422</text:p>
          </table:table-cell>
          <table:table-cell office:value-type="float" office:value="71.471999999999994" table:style-name="ce8">
            <text:p>71.472</text:p>
          </table:table-cell>
          <table:table-cell office:value-type="float" office:value="84.838999999999999" table:style-name="ce8">
            <text:p>84.839</text:p>
          </table:table-cell>
          <table:table-cell office:value-type="float" office:value="89.602000000000004" table:style-name="ce8">
            <text:p>89.602</text:p>
          </table:table-cell>
          <table:table-cell office:value-type="float" office:value="91.882999999999996" table:style-name="ce8">
            <text:p>91.883</text:p>
          </table:table-cell>
          <table:table-cell office:value-type="float" office:value="94.438000000000002" table:style-name="ce8">
            <text:p>94.438</text:p>
          </table:table-cell>
          <table:table-cell office:value-type="float" office:value="92.856999999999999" table:style-name="ce8">
            <text:p>92.857</text:p>
          </table:table-cell>
          <table:table-cell office:value-type="float" office:value="92.671000000000006" table:style-name="ce8">
            <text:p>92.671</text:p>
          </table:table-cell>
          <table:table-cell office:value-type="float" office:value="95.524000000000001" table:style-name="ce8">
            <text:p>95.524</text:p>
          </table:table-cell>
          <table:table-cell office:value-type="float" office:value="96.97" table:style-name="ce8">
            <text:p>96.97</text:p>
          </table:table-cell>
          <table:table-cell office:value-type="float" office:value="97.004999999999995" table:style-name="ce8">
            <text:p>97.005</text:p>
          </table:table-cell>
          <table:table-cell office:value-type="float" office:value="95.421000000000006" table:style-name="ce8">
            <text:p>95.421</text:p>
          </table:table-cell>
          <table:table-cell office:value-type="float" office:value="93.272000000000006" table:style-name="ce8">
            <text:p>93.272</text:p>
          </table:table-cell>
          <table:table-cell office:value-type="float" office:value="93.775000000000006" table:style-name="ce8">
            <text:p>93.775</text:p>
          </table:table-cell>
          <table:table-cell office:value-type="float" office:value="92.25" table:style-name="ce8">
            <text:p>92.25</text:p>
          </table:table-cell>
          <table:table-cell office:value-type="float" office:value="93.52" table:style-name="ce8">
            <text:p>93.52</text:p>
          </table:table-cell>
          <table:table-cell office:value-type="float" office:value="86.894999999999996" table:style-name="ce8">
            <text:p>86.895</text:p>
          </table:table-cell>
          <table:table-cell office:value-type="float" office:value="79.884" table:style-name="ce8">
            <text:p>79.884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60.573" table:style-name="ce8">
            <text:p>60.573</text:p>
          </table:table-cell>
          <table:table-cell office:value-type="float" office:value="57.771999999999998" table:style-name="ce8">
            <text:p>57.772</text:p>
          </table:table-cell>
          <table:table-cell office:value-type="float" office:value="55.988999999999997" table:style-name="ce8">
            <text:p>55.989</text:p>
          </table:table-cell>
          <table:table-cell office:value-type="float" office:value="54.866999999999997" table:style-name="ce8">
            <text:p>54.867</text:p>
          </table:table-cell>
          <table:table-cell office:value-type="float" office:value="54.264000000000003" table:style-name="ce8">
            <text:p>54.264</text:p>
          </table:table-cell>
          <table:table-cell office:value-type="float" office:value="54.472999999999999" table:style-name="ce8">
            <text:p>54.473</text:p>
          </table:table-cell>
          <table:table-cell office:value-type="float" office:value="55.384999999999998" table:style-name="ce8">
            <text:p>55.385</text:p>
          </table:table-cell>
          <table:table-cell office:value-type="float" office:value="61.445999999999998" table:style-name="ce8">
            <text:p>61.446</text:p>
          </table:table-cell>
          <table:table-cell office:value-type="float" office:value="70.41" table:style-name="ce8">
            <text:p>70.41</text:p>
          </table:table-cell>
          <table:table-cell office:value-type="float" office:value="74.363" table:style-name="ce8">
            <text:p>74.363</text:p>
          </table:table-cell>
          <table:table-cell office:value-type="float" office:value="76.254999999999995" table:style-name="ce8">
            <text:p>76.255</text:p>
          </table:table-cell>
          <table:table-cell office:value-type="float" office:value="78.376000000000005" table:style-name="ce8">
            <text:p>78.376</text:p>
          </table:table-cell>
          <table:table-cell office:value-type="float" office:value="77.063000000000002" table:style-name="ce8">
            <text:p>77.063</text:p>
          </table:table-cell>
          <table:table-cell office:value-type="float" office:value="76.91" table:style-name="ce8">
            <text:p>76.91</text:p>
          </table:table-cell>
          <table:table-cell office:value-type="float" office:value="79.277000000000001" table:style-name="ce8">
            <text:p>79.277</text:p>
          </table:table-cell>
          <table:table-cell office:value-type="float" office:value="80.477000000000004" table:style-name="ce8">
            <text:p>80.477</text:p>
          </table:table-cell>
          <table:table-cell office:value-type="float" office:value="80.507000000000005" table:style-name="ce8">
            <text:p>80.507</text:p>
          </table:table-cell>
          <table:table-cell office:value-type="float" office:value="79.191999999999993" table:style-name="ce8">
            <text:p>79.192</text:p>
          </table:table-cell>
          <table:table-cell office:value-type="float" office:value="77.408000000000001" table:style-name="ce8">
            <text:p>77.408</text:p>
          </table:table-cell>
          <table:table-cell office:value-type="float" office:value="77.825999999999993" table:style-name="ce8">
            <text:p>77.826</text:p>
          </table:table-cell>
          <table:table-cell office:value-type="float" office:value="76.56" table:style-name="ce8">
            <text:p>76.56</text:p>
          </table:table-cell>
          <table:table-cell office:value-type="float" office:value="77.614000000000004" table:style-name="ce8">
            <text:p>77.614</text:p>
          </table:table-cell>
          <table:table-cell office:value-type="float" office:value="74.706000000000003" table:style-name="ce8">
            <text:p>74.706</text:p>
          </table:table-cell>
          <table:table-cell office:value-type="float" office:value="68.679000000000002" table:style-name="ce8">
            <text:p>68.679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72.367999999999995" table:style-name="ce8">
            <text:p>72.368</text:p>
          </table:table-cell>
          <table:table-cell office:value-type="float" office:value="69.022999999999996" table:style-name="ce8">
            <text:p>69.023</text:p>
          </table:table-cell>
          <table:table-cell office:value-type="float" office:value="66.893000000000001" table:style-name="ce8">
            <text:p>66.893</text:p>
          </table:table-cell>
          <table:table-cell office:value-type="float" office:value="65.551000000000002" table:style-name="ce8">
            <text:p>65.551</text:p>
          </table:table-cell>
          <table:table-cell office:value-type="float" office:value="64.831000000000003" table:style-name="ce8">
            <text:p>64.831</text:p>
          </table:table-cell>
          <table:table-cell office:value-type="float" office:value="65.081000000000003" table:style-name="ce8">
            <text:p>65.081</text:p>
          </table:table-cell>
          <table:table-cell office:value-type="float" office:value="66.171000000000006" table:style-name="ce8">
            <text:p>66.171</text:p>
          </table:table-cell>
          <table:table-cell office:value-type="float" office:value="73.412000000000006" table:style-name="ce8">
            <text:p>73.412</text:p>
          </table:table-cell>
          <table:table-cell office:value-type="float" office:value="81.796999999999997" table:style-name="ce8">
            <text:p>81.797</text:p>
          </table:table-cell>
          <table:table-cell office:value-type="float" office:value="86.388999999999996" table:style-name="ce8">
            <text:p>86.389</text:p>
          </table:table-cell>
          <table:table-cell office:value-type="float" office:value="88.587999999999994" table:style-name="ce8">
            <text:p>88.588</text:p>
          </table:table-cell>
          <table:table-cell office:value-type="float" office:value="91.052000000000007" table:style-name="ce8">
            <text:p>91.052</text:p>
          </table:table-cell>
          <table:table-cell office:value-type="float" office:value="89.527000000000001" table:style-name="ce8">
            <text:p>89.527</text:p>
          </table:table-cell>
          <table:table-cell office:value-type="float" office:value="89.347999999999999" table:style-name="ce8">
            <text:p>89.348</text:p>
          </table:table-cell>
          <table:table-cell office:value-type="float" office:value="92.097999999999999" table:style-name="ce8">
            <text:p>92.098</text:p>
          </table:table-cell>
          <table:table-cell office:value-type="float" office:value="93.492999999999995" table:style-name="ce8">
            <text:p>93.493</text:p>
          </table:table-cell>
          <table:table-cell office:value-type="float" office:value="93.527000000000001" table:style-name="ce8">
            <text:p>93.527</text:p>
          </table:table-cell>
          <table:table-cell office:value-type="float" office:value="92" table:style-name="ce8">
            <text:p>92</text:p>
          </table:table-cell>
          <table:table-cell office:value-type="float" office:value="89.927000000000007" table:style-name="ce8">
            <text:p>89.927</text:p>
          </table:table-cell>
          <table:table-cell office:value-type="float" office:value="90.412000000000006" table:style-name="ce8">
            <text:p>90.412</text:p>
          </table:table-cell>
          <table:table-cell office:value-type="float" office:value="88.941999999999993" table:style-name="ce8">
            <text:p>88.942</text:p>
          </table:table-cell>
          <table:table-cell office:value-type="float" office:value="90.165999999999997" table:style-name="ce8">
            <text:p>90.166</text:p>
          </table:table-cell>
          <table:table-cell office:value-type="float" office:value="89.254000000000005" table:style-name="ce8">
            <text:p>89.254</text:p>
          </table:table-cell>
          <table:table-cell office:value-type="float" office:value="82.052999999999997" table:style-name="ce8">
            <text:p>82.053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58.66" table:style-name="ce8">
            <text:p>58.66</text:p>
          </table:table-cell>
          <table:table-cell office:value-type="float" office:value="55.948" table:style-name="ce8">
            <text:p>55.948</text:p>
          </table:table-cell>
          <table:table-cell office:value-type="float" office:value="54.220999999999997" table:style-name="ce8">
            <text:p>54.221</text:p>
          </table:table-cell>
          <table:table-cell office:value-type="float" office:value="53.134" table:style-name="ce8">
            <text:p>53.134</text:p>
          </table:table-cell>
          <table:table-cell office:value-type="float" office:value="52.55" table:style-name="ce8">
            <text:p>52.55</text:p>
          </table:table-cell>
          <table:table-cell office:value-type="float" office:value="52.753" table:style-name="ce8">
            <text:p>52.753</text:p>
          </table:table-cell>
          <table:table-cell office:value-type="float" office:value="53.636000000000003" table:style-name="ce8">
            <text:p>53.636</text:p>
          </table:table-cell>
          <table:table-cell office:value-type="float" office:value="59.506" table:style-name="ce8">
            <text:p>59.506</text:p>
          </table:table-cell>
          <table:table-cell office:value-type="float" office:value="76.233999999999995" table:style-name="ce8">
            <text:p>76.234</text:p>
          </table:table-cell>
          <table:table-cell office:value-type="float" office:value="80.513999999999996" table:style-name="ce8">
            <text:p>80.514</text:p>
          </table:table-cell>
          <table:table-cell office:value-type="float" office:value="82.563000000000002" table:style-name="ce8">
            <text:p>82.563</text:p>
          </table:table-cell>
          <table:table-cell office:value-type="float" office:value="84.858999999999995" table:style-name="ce8">
            <text:p>84.859</text:p>
          </table:table-cell>
          <table:table-cell office:value-type="float" office:value="83.438000000000002" table:style-name="ce8">
            <text:p>83.438</text:p>
          </table:table-cell>
          <table:table-cell office:value-type="float" office:value="83.271000000000001" table:style-name="ce8">
            <text:p>83.271</text:p>
          </table:table-cell>
          <table:table-cell office:value-type="float" office:value="85.834999999999994" table:style-name="ce8">
            <text:p>85.835</text:p>
          </table:table-cell>
          <table:table-cell office:value-type="float" office:value="87.134" table:style-name="ce8">
            <text:p>87.134</text:p>
          </table:table-cell>
          <table:table-cell office:value-type="float" office:value="87.165999999999997" table:style-name="ce8">
            <text:p>87.166</text:p>
          </table:table-cell>
          <table:table-cell office:value-type="float" office:value="85.742000000000004" table:style-name="ce8">
            <text:p>85.742</text:p>
          </table:table-cell>
          <table:table-cell office:value-type="float" office:value="83.811000000000007" table:style-name="ce8">
            <text:p>83.811</text:p>
          </table:table-cell>
          <table:table-cell office:value-type="float" office:value="84.263000000000005" table:style-name="ce8">
            <text:p>84.263</text:p>
          </table:table-cell>
          <table:table-cell office:value-type="float" office:value="82.893000000000001" table:style-name="ce8">
            <text:p>82.893</text:p>
          </table:table-cell>
          <table:table-cell office:value-type="float" office:value="84.034000000000006" table:style-name="ce8">
            <text:p>84.034</text:p>
          </table:table-cell>
          <table:table-cell office:value-type="float" office:value="72.346999999999994" table:style-name="ce8">
            <text:p>72.347</text:p>
          </table:table-cell>
          <table:table-cell office:value-type="float" office:value="66.510000000000005" table:style-name="ce8">
            <text:p>66.51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0.68" table:style-name="ce8">
            <text:p>10.68</text:p>
          </table:table-cell>
          <table:table-cell office:value-type="float" office:value="10.186" table:style-name="ce8">
            <text:p>10.186</text:p>
          </table:table-cell>
          <table:table-cell office:value-type="float" office:value="9.8719999999999999" table:style-name="ce8">
            <text:p>9.872</text:p>
          </table:table-cell>
          <table:table-cell office:value-type="float" office:value="9.6739999999999995" table:style-name="ce8">
            <text:p>9.674</text:p>
          </table:table-cell>
          <table:table-cell office:value-type="float" office:value="9.5679999999999996" table:style-name="ce8">
            <text:p>9.568</text:p>
          </table:table-cell>
          <table:table-cell office:value-type="float" office:value="9.6039999999999992" table:style-name="ce8">
            <text:p>9.604</text:p>
          </table:table-cell>
          <table:table-cell office:value-type="float" office:value="9.7650000000000006" table:style-name="ce8">
            <text:p>9.765</text:p>
          </table:table-cell>
          <table:table-cell office:value-type="float" office:value="10.834" table:style-name="ce8">
            <text:p>10.834</text:p>
          </table:table-cell>
          <table:table-cell office:value-type="float" office:value="13.387" table:style-name="ce8">
            <text:p>13.387</text:p>
          </table:table-cell>
          <table:table-cell office:value-type="float" office:value="14.138" table:style-name="ce8">
            <text:p>14.138</text:p>
          </table:table-cell>
          <table:table-cell office:value-type="float" office:value="14.497999999999999" table:style-name="ce8">
            <text:p>14.498</text:p>
          </table:table-cell>
          <table:table-cell office:value-type="float" office:value="14.901" table:style-name="ce8">
            <text:p>14.901</text:p>
          </table:table-cell>
          <table:table-cell office:value-type="float" office:value="14.651999999999999" table:style-name="ce8">
            <text:p>14.652</text:p>
          </table:table-cell>
          <table:table-cell office:value-type="float" office:value="14.622" table:style-name="ce8">
            <text:p>14.622</text:p>
          </table:table-cell>
          <table:table-cell office:value-type="float" office:value="15.071999999999999" table:style-name="ce8">
            <text:p>15.072</text:p>
          </table:table-cell>
          <table:table-cell office:value-type="float" office:value="15.301" table:style-name="ce8">
            <text:p>15.301</text:p>
          </table:table-cell>
          <table:table-cell office:value-type="float" office:value="15.305999999999999" table:style-name="ce8">
            <text:p>15.306</text:p>
          </table:table-cell>
          <table:table-cell office:value-type="float" office:value="15.055999999999999" table:style-name="ce8">
            <text:p>15.056</text:p>
          </table:table-cell>
          <table:table-cell office:value-type="float" office:value="14.717000000000001" table:style-name="ce8">
            <text:p>14.717</text:p>
          </table:table-cell>
          <table:table-cell office:value-type="float" office:value="14.795999999999999" table:style-name="ce8">
            <text:p>14.796</text:p>
          </table:table-cell>
          <table:table-cell office:value-type="float" office:value="14.555999999999999" table:style-name="ce8">
            <text:p>14.556</text:p>
          </table:table-cell>
          <table:table-cell office:value-type="float" office:value="14.756" table:style-name="ce8">
            <text:p>14.756</text:p>
          </table:table-cell>
          <table:table-cell office:value-type="float" office:value="13.172000000000001" table:style-name="ce8">
            <text:p>13.172</text:p>
          </table:table-cell>
          <table:table-cell office:value-type="float" office:value="12.109" table:style-name="ce8">
            <text:p>12.109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47.661000000000001" table:style-name="ce8">
            <text:p>47.661</text:p>
          </table:table-cell>
          <table:table-cell office:value-type="float" office:value="45.457999999999998" table:style-name="ce8">
            <text:p>45.458</text:p>
          </table:table-cell>
          <table:table-cell office:value-type="float" office:value="44.055" table:style-name="ce8">
            <text:p>44.055</text:p>
          </table:table-cell>
          <table:table-cell office:value-type="float" office:value="43.170999999999999" table:style-name="ce8">
            <text:p>43.171</text:p>
          </table:table-cell>
          <table:table-cell office:value-type="float" office:value="42.697000000000003" table:style-name="ce8">
            <text:p>42.697</text:p>
          </table:table-cell>
          <table:table-cell office:value-type="float" office:value="42.862000000000002" table:style-name="ce8">
            <text:p>42.862</text:p>
          </table:table-cell>
          <table:table-cell office:value-type="float" office:value="43.579000000000001" table:style-name="ce8">
            <text:p>43.579</text:p>
          </table:table-cell>
          <table:table-cell office:value-type="float" office:value="48.348999999999997" table:style-name="ce8">
            <text:p>48.349</text:p>
          </table:table-cell>
          <table:table-cell office:value-type="float" office:value="53.372" table:style-name="ce8">
            <text:p>53.372</text:p>
          </table:table-cell>
          <table:table-cell office:value-type="float" office:value="56.369" table:style-name="ce8">
            <text:p>56.369</text:p>
          </table:table-cell>
          <table:table-cell office:value-type="float" office:value="57.802999999999997" table:style-name="ce8">
            <text:p>57.803</text:p>
          </table:table-cell>
          <table:table-cell office:value-type="float" office:value="59.411000000000001" table:style-name="ce8">
            <text:p>59.411</text:p>
          </table:table-cell>
          <table:table-cell office:value-type="float" office:value="58.415999999999997" table:style-name="ce8">
            <text:p>58.416</text:p>
          </table:table-cell>
          <table:table-cell office:value-type="float" office:value="58.298999999999999" table:style-name="ce8">
            <text:p>58.299</text:p>
          </table:table-cell>
          <table:table-cell office:value-type="float" office:value="60.094000000000001" table:style-name="ce8">
            <text:p>60.094</text:p>
          </table:table-cell>
          <table:table-cell office:value-type="float" office:value="61.003999999999998" table:style-name="ce8">
            <text:p>61.004</text:p>
          </table:table-cell>
          <table:table-cell office:value-type="float" office:value="61.026000000000003" table:style-name="ce8">
            <text:p>61.026</text:p>
          </table:table-cell>
          <table:table-cell office:value-type="float" office:value="60.029000000000003" table:style-name="ce8">
            <text:p>60.029</text:p>
          </table:table-cell>
          <table:table-cell office:value-type="float" office:value="58.677" table:style-name="ce8">
            <text:p>58.677</text:p>
          </table:table-cell>
          <table:table-cell office:value-type="float" office:value="58.994" table:style-name="ce8">
            <text:p>58.994</text:p>
          </table:table-cell>
          <table:table-cell office:value-type="float" office:value="58.033999999999999" table:style-name="ce8">
            <text:p>58.034</text:p>
          </table:table-cell>
          <table:table-cell office:value-type="float" office:value="58.832999999999998" table:style-name="ce8">
            <text:p>58.833</text:p>
          </table:table-cell>
          <table:table-cell office:value-type="float" office:value="58.781999999999996" table:style-name="ce8">
            <text:p>58.782</text:p>
          </table:table-cell>
          <table:table-cell office:value-type="float" office:value="54.039000000000001" table:style-name="ce8">
            <text:p>54.039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0.361000000000001" table:style-name="ce8">
            <text:p>10.361</text:p>
          </table:table-cell>
          <table:table-cell office:value-type="float" office:value="9.8819999999999997" table:style-name="ce8">
            <text:p>9.882</text:p>
          </table:table-cell>
          <table:table-cell office:value-type="float" office:value="9.577" table:style-name="ce8">
            <text:p>9.577</text:p>
          </table:table-cell>
          <table:table-cell office:value-type="float" office:value="9.3849999999999998" table:style-name="ce8">
            <text:p>9.385</text:p>
          </table:table-cell>
          <table:table-cell office:value-type="float" office:value="9.282" table:style-name="ce8">
            <text:p>9.282</text:p>
          </table:table-cell>
          <table:table-cell office:value-type="float" office:value="9.3179999999999996" table:style-name="ce8">
            <text:p>9.318</text:p>
          </table:table-cell>
          <table:table-cell office:value-type="float" office:value="9.4740000000000002" table:style-name="ce8">
            <text:p>9.474</text:p>
          </table:table-cell>
          <table:table-cell office:value-type="float" office:value="10.510999999999999" table:style-name="ce8">
            <text:p>10.511</text:p>
          </table:table-cell>
          <table:table-cell office:value-type="float" office:value="17.994" table:style-name="ce8">
            <text:p>17.994</text:p>
          </table:table-cell>
          <table:table-cell office:value-type="float" office:value="19.004000000000001" table:style-name="ce8">
            <text:p>19.004</text:p>
          </table:table-cell>
          <table:table-cell office:value-type="float" office:value="19.486999999999998" table:style-name="ce8">
            <text:p>19.487</text:p>
          </table:table-cell>
          <table:table-cell office:value-type="float" office:value="20.029" table:style-name="ce8">
            <text:p>20.029</text:p>
          </table:table-cell>
          <table:table-cell office:value-type="float" office:value="19.693999999999999" table:style-name="ce8">
            <text:p>19.694</text:p>
          </table:table-cell>
          <table:table-cell office:value-type="float" office:value="19.655000000000001" table:style-name="ce8">
            <text:p>19.655</text:p>
          </table:table-cell>
          <table:table-cell office:value-type="float" office:value="20.260000000000002" table:style-name="ce8">
            <text:p>20.26</text:p>
          </table:table-cell>
          <table:table-cell office:value-type="float" office:value="20.565999999999999" table:style-name="ce8">
            <text:p>20.566</text:p>
          </table:table-cell>
          <table:table-cell office:value-type="float" office:value="20.574000000000002" table:style-name="ce8">
            <text:p>20.574</text:p>
          </table:table-cell>
          <table:table-cell office:value-type="float" office:value="20.238" table:style-name="ce8">
            <text:p>20.238</text:p>
          </table:table-cell>
          <table:table-cell office:value-type="float" office:value="19.782" table:style-name="ce8">
            <text:p>19.782</text:p>
          </table:table-cell>
          <table:table-cell office:value-type="float" office:value="19.888999999999999" table:style-name="ce8">
            <text:p>19.889</text:p>
          </table:table-cell>
          <table:table-cell office:value-type="float" office:value="19.565000000000001" table:style-name="ce8">
            <text:p>19.565</text:p>
          </table:table-cell>
          <table:table-cell office:value-type="float" office:value="19.835000000000001" table:style-name="ce8">
            <text:p>19.835</text:p>
          </table:table-cell>
          <table:table-cell office:value-type="float" office:value="12.779" table:style-name="ce8">
            <text:p>12.779</text:p>
          </table:table-cell>
          <table:table-cell office:value-type="float" office:value="11.747999999999999" table:style-name="ce8">
            <text:p>11.748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57.543999999999997" table:style-name="ce8">
            <text:p>57.544</text:p>
          </table:table-cell>
          <table:table-cell office:value-type="float" office:value="54.884" table:style-name="ce8">
            <text:p>54.884</text:p>
          </table:table-cell>
          <table:table-cell office:value-type="float" office:value="53.19" table:style-name="ce8">
            <text:p>53.19</text:p>
          </table:table-cell>
          <table:table-cell office:value-type="float" office:value="52.122999999999998" table:style-name="ce8">
            <text:p>52.123</text:p>
          </table:table-cell>
          <table:table-cell office:value-type="float" office:value="51.55" table:style-name="ce8">
            <text:p>51.55</text:p>
          </table:table-cell>
          <table:table-cell office:value-type="float" office:value="51.749000000000002" table:style-name="ce8">
            <text:p>51.749</text:p>
          </table:table-cell>
          <table:table-cell office:value-type="float" office:value="52.616" table:style-name="ce8">
            <text:p>52.616</text:p>
          </table:table-cell>
          <table:table-cell office:value-type="float" office:value="58.374000000000002" table:style-name="ce8">
            <text:p>58.374</text:p>
          </table:table-cell>
          <table:table-cell office:value-type="float" office:value="48.07" table:style-name="ce8">
            <text:p>48.07</text:p>
          </table:table-cell>
          <table:table-cell office:value-type="float" office:value="50.768999999999998" table:style-name="ce8">
            <text:p>50.769</text:p>
          </table:table-cell>
          <table:table-cell office:value-type="float" office:value="52.061" table:style-name="ce8">
            <text:p>52.061</text:p>
          </table:table-cell>
          <table:table-cell office:value-type="float" office:value="53.509" table:style-name="ce8">
            <text:p>53.509</text:p>
          </table:table-cell>
          <table:table-cell office:value-type="float" office:value="52.612000000000002" table:style-name="ce8">
            <text:p>52.612</text:p>
          </table:table-cell>
          <table:table-cell office:value-type="float" office:value="52.506999999999998" table:style-name="ce8">
            <text:p>52.507</text:p>
          </table:table-cell>
          <table:table-cell office:value-type="float" office:value="54.124000000000002" table:style-name="ce8">
            <text:p>54.124</text:p>
          </table:table-cell>
          <table:table-cell office:value-type="float" office:value="54.942999999999998" table:style-name="ce8">
            <text:p>54.943</text:p>
          </table:table-cell>
          <table:table-cell office:value-type="float" office:value="54.963000000000001" table:style-name="ce8">
            <text:p>54.963</text:p>
          </table:table-cell>
          <table:table-cell office:value-type="float" office:value="54.066000000000003" table:style-name="ce8">
            <text:p>54.066</text:p>
          </table:table-cell>
          <table:table-cell office:value-type="float" office:value="52.847000000000001" table:style-name="ce8">
            <text:p>52.847</text:p>
          </table:table-cell>
          <table:table-cell office:value-type="float" office:value="53.133000000000003" table:style-name="ce8">
            <text:p>53.133</text:p>
          </table:table-cell>
          <table:table-cell office:value-type="float" office:value="52.268999999999998" table:style-name="ce8">
            <text:p>52.269</text:p>
          </table:table-cell>
          <table:table-cell office:value-type="float" office:value="52.988" table:style-name="ce8">
            <text:p>52.988</text:p>
          </table:table-cell>
          <table:table-cell office:value-type="float" office:value="70.971000000000004" table:style-name="ce8">
            <text:p>70.971</text:p>
          </table:table-cell>
          <table:table-cell office:value-type="float" office:value="65.245000000000005" table:style-name="ce8">
            <text:p>65.245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2.635000000000002" table:style-name="ce8">
            <text:p>22.635</text:p>
          </table:table-cell>
          <table:table-cell office:value-type="float" office:value="21.588999999999999" table:style-name="ce8">
            <text:p>21.589</text:p>
          </table:table-cell>
          <table:table-cell office:value-type="float" office:value="20.922000000000001" table:style-name="ce8">
            <text:p>20.922</text:p>
          </table:table-cell>
          <table:table-cell office:value-type="float" office:value="20.503" table:style-name="ce8">
            <text:p>20.503</text:p>
          </table:table-cell>
          <table:table-cell office:value-type="float" office:value="20.277000000000001" table:style-name="ce8">
            <text:p>20.277</text:p>
          </table:table-cell>
          <table:table-cell office:value-type="float" office:value="20.356000000000002" table:style-name="ce8">
            <text:p>20.356</text:p>
          </table:table-cell>
          <table:table-cell office:value-type="float" office:value="20.696999999999999" table:style-name="ce8">
            <text:p>20.697</text:p>
          </table:table-cell>
          <table:table-cell office:value-type="float" office:value="22.962" table:style-name="ce8">
            <text:p>22.962</text:p>
          </table:table-cell>
          <table:table-cell office:value-type="float" office:value="26.251000000000001" table:style-name="ce8">
            <text:p>26.251</text:p>
          </table:table-cell>
          <table:table-cell office:value-type="float" office:value="27.725000000000001" table:style-name="ce8">
            <text:p>27.725</text:p>
          </table:table-cell>
          <table:table-cell office:value-type="float" office:value="28.431000000000001" table:style-name="ce8">
            <text:p>28.431</text:p>
          </table:table-cell>
          <table:table-cell office:value-type="float" office:value="29.222000000000001" table:style-name="ce8">
            <text:p>29.222</text:p>
          </table:table-cell>
          <table:table-cell office:value-type="float" office:value="28.731999999999999" table:style-name="ce8">
            <text:p>28.732</text:p>
          </table:table-cell>
          <table:table-cell office:value-type="float" office:value="28.675000000000001" table:style-name="ce8">
            <text:p>28.675</text:p>
          </table:table-cell>
          <table:table-cell office:value-type="float" office:value="29.558" table:style-name="ce8">
            <text:p>29.558</text:p>
          </table:table-cell>
          <table:table-cell office:value-type="float" office:value="30.004999999999999" table:style-name="ce8">
            <text:p>30.005</text:p>
          </table:table-cell>
          <table:table-cell office:value-type="float" office:value="30.015999999999998" table:style-name="ce8">
            <text:p>30.016</text:p>
          </table:table-cell>
          <table:table-cell office:value-type="float" office:value="29.526" table:style-name="ce8">
            <text:p>29.526</text:p>
          </table:table-cell>
          <table:table-cell office:value-type="float" office:value="28.861000000000001" table:style-name="ce8">
            <text:p>28.861</text:p>
          </table:table-cell>
          <table:table-cell office:value-type="float" office:value="29.015999999999998" table:style-name="ce8">
            <text:p>29.016</text:p>
          </table:table-cell>
          <table:table-cell office:value-type="float" office:value="28.545000000000002" table:style-name="ce8">
            <text:p>28.545</text:p>
          </table:table-cell>
          <table:table-cell office:value-type="float" office:value="28.937999999999999" table:style-name="ce8">
            <text:p>28.938</text:p>
          </table:table-cell>
          <table:table-cell office:value-type="float" office:value="27.916" table:style-name="ce8">
            <text:p>27.916</text:p>
          </table:table-cell>
          <table:table-cell office:value-type="float" office:value="25.664000000000001" table:style-name="ce8">
            <text:p>25.664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59.457000000000001" table:style-name="ce8">
            <text:p>59.457</text:p>
          </table:table-cell>
          <table:table-cell office:value-type="float" office:value="56.707999999999998" table:style-name="ce8">
            <text:p>56.708</text:p>
          </table:table-cell>
          <table:table-cell office:value-type="float" office:value="54.957999999999998" table:style-name="ce8">
            <text:p>54.958</text:p>
          </table:table-cell>
          <table:table-cell office:value-type="float" office:value="53.856000000000002" table:style-name="ce8">
            <text:p>53.856</text:p>
          </table:table-cell>
          <table:table-cell office:value-type="float" office:value="53.264000000000003" table:style-name="ce8">
            <text:p>53.264</text:p>
          </table:table-cell>
          <table:table-cell office:value-type="float" office:value="53.47" table:style-name="ce8">
            <text:p>53.47</text:p>
          </table:table-cell>
          <table:table-cell office:value-type="float" office:value="54.365000000000002" table:style-name="ce8">
            <text:p>54.365</text:p>
          </table:table-cell>
          <table:table-cell office:value-type="float" office:value="60.314" table:style-name="ce8">
            <text:p>60.314</text:p>
          </table:table-cell>
          <table:table-cell office:value-type="float" office:value="69.540000000000006" table:style-name="ce8">
            <text:p>69.54</text:p>
          </table:table-cell>
          <table:table-cell office:value-type="float" office:value="73.444999999999993" table:style-name="ce8">
            <text:p>73.445</text:p>
          </table:table-cell>
          <table:table-cell office:value-type="float" office:value="75.313999999999993" table:style-name="ce8">
            <text:p>75.314</text:p>
          </table:table-cell>
          <table:table-cell office:value-type="float" office:value="77.408000000000001" table:style-name="ce8">
            <text:p>77.408</text:p>
          </table:table-cell>
          <table:table-cell office:value-type="float" office:value="76.111999999999995" table:style-name="ce8">
            <text:p>76.112</text:p>
          </table:table-cell>
          <table:table-cell office:value-type="float" office:value="75.959999999999994" table:style-name="ce8">
            <text:p>75.96</text:p>
          </table:table-cell>
          <table:table-cell office:value-type="float" office:value="78.298000000000002" table:style-name="ce8">
            <text:p>78.298</text:p>
          </table:table-cell>
          <table:table-cell office:value-type="float" office:value="79.483999999999995" table:style-name="ce8">
            <text:p>79.484</text:p>
          </table:table-cell>
          <table:table-cell office:value-type="float" office:value="79.513000000000005" table:style-name="ce8">
            <text:p>79.513</text:p>
          </table:table-cell>
          <table:table-cell office:value-type="float" office:value="78.213999999999999" table:style-name="ce8">
            <text:p>78.214</text:p>
          </table:table-cell>
          <table:table-cell office:value-type="float" office:value="76.451999999999998" table:style-name="ce8">
            <text:p>76.452</text:p>
          </table:table-cell>
          <table:table-cell office:value-type="float" office:value="76.864999999999995" table:style-name="ce8">
            <text:p>76.865</text:p>
          </table:table-cell>
          <table:table-cell office:value-type="float" office:value="75.614999999999995" table:style-name="ce8">
            <text:p>75.615</text:p>
          </table:table-cell>
          <table:table-cell office:value-type="float" office:value="76.656000000000006" table:style-name="ce8">
            <text:p>76.656</text:p>
          </table:table-cell>
          <table:table-cell office:value-type="float" office:value="73.33" table:style-name="ce8">
            <text:p>73.33</text:p>
          </table:table-cell>
          <table:table-cell office:value-type="float" office:value="67.414000000000001" table:style-name="ce8">
            <text:p>67.414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9.925000000000001" table:style-name="ce8">
            <text:p>19.925</text:p>
          </table:table-cell>
          <table:table-cell office:value-type="float" office:value="19.004000000000001" table:style-name="ce8">
            <text:p>19.004</text:p>
          </table:table-cell>
          <table:table-cell office:value-type="float" office:value="18.417999999999999" table:style-name="ce8">
            <text:p>18.418</text:p>
          </table:table-cell>
          <table:table-cell office:value-type="float" office:value="18.047999999999998" table:style-name="ce8">
            <text:p>18.048</text:p>
          </table:table-cell>
          <table:table-cell office:value-type="float" office:value="17.850000000000001" table:style-name="ce8">
            <text:p>17.85</text:p>
          </table:table-cell>
          <table:table-cell office:value-type="float" office:value="17.919" table:style-name="ce8">
            <text:p>17.919</text:p>
          </table:table-cell>
          <table:table-cell office:value-type="float" office:value="18.219000000000001" table:style-name="ce8">
            <text:p>18.219</text:p>
          </table:table-cell>
          <table:table-cell office:value-type="float" office:value="20.213000000000001" table:style-name="ce8">
            <text:p>20.213</text:p>
          </table:table-cell>
          <table:table-cell office:value-type="float" office:value="18.863" table:style-name="ce8">
            <text:p>18.863</text:p>
          </table:table-cell>
          <table:table-cell office:value-type="float" office:value="19.922000000000001" table:style-name="ce8">
            <text:p>19.922</text:p>
          </table:table-cell>
          <table:table-cell office:value-type="float" office:value="20.428999999999998" table:style-name="ce8">
            <text:p>20.429</text:p>
          </table:table-cell>
          <table:table-cell office:value-type="float" office:value="20.997" table:style-name="ce8">
            <text:p>20.997</text:p>
          </table:table-cell>
          <table:table-cell office:value-type="float" office:value="20.645" table:style-name="ce8">
            <text:p>20.645</text:p>
          </table:table-cell>
          <table:table-cell office:value-type="float" office:value="20.603999999999999" table:style-name="ce8">
            <text:p>20.604</text:p>
          </table:table-cell>
          <table:table-cell office:value-type="float" office:value="21.238" table:style-name="ce8">
            <text:p>21.238</text:p>
          </table:table-cell>
          <table:table-cell office:value-type="float" office:value="21.56" table:style-name="ce8">
            <text:p>21.56</text:p>
          </table:table-cell>
          <table:table-cell office:value-type="float" office:value="21.568000000000001" table:style-name="ce8">
            <text:p>21.568</text:p>
          </table:table-cell>
          <table:table-cell office:value-type="float" office:value="21.216000000000001" table:style-name="ce8">
            <text:p>21.216</text:p>
          </table:table-cell>
          <table:table-cell office:value-type="float" office:value="20.738" table:style-name="ce8">
            <text:p>20.738</text:p>
          </table:table-cell>
          <table:table-cell office:value-type="float" office:value="20.85" table:style-name="ce8">
            <text:p>20.85</text:p>
          </table:table-cell>
          <table:table-cell office:value-type="float" office:value="20.51" table:style-name="ce8">
            <text:p>20.51</text:p>
          </table:table-cell>
          <table:table-cell office:value-type="float" office:value="20.792999999999999" table:style-name="ce8">
            <text:p>20.793</text:p>
          </table:table-cell>
          <table:table-cell office:value-type="float" office:value="24.574000000000002" table:style-name="ce8">
            <text:p>24.574</text:p>
          </table:table-cell>
          <table:table-cell office:value-type="float" office:value="22.591999999999999" table:style-name="ce8">
            <text:p>22.592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81.453999999999994" table:style-name="ce8">
            <text:p>81.454</text:p>
          </table:table-cell>
          <table:table-cell office:value-type="float" office:value="77.688000000000002" table:style-name="ce8">
            <text:p>77.688</text:p>
          </table:table-cell>
          <table:table-cell office:value-type="float" office:value="75.290999999999997" table:style-name="ce8">
            <text:p>75.291</text:p>
          </table:table-cell>
          <table:table-cell office:value-type="float" office:value="73.781000000000006" table:style-name="ce8">
            <text:p>73.781</text:p>
          </table:table-cell>
          <table:table-cell office:value-type="float" office:value="72.97" table:style-name="ce8">
            <text:p>72.97</text:p>
          </table:table-cell>
          <table:table-cell office:value-type="float" office:value="73.251999999999995" table:style-name="ce8">
            <text:p>73.252</text:p>
          </table:table-cell>
          <table:table-cell office:value-type="float" office:value="74.478999999999999" table:style-name="ce8">
            <text:p>74.479</text:p>
          </table:table-cell>
          <table:table-cell office:value-type="float" office:value="82.629000000000005" table:style-name="ce8">
            <text:p>82.629</text:p>
          </table:table-cell>
          <table:table-cell office:value-type="float" office:value="101.268" table:style-name="ce8">
            <text:p>101.268</text:p>
          </table:table-cell>
          <table:table-cell office:value-type="float" office:value="106.95399999999999" table:style-name="ce8">
            <text:p>106.954</text:p>
          </table:table-cell>
          <table:table-cell office:value-type="float" office:value="109.676" table:style-name="ce8">
            <text:p>109.676</text:p>
          </table:table-cell>
          <table:table-cell office:value-type="float" office:value="112.726" table:style-name="ce8">
            <text:p>112.726</text:p>
          </table:table-cell>
          <table:table-cell office:value-type="float" office:value="110.83799999999999" table:style-name="ce8">
            <text:p>110.838</text:p>
          </table:table-cell>
          <table:table-cell office:value-type="float" office:value="110.617" table:style-name="ce8">
            <text:p>110.617</text:p>
          </table:table-cell>
          <table:table-cell office:value-type="float" office:value="114.02200000000001" table:style-name="ce8">
            <text:p>114.022</text:p>
          </table:table-cell>
          <table:table-cell office:value-type="float" office:value="115.748" table:style-name="ce8">
            <text:p>115.748</text:p>
          </table:table-cell>
          <table:table-cell office:value-type="float" office:value="115.79" table:style-name="ce8">
            <text:p>115.79</text:p>
          </table:table-cell>
          <table:table-cell office:value-type="float" office:value="113.9" table:style-name="ce8">
            <text:p>113.9</text:p>
          </table:table-cell>
          <table:table-cell office:value-type="float" office:value="111.333" table:style-name="ce8">
            <text:p>111.333</text:p>
          </table:table-cell>
          <table:table-cell office:value-type="float" office:value="111.935" table:style-name="ce8">
            <text:p>111.935</text:p>
          </table:table-cell>
          <table:table-cell office:value-type="float" office:value="110.114" table:style-name="ce8">
            <text:p>110.114</text:p>
          </table:table-cell>
          <table:table-cell office:value-type="float" office:value="111.63" table:style-name="ce8">
            <text:p>111.63</text:p>
          </table:table-cell>
          <table:table-cell office:value-type="float" office:value="100.46" table:style-name="ce8">
            <text:p>100.46</text:p>
          </table:table-cell>
          <table:table-cell office:value-type="float" office:value="92.355000000000004" table:style-name="ce8">
            <text:p>92.355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5.94" table:style-name="ce8">
            <text:p>15.94</text:p>
          </table:table-cell>
          <table:table-cell office:value-type="float" office:value="15.202999999999999" table:style-name="ce8">
            <text:p>15.203</text:p>
          </table:table-cell>
          <table:table-cell office:value-type="float" office:value="14.734" table:style-name="ce8">
            <text:p>14.734</text:p>
          </table:table-cell>
          <table:table-cell office:value-type="float" office:value="14.439" table:style-name="ce8">
            <text:p>14.439</text:p>
          </table:table-cell>
          <table:table-cell office:value-type="float" office:value="14.28" table:style-name="ce8">
            <text:p>14.28</text:p>
          </table:table-cell>
          <table:table-cell office:value-type="float" office:value="14.335000000000001" table:style-name="ce8">
            <text:p>14.335</text:p>
          </table:table-cell>
          <table:table-cell office:value-type="float" office:value="14.574999999999999" table:style-name="ce8">
            <text:p>14.575</text:p>
          </table:table-cell>
          <table:table-cell office:value-type="float" office:value="16.170000000000002" table:style-name="ce8">
            <text:p>16.17</text:p>
          </table:table-cell>
          <table:table-cell office:value-type="float" office:value="29.555" table:style-name="ce8">
            <text:p>29.555</text:p>
          </table:table-cell>
          <table:table-cell office:value-type="float" office:value="31.213999999999999" table:style-name="ce8">
            <text:p>31.214</text:p>
          </table:table-cell>
          <table:table-cell office:value-type="float" office:value="32.008000000000003" table:style-name="ce8">
            <text:p>32.008</text:p>
          </table:table-cell>
          <table:table-cell office:value-type="float" office:value="32.899000000000001" table:style-name="ce8">
            <text:p>32.899</text:p>
          </table:table-cell>
          <table:table-cell office:value-type="float" office:value="32.347999999999999" table:style-name="ce8">
            <text:p>32.348</text:p>
          </table:table-cell>
          <table:table-cell office:value-type="float" office:value="32.283000000000001" table:style-name="ce8">
            <text:p>32.283</text:p>
          </table:table-cell>
          <table:table-cell office:value-type="float" office:value="33.277000000000001" table:style-name="ce8">
            <text:p>33.277</text:p>
          </table:table-cell>
          <table:table-cell office:value-type="float" office:value="33.780999999999999" table:style-name="ce8">
            <text:p>33.781</text:p>
          </table:table-cell>
          <table:table-cell office:value-type="float" office:value="33.792999999999999" table:style-name="ce8">
            <text:p>33.793</text:p>
          </table:table-cell>
          <table:table-cell office:value-type="float" office:value="33.241" table:style-name="ce8">
            <text:p>33.241</text:p>
          </table:table-cell>
          <table:table-cell office:value-type="float" office:value="32.491999999999997" table:style-name="ce8">
            <text:p>32.492</text:p>
          </table:table-cell>
          <table:table-cell office:value-type="float" office:value="32.667999999999999" table:style-name="ce8">
            <text:p>32.668</text:p>
          </table:table-cell>
          <table:table-cell office:value-type="float" office:value="32.136000000000003" table:style-name="ce8">
            <text:p>32.136</text:p>
          </table:table-cell>
          <table:table-cell office:value-type="float" office:value="32.579000000000001" table:style-name="ce8">
            <text:p>32.579</text:p>
          </table:table-cell>
          <table:table-cell office:value-type="float" office:value="19.658999999999999" table:style-name="ce8">
            <text:p>19.659</text:p>
          </table:table-cell>
          <table:table-cell office:value-type="float" office:value="18.073" table:style-name="ce8">
            <text:p>18.073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6.736999999999998" table:style-name="ce8">
            <text:p>16.737</text:p>
          </table:table-cell>
          <table:table-cell office:value-type="float" office:value="15.962999999999999" table:style-name="ce8">
            <text:p>15.963</text:p>
          </table:table-cell>
          <table:table-cell office:value-type="float" office:value="15.471" table:style-name="ce8">
            <text:p>15.471</text:p>
          </table:table-cell>
          <table:table-cell office:value-type="float" office:value="15.16" table:style-name="ce8">
            <text:p>15.16</text:p>
          </table:table-cell>
          <table:table-cell office:value-type="float" office:value="14.994" table:style-name="ce8">
            <text:p>14.994</text:p>
          </table:table-cell>
          <table:table-cell office:value-type="float" office:value="15.052" table:style-name="ce8">
            <text:p>15.052</text:p>
          </table:table-cell>
          <table:table-cell office:value-type="float" office:value="15.304" table:style-name="ce8">
            <text:p>15.304</text:p>
          </table:table-cell>
          <table:table-cell office:value-type="float" office:value="16.978999999999999" table:style-name="ce8">
            <text:p>16.979</text:p>
          </table:table-cell>
          <table:table-cell office:value-type="float" office:value="20.949000000000002" table:style-name="ce8">
            <text:p>20.949</text:p>
          </table:table-cell>
          <table:table-cell office:value-type="float" office:value="22.125" table:style-name="ce8">
            <text:p>22.125</text:p>
          </table:table-cell>
          <table:table-cell office:value-type="float" office:value="22.687999999999999" table:style-name="ce8">
            <text:p>22.688</text:p>
          </table:table-cell>
          <table:table-cell office:value-type="float" office:value="23.318999999999999" table:style-name="ce8">
            <text:p>23.319</text:p>
          </table:table-cell>
          <table:table-cell office:value-type="float" office:value="22.928999999999998" table:style-name="ce8">
            <text:p>22.929</text:p>
          </table:table-cell>
          <table:table-cell office:value-type="float" office:value="22.882999999999999" table:style-name="ce8">
            <text:p>22.883</text:p>
          </table:table-cell>
          <table:table-cell office:value-type="float" office:value="23.587" table:style-name="ce8">
            <text:p>23.587</text:p>
          </table:table-cell>
          <table:table-cell office:value-type="float" office:value="23.943999999999999" table:style-name="ce8">
            <text:p>23.944</text:p>
          </table:table-cell>
          <table:table-cell office:value-type="float" office:value="23.952999999999999" table:style-name="ce8">
            <text:p>23.953</text:p>
          </table:table-cell>
          <table:table-cell office:value-type="float" office:value="23.562000000000001" table:style-name="ce8">
            <text:p>23.562</text:p>
          </table:table-cell>
          <table:table-cell office:value-type="float" office:value="23.030999999999999" table:style-name="ce8">
            <text:p>23.031</text:p>
          </table:table-cell>
          <table:table-cell office:value-type="float" office:value="23.155999999999999" table:style-name="ce8">
            <text:p>23.156</text:p>
          </table:table-cell>
          <table:table-cell office:value-type="float" office:value="22.779" table:style-name="ce8">
            <text:p>22.779</text:p>
          </table:table-cell>
          <table:table-cell office:value-type="float" office:value="23.093" table:style-name="ce8">
            <text:p>23.093</text:p>
          </table:table-cell>
          <table:table-cell office:value-type="float" office:value="20.641999999999999" table:style-name="ce8">
            <text:p>20.642</text:p>
          </table:table-cell>
          <table:table-cell office:value-type="float" office:value="18.977" table:style-name="ce8">
            <text:p>18.977</text:p>
          </table:table-cell>
          <table:table-cell table:number-columns-repeated="1635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37.619" table:style-name="ce8">
            <text:p>37.619</text:p>
          </table:table-cell>
          <table:table-cell office:value-type="float" office:value="35.880000000000003" table:style-name="ce8">
            <text:p>35.88</text:p>
          </table:table-cell>
          <table:table-cell office:value-type="float" office:value="34.771999999999998" table:style-name="ce8">
            <text:p>34.772</text:p>
          </table:table-cell>
          <table:table-cell office:value-type="float" office:value="34.075000000000003" table:style-name="ce8">
            <text:p>34.075</text:p>
          </table:table-cell>
          <table:table-cell office:value-type="float" office:value="33.701000000000001" table:style-name="ce8">
            <text:p>33.701</text:p>
          </table:table-cell>
          <table:table-cell office:value-type="float" office:value="33.831000000000003" table:style-name="ce8">
            <text:p>33.831</text:p>
          </table:table-cell>
          <table:table-cell office:value-type="float" office:value="34.396999999999998" table:style-name="ce8">
            <text:p>34.397</text:p>
          </table:table-cell>
          <table:table-cell office:value-type="float" office:value="38.161000000000001" table:style-name="ce8">
            <text:p>38.161</text:p>
          </table:table-cell>
          <table:table-cell office:value-type="float" office:value="45.722999999999999" table:style-name="ce8">
            <text:p>45.723</text:p>
          </table:table-cell>
          <table:table-cell office:value-type="float" office:value="48.29" table:style-name="ce8">
            <text:p>48.29</text:p>
          </table:table-cell>
          <table:table-cell office:value-type="float" office:value="49.518999999999998" table:style-name="ce8">
            <text:p>49.519</text:p>
          </table:table-cell>
          <table:table-cell office:value-type="float" office:value="50.896000000000001" table:style-name="ce8">
            <text:p>50.896</text:p>
          </table:table-cell>
          <table:table-cell office:value-type="float" office:value="50.043999999999997" table:style-name="ce8">
            <text:p>50.044</text:p>
          </table:table-cell>
          <table:table-cell office:value-type="float" office:value="49.944000000000003" table:style-name="ce8">
            <text:p>49.944</text:p>
          </table:table-cell>
          <table:table-cell office:value-type="float" office:value="51.481000000000002" table:style-name="ce8">
            <text:p>51.481</text:p>
          </table:table-cell>
          <table:table-cell office:value-type="float" office:value="52.261000000000003" table:style-name="ce8">
            <text:p>52.261</text:p>
          </table:table-cell>
          <table:table-cell office:value-type="float" office:value="52.28" table:style-name="ce8">
            <text:p>52.28</text:p>
          </table:table-cell>
          <table:table-cell office:value-type="float" office:value="51.426000000000002" table:style-name="ce8">
            <text:p>51.426</text:p>
          </table:table-cell>
          <table:table-cell office:value-type="float" office:value="50.267000000000003" table:style-name="ce8">
            <text:p>50.267</text:p>
          </table:table-cell>
          <table:table-cell office:value-type="float" office:value="50.539000000000001" table:style-name="ce8">
            <text:p>50.539</text:p>
          </table:table-cell>
          <table:table-cell office:value-type="float" office:value="49.716999999999999" table:style-name="ce8">
            <text:p>49.717</text:p>
          </table:table-cell>
          <table:table-cell office:value-type="float" office:value="50.401000000000003" table:style-name="ce8">
            <text:p>50.401</text:p>
          </table:table-cell>
          <table:table-cell office:value-type="float" office:value="46.396000000000001" table:style-name="ce8">
            <text:p>46.396</text:p>
          </table:table-cell>
          <table:table-cell office:value-type="float" office:value="42.652999999999999" table:style-name="ce8">
            <text:p>42.653</text:p>
          </table:table-cell>
          <table:table-cell table:number-columns-repeated="1635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8.331" table:style-name="ce8">
            <text:p>18.331</text:p>
          </table:table-cell>
          <table:table-cell office:value-type="float" office:value="17.484000000000002" table:style-name="ce8">
            <text:p>17.484</text:p>
          </table:table-cell>
          <table:table-cell office:value-type="float" office:value="16.943999999999999" table:style-name="ce8">
            <text:p>16.944</text:p>
          </table:table-cell>
          <table:table-cell office:value-type="float" office:value="16.603999999999999" table:style-name="ce8">
            <text:p>16.604</text:p>
          </table:table-cell>
          <table:table-cell office:value-type="float" office:value="16.422000000000001" table:style-name="ce8">
            <text:p>16.422</text:p>
          </table:table-cell>
          <table:table-cell office:value-type="float" office:value="16.484999999999999" table:style-name="ce8">
            <text:p>16.485</text:p>
          </table:table-cell>
          <table:table-cell office:value-type="float" office:value="16.760999999999999" table:style-name="ce8">
            <text:p>16.761</text:p>
          </table:table-cell>
          <table:table-cell office:value-type="float" office:value="18.596" table:style-name="ce8">
            <text:p>18.596</text:p>
          </table:table-cell>
          <table:table-cell office:value-type="float" office:value="20.949000000000002" table:style-name="ce8">
            <text:p>20.949</text:p>
          </table:table-cell>
          <table:table-cell office:value-type="float" office:value="22.125" table:style-name="ce8">
            <text:p>22.125</text:p>
          </table:table-cell>
          <table:table-cell office:value-type="float" office:value="22.687999999999999" table:style-name="ce8">
            <text:p>22.688</text:p>
          </table:table-cell>
          <table:table-cell office:value-type="float" office:value="23.318999999999999" table:style-name="ce8">
            <text:p>23.319</text:p>
          </table:table-cell>
          <table:table-cell office:value-type="float" office:value="22.928999999999998" table:style-name="ce8">
            <text:p>22.929</text:p>
          </table:table-cell>
          <table:table-cell office:value-type="float" office:value="22.882999999999999" table:style-name="ce8">
            <text:p>22.883</text:p>
          </table:table-cell>
          <table:table-cell office:value-type="float" office:value="23.587" table:style-name="ce8">
            <text:p>23.587</text:p>
          </table:table-cell>
          <table:table-cell office:value-type="float" office:value="23.943999999999999" table:style-name="ce8">
            <text:p>23.944</text:p>
          </table:table-cell>
          <table:table-cell office:value-type="float" office:value="23.952999999999999" table:style-name="ce8">
            <text:p>23.953</text:p>
          </table:table-cell>
          <table:table-cell office:value-type="float" office:value="23.562000000000001" table:style-name="ce8">
            <text:p>23.562</text:p>
          </table:table-cell>
          <table:table-cell office:value-type="float" office:value="23.030999999999999" table:style-name="ce8">
            <text:p>23.031</text:p>
          </table:table-cell>
          <table:table-cell office:value-type="float" office:value="23.155999999999999" table:style-name="ce8">
            <text:p>23.156</text:p>
          </table:table-cell>
          <table:table-cell office:value-type="float" office:value="22.779" table:style-name="ce8">
            <text:p>22.779</text:p>
          </table:table-cell>
          <table:table-cell office:value-type="float" office:value="23.093" table:style-name="ce8">
            <text:p>23.093</text:p>
          </table:table-cell>
          <table:table-cell office:value-type="float" office:value="22.608000000000001" table:style-name="ce8">
            <text:p>22.608</text:p>
          </table:table-cell>
          <table:table-cell office:value-type="float" office:value="20.783999999999999" table:style-name="ce8">
            <text:p>20.784</text:p>
          </table:table-cell>
          <table:table-cell table:number-columns-repeated="1635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7.97" table:style-name="ce8">
            <text:p>7.97</text:p>
          </table:table-cell>
          <table:table-cell office:value-type="float" office:value="7.6020000000000003" table:style-name="ce8">
            <text:p>7.602</text:p>
          </table:table-cell>
          <table:table-cell office:value-type="float" office:value="7.367" table:style-name="ce8">
            <text:p>7.367</text:p>
          </table:table-cell>
          <table:table-cell office:value-type="float" office:value="7.2190000000000003" table:style-name="ce8">
            <text:p>7.219</text:p>
          </table:table-cell>
          <table:table-cell office:value-type="float" office:value="7.14" table:style-name="ce8">
            <text:p>7.14</text:p>
          </table:table-cell>
          <table:table-cell office:value-type="float" office:value="7.1680000000000001" table:style-name="ce8">
            <text:p>7.168</text:p>
          </table:table-cell>
          <table:table-cell office:value-type="float" office:value="7.2880000000000003" table:style-name="ce8">
            <text:p>7.288</text:p>
          </table:table-cell>
          <table:table-cell office:value-type="float" office:value="8.0850000000000009" table:style-name="ce8">
            <text:p>8.085</text:p>
          </table:table-cell>
          <table:table-cell office:value-type="float" office:value="26.077999999999999" table:style-name="ce8">
            <text:p>26.078</text:p>
          </table:table-cell>
          <table:table-cell office:value-type="float" office:value="27.542000000000002" table:style-name="ce8">
            <text:p>27.542</text:p>
          </table:table-cell>
          <table:table-cell office:value-type="float" office:value="28.242999999999999" table:style-name="ce8">
            <text:p>28.243</text:p>
          </table:table-cell>
          <table:table-cell office:value-type="float" office:value="29.027999999999999" table:style-name="ce8">
            <text:p>29.028</text:p>
          </table:table-cell>
          <table:table-cell office:value-type="float" office:value="28.542000000000002" table:style-name="ce8">
            <text:p>28.542</text:p>
          </table:table-cell>
          <table:table-cell office:value-type="float" office:value="28.484999999999999" table:style-name="ce8">
            <text:p>28.485</text:p>
          </table:table-cell>
          <table:table-cell office:value-type="float" office:value="29.361999999999998" table:style-name="ce8">
            <text:p>29.362</text:p>
          </table:table-cell>
          <table:table-cell office:value-type="float" office:value="29.806000000000001" table:style-name="ce8">
            <text:p>29.806</text:p>
          </table:table-cell>
          <table:table-cell office:value-type="float" office:value="29.817" table:style-name="ce8">
            <text:p>29.817</text:p>
          </table:table-cell>
          <table:table-cell office:value-type="float" office:value="29.33" table:style-name="ce8">
            <text:p>29.33</text:p>
          </table:table-cell>
          <table:table-cell office:value-type="float" office:value="28.67" table:style-name="ce8">
            <text:p>28.67</text:p>
          </table:table-cell>
          <table:table-cell office:value-type="float" office:value="28.824000000000002" table:style-name="ce8">
            <text:p>28.824</text:p>
          </table:table-cell>
          <table:table-cell office:value-type="float" office:value="28.356000000000002" table:style-name="ce8">
            <text:p>28.356</text:p>
          </table:table-cell>
          <table:table-cell office:value-type="float" office:value="28.745999999999999" table:style-name="ce8">
            <text:p>28.746</text:p>
          </table:table-cell>
          <table:table-cell office:value-type="float" office:value="9.83" table:style-name="ce8">
            <text:p>9.83</text:p>
          </table:table-cell>
          <table:table-cell office:value-type="float" office:value="9.0370000000000008" table:style-name="ce8">
            <text:p>9.037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3.9849999999999999" table:style-name="ce8">
            <text:p>3.985</text:p>
          </table:table-cell>
          <table:table-cell office:value-type="float" office:value="3.8010000000000002" table:style-name="ce8">
            <text:p>3.801</text:p>
          </table:table-cell>
          <table:table-cell office:value-type="float" office:value="3.6840000000000002" table:style-name="ce8">
            <text:p>3.684</text:p>
          </table:table-cell>
          <table:table-cell office:value-type="float" office:value="3.61" table:style-name="ce8">
            <text:p>3.61</text:p>
          </table:table-cell>
          <table:table-cell office:value-type="float" office:value="3.57" table:style-name="ce8">
            <text:p>3.57</text:p>
          </table:table-cell>
          <table:table-cell office:value-type="float" office:value="3.5840000000000001" table:style-name="ce8">
            <text:p>3.584</text:p>
          </table:table-cell>
          <table:table-cell office:value-type="float" office:value="3.6440000000000001" table:style-name="ce8">
            <text:p>3.644</text:p>
          </table:table-cell>
          <table:table-cell office:value-type="float" office:value="4.0430000000000001" table:style-name="ce8">
            <text:p>4.043</text:p>
          </table:table-cell>
          <table:table-cell office:value-type="float" office:value="16.515999999999998" table:style-name="ce8">
            <text:p>16.516</text:p>
          </table:table-cell>
          <table:table-cell office:value-type="float" office:value="17.443000000000001" table:style-name="ce8">
            <text:p>17.443</text:p>
          </table:table-cell>
          <table:table-cell office:value-type="float" office:value="17.887" table:style-name="ce8">
            <text:p>17.887</text:p>
          </table:table-cell>
          <table:table-cell office:value-type="float" office:value="18.384" table:style-name="ce8">
            <text:p>18.384</text:p>
          </table:table-cell>
          <table:table-cell office:value-type="float" office:value="18.077000000000002" table:style-name="ce8">
            <text:p>18.077</text:p>
          </table:table-cell>
          <table:table-cell office:value-type="float" office:value="18.041" table:style-name="ce8">
            <text:p>18.041</text:p>
          </table:table-cell>
          <table:table-cell office:value-type="float" office:value="18.596" table:style-name="ce8">
            <text:p>18.596</text:p>
          </table:table-cell>
          <table:table-cell office:value-type="float" office:value="18.876999999999999" table:style-name="ce8">
            <text:p>18.877</text:p>
          </table:table-cell>
          <table:table-cell office:value-type="float" office:value="18.884" table:style-name="ce8">
            <text:p>18.884</text:p>
          </table:table-cell>
          <table:table-cell office:value-type="float" office:value="18.576000000000001" table:style-name="ce8">
            <text:p>18.576</text:p>
          </table:table-cell>
          <table:table-cell office:value-type="float" office:value="18.157" table:style-name="ce8">
            <text:p>18.157</text:p>
          </table:table-cell>
          <table:table-cell office:value-type="float" office:value="18.254999999999999" table:style-name="ce8">
            <text:p>18.255</text:p>
          </table:table-cell>
          <table:table-cell office:value-type="float" office:value="17.957999999999998" table:style-name="ce8">
            <text:p>17.958</text:p>
          </table:table-cell>
          <table:table-cell office:value-type="float" office:value="18.206" table:style-name="ce8">
            <text:p>18.206</text:p>
          </table:table-cell>
          <table:table-cell office:value-type="float" office:value="4.915" table:style-name="ce8">
            <text:p>4.915</text:p>
          </table:table-cell>
          <table:table-cell office:value-type="float" office:value="4.5179999999999998" table:style-name="ce8">
            <text:p>4.518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0.31900000000000001" table:style-name="ce8">
            <text:p>0.319</text:p>
          </table:table-cell>
          <table:table-cell office:value-type="float" office:value="0.30399999999999999" table:style-name="ce8">
            <text:p>0.304</text:p>
          </table:table-cell>
          <table:table-cell office:value-type="float" office:value="0.29499999999999998" table:style-name="ce8">
            <text:p>0.295</text:p>
          </table:table-cell>
          <table:table-cell office:value-type="float" office:value="0.28899999999999998" table:style-name="ce8">
            <text:p>0.289</text:p>
          </table:table-cell>
          <table:table-cell office:value-type="float" office:value="0.28599999999999998" table:style-name="ce8">
            <text:p>0.286</text:p>
          </table:table-cell>
          <table:table-cell office:value-type="float" office:value="0.28699999999999998" table:style-name="ce8">
            <text:p>0.287</text:p>
          </table:table-cell>
          <table:table-cell office:value-type="float" office:value="0.29199999999999998" table:style-name="ce8">
            <text:p>0.292</text:p>
          </table:table-cell>
          <table:table-cell office:value-type="float" office:value="0.32300000000000001" table:style-name="ce8">
            <text:p>0.323</text:p>
          </table:table-cell>
          <table:table-cell office:value-type="float" office:value="3.0419999999999998" table:style-name="ce8">
            <text:p>3.042</text:p>
          </table:table-cell>
          <table:table-cell office:value-type="float" office:value="3.2130000000000001" table:style-name="ce8">
            <text:p>3.213</text:p>
          </table:table-cell>
          <table:table-cell office:value-type="float" office:value="3.2949999999999999" table:style-name="ce8">
            <text:p>3.295</text:p>
          </table:table-cell>
          <table:table-cell office:value-type="float" office:value="3.387" table:style-name="ce8">
            <text:p>3.387</text:p>
          </table:table-cell>
          <table:table-cell office:value-type="float" office:value="3.33" table:style-name="ce8">
            <text:p>3.33</text:p>
          </table:table-cell>
          <table:table-cell office:value-type="float" office:value="3.323" table:style-name="ce8">
            <text:p>3.323</text:p>
          </table:table-cell>
          <table:table-cell office:value-type="float" office:value="3.4260000000000002" table:style-name="ce8">
            <text:p>3.426</text:p>
          </table:table-cell>
          <table:table-cell office:value-type="float" office:value="3.4769999999999999" table:style-name="ce8">
            <text:p>3.477</text:p>
          </table:table-cell>
          <table:table-cell office:value-type="float" office:value="3.4790000000000001" table:style-name="ce8">
            <text:p>3.479</text:p>
          </table:table-cell>
          <table:table-cell office:value-type="float" office:value="3.4220000000000002" table:style-name="ce8">
            <text:p>3.422</text:p>
          </table:table-cell>
          <table:table-cell office:value-type="float" office:value="3.3450000000000002" table:style-name="ce8">
            <text:p>3.345</text:p>
          </table:table-cell>
          <table:table-cell office:value-type="float" office:value="3.363" table:style-name="ce8">
            <text:p>3.363</text:p>
          </table:table-cell>
          <table:table-cell office:value-type="float" office:value="3.3079999999999998" table:style-name="ce8">
            <text:p>3.308</text:p>
          </table:table-cell>
          <table:table-cell office:value-type="float" office:value="3.3540000000000001" table:style-name="ce8">
            <text:p>3.354</text:p>
          </table:table-cell>
          <table:table-cell office:value-type="float" office:value="0.39300000000000002" table:style-name="ce8">
            <text:p>0.393</text:p>
          </table:table-cell>
          <table:table-cell office:value-type="float" office:value="0.36099999999999999" table:style-name="ce8">
            <text:p>0.361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0.31900000000000001" table:style-name="ce8">
            <text:p>0.319</text:p>
          </table:table-cell>
          <table:table-cell office:value-type="float" office:value="0.30399999999999999" table:style-name="ce8">
            <text:p>0.304</text:p>
          </table:table-cell>
          <table:table-cell office:value-type="float" office:value="0.29499999999999998" table:style-name="ce8">
            <text:p>0.295</text:p>
          </table:table-cell>
          <table:table-cell office:value-type="float" office:value="0.28899999999999998" table:style-name="ce8">
            <text:p>0.289</text:p>
          </table:table-cell>
          <table:table-cell office:value-type="float" office:value="0.28599999999999998" table:style-name="ce8">
            <text:p>0.286</text:p>
          </table:table-cell>
          <table:table-cell office:value-type="float" office:value="0.28699999999999998" table:style-name="ce8">
            <text:p>0.287</text:p>
          </table:table-cell>
          <table:table-cell office:value-type="float" office:value="0.29199999999999998" table:style-name="ce8">
            <text:p>0.292</text:p>
          </table:table-cell>
          <table:table-cell office:value-type="float" office:value="0.32300000000000001" table:style-name="ce8">
            <text:p>0.323</text:p>
          </table:table-cell>
          <table:table-cell office:value-type="float" office:value="1.7390000000000001" table:style-name="ce8">
            <text:p>1.739</text:p>
          </table:table-cell>
          <table:table-cell office:value-type="float" office:value="1.8360000000000001" table:style-name="ce8">
            <text:p>1.836</text:p>
          </table:table-cell>
          <table:table-cell office:value-type="float" office:value="1.883" table:style-name="ce8">
            <text:p>1.883</text:p>
          </table:table-cell>
          <table:table-cell office:value-type="float" office:value="1.9350000000000001" table:style-name="ce8">
            <text:p>1.935</text:p>
          </table:table-cell>
          <table:table-cell office:value-type="float" office:value="1.903" table:style-name="ce8">
            <text:p>1.903</text:p>
          </table:table-cell>
          <table:table-cell office:value-type="float" office:value="1.899" table:style-name="ce8">
            <text:p>1.899</text:p>
          </table:table-cell>
          <table:table-cell office:value-type="float" office:value="1.9570000000000001" table:style-name="ce8">
            <text:p>1.957</text:p>
          </table:table-cell>
          <table:table-cell office:value-type="float" office:value="1.9870000000000001" table:style-name="ce8">
            <text:p>1.987</text:p>
          </table:table-cell>
          <table:table-cell office:value-type="float" office:value="1.988" table:style-name="ce8">
            <text:p>1.988</text:p>
          </table:table-cell>
          <table:table-cell office:value-type="float" office:value="1.9550000000000001" table:style-name="ce8">
            <text:p>1.955</text:p>
          </table:table-cell>
          <table:table-cell office:value-type="float" office:value="1.911" table:style-name="ce8">
            <text:p>1.911</text:p>
          </table:table-cell>
          <table:table-cell office:value-type="float" office:value="1.9219999999999999" table:style-name="ce8">
            <text:p>1.922</text:p>
          </table:table-cell>
          <table:table-cell office:value-type="float" office:value="1.89" table:style-name="ce8">
            <text:p>1.89</text:p>
          </table:table-cell>
          <table:table-cell office:value-type="float" office:value="1.9159999999999999" table:style-name="ce8">
            <text:p>1.916</text:p>
          </table:table-cell>
          <table:table-cell office:value-type="float" office:value="0.39300000000000002" table:style-name="ce8">
            <text:p>0.393</text:p>
          </table:table-cell>
          <table:table-cell office:value-type="float" office:value="0.36099999999999999" table:style-name="ce8">
            <text:p>0.361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2.391" table:style-name="ce8">
            <text:p>2.391</text:p>
          </table:table-cell>
          <table:table-cell office:value-type="float" office:value="2.2799999999999998" table:style-name="ce8">
            <text:p>2.28</text:p>
          </table:table-cell>
          <table:table-cell office:value-type="float" office:value="2.21" table:style-name="ce8">
            <text:p>2.21</text:p>
          </table:table-cell>
          <table:table-cell office:value-type="float" office:value="2.1659999999999999" table:style-name="ce8">
            <text:p>2.166</text:p>
          </table:table-cell>
          <table:table-cell office:value-type="float" office:value="2.1419999999999999" table:style-name="ce8">
            <text:p>2.142</text:p>
          </table:table-cell>
          <table:table-cell office:value-type="float" office:value="2.15" table:style-name="ce8">
            <text:p>2.15</text:p>
          </table:table-cell>
          <table:table-cell office:value-type="float" office:value="2.1859999999999999" table:style-name="ce8">
            <text:p>2.186</text:p>
          </table:table-cell>
          <table:table-cell office:value-type="float" office:value="2.4260000000000002" table:style-name="ce8">
            <text:p>2.426</text:p>
          </table:table-cell>
          <table:table-cell office:value-type="float" office:value="5.2160000000000002" table:style-name="ce8">
            <text:p>5.216</text:p>
          </table:table-cell>
          <table:table-cell office:value-type="float" office:value="5.508" table:style-name="ce8">
            <text:p>5.508</text:p>
          </table:table-cell>
          <table:table-cell office:value-type="float" office:value="5.649" table:style-name="ce8">
            <text:p>5.649</text:p>
          </table:table-cell>
          <table:table-cell office:value-type="float" office:value="5.806" table:style-name="ce8">
            <text:p>5.806</text:p>
          </table:table-cell>
          <table:table-cell office:value-type="float" office:value="5.7080000000000002" table:style-name="ce8">
            <text:p>5.708</text:p>
          </table:table-cell>
          <table:table-cell office:value-type="float" office:value="5.6970000000000001" table:style-name="ce8">
            <text:p>5.697</text:p>
          </table:table-cell>
          <table:table-cell office:value-type="float" office:value="5.8719999999999999" table:style-name="ce8">
            <text:p>5.872</text:p>
          </table:table-cell>
          <table:table-cell office:value-type="float" office:value="5.9610000000000003" table:style-name="ce8">
            <text:p>5.961</text:p>
          </table:table-cell>
          <table:table-cell office:value-type="float" office:value="5.9630000000000001" table:style-name="ce8">
            <text:p>5.963</text:p>
          </table:table-cell>
          <table:table-cell office:value-type="float" office:value="5.8659999999999997" table:style-name="ce8">
            <text:p>5.866</text:p>
          </table:table-cell>
          <table:table-cell office:value-type="float" office:value="5.734" table:style-name="ce8">
            <text:p>5.734</text:p>
          </table:table-cell>
          <table:table-cell office:value-type="float" office:value="5.7649999999999997" table:style-name="ce8">
            <text:p>5.765</text:p>
          </table:table-cell>
          <table:table-cell office:value-type="float" office:value="5.6710000000000003" table:style-name="ce8">
            <text:p>5.671</text:p>
          </table:table-cell>
          <table:table-cell office:value-type="float" office:value="5.7489999999999997" table:style-name="ce8">
            <text:p>5.749</text:p>
          </table:table-cell>
          <table:table-cell office:value-type="float" office:value="2.9489999999999998" table:style-name="ce8">
            <text:p>2.949</text:p>
          </table:table-cell>
          <table:table-cell office:value-type="float" office:value="2.7109999999999999" table:style-name="ce8">
            <text:p>2.711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1.5940000000000001" table:style-name="ce8">
            <text:p>1.594</text:p>
          </table:table-cell>
          <table:table-cell office:value-type="float" office:value="1.52" table:style-name="ce8">
            <text:p>1.52</text:p>
          </table:table-cell>
          <table:table-cell office:value-type="float" office:value="1.4730000000000001" table:style-name="ce8">
            <text:p>1.473</text:p>
          </table:table-cell>
          <table:table-cell office:value-type="float" office:value="1.444" table:style-name="ce8">
            <text:p>1.444</text:p>
          </table:table-cell>
          <table:table-cell office:value-type="float" office:value="1.4279999999999999" table:style-name="ce8">
            <text:p>1.428</text:p>
          </table:table-cell>
          <table:table-cell office:value-type="float" office:value="1.4339999999999999" table:style-name="ce8">
            <text:p>1.434</text:p>
          </table:table-cell>
          <table:table-cell office:value-type="float" office:value="1.458" table:style-name="ce8">
            <text:p>1.458</text:p>
          </table:table-cell>
          <table:table-cell office:value-type="float" office:value="1.617" table:style-name="ce8">
            <text:p>1.617</text:p>
          </table:table-cell>
          <table:table-cell office:value-type="float" office:value="10.17" table:style-name="ce8">
            <text:p>10.17</text:p>
          </table:table-cell>
          <table:table-cell office:value-type="float" office:value="10.741" table:style-name="ce8">
            <text:p>10.741</text:p>
          </table:table-cell>
          <table:table-cell office:value-type="float" office:value="11.015000000000001" table:style-name="ce8">
            <text:p>11.015</text:p>
          </table:table-cell>
          <table:table-cell office:value-type="float" office:value="11.321" table:style-name="ce8">
            <text:p>11.321</text:p>
          </table:table-cell>
          <table:table-cell office:value-type="float" office:value="11.131" table:style-name="ce8">
            <text:p>11.131</text:p>
          </table:table-cell>
          <table:table-cell office:value-type="float" office:value="11.109" table:style-name="ce8">
            <text:p>11.109</text:p>
          </table:table-cell>
          <table:table-cell office:value-type="float" office:value="11.451000000000001" table:style-name="ce8">
            <text:p>11.451</text:p>
          </table:table-cell>
          <table:table-cell office:value-type="float" office:value="11.625" table:style-name="ce8">
            <text:p>11.625</text:p>
          </table:table-cell>
          <table:table-cell office:value-type="float" office:value="11.629" table:style-name="ce8">
            <text:p>11.629</text:p>
          </table:table-cell>
          <table:table-cell office:value-type="float" office:value="11.439" table:style-name="ce8">
            <text:p>11.439</text:p>
          </table:table-cell>
          <table:table-cell office:value-type="float" office:value="11.180999999999999" table:style-name="ce8">
            <text:p>11.181</text:p>
          </table:table-cell>
          <table:table-cell office:value-type="float" office:value="11.241" table:style-name="ce8">
            <text:p>11.241</text:p>
          </table:table-cell>
          <table:table-cell office:value-type="float" office:value="11.058999999999999" table:style-name="ce8">
            <text:p>11.059</text:p>
          </table:table-cell>
          <table:table-cell office:value-type="float" office:value="11.211" table:style-name="ce8">
            <text:p>11.211</text:p>
          </table:table-cell>
          <table:table-cell office:value-type="float" office:value="1.966" table:style-name="ce8">
            <text:p>1.966</text:p>
          </table:table-cell>
          <table:table-cell office:value-type="float" office:value="1.8069999999999999" table:style-name="ce8">
            <text:p>1.807</text:p>
          </table:table-cell>
          <table:table-cell table:number-columns-repeated="1635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.504000000000001" table:style-name="ce8">
            <text:p>25.504</text:p>
          </table:table-cell>
          <table:table-cell office:value-type="float" office:value="24.324999999999999" table:style-name="ce8">
            <text:p>24.325</text:p>
          </table:table-cell>
          <table:table-cell office:value-type="float" office:value="23.574000000000002" table:style-name="ce8">
            <text:p>23.574</text:p>
          </table:table-cell>
          <table:table-cell office:value-type="float" office:value="23.102" table:style-name="ce8">
            <text:p>23.102</text:p>
          </table:table-cell>
          <table:table-cell office:value-type="float" office:value="22.847999999999999" table:style-name="ce8">
            <text:p>22.848</text:p>
          </table:table-cell>
          <table:table-cell office:value-type="float" office:value="22.936" table:style-name="ce8">
            <text:p>22.936</text:p>
          </table:table-cell>
          <table:table-cell office:value-type="float" office:value="23.32" table:style-name="ce8">
            <text:p>23.32</text:p>
          </table:table-cell>
          <table:table-cell office:value-type="float" office:value="25.872" table:style-name="ce8">
            <text:p>25.872</text:p>
          </table:table-cell>
          <table:table-cell office:value-type="float" office:value="22.600999999999999" table:style-name="ce8">
            <text:p>22.601</text:p>
          </table:table-cell>
          <table:table-cell office:value-type="float" office:value="23.869" table:style-name="ce8">
            <text:p>23.869</text:p>
          </table:table-cell>
          <table:table-cell office:value-type="float" office:value="24.477" table:style-name="ce8">
            <text:p>24.477</text:p>
          </table:table-cell>
          <table:table-cell office:value-type="float" office:value="25.158000000000001" table:style-name="ce8">
            <text:p>25.158</text:p>
          </table:table-cell>
          <table:table-cell office:value-type="float" office:value="24.736000000000001" table:style-name="ce8">
            <text:p>24.736</text:p>
          </table:table-cell>
          <table:table-cell office:value-type="float" office:value="24.687000000000001" table:style-name="ce8">
            <text:p>24.687</text:p>
          </table:table-cell>
          <table:table-cell office:value-type="float" office:value="25.446999999999999" table:style-name="ce8">
            <text:p>25.447</text:p>
          </table:table-cell>
          <table:table-cell office:value-type="float" office:value="25.832000000000001" table:style-name="ce8">
            <text:p>25.832</text:p>
          </table:table-cell>
          <table:table-cell office:value-type="float" office:value="25.841999999999999" table:style-name="ce8">
            <text:p>25.842</text:p>
          </table:table-cell>
          <table:table-cell office:value-type="float" office:value="25.42" table:style-name="ce8">
            <text:p>25.42</text:p>
          </table:table-cell>
          <table:table-cell office:value-type="float" office:value="24.847000000000001" table:style-name="ce8">
            <text:p>24.847</text:p>
          </table:table-cell>
          <table:table-cell office:value-type="float" office:value="24.981000000000002" table:style-name="ce8">
            <text:p>24.981</text:p>
          </table:table-cell>
          <table:table-cell office:value-type="float" office:value="24.574999999999999" table:style-name="ce8">
            <text:p>24.575</text:p>
          </table:table-cell>
          <table:table-cell office:value-type="float" office:value="24.913" table:style-name="ce8">
            <text:p>24.913</text:p>
          </table:table-cell>
          <table:table-cell office:value-type="float" office:value="31.454999999999998" table:style-name="ce8">
            <text:p>31.455</text:p>
          </table:table-cell>
          <table:table-cell office:value-type="float" office:value="28.917000000000002" table:style-name="ce8">
            <text:p>28.917</text:p>
          </table:table-cell>
          <table:table-cell table:number-columns-repeated="1635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78.736999999999995" table:style-name="ce8">
            <text:p>78.737</text:p>
          </table:table-cell>
          <table:table-cell office:value-type="float" office:value="78.724999999999994" table:style-name="ce8">
            <text:p>78.725</text:p>
          </table:table-cell>
          <table:table-cell office:value-type="float" office:value="78.748000000000005" table:style-name="ce8">
            <text:p>78.748</text:p>
          </table:table-cell>
          <table:table-cell office:value-type="float" office:value="78.759" table:style-name="ce8">
            <text:p>78.759</text:p>
          </table:table-cell>
          <table:table-cell office:value-type="float" office:value="78.805000000000007" table:style-name="ce8">
            <text:p>78.805</text:p>
          </table:table-cell>
          <table:table-cell office:value-type="float" office:value="78.757999999999996" table:style-name="ce8">
            <text:p>78.758</text:p>
          </table:table-cell>
          <table:table-cell office:value-type="float" office:value="78.692999999999998" table:style-name="ce8">
            <text:p>78.693</text:p>
          </table:table-cell>
          <table:table-cell office:value-type="float" office:value="78.233999999999995" table:style-name="ce8">
            <text:p>78.234</text:p>
          </table:table-cell>
          <table:table-cell office:value-type="float" office:value="73.887" table:style-name="ce8">
            <text:p>73.887</text:p>
          </table:table-cell>
          <table:table-cell office:value-type="float" office:value="78.034999999999997" table:style-name="ce8">
            <text:p>78.035</text:p>
          </table:table-cell>
          <table:table-cell office:value-type="float" office:value="80.021000000000001" table:style-name="ce8">
            <text:p>80.021</text:p>
          </table:table-cell>
          <table:table-cell office:value-type="float" office:value="82.245999999999995" table:style-name="ce8">
            <text:p>82.246</text:p>
          </table:table-cell>
          <table:table-cell office:value-type="float" office:value="80.869" table:style-name="ce8">
            <text:p>80.869</text:p>
          </table:table-cell>
          <table:table-cell office:value-type="float" office:value="80.707999999999998" table:style-name="ce8">
            <text:p>80.708</text:p>
          </table:table-cell>
          <table:table-cell office:value-type="float" office:value="83.191999999999993" table:style-name="ce8">
            <text:p>83.192</text:p>
          </table:table-cell>
          <table:table-cell office:value-type="float" office:value="84.451999999999998" table:style-name="ce8">
            <text:p>84.452</text:p>
          </table:table-cell>
          <table:table-cell office:value-type="float" office:value="84.481999999999999" table:style-name="ce8">
            <text:p>84.482</text:p>
          </table:table-cell>
          <table:table-cell office:value-type="float" office:value="83.102999999999994" table:style-name="ce8">
            <text:p>83.103</text:p>
          </table:table-cell>
          <table:table-cell office:value-type="float" office:value="81.23" table:style-name="ce8">
            <text:p>81.23</text:p>
          </table:table-cell>
          <table:table-cell office:value-type="float" office:value="81.668999999999997" table:style-name="ce8">
            <text:p>81.669</text:p>
          </table:table-cell>
          <table:table-cell office:value-type="float" office:value="80.340999999999994" table:style-name="ce8">
            <text:p>80.341</text:p>
          </table:table-cell>
          <table:table-cell office:value-type="float" office:value="81.447000000000003" table:style-name="ce8">
            <text:p>81.447</text:p>
          </table:table-cell>
          <table:table-cell office:value-type="float" office:value="78.62" table:style-name="ce8">
            <text:p>78.62</text:p>
          </table:table-cell>
          <table:table-cell office:value-type="float" office:value="78.524000000000001" table:style-name="ce8">
            <text:p>78.524</text:p>
          </table:table-cell>
          <table:table-cell table:number-columns-repeated="1635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0.31900000000000001" table:style-name="ce8">
            <text:p>0.319</text:p>
          </table:table-cell>
          <table:table-cell office:value-type="float" office:value="0.30399999999999999" table:style-name="ce8">
            <text:p>0.304</text:p>
          </table:table-cell>
          <table:table-cell office:value-type="float" office:value="0.29499999999999998" table:style-name="ce8">
            <text:p>0.295</text:p>
          </table:table-cell>
          <table:table-cell office:value-type="float" office:value="0.28899999999999998" table:style-name="ce8">
            <text:p>0.289</text:p>
          </table:table-cell>
          <table:table-cell office:value-type="float" office:value="0.28599999999999998" table:style-name="ce8">
            <text:p>0.286</text:p>
          </table:table-cell>
          <table:table-cell office:value-type="float" office:value="0.28699999999999998" table:style-name="ce8">
            <text:p>0.287</text:p>
          </table:table-cell>
          <table:table-cell office:value-type="float" office:value="0.29199999999999998" table:style-name="ce8">
            <text:p>0.292</text:p>
          </table:table-cell>
          <table:table-cell office:value-type="float" office:value="0.32300000000000001" table:style-name="ce8">
            <text:p>0.323</text:p>
          </table:table-cell>
          <table:table-cell office:value-type="float" office:value="2.6080000000000001" table:style-name="ce8">
            <text:p>2.608</text:p>
          </table:table-cell>
          <table:table-cell office:value-type="float" office:value="2.754" table:style-name="ce8">
            <text:p>2.754</text:p>
          </table:table-cell>
          <table:table-cell office:value-type="float" office:value="2.8239999999999998" table:style-name="ce8">
            <text:p>2.824</text:p>
          </table:table-cell>
          <table:table-cell office:value-type="float" office:value="2.903" table:style-name="ce8">
            <text:p>2.903</text:p>
          </table:table-cell>
          <table:table-cell office:value-type="float" office:value="2.8540000000000001" table:style-name="ce8">
            <text:p>2.854</text:p>
          </table:table-cell>
          <table:table-cell office:value-type="float" office:value="2.8490000000000002" table:style-name="ce8">
            <text:p>2.849</text:p>
          </table:table-cell>
          <table:table-cell office:value-type="float" office:value="2.9359999999999999" table:style-name="ce8">
            <text:p>2.936</text:p>
          </table:table-cell>
          <table:table-cell office:value-type="float" office:value="2.9809999999999999" table:style-name="ce8">
            <text:p>2.981</text:p>
          </table:table-cell>
          <table:table-cell office:value-type="float" office:value="2.9820000000000002" table:style-name="ce8">
            <text:p>2.982</text:p>
          </table:table-cell>
          <table:table-cell office:value-type="float" office:value="2.9329999999999998" table:style-name="ce8">
            <text:p>2.933</text:p>
          </table:table-cell>
          <table:table-cell office:value-type="float" office:value="2.867" table:style-name="ce8">
            <text:p>2.867</text:p>
          </table:table-cell>
          <table:table-cell office:value-type="float" office:value="2.8820000000000001" table:style-name="ce8">
            <text:p>2.882</text:p>
          </table:table-cell>
          <table:table-cell office:value-type="float" office:value="2.8359999999999999" table:style-name="ce8">
            <text:p>2.836</text:p>
          </table:table-cell>
          <table:table-cell office:value-type="float" office:value="2.875" table:style-name="ce8">
            <text:p>2.875</text:p>
          </table:table-cell>
          <table:table-cell office:value-type="float" office:value="0.39300000000000002" table:style-name="ce8">
            <text:p>0.393</text:p>
          </table:table-cell>
          <table:table-cell office:value-type="float" office:value="0.36099999999999999" table:style-name="ce8">
            <text:p>0.361</text:p>
          </table:table-cell>
          <table:table-cell table:number-columns-repeated="1635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0.31900000000000001" table:style-name="ce8">
            <text:p>0.319</text:p>
          </table:table-cell>
          <table:table-cell office:value-type="float" office:value="0.30399999999999999" table:style-name="ce8">
            <text:p>0.304</text:p>
          </table:table-cell>
          <table:table-cell office:value-type="float" office:value="0.29499999999999998" table:style-name="ce8">
            <text:p>0.295</text:p>
          </table:table-cell>
          <table:table-cell office:value-type="float" office:value="0.28899999999999998" table:style-name="ce8">
            <text:p>0.289</text:p>
          </table:table-cell>
          <table:table-cell office:value-type="float" office:value="0.28599999999999998" table:style-name="ce8">
            <text:p>0.286</text:p>
          </table:table-cell>
          <table:table-cell office:value-type="float" office:value="0.28699999999999998" table:style-name="ce8">
            <text:p>0.287</text:p>
          </table:table-cell>
          <table:table-cell office:value-type="float" office:value="0.29199999999999998" table:style-name="ce8">
            <text:p>0.292</text:p>
          </table:table-cell>
          <table:table-cell office:value-type="float" office:value="0.32300000000000001" table:style-name="ce8">
            <text:p>0.323</text:p>
          </table:table-cell>
          <table:table-cell office:value-type="float" office:value="2.173" table:style-name="ce8">
            <text:p>2.173</text:p>
          </table:table-cell>
          <table:table-cell office:value-type="float" office:value="2.2949999999999999" table:style-name="ce8">
            <text:p>2.295</text:p>
          </table:table-cell>
          <table:table-cell office:value-type="float" office:value="2.3540000000000001" table:style-name="ce8">
            <text:p>2.354</text:p>
          </table:table-cell>
          <table:table-cell office:value-type="float" office:value="2.419" table:style-name="ce8">
            <text:p>2.419</text:p>
          </table:table-cell>
          <table:table-cell office:value-type="float" office:value="2.3780000000000001" table:style-name="ce8">
            <text:p>2.378</text:p>
          </table:table-cell>
          <table:table-cell office:value-type="float" office:value="2.3740000000000001" table:style-name="ce8">
            <text:p>2.374</text:p>
          </table:table-cell>
          <table:table-cell office:value-type="float" office:value="2.4470000000000001" table:style-name="ce8">
            <text:p>2.447</text:p>
          </table:table-cell>
          <table:table-cell office:value-type="float" office:value="2.484" table:style-name="ce8">
            <text:p>2.484</text:p>
          </table:table-cell>
          <table:table-cell office:value-type="float" office:value="2.4849999999999999" table:style-name="ce8">
            <text:p>2.485</text:p>
          </table:table-cell>
          <table:table-cell office:value-type="float" office:value="2.444" table:style-name="ce8">
            <text:p>2.444</text:p>
          </table:table-cell>
          <table:table-cell office:value-type="float" office:value="2.3889999999999998" table:style-name="ce8">
            <text:p>2.389</text:p>
          </table:table-cell>
          <table:table-cell office:value-type="float" office:value="2.4020000000000001" table:style-name="ce8">
            <text:p>2.402</text:p>
          </table:table-cell>
          <table:table-cell office:value-type="float" office:value="2.363" table:style-name="ce8">
            <text:p>2.363</text:p>
          </table:table-cell>
          <table:table-cell office:value-type="float" office:value="2.395" table:style-name="ce8">
            <text:p>2.395</text:p>
          </table:table-cell>
          <table:table-cell office:value-type="float" office:value="0.39300000000000002" table:style-name="ce8">
            <text:p>0.393</text:p>
          </table:table-cell>
          <table:table-cell office:value-type="float" office:value="0.36099999999999999" table:style-name="ce8">
            <text:p>0.361</text:p>
          </table:table-cell>
          <table:table-cell table:number-columns-repeated="1635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0.31900000000000001" table:style-name="ce8">
            <text:p>0.319</text:p>
          </table:table-cell>
          <table:table-cell office:value-type="float" office:value="0.30399999999999999" table:style-name="ce8">
            <text:p>0.304</text:p>
          </table:table-cell>
          <table:table-cell office:value-type="float" office:value="0.29499999999999998" table:style-name="ce8">
            <text:p>0.295</text:p>
          </table:table-cell>
          <table:table-cell office:value-type="float" office:value="0.28899999999999998" table:style-name="ce8">
            <text:p>0.289</text:p>
          </table:table-cell>
          <table:table-cell office:value-type="float" office:value="0.28599999999999998" table:style-name="ce8">
            <text:p>0.286</text:p>
          </table:table-cell>
          <table:table-cell office:value-type="float" office:value="0.28699999999999998" table:style-name="ce8">
            <text:p>0.287</text:p>
          </table:table-cell>
          <table:table-cell office:value-type="float" office:value="0.29199999999999998" table:style-name="ce8">
            <text:p>0.292</text:p>
          </table:table-cell>
          <table:table-cell office:value-type="float" office:value="0.32300000000000001" table:style-name="ce8">
            <text:p>0.323</text:p>
          </table:table-cell>
          <table:table-cell office:value-type="float" office:value="2.173" table:style-name="ce8">
            <text:p>2.173</text:p>
          </table:table-cell>
          <table:table-cell office:value-type="float" office:value="2.2949999999999999" table:style-name="ce8">
            <text:p>2.295</text:p>
          </table:table-cell>
          <table:table-cell office:value-type="float" office:value="2.3540000000000001" table:style-name="ce8">
            <text:p>2.354</text:p>
          </table:table-cell>
          <table:table-cell office:value-type="float" office:value="2.419" table:style-name="ce8">
            <text:p>2.419</text:p>
          </table:table-cell>
          <table:table-cell office:value-type="float" office:value="2.3780000000000001" table:style-name="ce8">
            <text:p>2.378</text:p>
          </table:table-cell>
          <table:table-cell office:value-type="float" office:value="2.3740000000000001" table:style-name="ce8">
            <text:p>2.374</text:p>
          </table:table-cell>
          <table:table-cell office:value-type="float" office:value="2.4470000000000001" table:style-name="ce8">
            <text:p>2.447</text:p>
          </table:table-cell>
          <table:table-cell office:value-type="float" office:value="2.484" table:style-name="ce8">
            <text:p>2.484</text:p>
          </table:table-cell>
          <table:table-cell office:value-type="float" office:value="2.4849999999999999" table:style-name="ce8">
            <text:p>2.485</text:p>
          </table:table-cell>
          <table:table-cell office:value-type="float" office:value="2.444" table:style-name="ce8">
            <text:p>2.444</text:p>
          </table:table-cell>
          <table:table-cell office:value-type="float" office:value="2.3889999999999998" table:style-name="ce8">
            <text:p>2.389</text:p>
          </table:table-cell>
          <table:table-cell office:value-type="float" office:value="2.4020000000000001" table:style-name="ce8">
            <text:p>2.402</text:p>
          </table:table-cell>
          <table:table-cell office:value-type="float" office:value="2.363" table:style-name="ce8">
            <text:p>2.363</text:p>
          </table:table-cell>
          <table:table-cell office:value-type="float" office:value="2.395" table:style-name="ce8">
            <text:p>2.395</text:p>
          </table:table-cell>
          <table:table-cell office:value-type="float" office:value="0.39300000000000002" table:style-name="ce8">
            <text:p>0.393</text:p>
          </table:table-cell>
          <table:table-cell office:value-type="float" office:value="0.36099999999999999" table:style-name="ce8">
            <text:p>0.361</text:p>
          </table:table-cell>
          <table:table-cell table:number-columns-repeated="1635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86.311999999999998" table:style-name="ce8">
            <text:p>86.312</text:p>
          </table:table-cell>
          <table:table-cell office:value-type="float" office:value="86.299000000000007" table:style-name="ce8">
            <text:p>86.299</text:p>
          </table:table-cell>
          <table:table-cell office:value-type="float" office:value="86.323999999999998" table:style-name="ce8">
            <text:p>86.324</text:p>
          </table:table-cell>
          <table:table-cell office:value-type="float" office:value="86.335999999999999" table:style-name="ce8">
            <text:p>86.336</text:p>
          </table:table-cell>
          <table:table-cell office:value-type="float" office:value="86.385999999999996" table:style-name="ce8">
            <text:p>86.386</text:p>
          </table:table-cell>
          <table:table-cell office:value-type="float" office:value="86.334000000000003" table:style-name="ce8">
            <text:p>86.334</text:p>
          </table:table-cell>
          <table:table-cell office:value-type="float" office:value="86.263000000000005" table:style-name="ce8">
            <text:p>86.263</text:p>
          </table:table-cell>
          <table:table-cell office:value-type="float" office:value="85.760999999999996" table:style-name="ce8">
            <text:p>85.761</text:p>
          </table:table-cell>
          <table:table-cell office:value-type="float" office:value="91.272000000000006" table:style-name="ce8">
            <text:p>91.272</text:p>
          </table:table-cell>
          <table:table-cell office:value-type="float" office:value="96.396000000000001" table:style-name="ce8">
            <text:p>96.396</text:p>
          </table:table-cell>
          <table:table-cell office:value-type="float" office:value="98.849000000000004" table:style-name="ce8">
            <text:p>98.849</text:p>
          </table:table-cell>
          <table:table-cell office:value-type="float" office:value="101.599" table:style-name="ce8">
            <text:p>101.599</text:p>
          </table:table-cell>
          <table:table-cell office:value-type="float" office:value="99.897000000000006" table:style-name="ce8">
            <text:p>99.897</text:p>
          </table:table-cell>
          <table:table-cell office:value-type="float" office:value="99.697999999999993" table:style-name="ce8">
            <text:p>99.698</text:p>
          </table:table-cell>
          <table:table-cell office:value-type="float" office:value="102.767" table:style-name="ce8">
            <text:p>102.767</text:p>
          </table:table-cell>
          <table:table-cell office:value-type="float" office:value="104.322" table:style-name="ce8">
            <text:p>104.322</text:p>
          </table:table-cell>
          <table:table-cell office:value-type="float" office:value="104.36" table:style-name="ce8">
            <text:p>104.36</text:p>
          </table:table-cell>
          <table:table-cell office:value-type="float" office:value="102.65600000000001" table:style-name="ce8">
            <text:p>102.656</text:p>
          </table:table-cell>
          <table:table-cell office:value-type="float" office:value="100.343" table:style-name="ce8">
            <text:p>100.343</text:p>
          </table:table-cell>
          <table:table-cell office:value-type="float" office:value="100.88500000000001" table:style-name="ce8">
            <text:p>100.885</text:p>
          </table:table-cell>
          <table:table-cell office:value-type="float" office:value="99.244" table:style-name="ce8">
            <text:p>99.244</text:p>
          </table:table-cell>
          <table:table-cell office:value-type="float" office:value="100.611" table:style-name="ce8">
            <text:p>100.611</text:p>
          </table:table-cell>
          <table:table-cell office:value-type="float" office:value="86.183000000000007" table:style-name="ce8">
            <text:p>86.183</text:p>
          </table:table-cell>
          <table:table-cell office:value-type="float" office:value="86.078000000000003" table:style-name="ce8">
            <text:p>86.078</text:p>
          </table:table-cell>
          <table:table-cell table:number-columns-repeated="1635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0.31900000000000001" table:style-name="ce8">
            <text:p>0.319</text:p>
          </table:table-cell>
          <table:table-cell office:value-type="float" office:value="0.30399999999999999" table:style-name="ce8">
            <text:p>0.304</text:p>
          </table:table-cell>
          <table:table-cell office:value-type="float" office:value="0.29499999999999998" table:style-name="ce8">
            <text:p>0.295</text:p>
          </table:table-cell>
          <table:table-cell office:value-type="float" office:value="0.28899999999999998" table:style-name="ce8">
            <text:p>0.289</text:p>
          </table:table-cell>
          <table:table-cell office:value-type="float" office:value="0.28599999999999998" table:style-name="ce8">
            <text:p>0.286</text:p>
          </table:table-cell>
          <table:table-cell office:value-type="float" office:value="0.28699999999999998" table:style-name="ce8">
            <text:p>0.287</text:p>
          </table:table-cell>
          <table:table-cell office:value-type="float" office:value="0.29199999999999998" table:style-name="ce8">
            <text:p>0.292</text:p>
          </table:table-cell>
          <table:table-cell office:value-type="float" office:value="0.32300000000000001" table:style-name="ce8">
            <text:p>0.323</text:p>
          </table:table-cell>
          <table:table-cell office:value-type="float" office:value="0.86899999999999999" table:style-name="ce8">
            <text:p>0.869</text:p>
          </table:table-cell>
          <table:table-cell office:value-type="float" office:value="0.91800000000000004" table:style-name="ce8">
            <text:p>0.918</text:p>
          </table:table-cell>
          <table:table-cell office:value-type="float" office:value="0.94099999999999995" table:style-name="ce8">
            <text:p>0.941</text:p>
          </table:table-cell>
          <table:table-cell office:value-type="float" office:value="0.96799999999999997" table:style-name="ce8">
            <text:p>0.968</text:p>
          </table:table-cell>
          <table:table-cell office:value-type="float" office:value="0.95099999999999996" table:style-name="ce8">
            <text:p>0.951</text:p>
          </table:table-cell>
          <table:table-cell office:value-type="float" office:value="0.95" table:style-name="ce8">
            <text:p>0.95</text:p>
          </table:table-cell>
          <table:table-cell office:value-type="float" office:value="0.97899999999999998" table:style-name="ce8">
            <text:p>0.979</text:p>
          </table:table-cell>
          <table:table-cell office:value-type="float" office:value="0.99399999999999999" table:style-name="ce8">
            <text:p>0.994</text:p>
          </table:table-cell>
          <table:table-cell office:value-type="float" office:value="0.99399999999999999" table:style-name="ce8">
            <text:p>0.994</text:p>
          </table:table-cell>
          <table:table-cell office:value-type="float" office:value="0.97799999999999998" table:style-name="ce8">
            <text:p>0.978</text:p>
          </table:table-cell>
          <table:table-cell office:value-type="float" office:value="0.95599999999999996" table:style-name="ce8">
            <text:p>0.956</text:p>
          </table:table-cell>
          <table:table-cell office:value-type="float" office:value="0.96099999999999997" table:style-name="ce8">
            <text:p>0.961</text:p>
          </table:table-cell>
          <table:table-cell office:value-type="float" office:value="0.94499999999999995" table:style-name="ce8">
            <text:p>0.945</text:p>
          </table:table-cell>
          <table:table-cell office:value-type="float" office:value="0.95799999999999996" table:style-name="ce8">
            <text:p>0.958</text:p>
          </table:table-cell>
          <table:table-cell office:value-type="float" office:value="0.39300000000000002" table:style-name="ce8">
            <text:p>0.393</text:p>
          </table:table-cell>
          <table:table-cell office:value-type="float" office:value="0.36099999999999999" table:style-name="ce8">
            <text:p>0.361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5" table:style-name="ce5"/>
          <table:table-cell table:number-columns-repeated="16359"/>
        </table:table-row>
        <table:table-row table:number-rows-repeated="1048488" table:style-name="ro1">
          <table:table-cell table:number-columns-repeated="16384"/>
        </table:table-row>
      </table:table>
      <table:table table:name="P_Profiles_Load_WT" table:style-name="ta1">
        <table:table-column table:style-name="co1" table:number-columns-repeated="16384" table:default-cell-style-name="ce1"/>
        <table:table-row table:style-name="ro1">
          <table:table-cell office:value-type="string" table:style-name="ce6">
            <text:p>Bus</text:p>
          </table:table-cell>
          <table:table-cell office:value-type="string" table:style-name="ce6">
            <text:p>t1</text:p>
          </table:table-cell>
          <table:table-cell office:value-type="string" table:style-name="ce6">
            <text:p>t2</text:p>
          </table:table-cell>
          <table:table-cell office:value-type="string" table:style-name="ce6">
            <text:p>t3</text:p>
          </table:table-cell>
          <table:table-cell office:value-type="string" table:style-name="ce6">
            <text:p>t4</text:p>
          </table:table-cell>
          <table:table-cell office:value-type="string" table:style-name="ce6">
            <text:p>t5</text:p>
          </table:table-cell>
          <table:table-cell office:value-type="string" table:style-name="ce6">
            <text:p>t6</text:p>
          </table:table-cell>
          <table:table-cell office:value-type="string" table:style-name="ce6">
            <text:p>t7</text:p>
          </table:table-cell>
          <table:table-cell office:value-type="string" table:style-name="ce6">
            <text:p>t8</text:p>
          </table:table-cell>
          <table:table-cell office:value-type="string" table:style-name="ce6">
            <text:p>t9</text:p>
          </table:table-cell>
          <table:table-cell office:value-type="string" table:style-name="ce6">
            <text:p>t10</text:p>
          </table:table-cell>
          <table:table-cell office:value-type="string" table:style-name="ce6">
            <text:p>t11</text:p>
          </table:table-cell>
          <table:table-cell office:value-type="string" table:style-name="ce6">
            <text:p>t12</text:p>
          </table:table-cell>
          <table:table-cell office:value-type="string" table:style-name="ce6">
            <text:p>t13</text:p>
          </table:table-cell>
          <table:table-cell office:value-type="string" table:style-name="ce6">
            <text:p>t14</text:p>
          </table:table-cell>
          <table:table-cell office:value-type="string" table:style-name="ce6">
            <text:p>t15</text:p>
          </table:table-cell>
          <table:table-cell office:value-type="string" table:style-name="ce6">
            <text:p>t16</text:p>
          </table:table-cell>
          <table:table-cell office:value-type="string" table:style-name="ce6">
            <text:p>t17</text:p>
          </table:table-cell>
          <table:table-cell office:value-type="string" table:style-name="ce6">
            <text:p>t18</text:p>
          </table:table-cell>
          <table:table-cell office:value-type="string" table:style-name="ce6">
            <text:p>t19</text:p>
          </table:table-cell>
          <table:table-cell office:value-type="string" table:style-name="ce6">
            <text:p>t20</text:p>
          </table:table-cell>
          <table:table-cell office:value-type="string" table:style-name="ce6">
            <text:p>t21</text:p>
          </table:table-cell>
          <table:table-cell office:value-type="string" table:style-name="ce6">
            <text:p>t22</text:p>
          </table:table-cell>
          <table:table-cell office:value-type="string" table:style-name="ce6">
            <text:p>t23</text:p>
          </table:table-cell>
          <table:table-cell office:value-type="string" table:style-name="ce6">
            <text:p>t24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66100000000000003" table:style-name="ce9">
            <text:p>0.661</text:p>
          </table:table-cell>
          <table:table-cell office:value-type="float" office:value="0.61299999999999999" table:style-name="ce9">
            <text:p>0.613</text:p>
          </table:table-cell>
          <table:table-cell office:value-type="float" office:value="0.58599999999999997" table:style-name="ce9">
            <text:p>0.586</text:p>
          </table:table-cell>
          <table:table-cell office:value-type="float" office:value="0.57299999999999995" table:style-name="ce9">
            <text:p>0.573</text:p>
          </table:table-cell>
          <table:table-cell office:value-type="float" office:value="0.57199999999999995" table:style-name="ce9">
            <text:p>0.572</text:p>
          </table:table-cell>
          <table:table-cell office:value-type="float" office:value="0.57999999999999996" table:style-name="ce9">
            <text:p>0.58</text:p>
          </table:table-cell>
          <table:table-cell office:value-type="float" office:value="0.625" table:style-name="ce9">
            <text:p>0.625</text:p>
          </table:table-cell>
          <table:table-cell office:value-type="float" office:value="0.71899999999999997" table:style-name="ce9">
            <text:p>0.719</text:p>
          </table:table-cell>
          <table:table-cell office:value-type="float" office:value="0.82499999999999996" table:style-name="ce9">
            <text:p>0.825</text:p>
          </table:table-cell>
          <table:table-cell office:value-type="float" office:value="0.874" table:style-name="ce9">
            <text:p>0.874</text:p>
          </table:table-cell>
          <table:table-cell office:value-type="float" office:value="0.876" table:style-name="ce9">
            <text:p>0.876</text:p>
          </table:table-cell>
          <table:table-cell office:value-type="float" office:value="0.88" table:style-name="ce9">
            <text:p>0.88</text:p>
          </table:table-cell>
          <table:table-cell office:value-type="float" office:value="0.85599999999999998" table:style-name="ce9">
            <text:p>0.856</text:p>
          </table:table-cell>
          <table:table-cell office:value-type="float" office:value="0.84" table:style-name="ce9">
            <text:p>0.84</text:p>
          </table:table-cell>
          <table:table-cell office:value-type="float" office:value="0.85" table:style-name="ce9">
            <text:p>0.85</text:p>
          </table:table-cell>
          <table:table-cell office:value-type="float" office:value="0.84599999999999997" table:style-name="ce9">
            <text:p>0.846</text:p>
          </table:table-cell>
          <table:table-cell office:value-type="float" office:value="0.85099999999999998" table:style-name="ce9">
            <text:p>0.851</text:p>
          </table:table-cell>
          <table:table-cell office:value-type="float" office:value="0.873" table:style-name="ce9">
            <text:p>0.873</text:p>
          </table:table-cell>
          <table:table-cell office:value-type="float" office:value="0.94199999999999995" table:style-name="ce9">
            <text:p>0.942</text:p>
          </table:table-cell>
          <table:table-cell office:value-type="float" office:value="0.96699999999999997" table:style-name="ce9">
            <text:p>0.967</text:p>
          </table:table-cell>
          <table:table-cell office:value-type="float" office:value="0.96499999999999997" table:style-name="ce9">
            <text:p>0.965</text:p>
          </table:table-cell>
          <table:table-cell office:value-type="float" office:value="0.92400000000000004" table:style-name="ce9">
            <text:p>0.924</text:p>
          </table:table-cell>
          <table:table-cell office:value-type="float" office:value="0.84899999999999998" table:style-name="ce9">
            <text:p>0.849</text:p>
          </table:table-cell>
          <table:table-cell office:value-type="float" office:value="0.748" table:style-name="ce9">
            <text:p>0.748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6419999999999999" table:style-name="ce9">
            <text:p>2.642</text:p>
          </table:table-cell>
          <table:table-cell office:value-type="float" office:value="2.4510000000000001" table:style-name="ce9">
            <text:p>2.451</text:p>
          </table:table-cell>
          <table:table-cell office:value-type="float" office:value="2.3450000000000002" table:style-name="ce9">
            <text:p>2.345</text:p>
          </table:table-cell>
          <table:table-cell office:value-type="float" office:value="2.2909999999999999" table:style-name="ce9">
            <text:p>2.291</text:p>
          </table:table-cell>
          <table:table-cell office:value-type="float" office:value="2.286" table:style-name="ce9">
            <text:p>2.286</text:p>
          </table:table-cell>
          <table:table-cell office:value-type="float" office:value="2.3210000000000002" table:style-name="ce9">
            <text:p>2.321</text:p>
          </table:table-cell>
          <table:table-cell office:value-type="float" office:value="2.5019999999999998" table:style-name="ce9">
            <text:p>2.502</text:p>
          </table:table-cell>
          <table:table-cell office:value-type="float" office:value="2.875" table:style-name="ce9">
            <text:p>2.875</text:p>
          </table:table-cell>
          <table:table-cell office:value-type="float" office:value="3.3010000000000002" table:style-name="ce9">
            <text:p>3.301</text:p>
          </table:table-cell>
          <table:table-cell office:value-type="float" office:value="3.496" table:style-name="ce9">
            <text:p>3.496</text:p>
          </table:table-cell>
          <table:table-cell office:value-type="float" office:value="3.5030000000000001" table:style-name="ce9">
            <text:p>3.503</text:p>
          </table:table-cell>
          <table:table-cell office:value-type="float" office:value="3.5219999999999998" table:style-name="ce9">
            <text:p>3.522</text:p>
          </table:table-cell>
          <table:table-cell office:value-type="float" office:value="3.4260000000000002" table:style-name="ce9">
            <text:p>3.426</text:p>
          </table:table-cell>
          <table:table-cell office:value-type="float" office:value="3.36" table:style-name="ce9">
            <text:p>3.36</text:p>
          </table:table-cell>
          <table:table-cell office:value-type="float" office:value="3.4009999999999998" table:style-name="ce9">
            <text:p>3.401</text:p>
          </table:table-cell>
          <table:table-cell office:value-type="float" office:value="3.383" table:style-name="ce9">
            <text:p>3.383</text:p>
          </table:table-cell>
          <table:table-cell office:value-type="float" office:value="3.403" table:style-name="ce9">
            <text:p>3.403</text:p>
          </table:table-cell>
          <table:table-cell office:value-type="float" office:value="3.4940000000000002" table:style-name="ce9">
            <text:p>3.494</text:p>
          </table:table-cell>
          <table:table-cell office:value-type="float" office:value="3.766" table:style-name="ce9">
            <text:p>3.766</text:p>
          </table:table-cell>
          <table:table-cell office:value-type="float" office:value="3.87" table:style-name="ce9">
            <text:p>3.87</text:p>
          </table:table-cell>
          <table:table-cell office:value-type="float" office:value="3.859" table:style-name="ce9">
            <text:p>3.859</text:p>
          </table:table-cell>
          <table:table-cell office:value-type="float" office:value="3.6949999999999998" table:style-name="ce9">
            <text:p>3.695</text:p>
          </table:table-cell>
          <table:table-cell office:value-type="float" office:value="3.3969999999999998" table:style-name="ce9">
            <text:p>3.397</text:p>
          </table:table-cell>
          <table:table-cell office:value-type="float" office:value="2.9929999999999999" table:style-name="ce9">
            <text:p>2.993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.246" table:style-name="ce9">
            <text:p>2.246</text:p>
          </table:table-cell>
          <table:table-cell office:value-type="float" office:value="2.0830000000000002" table:style-name="ce9">
            <text:p>2.083</text:p>
          </table:table-cell>
          <table:table-cell office:value-type="float" office:value="1.9930000000000001" table:style-name="ce9">
            <text:p>1.993</text:p>
          </table:table-cell>
          <table:table-cell office:value-type="float" office:value="1.9470000000000001" table:style-name="ce9">
            <text:p>1.947</text:p>
          </table:table-cell>
          <table:table-cell office:value-type="float" office:value="1.9430000000000001" table:style-name="ce9">
            <text:p>1.943</text:p>
          </table:table-cell>
          <table:table-cell office:value-type="float" office:value="1.9730000000000001" table:style-name="ce9">
            <text:p>1.973</text:p>
          </table:table-cell>
          <table:table-cell office:value-type="float" office:value="2.1269999999999998" table:style-name="ce9">
            <text:p>2.127</text:p>
          </table:table-cell>
          <table:table-cell office:value-type="float" office:value="2.4430000000000001" table:style-name="ce9">
            <text:p>2.443</text:p>
          </table:table-cell>
          <table:table-cell office:value-type="float" office:value="2.806" table:style-name="ce9">
            <text:p>2.806</text:p>
          </table:table-cell>
          <table:table-cell office:value-type="float" office:value="2.972" table:style-name="ce9">
            <text:p>2.972</text:p>
          </table:table-cell>
          <table:table-cell office:value-type="float" office:value="2.9780000000000002" table:style-name="ce9">
            <text:p>2.978</text:p>
          </table:table-cell>
          <table:table-cell office:value-type="float" office:value="2.9940000000000002" table:style-name="ce9">
            <text:p>2.994</text:p>
          </table:table-cell>
          <table:table-cell office:value-type="float" office:value="2.9119999999999999" table:style-name="ce9">
            <text:p>2.912</text:p>
          </table:table-cell>
          <table:table-cell office:value-type="float" office:value="2.8559999999999999" table:style-name="ce9">
            <text:p>2.856</text:p>
          </table:table-cell>
          <table:table-cell office:value-type="float" office:value="2.891" table:style-name="ce9">
            <text:p>2.891</text:p>
          </table:table-cell>
          <table:table-cell office:value-type="float" office:value="2.875" table:style-name="ce9">
            <text:p>2.875</text:p>
          </table:table-cell>
          <table:table-cell office:value-type="float" office:value="2.8929999999999998" table:style-name="ce9">
            <text:p>2.893</text:p>
          </table:table-cell>
          <table:table-cell office:value-type="float" office:value="2.97" table:style-name="ce9">
            <text:p>2.97</text:p>
          </table:table-cell>
          <table:table-cell office:value-type="float" office:value="3.2010000000000001" table:style-name="ce9">
            <text:p>3.201</text:p>
          </table:table-cell>
          <table:table-cell office:value-type="float" office:value="3.2890000000000001" table:style-name="ce9">
            <text:p>3.289</text:p>
          </table:table-cell>
          <table:table-cell office:value-type="float" office:value="3.2810000000000001" table:style-name="ce9">
            <text:p>3.281</text:p>
          </table:table-cell>
          <table:table-cell office:value-type="float" office:value="3.141" table:style-name="ce9">
            <text:p>3.141</text:p>
          </table:table-cell>
          <table:table-cell office:value-type="float" office:value="2.8879999999999999" table:style-name="ce9">
            <text:p>2.888</text:p>
          </table:table-cell>
          <table:table-cell office:value-type="float" office:value="2.544" table:style-name="ce9">
            <text:p>2.544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13200000000000001" table:style-name="ce10">
            <text:p>0.132</text:p>
          </table:table-cell>
          <table:table-cell office:value-type="float" office:value="0.123" table:style-name="ce10">
            <text:p>0.123</text:p>
          </table:table-cell>
          <table:table-cell office:value-type="float" office:value="0.11700000000000001" table:style-name="ce10">
            <text:p>0.117</text:p>
          </table:table-cell>
          <table:table-cell office:value-type="float" office:value="0.115" table:style-name="ce10">
            <text:p>0.115</text:p>
          </table:table-cell>
          <table:table-cell office:value-type="float" office:value="0.114" table:style-name="ce10">
            <text:p>0.114</text:p>
          </table:table-cell>
          <table:table-cell office:value-type="float" office:value="0.11600000000000001" table:style-name="ce10">
            <text:p>0.116</text:p>
          </table:table-cell>
          <table:table-cell office:value-type="float" office:value="0.125" table:style-name="ce10">
            <text:p>0.125</text:p>
          </table:table-cell>
          <table:table-cell office:value-type="float" office:value="0.14399999999999999" table:style-name="ce10">
            <text:p>0.144</text:p>
          </table:table-cell>
          <table:table-cell office:value-type="float" office:value="0.16500000000000001" table:style-name="ce10">
            <text:p>0.165</text:p>
          </table:table-cell>
          <table:table-cell office:value-type="float" office:value="0.17499999999999999" table:style-name="ce10">
            <text:p>0.175</text:p>
          </table:table-cell>
          <table:table-cell office:value-type="float" office:value="0.17499999999999999" table:style-name="ce10">
            <text:p>0.175</text:p>
          </table:table-cell>
          <table:table-cell office:value-type="float" office:value="0.17599999999999999" table:style-name="ce10">
            <text:p>0.176</text:p>
          </table:table-cell>
          <table:table-cell office:value-type="float" office:value="0.17100000000000001" table:style-name="ce10">
            <text:p>0.171</text:p>
          </table:table-cell>
          <table:table-cell office:value-type="float" office:value="0.16800000000000001" table:style-name="ce10">
            <text:p>0.168</text:p>
          </table:table-cell>
          <table:table-cell office:value-type="float" office:value="0.17" table:style-name="ce10">
            <text:p>0.17</text:p>
          </table:table-cell>
          <table:table-cell office:value-type="float" office:value="0.16900000000000001" table:style-name="ce10">
            <text:p>0.169</text:p>
          </table:table-cell>
          <table:table-cell office:value-type="float" office:value="0.17" table:style-name="ce10">
            <text:p>0.17</text:p>
          </table:table-cell>
          <table:table-cell office:value-type="float" office:value="0.17499999999999999" table:style-name="ce10">
            <text:p>0.175</text:p>
          </table:table-cell>
          <table:table-cell office:value-type="float" office:value="0.188" table:style-name="ce10">
            <text:p>0.188</text:p>
          </table:table-cell>
          <table:table-cell office:value-type="float" office:value="0.193" table:style-name="ce10">
            <text:p>0.193</text:p>
          </table:table-cell>
          <table:table-cell office:value-type="float" office:value="0.193" table:style-name="ce10">
            <text:p>0.193</text:p>
          </table:table-cell>
          <table:table-cell office:value-type="float" office:value="0.185" table:style-name="ce10">
            <text:p>0.185</text:p>
          </table:table-cell>
          <table:table-cell office:value-type="float" office:value="0.17" table:style-name="ce10">
            <text:p>0.17</text:p>
          </table:table-cell>
          <table:table-cell office:value-type="float" office:value="0.15" table:style-name="ce10">
            <text:p>0.15</text:p>
          </table:table-cell>
          <table:table-cell table:number-columns-repeated="1635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0.79300000000000004" table:style-name="ce10">
            <text:p>0.793</text:p>
          </table:table-cell>
          <table:table-cell office:value-type="float" office:value="0.73499999999999999" table:style-name="ce10">
            <text:p>0.735</text:p>
          </table:table-cell>
          <table:table-cell office:value-type="float" office:value="0.70299999999999996" table:style-name="ce10">
            <text:p>0.703</text:p>
          </table:table-cell>
          <table:table-cell office:value-type="float" office:value="0.68700000000000006" table:style-name="ce10">
            <text:p>0.687</text:p>
          </table:table-cell>
          <table:table-cell office:value-type="float" office:value="0.68600000000000005" table:style-name="ce10">
            <text:p>0.686</text:p>
          </table:table-cell>
          <table:table-cell office:value-type="float" office:value="0.69599999999999995" table:style-name="ce10">
            <text:p>0.696</text:p>
          </table:table-cell>
          <table:table-cell office:value-type="float" office:value="0.751" table:style-name="ce10">
            <text:p>0.751</text:p>
          </table:table-cell>
          <table:table-cell office:value-type="float" office:value="0.86199999999999999" table:style-name="ce10">
            <text:p>0.862</text:p>
          </table:table-cell>
          <table:table-cell office:value-type="float" office:value="0.99" table:style-name="ce10">
            <text:p>0.99</text:p>
          </table:table-cell>
          <table:table-cell office:value-type="float" office:value="1.0489999999999999" table:style-name="ce10">
            <text:p>1.049</text:p>
          </table:table-cell>
          <table:table-cell office:value-type="float" office:value="1.0509999999999999" table:style-name="ce10">
            <text:p>1.051</text:p>
          </table:table-cell>
          <table:table-cell office:value-type="float" office:value="1.0569999999999999" table:style-name="ce10">
            <text:p>1.057</text:p>
          </table:table-cell>
          <table:table-cell office:value-type="float" office:value="1.028" table:style-name="ce10">
            <text:p>1.028</text:p>
          </table:table-cell>
          <table:table-cell office:value-type="float" office:value="1.008" table:style-name="ce10">
            <text:p>1.008</text:p>
          </table:table-cell>
          <table:table-cell office:value-type="float" office:value="1.02" table:style-name="ce10">
            <text:p>1.02</text:p>
          </table:table-cell>
          <table:table-cell office:value-type="float" office:value="1.0149999999999999" table:style-name="ce10">
            <text:p>1.015</text:p>
          </table:table-cell>
          <table:table-cell office:value-type="float" office:value="1.0209999999999999" table:style-name="ce10">
            <text:p>1.021</text:p>
          </table:table-cell>
          <table:table-cell office:value-type="float" office:value="1.048" table:style-name="ce10">
            <text:p>1.048</text:p>
          </table:table-cell>
          <table:table-cell office:value-type="float" office:value="1.1299999999999999" table:style-name="ce10">
            <text:p>1.13</text:p>
          </table:table-cell>
          <table:table-cell office:value-type="float" office:value="1.161" table:style-name="ce10">
            <text:p>1.161</text:p>
          </table:table-cell>
          <table:table-cell office:value-type="float" office:value="1.1579999999999999" table:style-name="ce10">
            <text:p>1.158</text:p>
          </table:table-cell>
          <table:table-cell office:value-type="float" office:value="1.1080000000000001" table:style-name="ce10">
            <text:p>1.108</text:p>
          </table:table-cell>
          <table:table-cell office:value-type="float" office:value="1.0189999999999999" table:style-name="ce10">
            <text:p>1.019</text:p>
          </table:table-cell>
          <table:table-cell office:value-type="float" office:value="0.89800000000000002" table:style-name="ce10">
            <text:p>0.898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1.276999999999999" table:style-name="ce10">
            <text:p>11.277</text:p>
          </table:table-cell>
          <table:table-cell office:value-type="float" office:value="10.458" table:style-name="ce10">
            <text:p>10.458</text:p>
          </table:table-cell>
          <table:table-cell office:value-type="float" office:value="10.006" table:style-name="ce10">
            <text:p>10.006</text:p>
          </table:table-cell>
          <table:table-cell office:value-type="float" office:value="9.7759999999999998" table:style-name="ce10">
            <text:p>9.776</text:p>
          </table:table-cell>
          <table:table-cell office:value-type="float" office:value="9.7560000000000002" table:style-name="ce10">
            <text:p>9.756</text:p>
          </table:table-cell>
          <table:table-cell office:value-type="float" office:value="9.9060000000000006" table:style-name="ce10">
            <text:p>9.906</text:p>
          </table:table-cell>
          <table:table-cell office:value-type="float" office:value="10.676" table:style-name="ce10">
            <text:p>10.676</text:p>
          </table:table-cell>
          <table:table-cell office:value-type="float" office:value="12.266999999999999" table:style-name="ce10">
            <text:p>12.267</text:p>
          </table:table-cell>
          <table:table-cell office:value-type="float" office:value="14.089" table:style-name="ce10">
            <text:p>14.089</text:p>
          </table:table-cell>
          <table:table-cell office:value-type="float" office:value="14.92" table:style-name="ce10">
            <text:p>14.92</text:p>
          </table:table-cell>
          <table:table-cell office:value-type="float" office:value="14.951000000000001" table:style-name="ce10">
            <text:p>14.951</text:p>
          </table:table-cell>
          <table:table-cell office:value-type="float" office:value="15.03" table:style-name="ce10">
            <text:p>15.03</text:p>
          </table:table-cell>
          <table:table-cell office:value-type="float" office:value="14.62" table:style-name="ce10">
            <text:p>14.62</text:p>
          </table:table-cell>
          <table:table-cell office:value-type="float" office:value="14.34" table:style-name="ce10">
            <text:p>14.34</text:p>
          </table:table-cell>
          <table:table-cell office:value-type="float" office:value="14.516" table:style-name="ce10">
            <text:p>14.516</text:p>
          </table:table-cell>
          <table:table-cell office:value-type="float" office:value="14.436999999999999" table:style-name="ce10">
            <text:p>14.437</text:p>
          </table:table-cell>
          <table:table-cell office:value-type="float" office:value="14.523999999999999" table:style-name="ce10">
            <text:p>14.524</text:p>
          </table:table-cell>
          <table:table-cell office:value-type="float" office:value="14.91" table:style-name="ce10">
            <text:p>14.91</text:p>
          </table:table-cell>
          <table:table-cell office:value-type="float" office:value="16.073" table:style-name="ce10">
            <text:p>16.073</text:p>
          </table:table-cell>
          <table:table-cell office:value-type="float" office:value="16.515000000000001" table:style-name="ce10">
            <text:p>16.515</text:p>
          </table:table-cell>
          <table:table-cell office:value-type="float" office:value="16.47" table:style-name="ce10">
            <text:p>16.47</text:p>
          </table:table-cell>
          <table:table-cell office:value-type="float" office:value="15.766999999999999" table:style-name="ce10">
            <text:p>15.767</text:p>
          </table:table-cell>
          <table:table-cell office:value-type="float" office:value="14.497" table:style-name="ce10">
            <text:p>14.497</text:p>
          </table:table-cell>
          <table:table-cell office:value-type="float" office:value="12.773999999999999" table:style-name="ce10">
            <text:p>12.774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96.678" table:style-name="ce10">
            <text:p>196.678</text:p>
          </table:table-cell>
          <table:table-cell office:value-type="float" office:value="182.40100000000001" table:style-name="ce10">
            <text:p>182.401</text:p>
          </table:table-cell>
          <table:table-cell office:value-type="float" office:value="174.51900000000001" table:style-name="ce10">
            <text:p>174.519</text:p>
          </table:table-cell>
          <table:table-cell office:value-type="float" office:value="170.506" table:style-name="ce10">
            <text:p>170.506</text:p>
          </table:table-cell>
          <table:table-cell office:value-type="float" office:value="170.16300000000001" table:style-name="ce10">
            <text:p>170.163</text:p>
          </table:table-cell>
          <table:table-cell office:value-type="float" office:value="172.77799999999999" table:style-name="ce10">
            <text:p>172.778</text:p>
          </table:table-cell>
          <table:table-cell office:value-type="float" office:value="186.20699999999999" table:style-name="ce10">
            <text:p>186.207</text:p>
          </table:table-cell>
          <table:table-cell office:value-type="float" office:value="213.95500000000001" table:style-name="ce10">
            <text:p>213.955</text:p>
          </table:table-cell>
          <table:table-cell office:value-type="float" office:value="245.727" table:style-name="ce10">
            <text:p>245.727</text:p>
          </table:table-cell>
          <table:table-cell office:value-type="float" office:value="260.221" table:style-name="ce10">
            <text:p>260.221</text:p>
          </table:table-cell>
          <table:table-cell office:value-type="float" office:value="260.75700000000001" table:style-name="ce10">
            <text:p>260.757</text:p>
          </table:table-cell>
          <table:table-cell office:value-type="float" office:value="262.14" table:style-name="ce10">
            <text:p>262.14</text:p>
          </table:table-cell>
          <table:table-cell office:value-type="float" office:value="254.98500000000001" table:style-name="ce10">
            <text:p>254.985</text:p>
          </table:table-cell>
          <table:table-cell office:value-type="float" office:value="250.095" table:style-name="ce10">
            <text:p>250.095</text:p>
          </table:table-cell>
          <table:table-cell office:value-type="float" office:value="253.17099999999999" table:style-name="ce10">
            <text:p>253.171</text:p>
          </table:table-cell>
          <table:table-cell office:value-type="float" office:value="251.78800000000001" table:style-name="ce10">
            <text:p>251.788</text:p>
          </table:table-cell>
          <table:table-cell office:value-type="float" office:value="253.31299999999999" table:style-name="ce10">
            <text:p>253.313</text:p>
          </table:table-cell>
          <table:table-cell office:value-type="float" office:value="260.04500000000002" table:style-name="ce10">
            <text:p>260.045</text:p>
          </table:table-cell>
          <table:table-cell office:value-type="float" office:value="280.33" table:style-name="ce10">
            <text:p>280.33</text:p>
          </table:table-cell>
          <table:table-cell office:value-type="float" office:value="288.03800000000001" table:style-name="ce10">
            <text:p>288.038</text:p>
          </table:table-cell>
          <table:table-cell office:value-type="float" office:value="287.25700000000001" table:style-name="ce10">
            <text:p>287.257</text:p>
          </table:table-cell>
          <table:table-cell office:value-type="float" office:value="274.99799999999999" table:style-name="ce10">
            <text:p>274.998</text:p>
          </table:table-cell>
          <table:table-cell office:value-type="float" office:value="252.84299999999999" table:style-name="ce10">
            <text:p>252.843</text:p>
          </table:table-cell>
          <table:table-cell office:value-type="float" office:value="222.79300000000001" table:style-name="ce10">
            <text:p>222.793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23.29600000000001" table:style-name="ce10">
            <text:p>123.296</text:p>
          </table:table-cell>
          <table:table-cell office:value-type="float" office:value="114.346" table:style-name="ce10">
            <text:p>114.346</text:p>
          </table:table-cell>
          <table:table-cell office:value-type="float" office:value="109.405" table:style-name="ce10">
            <text:p>109.405</text:p>
          </table:table-cell>
          <table:table-cell office:value-type="float" office:value="106.889" table:style-name="ce10">
            <text:p>106.889</text:p>
          </table:table-cell>
          <table:table-cell office:value-type="float" office:value="106.67400000000001" table:style-name="ce10">
            <text:p>106.674</text:p>
          </table:table-cell>
          <table:table-cell office:value-type="float" office:value="108.313" table:style-name="ce10">
            <text:p>108.313</text:p>
          </table:table-cell>
          <table:table-cell office:value-type="float" office:value="116.732" table:style-name="ce10">
            <text:p>116.732</text:p>
          </table:table-cell>
          <table:table-cell office:value-type="float" office:value="134.12700000000001" table:style-name="ce10">
            <text:p>134.127</text:p>
          </table:table-cell>
          <table:table-cell office:value-type="float" office:value="154.04499999999999" table:style-name="ce10">
            <text:p>154.045</text:p>
          </table:table-cell>
          <table:table-cell office:value-type="float" office:value="163.131" table:style-name="ce10">
            <text:p>163.131</text:p>
          </table:table-cell>
          <table:table-cell office:value-type="float" office:value="163.46700000000001" table:style-name="ce10">
            <text:p>163.467</text:p>
          </table:table-cell>
          <table:table-cell office:value-type="float" office:value="164.334" table:style-name="ce10">
            <text:p>164.334</text:p>
          </table:table-cell>
          <table:table-cell office:value-type="float" office:value="159.84800000000001" table:style-name="ce10">
            <text:p>159.848</text:p>
          </table:table-cell>
          <table:table-cell office:value-type="float" office:value="156.78299999999999" table:style-name="ce10">
            <text:p>156.783</text:p>
          </table:table-cell>
          <table:table-cell office:value-type="float" office:value="158.71100000000001" table:style-name="ce10">
            <text:p>158.711</text:p>
          </table:table-cell>
          <table:table-cell office:value-type="float" office:value="157.84399999999999" table:style-name="ce10">
            <text:p>157.844</text:p>
          </table:table-cell>
          <table:table-cell office:value-type="float" office:value="158.80000000000001" table:style-name="ce10">
            <text:p>158.8</text:p>
          </table:table-cell>
          <table:table-cell office:value-type="float" office:value="163.02000000000001" table:style-name="ce10">
            <text:p>163.02</text:p>
          </table:table-cell>
          <table:table-cell office:value-type="float" office:value="175.73699999999999" table:style-name="ce10">
            <text:p>175.737</text:p>
          </table:table-cell>
          <table:table-cell office:value-type="float" office:value="180.56899999999999" table:style-name="ce10">
            <text:p>180.569</text:p>
          </table:table-cell>
          <table:table-cell office:value-type="float" office:value="180.08" table:style-name="ce10">
            <text:p>180.08</text:p>
          </table:table-cell>
          <table:table-cell office:value-type="float" office:value="172.39400000000001" table:style-name="ce10">
            <text:p>172.394</text:p>
          </table:table-cell>
          <table:table-cell office:value-type="float" office:value="158.506" table:style-name="ce10">
            <text:p>158.506</text:p>
          </table:table-cell>
          <table:table-cell office:value-type="float" office:value="139.66800000000001" table:style-name="ce10">
            <text:p>139.668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17.039" table:style-name="ce10">
            <text:p>117.039</text:p>
          </table:table-cell>
          <table:table-cell office:value-type="float" office:value="108.544" table:style-name="ce10">
            <text:p>108.544</text:p>
          </table:table-cell>
          <table:table-cell office:value-type="float" office:value="103.85299999999999" table:style-name="ce10">
            <text:p>103.853</text:p>
          </table:table-cell>
          <table:table-cell office:value-type="float" office:value="101.465" table:style-name="ce10">
            <text:p>101.465</text:p>
          </table:table-cell>
          <table:table-cell office:value-type="float" office:value="101.261" table:style-name="ce10">
            <text:p>101.261</text:p>
          </table:table-cell>
          <table:table-cell office:value-type="float" office:value="102.81699999999999" table:style-name="ce10">
            <text:p>102.817</text:p>
          </table:table-cell>
          <table:table-cell office:value-type="float" office:value="110.809" table:style-name="ce10">
            <text:p>110.809</text:p>
          </table:table-cell>
          <table:table-cell office:value-type="float" office:value="127.321" table:style-name="ce10">
            <text:p>127.321</text:p>
          </table:table-cell>
          <table:table-cell office:value-type="float" office:value="146.22800000000001" table:style-name="ce10">
            <text:p>146.228</text:p>
          </table:table-cell>
          <table:table-cell office:value-type="float" office:value="154.85300000000001" table:style-name="ce10">
            <text:p>154.853</text:p>
          </table:table-cell>
          <table:table-cell office:value-type="float" office:value="155.172" table:style-name="ce10">
            <text:p>155.172</text:p>
          </table:table-cell>
          <table:table-cell office:value-type="float" office:value="155.995" table:style-name="ce10">
            <text:p>155.995</text:p>
          </table:table-cell>
          <table:table-cell office:value-type="float" office:value="151.73699999999999" table:style-name="ce10">
            <text:p>151.737</text:p>
          </table:table-cell>
          <table:table-cell office:value-type="float" office:value="148.827" table:style-name="ce10">
            <text:p>148.827</text:p>
          </table:table-cell>
          <table:table-cell office:value-type="float" office:value="150.65799999999999" table:style-name="ce10">
            <text:p>150.658</text:p>
          </table:table-cell>
          <table:table-cell office:value-type="float" office:value="149.83500000000001" table:style-name="ce10">
            <text:p>149.835</text:p>
          </table:table-cell>
          <table:table-cell office:value-type="float" office:value="150.74199999999999" table:style-name="ce10">
            <text:p>150.742</text:p>
          </table:table-cell>
          <table:table-cell office:value-type="float" office:value="154.74799999999999" table:style-name="ce10">
            <text:p>154.748</text:p>
          </table:table-cell>
          <table:table-cell office:value-type="float" office:value="166.81899999999999" table:style-name="ce10">
            <text:p>166.819</text:p>
          </table:table-cell>
          <table:table-cell office:value-type="float" office:value="171.40600000000001" table:style-name="ce10">
            <text:p>171.406</text:p>
          </table:table-cell>
          <table:table-cell office:value-type="float" office:value="170.94200000000001" table:style-name="ce10">
            <text:p>170.942</text:p>
          </table:table-cell>
          <table:table-cell office:value-type="float" office:value="163.64699999999999" table:style-name="ce10">
            <text:p>163.647</text:p>
          </table:table-cell>
          <table:table-cell office:value-type="float" office:value="150.46299999999999" table:style-name="ce10">
            <text:p>150.463</text:p>
          </table:table-cell>
          <table:table-cell office:value-type="float" office:value="132.58000000000001" table:style-name="ce10">
            <text:p>132.58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55.297" table:style-name="ce10">
            <text:p>155.297</text:p>
          </table:table-cell>
          <table:table-cell office:value-type="float" office:value="144.024" table:style-name="ce10">
            <text:p>144.024</text:p>
          </table:table-cell>
          <table:table-cell office:value-type="float" office:value="137.80099999999999" table:style-name="ce10">
            <text:p>137.801</text:p>
          </table:table-cell>
          <table:table-cell office:value-type="float" office:value="134.63200000000001" table:style-name="ce10">
            <text:p>134.632</text:p>
          </table:table-cell>
          <table:table-cell office:value-type="float" office:value="134.36199999999999" table:style-name="ce10">
            <text:p>134.362</text:p>
          </table:table-cell>
          <table:table-cell office:value-type="float" office:value="136.42599999999999" table:style-name="ce10">
            <text:p>136.426</text:p>
          </table:table-cell>
          <table:table-cell office:value-type="float" office:value="147.03" table:style-name="ce10">
            <text:p>147.03</text:p>
          </table:table-cell>
          <table:table-cell office:value-type="float" office:value="168.94" table:style-name="ce10">
            <text:p>168.94</text:p>
          </table:table-cell>
          <table:table-cell office:value-type="float" office:value="194.02699999999999" table:style-name="ce10">
            <text:p>194.027</text:p>
          </table:table-cell>
          <table:table-cell office:value-type="float" office:value="205.47200000000001" table:style-name="ce10">
            <text:p>205.472</text:p>
          </table:table-cell>
          <table:table-cell office:value-type="float" office:value="205.89400000000001" table:style-name="ce10">
            <text:p>205.894</text:p>
          </table:table-cell>
          <table:table-cell office:value-type="float" office:value="206.98699999999999" table:style-name="ce10">
            <text:p>206.987</text:p>
          </table:table-cell>
          <table:table-cell office:value-type="float" office:value="201.33699999999999" table:style-name="ce10">
            <text:p>201.337</text:p>
          </table:table-cell>
          <table:table-cell office:value-type="float" office:value="197.476" table:style-name="ce10">
            <text:p>197.476</text:p>
          </table:table-cell>
          <table:table-cell office:value-type="float" office:value="199.905" table:style-name="ce10">
            <text:p>199.905</text:p>
          </table:table-cell>
          <table:table-cell office:value-type="float" office:value="198.81299999999999" table:style-name="ce10">
            <text:p>198.813</text:p>
          </table:table-cell>
          <table:table-cell office:value-type="float" office:value="200.017" table:style-name="ce10">
            <text:p>200.017</text:p>
          </table:table-cell>
          <table:table-cell office:value-type="float" office:value="205.333" table:style-name="ce10">
            <text:p>205.333</text:p>
          </table:table-cell>
          <table:table-cell office:value-type="float" office:value="221.34899999999999" table:style-name="ce10">
            <text:p>221.349</text:p>
          </table:table-cell>
          <table:table-cell office:value-type="float" office:value="227.43600000000001" table:style-name="ce10">
            <text:p>227.436</text:p>
          </table:table-cell>
          <table:table-cell office:value-type="float" office:value="226.81899999999999" table:style-name="ce10">
            <text:p>226.819</text:p>
          </table:table-cell>
          <table:table-cell office:value-type="float" office:value="217.13900000000001" table:style-name="ce10">
            <text:p>217.139</text:p>
          </table:table-cell>
          <table:table-cell office:value-type="float" office:value="199.64599999999999" table:style-name="ce10">
            <text:p>199.646</text:p>
          </table:table-cell>
          <table:table-cell office:value-type="float" office:value="175.91800000000001" table:style-name="ce10">
            <text:p>175.918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53.762" table:style-name="ce10">
            <text:p>53.762</text:p>
          </table:table-cell>
          <table:table-cell office:value-type="float" office:value="49.859000000000002" table:style-name="ce10">
            <text:p>49.859</text:p>
          </table:table-cell>
          <table:table-cell office:value-type="float" office:value="47.704999999999998" table:style-name="ce10">
            <text:p>47.705</text:p>
          </table:table-cell>
          <table:table-cell office:value-type="float" office:value="46.607999999999997" table:style-name="ce10">
            <text:p>46.608</text:p>
          </table:table-cell>
          <table:table-cell office:value-type="float" office:value="46.514000000000003" table:style-name="ce10">
            <text:p>46.514</text:p>
          </table:table-cell>
          <table:table-cell office:value-type="float" office:value="47.228999999999999" table:style-name="ce10">
            <text:p>47.229</text:p>
          </table:table-cell>
          <table:table-cell office:value-type="float" office:value="50.9" table:style-name="ce10">
            <text:p>50.9</text:p>
          </table:table-cell>
          <table:table-cell office:value-type="float" office:value="58.484999999999999" table:style-name="ce10">
            <text:p>58.485</text:p>
          </table:table-cell>
          <table:table-cell office:value-type="float" office:value="67.17" table:style-name="ce10">
            <text:p>67.17</text:p>
          </table:table-cell>
          <table:table-cell office:value-type="float" office:value="71.132000000000005" table:style-name="ce10">
            <text:p>71.132</text:p>
          </table:table-cell>
          <table:table-cell office:value-type="float" office:value="71.278000000000006" table:style-name="ce10">
            <text:p>71.278</text:p>
          </table:table-cell>
          <table:table-cell office:value-type="float" office:value="71.656000000000006" table:style-name="ce10">
            <text:p>71.656</text:p>
          </table:table-cell>
          <table:table-cell office:value-type="float" office:value="69.7" table:style-name="ce10">
            <text:p>69.7</text:p>
          </table:table-cell>
          <table:table-cell office:value-type="float" office:value="68.364000000000004" table:style-name="ce10">
            <text:p>68.364</text:p>
          </table:table-cell>
          <table:table-cell office:value-type="float" office:value="69.203999999999994" table:style-name="ce10">
            <text:p>69.204</text:p>
          </table:table-cell>
          <table:table-cell office:value-type="float" office:value="68.825999999999993" table:style-name="ce10">
            <text:p>68.826</text:p>
          </table:table-cell>
          <table:table-cell office:value-type="float" office:value="69.242999999999995" table:style-name="ce10">
            <text:p>69.243</text:p>
          </table:table-cell>
          <table:table-cell office:value-type="float" office:value="71.082999999999998" table:style-name="ce10">
            <text:p>71.083</text:p>
          </table:table-cell>
          <table:table-cell office:value-type="float" office:value="76.628" table:style-name="ce10">
            <text:p>76.628</text:p>
          </table:table-cell>
          <table:table-cell office:value-type="float" office:value="78.734999999999999" table:style-name="ce10">
            <text:p>78.735</text:p>
          </table:table-cell>
          <table:table-cell office:value-type="float" office:value="78.522000000000006" table:style-name="ce10">
            <text:p>78.522</text:p>
          </table:table-cell>
          <table:table-cell office:value-type="float" office:value="75.171000000000006" table:style-name="ce10">
            <text:p>75.171</text:p>
          </table:table-cell>
          <table:table-cell office:value-type="float" office:value="69.114999999999995" table:style-name="ce10">
            <text:p>69.115</text:p>
          </table:table-cell>
          <table:table-cell office:value-type="float" office:value="60.901000000000003" table:style-name="ce10">
            <text:p>60.901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20.10599999999999" table:style-name="ce10">
            <text:p>120.106</text:p>
          </table:table-cell>
          <table:table-cell office:value-type="float" office:value="111.387" table:style-name="ce10">
            <text:p>111.387</text:p>
          </table:table-cell>
          <table:table-cell office:value-type="float" office:value="106.574" table:style-name="ce10">
            <text:p>106.574</text:p>
          </table:table-cell>
          <table:table-cell office:value-type="float" office:value="104.123" table:style-name="ce10">
            <text:p>104.123</text:p>
          </table:table-cell>
          <table:table-cell office:value-type="float" office:value="103.914" table:style-name="ce10">
            <text:p>103.914</text:p>
          </table:table-cell>
          <table:table-cell office:value-type="float" office:value="105.511" table:style-name="ce10">
            <text:p>105.511</text:p>
          </table:table-cell>
          <table:table-cell office:value-type="float" office:value="113.712" table:style-name="ce10">
            <text:p>113.712</text:p>
          </table:table-cell>
          <table:table-cell office:value-type="float" office:value="130.65700000000001" table:style-name="ce10">
            <text:p>130.657</text:p>
          </table:table-cell>
          <table:table-cell office:value-type="float" office:value="150.059" table:style-name="ce10">
            <text:p>150.059</text:p>
          </table:table-cell>
          <table:table-cell office:value-type="float" office:value="158.91" table:style-name="ce10">
            <text:p>158.91</text:p>
          </table:table-cell>
          <table:table-cell office:value-type="float" office:value="159.23699999999999" table:style-name="ce10">
            <text:p>159.237</text:p>
          </table:table-cell>
          <table:table-cell office:value-type="float" office:value="160.08199999999999" table:style-name="ce10">
            <text:p>160.082</text:p>
          </table:table-cell>
          <table:table-cell office:value-type="float" office:value="155.71199999999999" table:style-name="ce10">
            <text:p>155.712</text:p>
          </table:table-cell>
          <table:table-cell office:value-type="float" office:value="152.726" table:style-name="ce10">
            <text:p>152.726</text:p>
          </table:table-cell>
          <table:table-cell office:value-type="float" office:value="154.60499999999999" table:style-name="ce10">
            <text:p>154.605</text:p>
          </table:table-cell>
          <table:table-cell office:value-type="float" office:value="153.76" table:style-name="ce10">
            <text:p>153.76</text:p>
          </table:table-cell>
          <table:table-cell office:value-type="float" office:value="154.691" table:style-name="ce10">
            <text:p>154.691</text:p>
          </table:table-cell>
          <table:table-cell office:value-type="float" office:value="158.80199999999999" table:style-name="ce10">
            <text:p>158.802</text:p>
          </table:table-cell>
          <table:table-cell office:value-type="float" office:value="171.19" table:style-name="ce10">
            <text:p>171.19</text:p>
          </table:table-cell>
          <table:table-cell office:value-type="float" office:value="175.89699999999999" table:style-name="ce10">
            <text:p>175.897</text:p>
          </table:table-cell>
          <table:table-cell office:value-type="float" office:value="175.42" table:style-name="ce10">
            <text:p>175.42</text:p>
          </table:table-cell>
          <table:table-cell office:value-type="float" office:value="167.934" table:style-name="ce10">
            <text:p>167.934</text:p>
          </table:table-cell>
          <table:table-cell office:value-type="float" office:value="154.404" table:style-name="ce10">
            <text:p>154.404</text:p>
          </table:table-cell>
          <table:table-cell office:value-type="float" office:value="136.054" table:style-name="ce10">
            <text:p>136.054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4.094000000000001" table:style-name="ce10">
            <text:p>44.094</text:p>
          </table:table-cell>
          <table:table-cell office:value-type="float" office:value="40.893000000000001" table:style-name="ce10">
            <text:p>40.893</text:p>
          </table:table-cell>
          <table:table-cell office:value-type="float" office:value="39.125999999999998" table:style-name="ce10">
            <text:p>39.126</text:p>
          </table:table-cell>
          <table:table-cell office:value-type="float" office:value="38.226999999999997" table:style-name="ce10">
            <text:p>38.227</text:p>
          </table:table-cell>
          <table:table-cell office:value-type="float" office:value="38.15" table:style-name="ce10">
            <text:p>38.15</text:p>
          </table:table-cell>
          <table:table-cell office:value-type="float" office:value="38.735999999999997" table:style-name="ce10">
            <text:p>38.736</text:p>
          </table:table-cell>
          <table:table-cell office:value-type="float" office:value="41.747" table:style-name="ce10">
            <text:p>41.747</text:p>
          </table:table-cell>
          <table:table-cell office:value-type="float" office:value="47.968000000000004" table:style-name="ce10">
            <text:p>47.968</text:p>
          </table:table-cell>
          <table:table-cell office:value-type="float" office:value="55.091000000000001" table:style-name="ce10">
            <text:p>55.091</text:p>
          </table:table-cell>
          <table:table-cell office:value-type="float" office:value="58.34" table:style-name="ce10">
            <text:p>58.34</text:p>
          </table:table-cell>
          <table:table-cell office:value-type="float" office:value="58.46" table:style-name="ce10">
            <text:p>58.46</text:p>
          </table:table-cell>
          <table:table-cell office:value-type="float" office:value="58.77" table:style-name="ce10">
            <text:p>58.77</text:p>
          </table:table-cell>
          <table:table-cell office:value-type="float" office:value="57.165999999999997" table:style-name="ce10">
            <text:p>57.166</text:p>
          </table:table-cell>
          <table:table-cell office:value-type="float" office:value="56.07" table:style-name="ce10">
            <text:p>56.07</text:p>
          </table:table-cell>
          <table:table-cell office:value-type="float" office:value="56.76" table:style-name="ce10">
            <text:p>56.76</text:p>
          </table:table-cell>
          <table:table-cell office:value-type="float" office:value="56.45" table:style-name="ce10">
            <text:p>56.45</text:p>
          </table:table-cell>
          <table:table-cell office:value-type="float" office:value="56.792000000000002" table:style-name="ce10">
            <text:p>56.792</text:p>
          </table:table-cell>
          <table:table-cell office:value-type="float" office:value="58.301000000000002" table:style-name="ce10">
            <text:p>58.301</text:p>
          </table:table-cell>
          <table:table-cell office:value-type="float" office:value="62.848999999999997" table:style-name="ce10">
            <text:p>62.849</text:p>
          </table:table-cell>
          <table:table-cell office:value-type="float" office:value="64.576999999999998" table:style-name="ce10">
            <text:p>64.577</text:p>
          </table:table-cell>
          <table:table-cell office:value-type="float" office:value="64.402000000000001" table:style-name="ce10">
            <text:p>64.402</text:p>
          </table:table-cell>
          <table:table-cell office:value-type="float" office:value="61.652999999999999" table:style-name="ce10">
            <text:p>61.653</text:p>
          </table:table-cell>
          <table:table-cell office:value-type="float" office:value="56.686" table:style-name="ce10">
            <text:p>56.686</text:p>
          </table:table-cell>
          <table:table-cell office:value-type="float" office:value="49.948999999999998" table:style-name="ce10">
            <text:p>49.949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37.619" table:style-name="ce10">
            <text:p>237.619</text:p>
          </table:table-cell>
          <table:table-cell office:value-type="float" office:value="220.37" table:style-name="ce10">
            <text:p>220.37</text:p>
          </table:table-cell>
          <table:table-cell office:value-type="float" office:value="210.84700000000001" table:style-name="ce10">
            <text:p>210.847</text:p>
          </table:table-cell>
          <table:table-cell office:value-type="float" office:value="205.999" table:style-name="ce10">
            <text:p>205.999</text:p>
          </table:table-cell>
          <table:table-cell office:value-type="float" office:value="205.58500000000001" table:style-name="ce10">
            <text:p>205.585</text:p>
          </table:table-cell>
          <table:table-cell office:value-type="float" office:value="208.744" table:style-name="ce10">
            <text:p>208.744</text:p>
          </table:table-cell>
          <table:table-cell office:value-type="float" office:value="224.96899999999999" table:style-name="ce10">
            <text:p>224.969</text:p>
          </table:table-cell>
          <table:table-cell office:value-type="float" office:value="258.49299999999999" table:style-name="ce10">
            <text:p>258.493</text:p>
          </table:table-cell>
          <table:table-cell office:value-type="float" office:value="296.87900000000002" table:style-name="ce10">
            <text:p>296.879</text:p>
          </table:table-cell>
          <table:table-cell office:value-type="float" office:value="314.39" table:style-name="ce10">
            <text:p>314.39</text:p>
          </table:table-cell>
          <table:table-cell office:value-type="float" office:value="315.03699999999998" table:style-name="ce10">
            <text:p>315.037</text:p>
          </table:table-cell>
          <table:table-cell office:value-type="float" office:value="316.70800000000003" table:style-name="ce10">
            <text:p>316.708</text:p>
          </table:table-cell>
          <table:table-cell office:value-type="float" office:value="308.06400000000002" table:style-name="ce10">
            <text:p>308.064</text:p>
          </table:table-cell>
          <table:table-cell office:value-type="float" office:value="302.15699999999998" table:style-name="ce10">
            <text:p>302.157</text:p>
          </table:table-cell>
          <table:table-cell office:value-type="float" office:value="305.87299999999999" table:style-name="ce10">
            <text:p>305.873</text:p>
          </table:table-cell>
          <table:table-cell office:value-type="float" office:value="304.20100000000002" table:style-name="ce10">
            <text:p>304.201</text:p>
          </table:table-cell>
          <table:table-cell office:value-type="float" office:value="306.04399999999998" table:style-name="ce10">
            <text:p>306.044</text:p>
          </table:table-cell>
          <table:table-cell office:value-type="float" office:value="314.17700000000002" table:style-name="ce10">
            <text:p>314.177</text:p>
          </table:table-cell>
          <table:table-cell office:value-type="float" office:value="338.68400000000003" table:style-name="ce10">
            <text:p>338.684</text:p>
          </table:table-cell>
          <table:table-cell office:value-type="float" office:value="347.99799999999999" table:style-name="ce10">
            <text:p>347.998</text:p>
          </table:table-cell>
          <table:table-cell office:value-type="float" office:value="347.05399999999997" table:style-name="ce10">
            <text:p>347.054</text:p>
          </table:table-cell>
          <table:table-cell office:value-type="float" office:value="332.24299999999999" table:style-name="ce10">
            <text:p>332.243</text:p>
          </table:table-cell>
          <table:table-cell office:value-type="float" office:value="305.476" table:style-name="ce10">
            <text:p>305.476</text:p>
          </table:table-cell>
          <table:table-cell office:value-type="float" office:value="269.17099999999999" table:style-name="ce10">
            <text:p>269.171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9.570999999999998" table:style-name="ce10">
            <text:p>39.571</text:p>
          </table:table-cell>
          <table:table-cell office:value-type="float" office:value="36.698" table:style-name="ce10">
            <text:p>36.698</text:p>
          </table:table-cell>
          <table:table-cell office:value-type="float" office:value="35.112000000000002" table:style-name="ce10">
            <text:p>35.112</text:p>
          </table:table-cell>
          <table:table-cell office:value-type="float" office:value="34.305" table:style-name="ce10">
            <text:p>34.305</text:p>
          </table:table-cell>
          <table:table-cell office:value-type="float" office:value="34.235999999999997" table:style-name="ce10">
            <text:p>34.236</text:p>
          </table:table-cell>
          <table:table-cell office:value-type="float" office:value="34.762" table:style-name="ce10">
            <text:p>34.762</text:p>
          </table:table-cell>
          <table:table-cell office:value-type="float" office:value="37.463999999999999" table:style-name="ce10">
            <text:p>37.464</text:p>
          </table:table-cell>
          <table:table-cell office:value-type="float" office:value="43.046999999999997" table:style-name="ce10">
            <text:p>43.047</text:p>
          </table:table-cell>
          <table:table-cell office:value-type="float" office:value="49.439" table:style-name="ce10">
            <text:p>49.439</text:p>
          </table:table-cell>
          <table:table-cell office:value-type="float" office:value="52.356000000000002" table:style-name="ce10">
            <text:p>52.356</text:p>
          </table:table-cell>
          <table:table-cell office:value-type="float" office:value="52.463000000000001" table:style-name="ce10">
            <text:p>52.463</text:p>
          </table:table-cell>
          <table:table-cell office:value-type="float" office:value="52.741" table:style-name="ce10">
            <text:p>52.741</text:p>
          </table:table-cell>
          <table:table-cell office:value-type="float" office:value="51.302" table:style-name="ce10">
            <text:p>51.302</text:p>
          </table:table-cell>
          <table:table-cell office:value-type="float" office:value="50.317999999999998" table:style-name="ce10">
            <text:p>50.318</text:p>
          </table:table-cell>
          <table:table-cell office:value-type="float" office:value="50.936999999999998" table:style-name="ce10">
            <text:p>50.937</text:p>
          </table:table-cell>
          <table:table-cell office:value-type="float" office:value="50.658999999999999" table:style-name="ce10">
            <text:p>50.659</text:p>
          </table:table-cell>
          <table:table-cell office:value-type="float" office:value="50.966000000000001" table:style-name="ce10">
            <text:p>50.966</text:p>
          </table:table-cell>
          <table:table-cell office:value-type="float" office:value="52.32" table:style-name="ce10">
            <text:p>52.32</text:p>
          </table:table-cell>
          <table:table-cell office:value-type="float" office:value="56.401000000000003" table:style-name="ce10">
            <text:p>56.401</text:p>
          </table:table-cell>
          <table:table-cell office:value-type="float" office:value="57.951999999999998" table:style-name="ce10">
            <text:p>57.952</text:p>
          </table:table-cell>
          <table:table-cell office:value-type="float" office:value="57.795000000000002" table:style-name="ce10">
            <text:p>57.795</text:p>
          </table:table-cell>
          <table:table-cell office:value-type="float" office:value="55.328000000000003" table:style-name="ce10">
            <text:p>55.328</text:p>
          </table:table-cell>
          <table:table-cell office:value-type="float" office:value="50.871000000000002" table:style-name="ce10">
            <text:p>50.871</text:p>
          </table:table-cell>
          <table:table-cell office:value-type="float" office:value="44.825000000000003" table:style-name="ce10">
            <text:p>44.825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89.061999999999998" table:style-name="ce10">
            <text:p>89.062</text:p>
          </table:table-cell>
          <table:table-cell office:value-type="float" office:value="82.597999999999999" table:style-name="ce10">
            <text:p>82.598</text:p>
          </table:table-cell>
          <table:table-cell office:value-type="float" office:value="79.028000000000006" table:style-name="ce10">
            <text:p>79.028</text:p>
          </table:table-cell>
          <table:table-cell office:value-type="float" office:value="77.210999999999999" table:style-name="ce10">
            <text:p>77.211</text:p>
          </table:table-cell>
          <table:table-cell office:value-type="float" office:value="77.055999999999997" table:style-name="ce10">
            <text:p>77.056</text:p>
          </table:table-cell>
          <table:table-cell office:value-type="float" office:value="78.239999999999995" table:style-name="ce10">
            <text:p>78.24</text:p>
          </table:table-cell>
          <table:table-cell office:value-type="float" office:value="84.320999999999998" table:style-name="ce10">
            <text:p>84.321</text:p>
          </table:table-cell>
          <table:table-cell office:value-type="float" office:value="96.885999999999996" table:style-name="ce10">
            <text:p>96.886</text:p>
          </table:table-cell>
          <table:table-cell office:value-type="float" office:value="111.274" table:style-name="ce10">
            <text:p>111.274</text:p>
          </table:table-cell>
          <table:table-cell office:value-type="float" office:value="117.837" table:style-name="ce10">
            <text:p>117.837</text:p>
          </table:table-cell>
          <table:table-cell office:value-type="float" office:value="118.08" table:style-name="ce10">
            <text:p>118.08</text:p>
          </table:table-cell>
          <table:table-cell office:value-type="float" office:value="118.706" table:style-name="ce10">
            <text:p>118.706</text:p>
          </table:table-cell>
          <table:table-cell office:value-type="float" office:value="115.46599999999999" table:style-name="ce10">
            <text:p>115.466</text:p>
          </table:table-cell>
          <table:table-cell office:value-type="float" office:value="113.252" table:style-name="ce10">
            <text:p>113.252</text:p>
          </table:table-cell>
          <table:table-cell office:value-type="float" office:value="114.645" table:style-name="ce10">
            <text:p>114.645</text:p>
          </table:table-cell>
          <table:table-cell office:value-type="float" office:value="114.018" table:style-name="ce10">
            <text:p>114.018</text:p>
          </table:table-cell>
          <table:table-cell office:value-type="float" office:value="114.709" table:style-name="ce10">
            <text:p>114.709</text:p>
          </table:table-cell>
          <table:table-cell office:value-type="float" office:value="117.758" table:style-name="ce10">
            <text:p>117.758</text:p>
          </table:table-cell>
          <table:table-cell office:value-type="float" office:value="126.943" table:style-name="ce10">
            <text:p>126.943</text:p>
          </table:table-cell>
          <table:table-cell office:value-type="float" office:value="130.434" table:style-name="ce10">
            <text:p>130.434</text:p>
          </table:table-cell>
          <table:table-cell office:value-type="float" office:value="130.08000000000001" table:style-name="ce10">
            <text:p>130.08</text:p>
          </table:table-cell>
          <table:table-cell office:value-type="float" office:value="124.529" table:style-name="ce10">
            <text:p>124.529</text:p>
          </table:table-cell>
          <table:table-cell office:value-type="float" office:value="114.496" table:style-name="ce10">
            <text:p>114.496</text:p>
          </table:table-cell>
          <table:table-cell office:value-type="float" office:value="100.889" table:style-name="ce10">
            <text:p>100.889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79.83799999999999" table:style-name="ce10">
            <text:p>179.838</text:p>
          </table:table-cell>
          <table:table-cell office:value-type="float" office:value="166.78399999999999" table:style-name="ce10">
            <text:p>166.784</text:p>
          </table:table-cell>
          <table:table-cell office:value-type="float" office:value="159.577" table:style-name="ce10">
            <text:p>159.577</text:p>
          </table:table-cell>
          <table:table-cell office:value-type="float" office:value="155.90700000000001" table:style-name="ce10">
            <text:p>155.907</text:p>
          </table:table-cell>
          <table:table-cell office:value-type="float" office:value="155.59399999999999" table:style-name="ce10">
            <text:p>155.594</text:p>
          </table:table-cell>
          <table:table-cell office:value-type="float" office:value="157.98500000000001" table:style-name="ce10">
            <text:p>157.985</text:p>
          </table:table-cell>
          <table:table-cell office:value-type="float" office:value="170.26499999999999" table:style-name="ce10">
            <text:p>170.265</text:p>
          </table:table-cell>
          <table:table-cell office:value-type="float" office:value="195.637" table:style-name="ce10">
            <text:p>195.637</text:p>
          </table:table-cell>
          <table:table-cell office:value-type="float" office:value="224.68899999999999" table:style-name="ce10">
            <text:p>224.689</text:p>
          </table:table-cell>
          <table:table-cell office:value-type="float" office:value="237.94200000000001" table:style-name="ce10">
            <text:p>237.942</text:p>
          </table:table-cell>
          <table:table-cell office:value-type="float" office:value="238.43100000000001" table:style-name="ce10">
            <text:p>238.431</text:p>
          </table:table-cell>
          <table:table-cell office:value-type="float" office:value="239.696" table:style-name="ce10">
            <text:p>239.696</text:p>
          </table:table-cell>
          <table:table-cell office:value-type="float" office:value="233.154" table:style-name="ce10">
            <text:p>233.154</text:p>
          </table:table-cell>
          <table:table-cell office:value-type="float" office:value="228.68299999999999" table:style-name="ce10">
            <text:p>228.683</text:p>
          </table:table-cell>
          <table:table-cell office:value-type="float" office:value="231.495" table:style-name="ce10">
            <text:p>231.495</text:p>
          </table:table-cell>
          <table:table-cell office:value-type="float" office:value="230.23" table:style-name="ce10">
            <text:p>230.23</text:p>
          </table:table-cell>
          <table:table-cell office:value-type="float" office:value="231.625" table:style-name="ce10">
            <text:p>231.625</text:p>
          </table:table-cell>
          <table:table-cell office:value-type="float" office:value="237.78100000000001" table:style-name="ce10">
            <text:p>237.781</text:p>
          </table:table-cell>
          <table:table-cell office:value-type="float" office:value="256.32799999999997" table:style-name="ce10">
            <text:p>256.328</text:p>
          </table:table-cell>
          <table:table-cell office:value-type="float" office:value="263.37700000000001" table:style-name="ce10">
            <text:p>263.377</text:p>
          </table:table-cell>
          <table:table-cell office:value-type="float" office:value="262.66300000000001" table:style-name="ce10">
            <text:p>262.663</text:p>
          </table:table-cell>
          <table:table-cell office:value-type="float" office:value="251.453" table:style-name="ce10">
            <text:p>251.453</text:p>
          </table:table-cell>
          <table:table-cell office:value-type="float" office:value="231.19499999999999" table:style-name="ce10">
            <text:p>231.195</text:p>
          </table:table-cell>
          <table:table-cell office:value-type="float" office:value="203.71799999999999" table:style-name="ce10">
            <text:p>203.718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03.054" table:style-name="ce10">
            <text:p>103.054</text:p>
          </table:table-cell>
          <table:table-cell office:value-type="float" office:value="95.572999999999993" table:style-name="ce10">
            <text:p>95.573</text:p>
          </table:table-cell>
          <table:table-cell office:value-type="float" office:value="91.442999999999998" table:style-name="ce10">
            <text:p>91.443</text:p>
          </table:table-cell>
          <table:table-cell office:value-type="float" office:value="89.340999999999994" table:style-name="ce10">
            <text:p>89.341</text:p>
          </table:table-cell>
          <table:table-cell office:value-type="float" office:value="89.161000000000001" table:style-name="ce10">
            <text:p>89.161</text:p>
          </table:table-cell>
          <table:table-cell office:value-type="float" office:value="90.531000000000006" table:style-name="ce10">
            <text:p>90.531</text:p>
          </table:table-cell>
          <table:table-cell office:value-type="float" office:value="97.567999999999998" table:style-name="ce10">
            <text:p>97.568</text:p>
          </table:table-cell>
          <table:table-cell office:value-type="float" office:value="112.107" table:style-name="ce10">
            <text:p>112.107</text:p>
          </table:table-cell>
          <table:table-cell office:value-type="float" office:value="128.755" table:style-name="ce10">
            <text:p>128.755</text:p>
          </table:table-cell>
          <table:table-cell office:value-type="float" office:value="136.34899999999999" table:style-name="ce10">
            <text:p>136.349</text:p>
          </table:table-cell>
          <table:table-cell office:value-type="float" office:value="136.63" table:style-name="ce10">
            <text:p>136.63</text:p>
          </table:table-cell>
          <table:table-cell office:value-type="float" office:value="137.35400000000001" table:style-name="ce10">
            <text:p>137.354</text:p>
          </table:table-cell>
          <table:table-cell office:value-type="float" office:value="133.60499999999999" table:style-name="ce10">
            <text:p>133.605</text:p>
          </table:table-cell>
          <table:table-cell office:value-type="float" office:value="131.04300000000001" table:style-name="ce10">
            <text:p>131.043</text:p>
          </table:table-cell>
          <table:table-cell office:value-type="float" office:value="132.655" table:style-name="ce10">
            <text:p>132.655</text:p>
          </table:table-cell>
          <table:table-cell office:value-type="float" office:value="131.93" table:style-name="ce10">
            <text:p>131.93</text:p>
          </table:table-cell>
          <table:table-cell office:value-type="float" office:value="132.72900000000001" table:style-name="ce10">
            <text:p>132.729</text:p>
          </table:table-cell>
          <table:table-cell office:value-type="float" office:value="136.25700000000001" table:style-name="ce10">
            <text:p>136.257</text:p>
          </table:table-cell>
          <table:table-cell office:value-type="float" office:value="146.88499999999999" table:style-name="ce10">
            <text:p>146.885</text:p>
          </table:table-cell>
          <table:table-cell office:value-type="float" office:value="150.92400000000001" table:style-name="ce10">
            <text:p>150.924</text:p>
          </table:table-cell>
          <table:table-cell office:value-type="float" office:value="150.51499999999999" table:style-name="ce10">
            <text:p>150.515</text:p>
          </table:table-cell>
          <table:table-cell office:value-type="float" office:value="144.09200000000001" table:style-name="ce10">
            <text:p>144.092</text:p>
          </table:table-cell>
          <table:table-cell office:value-type="float" office:value="132.483" table:style-name="ce10">
            <text:p>132.483</text:p>
          </table:table-cell>
          <table:table-cell office:value-type="float" office:value="116.738" table:style-name="ce10">
            <text:p>116.738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87.959000000000003" table:style-name="ce10">
            <text:p>87.959</text:p>
          </table:table-cell>
          <table:table-cell office:value-type="float" office:value="81.573999999999998" table:style-name="ce10">
            <text:p>81.574</text:p>
          </table:table-cell>
          <table:table-cell office:value-type="float" office:value="78.049000000000007" table:style-name="ce10">
            <text:p>78.049</text:p>
          </table:table-cell>
          <table:table-cell office:value-type="float" office:value="76.254000000000005" table:style-name="ce10">
            <text:p>76.254</text:p>
          </table:table-cell>
          <table:table-cell office:value-type="float" office:value="76.100999999999999" table:style-name="ce10">
            <text:p>76.101</text:p>
          </table:table-cell>
          <table:table-cell office:value-type="float" office:value="77.27" table:style-name="ce10">
            <text:p>77.27</text:p>
          </table:table-cell>
          <table:table-cell office:value-type="float" office:value="83.277000000000001" table:style-name="ce10">
            <text:p>83.277</text:p>
          </table:table-cell>
          <table:table-cell office:value-type="float" office:value="95.686000000000007" table:style-name="ce10">
            <text:p>95.686</text:p>
          </table:table-cell>
          <table:table-cell office:value-type="float" office:value="109.895" table:style-name="ce10">
            <text:p>109.895</text:p>
          </table:table-cell>
          <table:table-cell office:value-type="float" office:value="116.377" table:style-name="ce10">
            <text:p>116.377</text:p>
          </table:table-cell>
          <table:table-cell office:value-type="float" office:value="116.617" table:style-name="ce10">
            <text:p>116.617</text:p>
          </table:table-cell>
          <table:table-cell office:value-type="float" office:value="117.235" table:style-name="ce10">
            <text:p>117.235</text:p>
          </table:table-cell>
          <table:table-cell office:value-type="float" office:value="114.036" table:style-name="ce10">
            <text:p>114.036</text:p>
          </table:table-cell>
          <table:table-cell office:value-type="float" office:value="111.849" table:style-name="ce10">
            <text:p>111.849</text:p>
          </table:table-cell>
          <table:table-cell office:value-type="float" office:value="113.224" table:style-name="ce10">
            <text:p>113.224</text:p>
          </table:table-cell>
          <table:table-cell office:value-type="float" office:value="112.60599999999999" table:style-name="ce10">
            <text:p>112.606</text:p>
          </table:table-cell>
          <table:table-cell office:value-type="float" office:value="113.288" table:style-name="ce10">
            <text:p>113.288</text:p>
          </table:table-cell>
          <table:table-cell office:value-type="float" office:value="116.29900000000001" table:style-name="ce10">
            <text:p>116.299</text:p>
          </table:table-cell>
          <table:table-cell office:value-type="float" office:value="125.37" table:style-name="ce10">
            <text:p>125.37</text:p>
          </table:table-cell>
          <table:table-cell office:value-type="float" office:value="128.81800000000001" table:style-name="ce10">
            <text:p>128.818</text:p>
          </table:table-cell>
          <table:table-cell office:value-type="float" office:value="128.46799999999999" table:style-name="ce10">
            <text:p>128.468</text:p>
          </table:table-cell>
          <table:table-cell office:value-type="float" office:value="122.986" table:style-name="ce10">
            <text:p>122.986</text:p>
          </table:table-cell>
          <table:table-cell office:value-type="float" office:value="113.078" table:style-name="ce10">
            <text:p>113.078</text:p>
          </table:table-cell>
          <table:table-cell office:value-type="float" office:value="99.638999999999996" table:style-name="ce10">
            <text:p>99.639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64.16499999999999" table:style-name="ce10">
            <text:p>164.165</text:p>
          </table:table-cell>
          <table:table-cell office:value-type="float" office:value="152.24799999999999" table:style-name="ce10">
            <text:p>152.248</text:p>
          </table:table-cell>
          <table:table-cell office:value-type="float" office:value="145.66900000000001" table:style-name="ce10">
            <text:p>145.669</text:p>
          </table:table-cell>
          <table:table-cell office:value-type="float" office:value="142.31899999999999" table:style-name="ce10">
            <text:p>142.319</text:p>
          </table:table-cell>
          <table:table-cell office:value-type="float" office:value="142.03399999999999" table:style-name="ce10">
            <text:p>142.034</text:p>
          </table:table-cell>
          <table:table-cell office:value-type="float" office:value="144.21600000000001" table:style-name="ce10">
            <text:p>144.216</text:p>
          </table:table-cell>
          <table:table-cell office:value-type="float" office:value="155.42599999999999" table:style-name="ce10">
            <text:p>155.426</text:p>
          </table:table-cell>
          <table:table-cell office:value-type="float" office:value="178.58600000000001" table:style-name="ce10">
            <text:p>178.586</text:p>
          </table:table-cell>
          <table:table-cell office:value-type="float" office:value="205.10599999999999" table:style-name="ce10">
            <text:p>205.106</text:p>
          </table:table-cell>
          <table:table-cell office:value-type="float" office:value="217.20400000000001" table:style-name="ce10">
            <text:p>217.204</text:p>
          </table:table-cell>
          <table:table-cell office:value-type="float" office:value="217.65100000000001" table:style-name="ce10">
            <text:p>217.651</text:p>
          </table:table-cell>
          <table:table-cell office:value-type="float" office:value="218.80600000000001" table:style-name="ce10">
            <text:p>218.806</text:p>
          </table:table-cell>
          <table:table-cell office:value-type="float" office:value="212.833" table:style-name="ce10">
            <text:p>212.833</text:p>
          </table:table-cell>
          <table:table-cell office:value-type="float" office:value="208.75200000000001" table:style-name="ce10">
            <text:p>208.752</text:p>
          </table:table-cell>
          <table:table-cell office:value-type="float" office:value="211.32" table:style-name="ce10">
            <text:p>211.32</text:p>
          </table:table-cell>
          <table:table-cell office:value-type="float" office:value="210.16499999999999" table:style-name="ce10">
            <text:p>210.165</text:p>
          </table:table-cell>
          <table:table-cell office:value-type="float" office:value="211.43799999999999" table:style-name="ce10">
            <text:p>211.438</text:p>
          </table:table-cell>
          <table:table-cell office:value-type="float" office:value="217.05699999999999" table:style-name="ce10">
            <text:p>217.057</text:p>
          </table:table-cell>
          <table:table-cell office:value-type="float" office:value="233.988" table:style-name="ce10">
            <text:p>233.988</text:p>
          </table:table-cell>
          <table:table-cell office:value-type="float" office:value="240.423" table:style-name="ce10">
            <text:p>240.423</text:p>
          </table:table-cell>
          <table:table-cell office:value-type="float" office:value="239.77099999999999" table:style-name="ce10">
            <text:p>239.771</text:p>
          </table:table-cell>
          <table:table-cell office:value-type="float" office:value="229.53800000000001" table:style-name="ce10">
            <text:p>229.538</text:p>
          </table:table-cell>
          <table:table-cell office:value-type="float" office:value="211.04599999999999" table:style-name="ce10">
            <text:p>211.046</text:p>
          </table:table-cell>
          <table:table-cell office:value-type="float" office:value="185.96299999999999" table:style-name="ce10">
            <text:p>185.963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42.23099999999999" table:style-name="ce10">
            <text:p>142.231</text:p>
          </table:table-cell>
          <table:table-cell office:value-type="float" office:value="131.90700000000001" table:style-name="ce10">
            <text:p>131.907</text:p>
          </table:table-cell>
          <table:table-cell office:value-type="float" office:value="126.206" table:style-name="ce10">
            <text:p>126.206</text:p>
          </table:table-cell>
          <table:table-cell office:value-type="float" office:value="123.304" table:style-name="ce10">
            <text:p>123.304</text:p>
          </table:table-cell>
          <table:table-cell office:value-type="float" office:value="123.057" table:style-name="ce10">
            <text:p>123.057</text:p>
          </table:table-cell>
          <table:table-cell office:value-type="float" office:value="124.947" table:style-name="ce10">
            <text:p>124.947</text:p>
          </table:table-cell>
          <table:table-cell office:value-type="float" office:value="134.65899999999999" table:style-name="ce10">
            <text:p>134.659</text:p>
          </table:table-cell>
          <table:table-cell office:value-type="float" office:value="154.726" table:style-name="ce10">
            <text:p>154.726</text:p>
          </table:table-cell>
          <table:table-cell office:value-type="float" office:value="177.702" table:style-name="ce10">
            <text:p>177.702</text:p>
          </table:table-cell>
          <table:table-cell office:value-type="float" office:value="188.184" table:style-name="ce10">
            <text:p>188.184</text:p>
          </table:table-cell>
          <table:table-cell office:value-type="float" office:value="188.571" table:style-name="ce10">
            <text:p>188.571</text:p>
          </table:table-cell>
          <table:table-cell office:value-type="float" office:value="189.571" table:style-name="ce10">
            <text:p>189.571</text:p>
          </table:table-cell>
          <table:table-cell office:value-type="float" office:value="184.39699999999999" table:style-name="ce10">
            <text:p>184.397</text:p>
          </table:table-cell>
          <table:table-cell office:value-type="float" office:value="180.86099999999999" table:style-name="ce10">
            <text:p>180.861</text:p>
          </table:table-cell>
          <table:table-cell office:value-type="float" office:value="183.08500000000001" table:style-name="ce10">
            <text:p>183.085</text:p>
          </table:table-cell>
          <table:table-cell office:value-type="float" office:value="182.08500000000001" table:style-name="ce10">
            <text:p>182.085</text:p>
          </table:table-cell>
          <table:table-cell office:value-type="float" office:value="183.18799999999999" table:style-name="ce10">
            <text:p>183.188</text:p>
          </table:table-cell>
          <table:table-cell office:value-type="float" office:value="188.05600000000001" table:style-name="ce10">
            <text:p>188.056</text:p>
          </table:table-cell>
          <table:table-cell office:value-type="float" office:value="202.72499999999999" table:style-name="ce10">
            <text:p>202.725</text:p>
          </table:table-cell>
          <table:table-cell office:value-type="float" office:value="208.3" table:style-name="ce10">
            <text:p>208.3</text:p>
          </table:table-cell>
          <table:table-cell office:value-type="float" office:value="207.73500000000001" table:style-name="ce10">
            <text:p>207.735</text:p>
          </table:table-cell>
          <table:table-cell office:value-type="float" office:value="198.87" table:style-name="ce10">
            <text:p>198.87</text:p>
          </table:table-cell>
          <table:table-cell office:value-type="float" office:value="182.84800000000001" table:style-name="ce10">
            <text:p>182.848</text:p>
          </table:table-cell>
          <table:table-cell office:value-type="float" office:value="161.11699999999999" table:style-name="ce10">
            <text:p>161.117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96.947999999999993" table:style-name="ce10">
            <text:p>96.948</text:p>
          </table:table-cell>
          <table:table-cell office:value-type="float" office:value="89.911000000000001" table:style-name="ce10">
            <text:p>89.911</text:p>
          </table:table-cell>
          <table:table-cell office:value-type="float" office:value="86.025000000000006" table:style-name="ce10">
            <text:p>86.025</text:p>
          </table:table-cell>
          <table:table-cell office:value-type="float" office:value="84.046999999999997" table:style-name="ce10">
            <text:p>84.047</text:p>
          </table:table-cell>
          <table:table-cell office:value-type="float" office:value="83.878" table:style-name="ce10">
            <text:p>83.878</text:p>
          </table:table-cell>
          <table:table-cell office:value-type="float" office:value="85.167000000000002" table:style-name="ce10">
            <text:p>85.167</text:p>
          </table:table-cell>
          <table:table-cell office:value-type="float" office:value="91.787000000000006" table:style-name="ce10">
            <text:p>91.787</text:p>
          </table:table-cell>
          <table:table-cell office:value-type="float" office:value="105.465" table:style-name="ce10">
            <text:p>105.465</text:p>
          </table:table-cell>
          <table:table-cell office:value-type="float" office:value="121.126" table:style-name="ce10">
            <text:p>121.126</text:p>
          </table:table-cell>
          <table:table-cell office:value-type="float" office:value="128.27099999999999" table:style-name="ce10">
            <text:p>128.271</text:p>
          </table:table-cell>
          <table:table-cell office:value-type="float" office:value="128.53399999999999" table:style-name="ce10">
            <text:p>128.534</text:p>
          </table:table-cell>
          <table:table-cell office:value-type="float" office:value="129.21600000000001" table:style-name="ce10">
            <text:p>129.216</text:p>
          </table:table-cell>
          <table:table-cell office:value-type="float" office:value="125.68899999999999" table:style-name="ce10">
            <text:p>125.689</text:p>
          </table:table-cell>
          <table:table-cell office:value-type="float" office:value="123.279" table:style-name="ce10">
            <text:p>123.279</text:p>
          </table:table-cell>
          <table:table-cell office:value-type="float" office:value="124.795" table:style-name="ce10">
            <text:p>124.795</text:p>
          </table:table-cell>
          <table:table-cell office:value-type="float" office:value="124.113" table:style-name="ce10">
            <text:p>124.113</text:p>
          </table:table-cell>
          <table:table-cell office:value-type="float" office:value="124.86499999999999" table:style-name="ce10">
            <text:p>124.865</text:p>
          </table:table-cell>
          <table:table-cell office:value-type="float" office:value="128.184" table:style-name="ce10">
            <text:p>128.184</text:p>
          </table:table-cell>
          <table:table-cell office:value-type="float" office:value="138.18299999999999" table:style-name="ce10">
            <text:p>138.183</text:p>
          </table:table-cell>
          <table:table-cell office:value-type="float" office:value="141.982" table:style-name="ce10">
            <text:p>141.982</text:p>
          </table:table-cell>
          <table:table-cell office:value-type="float" office:value="141.59700000000001" table:style-name="ce10">
            <text:p>141.597</text:p>
          </table:table-cell>
          <table:table-cell office:value-type="float" office:value="135.554" table:style-name="ce10">
            <text:p>135.554</text:p>
          </table:table-cell>
          <table:table-cell office:value-type="float" office:value="124.634" table:style-name="ce10">
            <text:p>124.634</text:p>
          </table:table-cell>
          <table:table-cell office:value-type="float" office:value="109.821" table:style-name="ce10">
            <text:p>109.821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92.698999999999998" table:style-name="ce10">
            <text:p>92.699</text:p>
          </table:table-cell>
          <table:table-cell office:value-type="float" office:value="85.97" table:style-name="ce10">
            <text:p>85.97</text:p>
          </table:table-cell>
          <table:table-cell office:value-type="float" office:value="82.254999999999995" table:style-name="ce10">
            <text:p>82.255</text:p>
          </table:table-cell>
          <table:table-cell office:value-type="float" office:value="80.364000000000004" table:style-name="ce10">
            <text:p>80.364</text:p>
          </table:table-cell>
          <table:table-cell office:value-type="float" office:value="80.201999999999998" table:style-name="ce10">
            <text:p>80.202</text:p>
          </table:table-cell>
          <table:table-cell office:value-type="float" office:value="81.433999999999997" table:style-name="ce10">
            <text:p>81.434</text:p>
          </table:table-cell>
          <table:table-cell office:value-type="float" office:value="87.763999999999996" table:style-name="ce10">
            <text:p>87.764</text:p>
          </table:table-cell>
          <table:table-cell office:value-type="float" office:value="100.842" table:style-name="ce10">
            <text:p>100.842</text:p>
          </table:table-cell>
          <table:table-cell office:value-type="float" office:value="115.81699999999999" table:style-name="ce10">
            <text:p>115.817</text:p>
          </table:table-cell>
          <table:table-cell office:value-type="float" office:value="122.649" table:style-name="ce10">
            <text:p>122.649</text:p>
          </table:table-cell>
          <table:table-cell office:value-type="float" office:value="122.901" table:style-name="ce10">
            <text:p>122.901</text:p>
          </table:table-cell>
          <table:table-cell office:value-type="float" office:value="123.553" table:style-name="ce10">
            <text:p>123.553</text:p>
          </table:table-cell>
          <table:table-cell office:value-type="float" office:value="120.181" table:style-name="ce10">
            <text:p>120.181</text:p>
          </table:table-cell>
          <table:table-cell office:value-type="float" office:value="117.876" table:style-name="ce10">
            <text:p>117.876</text:p>
          </table:table-cell>
          <table:table-cell office:value-type="float" office:value="119.32599999999999" table:style-name="ce10">
            <text:p>119.326</text:p>
          </table:table-cell>
          <table:table-cell office:value-type="float" office:value="118.67400000000001" table:style-name="ce10">
            <text:p>118.674</text:p>
          </table:table-cell>
          <table:table-cell office:value-type="float" office:value="119.393" table:style-name="ce10">
            <text:p>119.393</text:p>
          </table:table-cell>
          <table:table-cell office:value-type="float" office:value="122.566" table:style-name="ce10">
            <text:p>122.566</text:p>
          </table:table-cell>
          <table:table-cell office:value-type="float" office:value="132.126" table:style-name="ce10">
            <text:p>132.126</text:p>
          </table:table-cell>
          <table:table-cell office:value-type="float" office:value="135.76" table:style-name="ce10">
            <text:p>135.76</text:p>
          </table:table-cell>
          <table:table-cell office:value-type="float" office:value="135.392" table:style-name="ce10">
            <text:p>135.392</text:p>
          </table:table-cell>
          <table:table-cell office:value-type="float" office:value="129.613" table:style-name="ce10">
            <text:p>129.613</text:p>
          </table:table-cell>
          <table:table-cell office:value-type="float" office:value="119.17100000000001" table:style-name="ce10">
            <text:p>119.171</text:p>
          </table:table-cell>
          <table:table-cell office:value-type="float" office:value="105.008" table:style-name="ce10">
            <text:p>105.008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68.739999999999995" table:style-name="ce10">
            <text:p>68.74</text:p>
          </table:table-cell>
          <table:table-cell office:value-type="float" office:value="63.750999999999998" table:style-name="ce10">
            <text:p>63.751</text:p>
          </table:table-cell>
          <table:table-cell office:value-type="float" office:value="60.996000000000002" table:style-name="ce10">
            <text:p>60.996</text:p>
          </table:table-cell>
          <table:table-cell office:value-type="float" office:value="59.593000000000004" table:style-name="ce10">
            <text:p>59.593</text:p>
          </table:table-cell>
          <table:table-cell office:value-type="float" office:value="59.472999999999999" table:style-name="ce10">
            <text:p>59.473</text:p>
          </table:table-cell>
          <table:table-cell office:value-type="float" office:value="60.387" table:style-name="ce10">
            <text:p>60.387</text:p>
          </table:table-cell>
          <table:table-cell office:value-type="float" office:value="65.081000000000003" table:style-name="ce10">
            <text:p>65.081</text:p>
          </table:table-cell>
          <table:table-cell office:value-type="float" office:value="74.778999999999996" table:style-name="ce10">
            <text:p>74.779</text:p>
          </table:table-cell>
          <table:table-cell office:value-type="float" office:value="85.884" table:style-name="ce10">
            <text:p>85.884</text:p>
          </table:table-cell>
          <table:table-cell office:value-type="float" office:value="90.95" table:style-name="ce10">
            <text:p>90.95</text:p>
          </table:table-cell>
          <table:table-cell office:value-type="float" office:value="91.137" table:style-name="ce10">
            <text:p>91.137</text:p>
          </table:table-cell>
          <table:table-cell office:value-type="float" office:value="91.62" table:style-name="ce10">
            <text:p>91.62</text:p>
          </table:table-cell>
          <table:table-cell office:value-type="float" office:value="89.119" table:style-name="ce10">
            <text:p>89.119</text:p>
          </table:table-cell>
          <table:table-cell office:value-type="float" office:value="87.41" table:style-name="ce10">
            <text:p>87.41</text:p>
          </table:table-cell>
          <table:table-cell office:value-type="float" office:value="88.484999999999999" table:style-name="ce10">
            <text:p>88.485</text:p>
          </table:table-cell>
          <table:table-cell office:value-type="float" office:value="88.001999999999995" table:style-name="ce10">
            <text:p>88.002</text:p>
          </table:table-cell>
          <table:table-cell office:value-type="float" office:value="88.534999999999997" table:style-name="ce10">
            <text:p>88.535</text:p>
          </table:table-cell>
          <table:table-cell office:value-type="float" office:value="90.888000000000005" table:style-name="ce10">
            <text:p>90.888</text:p>
          </table:table-cell>
          <table:table-cell office:value-type="float" office:value="97.977000000000004" table:style-name="ce10">
            <text:p>97.977</text:p>
          </table:table-cell>
          <table:table-cell office:value-type="float" office:value="100.672" table:style-name="ce10">
            <text:p>100.672</text:p>
          </table:table-cell>
          <table:table-cell office:value-type="float" office:value="100.399" table:style-name="ce10">
            <text:p>100.399</text:p>
          </table:table-cell>
          <table:table-cell office:value-type="float" office:value="96.114000000000004" table:style-name="ce10">
            <text:p>96.114</text:p>
          </table:table-cell>
          <table:table-cell office:value-type="float" office:value="88.370999999999995" table:style-name="ce10">
            <text:p>88.371</text:p>
          </table:table-cell>
          <table:table-cell office:value-type="float" office:value="77.867999999999995" table:style-name="ce10">
            <text:p>77.868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60.761000000000003" table:style-name="ce10">
            <text:p>60.761</text:p>
          </table:table-cell>
          <table:table-cell office:value-type="float" office:value="56.35" table:style-name="ce10">
            <text:p>56.35</text:p>
          </table:table-cell>
          <table:table-cell office:value-type="float" office:value="53.914999999999999" table:style-name="ce10">
            <text:p>53.915</text:p>
          </table:table-cell>
          <table:table-cell office:value-type="float" office:value="52.674999999999997" table:style-name="ce10">
            <text:p>52.675</text:p>
          </table:table-cell>
          <table:table-cell office:value-type="float" office:value="52.57" table:style-name="ce10">
            <text:p>52.57</text:p>
          </table:table-cell>
          <table:table-cell office:value-type="float" office:value="53.377000000000002" table:style-name="ce10">
            <text:p>53.377</text:p>
          </table:table-cell>
          <table:table-cell office:value-type="float" office:value="57.526000000000003" table:style-name="ce10">
            <text:p>57.526</text:p>
          </table:table-cell>
          <table:table-cell office:value-type="float" office:value="66.099000000000004" table:style-name="ce10">
            <text:p>66.099</text:p>
          </table:table-cell>
          <table:table-cell office:value-type="float" office:value="75.914000000000001" table:style-name="ce10">
            <text:p>75.914</text:p>
          </table:table-cell>
          <table:table-cell office:value-type="float" office:value="80.391999999999996" table:style-name="ce10">
            <text:p>80.392</text:p>
          </table:table-cell>
          <table:table-cell office:value-type="float" office:value="80.557000000000002" table:style-name="ce10">
            <text:p>80.557</text:p>
          </table:table-cell>
          <table:table-cell office:value-type="float" office:value="80.983999999999995" table:style-name="ce10">
            <text:p>80.984</text:p>
          </table:table-cell>
          <table:table-cell office:value-type="float" office:value="78.774000000000001" table:style-name="ce10">
            <text:p>78.774</text:p>
          </table:table-cell>
          <table:table-cell office:value-type="float" office:value="77.263999999999996" table:style-name="ce10">
            <text:p>77.264</text:p>
          </table:table-cell>
          <table:table-cell office:value-type="float" office:value="78.213999999999999" table:style-name="ce10">
            <text:p>78.214</text:p>
          </table:table-cell>
          <table:table-cell office:value-type="float" office:value="77.786000000000001" table:style-name="ce10">
            <text:p>77.786</text:p>
          </table:table-cell>
          <table:table-cell office:value-type="float" office:value="78.257999999999996" table:style-name="ce10">
            <text:p>78.258</text:p>
          </table:table-cell>
          <table:table-cell office:value-type="float" office:value="80.337000000000003" table:style-name="ce10">
            <text:p>80.337</text:p>
          </table:table-cell>
          <table:table-cell office:value-type="float" office:value="86.603999999999999" table:style-name="ce10">
            <text:p>86.604</text:p>
          </table:table-cell>
          <table:table-cell office:value-type="float" office:value="88.984999999999999" table:style-name="ce10">
            <text:p>88.985</text:p>
          </table:table-cell>
          <table:table-cell office:value-type="float" office:value="88.744" table:style-name="ce10">
            <text:p>88.744</text:p>
          </table:table-cell>
          <table:table-cell office:value-type="float" office:value="84.956999999999994" table:style-name="ce10">
            <text:p>84.957</text:p>
          </table:table-cell>
          <table:table-cell office:value-type="float" office:value="78.111999999999995" table:style-name="ce10">
            <text:p>78.112</text:p>
          </table:table-cell>
          <table:table-cell office:value-type="float" office:value="68.828999999999994" table:style-name="ce10">
            <text:p>68.829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30.49299999999999" table:style-name="ce10">
            <text:p>230.493</text:p>
          </table:table-cell>
          <table:table-cell office:value-type="float" office:value="213.762" table:style-name="ce10">
            <text:p>213.762</text:p>
          </table:table-cell>
          <table:table-cell office:value-type="float" office:value="204.524" table:style-name="ce10">
            <text:p>204.524</text:p>
          </table:table-cell>
          <table:table-cell office:value-type="float" office:value="199.821" table:style-name="ce10">
            <text:p>199.821</text:p>
          </table:table-cell>
          <table:table-cell office:value-type="float" office:value="199.42" table:style-name="ce10">
            <text:p>199.42</text:p>
          </table:table-cell>
          <table:table-cell office:value-type="float" office:value="202.48400000000001" table:style-name="ce10">
            <text:p>202.484</text:p>
          </table:table-cell>
          <table:table-cell office:value-type="float" office:value="218.22300000000001" table:style-name="ce10">
            <text:p>218.223</text:p>
          </table:table-cell>
          <table:table-cell office:value-type="float" office:value="250.74100000000001" table:style-name="ce10">
            <text:p>250.741</text:p>
          </table:table-cell>
          <table:table-cell office:value-type="float" office:value="287.976" table:style-name="ce10">
            <text:p>287.976</text:p>
          </table:table-cell>
          <table:table-cell office:value-type="float" office:value="304.96199999999999" table:style-name="ce10">
            <text:p>304.962</text:p>
          </table:table-cell>
          <table:table-cell office:value-type="float" office:value="305.58999999999997" table:style-name="ce10">
            <text:p>305.59</text:p>
          </table:table-cell>
          <table:table-cell office:value-type="float" office:value="307.20999999999998" table:style-name="ce10">
            <text:p>307.21</text:p>
          </table:table-cell>
          <table:table-cell office:value-type="float" office:value="298.82499999999999" table:style-name="ce10">
            <text:p>298.825</text:p>
          </table:table-cell>
          <table:table-cell office:value-type="float" office:value="293.09500000000003" table:style-name="ce10">
            <text:p>293.095</text:p>
          </table:table-cell>
          <table:table-cell office:value-type="float" office:value="296.7" table:style-name="ce10">
            <text:p>296.7</text:p>
          </table:table-cell>
          <table:table-cell office:value-type="float" office:value="295.07900000000001" table:style-name="ce10">
            <text:p>295.079</text:p>
          </table:table-cell>
          <table:table-cell office:value-type="float" office:value="296.86599999999999" table:style-name="ce10">
            <text:p>296.866</text:p>
          </table:table-cell>
          <table:table-cell office:value-type="float" office:value="304.75599999999997" table:style-name="ce10">
            <text:p>304.756</text:p>
          </table:table-cell>
          <table:table-cell office:value-type="float" office:value="328.52800000000002" table:style-name="ce10">
            <text:p>328.528</text:p>
          </table:table-cell>
          <table:table-cell office:value-type="float" office:value="337.56200000000001" table:style-name="ce10">
            <text:p>337.562</text:p>
          </table:table-cell>
          <table:table-cell office:value-type="float" office:value="336.64600000000002" table:style-name="ce10">
            <text:p>336.646</text:p>
          </table:table-cell>
          <table:table-cell office:value-type="float" office:value="322.27999999999997" table:style-name="ce10">
            <text:p>322.28</text:p>
          </table:table-cell>
          <table:table-cell office:value-type="float" office:value="296.315" table:style-name="ce10">
            <text:p>296.315</text:p>
          </table:table-cell>
          <table:table-cell office:value-type="float" office:value="261.09899999999999" table:style-name="ce10">
            <text:p>261.099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08.42" table:style-name="ce10">
            <text:p>208.42</text:p>
          </table:table-cell>
          <table:table-cell office:value-type="float" office:value="193.291" table:style-name="ce10">
            <text:p>193.291</text:p>
          </table:table-cell>
          <table:table-cell office:value-type="float" office:value="184.93799999999999" table:style-name="ce10">
            <text:p>184.938</text:p>
          </table:table-cell>
          <table:table-cell office:value-type="float" office:value="180.68600000000001" table:style-name="ce10">
            <text:p>180.686</text:p>
          </table:table-cell>
          <table:table-cell office:value-type="float" office:value="180.32300000000001" table:style-name="ce10">
            <text:p>180.323</text:p>
          </table:table-cell>
          <table:table-cell office:value-type="float" office:value="183.09299999999999" table:style-name="ce10">
            <text:p>183.093</text:p>
          </table:table-cell>
          <table:table-cell office:value-type="float" office:value="197.32499999999999" table:style-name="ce10">
            <text:p>197.325</text:p>
          </table:table-cell>
          <table:table-cell office:value-type="float" office:value="226.73" table:style-name="ce10">
            <text:p>226.73</text:p>
          </table:table-cell>
          <table:table-cell office:value-type="float" office:value="260.399" table:style-name="ce10">
            <text:p>260.399</text:p>
          </table:table-cell>
          <table:table-cell office:value-type="float" office:value="275.75799999999998" table:style-name="ce10">
            <text:p>275.758</text:p>
          </table:table-cell>
          <table:table-cell office:value-type="float" office:value="276.32499999999999" table:style-name="ce10">
            <text:p>276.325</text:p>
          </table:table-cell>
          <table:table-cell office:value-type="float" office:value="277.791" table:style-name="ce10">
            <text:p>277.791</text:p>
          </table:table-cell>
          <table:table-cell office:value-type="float" office:value="270.209" table:style-name="ce10">
            <text:p>270.209</text:p>
          </table:table-cell>
          <table:table-cell office:value-type="float" office:value="265.02800000000002" table:style-name="ce10">
            <text:p>265.028</text:p>
          </table:table-cell>
          <table:table-cell office:value-type="float" office:value="268.28699999999998" table:style-name="ce10">
            <text:p>268.287</text:p>
          </table:table-cell>
          <table:table-cell office:value-type="float" office:value="266.82100000000003" table:style-name="ce10">
            <text:p>266.821</text:p>
          </table:table-cell>
          <table:table-cell office:value-type="float" office:value="268.43700000000001" table:style-name="ce10">
            <text:p>268.437</text:p>
          </table:table-cell>
          <table:table-cell office:value-type="float" office:value="275.57100000000003" table:style-name="ce10">
            <text:p>275.571</text:p>
          </table:table-cell>
          <table:table-cell office:value-type="float" office:value="297.06700000000001" table:style-name="ce10">
            <text:p>297.067</text:p>
          </table:table-cell>
          <table:table-cell office:value-type="float" office:value="305.23599999999999" table:style-name="ce10">
            <text:p>305.236</text:p>
          </table:table-cell>
          <table:table-cell office:value-type="float" office:value="304.40800000000002" table:style-name="ce10">
            <text:p>304.408</text:p>
          </table:table-cell>
          <table:table-cell office:value-type="float" office:value="291.41699999999997" table:style-name="ce10">
            <text:p>291.417</text:p>
          </table:table-cell>
          <table:table-cell office:value-type="float" office:value="267.93900000000002" table:style-name="ce10">
            <text:p>267.939</text:p>
          </table:table-cell>
          <table:table-cell office:value-type="float" office:value="236.095" table:style-name="ce10">
            <text:p>236.095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51.54400000000001" table:style-name="ce10">
            <text:p>251.544</text:p>
          </table:table-cell>
          <table:table-cell office:value-type="float" office:value="233.285" table:style-name="ce10">
            <text:p>233.285</text:p>
          </table:table-cell>
          <table:table-cell office:value-type="float" office:value="223.20400000000001" table:style-name="ce10">
            <text:p>223.204</text:p>
          </table:table-cell>
          <table:table-cell office:value-type="float" office:value="218.071" table:style-name="ce10">
            <text:p>218.071</text:p>
          </table:table-cell>
          <table:table-cell office:value-type="float" office:value="217.63300000000001" table:style-name="ce10">
            <text:p>217.633</text:p>
          </table:table-cell>
          <table:table-cell office:value-type="float" office:value="220.977" table:style-name="ce10">
            <text:p>220.977</text:p>
          </table:table-cell>
          <table:table-cell office:value-type="float" office:value="238.15299999999999" table:style-name="ce10">
            <text:p>238.153</text:p>
          </table:table-cell>
          <table:table-cell office:value-type="float" office:value="273.642" table:style-name="ce10">
            <text:p>273.642</text:p>
          </table:table-cell>
          <table:table-cell office:value-type="float" office:value="314.27800000000002" table:style-name="ce10">
            <text:p>314.278</text:p>
          </table:table-cell>
          <table:table-cell office:value-type="float" office:value="332.815" table:style-name="ce10">
            <text:p>332.815</text:p>
          </table:table-cell>
          <table:table-cell office:value-type="float" office:value="333.5" table:style-name="ce10">
            <text:p>333.5</text:p>
          </table:table-cell>
          <table:table-cell office:value-type="float" office:value="335.26799999999997" table:style-name="ce10">
            <text:p>335.268</text:p>
          </table:table-cell>
          <table:table-cell office:value-type="float" office:value="326.11799999999999" table:style-name="ce10">
            <text:p>326.118</text:p>
          </table:table-cell>
          <table:table-cell office:value-type="float" office:value="319.86399999999998" table:style-name="ce10">
            <text:p>319.864</text:p>
          </table:table-cell>
          <table:table-cell office:value-type="float" office:value="323.798" table:style-name="ce10">
            <text:p>323.798</text:p>
          </table:table-cell>
          <table:table-cell office:value-type="float" office:value="322.029" table:style-name="ce10">
            <text:p>322.029</text:p>
          </table:table-cell>
          <table:table-cell office:value-type="float" office:value="323.98" table:style-name="ce10">
            <text:p>323.98</text:p>
          </table:table-cell>
          <table:table-cell office:value-type="float" office:value="332.59" table:style-name="ce10">
            <text:p>332.59</text:p>
          </table:table-cell>
          <table:table-cell office:value-type="float" office:value="358.53300000000002" table:style-name="ce10">
            <text:p>358.533</text:p>
          </table:table-cell>
          <table:table-cell office:value-type="float" office:value="368.392" table:style-name="ce10">
            <text:p>368.392</text:p>
          </table:table-cell>
          <table:table-cell office:value-type="float" office:value="367.39299999999997" table:style-name="ce10">
            <text:p>367.393</text:p>
          </table:table-cell>
          <table:table-cell office:value-type="float" office:value="351.714" table:style-name="ce10">
            <text:p>351.714</text:p>
          </table:table-cell>
          <table:table-cell office:value-type="float" office:value="323.37799999999999" table:style-name="ce10">
            <text:p>323.378</text:p>
          </table:table-cell>
          <table:table-cell office:value-type="float" office:value="284.94600000000003" table:style-name="ce10">
            <text:p>284.946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08.75700000000001" table:style-name="ce10">
            <text:p>108.757</text:p>
          </table:table-cell>
          <table:table-cell office:value-type="float" office:value="100.863" table:style-name="ce10">
            <text:p>100.863</text:p>
          </table:table-cell>
          <table:table-cell office:value-type="float" office:value="96.504000000000005" table:style-name="ce10">
            <text:p>96.504</text:p>
          </table:table-cell>
          <table:table-cell office:value-type="float" office:value="94.284999999999997" table:style-name="ce10">
            <text:p>94.285</text:p>
          </table:table-cell>
          <table:table-cell office:value-type="float" office:value="94.094999999999999" table:style-name="ce10">
            <text:p>94.095</text:p>
          </table:table-cell>
          <table:table-cell office:value-type="float" office:value="95.540999999999997" table:style-name="ce10">
            <text:p>95.541</text:p>
          </table:table-cell>
          <table:table-cell office:value-type="float" office:value="102.967" table:style-name="ce10">
            <text:p>102.967</text:p>
          </table:table-cell>
          <table:table-cell office:value-type="float" office:value="118.31100000000001" table:style-name="ce10">
            <text:p>118.311</text:p>
          </table:table-cell>
          <table:table-cell office:value-type="float" office:value="135.88" table:style-name="ce10">
            <text:p>135.88</text:p>
          </table:table-cell>
          <table:table-cell office:value-type="float" office:value="143.89500000000001" table:style-name="ce10">
            <text:p>143.895</text:p>
          </table:table-cell>
          <table:table-cell office:value-type="float" office:value="144.191" table:style-name="ce10">
            <text:p>144.191</text:p>
          </table:table-cell>
          <table:table-cell office:value-type="float" office:value="144.95599999999999" table:style-name="ce10">
            <text:p>144.956</text:p>
          </table:table-cell>
          <table:table-cell office:value-type="float" office:value="140.999" table:style-name="ce10">
            <text:p>140.999</text:p>
          </table:table-cell>
          <table:table-cell office:value-type="float" office:value="138.29599999999999" table:style-name="ce10">
            <text:p>138.296</text:p>
          </table:table-cell>
          <table:table-cell office:value-type="float" office:value="139.99600000000001" table:style-name="ce10">
            <text:p>139.996</text:p>
          </table:table-cell>
          <table:table-cell office:value-type="float" office:value="139.232" table:style-name="ce10">
            <text:p>139.232</text:p>
          </table:table-cell>
          <table:table-cell office:value-type="float" office:value="140.07499999999999" table:style-name="ce10">
            <text:p>140.075</text:p>
          </table:table-cell>
          <table:table-cell office:value-type="float" office:value="143.798" table:style-name="ce10">
            <text:p>143.798</text:p>
          </table:table-cell>
          <table:table-cell office:value-type="float" office:value="155.01400000000001" table:style-name="ce10">
            <text:p>155.014</text:p>
          </table:table-cell>
          <table:table-cell office:value-type="float" office:value="159.27699999999999" table:style-name="ce10">
            <text:p>159.277</text:p>
          </table:table-cell>
          <table:table-cell office:value-type="float" office:value="158.845" table:style-name="ce10">
            <text:p>158.845</text:p>
          </table:table-cell>
          <table:table-cell office:value-type="float" office:value="152.066" table:style-name="ce10">
            <text:p>152.066</text:p>
          </table:table-cell>
          <table:table-cell office:value-type="float" office:value="139.815" table:style-name="ce10">
            <text:p>139.815</text:p>
          </table:table-cell>
          <table:table-cell office:value-type="float" office:value="123.19799999999999" table:style-name="ce10">
            <text:p>123.198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8.0340000000000007" table:style-name="ce10">
            <text:p>8.034</text:p>
          </table:table-cell>
          <table:table-cell office:value-type="float" office:value="7.4509999999999996" table:style-name="ce10">
            <text:p>7.451</text:p>
          </table:table-cell>
          <table:table-cell office:value-type="float" office:value="7.1289999999999996" table:style-name="ce10">
            <text:p>7.129</text:p>
          </table:table-cell>
          <table:table-cell office:value-type="float" office:value="6.9649999999999999" table:style-name="ce10">
            <text:p>6.965</text:p>
          </table:table-cell>
          <table:table-cell office:value-type="float" office:value="6.9509999999999996" table:style-name="ce10">
            <text:p>6.951</text:p>
          </table:table-cell>
          <table:table-cell office:value-type="float" office:value="7.0579999999999998" table:style-name="ce10">
            <text:p>7.058</text:p>
          </table:table-cell>
          <table:table-cell office:value-type="float" office:value="7.6070000000000002" table:style-name="ce10">
            <text:p>7.607</text:p>
          </table:table-cell>
          <table:table-cell office:value-type="float" office:value="8.74" table:style-name="ce10">
            <text:p>8.74</text:p>
          </table:table-cell>
          <table:table-cell office:value-type="float" office:value="10.038" table:style-name="ce10">
            <text:p>10.038</text:p>
          </table:table-cell>
          <table:table-cell office:value-type="float" office:value="10.63" table:style-name="ce10">
            <text:p>10.63</text:p>
          </table:table-cell>
          <table:table-cell office:value-type="float" office:value="10.651999999999999" table:style-name="ce10">
            <text:p>10.652</text:p>
          </table:table-cell>
          <table:table-cell office:value-type="float" office:value="10.708" table:style-name="ce10">
            <text:p>10.708</text:p>
          </table:table-cell>
          <table:table-cell office:value-type="float" office:value="10.416" table:style-name="ce10">
            <text:p>10.416</text:p>
          </table:table-cell>
          <table:table-cell office:value-type="float" office:value="10.215999999999999" table:style-name="ce10">
            <text:p>10.216</text:p>
          </table:table-cell>
          <table:table-cell office:value-type="float" office:value="10.342000000000001" table:style-name="ce10">
            <text:p>10.342</text:p>
          </table:table-cell>
          <table:table-cell office:value-type="float" office:value="10.286" table:style-name="ce10">
            <text:p>10.286</text:p>
          </table:table-cell>
          <table:table-cell office:value-type="float" office:value="10.348000000000001" table:style-name="ce10">
            <text:p>10.348</text:p>
          </table:table-cell>
          <table:table-cell office:value-type="float" office:value="10.622999999999999" table:style-name="ce10">
            <text:p>10.623</text:p>
          </table:table-cell>
          <table:table-cell office:value-type="float" office:value="11.451000000000001" table:style-name="ce10">
            <text:p>11.451</text:p>
          </table:table-cell>
          <table:table-cell office:value-type="float" office:value="11.766" table:style-name="ce10">
            <text:p>11.766</text:p>
          </table:table-cell>
          <table:table-cell office:value-type="float" office:value="11.734" table:style-name="ce10">
            <text:p>11.734</text:p>
          </table:table-cell>
          <table:table-cell office:value-type="float" office:value="11.234" table:style-name="ce10">
            <text:p>11.234</text:p>
          </table:table-cell>
          <table:table-cell office:value-type="float" office:value="10.329000000000001" table:style-name="ce10">
            <text:p>10.329</text:p>
          </table:table-cell>
          <table:table-cell office:value-type="float" office:value="9.1010000000000009" table:style-name="ce10">
            <text:p>9.101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96.334999999999994" table:style-name="ce10">
            <text:p>96.335</text:p>
          </table:table-cell>
          <table:table-cell office:value-type="float" office:value="89.341999999999999" table:style-name="ce10">
            <text:p>89.342</text:p>
          </table:table-cell>
          <table:table-cell office:value-type="float" office:value="85.481999999999999" table:style-name="ce10">
            <text:p>85.482</text:p>
          </table:table-cell>
          <table:table-cell office:value-type="float" office:value="83.516000000000005" table:style-name="ce10">
            <text:p>83.516</text:p>
          </table:table-cell>
          <table:table-cell office:value-type="float" office:value="83.347999999999999" table:style-name="ce10">
            <text:p>83.348</text:p>
          </table:table-cell>
          <table:table-cell office:value-type="float" office:value="84.629000000000005" table:style-name="ce10">
            <text:p>84.629</text:p>
          </table:table-cell>
          <table:table-cell office:value-type="float" office:value="91.206999999999994" table:style-name="ce10">
            <text:p>91.207</text:p>
          </table:table-cell>
          <table:table-cell office:value-type="float" office:value="104.798" table:style-name="ce10">
            <text:p>104.798</text:p>
          </table:table-cell>
          <table:table-cell office:value-type="float" office:value="120.361" table:style-name="ce10">
            <text:p>120.361</text:p>
          </table:table-cell>
          <table:table-cell office:value-type="float" office:value="127.46" table:style-name="ce10">
            <text:p>127.46</text:p>
          </table:table-cell>
          <table:table-cell office:value-type="float" office:value="127.72199999999999" table:style-name="ce10">
            <text:p>127.722</text:p>
          </table:table-cell>
          <table:table-cell office:value-type="float" office:value="128.4" table:style-name="ce10">
            <text:p>128.4</text:p>
          </table:table-cell>
          <table:table-cell office:value-type="float" office:value="124.895" table:style-name="ce10">
            <text:p>124.895</text:p>
          </table:table-cell>
          <table:table-cell office:value-type="float" office:value="122.5" table:style-name="ce10">
            <text:p>122.5</text:p>
          </table:table-cell>
          <table:table-cell office:value-type="float" office:value="124.00700000000001" table:style-name="ce10">
            <text:p>124.007</text:p>
          </table:table-cell>
          <table:table-cell office:value-type="float" office:value="123.32899999999999" table:style-name="ce10">
            <text:p>123.329</text:p>
          </table:table-cell>
          <table:table-cell office:value-type="float" office:value="124.07599999999999" table:style-name="ce10">
            <text:p>124.076</text:p>
          </table:table-cell>
          <table:table-cell office:value-type="float" office:value="127.374" table:style-name="ce10">
            <text:p>127.374</text:p>
          </table:table-cell>
          <table:table-cell office:value-type="float" office:value="137.309" table:style-name="ce10">
            <text:p>137.309</text:p>
          </table:table-cell>
          <table:table-cell office:value-type="float" office:value="141.08500000000001" table:style-name="ce10">
            <text:p>141.085</text:p>
          </table:table-cell>
          <table:table-cell office:value-type="float" office:value="140.702" table:style-name="ce10">
            <text:p>140.702</text:p>
          </table:table-cell>
          <table:table-cell office:value-type="float" office:value="134.69800000000001" table:style-name="ce10">
            <text:p>134.698</text:p>
          </table:table-cell>
          <table:table-cell office:value-type="float" office:value="123.846" table:style-name="ce10">
            <text:p>123.846</text:p>
          </table:table-cell>
          <table:table-cell office:value-type="float" office:value="109.127" table:style-name="ce10">
            <text:p>109.127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33.91300000000001" table:style-name="ce10">
            <text:p>133.913</text:p>
          </table:table-cell>
          <table:table-cell office:value-type="float" office:value="124.19199999999999" table:style-name="ce10">
            <text:p>124.192</text:p>
          </table:table-cell>
          <table:table-cell office:value-type="float" office:value="118.825" table:style-name="ce10">
            <text:p>118.825</text:p>
          </table:table-cell>
          <table:table-cell office:value-type="float" office:value="116.093" table:style-name="ce10">
            <text:p>116.093</text:p>
          </table:table-cell>
          <table:table-cell office:value-type="float" office:value="115.86" table:style-name="ce10">
            <text:p>115.86</text:p>
          </table:table-cell>
          <table:table-cell office:value-type="float" office:value="117.64" table:style-name="ce10">
            <text:p>117.64</text:p>
          </table:table-cell>
          <table:table-cell office:value-type="float" office:value="126.78400000000001" table:style-name="ce10">
            <text:p>126.784</text:p>
          </table:table-cell>
          <table:table-cell office:value-type="float" office:value="145.67699999999999" table:style-name="ce10">
            <text:p>145.677</text:p>
          </table:table-cell>
          <table:table-cell office:value-type="float" office:value="167.309" table:style-name="ce10">
            <text:p>167.309</text:p>
          </table:table-cell>
          <table:table-cell office:value-type="float" office:value="177.178" table:style-name="ce10">
            <text:p>177.178</text:p>
          </table:table-cell>
          <table:table-cell office:value-type="float" office:value="177.542" table:style-name="ce10">
            <text:p>177.542</text:p>
          </table:table-cell>
          <table:table-cell office:value-type="float" office:value="178.48400000000001" table:style-name="ce10">
            <text:p>178.484</text:p>
          </table:table-cell>
          <table:table-cell office:value-type="float" office:value="173.613" table:style-name="ce10">
            <text:p>173.613</text:p>
          </table:table-cell>
          <table:table-cell office:value-type="float" office:value="170.28299999999999" table:style-name="ce10">
            <text:p>170.283</text:p>
          </table:table-cell>
          <table:table-cell office:value-type="float" office:value="172.37799999999999" table:style-name="ce10">
            <text:p>172.378</text:p>
          </table:table-cell>
          <table:table-cell office:value-type="float" office:value="171.43600000000001" table:style-name="ce10">
            <text:p>171.436</text:p>
          </table:table-cell>
          <table:table-cell office:value-type="float" office:value="172.47399999999999" table:style-name="ce10">
            <text:p>172.474</text:p>
          </table:table-cell>
          <table:table-cell office:value-type="float" office:value="177.05799999999999" table:style-name="ce10">
            <text:p>177.058</text:p>
          </table:table-cell>
          <table:table-cell office:value-type="float" office:value="190.869" table:style-name="ce10">
            <text:p>190.869</text:p>
          </table:table-cell>
          <table:table-cell office:value-type="float" office:value="196.11799999999999" table:style-name="ce10">
            <text:p>196.118</text:p>
          </table:table-cell>
          <table:table-cell office:value-type="float" office:value="195.58600000000001" table:style-name="ce10">
            <text:p>195.586</text:p>
          </table:table-cell>
          <table:table-cell office:value-type="float" office:value="187.239" table:style-name="ce10">
            <text:p>187.239</text:p>
          </table:table-cell>
          <table:table-cell office:value-type="float" office:value="172.154" table:style-name="ce10">
            <text:p>172.154</text:p>
          </table:table-cell>
          <table:table-cell office:value-type="float" office:value="151.69399999999999" table:style-name="ce10">
            <text:p>151.694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46.06200000000001" table:style-name="ce10">
            <text:p>146.062</text:p>
          </table:table-cell>
          <table:table-cell office:value-type="float" office:value="135.459" table:style-name="ce10">
            <text:p>135.459</text:p>
          </table:table-cell>
          <table:table-cell office:value-type="float" office:value="129.60499999999999" table:style-name="ce10">
            <text:p>129.605</text:p>
          </table:table-cell>
          <table:table-cell office:value-type="float" office:value="126.625" table:style-name="ce10">
            <text:p>126.625</text:p>
          </table:table-cell>
          <table:table-cell office:value-type="float" office:value="126.371" table:style-name="ce10">
            <text:p>126.371</text:p>
          </table:table-cell>
          <table:table-cell office:value-type="float" office:value="128.31200000000001" table:style-name="ce10">
            <text:p>128.312</text:p>
          </table:table-cell>
          <table:table-cell office:value-type="float" office:value="138.286" table:style-name="ce10">
            <text:p>138.286</text:p>
          </table:table-cell>
          <table:table-cell office:value-type="float" office:value="158.893" table:style-name="ce10">
            <text:p>158.893</text:p>
          </table:table-cell>
          <table:table-cell office:value-type="float" office:value="182.488" table:style-name="ce10">
            <text:p>182.488</text:p>
          </table:table-cell>
          <table:table-cell office:value-type="float" office:value="193.25200000000001" table:style-name="ce10">
            <text:p>193.252</text:p>
          </table:table-cell>
          <table:table-cell office:value-type="float" office:value="193.65" table:style-name="ce10">
            <text:p>193.65</text:p>
          </table:table-cell>
          <table:table-cell office:value-type="float" office:value="194.67699999999999" table:style-name="ce10">
            <text:p>194.677</text:p>
          </table:table-cell>
          <table:table-cell office:value-type="float" office:value="189.363" table:style-name="ce10">
            <text:p>189.363</text:p>
          </table:table-cell>
          <table:table-cell office:value-type="float" office:value="185.732" table:style-name="ce10">
            <text:p>185.732</text:p>
          </table:table-cell>
          <table:table-cell office:value-type="float" office:value="188.01599999999999" table:style-name="ce10">
            <text:p>188.016</text:p>
          </table:table-cell>
          <table:table-cell office:value-type="float" office:value="186.989" table:style-name="ce10">
            <text:p>186.989</text:p>
          </table:table-cell>
          <table:table-cell office:value-type="float" office:value="188.12200000000001" table:style-name="ce10">
            <text:p>188.122</text:p>
          </table:table-cell>
          <table:table-cell office:value-type="float" office:value="193.12100000000001" table:style-name="ce10">
            <text:p>193.121</text:p>
          </table:table-cell>
          <table:table-cell office:value-type="float" office:value="208.185" table:style-name="ce10">
            <text:p>208.185</text:p>
          </table:table-cell>
          <table:table-cell office:value-type="float" office:value="213.91" table:style-name="ce10">
            <text:p>213.91</text:p>
          </table:table-cell>
          <table:table-cell office:value-type="float" office:value="213.33" table:style-name="ce10">
            <text:p>213.33</text:p>
          </table:table-cell>
          <table:table-cell office:value-type="float" office:value="204.226" table:style-name="ce10">
            <text:p>204.226</text:p>
          </table:table-cell>
          <table:table-cell office:value-type="float" office:value="187.773" table:style-name="ce10">
            <text:p>187.773</text:p>
          </table:table-cell>
          <table:table-cell office:value-type="float" office:value="165.45599999999999" table:style-name="ce10">
            <text:p>165.456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65.637" table:style-name="ce10">
            <text:p>165.637</text:p>
          </table:table-cell>
          <table:table-cell office:value-type="float" office:value="153.614" table:style-name="ce10">
            <text:p>153.614</text:p>
          </table:table-cell>
          <table:table-cell office:value-type="float" office:value="146.976" table:style-name="ce10">
            <text:p>146.976</text:p>
          </table:table-cell>
          <table:table-cell office:value-type="float" office:value="143.596" table:style-name="ce10">
            <text:p>143.596</text:p>
          </table:table-cell>
          <table:table-cell office:value-type="float" office:value="143.30799999999999" table:style-name="ce10">
            <text:p>143.308</text:p>
          </table:table-cell>
          <table:table-cell office:value-type="float" office:value="145.50899999999999" table:style-name="ce10">
            <text:p>145.509</text:p>
          </table:table-cell>
          <table:table-cell office:value-type="float" office:value="156.82" table:style-name="ce10">
            <text:p>156.82</text:p>
          </table:table-cell>
          <table:table-cell office:value-type="float" office:value="180.18799999999999" table:style-name="ce10">
            <text:p>180.188</text:p>
          </table:table-cell>
          <table:table-cell office:value-type="float" office:value="206.946" table:style-name="ce10">
            <text:p>206.946</text:p>
          </table:table-cell>
          <table:table-cell office:value-type="float" office:value="219.15199999999999" table:style-name="ce10">
            <text:p>219.152</text:p>
          </table:table-cell>
          <table:table-cell office:value-type="float" office:value="219.60300000000001" table:style-name="ce10">
            <text:p>219.603</text:p>
          </table:table-cell>
          <table:table-cell office:value-type="float" office:value="220.768" table:style-name="ce10">
            <text:p>220.768</text:p>
          </table:table-cell>
          <table:table-cell office:value-type="float" office:value="214.74199999999999" table:style-name="ce10">
            <text:p>214.742</text:p>
          </table:table-cell>
          <table:table-cell office:value-type="float" office:value="210.625" table:style-name="ce10">
            <text:p>210.625</text:p>
          </table:table-cell>
          <table:table-cell office:value-type="float" office:value="213.215" table:style-name="ce10">
            <text:p>213.215</text:p>
          </table:table-cell>
          <table:table-cell office:value-type="float" office:value="212.05" table:style-name="ce10">
            <text:p>212.05</text:p>
          </table:table-cell>
          <table:table-cell office:value-type="float" office:value="213.334" table:style-name="ce10">
            <text:p>213.334</text:p>
          </table:table-cell>
          <table:table-cell office:value-type="float" office:value="219.00399999999999" table:style-name="ce10">
            <text:p>219.004</text:p>
          </table:table-cell>
          <table:table-cell office:value-type="float" office:value="236.08699999999999" table:style-name="ce10">
            <text:p>236.087</text:p>
          </table:table-cell>
          <table:table-cell office:value-type="float" office:value="242.57900000000001" table:style-name="ce10">
            <text:p>242.579</text:p>
          </table:table-cell>
          <table:table-cell office:value-type="float" office:value="241.92099999999999" table:style-name="ce10">
            <text:p>241.921</text:p>
          </table:table-cell>
          <table:table-cell office:value-type="float" office:value="231.59700000000001" table:style-name="ce10">
            <text:p>231.597</text:p>
          </table:table-cell>
          <table:table-cell office:value-type="float" office:value="212.93899999999999" table:style-name="ce10">
            <text:p>212.939</text:p>
          </table:table-cell>
          <table:table-cell office:value-type="float" office:value="187.631" table:style-name="ce10">
            <text:p>187.631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92.787000000000006" table:style-name="ce10">
            <text:p>92.787</text:p>
          </table:table-cell>
          <table:table-cell office:value-type="float" office:value="86.052000000000007" table:style-name="ce10">
            <text:p>86.052</text:p>
          </table:table-cell>
          <table:table-cell office:value-type="float" office:value="82.332999999999998" table:style-name="ce10">
            <text:p>82.333</text:p>
          </table:table-cell>
          <table:table-cell office:value-type="float" office:value="80.44" table:style-name="ce10">
            <text:p>80.44</text:p>
          </table:table-cell>
          <table:table-cell office:value-type="float" office:value="80.278000000000006" table:style-name="ce10">
            <text:p>80.278</text:p>
          </table:table-cell>
          <table:table-cell office:value-type="float" office:value="81.512" table:style-name="ce10">
            <text:p>81.512</text:p>
          </table:table-cell>
          <table:table-cell office:value-type="float" office:value="87.846999999999994" table:style-name="ce10">
            <text:p>87.847</text:p>
          </table:table-cell>
          <table:table-cell office:value-type="float" office:value="100.938" table:style-name="ce10">
            <text:p>100.938</text:p>
          </table:table-cell>
          <table:table-cell office:value-type="float" office:value="115.92700000000001" table:style-name="ce10">
            <text:p>115.927</text:p>
          </table:table-cell>
          <table:table-cell office:value-type="float" office:value="122.765" table:style-name="ce10">
            <text:p>122.765</text:p>
          </table:table-cell>
          <table:table-cell office:value-type="float" office:value="123.018" table:style-name="ce10">
            <text:p>123.018</text:p>
          </table:table-cell>
          <table:table-cell office:value-type="float" office:value="123.67" table:style-name="ce10">
            <text:p>123.67</text:p>
          </table:table-cell>
          <table:table-cell office:value-type="float" office:value="120.295" table:style-name="ce10">
            <text:p>120.295</text:p>
          </table:table-cell>
          <table:table-cell office:value-type="float" office:value="117.988" table:style-name="ce10">
            <text:p>117.988</text:p>
          </table:table-cell>
          <table:table-cell office:value-type="float" office:value="119.43899999999999" table:style-name="ce10">
            <text:p>119.439</text:p>
          </table:table-cell>
          <table:table-cell office:value-type="float" office:value="118.786" table:style-name="ce10">
            <text:p>118.786</text:p>
          </table:table-cell>
          <table:table-cell office:value-type="float" office:value="119.506" table:style-name="ce10">
            <text:p>119.506</text:p>
          </table:table-cell>
          <table:table-cell office:value-type="float" office:value="122.682" table:style-name="ce10">
            <text:p>122.682</text:p>
          </table:table-cell>
          <table:table-cell office:value-type="float" office:value="132.25200000000001" table:style-name="ce10">
            <text:p>132.252</text:p>
          </table:table-cell>
          <table:table-cell office:value-type="float" office:value="135.88800000000001" table:style-name="ce10">
            <text:p>135.888</text:p>
          </table:table-cell>
          <table:table-cell office:value-type="float" office:value="135.52000000000001" table:style-name="ce10">
            <text:p>135.52</text:p>
          </table:table-cell>
          <table:table-cell office:value-type="float" office:value="129.73599999999999" table:style-name="ce10">
            <text:p>129.736</text:p>
          </table:table-cell>
          <table:table-cell office:value-type="float" office:value="119.28400000000001" table:style-name="ce10">
            <text:p>119.284</text:p>
          </table:table-cell>
          <table:table-cell office:value-type="float" office:value="105.108" table:style-name="ce10">
            <text:p>105.108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93.954999999999998" table:style-name="ce10">
            <text:p>93.955</text:p>
          </table:table-cell>
          <table:table-cell office:value-type="float" office:value="87.135000000000005" table:style-name="ce10">
            <text:p>87.135</text:p>
          </table:table-cell>
          <table:table-cell office:value-type="float" office:value="83.369" table:style-name="ce10">
            <text:p>83.369</text:p>
          </table:table-cell>
          <table:table-cell office:value-type="float" office:value="81.451999999999998" table:style-name="ce10">
            <text:p>81.452</text:p>
          </table:table-cell>
          <table:table-cell office:value-type="float" office:value="81.287999999999997" table:style-name="ce10">
            <text:p>81.288</text:p>
          </table:table-cell>
          <table:table-cell office:value-type="float" office:value="82.537000000000006" table:style-name="ce10">
            <text:p>82.537</text:p>
          </table:table-cell>
          <table:table-cell office:value-type="float" office:value="88.953000000000003" table:style-name="ce10">
            <text:p>88.953</text:p>
          </table:table-cell>
          <table:table-cell office:value-type="float" office:value="102.208" table:style-name="ce10">
            <text:p>102.208</text:p>
          </table:table-cell>
          <table:table-cell office:value-type="float" office:value="117.386" table:style-name="ce10">
            <text:p>117.386</text:p>
          </table:table-cell>
          <table:table-cell office:value-type="float" office:value="124.31" table:style-name="ce10">
            <text:p>124.31</text:p>
          </table:table-cell>
          <table:table-cell office:value-type="float" office:value="124.566" table:style-name="ce10">
            <text:p>124.566</text:p>
          </table:table-cell>
          <table:table-cell office:value-type="float" office:value="125.226" table:style-name="ce10">
            <text:p>125.226</text:p>
          </table:table-cell>
          <table:table-cell office:value-type="float" office:value="121.809" table:style-name="ce10">
            <text:p>121.809</text:p>
          </table:table-cell>
          <table:table-cell office:value-type="float" office:value="119.473" table:style-name="ce10">
            <text:p>119.473</text:p>
          </table:table-cell>
          <table:table-cell office:value-type="float" office:value="120.94199999999999" table:style-name="ce10">
            <text:p>120.942</text:p>
          </table:table-cell>
          <table:table-cell office:value-type="float" office:value="120.28100000000001" table:style-name="ce10">
            <text:p>120.281</text:p>
          </table:table-cell>
          <table:table-cell office:value-type="float" office:value="121.01" table:style-name="ce10">
            <text:p>121.01</text:p>
          </table:table-cell>
          <table:table-cell office:value-type="float" office:value="124.226" table:style-name="ce10">
            <text:p>124.226</text:p>
          </table:table-cell>
          <table:table-cell office:value-type="float" office:value="133.916" table:style-name="ce10">
            <text:p>133.916</text:p>
          </table:table-cell>
          <table:table-cell office:value-type="float" office:value="137.59800000000001" table:style-name="ce10">
            <text:p>137.598</text:p>
          </table:table-cell>
          <table:table-cell office:value-type="float" office:value="137.22499999999999" table:style-name="ce10">
            <text:p>137.225</text:p>
          </table:table-cell>
          <table:table-cell office:value-type="float" office:value="131.369" table:style-name="ce10">
            <text:p>131.369</text:p>
          </table:table-cell>
          <table:table-cell office:value-type="float" office:value="120.785" table:style-name="ce10">
            <text:p>120.785</text:p>
          </table:table-cell>
          <table:table-cell office:value-type="float" office:value="106.43" table:style-name="ce10">
            <text:p>106.43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15.62" table:style-name="ce10">
            <text:p>115.62</text:p>
          </table:table-cell>
          <table:table-cell office:value-type="float" office:value="107.227" table:style-name="ce10">
            <text:p>107.227</text:p>
          </table:table-cell>
          <table:table-cell office:value-type="float" office:value="102.59399999999999" table:style-name="ce10">
            <text:p>102.594</text:p>
          </table:table-cell>
          <table:table-cell office:value-type="float" office:value="100.23399999999999" table:style-name="ce10">
            <text:p>100.234</text:p>
          </table:table-cell>
          <table:table-cell office:value-type="float" office:value="100.033" table:style-name="ce10">
            <text:p>100.033</text:p>
          </table:table-cell>
          <table:table-cell office:value-type="float" office:value="101.57" table:style-name="ce10">
            <text:p>101.57</text:p>
          </table:table-cell>
          <table:table-cell office:value-type="float" office:value="109.465" table:style-name="ce10">
            <text:p>109.465</text:p>
          </table:table-cell>
          <table:table-cell office:value-type="float" office:value="125.777" table:style-name="ce10">
            <text:p>125.777</text:p>
          </table:table-cell>
          <table:table-cell office:value-type="float" office:value="144.45500000000001" table:style-name="ce10">
            <text:p>144.455</text:p>
          </table:table-cell>
          <table:table-cell office:value-type="float" office:value="152.97499999999999" table:style-name="ce10">
            <text:p>152.975</text:p>
          </table:table-cell>
          <table:table-cell office:value-type="float" office:value="153.29" table:style-name="ce10">
            <text:p>153.29</text:p>
          </table:table-cell>
          <table:table-cell office:value-type="float" office:value="154.10300000000001" table:style-name="ce10">
            <text:p>154.103</text:p>
          </table:table-cell>
          <table:table-cell office:value-type="float" office:value="149.89699999999999" table:style-name="ce10">
            <text:p>149.897</text:p>
          </table:table-cell>
          <table:table-cell office:value-type="float" office:value="147.023" table:style-name="ce10">
            <text:p>147.023</text:p>
          </table:table-cell>
          <table:table-cell office:value-type="float" office:value="148.83099999999999" table:style-name="ce10">
            <text:p>148.831</text:p>
          </table:table-cell>
          <table:table-cell office:value-type="float" office:value="148.017" table:style-name="ce10">
            <text:p>148.017</text:p>
          </table:table-cell>
          <table:table-cell office:value-type="float" office:value="148.91399999999999" table:style-name="ce10">
            <text:p>148.914</text:p>
          </table:table-cell>
          <table:table-cell office:value-type="float" office:value="152.87200000000001" table:style-name="ce10">
            <text:p>152.872</text:p>
          </table:table-cell>
          <table:table-cell office:value-type="float" office:value="164.79599999999999" table:style-name="ce10">
            <text:p>164.796</text:p>
          </table:table-cell>
          <table:table-cell office:value-type="float" office:value="169.328" table:style-name="ce10">
            <text:p>169.328</text:p>
          </table:table-cell>
          <table:table-cell office:value-type="float" office:value="168.869" table:style-name="ce10">
            <text:p>168.869</text:p>
          </table:table-cell>
          <table:table-cell office:value-type="float" office:value="161.66200000000001" table:style-name="ce10">
            <text:p>161.662</text:p>
          </table:table-cell>
          <table:table-cell office:value-type="float" office:value="148.63800000000001" table:style-name="ce10">
            <text:p>148.638</text:p>
          </table:table-cell>
          <table:table-cell office:value-type="float" office:value="130.97300000000001" table:style-name="ce10">
            <text:p>130.973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63.718000000000004" table:style-name="ce10">
            <text:p>63.718</text:p>
          </table:table-cell>
          <table:table-cell office:value-type="float" office:value="59.093000000000004" table:style-name="ce10">
            <text:p>59.093</text:p>
          </table:table-cell>
          <table:table-cell office:value-type="float" office:value="56.539000000000001" table:style-name="ce10">
            <text:p>56.539</text:p>
          </table:table-cell>
          <table:table-cell office:value-type="float" office:value="55.238999999999997" table:style-name="ce10">
            <text:p>55.239</text:p>
          </table:table-cell>
          <table:table-cell office:value-type="float" office:value="55.128" table:style-name="ce10">
            <text:p>55.128</text:p>
          </table:table-cell>
          <table:table-cell office:value-type="float" office:value="55.975000000000001" table:style-name="ce10">
            <text:p>55.975</text:p>
          </table:table-cell>
          <table:table-cell office:value-type="float" office:value="60.326000000000001" table:style-name="ce10">
            <text:p>60.326</text:p>
          </table:table-cell>
          <table:table-cell office:value-type="float" office:value="69.316000000000003" table:style-name="ce10">
            <text:p>69.316</text:p>
          </table:table-cell>
          <table:table-cell office:value-type="float" office:value="79.608999999999995" table:style-name="ce10">
            <text:p>79.609</text:p>
          </table:table-cell>
          <table:table-cell office:value-type="float" office:value="84.305000000000007" table:style-name="ce10">
            <text:p>84.305</text:p>
          </table:table-cell>
          <table:table-cell office:value-type="float" office:value="84.477999999999994" table:style-name="ce10">
            <text:p>84.478</text:p>
          </table:table-cell>
          <table:table-cell office:value-type="float" office:value="84.926000000000002" table:style-name="ce10">
            <text:p>84.926</text:p>
          </table:table-cell>
          <table:table-cell office:value-type="float" office:value="82.608000000000004" table:style-name="ce10">
            <text:p>82.608</text:p>
          </table:table-cell>
          <table:table-cell office:value-type="float" office:value="81.024000000000001" table:style-name="ce10">
            <text:p>81.024</text:p>
          </table:table-cell>
          <table:table-cell office:value-type="float" office:value="82.021000000000001" table:style-name="ce10">
            <text:p>82.021</text:p>
          </table:table-cell>
          <table:table-cell office:value-type="float" office:value="81.572999999999993" table:style-name="ce10">
            <text:p>81.573</text:p>
          </table:table-cell>
          <table:table-cell office:value-type="float" office:value="82.066999999999993" table:style-name="ce10">
            <text:p>82.067</text:p>
          </table:table-cell>
          <table:table-cell office:value-type="float" office:value="84.248000000000005" table:style-name="ce10">
            <text:p>84.248</text:p>
          </table:table-cell>
          <table:table-cell office:value-type="float" office:value="90.819000000000003" table:style-name="ce10">
            <text:p>90.819</text:p>
          </table:table-cell>
          <table:table-cell office:value-type="float" office:value="93.316999999999993" table:style-name="ce10">
            <text:p>93.317</text:p>
          </table:table-cell>
          <table:table-cell office:value-type="float" office:value="93.063999999999993" table:style-name="ce10">
            <text:p>93.064</text:p>
          </table:table-cell>
          <table:table-cell office:value-type="float" office:value="89.091999999999999" table:style-name="ce10">
            <text:p>89.092</text:p>
          </table:table-cell>
          <table:table-cell office:value-type="float" office:value="81.914000000000001" table:style-name="ce10">
            <text:p>81.914</text:p>
          </table:table-cell>
          <table:table-cell office:value-type="float" office:value="72.179000000000002" table:style-name="ce10">
            <text:p>72.179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83.498999999999995" table:style-name="ce10">
            <text:p>83.499</text:p>
          </table:table-cell>
          <table:table-cell office:value-type="float" office:value="77.438000000000002" table:style-name="ce10">
            <text:p>77.438</text:p>
          </table:table-cell>
          <table:table-cell office:value-type="float" office:value="74.090999999999994" table:style-name="ce10">
            <text:p>74.091</text:p>
          </table:table-cell>
          <table:table-cell office:value-type="float" office:value="72.388000000000005" table:style-name="ce10">
            <text:p>72.388</text:p>
          </table:table-cell>
          <table:table-cell office:value-type="float" office:value="72.242000000000004" table:style-name="ce10">
            <text:p>72.242</text:p>
          </table:table-cell>
          <table:table-cell office:value-type="float" office:value="73.352000000000004" table:style-name="ce10">
            <text:p>73.352</text:p>
          </table:table-cell>
          <table:table-cell office:value-type="float" office:value="79.054000000000002" table:style-name="ce10">
            <text:p>79.054</text:p>
          </table:table-cell>
          <table:table-cell office:value-type="float" office:value="90.834000000000003" table:style-name="ce10">
            <text:p>90.834</text:p>
          </table:table-cell>
          <table:table-cell office:value-type="float" office:value="104.32299999999999" table:style-name="ce10">
            <text:p>104.323</text:p>
          </table:table-cell>
          <table:table-cell office:value-type="float" office:value="110.476" table:style-name="ce10">
            <text:p>110.476</text:p>
          </table:table-cell>
          <table:table-cell office:value-type="float" office:value="110.703" table:style-name="ce10">
            <text:p>110.703</text:p>
          </table:table-cell>
          <table:table-cell office:value-type="float" office:value="111.291" table:style-name="ce10">
            <text:p>111.291</text:p>
          </table:table-cell>
          <table:table-cell office:value-type="float" office:value="108.253" table:style-name="ce10">
            <text:p>108.253</text:p>
          </table:table-cell>
          <table:table-cell office:value-type="float" office:value="106.17700000000001" table:style-name="ce10">
            <text:p>106.177</text:p>
          </table:table-cell>
          <table:table-cell office:value-type="float" office:value="107.483" table:style-name="ce10">
            <text:p>107.483</text:p>
          </table:table-cell>
          <table:table-cell office:value-type="float" office:value="106.896" table:style-name="ce10">
            <text:p>106.896</text:p>
          </table:table-cell>
          <table:table-cell office:value-type="float" office:value="107.54300000000001" table:style-name="ce10">
            <text:p>107.543</text:p>
          </table:table-cell>
          <table:table-cell office:value-type="float" office:value="110.401" table:style-name="ce10">
            <text:p>110.401</text:p>
          </table:table-cell>
          <table:table-cell office:value-type="float" office:value="119.01300000000001" table:style-name="ce10">
            <text:p>119.013</text:p>
          </table:table-cell>
          <table:table-cell office:value-type="float" office:value="122.286" table:style-name="ce10">
            <text:p>122.286</text:p>
          </table:table-cell>
          <table:table-cell office:value-type="float" office:value="121.95399999999999" table:style-name="ce10">
            <text:p>121.954</text:p>
          </table:table-cell>
          <table:table-cell office:value-type="float" office:value="116.749" table:style-name="ce10">
            <text:p>116.749</text:p>
          </table:table-cell>
          <table:table-cell office:value-type="float" office:value="107.34399999999999" table:style-name="ce10">
            <text:p>107.344</text:p>
          </table:table-cell>
          <table:table-cell office:value-type="float" office:value="94.585999999999999" table:style-name="ce10">
            <text:p>94.586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01.009" table:style-name="ce10">
            <text:p>101.009</text:p>
          </table:table-cell>
          <table:table-cell office:value-type="float" office:value="93.677000000000007" table:style-name="ce10">
            <text:p>93.677</text:p>
          </table:table-cell>
          <table:table-cell office:value-type="float" office:value="89.629000000000005" table:style-name="ce10">
            <text:p>89.629</text:p>
          </table:table-cell>
          <table:table-cell office:value-type="float" office:value="87.567999999999998" table:style-name="ce10">
            <text:p>87.568</text:p>
          </table:table-cell>
          <table:table-cell office:value-type="float" office:value="87.391999999999996" table:style-name="ce10">
            <text:p>87.392</text:p>
          </table:table-cell>
          <table:table-cell office:value-type="float" office:value="88.734999999999999" table:style-name="ce10">
            <text:p>88.735</text:p>
          </table:table-cell>
          <table:table-cell office:value-type="float" office:value="95.632000000000005" table:style-name="ce10">
            <text:p>95.632</text:p>
          </table:table-cell>
          <table:table-cell office:value-type="float" office:value="109.883" table:style-name="ce10">
            <text:p>109.883</text:p>
          </table:table-cell>
          <table:table-cell office:value-type="float" office:value="126.2" table:style-name="ce10">
            <text:p>126.2</text:p>
          </table:table-cell>
          <table:table-cell office:value-type="float" office:value="133.64400000000001" table:style-name="ce10">
            <text:p>133.644</text:p>
          </table:table-cell>
          <table:table-cell office:value-type="float" office:value="133.91900000000001" table:style-name="ce10">
            <text:p>133.919</text:p>
          </table:table-cell>
          <table:table-cell office:value-type="float" office:value="134.62899999999999" table:style-name="ce10">
            <text:p>134.629</text:p>
          </table:table-cell>
          <table:table-cell office:value-type="float" office:value="130.95500000000001" table:style-name="ce10">
            <text:p>130.955</text:p>
          </table:table-cell>
          <table:table-cell office:value-type="float" office:value="128.44399999999999" table:style-name="ce10">
            <text:p>128.444</text:p>
          </table:table-cell>
          <table:table-cell office:value-type="float" office:value="130.023" table:style-name="ce10">
            <text:p>130.023</text:p>
          </table:table-cell>
          <table:table-cell office:value-type="float" office:value="129.31299999999999" table:style-name="ce10">
            <text:p>129.313</text:p>
          </table:table-cell>
          <table:table-cell office:value-type="float" office:value="130.096" table:style-name="ce10">
            <text:p>130.096</text:p>
          </table:table-cell>
          <table:table-cell office:value-type="float" office:value="133.554" table:style-name="ce10">
            <text:p>133.554</text:p>
          </table:table-cell>
          <table:table-cell office:value-type="float" office:value="143.971" table:style-name="ce10">
            <text:p>143.971</text:p>
          </table:table-cell>
          <table:table-cell office:value-type="float" office:value="147.93" table:style-name="ce10">
            <text:p>147.93</text:p>
          </table:table-cell>
          <table:table-cell office:value-type="float" office:value="147.529" table:style-name="ce10">
            <text:p>147.529</text:p>
          </table:table-cell>
          <table:table-cell office:value-type="float" office:value="141.233" table:style-name="ce10">
            <text:p>141.233</text:p>
          </table:table-cell>
          <table:table-cell office:value-type="float" office:value="129.85499999999999" table:style-name="ce10">
            <text:p>129.855</text:p>
          </table:table-cell>
          <table:table-cell office:value-type="float" office:value="114.422" table:style-name="ce10">
            <text:p>114.422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33.162999999999997" table:style-name="ce10">
            <text:p>33.163</text:p>
          </table:table-cell>
          <table:table-cell office:value-type="float" office:value="30.756" table:style-name="ce10">
            <text:p>30.756</text:p>
          </table:table-cell>
          <table:table-cell office:value-type="float" office:value="29.425999999999998" table:style-name="ce10">
            <text:p>29.426</text:p>
          </table:table-cell>
          <table:table-cell office:value-type="float" office:value="28.75" table:style-name="ce10">
            <text:p>28.75</text:p>
          </table:table-cell>
          <table:table-cell office:value-type="float" office:value="28.692" table:style-name="ce10">
            <text:p>28.692</text:p>
          </table:table-cell>
          <table:table-cell office:value-type="float" office:value="29.132999999999999" table:style-name="ce10">
            <text:p>29.133</text:p>
          </table:table-cell>
          <table:table-cell office:value-type="float" office:value="31.396999999999998" table:style-name="ce10">
            <text:p>31.397</text:p>
          </table:table-cell>
          <table:table-cell office:value-type="float" office:value="36.076000000000001" table:style-name="ce10">
            <text:p>36.076</text:p>
          </table:table-cell>
          <table:table-cell office:value-type="float" office:value="41.433" table:style-name="ce10">
            <text:p>41.433</text:p>
          </table:table-cell>
          <table:table-cell office:value-type="float" office:value="43.877000000000002" table:style-name="ce10">
            <text:p>43.877</text:p>
          </table:table-cell>
          <table:table-cell office:value-type="float" office:value="43.966999999999999" table:style-name="ce10">
            <text:p>43.967</text:p>
          </table:table-cell>
          <table:table-cell office:value-type="float" office:value="44.201000000000001" table:style-name="ce10">
            <text:p>44.201</text:p>
          </table:table-cell>
          <table:table-cell office:value-type="float" office:value="42.994" table:style-name="ce10">
            <text:p>42.994</text:p>
          </table:table-cell>
          <table:table-cell office:value-type="float" office:value="42.17" table:style-name="ce10">
            <text:p>42.17</text:p>
          </table:table-cell>
          <table:table-cell office:value-type="float" office:value="42.688000000000002" table:style-name="ce10">
            <text:p>42.688</text:p>
          </table:table-cell>
          <table:table-cell office:value-type="float" office:value="42.454999999999998" table:style-name="ce10">
            <text:p>42.455</text:p>
          </table:table-cell>
          <table:table-cell office:value-type="float" office:value="42.712000000000003" table:style-name="ce10">
            <text:p>42.712</text:p>
          </table:table-cell>
          <table:table-cell office:value-type="float" office:value="43.847999999999999" table:style-name="ce10">
            <text:p>43.848</text:p>
          </table:table-cell>
          <table:table-cell office:value-type="float" office:value="47.268000000000001" table:style-name="ce10">
            <text:p>47.268</text:p>
          </table:table-cell>
          <table:table-cell office:value-type="float" office:value="48.567999999999998" table:style-name="ce10">
            <text:p>48.568</text:p>
          </table:table-cell>
          <table:table-cell office:value-type="float" office:value="48.436" table:style-name="ce10">
            <text:p>48.436</text:p>
          </table:table-cell>
          <table:table-cell office:value-type="float" office:value="46.369" table:style-name="ce10">
            <text:p>46.369</text:p>
          </table:table-cell>
          <table:table-cell office:value-type="float" office:value="42.633000000000003" table:style-name="ce10">
            <text:p>42.633</text:p>
          </table:table-cell>
          <table:table-cell office:value-type="float" office:value="37.566000000000003" table:style-name="ce10">
            <text:p>37.566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50.225000000000001" table:style-name="ce10">
            <text:p>50.225</text:p>
          </table:table-cell>
          <table:table-cell office:value-type="float" office:value="46.58" table:style-name="ce10">
            <text:p>46.58</text:p>
          </table:table-cell>
          <table:table-cell office:value-type="float" office:value="44.567" table:style-name="ce10">
            <text:p>44.567</text:p>
          </table:table-cell>
          <table:table-cell office:value-type="float" office:value="43.542000000000002" table:style-name="ce10">
            <text:p>43.542</text:p>
          </table:table-cell>
          <table:table-cell office:value-type="float" office:value="43.454999999999998" table:style-name="ce10">
            <text:p>43.455</text:p>
          </table:table-cell>
          <table:table-cell office:value-type="float" office:value="44.122" table:style-name="ce10">
            <text:p>44.122</text:p>
          </table:table-cell>
          <table:table-cell office:value-type="float" office:value="47.552" table:style-name="ce10">
            <text:p>47.552</text:p>
          </table:table-cell>
          <table:table-cell office:value-type="float" office:value="54.637999999999998" table:style-name="ce10">
            <text:p>54.638</text:p>
          </table:table-cell>
          <table:table-cell office:value-type="float" office:value="62.750999999999998" table:style-name="ce10">
            <text:p>62.751</text:p>
          </table:table-cell>
          <table:table-cell office:value-type="float" office:value="66.453000000000003" table:style-name="ce10">
            <text:p>66.453</text:p>
          </table:table-cell>
          <table:table-cell office:value-type="float" office:value="66.588999999999999" table:style-name="ce10">
            <text:p>66.589</text:p>
          </table:table-cell>
          <table:table-cell office:value-type="float" office:value="66.942999999999998" table:style-name="ce10">
            <text:p>66.943</text:p>
          </table:table-cell>
          <table:table-cell office:value-type="float" office:value="65.114999999999995" table:style-name="ce10">
            <text:p>65.115</text:p>
          </table:table-cell>
          <table:table-cell office:value-type="float" office:value="63.866999999999997" table:style-name="ce10">
            <text:p>63.867</text:p>
          </table:table-cell>
          <table:table-cell office:value-type="float" office:value="64.652000000000001" table:style-name="ce10">
            <text:p>64.652</text:p>
          </table:table-cell>
          <table:table-cell office:value-type="float" office:value="64.299000000000007" table:style-name="ce10">
            <text:p>64.299</text:p>
          </table:table-cell>
          <table:table-cell office:value-type="float" office:value="64.688000000000002" table:style-name="ce10">
            <text:p>64.688</text:p>
          </table:table-cell>
          <table:table-cell office:value-type="float" office:value="66.408000000000001" table:style-name="ce10">
            <text:p>66.408</text:p>
          </table:table-cell>
          <table:table-cell office:value-type="float" office:value="71.587999999999994" table:style-name="ce10">
            <text:p>71.588</text:p>
          </table:table-cell>
          <table:table-cell office:value-type="float" office:value="73.555999999999997" table:style-name="ce10">
            <text:p>73.556</text:p>
          </table:table-cell>
          <table:table-cell office:value-type="float" office:value="73.356999999999999" table:style-name="ce10">
            <text:p>73.357</text:p>
          </table:table-cell>
          <table:table-cell office:value-type="float" office:value="70.225999999999999" table:style-name="ce10">
            <text:p>70.226</text:p>
          </table:table-cell>
          <table:table-cell office:value-type="float" office:value="64.567999999999998" table:style-name="ce10">
            <text:p>64.568</text:p>
          </table:table-cell>
          <table:table-cell office:value-type="float" office:value="56.895000000000003" table:style-name="ce10">
            <text:p>56.895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45.99" table:style-name="ce10">
            <text:p>145.99</text:p>
          </table:table-cell>
          <table:table-cell office:value-type="float" office:value="135.392" table:style-name="ce10">
            <text:p>135.392</text:p>
          </table:table-cell>
          <table:table-cell office:value-type="float" office:value="129.542" table:style-name="ce10">
            <text:p>129.542</text:p>
          </table:table-cell>
          <table:table-cell office:value-type="float" office:value="126.563" table:style-name="ce10">
            <text:p>126.563</text:p>
          </table:table-cell>
          <table:table-cell office:value-type="float" office:value="126.309" table:style-name="ce10">
            <text:p>126.309</text:p>
          </table:table-cell>
          <table:table-cell office:value-type="float" office:value="128.249" table:style-name="ce10">
            <text:p>128.249</text:p>
          </table:table-cell>
          <table:table-cell office:value-type="float" office:value="138.21799999999999" table:style-name="ce10">
            <text:p>138.218</text:p>
          </table:table-cell>
          <table:table-cell office:value-type="float" office:value="158.815" table:style-name="ce10">
            <text:p>158.815</text:p>
          </table:table-cell>
          <table:table-cell office:value-type="float" office:value="182.398" table:style-name="ce10">
            <text:p>182.398</text:p>
          </table:table-cell>
          <table:table-cell office:value-type="float" office:value="193.15700000000001" table:style-name="ce10">
            <text:p>193.157</text:p>
          </table:table-cell>
          <table:table-cell office:value-type="float" office:value="193.554" table:style-name="ce10">
            <text:p>193.554</text:p>
          </table:table-cell>
          <table:table-cell office:value-type="float" office:value="194.58099999999999" table:style-name="ce10">
            <text:p>194.581</text:p>
          </table:table-cell>
          <table:table-cell office:value-type="float" office:value="189.27" table:style-name="ce10">
            <text:p>189.27</text:p>
          </table:table-cell>
          <table:table-cell office:value-type="float" office:value="185.64099999999999" table:style-name="ce10">
            <text:p>185.641</text:p>
          </table:table-cell>
          <table:table-cell office:value-type="float" office:value="187.92400000000001" table:style-name="ce10">
            <text:p>187.924</text:p>
          </table:table-cell>
          <table:table-cell office:value-type="float" office:value="186.89699999999999" table:style-name="ce10">
            <text:p>186.897</text:p>
          </table:table-cell>
          <table:table-cell office:value-type="float" office:value="188.029" table:style-name="ce10">
            <text:p>188.029</text:p>
          </table:table-cell>
          <table:table-cell office:value-type="float" office:value="193.02600000000001" table:style-name="ce10">
            <text:p>193.026</text:p>
          </table:table-cell>
          <table:table-cell office:value-type="float" office:value="208.083" table:style-name="ce10">
            <text:p>208.083</text:p>
          </table:table-cell>
          <table:table-cell office:value-type="float" office:value="213.80500000000001" table:style-name="ce10">
            <text:p>213.805</text:p>
          </table:table-cell>
          <table:table-cell office:value-type="float" office:value="213.22499999999999" table:style-name="ce10">
            <text:p>213.225</text:p>
          </table:table-cell>
          <table:table-cell office:value-type="float" office:value="204.125" table:style-name="ce10">
            <text:p>204.125</text:p>
          </table:table-cell>
          <table:table-cell office:value-type="float" office:value="187.68" table:style-name="ce10">
            <text:p>187.68</text:p>
          </table:table-cell>
          <table:table-cell office:value-type="float" office:value="165.375" table:style-name="ce10">
            <text:p>165.375</text:p>
          </table:table-cell>
          <table:table-cell table:number-columns-repeated="1635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0.57" table:style-name="ce10">
            <text:p>10.57</text:p>
          </table:table-cell>
          <table:table-cell office:value-type="float" office:value="9.8030000000000008" table:style-name="ce10">
            <text:p>9.803</text:p>
          </table:table-cell>
          <table:table-cell office:value-type="float" office:value="9.3789999999999996" table:style-name="ce10">
            <text:p>9.379</text:p>
          </table:table-cell>
          <table:table-cell office:value-type="float" office:value="9.1630000000000003" table:style-name="ce10">
            <text:p>9.163</text:p>
          </table:table-cell>
          <table:table-cell office:value-type="float" office:value="9.1449999999999996" table:style-name="ce10">
            <text:p>9.145</text:p>
          </table:table-cell>
          <table:table-cell office:value-type="float" office:value="9.2850000000000001" table:style-name="ce10">
            <text:p>9.285</text:p>
          </table:table-cell>
          <table:table-cell office:value-type="float" office:value="10.007" table:style-name="ce10">
            <text:p>10.007</text:p>
          </table:table-cell>
          <table:table-cell office:value-type="float" office:value="11.497999999999999" table:style-name="ce10">
            <text:p>11.498</text:p>
          </table:table-cell>
          <table:table-cell office:value-type="float" office:value="13.206" table:style-name="ce10">
            <text:p>13.206</text:p>
          </table:table-cell>
          <table:table-cell office:value-type="float" office:value="13.984999999999999" table:style-name="ce10">
            <text:p>13.985</text:p>
          </table:table-cell>
          <table:table-cell office:value-type="float" office:value="14.013999999999999" table:style-name="ce10">
            <text:p>14.014</text:p>
          </table:table-cell>
          <table:table-cell office:value-type="float" office:value="14.087999999999999" table:style-name="ce10">
            <text:p>14.088</text:p>
          </table:table-cell>
          <table:table-cell office:value-type="float" office:value="13.702999999999999" table:style-name="ce10">
            <text:p>13.703</text:p>
          </table:table-cell>
          <table:table-cell office:value-type="float" office:value="13.441000000000001" table:style-name="ce10">
            <text:p>13.441</text:p>
          </table:table-cell>
          <table:table-cell office:value-type="float" office:value="13.606" table:style-name="ce10">
            <text:p>13.606</text:p>
          </table:table-cell>
          <table:table-cell office:value-type="float" office:value="13.532" table:style-name="ce10">
            <text:p>13.532</text:p>
          </table:table-cell>
          <table:table-cell office:value-type="float" office:value="13.614000000000001" table:style-name="ce10">
            <text:p>13.614</text:p>
          </table:table-cell>
          <table:table-cell office:value-type="float" office:value="13.975" table:style-name="ce10">
            <text:p>13.975</text:p>
          </table:table-cell>
          <table:table-cell office:value-type="float" office:value="15.065" table:style-name="ce10">
            <text:p>15.065</text:p>
          </table:table-cell>
          <table:table-cell office:value-type="float" office:value="15.48" table:style-name="ce10">
            <text:p>15.48</text:p>
          </table:table-cell>
          <table:table-cell office:value-type="float" office:value="15.438000000000001" table:style-name="ce10">
            <text:p>15.438</text:p>
          </table:table-cell>
          <table:table-cell office:value-type="float" office:value="14.779" table:style-name="ce10">
            <text:p>14.779</text:p>
          </table:table-cell>
          <table:table-cell office:value-type="float" office:value="13.587999999999999" table:style-name="ce10">
            <text:p>13.588</text:p>
          </table:table-cell>
          <table:table-cell office:value-type="float" office:value="11.973000000000001" table:style-name="ce10">
            <text:p>11.973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54.968000000000004" table:style-name="ce10">
            <text:p>54.968</text:p>
          </table:table-cell>
          <table:table-cell office:value-type="float" office:value="50.978000000000002" table:style-name="ce10">
            <text:p>50.978</text:p>
          </table:table-cell>
          <table:table-cell office:value-type="float" office:value="48.774999999999999" table:style-name="ce10">
            <text:p>48.775</text:p>
          </table:table-cell>
          <table:table-cell office:value-type="float" office:value="47.652999999999999" table:style-name="ce10">
            <text:p>47.653</text:p>
          </table:table-cell>
          <table:table-cell office:value-type="float" office:value="47.558" table:style-name="ce10">
            <text:p>47.558</text:p>
          </table:table-cell>
          <table:table-cell office:value-type="float" office:value="48.287999999999997" table:style-name="ce10">
            <text:p>48.288</text:p>
          </table:table-cell>
          <table:table-cell office:value-type="float" office:value="52.042000000000002" table:style-name="ce10">
            <text:p>52.042</text:p>
          </table:table-cell>
          <table:table-cell office:value-type="float" office:value="59.796999999999997" table:style-name="ce10">
            <text:p>59.797</text:p>
          </table:table-cell>
          <table:table-cell office:value-type="float" office:value="68.676000000000002" table:style-name="ce10">
            <text:p>68.676</text:p>
          </table:table-cell>
          <table:table-cell office:value-type="float" office:value="72.727000000000004" table:style-name="ce10">
            <text:p>72.727</text:p>
          </table:table-cell>
          <table:table-cell office:value-type="float" office:value="72.876999999999995" table:style-name="ce10">
            <text:p>72.877</text:p>
          </table:table-cell>
          <table:table-cell office:value-type="float" office:value="73.263000000000005" table:style-name="ce10">
            <text:p>73.263</text:p>
          </table:table-cell>
          <table:table-cell office:value-type="float" office:value="71.263999999999996" table:style-name="ce10">
            <text:p>71.264</text:p>
          </table:table-cell>
          <table:table-cell office:value-type="float" office:value="69.897000000000006" table:style-name="ce10">
            <text:p>69.897</text:p>
          </table:table-cell>
          <table:table-cell office:value-type="float" office:value="70.757000000000005" table:style-name="ce10">
            <text:p>70.757</text:p>
          </table:table-cell>
          <table:table-cell office:value-type="float" office:value="70.37" table:style-name="ce10">
            <text:p>70.37</text:p>
          </table:table-cell>
          <table:table-cell office:value-type="float" office:value="70.796999999999997" table:style-name="ce10">
            <text:p>70.797</text:p>
          </table:table-cell>
          <table:table-cell office:value-type="float" office:value="72.677999999999997" table:style-name="ce10">
            <text:p>72.678</text:p>
          </table:table-cell>
          <table:table-cell office:value-type="float" office:value="78.346999999999994" table:style-name="ce10">
            <text:p>78.347</text:p>
          </table:table-cell>
          <table:table-cell office:value-type="float" office:value="80.501999999999995" table:style-name="ce10">
            <text:p>80.502</text:p>
          </table:table-cell>
          <table:table-cell office:value-type="float" office:value="80.283000000000001" table:style-name="ce10">
            <text:p>80.283</text:p>
          </table:table-cell>
          <table:table-cell office:value-type="float" office:value="76.856999999999999" table:style-name="ce10">
            <text:p>76.857</text:p>
          </table:table-cell>
          <table:table-cell office:value-type="float" office:value="70.665000000000006" table:style-name="ce10">
            <text:p>70.665</text:p>
          </table:table-cell>
          <table:table-cell office:value-type="float" office:value="62.267000000000003" table:style-name="ce10">
            <text:p>62.267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04.902" table:style-name="ce10">
            <text:p>104.902</text:p>
          </table:table-cell>
          <table:table-cell office:value-type="float" office:value="97.287999999999997" table:style-name="ce10">
            <text:p>97.288</text:p>
          </table:table-cell>
          <table:table-cell office:value-type="float" office:value="93.082999999999998" table:style-name="ce10">
            <text:p>93.083</text:p>
          </table:table-cell>
          <table:table-cell office:value-type="float" office:value="90.942999999999998" table:style-name="ce10">
            <text:p>90.943</text:p>
          </table:table-cell>
          <table:table-cell office:value-type="float" office:value="90.76" table:style-name="ce10">
            <text:p>90.76</text:p>
          </table:table-cell>
          <table:table-cell office:value-type="float" office:value="92.155000000000001" table:style-name="ce10">
            <text:p>92.155</text:p>
          </table:table-cell>
          <table:table-cell office:value-type="float" office:value="99.317999999999998" table:style-name="ce10">
            <text:p>99.318</text:p>
          </table:table-cell>
          <table:table-cell office:value-type="float" office:value="114.11799999999999" table:style-name="ce10">
            <text:p>114.118</text:p>
          </table:table-cell>
          <table:table-cell office:value-type="float" office:value="131.06399999999999" table:style-name="ce10">
            <text:p>131.064</text:p>
          </table:table-cell>
          <table:table-cell office:value-type="float" office:value="138.79499999999999" table:style-name="ce10">
            <text:p>138.795</text:p>
          </table:table-cell>
          <table:table-cell office:value-type="float" office:value="139.08000000000001" table:style-name="ce10">
            <text:p>139.08</text:p>
          </table:table-cell>
          <table:table-cell office:value-type="float" office:value="139.81800000000001" table:style-name="ce10">
            <text:p>139.818</text:p>
          </table:table-cell>
          <table:table-cell office:value-type="float" office:value="136.00200000000001" table:style-name="ce10">
            <text:p>136.002</text:p>
          </table:table-cell>
          <table:table-cell office:value-type="float" office:value="133.39400000000001" table:style-name="ce10">
            <text:p>133.394</text:p>
          </table:table-cell>
          <table:table-cell office:value-type="float" office:value="135.035" table:style-name="ce10">
            <text:p>135.035</text:p>
          </table:table-cell>
          <table:table-cell office:value-type="float" office:value="134.297" table:style-name="ce10">
            <text:p>134.297</text:p>
          </table:table-cell>
          <table:table-cell office:value-type="float" office:value="135.11000000000001" table:style-name="ce10">
            <text:p>135.11</text:p>
          </table:table-cell>
          <table:table-cell office:value-type="float" office:value="138.70099999999999" table:style-name="ce10">
            <text:p>138.701</text:p>
          </table:table-cell>
          <table:table-cell office:value-type="float" office:value="149.52000000000001" table:style-name="ce10">
            <text:p>149.52</text:p>
          </table:table-cell>
          <table:table-cell office:value-type="float" office:value="153.63200000000001" table:style-name="ce10">
            <text:p>153.632</text:p>
          </table:table-cell>
          <table:table-cell office:value-type="float" office:value="153.215" table:style-name="ce10">
            <text:p>153.215</text:p>
          </table:table-cell>
          <table:table-cell office:value-type="float" office:value="146.67599999999999" table:style-name="ce10">
            <text:p>146.676</text:p>
          </table:table-cell>
          <table:table-cell office:value-type="float" office:value="134.86000000000001" table:style-name="ce10">
            <text:p>134.86</text:p>
          </table:table-cell>
          <table:table-cell office:value-type="float" office:value="118.83199999999999" table:style-name="ce10">
            <text:p>118.832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9.478000000000002" table:style-name="ce10">
            <text:p>59.478</text:p>
          </table:table-cell>
          <table:table-cell office:value-type="float" office:value="55.161000000000001" table:style-name="ce10">
            <text:p>55.161</text:p>
          </table:table-cell>
          <table:table-cell office:value-type="float" office:value="52.777000000000001" table:style-name="ce10">
            <text:p>52.777</text:p>
          </table:table-cell>
          <table:table-cell office:value-type="float" office:value="51.564" table:style-name="ce10">
            <text:p>51.564</text:p>
          </table:table-cell>
          <table:table-cell office:value-type="float" office:value="51.46" table:style-name="ce10">
            <text:p>51.46</text:p>
          </table:table-cell>
          <table:table-cell office:value-type="float" office:value="52.250999999999998" table:style-name="ce10">
            <text:p>52.251</text:p>
          </table:table-cell>
          <table:table-cell office:value-type="float" office:value="56.311999999999998" table:style-name="ce10">
            <text:p>56.312</text:p>
          </table:table-cell>
          <table:table-cell office:value-type="float" office:value="64.703000000000003" table:style-name="ce10">
            <text:p>64.703</text:p>
          </table:table-cell>
          <table:table-cell office:value-type="float" office:value="74.311999999999998" table:style-name="ce10">
            <text:p>74.312</text:p>
          </table:table-cell>
          <table:table-cell office:value-type="float" office:value="78.694999999999993" table:style-name="ce10">
            <text:p>78.695</text:p>
          </table:table-cell>
          <table:table-cell office:value-type="float" office:value="78.856999999999999" table:style-name="ce10">
            <text:p>78.857</text:p>
          </table:table-cell>
          <table:table-cell office:value-type="float" office:value="79.275000000000006" table:style-name="ce10">
            <text:p>79.275</text:p>
          </table:table-cell>
          <table:table-cell office:value-type="float" office:value="77.111000000000004" table:style-name="ce10">
            <text:p>77.111</text:p>
          </table:table-cell>
          <table:table-cell office:value-type="float" office:value="75.632999999999996" table:style-name="ce10">
            <text:p>75.633</text:p>
          </table:table-cell>
          <table:table-cell office:value-type="float" office:value="76.563000000000002" table:style-name="ce10">
            <text:p>76.563</text:p>
          </table:table-cell>
          <table:table-cell office:value-type="float" office:value="76.144000000000005" table:style-name="ce10">
            <text:p>76.144</text:p>
          </table:table-cell>
          <table:table-cell office:value-type="float" office:value="76.605999999999995" table:style-name="ce10">
            <text:p>76.606</text:p>
          </table:table-cell>
          <table:table-cell office:value-type="float" office:value="78.641999999999996" table:style-name="ce10">
            <text:p>78.642</text:p>
          </table:table-cell>
          <table:table-cell office:value-type="float" office:value="84.775999999999996" table:style-name="ce10">
            <text:p>84.776</text:p>
          </table:table-cell>
          <table:table-cell office:value-type="float" office:value="87.106999999999999" table:style-name="ce10">
            <text:p>87.107</text:p>
          </table:table-cell>
          <table:table-cell office:value-type="float" office:value="86.870999999999995" table:style-name="ce10">
            <text:p>86.871</text:p>
          </table:table-cell>
          <table:table-cell office:value-type="float" office:value="83.164000000000001" table:style-name="ce10">
            <text:p>83.164</text:p>
          </table:table-cell>
          <table:table-cell office:value-type="float" office:value="76.463999999999999" table:style-name="ce10">
            <text:p>76.464</text:p>
          </table:table-cell>
          <table:table-cell office:value-type="float" office:value="67.376000000000005" table:style-name="ce10">
            <text:p>67.376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42.68600000000001" table:style-name="ce10">
            <text:p>142.686</text:p>
          </table:table-cell>
          <table:table-cell office:value-type="float" office:value="132.32900000000001" table:style-name="ce10">
            <text:p>132.329</text:p>
          </table:table-cell>
          <table:table-cell office:value-type="float" office:value="126.61" table:style-name="ce10">
            <text:p>126.61</text:p>
          </table:table-cell>
          <table:table-cell office:value-type="float" office:value="123.699" table:style-name="ce10">
            <text:p>123.699</text:p>
          </table:table-cell>
          <table:table-cell office:value-type="float" office:value="123.45099999999999" table:style-name="ce10">
            <text:p>123.451</text:p>
          </table:table-cell>
          <table:table-cell office:value-type="float" office:value="125.34699999999999" table:style-name="ce10">
            <text:p>125.347</text:p>
          </table:table-cell>
          <table:table-cell office:value-type="float" office:value="135.09" table:style-name="ce10">
            <text:p>135.09</text:p>
          </table:table-cell>
          <table:table-cell office:value-type="float" office:value="155.221" table:style-name="ce10">
            <text:p>155.221</text:p>
          </table:table-cell>
          <table:table-cell office:value-type="float" office:value="178.27099999999999" table:style-name="ce10">
            <text:p>178.271</text:p>
          </table:table-cell>
          <table:table-cell office:value-type="float" office:value="188.786" table:style-name="ce10">
            <text:p>188.786</text:p>
          </table:table-cell>
          <table:table-cell office:value-type="float" office:value="189.17500000000001" table:style-name="ce10">
            <text:p>189.175</text:p>
          </table:table-cell>
          <table:table-cell office:value-type="float" office:value="190.178" table:style-name="ce10">
            <text:p>190.178</text:p>
          </table:table-cell>
          <table:table-cell office:value-type="float" office:value="184.98699999999999" table:style-name="ce10">
            <text:p>184.987</text:p>
          </table:table-cell>
          <table:table-cell office:value-type="float" office:value="181.44" table:style-name="ce10">
            <text:p>181.44</text:p>
          </table:table-cell>
          <table:table-cell office:value-type="float" office:value="183.67099999999999" table:style-name="ce10">
            <text:p>183.671</text:p>
          </table:table-cell>
          <table:table-cell office:value-type="float" office:value="182.66800000000001" table:style-name="ce10">
            <text:p>182.668</text:p>
          </table:table-cell>
          <table:table-cell office:value-type="float" office:value="183.774" table:style-name="ce10">
            <text:p>183.774</text:p>
          </table:table-cell>
          <table:table-cell office:value-type="float" office:value="188.65799999999999" table:style-name="ce10">
            <text:p>188.658</text:p>
          </table:table-cell>
          <table:table-cell office:value-type="float" office:value="203.374" table:style-name="ce10">
            <text:p>203.374</text:p>
          </table:table-cell>
          <table:table-cell office:value-type="float" office:value="208.96700000000001" table:style-name="ce10">
            <text:p>208.967</text:p>
          </table:table-cell>
          <table:table-cell office:value-type="float" office:value="208.4" table:style-name="ce10">
            <text:p>208.4</text:p>
          </table:table-cell>
          <table:table-cell office:value-type="float" office:value="199.506" table:style-name="ce10">
            <text:p>199.506</text:p>
          </table:table-cell>
          <table:table-cell office:value-type="float" office:value="183.43299999999999" table:style-name="ce10">
            <text:p>183.433</text:p>
          </table:table-cell>
          <table:table-cell office:value-type="float" office:value="161.63300000000001" table:style-name="ce10">
            <text:p>161.633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64.063999999999993" table:style-name="ce10">
            <text:p>64.064</text:p>
          </table:table-cell>
          <table:table-cell office:value-type="float" office:value="59.412999999999997" table:style-name="ce10">
            <text:p>59.413</text:p>
          </table:table-cell>
          <table:table-cell office:value-type="float" office:value="56.845999999999997" table:style-name="ce10">
            <text:p>56.846</text:p>
          </table:table-cell>
          <table:table-cell office:value-type="float" office:value="55.539000000000001" table:style-name="ce10">
            <text:p>55.539</text:p>
          </table:table-cell>
          <table:table-cell office:value-type="float" office:value="55.427" table:style-name="ce10">
            <text:p>55.427</text:p>
          </table:table-cell>
          <table:table-cell office:value-type="float" office:value="56.279000000000003" table:style-name="ce10">
            <text:p>56.279</text:p>
          </table:table-cell>
          <table:table-cell office:value-type="float" office:value="60.652999999999999" table:style-name="ce10">
            <text:p>60.653</text:p>
          </table:table-cell>
          <table:table-cell office:value-type="float" office:value="69.691999999999993" table:style-name="ce10">
            <text:p>69.692</text:p>
          </table:table-cell>
          <table:table-cell office:value-type="float" office:value="80.040999999999997" table:style-name="ce10">
            <text:p>80.041</text:p>
          </table:table-cell>
          <table:table-cell office:value-type="float" office:value="84.762" table:style-name="ce10">
            <text:p>84.762</text:p>
          </table:table-cell>
          <table:table-cell office:value-type="float" office:value="84.936000000000007" table:style-name="ce10">
            <text:p>84.936</text:p>
          </table:table-cell>
          <table:table-cell office:value-type="float" office:value="85.387" table:style-name="ce10">
            <text:p>85.387</text:p>
          </table:table-cell>
          <table:table-cell office:value-type="float" office:value="83.055999999999997" table:style-name="ce10">
            <text:p>83.056</text:p>
          </table:table-cell>
          <table:table-cell office:value-type="float" office:value="81.462999999999994" table:style-name="ce10">
            <text:p>81.463</text:p>
          </table:table-cell>
          <table:table-cell office:value-type="float" office:value="82.465000000000003" table:style-name="ce10">
            <text:p>82.465</text:p>
          </table:table-cell>
          <table:table-cell office:value-type="float" office:value="82.015000000000001" table:style-name="ce10">
            <text:p>82.015</text:p>
          </table:table-cell>
          <table:table-cell office:value-type="float" office:value="82.512" table:style-name="ce10">
            <text:p>82.512</text:p>
          </table:table-cell>
          <table:table-cell office:value-type="float" office:value="84.703999999999994" table:style-name="ce10">
            <text:p>84.704</text:p>
          </table:table-cell>
          <table:table-cell office:value-type="float" office:value="91.311999999999998" table:style-name="ce10">
            <text:p>91.312</text:p>
          </table:table-cell>
          <table:table-cell office:value-type="float" office:value="93.822999999999993" table:style-name="ce10">
            <text:p>93.823</text:p>
          </table:table-cell>
          <table:table-cell office:value-type="float" office:value="93.567999999999998" table:style-name="ce10">
            <text:p>93.568</text:p>
          </table:table-cell>
          <table:table-cell office:value-type="float" office:value="89.575000000000003" table:style-name="ce10">
            <text:p>89.575</text:p>
          </table:table-cell>
          <table:table-cell office:value-type="float" office:value="82.358000000000004" table:style-name="ce10">
            <text:p>82.358</text:p>
          </table:table-cell>
          <table:table-cell office:value-type="float" office:value="72.569999999999993" table:style-name="ce10">
            <text:p>72.57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6.9240000000000004" table:style-name="ce10">
            <text:p>6.924</text:p>
          </table:table-cell>
          <table:table-cell office:value-type="float" office:value="6.4210000000000003" table:style-name="ce10">
            <text:p>6.421</text:p>
          </table:table-cell>
          <table:table-cell office:value-type="float" office:value="6.1440000000000001" table:style-name="ce10">
            <text:p>6.144</text:p>
          </table:table-cell>
          <table:table-cell office:value-type="float" office:value="6.0030000000000001" table:style-name="ce10">
            <text:p>6.003</text:p>
          </table:table-cell>
          <table:table-cell office:value-type="float" office:value="5.9909999999999997" table:style-name="ce10">
            <text:p>5.991</text:p>
          </table:table-cell>
          <table:table-cell office:value-type="float" office:value="6.0830000000000002" table:style-name="ce10">
            <text:p>6.083</text:p>
          </table:table-cell>
          <table:table-cell office:value-type="float" office:value="6.5549999999999997" table:style-name="ce10">
            <text:p>6.555</text:p>
          </table:table-cell>
          <table:table-cell office:value-type="float" office:value="7.532" table:style-name="ce10">
            <text:p>7.532</text:p>
          </table:table-cell>
          <table:table-cell office:value-type="float" office:value="8.6509999999999998" table:style-name="ce10">
            <text:p>8.651</text:p>
          </table:table-cell>
          <table:table-cell office:value-type="float" office:value="9.1609999999999996" table:style-name="ce10">
            <text:p>9.161</text:p>
          </table:table-cell>
          <table:table-cell office:value-type="float" office:value="9.18" table:style-name="ce10">
            <text:p>9.18</text:p>
          </table:table-cell>
          <table:table-cell office:value-type="float" office:value="9.2289999999999992" table:style-name="ce10">
            <text:p>9.229</text:p>
          </table:table-cell>
          <table:table-cell office:value-type="float" office:value="8.9770000000000003" table:style-name="ce10">
            <text:p>8.977</text:p>
          </table:table-cell>
          <table:table-cell office:value-type="float" office:value="8.8049999999999997" table:style-name="ce10">
            <text:p>8.805</text:p>
          </table:table-cell>
          <table:table-cell office:value-type="float" office:value="8.9130000000000003" table:style-name="ce10">
            <text:p>8.913</text:p>
          </table:table-cell>
          <table:table-cell office:value-type="float" office:value="8.8640000000000008" table:style-name="ce10">
            <text:p>8.864</text:p>
          </table:table-cell>
          <table:table-cell office:value-type="float" office:value="8.9179999999999993" table:style-name="ce10">
            <text:p>8.918</text:p>
          </table:table-cell>
          <table:table-cell office:value-type="float" office:value="9.1549999999999994" table:style-name="ce10">
            <text:p>9.155</text:p>
          </table:table-cell>
          <table:table-cell office:value-type="float" office:value="9.8689999999999998" table:style-name="ce10">
            <text:p>9.869</text:p>
          </table:table-cell>
          <table:table-cell office:value-type="float" office:value="10.14" table:style-name="ce10">
            <text:p>10.14</text:p>
          </table:table-cell>
          <table:table-cell office:value-type="float" office:value="10.113" table:style-name="ce10">
            <text:p>10.113</text:p>
          </table:table-cell>
          <table:table-cell office:value-type="float" office:value="9.6809999999999992" table:style-name="ce10">
            <text:p>9.681</text:p>
          </table:table-cell>
          <table:table-cell office:value-type="float" office:value="8.9009999999999998" table:style-name="ce10">
            <text:p>8.901</text:p>
          </table:table-cell>
          <table:table-cell office:value-type="float" office:value="7.843" table:style-name="ce10">
            <text:p>7.843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66.356999999999999" table:style-name="ce10">
            <text:p>66.357</text:p>
          </table:table-cell>
          <table:table-cell office:value-type="float" office:value="61.54" table:style-name="ce10">
            <text:p>61.54</text:p>
          </table:table-cell>
          <table:table-cell office:value-type="float" office:value="58.88" table:style-name="ce10">
            <text:p>58.88</text:p>
          </table:table-cell>
          <table:table-cell office:value-type="float" office:value="57.527000000000001" table:style-name="ce10">
            <text:p>57.527</text:p>
          </table:table-cell>
          <table:table-cell office:value-type="float" office:value="57.411000000000001" table:style-name="ce10">
            <text:p>57.411</text:p>
          </table:table-cell>
          <table:table-cell office:value-type="float" office:value="58.292999999999999" table:style-name="ce10">
            <text:p>58.293</text:p>
          </table:table-cell>
          <table:table-cell office:value-type="float" office:value="62.823999999999998" table:style-name="ce10">
            <text:p>62.824</text:p>
          </table:table-cell>
          <table:table-cell office:value-type="float" office:value="72.186000000000007" table:style-name="ce10">
            <text:p>72.186</text:p>
          </table:table-cell>
          <table:table-cell office:value-type="float" office:value="82.905000000000001" table:style-name="ce10">
            <text:p>82.905</text:p>
          </table:table-cell>
          <table:table-cell office:value-type="float" office:value="87.796000000000006" table:style-name="ce10">
            <text:p>87.796</text:p>
          </table:table-cell>
          <table:table-cell office:value-type="float" office:value="87.975999999999999" table:style-name="ce10">
            <text:p>87.976</text:p>
          </table:table-cell>
          <table:table-cell office:value-type="float" office:value="88.442999999999998" table:style-name="ce10">
            <text:p>88.443</text:p>
          </table:table-cell>
          <table:table-cell office:value-type="float" office:value="86.028999999999996" table:style-name="ce10">
            <text:p>86.029</text:p>
          </table:table-cell>
          <table:table-cell office:value-type="float" office:value="84.379000000000005" table:style-name="ce10">
            <text:p>84.379</text:p>
          </table:table-cell>
          <table:table-cell office:value-type="float" office:value="85.417000000000002" table:style-name="ce10">
            <text:p>85.417</text:p>
          </table:table-cell>
          <table:table-cell office:value-type="float" office:value="84.95" table:style-name="ce10">
            <text:p>84.95</text:p>
          </table:table-cell>
          <table:table-cell office:value-type="float" office:value="85.465000000000003" table:style-name="ce10">
            <text:p>85.465</text:p>
          </table:table-cell>
          <table:table-cell office:value-type="float" office:value="87.736000000000004" table:style-name="ce10">
            <text:p>87.736</text:p>
          </table:table-cell>
          <table:table-cell office:value-type="float" office:value="94.58" table:style-name="ce10">
            <text:p>94.58</text:p>
          </table:table-cell>
          <table:table-cell office:value-type="float" office:value="97.180999999999997" table:style-name="ce10">
            <text:p>97.181</text:p>
          </table:table-cell>
          <table:table-cell office:value-type="float" office:value="96.917000000000002" table:style-name="ce10">
            <text:p>96.917</text:p>
          </table:table-cell>
          <table:table-cell office:value-type="float" office:value="92.781000000000006" table:style-name="ce10">
            <text:p>92.781</text:p>
          </table:table-cell>
          <table:table-cell office:value-type="float" office:value="85.305999999999997" table:style-name="ce10">
            <text:p>85.306</text:p>
          </table:table-cell>
          <table:table-cell office:value-type="float" office:value="75.168000000000006" table:style-name="ce10">
            <text:p>75.168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6.947000000000003" table:style-name="ce10">
            <text:p>36.947</text:p>
          </table:table-cell>
          <table:table-cell office:value-type="float" office:value="34.265000000000001" table:style-name="ce10">
            <text:p>34.265</text:p>
          </table:table-cell>
          <table:table-cell office:value-type="float" office:value="32.784999999999997" table:style-name="ce10">
            <text:p>32.785</text:p>
          </table:table-cell>
          <table:table-cell office:value-type="float" office:value="32.030999999999999" table:style-name="ce10">
            <text:p>32.031</text:p>
          </table:table-cell>
          <table:table-cell office:value-type="float" office:value="31.966000000000001" table:style-name="ce10">
            <text:p>31.966</text:p>
          </table:table-cell>
          <table:table-cell office:value-type="float" office:value="32.457000000000001" table:style-name="ce10">
            <text:p>32.457</text:p>
          </table:table-cell>
          <table:table-cell office:value-type="float" office:value="34.979999999999997" table:style-name="ce10">
            <text:p>34.98</text:p>
          </table:table-cell>
          <table:table-cell office:value-type="float" office:value="40.192999999999998" table:style-name="ce10">
            <text:p>40.193</text:p>
          </table:table-cell>
          <table:table-cell office:value-type="float" office:value="46.161999999999999" table:style-name="ce10">
            <text:p>46.162</text:p>
          </table:table-cell>
          <table:table-cell office:value-type="float" office:value="48.884" table:style-name="ce10">
            <text:p>48.884</text:p>
          </table:table-cell>
          <table:table-cell office:value-type="float" office:value="48.984999999999999" table:style-name="ce10">
            <text:p>48.985</text:p>
          </table:table-cell>
          <table:table-cell office:value-type="float" office:value="49.244999999999997" table:style-name="ce10">
            <text:p>49.245</text:p>
          </table:table-cell>
          <table:table-cell office:value-type="float" office:value="47.901000000000003" table:style-name="ce10">
            <text:p>47.901</text:p>
          </table:table-cell>
          <table:table-cell office:value-type="float" office:value="46.981999999999999" table:style-name="ce10">
            <text:p>46.982</text:p>
          </table:table-cell>
          <table:table-cell office:value-type="float" office:value="47.56" table:style-name="ce10">
            <text:p>47.56</text:p>
          </table:table-cell>
          <table:table-cell office:value-type="float" office:value="47.3" table:style-name="ce10">
            <text:p>47.3</text:p>
          </table:table-cell>
          <table:table-cell office:value-type="float" office:value="47.587000000000003" table:style-name="ce10">
            <text:p>47.587</text:p>
          </table:table-cell>
          <table:table-cell office:value-type="float" office:value="48.850999999999999" table:style-name="ce10">
            <text:p>48.851</text:p>
          </table:table-cell>
          <table:table-cell office:value-type="float" office:value="52.661999999999999" table:style-name="ce10">
            <text:p>52.662</text:p>
          </table:table-cell>
          <table:table-cell office:value-type="float" office:value="54.11" table:style-name="ce10">
            <text:p>54.11</text:p>
          </table:table-cell>
          <table:table-cell office:value-type="float" office:value="53.963000000000001" table:style-name="ce10">
            <text:p>53.963</text:p>
          </table:table-cell>
          <table:table-cell office:value-type="float" office:value="51.66" table:style-name="ce10">
            <text:p>51.66</text:p>
          </table:table-cell>
          <table:table-cell office:value-type="float" office:value="47.497999999999998" table:style-name="ce10">
            <text:p>47.498</text:p>
          </table:table-cell>
          <table:table-cell office:value-type="float" office:value="41.853000000000002" table:style-name="ce10">
            <text:p>41.853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2.877000000000001" table:style-name="ce10">
            <text:p>12.877</text:p>
          </table:table-cell>
          <table:table-cell office:value-type="float" office:value="11.942" table:style-name="ce10">
            <text:p>11.942</text:p>
          </table:table-cell>
          <table:table-cell office:value-type="float" office:value="11.426" table:style-name="ce10">
            <text:p>11.426</text:p>
          </table:table-cell>
          <table:table-cell office:value-type="float" office:value="11.163" table:style-name="ce10">
            <text:p>11.163</text:p>
          </table:table-cell>
          <table:table-cell office:value-type="float" office:value="11.141" table:style-name="ce10">
            <text:p>11.141</text:p>
          </table:table-cell>
          <table:table-cell office:value-type="float" office:value="11.311999999999999" table:style-name="ce10">
            <text:p>11.312</text:p>
          </table:table-cell>
          <table:table-cell office:value-type="float" office:value="12.191000000000001" table:style-name="ce10">
            <text:p>12.191</text:p>
          </table:table-cell>
          <table:table-cell office:value-type="float" office:value="14.007999999999999" table:style-name="ce10">
            <text:p>14.008</text:p>
          </table:table-cell>
          <table:table-cell office:value-type="float" office:value="16.088000000000001" table:style-name="ce10">
            <text:p>16.088</text:p>
          </table:table-cell>
          <table:table-cell office:value-type="float" office:value="17.036999999999999" table:style-name="ce10">
            <text:p>17.037</text:p>
          </table:table-cell>
          <table:table-cell office:value-type="float" office:value="17.071999999999999" table:style-name="ce10">
            <text:p>17.072</text:p>
          </table:table-cell>
          <table:table-cell office:value-type="float" office:value="17.163" table:style-name="ce10">
            <text:p>17.163</text:p>
          </table:table-cell>
          <table:table-cell office:value-type="float" office:value="16.693999999999999" table:style-name="ce10">
            <text:p>16.694</text:p>
          </table:table-cell>
          <table:table-cell office:value-type="float" office:value="16.373999999999999" table:style-name="ce10">
            <text:p>16.374</text:p>
          </table:table-cell>
          <table:table-cell office:value-type="float" office:value="16.576000000000001" table:style-name="ce10">
            <text:p>16.576</text:p>
          </table:table-cell>
          <table:table-cell office:value-type="float" office:value="16.484999999999999" table:style-name="ce10">
            <text:p>16.485</text:p>
          </table:table-cell>
          <table:table-cell office:value-type="float" office:value="16.585000000000001" table:style-name="ce10">
            <text:p>16.585</text:p>
          </table:table-cell>
          <table:table-cell office:value-type="float" office:value="17.026" table:style-name="ce10">
            <text:p>17.026</text:p>
          </table:table-cell>
          <table:table-cell office:value-type="float" office:value="18.353999999999999" table:style-name="ce10">
            <text:p>18.354</text:p>
          </table:table-cell>
          <table:table-cell office:value-type="float" office:value="18.858000000000001" table:style-name="ce10">
            <text:p>18.858</text:p>
          </table:table-cell>
          <table:table-cell office:value-type="float" office:value="18.806999999999999" table:style-name="ce10">
            <text:p>18.807</text:p>
          </table:table-cell>
          <table:table-cell office:value-type="float" office:value="18.004999999999999" table:style-name="ce10">
            <text:p>18.005</text:p>
          </table:table-cell>
          <table:table-cell office:value-type="float" office:value="16.553999999999998" table:style-name="ce10">
            <text:p>16.554</text:p>
          </table:table-cell>
          <table:table-cell office:value-type="float" office:value="14.587" table:style-name="ce10">
            <text:p>14.587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62.902999999999999" table:style-name="ce10">
            <text:p>62.903</text:p>
          </table:table-cell>
          <table:table-cell office:value-type="float" office:value="58.337000000000003" table:style-name="ce10">
            <text:p>58.337</text:p>
          </table:table-cell>
          <table:table-cell office:value-type="float" office:value="55.816000000000003" table:style-name="ce10">
            <text:p>55.816</text:p>
          </table:table-cell>
          <table:table-cell office:value-type="float" office:value="54.531999999999996" table:style-name="ce10">
            <text:p>54.532</text:p>
          </table:table-cell>
          <table:table-cell office:value-type="float" office:value="54.423000000000002" table:style-name="ce10">
            <text:p>54.423</text:p>
          </table:table-cell>
          <table:table-cell office:value-type="float" office:value="55.259" table:style-name="ce10">
            <text:p>55.259</text:p>
          </table:table-cell>
          <table:table-cell office:value-type="float" office:value="59.554000000000002" table:style-name="ce10">
            <text:p>59.554</text:p>
          </table:table-cell>
          <table:table-cell office:value-type="float" office:value="68.429000000000002" table:style-name="ce10">
            <text:p>68.429</text:p>
          </table:table-cell>
          <table:table-cell office:value-type="float" office:value="78.59" table:style-name="ce10">
            <text:p>78.59</text:p>
          </table:table-cell>
          <table:table-cell office:value-type="float" office:value="83.225999999999999" table:style-name="ce10">
            <text:p>83.226</text:p>
          </table:table-cell>
          <table:table-cell office:value-type="float" office:value="83.397000000000006" table:style-name="ce10">
            <text:p>83.397</text:p>
          </table:table-cell>
          <table:table-cell office:value-type="float" office:value="83.838999999999999" table:style-name="ce10">
            <text:p>83.839</text:p>
          </table:table-cell>
          <table:table-cell office:value-type="float" office:value="81.551000000000002" table:style-name="ce10">
            <text:p>81.551</text:p>
          </table:table-cell>
          <table:table-cell office:value-type="float" office:value="79.986999999999995" table:style-name="ce10">
            <text:p>79.987</text:p>
          </table:table-cell>
          <table:table-cell office:value-type="float" office:value="80.971000000000004" table:style-name="ce10">
            <text:p>80.971</text:p>
          </table:table-cell>
          <table:table-cell office:value-type="float" office:value="80.528000000000006" table:style-name="ce10">
            <text:p>80.528</text:p>
          </table:table-cell>
          <table:table-cell office:value-type="float" office:value="81.016000000000005" table:style-name="ce10">
            <text:p>81.016</text:p>
          </table:table-cell>
          <table:table-cell office:value-type="float" office:value="83.168999999999997" table:style-name="ce10">
            <text:p>83.169</text:p>
          </table:table-cell>
          <table:table-cell office:value-type="float" office:value="89.656999999999996" table:style-name="ce10">
            <text:p>89.657</text:p>
          </table:table-cell>
          <table:table-cell office:value-type="float" office:value="92.122" table:style-name="ce10">
            <text:p>92.122</text:p>
          </table:table-cell>
          <table:table-cell office:value-type="float" office:value="91.872" table:style-name="ce10">
            <text:p>91.872</text:p>
          </table:table-cell>
          <table:table-cell office:value-type="float" office:value="87.951999999999998" table:style-name="ce10">
            <text:p>87.952</text:p>
          </table:table-cell>
          <table:table-cell office:value-type="float" office:value="80.866" table:style-name="ce10">
            <text:p>80.866</text:p>
          </table:table-cell>
          <table:table-cell office:value-type="float" office:value="71.254999999999995" table:style-name="ce10">
            <text:p>71.255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67.212999999999994" table:style-name="ce10">
            <text:p>67.213</text:p>
          </table:table-cell>
          <table:table-cell office:value-type="float" office:value="62.334000000000003" table:style-name="ce10">
            <text:p>62.334</text:p>
          </table:table-cell>
          <table:table-cell office:value-type="float" office:value="59.64" table:style-name="ce10">
            <text:p>59.64</text:p>
          </table:table-cell>
          <table:table-cell office:value-type="float" office:value="58.268999999999998" table:style-name="ce10">
            <text:p>58.269</text:p>
          </table:table-cell>
          <table:table-cell office:value-type="float" office:value="58.152000000000001" table:style-name="ce10">
            <text:p>58.152</text:p>
          </table:table-cell>
          <table:table-cell office:value-type="float" office:value="59.045000000000002" table:style-name="ce10">
            <text:p>59.045</text:p>
          </table:table-cell>
          <table:table-cell office:value-type="float" office:value="63.634999999999998" table:style-name="ce10">
            <text:p>63.635</text:p>
          </table:table-cell>
          <table:table-cell office:value-type="float" office:value="73.117000000000004" table:style-name="ce10">
            <text:p>73.117</text:p>
          </table:table-cell>
          <table:table-cell office:value-type="float" office:value="83.974999999999994" table:style-name="ce10">
            <text:p>83.975</text:p>
          </table:table-cell>
          <table:table-cell office:value-type="float" office:value="88.927999999999997" table:style-name="ce10">
            <text:p>88.928</text:p>
          </table:table-cell>
          <table:table-cell office:value-type="float" office:value="89.111000000000004" table:style-name="ce10">
            <text:p>89.111</text:p>
          </table:table-cell>
          <table:table-cell office:value-type="float" office:value="89.584000000000003" table:style-name="ce10">
            <text:p>89.584</text:p>
          </table:table-cell>
          <table:table-cell office:value-type="float" office:value="87.138999999999996" table:style-name="ce10">
            <text:p>87.139</text:p>
          </table:table-cell>
          <table:table-cell office:value-type="float" office:value="85.468000000000004" table:style-name="ce10">
            <text:p>85.468</text:p>
          </table:table-cell>
          <table:table-cell office:value-type="float" office:value="86.519000000000005" table:style-name="ce10">
            <text:p>86.519</text:p>
          </table:table-cell>
          <table:table-cell office:value-type="float" office:value="86.046000000000006" table:style-name="ce10">
            <text:p>86.046</text:p>
          </table:table-cell>
          <table:table-cell office:value-type="float" office:value="86.566999999999993" table:style-name="ce10">
            <text:p>86.567</text:p>
          </table:table-cell>
          <table:table-cell office:value-type="float" office:value="88.867999999999995" table:style-name="ce10">
            <text:p>88.868</text:p>
          </table:table-cell>
          <table:table-cell office:value-type="float" office:value="95.8" table:style-name="ce10">
            <text:p>95.8</text:p>
          </table:table-cell>
          <table:table-cell office:value-type="float" office:value="98.433999999999997" table:style-name="ce10">
            <text:p>98.434</text:p>
          </table:table-cell>
          <table:table-cell office:value-type="float" office:value="98.167000000000002" table:style-name="ce10">
            <text:p>98.167</text:p>
          </table:table-cell>
          <table:table-cell office:value-type="float" office:value="93.977999999999994" table:style-name="ce10">
            <text:p>93.978</text:p>
          </table:table-cell>
          <table:table-cell office:value-type="float" office:value="86.406999999999996" table:style-name="ce10">
            <text:p>86.407</text:p>
          </table:table-cell>
          <table:table-cell office:value-type="float" office:value="76.138000000000005" table:style-name="ce10">
            <text:p>76.138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62.784999999999997" table:style-name="ce10">
            <text:p>62.785</text:p>
          </table:table-cell>
          <table:table-cell office:value-type="float" office:value="58.228000000000002" table:style-name="ce10">
            <text:p>58.228</text:p>
          </table:table-cell>
          <table:table-cell office:value-type="float" office:value="55.710999999999999" table:style-name="ce10">
            <text:p>55.711</text:p>
          </table:table-cell>
          <table:table-cell office:value-type="float" office:value="54.43" table:style-name="ce10">
            <text:p>54.43</text:p>
          </table:table-cell>
          <table:table-cell office:value-type="float" office:value="54.320999999999998" table:style-name="ce10">
            <text:p>54.321</text:p>
          </table:table-cell>
          <table:table-cell office:value-type="float" office:value="55.155999999999999" table:style-name="ce10">
            <text:p>55.156</text:p>
          </table:table-cell>
          <table:table-cell office:value-type="float" office:value="59.442999999999998" table:style-name="ce10">
            <text:p>59.443</text:p>
          </table:table-cell>
          <table:table-cell office:value-type="float" office:value="68.301000000000002" table:style-name="ce10">
            <text:p>68.301</text:p>
          </table:table-cell>
          <table:table-cell office:value-type="float" office:value="78.442999999999998" table:style-name="ce10">
            <text:p>78.443</text:p>
          </table:table-cell>
          <table:table-cell office:value-type="float" office:value="83.07" table:style-name="ce10">
            <text:p>83.07</text:p>
          </table:table-cell>
          <table:table-cell office:value-type="float" office:value="83.241" table:style-name="ce10">
            <text:p>83.241</text:p>
          </table:table-cell>
          <table:table-cell office:value-type="float" office:value="83.682000000000002" table:style-name="ce10">
            <text:p>83.682</text:p>
          </table:table-cell>
          <table:table-cell office:value-type="float" office:value="81.397999999999996" table:style-name="ce10">
            <text:p>81.398</text:p>
          </table:table-cell>
          <table:table-cell office:value-type="float" office:value="79.837999999999994" table:style-name="ce10">
            <text:p>79.838</text:p>
          </table:table-cell>
          <table:table-cell office:value-type="float" office:value="80.819000000000003" table:style-name="ce10">
            <text:p>80.819</text:p>
          </table:table-cell>
          <table:table-cell office:value-type="float" office:value="80.378" table:style-name="ce10">
            <text:p>80.378</text:p>
          </table:table-cell>
          <table:table-cell office:value-type="float" office:value="80.864999999999995" table:style-name="ce10">
            <text:p>80.865</text:p>
          </table:table-cell>
          <table:table-cell office:value-type="float" office:value="83.013999999999996" table:style-name="ce10">
            <text:p>83.014</text:p>
          </table:table-cell>
          <table:table-cell office:value-type="float" office:value="89.489000000000004" table:style-name="ce10">
            <text:p>89.489</text:p>
          </table:table-cell>
          <table:table-cell office:value-type="float" office:value="91.95" table:style-name="ce10">
            <text:p>91.95</text:p>
          </table:table-cell>
          <table:table-cell office:value-type="float" office:value="91.700999999999993" table:style-name="ce10">
            <text:p>91.701</text:p>
          </table:table-cell>
          <table:table-cell office:value-type="float" office:value="87.787000000000006" table:style-name="ce10">
            <text:p>87.787</text:p>
          </table:table-cell>
          <table:table-cell office:value-type="float" office:value="80.715000000000003" table:style-name="ce10">
            <text:p>80.715</text:p>
          </table:table-cell>
          <table:table-cell office:value-type="float" office:value="71.122" table:style-name="ce10">
            <text:p>71.122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63.892000000000003" table:style-name="ce10">
            <text:p>63.892</text:p>
          </table:table-cell>
          <table:table-cell office:value-type="float" office:value="59.253999999999998" table:style-name="ce10">
            <text:p>59.254</text:p>
          </table:table-cell>
          <table:table-cell office:value-type="float" office:value="56.692999999999998" table:style-name="ce10">
            <text:p>56.693</text:p>
          </table:table-cell>
          <table:table-cell office:value-type="float" office:value="55.39" table:style-name="ce10">
            <text:p>55.39</text:p>
          </table:table-cell>
          <table:table-cell office:value-type="float" office:value="55.279000000000003" table:style-name="ce10">
            <text:p>55.279</text:p>
          </table:table-cell>
          <table:table-cell office:value-type="float" office:value="56.128" table:style-name="ce10">
            <text:p>56.128</text:p>
          </table:table-cell>
          <table:table-cell office:value-type="float" office:value="60.491" table:style-name="ce10">
            <text:p>60.491</text:p>
          </table:table-cell>
          <table:table-cell office:value-type="float" office:value="69.504999999999995" table:style-name="ce10">
            <text:p>69.505</text:p>
          </table:table-cell>
          <table:table-cell office:value-type="float" office:value="79.825999999999993" table:style-name="ce10">
            <text:p>79.826</text:p>
          </table:table-cell>
          <table:table-cell office:value-type="float" office:value="84.534000000000006" table:style-name="ce10">
            <text:p>84.534</text:p>
          </table:table-cell>
          <table:table-cell office:value-type="float" office:value="84.707999999999998" table:style-name="ce10">
            <text:p>84.708</text:p>
          </table:table-cell>
          <table:table-cell office:value-type="float" office:value="85.158000000000001" table:style-name="ce10">
            <text:p>85.158</text:p>
          </table:table-cell>
          <table:table-cell office:value-type="float" office:value="82.832999999999998" table:style-name="ce10">
            <text:p>82.833</text:p>
          </table:table-cell>
          <table:table-cell office:value-type="float" office:value="81.245000000000005" table:style-name="ce10">
            <text:p>81.245</text:p>
          </table:table-cell>
          <table:table-cell office:value-type="float" office:value="82.244" table:style-name="ce10">
            <text:p>82.244</text:p>
          </table:table-cell>
          <table:table-cell office:value-type="float" office:value="81.795000000000002" table:style-name="ce10">
            <text:p>81.795</text:p>
          </table:table-cell>
          <table:table-cell office:value-type="float" office:value="82.29" table:style-name="ce10">
            <text:p>82.29</text:p>
          </table:table-cell>
          <table:table-cell office:value-type="float" office:value="84.477000000000004" table:style-name="ce10">
            <text:p>84.477</text:p>
          </table:table-cell>
          <table:table-cell office:value-type="float" office:value="91.066999999999993" table:style-name="ce10">
            <text:p>91.067</text:p>
          </table:table-cell>
          <table:table-cell office:value-type="float" office:value="93.570999999999998" table:style-name="ce10">
            <text:p>93.571</text:p>
          </table:table-cell>
          <table:table-cell office:value-type="float" office:value="93.316999999999993" table:style-name="ce10">
            <text:p>93.317</text:p>
          </table:table-cell>
          <table:table-cell office:value-type="float" office:value="89.334999999999994" table:style-name="ce10">
            <text:p>89.335</text:p>
          </table:table-cell>
          <table:table-cell office:value-type="float" office:value="82.138000000000005" table:style-name="ce10">
            <text:p>82.138</text:p>
          </table:table-cell>
          <table:table-cell office:value-type="float" office:value="72.376000000000005" table:style-name="ce10">
            <text:p>72.376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4.217000000000001" table:style-name="ce10">
            <text:p>14.217</text:p>
          </table:table-cell>
          <table:table-cell office:value-type="float" office:value="13.185" table:style-name="ce10">
            <text:p>13.185</text:p>
          </table:table-cell>
          <table:table-cell office:value-type="float" office:value="12.615" table:style-name="ce10">
            <text:p>12.615</text:p>
          </table:table-cell>
          <table:table-cell office:value-type="float" office:value="12.324999999999999" table:style-name="ce10">
            <text:p>12.325</text:p>
          </table:table-cell>
          <table:table-cell office:value-type="float" office:value="12.3" table:style-name="ce10">
            <text:p>12.3</text:p>
          </table:table-cell>
          <table:table-cell office:value-type="float" office:value="12.489000000000001" table:style-name="ce10">
            <text:p>12.489</text:p>
          </table:table-cell>
          <table:table-cell office:value-type="float" office:value="13.46" table:style-name="ce10">
            <text:p>13.46</text:p>
          </table:table-cell>
          <table:table-cell office:value-type="float" office:value="15.465999999999999" table:style-name="ce10">
            <text:p>15.466</text:p>
          </table:table-cell>
          <table:table-cell office:value-type="float" office:value="17.762" table:style-name="ce10">
            <text:p>17.762</text:p>
          </table:table-cell>
          <table:table-cell office:value-type="float" office:value="18.809999999999999" table:style-name="ce10">
            <text:p>18.81</text:p>
          </table:table-cell>
          <table:table-cell office:value-type="float" office:value="18.849" table:style-name="ce10">
            <text:p>18.849</text:p>
          </table:table-cell>
          <table:table-cell office:value-type="float" office:value="18.948" table:style-name="ce10">
            <text:p>18.948</text:p>
          </table:table-cell>
          <table:table-cell office:value-type="float" office:value="18.431000000000001" table:style-name="ce10">
            <text:p>18.431</text:p>
          </table:table-cell>
          <table:table-cell office:value-type="float" office:value="18.077999999999999" table:style-name="ce10">
            <text:p>18.078</text:p>
          </table:table-cell>
          <table:table-cell office:value-type="float" office:value="18.3" table:style-name="ce10">
            <text:p>18.3</text:p>
          </table:table-cell>
          <table:table-cell office:value-type="float" office:value="18.2" table:style-name="ce10">
            <text:p>18.2</text:p>
          </table:table-cell>
          <table:table-cell office:value-type="float" office:value="18.309999999999999" table:style-name="ce10">
            <text:p>18.31</text:p>
          </table:table-cell>
          <table:table-cell office:value-type="float" office:value="18.797000000000001" table:style-name="ce10">
            <text:p>18.797</text:p>
          </table:table-cell>
          <table:table-cell office:value-type="float" office:value="20.263000000000002" table:style-name="ce10">
            <text:p>20.263</text:p>
          </table:table-cell>
          <table:table-cell office:value-type="float" office:value="20.821000000000002" table:style-name="ce10">
            <text:p>20.821</text:p>
          </table:table-cell>
          <table:table-cell office:value-type="float" office:value="20.763999999999999" table:style-name="ce10">
            <text:p>20.764</text:p>
          </table:table-cell>
          <table:table-cell office:value-type="float" office:value="19.878" table:style-name="ce10">
            <text:p>19.878</text:p>
          </table:table-cell>
          <table:table-cell office:value-type="float" office:value="18.276" table:style-name="ce10">
            <text:p>18.276</text:p>
          </table:table-cell>
          <table:table-cell office:value-type="float" office:value="16.103999999999999" table:style-name="ce10">
            <text:p>16.104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48.835999999999999" table:style-name="ce10">
            <text:p>48.836</text:p>
          </table:table-cell>
          <table:table-cell office:value-type="float" office:value="45.290999999999997" table:style-name="ce10">
            <text:p>45.291</text:p>
          </table:table-cell>
          <table:table-cell office:value-type="float" office:value="43.332999999999998" table:style-name="ce10">
            <text:p>43.333</text:p>
          </table:table-cell>
          <table:table-cell office:value-type="float" office:value="42.337000000000003" table:style-name="ce10">
            <text:p>42.337</text:p>
          </table:table-cell>
          <table:table-cell office:value-type="float" office:value="42.252000000000002" table:style-name="ce10">
            <text:p>42.252</text:p>
          </table:table-cell>
          <table:table-cell office:value-type="float" office:value="42.901000000000003" table:style-name="ce10">
            <text:p>42.901</text:p>
          </table:table-cell>
          <table:table-cell office:value-type="float" office:value="46.235999999999997" table:style-name="ce10">
            <text:p>46.236</text:p>
          </table:table-cell>
          <table:table-cell office:value-type="float" office:value="53.125999999999998" table:style-name="ce10">
            <text:p>53.126</text:p>
          </table:table-cell>
          <table:table-cell office:value-type="float" office:value="61.015000000000001" table:style-name="ce10">
            <text:p>61.015</text:p>
          </table:table-cell>
          <table:table-cell office:value-type="float" office:value="64.614000000000004" table:style-name="ce10">
            <text:p>64.614</text:p>
          </table:table-cell>
          <table:table-cell office:value-type="float" office:value="64.747" table:style-name="ce10">
            <text:p>64.747</text:p>
          </table:table-cell>
          <table:table-cell office:value-type="float" office:value="65.09" table:style-name="ce10">
            <text:p>65.09</text:p>
          </table:table-cell>
          <table:table-cell office:value-type="float" office:value="63.313000000000002" table:style-name="ce10">
            <text:p>63.313</text:p>
          </table:table-cell>
          <table:table-cell office:value-type="float" office:value="62.098999999999997" table:style-name="ce10">
            <text:p>62.099</text:p>
          </table:table-cell>
          <table:table-cell office:value-type="float" office:value="62.863" table:style-name="ce10">
            <text:p>62.863</text:p>
          </table:table-cell>
          <table:table-cell office:value-type="float" office:value="62.52" table:style-name="ce10">
            <text:p>62.52</text:p>
          </table:table-cell>
          <table:table-cell office:value-type="float" office:value="62.898000000000003" table:style-name="ce10">
            <text:p>62.898</text:p>
          </table:table-cell>
          <table:table-cell office:value-type="float" office:value="64.569999999999993" table:style-name="ce10">
            <text:p>64.57</text:p>
          </table:table-cell>
          <table:table-cell office:value-type="float" office:value="69.606999999999999" table:style-name="ce10">
            <text:p>69.607</text:p>
          </table:table-cell>
          <table:table-cell office:value-type="float" office:value="71.521000000000001" table:style-name="ce10">
            <text:p>71.521</text:p>
          </table:table-cell>
          <table:table-cell office:value-type="float" office:value="71.326999999999998" table:style-name="ce10">
            <text:p>71.327</text:p>
          </table:table-cell>
          <table:table-cell office:value-type="float" office:value="68.283000000000001" table:style-name="ce10">
            <text:p>68.283</text:p>
          </table:table-cell>
          <table:table-cell office:value-type="float" office:value="62.781999999999996" table:style-name="ce10">
            <text:p>62.782</text:p>
          </table:table-cell>
          <table:table-cell office:value-type="float" office:value="55.32" table:style-name="ce10">
            <text:p>55.32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4.9989999999999997" table:style-name="ce10">
            <text:p>4.999</text:p>
          </table:table-cell>
          <table:table-cell office:value-type="float" office:value="4.6369999999999996" table:style-name="ce10">
            <text:p>4.637</text:p>
          </table:table-cell>
          <table:table-cell office:value-type="float" office:value="4.4359999999999999" table:style-name="ce10">
            <text:p>4.436</text:p>
          </table:table-cell>
          <table:table-cell office:value-type="float" office:value="4.3339999999999996" table:style-name="ce10">
            <text:p>4.334</text:p>
          </table:table-cell>
          <table:table-cell office:value-type="float" office:value="4.3259999999999996" table:style-name="ce10">
            <text:p>4.326</text:p>
          </table:table-cell>
          <table:table-cell office:value-type="float" office:value="4.3920000000000003" table:style-name="ce10">
            <text:p>4.392</text:p>
          </table:table-cell>
          <table:table-cell office:value-type="float" office:value="4.7329999999999997" table:style-name="ce10">
            <text:p>4.733</text:p>
          </table:table-cell>
          <table:table-cell office:value-type="float" office:value="5.4390000000000001" table:style-name="ce10">
            <text:p>5.439</text:p>
          </table:table-cell>
          <table:table-cell office:value-type="float" office:value="6.2460000000000004" table:style-name="ce10">
            <text:p>6.246</text:p>
          </table:table-cell>
          <table:table-cell office:value-type="float" office:value="6.6150000000000002" table:style-name="ce10">
            <text:p>6.615</text:p>
          </table:table-cell>
          <table:table-cell office:value-type="float" office:value="6.6280000000000001" table:style-name="ce10">
            <text:p>6.628</text:p>
          </table:table-cell>
          <table:table-cell office:value-type="float" office:value="6.6639999999999997" table:style-name="ce10">
            <text:p>6.664</text:p>
          </table:table-cell>
          <table:table-cell office:value-type="float" office:value="6.4820000000000002" table:style-name="ce10">
            <text:p>6.482</text:p>
          </table:table-cell>
          <table:table-cell office:value-type="float" office:value="6.3570000000000002" table:style-name="ce10">
            <text:p>6.357</text:p>
          </table:table-cell>
          <table:table-cell office:value-type="float" office:value="6.4359999999999999" table:style-name="ce10">
            <text:p>6.436</text:p>
          </table:table-cell>
          <table:table-cell office:value-type="float" office:value="6.4" table:style-name="ce10">
            <text:p>6.4</text:p>
          </table:table-cell>
          <table:table-cell office:value-type="float" office:value="6.4390000000000001" table:style-name="ce10">
            <text:p>6.439</text:p>
          </table:table-cell>
          <table:table-cell office:value-type="float" office:value="6.61" table:style-name="ce10">
            <text:p>6.61</text:p>
          </table:table-cell>
          <table:table-cell office:value-type="float" office:value="7.1260000000000003" table:style-name="ce10">
            <text:p>7.126</text:p>
          </table:table-cell>
          <table:table-cell office:value-type="float" office:value="7.3220000000000001" table:style-name="ce10">
            <text:p>7.322</text:p>
          </table:table-cell>
          <table:table-cell office:value-type="float" office:value="7.3019999999999996" table:style-name="ce10">
            <text:p>7.302</text:p>
          </table:table-cell>
          <table:table-cell office:value-type="float" office:value="6.99" table:style-name="ce10">
            <text:p>6.99</text:p>
          </table:table-cell>
          <table:table-cell office:value-type="float" office:value="6.4269999999999996" table:style-name="ce10">
            <text:p>6.427</text:p>
          </table:table-cell>
          <table:table-cell office:value-type="float" office:value="5.6630000000000003" table:style-name="ce10">
            <text:p>5.663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2.478999999999999" table:style-name="ce10">
            <text:p>22.479</text:p>
          </table:table-cell>
          <table:table-cell office:value-type="float" office:value="20.847000000000001" table:style-name="ce10">
            <text:p>20.847</text:p>
          </table:table-cell>
          <table:table-cell office:value-type="float" office:value="19.946000000000002" table:style-name="ce10">
            <text:p>19.946</text:p>
          </table:table-cell>
          <table:table-cell office:value-type="float" office:value="19.488" table:style-name="ce10">
            <text:p>19.488</text:p>
          </table:table-cell>
          <table:table-cell office:value-type="float" office:value="19.448" table:style-name="ce10">
            <text:p>19.448</text:p>
          </table:table-cell>
          <table:table-cell office:value-type="float" office:value="19.747" table:style-name="ce10">
            <text:p>19.747</text:p>
          </table:table-cell>
          <table:table-cell office:value-type="float" office:value="21.282" table:style-name="ce10">
            <text:p>21.282</text:p>
          </table:table-cell>
          <table:table-cell office:value-type="float" office:value="24.454000000000001" table:style-name="ce10">
            <text:p>24.454</text:p>
          </table:table-cell>
          <table:table-cell office:value-type="float" office:value="28.085000000000001" table:style-name="ce10">
            <text:p>28.085</text:p>
          </table:table-cell>
          <table:table-cell office:value-type="float" office:value="29.741" table:style-name="ce10">
            <text:p>29.741</text:p>
          </table:table-cell>
          <table:table-cell office:value-type="float" office:value="29.803000000000001" table:style-name="ce10">
            <text:p>29.803</text:p>
          </table:table-cell>
          <table:table-cell office:value-type="float" office:value="29.960999999999999" table:style-name="ce10">
            <text:p>29.961</text:p>
          </table:table-cell>
          <table:table-cell office:value-type="float" office:value="29.143000000000001" table:style-name="ce10">
            <text:p>29.143</text:p>
          </table:table-cell>
          <table:table-cell office:value-type="float" office:value="28.584" table:style-name="ce10">
            <text:p>28.584</text:p>
          </table:table-cell>
          <table:table-cell office:value-type="float" office:value="28.936" table:style-name="ce10">
            <text:p>28.936</text:p>
          </table:table-cell>
          <table:table-cell office:value-type="float" office:value="28.777999999999999" table:style-name="ce10">
            <text:p>28.778</text:p>
          </table:table-cell>
          <table:table-cell office:value-type="float" office:value="28.952000000000002" table:style-name="ce10">
            <text:p>28.952</text:p>
          </table:table-cell>
          <table:table-cell office:value-type="float" office:value="29.721" table:style-name="ce10">
            <text:p>29.721</text:p>
          </table:table-cell>
          <table:table-cell office:value-type="float" office:value="32.04" table:style-name="ce10">
            <text:p>32.04</text:p>
          </table:table-cell>
          <table:table-cell office:value-type="float" office:value="32.920999999999999" table:style-name="ce10">
            <text:p>32.921</text:p>
          </table:table-cell>
          <table:table-cell office:value-type="float" office:value="32.831000000000003" table:style-name="ce10">
            <text:p>32.831</text:p>
          </table:table-cell>
          <table:table-cell office:value-type="float" office:value="31.43" table:style-name="ce10">
            <text:p>31.43</text:p>
          </table:table-cell>
          <table:table-cell office:value-type="float" office:value="28.898" table:style-name="ce10">
            <text:p>28.898</text:p>
          </table:table-cell>
          <table:table-cell office:value-type="float" office:value="25.463999999999999" table:style-name="ce10">
            <text:p>25.464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8.417999999999999" table:style-name="ce10">
            <text:p>28.418</text:p>
          </table:table-cell>
          <table:table-cell office:value-type="float" office:value="26.355" table:style-name="ce10">
            <text:p>26.355</text:p>
          </table:table-cell>
          <table:table-cell office:value-type="float" office:value="25.216000000000001" table:style-name="ce10">
            <text:p>25.216</text:p>
          </table:table-cell>
          <table:table-cell office:value-type="float" office:value="24.635999999999999" table:style-name="ce10">
            <text:p>24.636</text:p>
          </table:table-cell>
          <table:table-cell office:value-type="float" office:value="24.587" table:style-name="ce10">
            <text:p>24.587</text:p>
          </table:table-cell>
          <table:table-cell office:value-type="float" office:value="24.965" table:style-name="ce10">
            <text:p>24.965</text:p>
          </table:table-cell>
          <table:table-cell office:value-type="float" office:value="26.905000000000001" table:style-name="ce10">
            <text:p>26.905</text:p>
          </table:table-cell>
          <table:table-cell office:value-type="float" office:value="30.914000000000001" table:style-name="ce10">
            <text:p>30.914</text:p>
          </table:table-cell>
          <table:table-cell office:value-type="float" office:value="35.505000000000003" table:style-name="ce10">
            <text:p>35.505</text:p>
          </table:table-cell>
          <table:table-cell office:value-type="float" office:value="37.598999999999997" table:style-name="ce10">
            <text:p>37.599</text:p>
          </table:table-cell>
          <table:table-cell office:value-type="float" office:value="37.677" table:style-name="ce10">
            <text:p>37.677</text:p>
          </table:table-cell>
          <table:table-cell office:value-type="float" office:value="37.877000000000002" table:style-name="ce10">
            <text:p>37.877</text:p>
          </table:table-cell>
          <table:table-cell office:value-type="float" office:value="36.843000000000004" table:style-name="ce10">
            <text:p>36.843</text:p>
          </table:table-cell>
          <table:table-cell office:value-type="float" office:value="36.136000000000003" table:style-name="ce10">
            <text:p>36.136</text:p>
          </table:table-cell>
          <table:table-cell office:value-type="float" office:value="36.581000000000003" table:style-name="ce10">
            <text:p>36.581</text:p>
          </table:table-cell>
          <table:table-cell office:value-type="float" office:value="36.381" table:style-name="ce10">
            <text:p>36.381</text:p>
          </table:table-cell>
          <table:table-cell office:value-type="float" office:value="36.600999999999999" table:style-name="ce10">
            <text:p>36.601</text:p>
          </table:table-cell>
          <table:table-cell office:value-type="float" office:value="37.573999999999998" table:style-name="ce10">
            <text:p>37.574</text:p>
          </table:table-cell>
          <table:table-cell office:value-type="float" office:value="40.505000000000003" table:style-name="ce10">
            <text:p>40.505</text:p>
          </table:table-cell>
          <table:table-cell office:value-type="float" office:value="41.619" table:style-name="ce10">
            <text:p>41.619</text:p>
          </table:table-cell>
          <table:table-cell office:value-type="float" office:value="41.506" table:style-name="ce10">
            <text:p>41.506</text:p>
          </table:table-cell>
          <table:table-cell office:value-type="float" office:value="39.734000000000002" table:style-name="ce10">
            <text:p>39.734</text:p>
          </table:table-cell>
          <table:table-cell office:value-type="float" office:value="36.533000000000001" table:style-name="ce10">
            <text:p>36.533</text:p>
          </table:table-cell>
          <table:table-cell office:value-type="float" office:value="32.191000000000003" table:style-name="ce10">
            <text:p>32.191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89.728999999999999" table:style-name="ce10">
            <text:p>89.729</text:p>
          </table:table-cell>
          <table:table-cell office:value-type="float" office:value="83.215000000000003" table:style-name="ce10">
            <text:p>83.215</text:p>
          </table:table-cell>
          <table:table-cell office:value-type="float" office:value="79.619" table:style-name="ce10">
            <text:p>79.619</text:p>
          </table:table-cell>
          <table:table-cell office:value-type="float" office:value="77.789000000000001" table:style-name="ce10">
            <text:p>77.789</text:p>
          </table:table-cell>
          <table:table-cell office:value-type="float" office:value="77.632000000000005" table:style-name="ce10">
            <text:p>77.632</text:p>
          </table:table-cell>
          <table:table-cell office:value-type="float" office:value="78.825000000000003" table:style-name="ce10">
            <text:p>78.825</text:p>
          </table:table-cell>
          <table:table-cell office:value-type="float" office:value="84.951999999999998" table:style-name="ce10">
            <text:p>84.952</text:p>
          </table:table-cell>
          <table:table-cell office:value-type="float" office:value="97.611000000000004" table:style-name="ce10">
            <text:p>97.611</text:p>
          </table:table-cell>
          <table:table-cell office:value-type="float" office:value="112.10599999999999" table:style-name="ce10">
            <text:p>112.106</text:p>
          </table:table-cell>
          <table:table-cell office:value-type="float" office:value="118.71899999999999" table:style-name="ce10">
            <text:p>118.719</text:p>
          </table:table-cell>
          <table:table-cell office:value-type="float" office:value="118.96299999999999" table:style-name="ce10">
            <text:p>118.963</text:p>
          </table:table-cell>
          <table:table-cell office:value-type="float" office:value="119.59399999999999" table:style-name="ce10">
            <text:p>119.594</text:p>
          </table:table-cell>
          <table:table-cell office:value-type="float" office:value="116.33" table:style-name="ce10">
            <text:p>116.33</text:p>
          </table:table-cell>
          <table:table-cell office:value-type="float" office:value="114.099" table:style-name="ce10">
            <text:p>114.099</text:p>
          </table:table-cell>
          <table:table-cell office:value-type="float" office:value="115.502" table:style-name="ce10">
            <text:p>115.502</text:p>
          </table:table-cell>
          <table:table-cell office:value-type="float" office:value="114.871" table:style-name="ce10">
            <text:p>114.871</text:p>
          </table:table-cell>
          <table:table-cell office:value-type="float" office:value="115.56699999999999" table:style-name="ce10">
            <text:p>115.567</text:p>
          </table:table-cell>
          <table:table-cell office:value-type="float" office:value="118.639" table:style-name="ce10">
            <text:p>118.639</text:p>
          </table:table-cell>
          <table:table-cell office:value-type="float" office:value="127.893" table:style-name="ce10">
            <text:p>127.893</text:p>
          </table:table-cell>
          <table:table-cell office:value-type="float" office:value="131.41" table:style-name="ce10">
            <text:p>131.41</text:p>
          </table:table-cell>
          <table:table-cell office:value-type="float" office:value="131.053" table:style-name="ce10">
            <text:p>131.053</text:p>
          </table:table-cell>
          <table:table-cell office:value-type="float" office:value="125.46" table:style-name="ce10">
            <text:p>125.46</text:p>
          </table:table-cell>
          <table:table-cell office:value-type="float" office:value="115.35299999999999" table:style-name="ce10">
            <text:p>115.353</text:p>
          </table:table-cell>
          <table:table-cell office:value-type="float" office:value="101.643" table:style-name="ce10">
            <text:p>101.643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9.1720000000000006" table:style-name="ce10">
            <text:p>9.172</text:p>
          </table:table-cell>
          <table:table-cell office:value-type="float" office:value="8.5060000000000002" table:style-name="ce10">
            <text:p>8.506</text:p>
          </table:table-cell>
          <table:table-cell office:value-type="float" office:value="8.1389999999999993" table:style-name="ce10">
            <text:p>8.139</text:p>
          </table:table-cell>
          <table:table-cell office:value-type="float" office:value="7.952" table:style-name="ce10">
            <text:p>7.952</text:p>
          </table:table-cell>
          <table:table-cell office:value-type="float" office:value="7.9359999999999999" table:style-name="ce10">
            <text:p>7.936</text:p>
          </table:table-cell>
          <table:table-cell office:value-type="float" office:value="8.0579999999999998" table:style-name="ce10">
            <text:p>8.058</text:p>
          </table:table-cell>
          <table:table-cell office:value-type="float" office:value="8.6839999999999993" table:style-name="ce10">
            <text:p>8.684</text:p>
          </table:table-cell>
          <table:table-cell office:value-type="float" office:value="9.9779999999999998" table:style-name="ce10">
            <text:p>9.978</text:p>
          </table:table-cell>
          <table:table-cell office:value-type="float" office:value="11.46" table:style-name="ce10">
            <text:p>11.46</text:p>
          </table:table-cell>
          <table:table-cell office:value-type="float" office:value="12.135999999999999" table:style-name="ce10">
            <text:p>12.136</text:p>
          </table:table-cell>
          <table:table-cell office:value-type="float" office:value="12.161" table:style-name="ce10">
            <text:p>12.161</text:p>
          </table:table-cell>
          <table:table-cell office:value-type="float" office:value="12.225" table:style-name="ce10">
            <text:p>12.225</text:p>
          </table:table-cell>
          <table:table-cell office:value-type="float" office:value="11.891" table:style-name="ce10">
            <text:p>11.891</text:p>
          </table:table-cell>
          <table:table-cell office:value-type="float" office:value="11.663" table:style-name="ce10">
            <text:p>11.663</text:p>
          </table:table-cell>
          <table:table-cell office:value-type="float" office:value="11.807" table:style-name="ce10">
            <text:p>11.807</text:p>
          </table:table-cell>
          <table:table-cell office:value-type="float" office:value="11.742000000000001" table:style-name="ce10">
            <text:p>11.742</text:p>
          </table:table-cell>
          <table:table-cell office:value-type="float" office:value="11.813000000000001" table:style-name="ce10">
            <text:p>11.813</text:p>
          </table:table-cell>
          <table:table-cell office:value-type="float" office:value="12.127000000000001" table:style-name="ce10">
            <text:p>12.127</text:p>
          </table:table-cell>
          <table:table-cell office:value-type="float" office:value="13.073" table:style-name="ce10">
            <text:p>13.073</text:p>
          </table:table-cell>
          <table:table-cell office:value-type="float" office:value="13.433" table:style-name="ce10">
            <text:p>13.433</text:p>
          </table:table-cell>
          <table:table-cell office:value-type="float" office:value="13.396000000000001" table:style-name="ce10">
            <text:p>13.396</text:p>
          </table:table-cell>
          <table:table-cell office:value-type="float" office:value="12.824999999999999" table:style-name="ce10">
            <text:p>12.825</text:p>
          </table:table-cell>
          <table:table-cell office:value-type="float" office:value="11.792" table:style-name="ce10">
            <text:p>11.792</text:p>
          </table:table-cell>
          <table:table-cell office:value-type="float" office:value="10.39" table:style-name="ce10">
            <text:p>10.39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08.38800000000001" table:style-name="ce10">
            <text:p>108.388</text:p>
          </table:table-cell>
          <table:table-cell office:value-type="float" office:value="100.52" table:style-name="ce10">
            <text:p>100.52</text:p>
          </table:table-cell>
          <table:table-cell office:value-type="float" office:value="96.177000000000007" table:style-name="ce10">
            <text:p>96.177</text:p>
          </table:table-cell>
          <table:table-cell office:value-type="float" office:value="93.965000000000003" table:style-name="ce10">
            <text:p>93.965</text:p>
          </table:table-cell>
          <table:table-cell office:value-type="float" office:value="93.775999999999996" table:style-name="ce10">
            <text:p>93.776</text:p>
          </table:table-cell>
          <table:table-cell office:value-type="float" office:value="95.216999999999999" table:style-name="ce10">
            <text:p>95.217</text:p>
          </table:table-cell>
          <table:table-cell office:value-type="float" office:value="102.61799999999999" table:style-name="ce10">
            <text:p>102.618</text:p>
          </table:table-cell>
          <table:table-cell office:value-type="float" office:value="117.91" table:style-name="ce10">
            <text:p>117.91</text:p>
          </table:table-cell>
          <table:table-cell office:value-type="float" office:value="135.41900000000001" table:style-name="ce10">
            <text:p>135.419</text:p>
          </table:table-cell>
          <table:table-cell office:value-type="float" office:value="143.40700000000001" table:style-name="ce10">
            <text:p>143.407</text:p>
          </table:table-cell>
          <table:table-cell office:value-type="float" office:value="143.702" table:style-name="ce10">
            <text:p>143.702</text:p>
          </table:table-cell>
          <table:table-cell office:value-type="float" office:value="144.464" table:style-name="ce10">
            <text:p>144.464</text:p>
          </table:table-cell>
          <table:table-cell office:value-type="float" office:value="140.52099999999999" table:style-name="ce10">
            <text:p>140.521</text:p>
          </table:table-cell>
          <table:table-cell office:value-type="float" office:value="137.827" table:style-name="ce10">
            <text:p>137.827</text:p>
          </table:table-cell>
          <table:table-cell office:value-type="float" office:value="139.52199999999999" table:style-name="ce10">
            <text:p>139.522</text:p>
          </table:table-cell>
          <table:table-cell office:value-type="float" office:value="138.75899999999999" table:style-name="ce10">
            <text:p>138.759</text:p>
          </table:table-cell>
          <table:table-cell office:value-type="float" office:value="139.6" table:style-name="ce10">
            <text:p>139.6</text:p>
          </table:table-cell>
          <table:table-cell office:value-type="float" office:value="143.31" table:style-name="ce10">
            <text:p>143.31</text:p>
          </table:table-cell>
          <table:table-cell office:value-type="float" office:value="154.489" table:style-name="ce10">
            <text:p>154.489</text:p>
          </table:table-cell>
          <table:table-cell office:value-type="float" office:value="158.73699999999999" table:style-name="ce10">
            <text:p>158.737</text:p>
          </table:table-cell>
          <table:table-cell office:value-type="float" office:value="158.30600000000001" table:style-name="ce10">
            <text:p>158.306</text:p>
          </table:table-cell>
          <table:table-cell office:value-type="float" office:value="151.55000000000001" table:style-name="ce10">
            <text:p>151.55</text:p>
          </table:table-cell>
          <table:table-cell office:value-type="float" office:value="139.34100000000001" table:style-name="ce10">
            <text:p>139.341</text:p>
          </table:table-cell>
          <table:table-cell office:value-type="float" office:value="122.78100000000001" table:style-name="ce10">
            <text:p>122.781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9.541" table:style-name="ce10">
            <text:p>19.541</text:p>
          </table:table-cell>
          <table:table-cell office:value-type="float" office:value="18.123000000000001" table:style-name="ce10">
            <text:p>18.123</text:p>
          </table:table-cell>
          <table:table-cell office:value-type="float" office:value="17.338999999999999" table:style-name="ce10">
            <text:p>17.339</text:p>
          </table:table-cell>
          <table:table-cell office:value-type="float" office:value="16.940999999999999" table:style-name="ce10">
            <text:p>16.941</text:p>
          </table:table-cell>
          <table:table-cell office:value-type="float" office:value="16.907" table:style-name="ce10">
            <text:p>16.907</text:p>
          </table:table-cell>
          <table:table-cell office:value-type="float" office:value="17.166" table:style-name="ce10">
            <text:p>17.166</text:p>
          </table:table-cell>
          <table:table-cell office:value-type="float" office:value="18.501000000000001" table:style-name="ce10">
            <text:p>18.501</text:p>
          </table:table-cell>
          <table:table-cell office:value-type="float" office:value="21.257999999999999" table:style-name="ce10">
            <text:p>21.258</text:p>
          </table:table-cell>
          <table:table-cell office:value-type="float" office:value="24.414000000000001" table:style-name="ce10">
            <text:p>24.414</text:p>
          </table:table-cell>
          <table:table-cell office:value-type="float" office:value="25.855" table:style-name="ce10">
            <text:p>25.855</text:p>
          </table:table-cell>
          <table:table-cell office:value-type="float" office:value="25.908000000000001" table:style-name="ce10">
            <text:p>25.908</text:p>
          </table:table-cell>
          <table:table-cell office:value-type="float" office:value="26.045000000000002" table:style-name="ce10">
            <text:p>26.045</text:p>
          </table:table-cell>
          <table:table-cell office:value-type="float" office:value="25.334" table:style-name="ce10">
            <text:p>25.334</text:p>
          </table:table-cell>
          <table:table-cell office:value-type="float" office:value="24.847999999999999" table:style-name="ce10">
            <text:p>24.848</text:p>
          </table:table-cell>
          <table:table-cell office:value-type="float" office:value="25.154" table:style-name="ce10">
            <text:p>25.154</text:p>
          </table:table-cell>
          <table:table-cell office:value-type="float" office:value="25.016999999999999" table:style-name="ce10">
            <text:p>25.017</text:p>
          </table:table-cell>
          <table:table-cell office:value-type="float" office:value="25.167999999999999" table:style-name="ce10">
            <text:p>25.168</text:p>
          </table:table-cell>
          <table:table-cell office:value-type="float" office:value="25.837" table:style-name="ce10">
            <text:p>25.837</text:p>
          </table:table-cell>
          <table:table-cell office:value-type="float" office:value="27.852" table:style-name="ce10">
            <text:p>27.852</text:p>
          </table:table-cell>
          <table:table-cell office:value-type="float" office:value="28.617999999999999" table:style-name="ce10">
            <text:p>28.618</text:p>
          </table:table-cell>
          <table:table-cell office:value-type="float" office:value="28.541" table:style-name="ce10">
            <text:p>28.541</text:p>
          </table:table-cell>
          <table:table-cell office:value-type="float" office:value="27.323" table:style-name="ce10">
            <text:p>27.323</text:p>
          </table:table-cell>
          <table:table-cell office:value-type="float" office:value="25.120999999999999" table:style-name="ce10">
            <text:p>25.121</text:p>
          </table:table-cell>
          <table:table-cell office:value-type="float" office:value="22.135999999999999" table:style-name="ce10">
            <text:p>22.136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1.542000000000002" table:style-name="ce10">
            <text:p>21.542</text:p>
          </table:table-cell>
          <table:table-cell office:value-type="float" office:value="19.978000000000002" table:style-name="ce10">
            <text:p>19.978</text:p>
          </table:table-cell>
          <table:table-cell office:value-type="float" office:value="19.114999999999998" table:style-name="ce10">
            <text:p>19.115</text:p>
          </table:table-cell>
          <table:table-cell office:value-type="float" office:value="18.675000000000001" table:style-name="ce10">
            <text:p>18.675</text:p>
          </table:table-cell>
          <table:table-cell office:value-type="float" office:value="18.638000000000002" table:style-name="ce10">
            <text:p>18.638</text:p>
          </table:table-cell>
          <table:table-cell office:value-type="float" office:value="18.923999999999999" table:style-name="ce10">
            <text:p>18.924</text:p>
          </table:table-cell>
          <table:table-cell office:value-type="float" office:value="20.395" table:style-name="ce10">
            <text:p>20.395</text:p>
          </table:table-cell>
          <table:table-cell office:value-type="float" office:value="23.434000000000001" table:style-name="ce10">
            <text:p>23.434</text:p>
          </table:table-cell>
          <table:table-cell office:value-type="float" office:value="26.914000000000001" table:style-name="ce10">
            <text:p>26.914</text:p>
          </table:table-cell>
          <table:table-cell office:value-type="float" office:value="28.501000000000001" table:style-name="ce10">
            <text:p>28.501</text:p>
          </table:table-cell>
          <table:table-cell office:value-type="float" office:value="28.56" table:style-name="ce10">
            <text:p>28.56</text:p>
          </table:table-cell>
          <table:table-cell office:value-type="float" office:value="28.712" table:style-name="ce10">
            <text:p>28.712</text:p>
          </table:table-cell>
          <table:table-cell office:value-type="float" office:value="27.928000000000001" table:style-name="ce10">
            <text:p>27.928</text:p>
          </table:table-cell>
          <table:table-cell office:value-type="float" office:value="27.391999999999999" table:style-name="ce10">
            <text:p>27.392</text:p>
          </table:table-cell>
          <table:table-cell office:value-type="float" office:value="27.728999999999999" table:style-name="ce10">
            <text:p>27.729</text:p>
          </table:table-cell>
          <table:table-cell office:value-type="float" office:value="27.577999999999999" table:style-name="ce10">
            <text:p>27.578</text:p>
          </table:table-cell>
          <table:table-cell office:value-type="float" office:value="27.745000000000001" table:style-name="ce10">
            <text:p>27.745</text:p>
          </table:table-cell>
          <table:table-cell office:value-type="float" office:value="28.481999999999999" table:style-name="ce10">
            <text:p>28.482</text:p>
          </table:table-cell>
          <table:table-cell office:value-type="float" office:value="30.704000000000001" table:style-name="ce10">
            <text:p>30.704</text:p>
          </table:table-cell>
          <table:table-cell office:value-type="float" office:value="31.547999999999998" table:style-name="ce10">
            <text:p>31.548</text:p>
          </table:table-cell>
          <table:table-cell office:value-type="float" office:value="31.463000000000001" table:style-name="ce10">
            <text:p>31.463</text:p>
          </table:table-cell>
          <table:table-cell office:value-type="float" office:value="30.12" table:style-name="ce10">
            <text:p>30.12</text:p>
          </table:table-cell>
          <table:table-cell office:value-type="float" office:value="27.693000000000001" table:style-name="ce10">
            <text:p>27.693</text:p>
          </table:table-cell>
          <table:table-cell office:value-type="float" office:value="24.402000000000001" table:style-name="ce10">
            <text:p>24.402</text:p>
          </table:table-cell>
          <table:table-cell table:number-columns-repeated="1635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43.881" table:style-name="ce10">
            <text:p>43.881</text:p>
          </table:table-cell>
          <table:table-cell office:value-type="float" office:value="40.695999999999998" table:style-name="ce10">
            <text:p>40.696</text:p>
          </table:table-cell>
          <table:table-cell office:value-type="float" office:value="38.936999999999998" table:style-name="ce10">
            <text:p>38.937</text:p>
          </table:table-cell>
          <table:table-cell office:value-type="float" office:value="38.042000000000002" table:style-name="ce10">
            <text:p>38.042</text:p>
          </table:table-cell>
          <table:table-cell office:value-type="float" office:value="37.965000000000003" table:style-name="ce10">
            <text:p>37.965</text:p>
          </table:table-cell>
          <table:table-cell office:value-type="float" office:value="38.548999999999999" table:style-name="ce10">
            <text:p>38.549</text:p>
          </table:table-cell>
          <table:table-cell office:value-type="float" office:value="41.545000000000002" table:style-name="ce10">
            <text:p>41.545</text:p>
          </table:table-cell>
          <table:table-cell office:value-type="float" office:value="47.735999999999997" table:style-name="ce10">
            <text:p>47.736</text:p>
          </table:table-cell>
          <table:table-cell office:value-type="float" office:value="54.825000000000003" table:style-name="ce10">
            <text:p>54.825</text:p>
          </table:table-cell>
          <table:table-cell office:value-type="float" office:value="58.058999999999997" table:style-name="ce10">
            <text:p>58.059</text:p>
          </table:table-cell>
          <table:table-cell office:value-type="float" office:value="58.177999999999997" table:style-name="ce10">
            <text:p>58.178</text:p>
          </table:table-cell>
          <table:table-cell office:value-type="float" office:value="58.487000000000002" table:style-name="ce10">
            <text:p>58.487</text:p>
          </table:table-cell>
          <table:table-cell office:value-type="float" office:value="56.89" table:style-name="ce10">
            <text:p>56.89</text:p>
          </table:table-cell>
          <table:table-cell office:value-type="float" office:value="55.798999999999999" table:style-name="ce10">
            <text:p>55.799</text:p>
          </table:table-cell>
          <table:table-cell office:value-type="float" office:value="56.485999999999997" table:style-name="ce10">
            <text:p>56.486</text:p>
          </table:table-cell>
          <table:table-cell office:value-type="float" office:value="56.177" table:style-name="ce10">
            <text:p>56.177</text:p>
          </table:table-cell>
          <table:table-cell office:value-type="float" office:value="56.517000000000003" table:style-name="ce10">
            <text:p>56.517</text:p>
          </table:table-cell>
          <table:table-cell office:value-type="float" office:value="58.018999999999998" table:style-name="ce10">
            <text:p>58.019</text:p>
          </table:table-cell>
          <table:table-cell office:value-type="float" office:value="62.545000000000002" table:style-name="ce10">
            <text:p>62.545</text:p>
          </table:table-cell>
          <table:table-cell office:value-type="float" office:value="64.265000000000001" table:style-name="ce10">
            <text:p>64.265</text:p>
          </table:table-cell>
          <table:table-cell office:value-type="float" office:value="64.090999999999994" table:style-name="ce10">
            <text:p>64.091</text:p>
          </table:table-cell>
          <table:table-cell office:value-type="float" office:value="61.354999999999997" table:style-name="ce10">
            <text:p>61.355</text:p>
          </table:table-cell>
          <table:table-cell office:value-type="float" office:value="56.411999999999999" table:style-name="ce10">
            <text:p>56.412</text:p>
          </table:table-cell>
          <table:table-cell office:value-type="float" office:value="49.707999999999998" table:style-name="ce10">
            <text:p>49.708</text:p>
          </table:table-cell>
          <table:table-cell table:number-columns-repeated="1635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9.937999999999999" table:style-name="ce10">
            <text:p>19.938</text:p>
          </table:table-cell>
          <table:table-cell office:value-type="float" office:value="18.491" table:style-name="ce10">
            <text:p>18.491</text:p>
          </table:table-cell>
          <table:table-cell office:value-type="float" office:value="17.692" table:style-name="ce10">
            <text:p>17.692</text:p>
          </table:table-cell>
          <table:table-cell office:value-type="float" office:value="17.285" table:style-name="ce10">
            <text:p>17.285</text:p>
          </table:table-cell>
          <table:table-cell office:value-type="float" office:value="17.251000000000001" table:style-name="ce10">
            <text:p>17.251</text:p>
          </table:table-cell>
          <table:table-cell office:value-type="float" office:value="17.515999999999998" table:style-name="ce10">
            <text:p>17.516</text:p>
          </table:table-cell>
          <table:table-cell office:value-type="float" office:value="18.876999999999999" table:style-name="ce10">
            <text:p>18.877</text:p>
          </table:table-cell>
          <table:table-cell office:value-type="float" office:value="21.69" table:style-name="ce10">
            <text:p>21.69</text:p>
          </table:table-cell>
          <table:table-cell office:value-type="float" office:value="24.911000000000001" table:style-name="ce10">
            <text:p>24.911</text:p>
          </table:table-cell>
          <table:table-cell office:value-type="float" office:value="26.38" table:style-name="ce10">
            <text:p>26.38</text:p>
          </table:table-cell>
          <table:table-cell office:value-type="float" office:value="26.434999999999999" table:style-name="ce10">
            <text:p>26.435</text:p>
          </table:table-cell>
          <table:table-cell office:value-type="float" office:value="26.574999999999999" table:style-name="ce10">
            <text:p>26.575</text:p>
          </table:table-cell>
          <table:table-cell office:value-type="float" office:value="25.849" table:style-name="ce10">
            <text:p>25.849</text:p>
          </table:table-cell>
          <table:table-cell office:value-type="float" office:value="25.353999999999999" table:style-name="ce10">
            <text:p>25.354</text:p>
          </table:table-cell>
          <table:table-cell office:value-type="float" office:value="25.666" table:style-name="ce10">
            <text:p>25.666</text:p>
          </table:table-cell>
          <table:table-cell office:value-type="float" office:value="25.524999999999999" table:style-name="ce10">
            <text:p>25.525</text:p>
          </table:table-cell>
          <table:table-cell office:value-type="float" office:value="25.68" table:style-name="ce10">
            <text:p>25.68</text:p>
          </table:table-cell>
          <table:table-cell office:value-type="float" office:value="26.361999999999998" table:style-name="ce10">
            <text:p>26.362</text:p>
          </table:table-cell>
          <table:table-cell office:value-type="float" office:value="28.419" table:style-name="ce10">
            <text:p>28.419</text:p>
          </table:table-cell>
          <table:table-cell office:value-type="float" office:value="29.2" table:style-name="ce10">
            <text:p>29.2</text:p>
          </table:table-cell>
          <table:table-cell office:value-type="float" office:value="29.120999999999999" table:style-name="ce10">
            <text:p>29.121</text:p>
          </table:table-cell>
          <table:table-cell office:value-type="float" office:value="27.878" table:style-name="ce10">
            <text:p>27.878</text:p>
          </table:table-cell>
          <table:table-cell office:value-type="float" office:value="25.632000000000001" table:style-name="ce10">
            <text:p>25.632</text:p>
          </table:table-cell>
          <table:table-cell office:value-type="float" office:value="22.585999999999999" table:style-name="ce10">
            <text:p>22.586</text:p>
          </table:table-cell>
          <table:table-cell table:number-columns-repeated="1635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23.914000000000001" table:style-name="ce10">
            <text:p>23.914</text:p>
          </table:table-cell>
          <table:table-cell office:value-type="float" office:value="22.178000000000001" table:style-name="ce10">
            <text:p>22.178</text:p>
          </table:table-cell>
          <table:table-cell office:value-type="float" office:value="21.22" table:style-name="ce10">
            <text:p>21.22</text:p>
          </table:table-cell>
          <table:table-cell office:value-type="float" office:value="20.731999999999999" table:style-name="ce10">
            <text:p>20.732</text:p>
          </table:table-cell>
          <table:table-cell office:value-type="float" office:value="20.69" table:style-name="ce10">
            <text:p>20.69</text:p>
          </table:table-cell>
          <table:table-cell office:value-type="float" office:value="21.007999999999999" table:style-name="ce10">
            <text:p>21.008</text:p>
          </table:table-cell>
          <table:table-cell office:value-type="float" office:value="22.640999999999998" table:style-name="ce10">
            <text:p>22.641</text:p>
          </table:table-cell>
          <table:table-cell office:value-type="float" office:value="26.015000000000001" table:style-name="ce10">
            <text:p>26.015</text:p>
          </table:table-cell>
          <table:table-cell office:value-type="float" office:value="29.878" table:style-name="ce10">
            <text:p>29.878</text:p>
          </table:table-cell>
          <table:table-cell office:value-type="float" office:value="31.640999999999998" table:style-name="ce10">
            <text:p>31.641</text:p>
          </table:table-cell>
          <table:table-cell office:value-type="float" office:value="31.706" table:style-name="ce10">
            <text:p>31.706</text:p>
          </table:table-cell>
          <table:table-cell office:value-type="float" office:value="31.873999999999999" table:style-name="ce10">
            <text:p>31.874</text:p>
          </table:table-cell>
          <table:table-cell office:value-type="float" office:value="31.004000000000001" table:style-name="ce10">
            <text:p>31.004</text:p>
          </table:table-cell>
          <table:table-cell office:value-type="float" office:value="30.408999999999999" table:style-name="ce10">
            <text:p>30.409</text:p>
          </table:table-cell>
          <table:table-cell office:value-type="float" office:value="30.783000000000001" table:style-name="ce10">
            <text:p>30.783</text:p>
          </table:table-cell>
          <table:table-cell office:value-type="float" office:value="30.614999999999998" table:style-name="ce10">
            <text:p>30.615</text:p>
          </table:table-cell>
          <table:table-cell office:value-type="float" office:value="30.800999999999998" table:style-name="ce10">
            <text:p>30.801</text:p>
          </table:table-cell>
          <table:table-cell office:value-type="float" office:value="31.619" table:style-name="ce10">
            <text:p>31.619</text:p>
          </table:table-cell>
          <table:table-cell office:value-type="float" office:value="34.085999999999999" table:style-name="ce10">
            <text:p>34.086</text:p>
          </table:table-cell>
          <table:table-cell office:value-type="float" office:value="35.023000000000003" table:style-name="ce10">
            <text:p>35.023</text:p>
          </table:table-cell>
          <table:table-cell office:value-type="float" office:value="34.927999999999997" table:style-name="ce10">
            <text:p>34.928</text:p>
          </table:table-cell>
          <table:table-cell office:value-type="float" office:value="33.436999999999998" table:style-name="ce10">
            <text:p>33.437</text:p>
          </table:table-cell>
          <table:table-cell office:value-type="float" office:value="30.742999999999999" table:style-name="ce10">
            <text:p>30.743</text:p>
          </table:table-cell>
          <table:table-cell office:value-type="float" office:value="27.09" table:style-name="ce10">
            <text:p>27.09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0.768000000000001" table:style-name="ce10">
            <text:p>10.768</text:p>
          </table:table-cell>
          <table:table-cell office:value-type="float" office:value="9.9860000000000007" table:style-name="ce10">
            <text:p>9.986</text:p>
          </table:table-cell>
          <table:table-cell office:value-type="float" office:value="9.5549999999999997" table:style-name="ce10">
            <text:p>9.555</text:p>
          </table:table-cell>
          <table:table-cell office:value-type="float" office:value="9.3350000000000009" table:style-name="ce10">
            <text:p>9.335</text:p>
          </table:table-cell>
          <table:table-cell office:value-type="float" office:value="9.3160000000000007" table:style-name="ce10">
            <text:p>9.316</text:p>
          </table:table-cell>
          <table:table-cell office:value-type="float" office:value="9.4589999999999996" table:style-name="ce10">
            <text:p>9.459</text:p>
          </table:table-cell>
          <table:table-cell office:value-type="float" office:value="10.195" table:style-name="ce10">
            <text:p>10.195</text:p>
          </table:table-cell>
          <table:table-cell office:value-type="float" office:value="11.714" table:style-name="ce10">
            <text:p>11.714</text:p>
          </table:table-cell>
          <table:table-cell office:value-type="float" office:value="13.452999999999999" table:style-name="ce10">
            <text:p>13.453</text:p>
          </table:table-cell>
          <table:table-cell office:value-type="float" office:value="14.247" table:style-name="ce10">
            <text:p>14.247</text:p>
          </table:table-cell>
          <table:table-cell office:value-type="float" office:value="14.276" table:style-name="ce10">
            <text:p>14.276</text:p>
          </table:table-cell>
          <table:table-cell office:value-type="float" office:value="14.352" table:style-name="ce10">
            <text:p>14.352</text:p>
          </table:table-cell>
          <table:table-cell office:value-type="float" office:value="13.96" table:style-name="ce10">
            <text:p>13.96</text:p>
          </table:table-cell>
          <table:table-cell office:value-type="float" office:value="13.693" table:style-name="ce10">
            <text:p>13.693</text:p>
          </table:table-cell>
          <table:table-cell office:value-type="float" office:value="13.861000000000001" table:style-name="ce10">
            <text:p>13.861</text:p>
          </table:table-cell>
          <table:table-cell office:value-type="float" office:value="13.785" table:style-name="ce10">
            <text:p>13.785</text:p>
          </table:table-cell>
          <table:table-cell office:value-type="float" office:value="13.869" table:style-name="ce10">
            <text:p>13.869</text:p>
          </table:table-cell>
          <table:table-cell office:value-type="float" office:value="14.237" table:style-name="ce10">
            <text:p>14.237</text:p>
          </table:table-cell>
          <table:table-cell office:value-type="float" office:value="15.348000000000001" table:style-name="ce10">
            <text:p>15.348</text:p>
          </table:table-cell>
          <table:table-cell office:value-type="float" office:value="15.77" table:style-name="ce10">
            <text:p>15.77</text:p>
          </table:table-cell>
          <table:table-cell office:value-type="float" office:value="15.727" table:style-name="ce10">
            <text:p>15.727</text:p>
          </table:table-cell>
          <table:table-cell office:value-type="float" office:value="15.055999999999999" table:style-name="ce10">
            <text:p>15.056</text:p>
          </table:table-cell>
          <table:table-cell office:value-type="float" office:value="13.843" table:style-name="ce10">
            <text:p>13.843</text:p>
          </table:table-cell>
          <table:table-cell office:value-type="float" office:value="12.198" table:style-name="ce10">
            <text:p>12.198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.1890000000000001" table:style-name="ce10">
            <text:p>1.189</text:p>
          </table:table-cell>
          <table:table-cell office:value-type="float" office:value="1.103" table:style-name="ce10">
            <text:p>1.103</text:p>
          </table:table-cell>
          <table:table-cell office:value-type="float" office:value="1.0549999999999999" table:style-name="ce10">
            <text:p>1.055</text:p>
          </table:table-cell>
          <table:table-cell office:value-type="float" office:value="1.0309999999999999" table:style-name="ce10">
            <text:p>1.031</text:p>
          </table:table-cell>
          <table:table-cell office:value-type="float" office:value="1.0289999999999999" table:style-name="ce10">
            <text:p>1.029</text:p>
          </table:table-cell>
          <table:table-cell office:value-type="float" office:value="1.0449999999999999" table:style-name="ce10">
            <text:p>1.045</text:p>
          </table:table-cell>
          <table:table-cell office:value-type="float" office:value="1.1259999999999999" table:style-name="ce10">
            <text:p>1.126</text:p>
          </table:table-cell>
          <table:table-cell office:value-type="float" office:value="1.294" table:style-name="ce10">
            <text:p>1.294</text:p>
          </table:table-cell>
          <table:table-cell office:value-type="float" office:value="1.486" table:style-name="ce10">
            <text:p>1.486</text:p>
          </table:table-cell>
          <table:table-cell office:value-type="float" office:value="1.573" table:style-name="ce10">
            <text:p>1.573</text:p>
          </table:table-cell>
          <table:table-cell office:value-type="float" office:value="1.577" table:style-name="ce10">
            <text:p>1.577</text:p>
          </table:table-cell>
          <table:table-cell office:value-type="float" office:value="1.585" table:style-name="ce10">
            <text:p>1.585</text:p>
          </table:table-cell>
          <table:table-cell office:value-type="float" office:value="1.542" table:style-name="ce10">
            <text:p>1.542</text:p>
          </table:table-cell>
          <table:table-cell office:value-type="float" office:value="1.512" table:style-name="ce10">
            <text:p>1.512</text:p>
          </table:table-cell>
          <table:table-cell office:value-type="float" office:value="1.5309999999999999" table:style-name="ce10">
            <text:p>1.531</text:p>
          </table:table-cell>
          <table:table-cell office:value-type="float" office:value="1.522" table:style-name="ce10">
            <text:p>1.522</text:p>
          </table:table-cell>
          <table:table-cell office:value-type="float" office:value="1.532" table:style-name="ce10">
            <text:p>1.532</text:p>
          </table:table-cell>
          <table:table-cell office:value-type="float" office:value="1.5720000000000001" table:style-name="ce10">
            <text:p>1.572</text:p>
          </table:table-cell>
          <table:table-cell office:value-type="float" office:value="1.6950000000000001" table:style-name="ce10">
            <text:p>1.695</text:p>
          </table:table-cell>
          <table:table-cell office:value-type="float" office:value="1.7410000000000001" table:style-name="ce10">
            <text:p>1.741</text:p>
          </table:table-cell>
          <table:table-cell office:value-type="float" office:value="1.7370000000000001" table:style-name="ce10">
            <text:p>1.737</text:p>
          </table:table-cell>
          <table:table-cell office:value-type="float" office:value="1.663" table:style-name="ce10">
            <text:p>1.663</text:p>
          </table:table-cell>
          <table:table-cell office:value-type="float" office:value="1.5289999999999999" table:style-name="ce10">
            <text:p>1.529</text:p>
          </table:table-cell>
          <table:table-cell office:value-type="float" office:value="1.347" table:style-name="ce10">
            <text:p>1.347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0.46200000000000002" table:style-name="ce10">
            <text:p>0.462</text:p>
          </table:table-cell>
          <table:table-cell office:value-type="float" office:value="0.42899999999999999" table:style-name="ce10">
            <text:p>0.429</text:p>
          </table:table-cell>
          <table:table-cell office:value-type="float" office:value="0.41" table:style-name="ce10">
            <text:p>0.41</text:p>
          </table:table-cell>
          <table:table-cell office:value-type="float" office:value="0.40100000000000002" table:style-name="ce10">
            <text:p>0.401</text:p>
          </table:table-cell>
          <table:table-cell office:value-type="float" office:value="0.4" table:style-name="ce10">
            <text:p>0.4</text:p>
          </table:table-cell>
          <table:table-cell office:value-type="float" office:value="0.40600000000000003" table:style-name="ce10">
            <text:p>0.406</text:p>
          </table:table-cell>
          <table:table-cell office:value-type="float" office:value="0.438" table:style-name="ce10">
            <text:p>0.438</text:p>
          </table:table-cell>
          <table:table-cell office:value-type="float" office:value="0.503" table:style-name="ce10">
            <text:p>0.503</text:p>
          </table:table-cell>
          <table:table-cell office:value-type="float" office:value="0.57799999999999996" table:style-name="ce10">
            <text:p>0.578</text:p>
          </table:table-cell>
          <table:table-cell office:value-type="float" office:value="0.61199999999999999" table:style-name="ce10">
            <text:p>0.612</text:p>
          </table:table-cell>
          <table:table-cell office:value-type="float" office:value="0.61299999999999999" table:style-name="ce10">
            <text:p>0.613</text:p>
          </table:table-cell>
          <table:table-cell office:value-type="float" office:value="0.61599999999999999" table:style-name="ce10">
            <text:p>0.616</text:p>
          </table:table-cell>
          <table:table-cell office:value-type="float" office:value="0.6" table:style-name="ce10">
            <text:p>0.6</text:p>
          </table:table-cell>
          <table:table-cell office:value-type="float" office:value="0.58799999999999997" table:style-name="ce10">
            <text:p>0.588</text:p>
          </table:table-cell>
          <table:table-cell office:value-type="float" office:value="0.59499999999999997" table:style-name="ce10">
            <text:p>0.595</text:p>
          </table:table-cell>
          <table:table-cell office:value-type="float" office:value="0.59199999999999997" table:style-name="ce10">
            <text:p>0.592</text:p>
          </table:table-cell>
          <table:table-cell office:value-type="float" office:value="0.59599999999999997" table:style-name="ce10">
            <text:p>0.596</text:p>
          </table:table-cell>
          <table:table-cell office:value-type="float" office:value="0.61099999999999999" table:style-name="ce10">
            <text:p>0.611</text:p>
          </table:table-cell>
          <table:table-cell office:value-type="float" office:value="0.65900000000000003" table:style-name="ce10">
            <text:p>0.659</text:p>
          </table:table-cell>
          <table:table-cell office:value-type="float" office:value="0.67700000000000005" table:style-name="ce10">
            <text:p>0.677</text:p>
          </table:table-cell>
          <table:table-cell office:value-type="float" office:value="0.67500000000000004" table:style-name="ce10">
            <text:p>0.675</text:p>
          </table:table-cell>
          <table:table-cell office:value-type="float" office:value="0.64700000000000002" table:style-name="ce10">
            <text:p>0.647</text:p>
          </table:table-cell>
          <table:table-cell office:value-type="float" office:value="0.59399999999999997" table:style-name="ce10">
            <text:p>0.594</text:p>
          </table:table-cell>
          <table:table-cell office:value-type="float" office:value="0.52400000000000002" table:style-name="ce10">
            <text:p>0.524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2.6419999999999999" table:style-name="ce10">
            <text:p>2.642</text:p>
          </table:table-cell>
          <table:table-cell office:value-type="float" office:value="2.4510000000000001" table:style-name="ce10">
            <text:p>2.451</text:p>
          </table:table-cell>
          <table:table-cell office:value-type="float" office:value="2.3450000000000002" table:style-name="ce10">
            <text:p>2.345</text:p>
          </table:table-cell>
          <table:table-cell office:value-type="float" office:value="2.2909999999999999" table:style-name="ce10">
            <text:p>2.291</text:p>
          </table:table-cell>
          <table:table-cell office:value-type="float" office:value="2.286" table:style-name="ce10">
            <text:p>2.286</text:p>
          </table:table-cell>
          <table:table-cell office:value-type="float" office:value="2.3210000000000002" table:style-name="ce10">
            <text:p>2.321</text:p>
          </table:table-cell>
          <table:table-cell office:value-type="float" office:value="2.5019999999999998" table:style-name="ce10">
            <text:p>2.502</text:p>
          </table:table-cell>
          <table:table-cell office:value-type="float" office:value="2.875" table:style-name="ce10">
            <text:p>2.875</text:p>
          </table:table-cell>
          <table:table-cell office:value-type="float" office:value="3.3010000000000002" table:style-name="ce10">
            <text:p>3.301</text:p>
          </table:table-cell>
          <table:table-cell office:value-type="float" office:value="3.496" table:style-name="ce10">
            <text:p>3.496</text:p>
          </table:table-cell>
          <table:table-cell office:value-type="float" office:value="3.5030000000000001" table:style-name="ce10">
            <text:p>3.503</text:p>
          </table:table-cell>
          <table:table-cell office:value-type="float" office:value="3.5219999999999998" table:style-name="ce10">
            <text:p>3.522</text:p>
          </table:table-cell>
          <table:table-cell office:value-type="float" office:value="3.4260000000000002" table:style-name="ce10">
            <text:p>3.426</text:p>
          </table:table-cell>
          <table:table-cell office:value-type="float" office:value="3.36" table:style-name="ce10">
            <text:p>3.36</text:p>
          </table:table-cell>
          <table:table-cell office:value-type="float" office:value="3.4009999999999998" table:style-name="ce10">
            <text:p>3.401</text:p>
          </table:table-cell>
          <table:table-cell office:value-type="float" office:value="3.383" table:style-name="ce10">
            <text:p>3.383</text:p>
          </table:table-cell>
          <table:table-cell office:value-type="float" office:value="3.403" table:style-name="ce10">
            <text:p>3.403</text:p>
          </table:table-cell>
          <table:table-cell office:value-type="float" office:value="3.4940000000000002" table:style-name="ce10">
            <text:p>3.494</text:p>
          </table:table-cell>
          <table:table-cell office:value-type="float" office:value="3.766" table:style-name="ce10">
            <text:p>3.766</text:p>
          </table:table-cell>
          <table:table-cell office:value-type="float" office:value="3.87" table:style-name="ce10">
            <text:p>3.87</text:p>
          </table:table-cell>
          <table:table-cell office:value-type="float" office:value="3.859" table:style-name="ce10">
            <text:p>3.859</text:p>
          </table:table-cell>
          <table:table-cell office:value-type="float" office:value="3.6949999999999998" table:style-name="ce10">
            <text:p>3.695</text:p>
          </table:table-cell>
          <table:table-cell office:value-type="float" office:value="3.3969999999999998" table:style-name="ce10">
            <text:p>3.397</text:p>
          </table:table-cell>
          <table:table-cell office:value-type="float" office:value="2.9929999999999999" table:style-name="ce10">
            <text:p>2.993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23.123999999999999" table:style-name="ce10">
            <text:p>23.124</text:p>
          </table:table-cell>
          <table:table-cell office:value-type="float" office:value="21.446000000000002" table:style-name="ce10">
            <text:p>21.446</text:p>
          </table:table-cell>
          <table:table-cell office:value-type="float" office:value="20.518999999999998" table:style-name="ce10">
            <text:p>20.519</text:p>
          </table:table-cell>
          <table:table-cell office:value-type="float" office:value="20.047000000000001" table:style-name="ce10">
            <text:p>20.047</text:p>
          </table:table-cell>
          <table:table-cell office:value-type="float" office:value="20.007000000000001" table:style-name="ce10">
            <text:p>20.007</text:p>
          </table:table-cell>
          <table:table-cell office:value-type="float" office:value="20.314" table:style-name="ce10">
            <text:p>20.314</text:p>
          </table:table-cell>
          <table:table-cell office:value-type="float" office:value="21.893000000000001" table:style-name="ce10">
            <text:p>21.893</text:p>
          </table:table-cell>
          <table:table-cell office:value-type="float" office:value="25.155999999999999" table:style-name="ce10">
            <text:p>25.156</text:p>
          </table:table-cell>
          <table:table-cell office:value-type="float" office:value="28.890999999999998" table:style-name="ce10">
            <text:p>28.891</text:p>
          </table:table-cell>
          <table:table-cell office:value-type="float" office:value="30.594999999999999" table:style-name="ce10">
            <text:p>30.595</text:p>
          </table:table-cell>
          <table:table-cell office:value-type="float" office:value="30.658000000000001" table:style-name="ce10">
            <text:p>30.658</text:p>
          </table:table-cell>
          <table:table-cell office:value-type="float" office:value="30.821000000000002" table:style-name="ce10">
            <text:p>30.821</text:p>
          </table:table-cell>
          <table:table-cell office:value-type="float" office:value="29.98" table:style-name="ce10">
            <text:p>29.98</text:p>
          </table:table-cell>
          <table:table-cell office:value-type="float" office:value="29.405000000000001" table:style-name="ce10">
            <text:p>29.405</text:p>
          </table:table-cell>
          <table:table-cell office:value-type="float" office:value="29.766999999999999" table:style-name="ce10">
            <text:p>29.767</text:p>
          </table:table-cell>
          <table:table-cell office:value-type="float" office:value="29.603999999999999" table:style-name="ce10">
            <text:p>29.604</text:p>
          </table:table-cell>
          <table:table-cell office:value-type="float" office:value="29.783000000000001" table:style-name="ce10">
            <text:p>29.783</text:p>
          </table:table-cell>
          <table:table-cell office:value-type="float" office:value="30.574999999999999" table:style-name="ce10">
            <text:p>30.575</text:p>
          </table:table-cell>
          <table:table-cell office:value-type="float" office:value="32.96" table:style-name="ce10">
            <text:p>32.96</text:p>
          </table:table-cell>
          <table:table-cell office:value-type="float" office:value="33.866" table:style-name="ce10">
            <text:p>33.866</text:p>
          </table:table-cell>
          <table:table-cell office:value-type="float" office:value="33.774000000000001" table:style-name="ce10">
            <text:p>33.774</text:p>
          </table:table-cell>
          <table:table-cell office:value-type="float" office:value="32.332999999999998" table:style-name="ce10">
            <text:p>32.333</text:p>
          </table:table-cell>
          <table:table-cell office:value-type="float" office:value="29.728000000000002" table:style-name="ce10">
            <text:p>29.728</text:p>
          </table:table-cell>
          <table:table-cell office:value-type="float" office:value="26.195" table:style-name="ce10">
            <text:p>26.195</text:p>
          </table:table-cell>
          <table:table-cell table:number-columns-repeated="1635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82.614999999999995" table:style-name="ce10">
            <text:p>82.615</text:p>
          </table:table-cell>
          <table:table-cell office:value-type="float" office:value="76.617999999999995" table:style-name="ce10">
            <text:p>76.618</text:p>
          </table:table-cell>
          <table:table-cell office:value-type="float" office:value="73.307000000000002" table:style-name="ce10">
            <text:p>73.307</text:p>
          </table:table-cell>
          <table:table-cell office:value-type="float" office:value="71.620999999999995" table:style-name="ce10">
            <text:p>71.621</text:p>
          </table:table-cell>
          <table:table-cell office:value-type="float" office:value="71.477000000000004" table:style-name="ce10">
            <text:p>71.477</text:p>
          </table:table-cell>
          <table:table-cell office:value-type="float" office:value="72.575999999999993" table:style-name="ce10">
            <text:p>72.576</text:p>
          </table:table-cell>
          <table:table-cell office:value-type="float" office:value="78.216999999999999" table:style-name="ce10">
            <text:p>78.217</text:p>
          </table:table-cell>
          <table:table-cell office:value-type="float" office:value="89.872" table:style-name="ce10">
            <text:p>89.872</text:p>
          </table:table-cell>
          <table:table-cell office:value-type="float" office:value="103.218" table:style-name="ce10">
            <text:p>103.218</text:p>
          </table:table-cell>
          <table:table-cell office:value-type="float" office:value="109.307" table:style-name="ce10">
            <text:p>109.307</text:p>
          </table:table-cell>
          <table:table-cell office:value-type="float" office:value="109.53100000000001" table:style-name="ce10">
            <text:p>109.531</text:p>
          </table:table-cell>
          <table:table-cell office:value-type="float" office:value="110.11199999999999" table:style-name="ce10">
            <text:p>110.112</text:p>
          </table:table-cell>
          <table:table-cell office:value-type="float" office:value="107.107" table:style-name="ce10">
            <text:p>107.107</text:p>
          </table:table-cell>
          <table:table-cell office:value-type="float" office:value="105.053" table:style-name="ce10">
            <text:p>105.053</text:p>
          </table:table-cell>
          <table:table-cell office:value-type="float" office:value="106.345" table:style-name="ce10">
            <text:p>106.345</text:p>
          </table:table-cell>
          <table:table-cell office:value-type="float" office:value="105.764" table:style-name="ce10">
            <text:p>105.764</text:p>
          </table:table-cell>
          <table:table-cell office:value-type="float" office:value="106.405" table:style-name="ce10">
            <text:p>106.405</text:p>
          </table:table-cell>
          <table:table-cell office:value-type="float" office:value="109.233" table:style-name="ce10">
            <text:p>109.233</text:p>
          </table:table-cell>
          <table:table-cell office:value-type="float" office:value="117.753" table:style-name="ce10">
            <text:p>117.753</text:p>
          </table:table-cell>
          <table:table-cell office:value-type="float" office:value="120.991" table:style-name="ce10">
            <text:p>120.991</text:p>
          </table:table-cell>
          <table:table-cell office:value-type="float" office:value="120.663" table:style-name="ce10">
            <text:p>120.663</text:p>
          </table:table-cell>
          <table:table-cell office:value-type="float" office:value="115.514" table:style-name="ce10">
            <text:p>115.514</text:p>
          </table:table-cell>
          <table:table-cell office:value-type="float" office:value="106.20699999999999" table:style-name="ce10">
            <text:p>106.207</text:p>
          </table:table-cell>
          <table:table-cell office:value-type="float" office:value="93.584999999999994" table:style-name="ce10">
            <text:p>93.585</text:p>
          </table:table-cell>
          <table:table-cell table:number-columns-repeated="1635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79.361999999999995" table:style-name="ce10">
            <text:p>79.362</text:p>
          </table:table-cell>
          <table:table-cell office:value-type="float" office:value="79.408000000000001" table:style-name="ce10">
            <text:p>79.408</text:p>
          </table:table-cell>
          <table:table-cell office:value-type="float" office:value="79.319999999999993" table:style-name="ce10">
            <text:p>79.32</text:p>
          </table:table-cell>
          <table:table-cell office:value-type="float" office:value="79.388000000000005" table:style-name="ce10">
            <text:p>79.388</text:p>
          </table:table-cell>
          <table:table-cell office:value-type="float" office:value="79.465999999999994" table:style-name="ce10">
            <text:p>79.466</text:p>
          </table:table-cell>
          <table:table-cell office:value-type="float" office:value="79.546000000000006" table:style-name="ce10">
            <text:p>79.546</text:p>
          </table:table-cell>
          <table:table-cell office:value-type="float" office:value="79.414000000000001" table:style-name="ce10">
            <text:p>79.414</text:p>
          </table:table-cell>
          <table:table-cell office:value-type="float" office:value="79.018000000000001" table:style-name="ce10">
            <text:p>79.018</text:p>
          </table:table-cell>
          <table:table-cell office:value-type="float" office:value="6.2729999999999997" table:style-name="ce10">
            <text:p>6.273</text:p>
          </table:table-cell>
          <table:table-cell office:value-type="float" office:value="6.6429999999999998" table:style-name="ce10">
            <text:p>6.643</text:p>
          </table:table-cell>
          <table:table-cell office:value-type="float" office:value="6.6559999999999997" table:style-name="ce10">
            <text:p>6.656</text:p>
          </table:table-cell>
          <table:table-cell office:value-type="float" office:value="6.6920000000000002" table:style-name="ce10">
            <text:p>6.692</text:p>
          </table:table-cell>
          <table:table-cell office:value-type="float" office:value="6.5090000000000003" table:style-name="ce10">
            <text:p>6.509</text:p>
          </table:table-cell>
          <table:table-cell office:value-type="float" office:value="6.3840000000000003" table:style-name="ce10">
            <text:p>6.384</text:p>
          </table:table-cell>
          <table:table-cell office:value-type="float" office:value="6.4630000000000001" table:style-name="ce10">
            <text:p>6.463</text:p>
          </table:table-cell>
          <table:table-cell office:value-type="float" office:value="6.4269999999999996" table:style-name="ce10">
            <text:p>6.427</text:p>
          </table:table-cell>
          <table:table-cell office:value-type="float" office:value="6.4660000000000002" table:style-name="ce10">
            <text:p>6.466</text:p>
          </table:table-cell>
          <table:table-cell office:value-type="float" office:value="6.6379999999999999" table:style-name="ce10">
            <text:p>6.638</text:p>
          </table:table-cell>
          <table:table-cell office:value-type="float" office:value="7.1559999999999997" table:style-name="ce10">
            <text:p>7.156</text:p>
          </table:table-cell>
          <table:table-cell office:value-type="float" office:value="7.3529999999999998" table:style-name="ce10">
            <text:p>7.353</text:p>
          </table:table-cell>
          <table:table-cell office:value-type="float" office:value="7.3330000000000002" table:style-name="ce10">
            <text:p>7.333</text:p>
          </table:table-cell>
          <table:table-cell office:value-type="float" office:value="7.02" table:style-name="ce10">
            <text:p>7.02</text:p>
          </table:table-cell>
          <table:table-cell office:value-type="float" office:value="78.861000000000004" table:style-name="ce10">
            <text:p>78.861</text:p>
          </table:table-cell>
          <table:table-cell office:value-type="float" office:value="78.986000000000004" table:style-name="ce10">
            <text:p>78.986</text:p>
          </table:table-cell>
          <table:table-cell table:number-columns-repeated="1635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0.59499999999999997" table:style-name="ce10">
            <text:p>0.595</text:p>
          </table:table-cell>
          <table:table-cell office:value-type="float" office:value="0.55100000000000005" table:style-name="ce10">
            <text:p>0.551</text:p>
          </table:table-cell>
          <table:table-cell office:value-type="float" office:value="0.52800000000000002" table:style-name="ce10">
            <text:p>0.528</text:p>
          </table:table-cell>
          <table:table-cell office:value-type="float" office:value="0.51500000000000001" table:style-name="ce10">
            <text:p>0.515</text:p>
          </table:table-cell>
          <table:table-cell office:value-type="float" office:value="0.51400000000000001" table:style-name="ce10">
            <text:p>0.514</text:p>
          </table:table-cell>
          <table:table-cell office:value-type="float" office:value="0.52200000000000002" table:style-name="ce10">
            <text:p>0.522</text:p>
          </table:table-cell>
          <table:table-cell office:value-type="float" office:value="0.56299999999999994" table:style-name="ce10">
            <text:p>0.563</text:p>
          </table:table-cell>
          <table:table-cell office:value-type="float" office:value="0.64700000000000002" table:style-name="ce10">
            <text:p>0.647</text:p>
          </table:table-cell>
          <table:table-cell office:value-type="float" office:value="0.74299999999999999" table:style-name="ce10">
            <text:p>0.743</text:p>
          </table:table-cell>
          <table:table-cell office:value-type="float" office:value="0.78700000000000003" table:style-name="ce10">
            <text:p>0.787</text:p>
          </table:table-cell>
          <table:table-cell office:value-type="float" office:value="0.78800000000000003" table:style-name="ce10">
            <text:p>0.788</text:p>
          </table:table-cell>
          <table:table-cell office:value-type="float" office:value="0.79200000000000004" table:style-name="ce10">
            <text:p>0.792</text:p>
          </table:table-cell>
          <table:table-cell office:value-type="float" office:value="0.77100000000000002" table:style-name="ce10">
            <text:p>0.771</text:p>
          </table:table-cell>
          <table:table-cell office:value-type="float" office:value="0.75600000000000001" table:style-name="ce10">
            <text:p>0.756</text:p>
          </table:table-cell>
          <table:table-cell office:value-type="float" office:value="0.76500000000000001" table:style-name="ce10">
            <text:p>0.765</text:p>
          </table:table-cell>
          <table:table-cell office:value-type="float" office:value="0.76100000000000001" table:style-name="ce10">
            <text:p>0.761</text:p>
          </table:table-cell>
          <table:table-cell office:value-type="float" office:value="0.76600000000000001" table:style-name="ce10">
            <text:p>0.766</text:p>
          </table:table-cell>
          <table:table-cell office:value-type="float" office:value="0.78600000000000003" table:style-name="ce10">
            <text:p>0.786</text:p>
          </table:table-cell>
          <table:table-cell office:value-type="float" office:value="0.84699999999999998" table:style-name="ce10">
            <text:p>0.847</text:p>
          </table:table-cell>
          <table:table-cell office:value-type="float" office:value="0.871" table:style-name="ce10">
            <text:p>0.871</text:p>
          </table:table-cell>
          <table:table-cell office:value-type="float" office:value="0.86799999999999999" table:style-name="ce10">
            <text:p>0.868</text:p>
          </table:table-cell>
          <table:table-cell office:value-type="float" office:value="0.83099999999999996" table:style-name="ce10">
            <text:p>0.831</text:p>
          </table:table-cell>
          <table:table-cell office:value-type="float" office:value="0.76400000000000001" table:style-name="ce10">
            <text:p>0.764</text:p>
          </table:table-cell>
          <table:table-cell office:value-type="float" office:value="0.67300000000000004" table:style-name="ce10">
            <text:p>0.673</text:p>
          </table:table-cell>
          <table:table-cell table:number-columns-repeated="1635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0.79300000000000004" table:style-name="ce10">
            <text:p>0.793</text:p>
          </table:table-cell>
          <table:table-cell office:value-type="float" office:value="0.73499999999999999" table:style-name="ce10">
            <text:p>0.735</text:p>
          </table:table-cell>
          <table:table-cell office:value-type="float" office:value="0.70299999999999996" table:style-name="ce10">
            <text:p>0.703</text:p>
          </table:table-cell>
          <table:table-cell office:value-type="float" office:value="0.68700000000000006" table:style-name="ce10">
            <text:p>0.687</text:p>
          </table:table-cell>
          <table:table-cell office:value-type="float" office:value="0.68600000000000005" table:style-name="ce10">
            <text:p>0.686</text:p>
          </table:table-cell>
          <table:table-cell office:value-type="float" office:value="0.69599999999999995" table:style-name="ce10">
            <text:p>0.696</text:p>
          </table:table-cell>
          <table:table-cell office:value-type="float" office:value="0.751" table:style-name="ce10">
            <text:p>0.751</text:p>
          </table:table-cell>
          <table:table-cell office:value-type="float" office:value="0.86199999999999999" table:style-name="ce10">
            <text:p>0.862</text:p>
          </table:table-cell>
          <table:table-cell office:value-type="float" office:value="0.99" table:style-name="ce10">
            <text:p>0.99</text:p>
          </table:table-cell>
          <table:table-cell office:value-type="float" office:value="1.0489999999999999" table:style-name="ce10">
            <text:p>1.049</text:p>
          </table:table-cell>
          <table:table-cell office:value-type="float" office:value="1.0509999999999999" table:style-name="ce10">
            <text:p>1.051</text:p>
          </table:table-cell>
          <table:table-cell office:value-type="float" office:value="1.0569999999999999" table:style-name="ce10">
            <text:p>1.057</text:p>
          </table:table-cell>
          <table:table-cell office:value-type="float" office:value="1.028" table:style-name="ce10">
            <text:p>1.028</text:p>
          </table:table-cell>
          <table:table-cell office:value-type="float" office:value="1.008" table:style-name="ce10">
            <text:p>1.008</text:p>
          </table:table-cell>
          <table:table-cell office:value-type="float" office:value="1.02" table:style-name="ce10">
            <text:p>1.02</text:p>
          </table:table-cell>
          <table:table-cell office:value-type="float" office:value="1.0149999999999999" table:style-name="ce10">
            <text:p>1.015</text:p>
          </table:table-cell>
          <table:table-cell office:value-type="float" office:value="1.0209999999999999" table:style-name="ce10">
            <text:p>1.021</text:p>
          </table:table-cell>
          <table:table-cell office:value-type="float" office:value="1.048" table:style-name="ce10">
            <text:p>1.048</text:p>
          </table:table-cell>
          <table:table-cell office:value-type="float" office:value="1.1299999999999999" table:style-name="ce10">
            <text:p>1.13</text:p>
          </table:table-cell>
          <table:table-cell office:value-type="float" office:value="1.161" table:style-name="ce10">
            <text:p>1.161</text:p>
          </table:table-cell>
          <table:table-cell office:value-type="float" office:value="1.1579999999999999" table:style-name="ce10">
            <text:p>1.158</text:p>
          </table:table-cell>
          <table:table-cell office:value-type="float" office:value="1.1080000000000001" table:style-name="ce10">
            <text:p>1.108</text:p>
          </table:table-cell>
          <table:table-cell office:value-type="float" office:value="1.0189999999999999" table:style-name="ce10">
            <text:p>1.019</text:p>
          </table:table-cell>
          <table:table-cell office:value-type="float" office:value="0.89800000000000002" table:style-name="ce10">
            <text:p>0.898</text:p>
          </table:table-cell>
          <table:table-cell table:number-columns-repeated="1635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6.6000000000000003E-2" table:style-name="ce10">
            <text:p>0.066</text:p>
          </table:table-cell>
          <table:table-cell office:value-type="float" office:value="6.0999999999999999E-2" table:style-name="ce10">
            <text:p>0.061</text:p>
          </table:table-cell>
          <table:table-cell office:value-type="float" office:value="5.8999999999999997E-2" table:style-name="ce10">
            <text:p>0.059</text:p>
          </table:table-cell>
          <table:table-cell office:value-type="float" office:value="5.7000000000000002E-2" table:style-name="ce10">
            <text:p>0.057</text:p>
          </table:table-cell>
          <table:table-cell office:value-type="float" office:value="5.7000000000000002E-2" table:style-name="ce10">
            <text:p>0.057</text:p>
          </table:table-cell>
          <table:table-cell office:value-type="float" office:value="5.8000000000000003E-2" table:style-name="ce10">
            <text:p>0.058</text:p>
          </table:table-cell>
          <table:table-cell office:value-type="float" office:value="6.3E-2" table:style-name="ce10">
            <text:p>0.063</text:p>
          </table:table-cell>
          <table:table-cell office:value-type="float" office:value="7.1999999999999995E-2" table:style-name="ce10">
            <text:p>0.072</text:p>
          </table:table-cell>
          <table:table-cell office:value-type="float" office:value="8.3000000000000004E-2" table:style-name="ce10">
            <text:p>0.083</text:p>
          </table:table-cell>
          <table:table-cell office:value-type="float" office:value="8.6999999999999994E-2" table:style-name="ce10">
            <text:p>0.087</text:p>
          </table:table-cell>
          <table:table-cell office:value-type="float" office:value="8.7999999999999995E-2" table:style-name="ce10">
            <text:p>0.088</text:p>
          </table:table-cell>
          <table:table-cell office:value-type="float" office:value="8.7999999999999995E-2" table:style-name="ce10">
            <text:p>0.088</text:p>
          </table:table-cell>
          <table:table-cell office:value-type="float" office:value="8.5999999999999993E-2" table:style-name="ce10">
            <text:p>0.086</text:p>
          </table:table-cell>
          <table:table-cell office:value-type="float" office:value="8.4000000000000005E-2" table:style-name="ce10">
            <text:p>0.084</text:p>
          </table:table-cell>
          <table:table-cell office:value-type="float" office:value="8.5000000000000006E-2" table:style-name="ce10">
            <text:p>0.085</text:p>
          </table:table-cell>
          <table:table-cell office:value-type="float" office:value="8.5000000000000006E-2" table:style-name="ce10">
            <text:p>0.085</text:p>
          </table:table-cell>
          <table:table-cell office:value-type="float" office:value="8.5000000000000006E-2" table:style-name="ce10">
            <text:p>0.085</text:p>
          </table:table-cell>
          <table:table-cell office:value-type="float" office:value="8.6999999999999994E-2" table:style-name="ce10">
            <text:p>0.087</text:p>
          </table:table-cell>
          <table:table-cell office:value-type="float" office:value="9.4E-2" table:style-name="ce10">
            <text:p>0.094</text:p>
          </table:table-cell>
          <table:table-cell office:value-type="float" office:value="9.7000000000000003E-2" table:style-name="ce10">
            <text:p>0.097</text:p>
          </table:table-cell>
          <table:table-cell office:value-type="float" office:value="9.6000000000000002E-2" table:style-name="ce10">
            <text:p>0.096</text:p>
          </table:table-cell>
          <table:table-cell office:value-type="float" office:value="9.1999999999999998E-2" table:style-name="ce10">
            <text:p>0.092</text:p>
          </table:table-cell>
          <table:table-cell office:value-type="float" office:value="8.5000000000000006E-2" table:style-name="ce10">
            <text:p>0.085</text:p>
          </table:table-cell>
          <table:table-cell office:value-type="float" office:value="7.4999999999999997E-2" table:style-name="ce10">
            <text:p>0.075</text:p>
          </table:table-cell>
          <table:table-cell table:number-columns-repeated="1635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72.403000000000006" table:style-name="ce10">
            <text:p>72.403</text:p>
          </table:table-cell>
          <table:table-cell office:value-type="float" office:value="67.147999999999996" table:style-name="ce10">
            <text:p>67.148</text:p>
          </table:table-cell>
          <table:table-cell office:value-type="float" office:value="64.245999999999995" table:style-name="ce10">
            <text:p>64.246</text:p>
          </table:table-cell>
          <table:table-cell office:value-type="float" office:value="62.768999999999998" table:style-name="ce10">
            <text:p>62.769</text:p>
          </table:table-cell>
          <table:table-cell office:value-type="float" office:value="62.642000000000003" table:style-name="ce10">
            <text:p>62.642</text:p>
          </table:table-cell>
          <table:table-cell office:value-type="float" office:value="63.604999999999997" table:style-name="ce10">
            <text:p>63.605</text:p>
          </table:table-cell>
          <table:table-cell office:value-type="float" office:value="68.549000000000007" table:style-name="ce10">
            <text:p>68.549</text:p>
          </table:table-cell>
          <table:table-cell office:value-type="float" office:value="78.763999999999996" table:style-name="ce10">
            <text:p>78.764</text:p>
          </table:table-cell>
          <table:table-cell office:value-type="float" office:value="90.46" table:style-name="ce10">
            <text:p>90.46</text:p>
          </table:table-cell>
          <table:table-cell office:value-type="float" office:value="95.796000000000006" table:style-name="ce10">
            <text:p>95.796</text:p>
          </table:table-cell>
          <table:table-cell office:value-type="float" office:value="95.992999999999995" table:style-name="ce10">
            <text:p>95.993</text:p>
          </table:table-cell>
          <table:table-cell office:value-type="float" office:value="96.501999999999995" table:style-name="ce10">
            <text:p>96.502</text:p>
          </table:table-cell>
          <table:table-cell office:value-type="float" office:value="93.867999999999995" table:style-name="ce10">
            <text:p>93.868</text:p>
          </table:table-cell>
          <table:table-cell office:value-type="float" office:value="92.067999999999998" table:style-name="ce10">
            <text:p>92.068</text:p>
          </table:table-cell>
          <table:table-cell office:value-type="float" office:value="93.2" table:style-name="ce10">
            <text:p>93.2</text:p>
          </table:table-cell>
          <table:table-cell office:value-type="float" office:value="92.691000000000003" table:style-name="ce10">
            <text:p>92.691</text:p>
          </table:table-cell>
          <table:table-cell office:value-type="float" office:value="93.253" table:style-name="ce10">
            <text:p>93.253</text:p>
          </table:table-cell>
          <table:table-cell office:value-type="float" office:value="95.730999999999995" table:style-name="ce10">
            <text:p>95.731</text:p>
          </table:table-cell>
          <table:table-cell office:value-type="float" office:value="103.19799999999999" table:style-name="ce10">
            <text:p>103.198</text:p>
          </table:table-cell>
          <table:table-cell office:value-type="float" office:value="106.036" table:style-name="ce10">
            <text:p>106.036</text:p>
          </table:table-cell>
          <table:table-cell office:value-type="float" office:value="105.748" table:style-name="ce10">
            <text:p>105.748</text:p>
          </table:table-cell>
          <table:table-cell office:value-type="float" office:value="101.235" table:style-name="ce10">
            <text:p>101.235</text:p>
          </table:table-cell>
          <table:table-cell office:value-type="float" office:value="93.08" table:style-name="ce10">
            <text:p>93.08</text:p>
          </table:table-cell>
          <table:table-cell office:value-type="float" office:value="82.016999999999996" table:style-name="ce10">
            <text:p>82.017</text:p>
          </table:table-cell>
          <table:table-cell table:number-columns-repeated="1635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0.52800000000000002" table:style-name="ce10">
            <text:p>0.528</text:p>
          </table:table-cell>
          <table:table-cell office:value-type="float" office:value="0.49" table:style-name="ce10">
            <text:p>0.49</text:p>
          </table:table-cell>
          <table:table-cell office:value-type="float" office:value="0.46899999999999997" table:style-name="ce10">
            <text:p>0.469</text:p>
          </table:table-cell>
          <table:table-cell office:value-type="float" office:value="0.45800000000000002" table:style-name="ce10">
            <text:p>0.458</text:p>
          </table:table-cell>
          <table:table-cell office:value-type="float" office:value="0.45700000000000002" table:style-name="ce10">
            <text:p>0.457</text:p>
          </table:table-cell>
          <table:table-cell office:value-type="float" office:value="0.46400000000000002" table:style-name="ce10">
            <text:p>0.464</text:p>
          </table:table-cell>
          <table:table-cell office:value-type="float" office:value="0.5" table:style-name="ce10">
            <text:p>0.5</text:p>
          </table:table-cell>
          <table:table-cell office:value-type="float" office:value="0.57499999999999996" table:style-name="ce10">
            <text:p>0.575</text:p>
          </table:table-cell>
          <table:table-cell office:value-type="float" office:value="0.66" table:style-name="ce10">
            <text:p>0.66</text:p>
          </table:table-cell>
          <table:table-cell office:value-type="float" office:value="0.69899999999999995" table:style-name="ce10">
            <text:p>0.699</text:p>
          </table:table-cell>
          <table:table-cell office:value-type="float" office:value="0.70099999999999996" table:style-name="ce10">
            <text:p>0.701</text:p>
          </table:table-cell>
          <table:table-cell office:value-type="float" office:value="0.70399999999999996" table:style-name="ce10">
            <text:p>0.704</text:p>
          </table:table-cell>
          <table:table-cell office:value-type="float" office:value="0.68500000000000005" table:style-name="ce10">
            <text:p>0.685</text:p>
          </table:table-cell>
          <table:table-cell office:value-type="float" office:value="0.67200000000000004" table:style-name="ce10">
            <text:p>0.672</text:p>
          </table:table-cell>
          <table:table-cell office:value-type="float" office:value="0.68" table:style-name="ce10">
            <text:p>0.68</text:p>
          </table:table-cell>
          <table:table-cell office:value-type="float" office:value="0.67700000000000005" table:style-name="ce10">
            <text:p>0.677</text:p>
          </table:table-cell>
          <table:table-cell office:value-type="float" office:value="0.68100000000000005" table:style-name="ce10">
            <text:p>0.681</text:p>
          </table:table-cell>
          <table:table-cell office:value-type="float" office:value="0.69899999999999995" table:style-name="ce10">
            <text:p>0.699</text:p>
          </table:table-cell>
          <table:table-cell office:value-type="float" office:value="0.753" table:style-name="ce10">
            <text:p>0.753</text:p>
          </table:table-cell>
          <table:table-cell office:value-type="float" office:value="0.77400000000000002" table:style-name="ce10">
            <text:p>0.774</text:p>
          </table:table-cell>
          <table:table-cell office:value-type="float" office:value="0.77200000000000002" table:style-name="ce10">
            <text:p>0.772</text:p>
          </table:table-cell>
          <table:table-cell office:value-type="float" office:value="0.73899999999999999" table:style-name="ce10">
            <text:p>0.739</text:p>
          </table:table-cell>
          <table:table-cell office:value-type="float" office:value="0.67900000000000005" table:style-name="ce10">
            <text:p>0.679</text:p>
          </table:table-cell>
          <table:table-cell office:value-type="float" office:value="0.59899999999999998" table:style-name="ce10">
            <text:p>0.599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5" table:style-name="ce5"/>
          <table:table-cell table:number-columns-repeated="16359"/>
        </table:table-row>
        <table:table-row table:number-rows-repeated="1048488" table:style-name="ro1">
          <table:table-cell table:number-columns-repeated="16384"/>
        </table:table-row>
      </table:table>
      <table:table table:name="Q_Profiles_Load_WT" table:style-name="ta2">
        <table:table-column table:style-name="co1" table:number-columns-repeated="16384" table:default-cell-style-name="ce1"/>
        <table:table-row table:style-name="ro1">
          <table:table-cell office:value-type="string" table:style-name="ce6">
            <text:p>Bus</text:p>
          </table:table-cell>
          <table:table-cell office:value-type="string" table:style-name="ce6">
            <text:p>t1</text:p>
          </table:table-cell>
          <table:table-cell office:value-type="string" table:style-name="ce6">
            <text:p>t2</text:p>
          </table:table-cell>
          <table:table-cell office:value-type="string" table:style-name="ce6">
            <text:p>t3</text:p>
          </table:table-cell>
          <table:table-cell office:value-type="string" table:style-name="ce6">
            <text:p>t4</text:p>
          </table:table-cell>
          <table:table-cell office:value-type="string" table:style-name="ce6">
            <text:p>t5</text:p>
          </table:table-cell>
          <table:table-cell office:value-type="string" table:style-name="ce6">
            <text:p>t6</text:p>
          </table:table-cell>
          <table:table-cell office:value-type="string" table:style-name="ce6">
            <text:p>t7</text:p>
          </table:table-cell>
          <table:table-cell office:value-type="string" table:style-name="ce6">
            <text:p>t8</text:p>
          </table:table-cell>
          <table:table-cell office:value-type="string" table:style-name="ce6">
            <text:p>t9</text:p>
          </table:table-cell>
          <table:table-cell office:value-type="string" table:style-name="ce6">
            <text:p>t10</text:p>
          </table:table-cell>
          <table:table-cell office:value-type="string" table:style-name="ce6">
            <text:p>t11</text:p>
          </table:table-cell>
          <table:table-cell office:value-type="string" table:style-name="ce6">
            <text:p>t12</text:p>
          </table:table-cell>
          <table:table-cell office:value-type="string" table:style-name="ce6">
            <text:p>t13</text:p>
          </table:table-cell>
          <table:table-cell office:value-type="string" table:style-name="ce6">
            <text:p>t14</text:p>
          </table:table-cell>
          <table:table-cell office:value-type="string" table:style-name="ce6">
            <text:p>t15</text:p>
          </table:table-cell>
          <table:table-cell office:value-type="string" table:style-name="ce6">
            <text:p>t16</text:p>
          </table:table-cell>
          <table:table-cell office:value-type="string" table:style-name="ce6">
            <text:p>t17</text:p>
          </table:table-cell>
          <table:table-cell office:value-type="string" table:style-name="ce6">
            <text:p>t18</text:p>
          </table:table-cell>
          <table:table-cell office:value-type="string" table:style-name="ce6">
            <text:p>t19</text:p>
          </table:table-cell>
          <table:table-cell office:value-type="string" table:style-name="ce6">
            <text:p>t20</text:p>
          </table:table-cell>
          <table:table-cell office:value-type="string" table:style-name="ce6">
            <text:p>t21</text:p>
          </table:table-cell>
          <table:table-cell office:value-type="string" table:style-name="ce6">
            <text:p>t22</text:p>
          </table:table-cell>
          <table:table-cell office:value-type="string" table:style-name="ce6">
            <text:p>t23</text:p>
          </table:table-cell>
          <table:table-cell office:value-type="string" table:style-name="ce6">
            <text:p>t24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6.6000000000000003E-2" table:style-name="ce10">
            <text:p>-0.066</text:p>
          </table:table-cell>
          <table:table-cell office:value-type="float" office:value="-6.0999999999999999E-2" table:style-name="ce10">
            <text:p>-0.061</text:p>
          </table:table-cell>
          <table:table-cell office:value-type="float" office:value="-5.8999999999999997E-2" table:style-name="ce10">
            <text:p>-0.059</text:p>
          </table:table-cell>
          <table:table-cell office:value-type="float" office:value="-5.7000000000000002E-2" table:style-name="ce10">
            <text:p>-0.057</text:p>
          </table:table-cell>
          <table:table-cell office:value-type="float" office:value="-5.7000000000000002E-2" table:style-name="ce10">
            <text:p>-0.057</text:p>
          </table:table-cell>
          <table:table-cell office:value-type="float" office:value="-5.8000000000000003E-2" table:style-name="ce10">
            <text:p>-0.058</text:p>
          </table:table-cell>
          <table:table-cell office:value-type="float" office:value="-6.3E-2" table:style-name="ce10">
            <text:p>-0.063</text:p>
          </table:table-cell>
          <table:table-cell office:value-type="float" office:value="-7.1999999999999995E-2" table:style-name="ce10">
            <text:p>-0.072</text:p>
          </table:table-cell>
          <table:table-cell office:value-type="float" office:value="-8.3000000000000004E-2" table:style-name="ce10">
            <text:p>-0.083</text:p>
          </table:table-cell>
          <table:table-cell office:value-type="float" office:value="-8.6999999999999994E-2" table:style-name="ce10">
            <text:p>-0.087</text:p>
          </table:table-cell>
          <table:table-cell office:value-type="float" office:value="-8.7999999999999995E-2" table:style-name="ce10">
            <text:p>-0.088</text:p>
          </table:table-cell>
          <table:table-cell office:value-type="float" office:value="-8.7999999999999995E-2" table:style-name="ce10">
            <text:p>-0.088</text:p>
          </table:table-cell>
          <table:table-cell office:value-type="float" office:value="-8.5999999999999993E-2" table:style-name="ce10">
            <text:p>-0.086</text:p>
          </table:table-cell>
          <table:table-cell office:value-type="float" office:value="-8.4000000000000005E-2" table:style-name="ce10">
            <text:p>-0.084</text:p>
          </table:table-cell>
          <table:table-cell office:value-type="float" office:value="-8.5000000000000006E-2" table:style-name="ce10">
            <text:p>-0.085</text:p>
          </table:table-cell>
          <table:table-cell office:value-type="float" office:value="-8.5000000000000006E-2" table:style-name="ce10">
            <text:p>-0.085</text:p>
          </table:table-cell>
          <table:table-cell office:value-type="float" office:value="-8.5000000000000006E-2" table:style-name="ce10">
            <text:p>-0.085</text:p>
          </table:table-cell>
          <table:table-cell office:value-type="float" office:value="-8.6999999999999994E-2" table:style-name="ce10">
            <text:p>-0.087</text:p>
          </table:table-cell>
          <table:table-cell office:value-type="float" office:value="-9.4E-2" table:style-name="ce10">
            <text:p>-0.094</text:p>
          </table:table-cell>
          <table:table-cell office:value-type="float" office:value="-9.7000000000000003E-2" table:style-name="ce10">
            <text:p>-0.097</text:p>
          </table:table-cell>
          <table:table-cell office:value-type="float" office:value="-9.6000000000000002E-2" table:style-name="ce10">
            <text:p>-0.096</text:p>
          </table:table-cell>
          <table:table-cell office:value-type="float" office:value="-9.1999999999999998E-2" table:style-name="ce10">
            <text:p>-0.092</text:p>
          </table:table-cell>
          <table:table-cell office:value-type="float" office:value="-8.5000000000000006E-2" table:style-name="ce10">
            <text:p>-0.085</text:p>
          </table:table-cell>
          <table:table-cell office:value-type="float" office:value="-7.4999999999999997E-2" table:style-name="ce10">
            <text:p>-0.075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79300000000000004" table:style-name="ce10">
            <text:p>0.793</text:p>
          </table:table-cell>
          <table:table-cell office:value-type="float" office:value="0.73499999999999999" table:style-name="ce10">
            <text:p>0.735</text:p>
          </table:table-cell>
          <table:table-cell office:value-type="float" office:value="0.70299999999999996" table:style-name="ce10">
            <text:p>0.703</text:p>
          </table:table-cell>
          <table:table-cell office:value-type="float" office:value="0.68700000000000006" table:style-name="ce10">
            <text:p>0.687</text:p>
          </table:table-cell>
          <table:table-cell office:value-type="float" office:value="0.68600000000000005" table:style-name="ce10">
            <text:p>0.686</text:p>
          </table:table-cell>
          <table:table-cell office:value-type="float" office:value="0.69599999999999995" table:style-name="ce10">
            <text:p>0.696</text:p>
          </table:table-cell>
          <table:table-cell office:value-type="float" office:value="0.751" table:style-name="ce10">
            <text:p>0.751</text:p>
          </table:table-cell>
          <table:table-cell office:value-type="float" office:value="0.86199999999999999" table:style-name="ce10">
            <text:p>0.862</text:p>
          </table:table-cell>
          <table:table-cell office:value-type="float" office:value="0.99" table:style-name="ce10">
            <text:p>0.99</text:p>
          </table:table-cell>
          <table:table-cell office:value-type="float" office:value="1.0489999999999999" table:style-name="ce10">
            <text:p>1.049</text:p>
          </table:table-cell>
          <table:table-cell office:value-type="float" office:value="1.0509999999999999" table:style-name="ce10">
            <text:p>1.051</text:p>
          </table:table-cell>
          <table:table-cell office:value-type="float" office:value="1.0569999999999999" table:style-name="ce10">
            <text:p>1.057</text:p>
          </table:table-cell>
          <table:table-cell office:value-type="float" office:value="1.028" table:style-name="ce10">
            <text:p>1.028</text:p>
          </table:table-cell>
          <table:table-cell office:value-type="float" office:value="1.008" table:style-name="ce10">
            <text:p>1.008</text:p>
          </table:table-cell>
          <table:table-cell office:value-type="float" office:value="1.02" table:style-name="ce10">
            <text:p>1.02</text:p>
          </table:table-cell>
          <table:table-cell office:value-type="float" office:value="1.0149999999999999" table:style-name="ce10">
            <text:p>1.015</text:p>
          </table:table-cell>
          <table:table-cell office:value-type="float" office:value="1.0209999999999999" table:style-name="ce10">
            <text:p>1.021</text:p>
          </table:table-cell>
          <table:table-cell office:value-type="float" office:value="1.048" table:style-name="ce10">
            <text:p>1.048</text:p>
          </table:table-cell>
          <table:table-cell office:value-type="float" office:value="1.1299999999999999" table:style-name="ce10">
            <text:p>1.13</text:p>
          </table:table-cell>
          <table:table-cell office:value-type="float" office:value="1.161" table:style-name="ce10">
            <text:p>1.161</text:p>
          </table:table-cell>
          <table:table-cell office:value-type="float" office:value="1.1579999999999999" table:style-name="ce10">
            <text:p>1.158</text:p>
          </table:table-cell>
          <table:table-cell office:value-type="float" office:value="1.1080000000000001" table:style-name="ce10">
            <text:p>1.108</text:p>
          </table:table-cell>
          <table:table-cell office:value-type="float" office:value="1.0189999999999999" table:style-name="ce10">
            <text:p>1.019</text:p>
          </table:table-cell>
          <table:table-cell office:value-type="float" office:value="0.89800000000000002" table:style-name="ce10">
            <text:p>0.898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26400000000000001" table:style-name="ce10">
            <text:p>0.264</text:p>
          </table:table-cell>
          <table:table-cell office:value-type="float" office:value="0.245" table:style-name="ce10">
            <text:p>0.245</text:p>
          </table:table-cell>
          <table:table-cell office:value-type="float" office:value="0.23400000000000001" table:style-name="ce10">
            <text:p>0.234</text:p>
          </table:table-cell>
          <table:table-cell office:value-type="float" office:value="0.22900000000000001" table:style-name="ce10">
            <text:p>0.229</text:p>
          </table:table-cell>
          <table:table-cell office:value-type="float" office:value="0.22900000000000001" table:style-name="ce10">
            <text:p>0.229</text:p>
          </table:table-cell>
          <table:table-cell office:value-type="float" office:value="0.23200000000000001" table:style-name="ce10">
            <text:p>0.232</text:p>
          </table:table-cell>
          <table:table-cell office:value-type="float" office:value="0.25" table:style-name="ce10">
            <text:p>0.25</text:p>
          </table:table-cell>
          <table:table-cell office:value-type="float" office:value="0.28699999999999998" table:style-name="ce10">
            <text:p>0.287</text:p>
          </table:table-cell>
          <table:table-cell office:value-type="float" office:value="0.33" table:style-name="ce10">
            <text:p>0.33</text:p>
          </table:table-cell>
          <table:table-cell office:value-type="float" office:value="0.35" table:style-name="ce10">
            <text:p>0.35</text:p>
          </table:table-cell>
          <table:table-cell office:value-type="float" office:value="0.35" table:style-name="ce10">
            <text:p>0.35</text:p>
          </table:table-cell>
          <table:table-cell office:value-type="float" office:value="0.35199999999999998" table:style-name="ce10">
            <text:p>0.352</text:p>
          </table:table-cell>
          <table:table-cell office:value-type="float" office:value="0.34300000000000003" table:style-name="ce10">
            <text:p>0.343</text:p>
          </table:table-cell>
          <table:table-cell office:value-type="float" office:value="0.33600000000000002" table:style-name="ce10">
            <text:p>0.336</text:p>
          </table:table-cell>
          <table:table-cell office:value-type="float" office:value="0.34" table:style-name="ce10">
            <text:p>0.34</text:p>
          </table:table-cell>
          <table:table-cell office:value-type="float" office:value="0.33800000000000002" table:style-name="ce10">
            <text:p>0.338</text:p>
          </table:table-cell>
          <table:table-cell office:value-type="float" office:value="0.34" table:style-name="ce10">
            <text:p>0.34</text:p>
          </table:table-cell>
          <table:table-cell office:value-type="float" office:value="0.34899999999999998" table:style-name="ce10">
            <text:p>0.349</text:p>
          </table:table-cell>
          <table:table-cell office:value-type="float" office:value="0.377" table:style-name="ce10">
            <text:p>0.377</text:p>
          </table:table-cell>
          <table:table-cell office:value-type="float" office:value="0.38700000000000001" table:style-name="ce10">
            <text:p>0.387</text:p>
          </table:table-cell>
          <table:table-cell office:value-type="float" office:value="0.38600000000000001" table:style-name="ce10">
            <text:p>0.386</text:p>
          </table:table-cell>
          <table:table-cell office:value-type="float" office:value="0.36899999999999999" table:style-name="ce10">
            <text:p>0.369</text:p>
          </table:table-cell>
          <table:table-cell office:value-type="float" office:value="0.34" table:style-name="ce10">
            <text:p>0.34</text:p>
          </table:table-cell>
          <table:table-cell office:value-type="float" office:value="0.29899999999999999" table:style-name="ce10">
            <text:p>0.299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0.3" table:style-name="ce10">
            <text:p>-0.3</text:p>
          </table:table-cell>
          <table:table-cell office:value-type="float" office:value="-0.3" table:style-name="ce10">
            <text:p>-0.3</text:p>
          </table:table-cell>
          <table:table-cell office:value-type="float" office:value="-0.3" table:style-name="ce10">
            <text:p>-0.3</text:p>
          </table:table-cell>
          <table:table-cell office:value-type="float" office:value="-0.3" table:style-name="ce10">
            <text:p>-0.3</text:p>
          </table:table-cell>
          <table:table-cell office:value-type="float" office:value="-0.3" table:style-name="ce10">
            <text:p>-0.3</text:p>
          </table:table-cell>
          <table:table-cell office:value-type="float" office:value="-0.3" table:style-name="ce10">
            <text:p>-0.3</text:p>
          </table:table-cell>
          <table:table-cell office:value-type="float" office:value="-0.3" table:style-name="ce10">
            <text:p>-0.3</text:p>
          </table:table-cell>
          <table:table-cell office:value-type="float" office:value="-0.3" table:style-name="ce10">
            <text:p>-0.3</text:p>
          </table:table-cell>
          <table:table-cell office:value-type="float" office:value="-0.3" table:style-name="ce10">
            <text:p>-0.3</text:p>
          </table:table-cell>
          <table:table-cell office:value-type="float" office:value="-0.3" table:style-name="ce10">
            <text:p>-0.3</text:p>
          </table:table-cell>
          <table:table-cell office:value-type="float" office:value="-0.3" table:style-name="ce10">
            <text:p>-0.3</text:p>
          </table:table-cell>
          <table:table-cell office:value-type="float" office:value="-0.3" table:style-name="ce10">
            <text:p>-0.3</text:p>
          </table:table-cell>
          <table:table-cell office:value-type="float" office:value="-0.3" table:style-name="ce10">
            <text:p>-0.3</text:p>
          </table:table-cell>
          <table:table-cell office:value-type="float" office:value="-0.3" table:style-name="ce10">
            <text:p>-0.3</text:p>
          </table:table-cell>
          <table:table-cell office:value-type="float" office:value="-0.3" table:style-name="ce10">
            <text:p>-0.3</text:p>
          </table:table-cell>
          <table:table-cell office:value-type="float" office:value="-0.3" table:style-name="ce10">
            <text:p>-0.3</text:p>
          </table:table-cell>
          <table:table-cell office:value-type="float" office:value="-0.3" table:style-name="ce10">
            <text:p>-0.3</text:p>
          </table:table-cell>
          <table:table-cell office:value-type="float" office:value="-0.3" table:style-name="ce10">
            <text:p>-0.3</text:p>
          </table:table-cell>
          <table:table-cell office:value-type="float" office:value="-0.3" table:style-name="ce10">
            <text:p>-0.3</text:p>
          </table:table-cell>
          <table:table-cell office:value-type="float" office:value="-0.3" table:style-name="ce10">
            <text:p>-0.3</text:p>
          </table:table-cell>
          <table:table-cell office:value-type="float" office:value="-0.3" table:style-name="ce10">
            <text:p>-0.3</text:p>
          </table:table-cell>
          <table:table-cell office:value-type="float" office:value="-0.3" table:style-name="ce10">
            <text:p>-0.3</text:p>
          </table:table-cell>
          <table:table-cell office:value-type="float" office:value="-0.3" table:style-name="ce10">
            <text:p>-0.3</text:p>
          </table:table-cell>
          <table:table-cell office:value-type="float" office:value="-0.3" table:style-name="ce10">
            <text:p>-0.3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-0.13200000000000001" table:style-name="ce10">
            <text:p>-0.132</text:p>
          </table:table-cell>
          <table:table-cell office:value-type="float" office:value="-0.123" table:style-name="ce10">
            <text:p>-0.123</text:p>
          </table:table-cell>
          <table:table-cell office:value-type="float" office:value="-0.11700000000000001" table:style-name="ce10">
            <text:p>-0.117</text:p>
          </table:table-cell>
          <table:table-cell office:value-type="float" office:value="-0.115" table:style-name="ce10">
            <text:p>-0.115</text:p>
          </table:table-cell>
          <table:table-cell office:value-type="float" office:value="-0.114" table:style-name="ce10">
            <text:p>-0.114</text:p>
          </table:table-cell>
          <table:table-cell office:value-type="float" office:value="-0.11600000000000001" table:style-name="ce10">
            <text:p>-0.116</text:p>
          </table:table-cell>
          <table:table-cell office:value-type="float" office:value="-0.125" table:style-name="ce10">
            <text:p>-0.125</text:p>
          </table:table-cell>
          <table:table-cell office:value-type="float" office:value="-0.14399999999999999" table:style-name="ce10">
            <text:p>-0.144</text:p>
          </table:table-cell>
          <table:table-cell office:value-type="float" office:value="-0.16500000000000001" table:style-name="ce10">
            <text:p>-0.165</text:p>
          </table:table-cell>
          <table:table-cell office:value-type="float" office:value="-0.17499999999999999" table:style-name="ce10">
            <text:p>-0.175</text:p>
          </table:table-cell>
          <table:table-cell office:value-type="float" office:value="-0.17499999999999999" table:style-name="ce10">
            <text:p>-0.175</text:p>
          </table:table-cell>
          <table:table-cell office:value-type="float" office:value="-0.17599999999999999" table:style-name="ce10">
            <text:p>-0.176</text:p>
          </table:table-cell>
          <table:table-cell office:value-type="float" office:value="-0.17100000000000001" table:style-name="ce10">
            <text:p>-0.171</text:p>
          </table:table-cell>
          <table:table-cell office:value-type="float" office:value="-0.16800000000000001" table:style-name="ce10">
            <text:p>-0.168</text:p>
          </table:table-cell>
          <table:table-cell office:value-type="float" office:value="-0.17" table:style-name="ce10">
            <text:p>-0.17</text:p>
          </table:table-cell>
          <table:table-cell office:value-type="float" office:value="-0.16900000000000001" table:style-name="ce10">
            <text:p>-0.169</text:p>
          </table:table-cell>
          <table:table-cell office:value-type="float" office:value="-0.17" table:style-name="ce10">
            <text:p>-0.17</text:p>
          </table:table-cell>
          <table:table-cell office:value-type="float" office:value="-0.17499999999999999" table:style-name="ce10">
            <text:p>-0.175</text:p>
          </table:table-cell>
          <table:table-cell office:value-type="float" office:value="-0.188" table:style-name="ce10">
            <text:p>-0.188</text:p>
          </table:table-cell>
          <table:table-cell office:value-type="float" office:value="-0.193" table:style-name="ce10">
            <text:p>-0.193</text:p>
          </table:table-cell>
          <table:table-cell office:value-type="float" office:value="-0.193" table:style-name="ce10">
            <text:p>-0.193</text:p>
          </table:table-cell>
          <table:table-cell office:value-type="float" office:value="-0.185" table:style-name="ce10">
            <text:p>-0.185</text:p>
          </table:table-cell>
          <table:table-cell office:value-type="float" office:value="-0.17" table:style-name="ce10">
            <text:p>-0.17</text:p>
          </table:table-cell>
          <table:table-cell office:value-type="float" office:value="-0.15" table:style-name="ce10">
            <text:p>-0.15</text:p>
          </table:table-cell>
          <table:table-cell table:number-columns-repeated="1635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-6.6000000000000003E-2" table:style-name="ce10">
            <text:p>-0.066</text:p>
          </table:table-cell>
          <table:table-cell office:value-type="float" office:value="-6.0999999999999999E-2" table:style-name="ce10">
            <text:p>-0.061</text:p>
          </table:table-cell>
          <table:table-cell office:value-type="float" office:value="-5.8999999999999997E-2" table:style-name="ce10">
            <text:p>-0.059</text:p>
          </table:table-cell>
          <table:table-cell office:value-type="float" office:value="-5.7000000000000002E-2" table:style-name="ce10">
            <text:p>-0.057</text:p>
          </table:table-cell>
          <table:table-cell office:value-type="float" office:value="-5.7000000000000002E-2" table:style-name="ce10">
            <text:p>-0.057</text:p>
          </table:table-cell>
          <table:table-cell office:value-type="float" office:value="-5.8000000000000003E-2" table:style-name="ce10">
            <text:p>-0.058</text:p>
          </table:table-cell>
          <table:table-cell office:value-type="float" office:value="-6.3E-2" table:style-name="ce10">
            <text:p>-0.063</text:p>
          </table:table-cell>
          <table:table-cell office:value-type="float" office:value="-7.1999999999999995E-2" table:style-name="ce10">
            <text:p>-0.072</text:p>
          </table:table-cell>
          <table:table-cell office:value-type="float" office:value="-8.3000000000000004E-2" table:style-name="ce10">
            <text:p>-0.083</text:p>
          </table:table-cell>
          <table:table-cell office:value-type="float" office:value="-8.6999999999999994E-2" table:style-name="ce10">
            <text:p>-0.087</text:p>
          </table:table-cell>
          <table:table-cell office:value-type="float" office:value="-8.7999999999999995E-2" table:style-name="ce10">
            <text:p>-0.088</text:p>
          </table:table-cell>
          <table:table-cell office:value-type="float" office:value="-8.7999999999999995E-2" table:style-name="ce10">
            <text:p>-0.088</text:p>
          </table:table-cell>
          <table:table-cell office:value-type="float" office:value="-8.5999999999999993E-2" table:style-name="ce10">
            <text:p>-0.086</text:p>
          </table:table-cell>
          <table:table-cell office:value-type="float" office:value="-8.4000000000000005E-2" table:style-name="ce10">
            <text:p>-0.084</text:p>
          </table:table-cell>
          <table:table-cell office:value-type="float" office:value="-8.5000000000000006E-2" table:style-name="ce10">
            <text:p>-0.085</text:p>
          </table:table-cell>
          <table:table-cell office:value-type="float" office:value="-8.5000000000000006E-2" table:style-name="ce10">
            <text:p>-0.085</text:p>
          </table:table-cell>
          <table:table-cell office:value-type="float" office:value="-8.5000000000000006E-2" table:style-name="ce10">
            <text:p>-0.085</text:p>
          </table:table-cell>
          <table:table-cell office:value-type="float" office:value="-8.6999999999999994E-2" table:style-name="ce10">
            <text:p>-0.087</text:p>
          </table:table-cell>
          <table:table-cell office:value-type="float" office:value="-9.4E-2" table:style-name="ce10">
            <text:p>-0.094</text:p>
          </table:table-cell>
          <table:table-cell office:value-type="float" office:value="-9.7000000000000003E-2" table:style-name="ce10">
            <text:p>-0.097</text:p>
          </table:table-cell>
          <table:table-cell office:value-type="float" office:value="-9.6000000000000002E-2" table:style-name="ce10">
            <text:p>-0.096</text:p>
          </table:table-cell>
          <table:table-cell office:value-type="float" office:value="-9.1999999999999998E-2" table:style-name="ce10">
            <text:p>-0.092</text:p>
          </table:table-cell>
          <table:table-cell office:value-type="float" office:value="-8.5000000000000006E-2" table:style-name="ce10">
            <text:p>-0.085</text:p>
          </table:table-cell>
          <table:table-cell office:value-type="float" office:value="-7.4999999999999997E-2" table:style-name="ce10">
            <text:p>-0.075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.1279999999999999" table:style-name="ce10">
            <text:p>1.128</text:p>
          </table:table-cell>
          <table:table-cell office:value-type="float" office:value="1.046" table:style-name="ce10">
            <text:p>1.046</text:p>
          </table:table-cell>
          <table:table-cell office:value-type="float" office:value="1.0009999999999999" table:style-name="ce10">
            <text:p>1.001</text:p>
          </table:table-cell>
          <table:table-cell office:value-type="float" office:value="0.97799999999999998" table:style-name="ce10">
            <text:p>0.978</text:p>
          </table:table-cell>
          <table:table-cell office:value-type="float" office:value="0.97599999999999998" table:style-name="ce10">
            <text:p>0.976</text:p>
          </table:table-cell>
          <table:table-cell office:value-type="float" office:value="0.99099999999999999" table:style-name="ce10">
            <text:p>0.991</text:p>
          </table:table-cell>
          <table:table-cell office:value-type="float" office:value="1.0680000000000001" table:style-name="ce10">
            <text:p>1.068</text:p>
          </table:table-cell>
          <table:table-cell office:value-type="float" office:value="1.2270000000000001" table:style-name="ce10">
            <text:p>1.227</text:p>
          </table:table-cell>
          <table:table-cell office:value-type="float" office:value="1.409" table:style-name="ce10">
            <text:p>1.409</text:p>
          </table:table-cell>
          <table:table-cell office:value-type="float" office:value="1.492" table:style-name="ce10">
            <text:p>1.492</text:p>
          </table:table-cell>
          <table:table-cell office:value-type="float" office:value="1.4950000000000001" table:style-name="ce10">
            <text:p>1.495</text:p>
          </table:table-cell>
          <table:table-cell office:value-type="float" office:value="1.5029999999999999" table:style-name="ce10">
            <text:p>1.503</text:p>
          </table:table-cell>
          <table:table-cell office:value-type="float" office:value="1.462" table:style-name="ce10">
            <text:p>1.462</text:p>
          </table:table-cell>
          <table:table-cell office:value-type="float" office:value="1.4339999999999999" table:style-name="ce10">
            <text:p>1.434</text:p>
          </table:table-cell>
          <table:table-cell office:value-type="float" office:value="1.452" table:style-name="ce10">
            <text:p>1.452</text:p>
          </table:table-cell>
          <table:table-cell office:value-type="float" office:value="1.444" table:style-name="ce10">
            <text:p>1.444</text:p>
          </table:table-cell>
          <table:table-cell office:value-type="float" office:value="1.452" table:style-name="ce10">
            <text:p>1.452</text:p>
          </table:table-cell>
          <table:table-cell office:value-type="float" office:value="1.4910000000000001" table:style-name="ce10">
            <text:p>1.491</text:p>
          </table:table-cell>
          <table:table-cell office:value-type="float" office:value="1.607" table:style-name="ce10">
            <text:p>1.607</text:p>
          </table:table-cell>
          <table:table-cell office:value-type="float" office:value="1.651" table:style-name="ce10">
            <text:p>1.651</text:p>
          </table:table-cell>
          <table:table-cell office:value-type="float" office:value="1.647" table:style-name="ce10">
            <text:p>1.647</text:p>
          </table:table-cell>
          <table:table-cell office:value-type="float" office:value="1.577" table:style-name="ce10">
            <text:p>1.577</text:p>
          </table:table-cell>
          <table:table-cell office:value-type="float" office:value="1.45" table:style-name="ce10">
            <text:p>1.45</text:p>
          </table:table-cell>
          <table:table-cell office:value-type="float" office:value="1.2769999999999999" table:style-name="ce10">
            <text:p>1.277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9.667999999999999" table:style-name="ce10">
            <text:p>19.668</text:p>
          </table:table-cell>
          <table:table-cell office:value-type="float" office:value="18.239999999999998" table:style-name="ce10">
            <text:p>18.24</text:p>
          </table:table-cell>
          <table:table-cell office:value-type="float" office:value="17.452000000000002" table:style-name="ce10">
            <text:p>17.452</text:p>
          </table:table-cell>
          <table:table-cell office:value-type="float" office:value="17.050999999999998" table:style-name="ce10">
            <text:p>17.051</text:p>
          </table:table-cell>
          <table:table-cell office:value-type="float" office:value="17.015999999999998" table:style-name="ce10">
            <text:p>17.016</text:p>
          </table:table-cell>
          <table:table-cell office:value-type="float" office:value="17.277999999999999" table:style-name="ce10">
            <text:p>17.278</text:p>
          </table:table-cell>
          <table:table-cell office:value-type="float" office:value="18.620999999999999" table:style-name="ce10">
            <text:p>18.621</text:p>
          </table:table-cell>
          <table:table-cell office:value-type="float" office:value="21.396000000000001" table:style-name="ce10">
            <text:p>21.396</text:p>
          </table:table-cell>
          <table:table-cell office:value-type="float" office:value="24.573" table:style-name="ce10">
            <text:p>24.573</text:p>
          </table:table-cell>
          <table:table-cell office:value-type="float" office:value="26.021999999999998" table:style-name="ce10">
            <text:p>26.022</text:p>
          </table:table-cell>
          <table:table-cell office:value-type="float" office:value="26.076000000000001" table:style-name="ce10">
            <text:p>26.076</text:p>
          </table:table-cell>
          <table:table-cell office:value-type="float" office:value="26.213999999999999" table:style-name="ce10">
            <text:p>26.214</text:p>
          </table:table-cell>
          <table:table-cell office:value-type="float" office:value="25.498000000000001" table:style-name="ce10">
            <text:p>25.498</text:p>
          </table:table-cell>
          <table:table-cell office:value-type="float" office:value="25.01" table:style-name="ce10">
            <text:p>25.01</text:p>
          </table:table-cell>
          <table:table-cell office:value-type="float" office:value="25.317" table:style-name="ce10">
            <text:p>25.317</text:p>
          </table:table-cell>
          <table:table-cell office:value-type="float" office:value="25.178999999999998" table:style-name="ce10">
            <text:p>25.179</text:p>
          </table:table-cell>
          <table:table-cell office:value-type="float" office:value="25.331" table:style-name="ce10">
            <text:p>25.331</text:p>
          </table:table-cell>
          <table:table-cell office:value-type="float" office:value="26.004999999999999" table:style-name="ce10">
            <text:p>26.005</text:p>
          </table:table-cell>
          <table:table-cell office:value-type="float" office:value="28.033000000000001" table:style-name="ce10">
            <text:p>28.033</text:p>
          </table:table-cell>
          <table:table-cell office:value-type="float" office:value="28.803999999999998" table:style-name="ce10">
            <text:p>28.804</text:p>
          </table:table-cell>
          <table:table-cell office:value-type="float" office:value="28.725999999999999" table:style-name="ce10">
            <text:p>28.726</text:p>
          </table:table-cell>
          <table:table-cell office:value-type="float" office:value="27.5" table:style-name="ce10">
            <text:p>27.5</text:p>
          </table:table-cell>
          <table:table-cell office:value-type="float" office:value="25.283999999999999" table:style-name="ce10">
            <text:p>25.284</text:p>
          </table:table-cell>
          <table:table-cell office:value-type="float" office:value="22.279" table:style-name="ce10">
            <text:p>22.279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2.33" table:style-name="ce10">
            <text:p>12.33</text:p>
          </table:table-cell>
          <table:table-cell office:value-type="float" office:value="11.435" table:style-name="ce10">
            <text:p>11.435</text:p>
          </table:table-cell>
          <table:table-cell office:value-type="float" office:value="10.94" table:style-name="ce10">
            <text:p>10.94</text:p>
          </table:table-cell>
          <table:table-cell office:value-type="float" office:value="10.689" table:style-name="ce10">
            <text:p>10.689</text:p>
          </table:table-cell>
          <table:table-cell office:value-type="float" office:value="10.667" table:style-name="ce10">
            <text:p>10.667</text:p>
          </table:table-cell>
          <table:table-cell office:value-type="float" office:value="10.831" table:style-name="ce10">
            <text:p>10.831</text:p>
          </table:table-cell>
          <table:table-cell office:value-type="float" office:value="11.673" table:style-name="ce10">
            <text:p>11.673</text:p>
          </table:table-cell>
          <table:table-cell office:value-type="float" office:value="13.413" table:style-name="ce10">
            <text:p>13.413</text:p>
          </table:table-cell>
          <table:table-cell office:value-type="float" office:value="15.404" table:style-name="ce10">
            <text:p>15.404</text:p>
          </table:table-cell>
          <table:table-cell office:value-type="float" office:value="16.312999999999999" table:style-name="ce10">
            <text:p>16.313</text:p>
          </table:table-cell>
          <table:table-cell office:value-type="float" office:value="16.347000000000001" table:style-name="ce10">
            <text:p>16.347</text:p>
          </table:table-cell>
          <table:table-cell office:value-type="float" office:value="16.433" table:style-name="ce10">
            <text:p>16.433</text:p>
          </table:table-cell>
          <table:table-cell office:value-type="float" office:value="15.984999999999999" table:style-name="ce10">
            <text:p>15.985</text:p>
          </table:table-cell>
          <table:table-cell office:value-type="float" office:value="15.678000000000001" table:style-name="ce10">
            <text:p>15.678</text:p>
          </table:table-cell>
          <table:table-cell office:value-type="float" office:value="15.871" table:style-name="ce10">
            <text:p>15.871</text:p>
          </table:table-cell>
          <table:table-cell office:value-type="float" office:value="15.784000000000001" table:style-name="ce10">
            <text:p>15.784</text:p>
          </table:table-cell>
          <table:table-cell office:value-type="float" office:value="15.88" table:style-name="ce10">
            <text:p>15.88</text:p>
          </table:table-cell>
          <table:table-cell office:value-type="float" office:value="16.302" table:style-name="ce10">
            <text:p>16.302</text:p>
          </table:table-cell>
          <table:table-cell office:value-type="float" office:value="17.574000000000002" table:style-name="ce10">
            <text:p>17.574</text:p>
          </table:table-cell>
          <table:table-cell office:value-type="float" office:value="18.056999999999999" table:style-name="ce10">
            <text:p>18.057</text:p>
          </table:table-cell>
          <table:table-cell office:value-type="float" office:value="18.007999999999999" table:style-name="ce10">
            <text:p>18.008</text:p>
          </table:table-cell>
          <table:table-cell office:value-type="float" office:value="17.239000000000001" table:style-name="ce10">
            <text:p>17.239</text:p>
          </table:table-cell>
          <table:table-cell office:value-type="float" office:value="15.851000000000001" table:style-name="ce10">
            <text:p>15.851</text:p>
          </table:table-cell>
          <table:table-cell office:value-type="float" office:value="13.967000000000001" table:style-name="ce10">
            <text:p>13.967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1.704000000000001" table:style-name="ce10">
            <text:p>11.704</text:p>
          </table:table-cell>
          <table:table-cell office:value-type="float" office:value="10.853999999999999" table:style-name="ce10">
            <text:p>10.854</text:p>
          </table:table-cell>
          <table:table-cell office:value-type="float" office:value="10.385" table:style-name="ce10">
            <text:p>10.385</text:p>
          </table:table-cell>
          <table:table-cell office:value-type="float" office:value="10.146000000000001" table:style-name="ce10">
            <text:p>10.146</text:p>
          </table:table-cell>
          <table:table-cell office:value-type="float" office:value="10.125999999999999" table:style-name="ce10">
            <text:p>10.126</text:p>
          </table:table-cell>
          <table:table-cell office:value-type="float" office:value="10.282" table:style-name="ce10">
            <text:p>10.282</text:p>
          </table:table-cell>
          <table:table-cell office:value-type="float" office:value="11.081" table:style-name="ce10">
            <text:p>11.081</text:p>
          </table:table-cell>
          <table:table-cell office:value-type="float" office:value="12.731999999999999" table:style-name="ce10">
            <text:p>12.732</text:p>
          </table:table-cell>
          <table:table-cell office:value-type="float" office:value="14.622999999999999" table:style-name="ce10">
            <text:p>14.623</text:p>
          </table:table-cell>
          <table:table-cell office:value-type="float" office:value="15.484999999999999" table:style-name="ce10">
            <text:p>15.485</text:p>
          </table:table-cell>
          <table:table-cell office:value-type="float" office:value="15.516999999999999" table:style-name="ce10">
            <text:p>15.517</text:p>
          </table:table-cell>
          <table:table-cell office:value-type="float" office:value="15.599" table:style-name="ce10">
            <text:p>15.599</text:p>
          </table:table-cell>
          <table:table-cell office:value-type="float" office:value="15.173999999999999" table:style-name="ce10">
            <text:p>15.174</text:p>
          </table:table-cell>
          <table:table-cell office:value-type="float" office:value="14.882999999999999" table:style-name="ce10">
            <text:p>14.883</text:p>
          </table:table-cell>
          <table:table-cell office:value-type="float" office:value="15.066000000000001" table:style-name="ce10">
            <text:p>15.066</text:p>
          </table:table-cell>
          <table:table-cell office:value-type="float" office:value="14.983000000000001" table:style-name="ce10">
            <text:p>14.983</text:p>
          </table:table-cell>
          <table:table-cell office:value-type="float" office:value="15.074" table:style-name="ce10">
            <text:p>15.074</text:p>
          </table:table-cell>
          <table:table-cell office:value-type="float" office:value="15.475" table:style-name="ce10">
            <text:p>15.475</text:p>
          </table:table-cell>
          <table:table-cell office:value-type="float" office:value="16.681999999999999" table:style-name="ce10">
            <text:p>16.682</text:p>
          </table:table-cell>
          <table:table-cell office:value-type="float" office:value="17.140999999999998" table:style-name="ce10">
            <text:p>17.141</text:p>
          </table:table-cell>
          <table:table-cell office:value-type="float" office:value="17.094000000000001" table:style-name="ce10">
            <text:p>17.094</text:p>
          </table:table-cell>
          <table:table-cell office:value-type="float" office:value="16.364999999999998" table:style-name="ce10">
            <text:p>16.365</text:p>
          </table:table-cell>
          <table:table-cell office:value-type="float" office:value="15.045999999999999" table:style-name="ce10">
            <text:p>15.046</text:p>
          </table:table-cell>
          <table:table-cell office:value-type="float" office:value="13.257999999999999" table:style-name="ce10">
            <text:p>13.258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5.53" table:style-name="ce10">
            <text:p>15.53</text:p>
          </table:table-cell>
          <table:table-cell office:value-type="float" office:value="14.401999999999999" table:style-name="ce10">
            <text:p>14.402</text:p>
          </table:table-cell>
          <table:table-cell office:value-type="float" office:value="13.78" table:style-name="ce10">
            <text:p>13.78</text:p>
          </table:table-cell>
          <table:table-cell office:value-type="float" office:value="13.462999999999999" table:style-name="ce10">
            <text:p>13.463</text:p>
          </table:table-cell>
          <table:table-cell office:value-type="float" office:value="13.436" table:style-name="ce10">
            <text:p>13.436</text:p>
          </table:table-cell>
          <table:table-cell office:value-type="float" office:value="13.643000000000001" table:style-name="ce10">
            <text:p>13.643</text:p>
          </table:table-cell>
          <table:table-cell office:value-type="float" office:value="14.702999999999999" table:style-name="ce10">
            <text:p>14.703</text:p>
          </table:table-cell>
          <table:table-cell office:value-type="float" office:value="16.893999999999998" table:style-name="ce10">
            <text:p>16.894</text:p>
          </table:table-cell>
          <table:table-cell office:value-type="float" office:value="19.402999999999999" table:style-name="ce10">
            <text:p>19.403</text:p>
          </table:table-cell>
          <table:table-cell office:value-type="float" office:value="20.547000000000001" table:style-name="ce10">
            <text:p>20.547</text:p>
          </table:table-cell>
          <table:table-cell office:value-type="float" office:value="20.588999999999999" table:style-name="ce10">
            <text:p>20.589</text:p>
          </table:table-cell>
          <table:table-cell office:value-type="float" office:value="20.699000000000002" table:style-name="ce10">
            <text:p>20.699</text:p>
          </table:table-cell>
          <table:table-cell office:value-type="float" office:value="20.134" table:style-name="ce10">
            <text:p>20.134</text:p>
          </table:table-cell>
          <table:table-cell office:value-type="float" office:value="19.748000000000001" table:style-name="ce10">
            <text:p>19.748</text:p>
          </table:table-cell>
          <table:table-cell office:value-type="float" office:value="19.989999999999998" table:style-name="ce10">
            <text:p>19.99</text:p>
          </table:table-cell>
          <table:table-cell office:value-type="float" office:value="19.881" table:style-name="ce10">
            <text:p>19.881</text:p>
          </table:table-cell>
          <table:table-cell office:value-type="float" office:value="20.001999999999999" table:style-name="ce10">
            <text:p>20.002</text:p>
          </table:table-cell>
          <table:table-cell office:value-type="float" office:value="20.533000000000001" table:style-name="ce10">
            <text:p>20.533</text:p>
          </table:table-cell>
          <table:table-cell office:value-type="float" office:value="22.135000000000002" table:style-name="ce10">
            <text:p>22.135</text:p>
          </table:table-cell>
          <table:table-cell office:value-type="float" office:value="22.744" table:style-name="ce10">
            <text:p>22.744</text:p>
          </table:table-cell>
          <table:table-cell office:value-type="float" office:value="22.681999999999999" table:style-name="ce10">
            <text:p>22.682</text:p>
          </table:table-cell>
          <table:table-cell office:value-type="float" office:value="21.713999999999999" table:style-name="ce10">
            <text:p>21.714</text:p>
          </table:table-cell>
          <table:table-cell office:value-type="float" office:value="19.965" table:style-name="ce10">
            <text:p>19.965</text:p>
          </table:table-cell>
          <table:table-cell office:value-type="float" office:value="17.591999999999999" table:style-name="ce10">
            <text:p>17.592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5.3760000000000003" table:style-name="ce10">
            <text:p>5.376</text:p>
          </table:table-cell>
          <table:table-cell office:value-type="float" office:value="4.9859999999999998" table:style-name="ce10">
            <text:p>4.986</text:p>
          </table:table-cell>
          <table:table-cell office:value-type="float" office:value="4.7699999999999996" table:style-name="ce10">
            <text:p>4.77</text:p>
          </table:table-cell>
          <table:table-cell office:value-type="float" office:value="4.6609999999999996" table:style-name="ce10">
            <text:p>4.661</text:p>
          </table:table-cell>
          <table:table-cell office:value-type="float" office:value="4.6509999999999998" table:style-name="ce10">
            <text:p>4.651</text:p>
          </table:table-cell>
          <table:table-cell office:value-type="float" office:value="4.7229999999999999" table:style-name="ce10">
            <text:p>4.723</text:p>
          </table:table-cell>
          <table:table-cell office:value-type="float" office:value="5.09" table:style-name="ce10">
            <text:p>5.09</text:p>
          </table:table-cell>
          <table:table-cell office:value-type="float" office:value="5.8479999999999999" table:style-name="ce10">
            <text:p>5.848</text:p>
          </table:table-cell>
          <table:table-cell office:value-type="float" office:value="6.7169999999999996" table:style-name="ce10">
            <text:p>6.717</text:p>
          </table:table-cell>
          <table:table-cell office:value-type="float" office:value="7.1130000000000004" table:style-name="ce10">
            <text:p>7.113</text:p>
          </table:table-cell>
          <table:table-cell office:value-type="float" office:value="7.1280000000000001" table:style-name="ce10">
            <text:p>7.128</text:p>
          </table:table-cell>
          <table:table-cell office:value-type="float" office:value="7.1660000000000004" table:style-name="ce10">
            <text:p>7.166</text:p>
          </table:table-cell>
          <table:table-cell office:value-type="float" office:value="6.97" table:style-name="ce10">
            <text:p>6.97</text:p>
          </table:table-cell>
          <table:table-cell office:value-type="float" office:value="6.8360000000000003" table:style-name="ce10">
            <text:p>6.836</text:p>
          </table:table-cell>
          <table:table-cell office:value-type="float" office:value="6.92" table:style-name="ce10">
            <text:p>6.92</text:p>
          </table:table-cell>
          <table:table-cell office:value-type="float" office:value="6.883" table:style-name="ce10">
            <text:p>6.883</text:p>
          </table:table-cell>
          <table:table-cell office:value-type="float" office:value="6.9240000000000004" table:style-name="ce10">
            <text:p>6.924</text:p>
          </table:table-cell>
          <table:table-cell office:value-type="float" office:value="7.1079999999999997" table:style-name="ce10">
            <text:p>7.108</text:p>
          </table:table-cell>
          <table:table-cell office:value-type="float" office:value="7.6630000000000003" table:style-name="ce10">
            <text:p>7.663</text:p>
          </table:table-cell>
          <table:table-cell office:value-type="float" office:value="7.8739999999999997" table:style-name="ce10">
            <text:p>7.874</text:p>
          </table:table-cell>
          <table:table-cell office:value-type="float" office:value="7.8520000000000003" table:style-name="ce10">
            <text:p>7.852</text:p>
          </table:table-cell>
          <table:table-cell office:value-type="float" office:value="7.5170000000000003" table:style-name="ce10">
            <text:p>7.517</text:p>
          </table:table-cell>
          <table:table-cell office:value-type="float" office:value="6.9109999999999996" table:style-name="ce10">
            <text:p>6.911</text:p>
          </table:table-cell>
          <table:table-cell office:value-type="float" office:value="6.09" table:style-name="ce10">
            <text:p>6.09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2.010999999999999" table:style-name="ce10">
            <text:p>12.011</text:p>
          </table:table-cell>
          <table:table-cell office:value-type="float" office:value="11.138999999999999" table:style-name="ce10">
            <text:p>11.139</text:p>
          </table:table-cell>
          <table:table-cell office:value-type="float" office:value="10.657" table:style-name="ce10">
            <text:p>10.657</text:p>
          </table:table-cell>
          <table:table-cell office:value-type="float" office:value="10.412000000000001" table:style-name="ce10">
            <text:p>10.412</text:p>
          </table:table-cell>
          <table:table-cell office:value-type="float" office:value="10.391" table:style-name="ce10">
            <text:p>10.391</text:p>
          </table:table-cell>
          <table:table-cell office:value-type="float" office:value="10.551" table:style-name="ce10">
            <text:p>10.551</text:p>
          </table:table-cell>
          <table:table-cell office:value-type="float" office:value="11.371" table:style-name="ce10">
            <text:p>11.371</text:p>
          </table:table-cell>
          <table:table-cell office:value-type="float" office:value="13.066000000000001" table:style-name="ce10">
            <text:p>13.066</text:p>
          </table:table-cell>
          <table:table-cell office:value-type="float" office:value="15.006" table:style-name="ce10">
            <text:p>15.006</text:p>
          </table:table-cell>
          <table:table-cell office:value-type="float" office:value="15.891" table:style-name="ce10">
            <text:p>15.891</text:p>
          </table:table-cell>
          <table:table-cell office:value-type="float" office:value="15.923999999999999" table:style-name="ce10">
            <text:p>15.924</text:p>
          </table:table-cell>
          <table:table-cell office:value-type="float" office:value="16.007999999999999" table:style-name="ce10">
            <text:p>16.008</text:p>
          </table:table-cell>
          <table:table-cell office:value-type="float" office:value="15.571" table:style-name="ce10">
            <text:p>15.571</text:p>
          </table:table-cell>
          <table:table-cell office:value-type="float" office:value="15.273" table:style-name="ce10">
            <text:p>15.273</text:p>
          </table:table-cell>
          <table:table-cell office:value-type="float" office:value="15.46" table:style-name="ce10">
            <text:p>15.46</text:p>
          </table:table-cell>
          <table:table-cell office:value-type="float" office:value="15.375999999999999" table:style-name="ce10">
            <text:p>15.376</text:p>
          </table:table-cell>
          <table:table-cell office:value-type="float" office:value="15.468999999999999" table:style-name="ce10">
            <text:p>15.469</text:p>
          </table:table-cell>
          <table:table-cell office:value-type="float" office:value="15.88" table:style-name="ce10">
            <text:p>15.88</text:p>
          </table:table-cell>
          <table:table-cell office:value-type="float" office:value="17.119" table:style-name="ce10">
            <text:p>17.119</text:p>
          </table:table-cell>
          <table:table-cell office:value-type="float" office:value="17.59" table:style-name="ce10">
            <text:p>17.59</text:p>
          </table:table-cell>
          <table:table-cell office:value-type="float" office:value="17.542000000000002" table:style-name="ce10">
            <text:p>17.542</text:p>
          </table:table-cell>
          <table:table-cell office:value-type="float" office:value="16.792999999999999" table:style-name="ce10">
            <text:p>16.793</text:p>
          </table:table-cell>
          <table:table-cell office:value-type="float" office:value="15.44" table:style-name="ce10">
            <text:p>15.44</text:p>
          </table:table-cell>
          <table:table-cell office:value-type="float" office:value="13.605" table:style-name="ce10">
            <text:p>13.605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4089999999999998" table:style-name="ce10">
            <text:p>4.409</text:p>
          </table:table-cell>
          <table:table-cell office:value-type="float" office:value="4.0890000000000004" table:style-name="ce10">
            <text:p>4.089</text:p>
          </table:table-cell>
          <table:table-cell office:value-type="float" office:value="3.9129999999999998" table:style-name="ce10">
            <text:p>3.913</text:p>
          </table:table-cell>
          <table:table-cell office:value-type="float" office:value="3.823" table:style-name="ce10">
            <text:p>3.823</text:p>
          </table:table-cell>
          <table:table-cell office:value-type="float" office:value="3.8149999999999999" table:style-name="ce10">
            <text:p>3.815</text:p>
          </table:table-cell>
          <table:table-cell office:value-type="float" office:value="3.8740000000000001" table:style-name="ce10">
            <text:p>3.874</text:p>
          </table:table-cell>
          <table:table-cell office:value-type="float" office:value="4.1749999999999998" table:style-name="ce10">
            <text:p>4.175</text:p>
          </table:table-cell>
          <table:table-cell office:value-type="float" office:value="4.7969999999999997" table:style-name="ce10">
            <text:p>4.797</text:p>
          </table:table-cell>
          <table:table-cell office:value-type="float" office:value="5.5090000000000003" table:style-name="ce10">
            <text:p>5.509</text:p>
          </table:table-cell>
          <table:table-cell office:value-type="float" office:value="5.8339999999999996" table:style-name="ce10">
            <text:p>5.834</text:p>
          </table:table-cell>
          <table:table-cell office:value-type="float" office:value="5.8460000000000001" table:style-name="ce10">
            <text:p>5.846</text:p>
          </table:table-cell>
          <table:table-cell office:value-type="float" office:value="5.8769999999999998" table:style-name="ce10">
            <text:p>5.877</text:p>
          </table:table-cell>
          <table:table-cell office:value-type="float" office:value="5.7169999999999996" table:style-name="ce10">
            <text:p>5.717</text:p>
          </table:table-cell>
          <table:table-cell office:value-type="float" office:value="5.6070000000000002" table:style-name="ce10">
            <text:p>5.607</text:p>
          </table:table-cell>
          <table:table-cell office:value-type="float" office:value="5.6760000000000002" table:style-name="ce10">
            <text:p>5.676</text:p>
          </table:table-cell>
          <table:table-cell office:value-type="float" office:value="5.6449999999999996" table:style-name="ce10">
            <text:p>5.645</text:p>
          </table:table-cell>
          <table:table-cell office:value-type="float" office:value="5.6790000000000003" table:style-name="ce10">
            <text:p>5.679</text:p>
          </table:table-cell>
          <table:table-cell office:value-type="float" office:value="5.83" table:style-name="ce10">
            <text:p>5.83</text:p>
          </table:table-cell>
          <table:table-cell office:value-type="float" office:value="6.2850000000000001" table:style-name="ce10">
            <text:p>6.285</text:p>
          </table:table-cell>
          <table:table-cell office:value-type="float" office:value="6.4580000000000002" table:style-name="ce10">
            <text:p>6.458</text:p>
          </table:table-cell>
          <table:table-cell office:value-type="float" office:value="6.44" table:style-name="ce10">
            <text:p>6.44</text:p>
          </table:table-cell>
          <table:table-cell office:value-type="float" office:value="6.165" table:style-name="ce10">
            <text:p>6.165</text:p>
          </table:table-cell>
          <table:table-cell office:value-type="float" office:value="5.6689999999999996" table:style-name="ce10">
            <text:p>5.669</text:p>
          </table:table-cell>
          <table:table-cell office:value-type="float" office:value="4.9950000000000001" table:style-name="ce10">
            <text:p>4.995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3.762" table:style-name="ce10">
            <text:p>23.762</text:p>
          </table:table-cell>
          <table:table-cell office:value-type="float" office:value="22.036999999999999" table:style-name="ce10">
            <text:p>22.037</text:p>
          </table:table-cell>
          <table:table-cell office:value-type="float" office:value="21.085000000000001" table:style-name="ce10">
            <text:p>21.085</text:p>
          </table:table-cell>
          <table:table-cell office:value-type="float" office:value="20.6" table:style-name="ce10">
            <text:p>20.6</text:p>
          </table:table-cell>
          <table:table-cell office:value-type="float" office:value="20.559000000000001" table:style-name="ce10">
            <text:p>20.559</text:p>
          </table:table-cell>
          <table:table-cell office:value-type="float" office:value="20.873999999999999" table:style-name="ce10">
            <text:p>20.874</text:p>
          </table:table-cell>
          <table:table-cell office:value-type="float" office:value="22.497" table:style-name="ce10">
            <text:p>22.497</text:p>
          </table:table-cell>
          <table:table-cell office:value-type="float" office:value="25.849" table:style-name="ce10">
            <text:p>25.849</text:p>
          </table:table-cell>
          <table:table-cell office:value-type="float" office:value="29.687999999999999" table:style-name="ce10">
            <text:p>29.688</text:p>
          </table:table-cell>
          <table:table-cell office:value-type="float" office:value="31.439" table:style-name="ce10">
            <text:p>31.439</text:p>
          </table:table-cell>
          <table:table-cell office:value-type="float" office:value="31.504000000000001" table:style-name="ce10">
            <text:p>31.504</text:p>
          </table:table-cell>
          <table:table-cell office:value-type="float" office:value="31.670999999999999" table:style-name="ce10">
            <text:p>31.671</text:p>
          </table:table-cell>
          <table:table-cell office:value-type="float" office:value="30.806000000000001" table:style-name="ce10">
            <text:p>30.806</text:p>
          </table:table-cell>
          <table:table-cell office:value-type="float" office:value="30.216000000000001" table:style-name="ce10">
            <text:p>30.216</text:p>
          </table:table-cell>
          <table:table-cell office:value-type="float" office:value="30.587" table:style-name="ce10">
            <text:p>30.587</text:p>
          </table:table-cell>
          <table:table-cell office:value-type="float" office:value="30.42" table:style-name="ce10">
            <text:p>30.42</text:p>
          </table:table-cell>
          <table:table-cell office:value-type="float" office:value="30.603999999999999" table:style-name="ce10">
            <text:p>30.604</text:p>
          </table:table-cell>
          <table:table-cell office:value-type="float" office:value="31.417999999999999" table:style-name="ce10">
            <text:p>31.418</text:p>
          </table:table-cell>
          <table:table-cell office:value-type="float" office:value="33.868000000000002" table:style-name="ce10">
            <text:p>33.868</text:p>
          </table:table-cell>
          <table:table-cell office:value-type="float" office:value="34.799999999999997" table:style-name="ce10">
            <text:p>34.8</text:p>
          </table:table-cell>
          <table:table-cell office:value-type="float" office:value="34.704999999999998" table:style-name="ce10">
            <text:p>34.705</text:p>
          </table:table-cell>
          <table:table-cell office:value-type="float" office:value="33.223999999999997" table:style-name="ce10">
            <text:p>33.224</text:p>
          </table:table-cell>
          <table:table-cell office:value-type="float" office:value="30.547999999999998" table:style-name="ce10">
            <text:p>30.548</text:p>
          </table:table-cell>
          <table:table-cell office:value-type="float" office:value="26.917000000000002" table:style-name="ce10">
            <text:p>26.917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.9569999999999999" table:style-name="ce10">
            <text:p>3.957</text:p>
          </table:table-cell>
          <table:table-cell office:value-type="float" office:value="3.67" table:style-name="ce10">
            <text:p>3.67</text:p>
          </table:table-cell>
          <table:table-cell office:value-type="float" office:value="3.5110000000000001" table:style-name="ce10">
            <text:p>3.511</text:p>
          </table:table-cell>
          <table:table-cell office:value-type="float" office:value="3.431" table:style-name="ce10">
            <text:p>3.431</text:p>
          </table:table-cell>
          <table:table-cell office:value-type="float" office:value="3.4239999999999999" table:style-name="ce10">
            <text:p>3.424</text:p>
          </table:table-cell>
          <table:table-cell office:value-type="float" office:value="3.476" table:style-name="ce10">
            <text:p>3.476</text:p>
          </table:table-cell>
          <table:table-cell office:value-type="float" office:value="3.746" table:style-name="ce10">
            <text:p>3.746</text:p>
          </table:table-cell>
          <table:table-cell office:value-type="float" office:value="4.3049999999999997" table:style-name="ce10">
            <text:p>4.305</text:p>
          </table:table-cell>
          <table:table-cell office:value-type="float" office:value="4.944" table:style-name="ce10">
            <text:p>4.944</text:p>
          </table:table-cell>
          <table:table-cell office:value-type="float" office:value="5.2359999999999998" table:style-name="ce10">
            <text:p>5.236</text:p>
          </table:table-cell>
          <table:table-cell office:value-type="float" office:value="5.2460000000000004" table:style-name="ce10">
            <text:p>5.246</text:p>
          </table:table-cell>
          <table:table-cell office:value-type="float" office:value="5.274" table:style-name="ce10">
            <text:p>5.274</text:p>
          </table:table-cell>
          <table:table-cell office:value-type="float" office:value="5.13" table:style-name="ce10">
            <text:p>5.13</text:p>
          </table:table-cell>
          <table:table-cell office:value-type="float" office:value="5.032" table:style-name="ce10">
            <text:p>5.032</text:p>
          </table:table-cell>
          <table:table-cell office:value-type="float" office:value="5.0940000000000003" table:style-name="ce10">
            <text:p>5.094</text:p>
          </table:table-cell>
          <table:table-cell office:value-type="float" office:value="5.0659999999999998" table:style-name="ce10">
            <text:p>5.066</text:p>
          </table:table-cell>
          <table:table-cell office:value-type="float" office:value="5.0970000000000004" table:style-name="ce10">
            <text:p>5.097</text:p>
          </table:table-cell>
          <table:table-cell office:value-type="float" office:value="5.2320000000000002" table:style-name="ce10">
            <text:p>5.232</text:p>
          </table:table-cell>
          <table:table-cell office:value-type="float" office:value="5.64" table:style-name="ce10">
            <text:p>5.64</text:p>
          </table:table-cell>
          <table:table-cell office:value-type="float" office:value="5.7949999999999999" table:style-name="ce10">
            <text:p>5.795</text:p>
          </table:table-cell>
          <table:table-cell office:value-type="float" office:value="5.7789999999999999" table:style-name="ce10">
            <text:p>5.779</text:p>
          </table:table-cell>
          <table:table-cell office:value-type="float" office:value="5.5330000000000004" table:style-name="ce10">
            <text:p>5.533</text:p>
          </table:table-cell>
          <table:table-cell office:value-type="float" office:value="5.0869999999999997" table:style-name="ce10">
            <text:p>5.087</text:p>
          </table:table-cell>
          <table:table-cell office:value-type="float" office:value="4.4829999999999997" table:style-name="ce10">
            <text:p>4.483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8.9060000000000006" table:style-name="ce10">
            <text:p>8.906</text:p>
          </table:table-cell>
          <table:table-cell office:value-type="float" office:value="8.26" table:style-name="ce10">
            <text:p>8.26</text:p>
          </table:table-cell>
          <table:table-cell office:value-type="float" office:value="7.9029999999999996" table:style-name="ce10">
            <text:p>7.903</text:p>
          </table:table-cell>
          <table:table-cell office:value-type="float" office:value="7.7210000000000001" table:style-name="ce10">
            <text:p>7.721</text:p>
          </table:table-cell>
          <table:table-cell office:value-type="float" office:value="7.7060000000000004" table:style-name="ce10">
            <text:p>7.706</text:p>
          </table:table-cell>
          <table:table-cell office:value-type="float" office:value="7.8239999999999998" table:style-name="ce10">
            <text:p>7.824</text:p>
          </table:table-cell>
          <table:table-cell office:value-type="float" office:value="8.4320000000000004" table:style-name="ce10">
            <text:p>8.432</text:p>
          </table:table-cell>
          <table:table-cell office:value-type="float" office:value="9.6890000000000001" table:style-name="ce10">
            <text:p>9.689</text:p>
          </table:table-cell>
          <table:table-cell office:value-type="float" office:value="11.127000000000001" table:style-name="ce10">
            <text:p>11.127</text:p>
          </table:table-cell>
          <table:table-cell office:value-type="float" office:value="11.784000000000001" table:style-name="ce10">
            <text:p>11.784</text:p>
          </table:table-cell>
          <table:table-cell office:value-type="float" office:value="11.808" table:style-name="ce10">
            <text:p>11.808</text:p>
          </table:table-cell>
          <table:table-cell office:value-type="float" office:value="11.871" table:style-name="ce10">
            <text:p>11.871</text:p>
          </table:table-cell>
          <table:table-cell office:value-type="float" office:value="11.547000000000001" table:style-name="ce10">
            <text:p>11.547</text:p>
          </table:table-cell>
          <table:table-cell office:value-type="float" office:value="11.324999999999999" table:style-name="ce10">
            <text:p>11.325</text:p>
          </table:table-cell>
          <table:table-cell office:value-type="float" office:value="11.464" table:style-name="ce10">
            <text:p>11.464</text:p>
          </table:table-cell>
          <table:table-cell office:value-type="float" office:value="11.401999999999999" table:style-name="ce10">
            <text:p>11.402</text:p>
          </table:table-cell>
          <table:table-cell office:value-type="float" office:value="11.471" table:style-name="ce10">
            <text:p>11.471</text:p>
          </table:table-cell>
          <table:table-cell office:value-type="float" office:value="11.776" table:style-name="ce10">
            <text:p>11.776</text:p>
          </table:table-cell>
          <table:table-cell office:value-type="float" office:value="12.694000000000001" table:style-name="ce10">
            <text:p>12.694</text:p>
          </table:table-cell>
          <table:table-cell office:value-type="float" office:value="13.042999999999999" table:style-name="ce10">
            <text:p>13.043</text:p>
          </table:table-cell>
          <table:table-cell office:value-type="float" office:value="13.007999999999999" table:style-name="ce10">
            <text:p>13.008</text:p>
          </table:table-cell>
          <table:table-cell office:value-type="float" office:value="12.452999999999999" table:style-name="ce10">
            <text:p>12.453</text:p>
          </table:table-cell>
          <table:table-cell office:value-type="float" office:value="11.45" table:style-name="ce10">
            <text:p>11.45</text:p>
          </table:table-cell>
          <table:table-cell office:value-type="float" office:value="10.089" table:style-name="ce10">
            <text:p>10.089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7.984000000000002" table:style-name="ce10">
            <text:p>17.984</text:p>
          </table:table-cell>
          <table:table-cell office:value-type="float" office:value="16.678000000000001" table:style-name="ce10">
            <text:p>16.678</text:p>
          </table:table-cell>
          <table:table-cell office:value-type="float" office:value="15.958" table:style-name="ce10">
            <text:p>15.958</text:p>
          </table:table-cell>
          <table:table-cell office:value-type="float" office:value="15.590999999999999" table:style-name="ce10">
            <text:p>15.591</text:p>
          </table:table-cell>
          <table:table-cell office:value-type="float" office:value="15.558999999999999" table:style-name="ce10">
            <text:p>15.559</text:p>
          </table:table-cell>
          <table:table-cell office:value-type="float" office:value="15.798" table:style-name="ce10">
            <text:p>15.798</text:p>
          </table:table-cell>
          <table:table-cell office:value-type="float" office:value="17.026" table:style-name="ce10">
            <text:p>17.026</text:p>
          </table:table-cell>
          <table:table-cell office:value-type="float" office:value="19.564" table:style-name="ce10">
            <text:p>19.564</text:p>
          </table:table-cell>
          <table:table-cell office:value-type="float" office:value="22.469000000000001" table:style-name="ce10">
            <text:p>22.469</text:p>
          </table:table-cell>
          <table:table-cell office:value-type="float" office:value="23.794" table:style-name="ce10">
            <text:p>23.794</text:p>
          </table:table-cell>
          <table:table-cell office:value-type="float" office:value="23.843" table:style-name="ce10">
            <text:p>23.843</text:p>
          </table:table-cell>
          <table:table-cell office:value-type="float" office:value="23.97" table:style-name="ce10">
            <text:p>23.97</text:p>
          </table:table-cell>
          <table:table-cell office:value-type="float" office:value="23.315000000000001" table:style-name="ce10">
            <text:p>23.315</text:p>
          </table:table-cell>
          <table:table-cell office:value-type="float" office:value="22.867999999999999" table:style-name="ce10">
            <text:p>22.868</text:p>
          </table:table-cell>
          <table:table-cell office:value-type="float" office:value="23.15" table:style-name="ce10">
            <text:p>23.15</text:p>
          </table:table-cell>
          <table:table-cell office:value-type="float" office:value="23.023" table:style-name="ce10">
            <text:p>23.023</text:p>
          </table:table-cell>
          <table:table-cell office:value-type="float" office:value="23.161999999999999" table:style-name="ce10">
            <text:p>23.162</text:p>
          </table:table-cell>
          <table:table-cell office:value-type="float" office:value="23.777999999999999" table:style-name="ce10">
            <text:p>23.778</text:p>
          </table:table-cell>
          <table:table-cell office:value-type="float" office:value="25.632999999999999" table:style-name="ce10">
            <text:p>25.633</text:p>
          </table:table-cell>
          <table:table-cell office:value-type="float" office:value="26.338000000000001" table:style-name="ce10">
            <text:p>26.338</text:p>
          </table:table-cell>
          <table:table-cell office:value-type="float" office:value="26.265999999999998" table:style-name="ce10">
            <text:p>26.266</text:p>
          </table:table-cell>
          <table:table-cell office:value-type="float" office:value="25.145" table:style-name="ce10">
            <text:p>25.145</text:p>
          </table:table-cell>
          <table:table-cell office:value-type="float" office:value="23.12" table:style-name="ce10">
            <text:p>23.12</text:p>
          </table:table-cell>
          <table:table-cell office:value-type="float" office:value="20.372" table:style-name="ce10">
            <text:p>20.372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0.305" table:style-name="ce10">
            <text:p>10.305</text:p>
          </table:table-cell>
          <table:table-cell office:value-type="float" office:value="9.5570000000000004" table:style-name="ce10">
            <text:p>9.557</text:p>
          </table:table-cell>
          <table:table-cell office:value-type="float" office:value="9.1440000000000001" table:style-name="ce10">
            <text:p>9.144</text:p>
          </table:table-cell>
          <table:table-cell office:value-type="float" office:value="8.9339999999999993" table:style-name="ce10">
            <text:p>8.934</text:p>
          </table:table-cell>
          <table:table-cell office:value-type="float" office:value="8.9160000000000004" table:style-name="ce10">
            <text:p>8.916</text:p>
          </table:table-cell>
          <table:table-cell office:value-type="float" office:value="9.0530000000000008" table:style-name="ce10">
            <text:p>9.053</text:p>
          </table:table-cell>
          <table:table-cell office:value-type="float" office:value="9.7569999999999997" table:style-name="ce10">
            <text:p>9.757</text:p>
          </table:table-cell>
          <table:table-cell office:value-type="float" office:value="11.211" table:style-name="ce10">
            <text:p>11.211</text:p>
          </table:table-cell>
          <table:table-cell office:value-type="float" office:value="12.875" table:style-name="ce10">
            <text:p>12.875</text:p>
          </table:table-cell>
          <table:table-cell office:value-type="float" office:value="13.635" table:style-name="ce10">
            <text:p>13.635</text:p>
          </table:table-cell>
          <table:table-cell office:value-type="float" office:value="13.663" table:style-name="ce10">
            <text:p>13.663</text:p>
          </table:table-cell>
          <table:table-cell office:value-type="float" office:value="13.734999999999999" table:style-name="ce10">
            <text:p>13.735</text:p>
          </table:table-cell>
          <table:table-cell office:value-type="float" office:value="13.361000000000001" table:style-name="ce10">
            <text:p>13.361</text:p>
          </table:table-cell>
          <table:table-cell office:value-type="float" office:value="13.103999999999999" table:style-name="ce10">
            <text:p>13.104</text:p>
          </table:table-cell>
          <table:table-cell office:value-type="float" office:value="13.266" table:style-name="ce10">
            <text:p>13.266</text:p>
          </table:table-cell>
          <table:table-cell office:value-type="float" office:value="13.193" table:style-name="ce10">
            <text:p>13.193</text:p>
          </table:table-cell>
          <table:table-cell office:value-type="float" office:value="13.273" table:style-name="ce10">
            <text:p>13.273</text:p>
          </table:table-cell>
          <table:table-cell office:value-type="float" office:value="13.625999999999999" table:style-name="ce10">
            <text:p>13.626</text:p>
          </table:table-cell>
          <table:table-cell office:value-type="float" office:value="14.689" table:style-name="ce10">
            <text:p>14.689</text:p>
          </table:table-cell>
          <table:table-cell office:value-type="float" office:value="15.092000000000001" table:style-name="ce10">
            <text:p>15.092</text:p>
          </table:table-cell>
          <table:table-cell office:value-type="float" office:value="15.052" table:style-name="ce10">
            <text:p>15.052</text:p>
          </table:table-cell>
          <table:table-cell office:value-type="float" office:value="14.409000000000001" table:style-name="ce10">
            <text:p>14.409</text:p>
          </table:table-cell>
          <table:table-cell office:value-type="float" office:value="13.247999999999999" table:style-name="ce10">
            <text:p>13.248</text:p>
          </table:table-cell>
          <table:table-cell office:value-type="float" office:value="11.673999999999999" table:style-name="ce10">
            <text:p>11.674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8.7959999999999994" table:style-name="ce10">
            <text:p>8.796</text:p>
          </table:table-cell>
          <table:table-cell office:value-type="float" office:value="8.157" table:style-name="ce10">
            <text:p>8.157</text:p>
          </table:table-cell>
          <table:table-cell office:value-type="float" office:value="7.8049999999999997" table:style-name="ce10">
            <text:p>7.805</text:p>
          </table:table-cell>
          <table:table-cell office:value-type="float" office:value="7.625" table:style-name="ce10">
            <text:p>7.625</text:p>
          </table:table-cell>
          <table:table-cell office:value-type="float" office:value="7.61" table:style-name="ce10">
            <text:p>7.61</text:p>
          </table:table-cell>
          <table:table-cell office:value-type="float" office:value="7.7270000000000003" table:style-name="ce10">
            <text:p>7.727</text:p>
          </table:table-cell>
          <table:table-cell office:value-type="float" office:value="8.3279999999999994" table:style-name="ce10">
            <text:p>8.328</text:p>
          </table:table-cell>
          <table:table-cell office:value-type="float" office:value="9.5690000000000008" table:style-name="ce10">
            <text:p>9.569</text:p>
          </table:table-cell>
          <table:table-cell office:value-type="float" office:value="10.99" table:style-name="ce10">
            <text:p>10.99</text:p>
          </table:table-cell>
          <table:table-cell office:value-type="float" office:value="11.638" table:style-name="ce10">
            <text:p>11.638</text:p>
          </table:table-cell>
          <table:table-cell office:value-type="float" office:value="11.662000000000001" table:style-name="ce10">
            <text:p>11.662</text:p>
          </table:table-cell>
          <table:table-cell office:value-type="float" office:value="11.724" table:style-name="ce10">
            <text:p>11.724</text:p>
          </table:table-cell>
          <table:table-cell office:value-type="float" office:value="11.404" table:style-name="ce10">
            <text:p>11.404</text:p>
          </table:table-cell>
          <table:table-cell office:value-type="float" office:value="11.185" table:style-name="ce10">
            <text:p>11.185</text:p>
          </table:table-cell>
          <table:table-cell office:value-type="float" office:value="11.321999999999999" table:style-name="ce10">
            <text:p>11.322</text:p>
          </table:table-cell>
          <table:table-cell office:value-type="float" office:value="11.260999999999999" table:style-name="ce10">
            <text:p>11.261</text:p>
          </table:table-cell>
          <table:table-cell office:value-type="float" office:value="11.329000000000001" table:style-name="ce10">
            <text:p>11.329</text:p>
          </table:table-cell>
          <table:table-cell office:value-type="float" office:value="11.63" table:style-name="ce10">
            <text:p>11.63</text:p>
          </table:table-cell>
          <table:table-cell office:value-type="float" office:value="12.537000000000001" table:style-name="ce10">
            <text:p>12.537</text:p>
          </table:table-cell>
          <table:table-cell office:value-type="float" office:value="12.882" table:style-name="ce10">
            <text:p>12.882</text:p>
          </table:table-cell>
          <table:table-cell office:value-type="float" office:value="12.847" table:style-name="ce10">
            <text:p>12.847</text:p>
          </table:table-cell>
          <table:table-cell office:value-type="float" office:value="12.298999999999999" table:style-name="ce10">
            <text:p>12.299</text:p>
          </table:table-cell>
          <table:table-cell office:value-type="float" office:value="11.308" table:style-name="ce10">
            <text:p>11.308</text:p>
          </table:table-cell>
          <table:table-cell office:value-type="float" office:value="9.9640000000000004" table:style-name="ce10">
            <text:p>9.964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6.416" table:style-name="ce10">
            <text:p>16.416</text:p>
          </table:table-cell>
          <table:table-cell office:value-type="float" office:value="15.225" table:style-name="ce10">
            <text:p>15.225</text:p>
          </table:table-cell>
          <table:table-cell office:value-type="float" office:value="14.567" table:style-name="ce10">
            <text:p>14.567</text:p>
          </table:table-cell>
          <table:table-cell office:value-type="float" office:value="14.231999999999999" table:style-name="ce10">
            <text:p>14.232</text:p>
          </table:table-cell>
          <table:table-cell office:value-type="float" office:value="14.202999999999999" table:style-name="ce10">
            <text:p>14.203</text:p>
          </table:table-cell>
          <table:table-cell office:value-type="float" office:value="14.422000000000001" table:style-name="ce10">
            <text:p>14.422</text:p>
          </table:table-cell>
          <table:table-cell office:value-type="float" office:value="15.542999999999999" table:style-name="ce10">
            <text:p>15.543</text:p>
          </table:table-cell>
          <table:table-cell office:value-type="float" office:value="17.859000000000002" table:style-name="ce10">
            <text:p>17.859</text:p>
          </table:table-cell>
          <table:table-cell office:value-type="float" office:value="20.510999999999999" table:style-name="ce10">
            <text:p>20.511</text:p>
          </table:table-cell>
          <table:table-cell office:value-type="float" office:value="21.72" table:style-name="ce10">
            <text:p>21.72</text:p>
          </table:table-cell>
          <table:table-cell office:value-type="float" office:value="21.765000000000001" table:style-name="ce10">
            <text:p>21.765</text:p>
          </table:table-cell>
          <table:table-cell office:value-type="float" office:value="21.881" table:style-name="ce10">
            <text:p>21.881</text:p>
          </table:table-cell>
          <table:table-cell office:value-type="float" office:value="21.283000000000001" table:style-name="ce10">
            <text:p>21.283</text:p>
          </table:table-cell>
          <table:table-cell office:value-type="float" office:value="20.875" table:style-name="ce10">
            <text:p>20.875</text:p>
          </table:table-cell>
          <table:table-cell office:value-type="float" office:value="21.132000000000001" table:style-name="ce10">
            <text:p>21.132</text:p>
          </table:table-cell>
          <table:table-cell office:value-type="float" office:value="21.015999999999998" table:style-name="ce10">
            <text:p>21.016</text:p>
          </table:table-cell>
          <table:table-cell office:value-type="float" office:value="21.143999999999998" table:style-name="ce10">
            <text:p>21.144</text:p>
          </table:table-cell>
          <table:table-cell office:value-type="float" office:value="21.706" table:style-name="ce10">
            <text:p>21.706</text:p>
          </table:table-cell>
          <table:table-cell office:value-type="float" office:value="23.399000000000001" table:style-name="ce10">
            <text:p>23.399</text:p>
          </table:table-cell>
          <table:table-cell office:value-type="float" office:value="24.042000000000002" table:style-name="ce10">
            <text:p>24.042</text:p>
          </table:table-cell>
          <table:table-cell office:value-type="float" office:value="23.977" table:style-name="ce10">
            <text:p>23.977</text:p>
          </table:table-cell>
          <table:table-cell office:value-type="float" office:value="22.954000000000001" table:style-name="ce10">
            <text:p>22.954</text:p>
          </table:table-cell>
          <table:table-cell office:value-type="float" office:value="21.105" table:style-name="ce10">
            <text:p>21.105</text:p>
          </table:table-cell>
          <table:table-cell office:value-type="float" office:value="18.596" table:style-name="ce10">
            <text:p>18.596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4.223000000000001" table:style-name="ce10">
            <text:p>14.223</text:p>
          </table:table-cell>
          <table:table-cell office:value-type="float" office:value="13.191000000000001" table:style-name="ce10">
            <text:p>13.191</text:p>
          </table:table-cell>
          <table:table-cell office:value-type="float" office:value="12.621" table:style-name="ce10">
            <text:p>12.621</text:p>
          </table:table-cell>
          <table:table-cell office:value-type="float" office:value="12.33" table:style-name="ce10">
            <text:p>12.33</text:p>
          </table:table-cell>
          <table:table-cell office:value-type="float" office:value="12.305999999999999" table:style-name="ce10">
            <text:p>12.306</text:p>
          </table:table-cell>
          <table:table-cell office:value-type="float" office:value="12.494999999999999" table:style-name="ce10">
            <text:p>12.495</text:p>
          </table:table-cell>
          <table:table-cell office:value-type="float" office:value="13.465999999999999" table:style-name="ce10">
            <text:p>13.466</text:p>
          </table:table-cell>
          <table:table-cell office:value-type="float" office:value="15.473000000000001" table:style-name="ce10">
            <text:p>15.473</text:p>
          </table:table-cell>
          <table:table-cell office:value-type="float" office:value="17.77" table:style-name="ce10">
            <text:p>17.77</text:p>
          </table:table-cell>
          <table:table-cell office:value-type="float" office:value="18.818000000000001" table:style-name="ce10">
            <text:p>18.818</text:p>
          </table:table-cell>
          <table:table-cell office:value-type="float" office:value="18.856999999999999" table:style-name="ce10">
            <text:p>18.857</text:p>
          </table:table-cell>
          <table:table-cell office:value-type="float" office:value="18.957000000000001" table:style-name="ce10">
            <text:p>18.957</text:p>
          </table:table-cell>
          <table:table-cell office:value-type="float" office:value="18.440000000000001" table:style-name="ce10">
            <text:p>18.44</text:p>
          </table:table-cell>
          <table:table-cell office:value-type="float" office:value="18.085999999999999" table:style-name="ce10">
            <text:p>18.086</text:p>
          </table:table-cell>
          <table:table-cell office:value-type="float" office:value="18.309000000000001" table:style-name="ce10">
            <text:p>18.309</text:p>
          </table:table-cell>
          <table:table-cell office:value-type="float" office:value="18.209" table:style-name="ce10">
            <text:p>18.209</text:p>
          </table:table-cell>
          <table:table-cell office:value-type="float" office:value="18.318999999999999" table:style-name="ce10">
            <text:p>18.319</text:p>
          </table:table-cell>
          <table:table-cell office:value-type="float" office:value="18.806000000000001" table:style-name="ce10">
            <text:p>18.806</text:p>
          </table:table-cell>
          <table:table-cell office:value-type="float" office:value="20.273" table:style-name="ce10">
            <text:p>20.273</text:p>
          </table:table-cell>
          <table:table-cell office:value-type="float" office:value="20.83" table:style-name="ce10">
            <text:p>20.83</text:p>
          </table:table-cell>
          <table:table-cell office:value-type="float" office:value="20.774000000000001" table:style-name="ce10">
            <text:p>20.774</text:p>
          </table:table-cell>
          <table:table-cell office:value-type="float" office:value="19.887" table:style-name="ce10">
            <text:p>19.887</text:p>
          </table:table-cell>
          <table:table-cell office:value-type="float" office:value="18.285" table:style-name="ce10">
            <text:p>18.285</text:p>
          </table:table-cell>
          <table:table-cell office:value-type="float" office:value="16.111999999999998" table:style-name="ce10">
            <text:p>16.112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9.6950000000000003" table:style-name="ce10">
            <text:p>9.695</text:p>
          </table:table-cell>
          <table:table-cell office:value-type="float" office:value="8.9909999999999997" table:style-name="ce10">
            <text:p>8.991</text:p>
          </table:table-cell>
          <table:table-cell office:value-type="float" office:value="8.6029999999999998" table:style-name="ce10">
            <text:p>8.603</text:p>
          </table:table-cell>
          <table:table-cell office:value-type="float" office:value="8.4049999999999994" table:style-name="ce10">
            <text:p>8.405</text:p>
          </table:table-cell>
          <table:table-cell office:value-type="float" office:value="8.3879999999999999" table:style-name="ce10">
            <text:p>8.388</text:p>
          </table:table-cell>
          <table:table-cell office:value-type="float" office:value="8.5169999999999995" table:style-name="ce10">
            <text:p>8.517</text:p>
          </table:table-cell>
          <table:table-cell office:value-type="float" office:value="9.1790000000000003" table:style-name="ce10">
            <text:p>9.179</text:p>
          </table:table-cell>
          <table:table-cell office:value-type="float" office:value="10.545999999999999" table:style-name="ce10">
            <text:p>10.546</text:p>
          </table:table-cell>
          <table:table-cell office:value-type="float" office:value="12.113" table:style-name="ce10">
            <text:p>12.113</text:p>
          </table:table-cell>
          <table:table-cell office:value-type="float" office:value="12.827" table:style-name="ce10">
            <text:p>12.827</text:p>
          </table:table-cell>
          <table:table-cell office:value-type="float" office:value="12.853" table:style-name="ce10">
            <text:p>12.853</text:p>
          </table:table-cell>
          <table:table-cell office:value-type="float" office:value="12.922000000000001" table:style-name="ce10">
            <text:p>12.922</text:p>
          </table:table-cell>
          <table:table-cell office:value-type="float" office:value="12.569000000000001" table:style-name="ce10">
            <text:p>12.569</text:p>
          </table:table-cell>
          <table:table-cell office:value-type="float" office:value="12.327999999999999" table:style-name="ce10">
            <text:p>12.328</text:p>
          </table:table-cell>
          <table:table-cell office:value-type="float" office:value="12.48" table:style-name="ce10">
            <text:p>12.48</text:p>
          </table:table-cell>
          <table:table-cell office:value-type="float" office:value="12.411" table:style-name="ce10">
            <text:p>12.411</text:p>
          </table:table-cell>
          <table:table-cell office:value-type="float" office:value="12.487" table:style-name="ce10">
            <text:p>12.487</text:p>
          </table:table-cell>
          <table:table-cell office:value-type="float" office:value="12.818" table:style-name="ce10">
            <text:p>12.818</text:p>
          </table:table-cell>
          <table:table-cell office:value-type="float" office:value="13.818" table:style-name="ce10">
            <text:p>13.818</text:p>
          </table:table-cell>
          <table:table-cell office:value-type="float" office:value="14.198" table:style-name="ce10">
            <text:p>14.198</text:p>
          </table:table-cell>
          <table:table-cell office:value-type="float" office:value="14.16" table:style-name="ce10">
            <text:p>14.16</text:p>
          </table:table-cell>
          <table:table-cell office:value-type="float" office:value="13.555" table:style-name="ce10">
            <text:p>13.555</text:p>
          </table:table-cell>
          <table:table-cell office:value-type="float" office:value="12.462999999999999" table:style-name="ce10">
            <text:p>12.463</text:p>
          </table:table-cell>
          <table:table-cell office:value-type="float" office:value="10.981999999999999" table:style-name="ce10">
            <text:p>10.982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9.27" table:style-name="ce10">
            <text:p>9.27</text:p>
          </table:table-cell>
          <table:table-cell office:value-type="float" office:value="8.5969999999999995" table:style-name="ce10">
            <text:p>8.597</text:p>
          </table:table-cell>
          <table:table-cell office:value-type="float" office:value="8.2260000000000009" table:style-name="ce10">
            <text:p>8.226</text:p>
          </table:table-cell>
          <table:table-cell office:value-type="float" office:value="8.0359999999999996" table:style-name="ce10">
            <text:p>8.036</text:p>
          </table:table-cell>
          <table:table-cell office:value-type="float" office:value="8.02" table:style-name="ce10">
            <text:p>8.02</text:p>
          </table:table-cell>
          <table:table-cell office:value-type="float" office:value="8.1430000000000007" table:style-name="ce10">
            <text:p>8.143</text:p>
          </table:table-cell>
          <table:table-cell office:value-type="float" office:value="8.7759999999999998" table:style-name="ce10">
            <text:p>8.776</text:p>
          </table:table-cell>
          <table:table-cell office:value-type="float" office:value="10.084" table:style-name="ce10">
            <text:p>10.084</text:p>
          </table:table-cell>
          <table:table-cell office:value-type="float" office:value="11.582000000000001" table:style-name="ce10">
            <text:p>11.582</text:p>
          </table:table-cell>
          <table:table-cell office:value-type="float" office:value="12.265000000000001" table:style-name="ce10">
            <text:p>12.265</text:p>
          </table:table-cell>
          <table:table-cell office:value-type="float" office:value="12.29" table:style-name="ce10">
            <text:p>12.29</text:p>
          </table:table-cell>
          <table:table-cell office:value-type="float" office:value="12.355" table:style-name="ce10">
            <text:p>12.355</text:p>
          </table:table-cell>
          <table:table-cell office:value-type="float" office:value="12.018000000000001" table:style-name="ce10">
            <text:p>12.018</text:p>
          </table:table-cell>
          <table:table-cell office:value-type="float" office:value="11.788" table:style-name="ce10">
            <text:p>11.788</text:p>
          </table:table-cell>
          <table:table-cell office:value-type="float" office:value="11.933" table:style-name="ce10">
            <text:p>11.933</text:p>
          </table:table-cell>
          <table:table-cell office:value-type="float" office:value="11.867000000000001" table:style-name="ce10">
            <text:p>11.867</text:p>
          </table:table-cell>
          <table:table-cell office:value-type="float" office:value="11.939" table:style-name="ce10">
            <text:p>11.939</text:p>
          </table:table-cell>
          <table:table-cell office:value-type="float" office:value="12.257" table:style-name="ce10">
            <text:p>12.257</text:p>
          </table:table-cell>
          <table:table-cell office:value-type="float" office:value="13.212999999999999" table:style-name="ce10">
            <text:p>13.213</text:p>
          </table:table-cell>
          <table:table-cell office:value-type="float" office:value="13.576000000000001" table:style-name="ce10">
            <text:p>13.576</text:p>
          </table:table-cell>
          <table:table-cell office:value-type="float" office:value="13.539" table:style-name="ce10">
            <text:p>13.539</text:p>
          </table:table-cell>
          <table:table-cell office:value-type="float" office:value="12.961" table:style-name="ce10">
            <text:p>12.961</text:p>
          </table:table-cell>
          <table:table-cell office:value-type="float" office:value="11.917" table:style-name="ce10">
            <text:p>11.917</text:p>
          </table:table-cell>
          <table:table-cell office:value-type="float" office:value="10.500999999999999" table:style-name="ce10">
            <text:p>10.501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6.8739999999999997" table:style-name="ce10">
            <text:p>6.874</text:p>
          </table:table-cell>
          <table:table-cell office:value-type="float" office:value="6.375" table:style-name="ce10">
            <text:p>6.375</text:p>
          </table:table-cell>
          <table:table-cell office:value-type="float" office:value="6.1" table:style-name="ce10">
            <text:p>6.1</text:p>
          </table:table-cell>
          <table:table-cell office:value-type="float" office:value="5.9589999999999996" table:style-name="ce10">
            <text:p>5.959</text:p>
          </table:table-cell>
          <table:table-cell office:value-type="float" office:value="5.9470000000000001" table:style-name="ce10">
            <text:p>5.947</text:p>
          </table:table-cell>
          <table:table-cell office:value-type="float" office:value="6.0389999999999997" table:style-name="ce10">
            <text:p>6.039</text:p>
          </table:table-cell>
          <table:table-cell office:value-type="float" office:value="6.508" table:style-name="ce10">
            <text:p>6.508</text:p>
          </table:table-cell>
          <table:table-cell office:value-type="float" office:value="7.4779999999999998" table:style-name="ce10">
            <text:p>7.478</text:p>
          </table:table-cell>
          <table:table-cell office:value-type="float" office:value="8.5879999999999992" table:style-name="ce10">
            <text:p>8.588</text:p>
          </table:table-cell>
          <table:table-cell office:value-type="float" office:value="9.0950000000000006" table:style-name="ce10">
            <text:p>9.095</text:p>
          </table:table-cell>
          <table:table-cell office:value-type="float" office:value="9.1140000000000008" table:style-name="ce10">
            <text:p>9.114</text:p>
          </table:table-cell>
          <table:table-cell office:value-type="float" office:value="9.1620000000000008" table:style-name="ce10">
            <text:p>9.162</text:p>
          </table:table-cell>
          <table:table-cell office:value-type="float" office:value="8.9120000000000008" table:style-name="ce10">
            <text:p>8.912</text:p>
          </table:table-cell>
          <table:table-cell office:value-type="float" office:value="8.7409999999999997" table:style-name="ce10">
            <text:p>8.741</text:p>
          </table:table-cell>
          <table:table-cell office:value-type="float" office:value="8.8490000000000002" table:style-name="ce10">
            <text:p>8.849</text:p>
          </table:table-cell>
          <table:table-cell office:value-type="float" office:value="8.8000000000000007" table:style-name="ce10">
            <text:p>8.8</text:p>
          </table:table-cell>
          <table:table-cell office:value-type="float" office:value="8.8539999999999992" table:style-name="ce10">
            <text:p>8.854</text:p>
          </table:table-cell>
          <table:table-cell office:value-type="float" office:value="9.0890000000000004" table:style-name="ce10">
            <text:p>9.089</text:p>
          </table:table-cell>
          <table:table-cell office:value-type="float" office:value="9.798" table:style-name="ce10">
            <text:p>9.798</text:p>
          </table:table-cell>
          <table:table-cell office:value-type="float" office:value="10.067" table:style-name="ce10">
            <text:p>10.067</text:p>
          </table:table-cell>
          <table:table-cell office:value-type="float" office:value="10.039999999999999" table:style-name="ce10">
            <text:p>10.04</text:p>
          </table:table-cell>
          <table:table-cell office:value-type="float" office:value="9.6110000000000007" table:style-name="ce10">
            <text:p>9.611</text:p>
          </table:table-cell>
          <table:table-cell office:value-type="float" office:value="8.8369999999999997" table:style-name="ce10">
            <text:p>8.837</text:p>
          </table:table-cell>
          <table:table-cell office:value-type="float" office:value="7.7869999999999999" table:style-name="ce10">
            <text:p>7.787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6.0759999999999996" table:style-name="ce10">
            <text:p>6.076</text:p>
          </table:table-cell>
          <table:table-cell office:value-type="float" office:value="5.6349999999999998" table:style-name="ce10">
            <text:p>5.635</text:p>
          </table:table-cell>
          <table:table-cell office:value-type="float" office:value="5.3920000000000003" table:style-name="ce10">
            <text:p>5.392</text:p>
          </table:table-cell>
          <table:table-cell office:value-type="float" office:value="5.2679999999999998" table:style-name="ce10">
            <text:p>5.268</text:p>
          </table:table-cell>
          <table:table-cell office:value-type="float" office:value="5.2569999999999997" table:style-name="ce10">
            <text:p>5.257</text:p>
          </table:table-cell>
          <table:table-cell office:value-type="float" office:value="5.3380000000000001" table:style-name="ce10">
            <text:p>5.338</text:p>
          </table:table-cell>
          <table:table-cell office:value-type="float" office:value="5.7530000000000001" table:style-name="ce10">
            <text:p>5.753</text:p>
          </table:table-cell>
          <table:table-cell office:value-type="float" office:value="6.61" table:style-name="ce10">
            <text:p>6.61</text:p>
          </table:table-cell>
          <table:table-cell office:value-type="float" office:value="7.5910000000000002" table:style-name="ce10">
            <text:p>7.591</text:p>
          </table:table-cell>
          <table:table-cell office:value-type="float" office:value="8.0389999999999997" table:style-name="ce10">
            <text:p>8.039</text:p>
          </table:table-cell>
          <table:table-cell office:value-type="float" office:value="8.0559999999999992" table:style-name="ce10">
            <text:p>8.056</text:p>
          </table:table-cell>
          <table:table-cell office:value-type="float" office:value="8.0980000000000008" table:style-name="ce10">
            <text:p>8.098</text:p>
          </table:table-cell>
          <table:table-cell office:value-type="float" office:value="7.8769999999999998" table:style-name="ce10">
            <text:p>7.877</text:p>
          </table:table-cell>
          <table:table-cell office:value-type="float" office:value="7.726" table:style-name="ce10">
            <text:p>7.726</text:p>
          </table:table-cell>
          <table:table-cell office:value-type="float" office:value="7.8209999999999997" table:style-name="ce10">
            <text:p>7.821</text:p>
          </table:table-cell>
          <table:table-cell office:value-type="float" office:value="7.7789999999999999" table:style-name="ce10">
            <text:p>7.779</text:p>
          </table:table-cell>
          <table:table-cell office:value-type="float" office:value="7.8259999999999996" table:style-name="ce10">
            <text:p>7.826</text:p>
          </table:table-cell>
          <table:table-cell office:value-type="float" office:value="8.0340000000000007" table:style-name="ce10">
            <text:p>8.034</text:p>
          </table:table-cell>
          <table:table-cell office:value-type="float" office:value="8.66" table:style-name="ce10">
            <text:p>8.66</text:p>
          </table:table-cell>
          <table:table-cell office:value-type="float" office:value="8.8989999999999991" table:style-name="ce10">
            <text:p>8.899</text:p>
          </table:table-cell>
          <table:table-cell office:value-type="float" office:value="8.8740000000000006" table:style-name="ce10">
            <text:p>8.874</text:p>
          </table:table-cell>
          <table:table-cell office:value-type="float" office:value="8.4960000000000004" table:style-name="ce10">
            <text:p>8.496</text:p>
          </table:table-cell>
          <table:table-cell office:value-type="float" office:value="7.8109999999999999" table:style-name="ce10">
            <text:p>7.811</text:p>
          </table:table-cell>
          <table:table-cell office:value-type="float" office:value="6.883" table:style-name="ce10">
            <text:p>6.883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3.048999999999999" table:style-name="ce10">
            <text:p>23.049</text:p>
          </table:table-cell>
          <table:table-cell office:value-type="float" office:value="21.376000000000001" table:style-name="ce10">
            <text:p>21.376</text:p>
          </table:table-cell>
          <table:table-cell office:value-type="float" office:value="20.452000000000002" table:style-name="ce10">
            <text:p>20.452</text:p>
          </table:table-cell>
          <table:table-cell office:value-type="float" office:value="19.981999999999999" table:style-name="ce10">
            <text:p>19.982</text:p>
          </table:table-cell>
          <table:table-cell office:value-type="float" office:value="19.942" table:style-name="ce10">
            <text:p>19.942</text:p>
          </table:table-cell>
          <table:table-cell office:value-type="float" office:value="20.248000000000001" table:style-name="ce10">
            <text:p>20.248</text:p>
          </table:table-cell>
          <table:table-cell office:value-type="float" office:value="21.821999999999999" table:style-name="ce10">
            <text:p>21.822</text:p>
          </table:table-cell>
          <table:table-cell office:value-type="float" office:value="25.074000000000002" table:style-name="ce10">
            <text:p>25.074</text:p>
          </table:table-cell>
          <table:table-cell office:value-type="float" office:value="28.797999999999998" table:style-name="ce10">
            <text:p>28.798</text:p>
          </table:table-cell>
          <table:table-cell office:value-type="float" office:value="30.495999999999999" table:style-name="ce10">
            <text:p>30.496</text:p>
          </table:table-cell>
          <table:table-cell office:value-type="float" office:value="30.559000000000001" table:style-name="ce10">
            <text:p>30.559</text:p>
          </table:table-cell>
          <table:table-cell office:value-type="float" office:value="30.721" table:style-name="ce10">
            <text:p>30.721</text:p>
          </table:table-cell>
          <table:table-cell office:value-type="float" office:value="29.882999999999999" table:style-name="ce10">
            <text:p>29.883</text:p>
          </table:table-cell>
          <table:table-cell office:value-type="float" office:value="29.31" table:style-name="ce10">
            <text:p>29.31</text:p>
          </table:table-cell>
          <table:table-cell office:value-type="float" office:value="29.67" table:style-name="ce10">
            <text:p>29.67</text:p>
          </table:table-cell>
          <table:table-cell office:value-type="float" office:value="29.507999999999999" table:style-name="ce10">
            <text:p>29.508</text:p>
          </table:table-cell>
          <table:table-cell office:value-type="float" office:value="29.687000000000001" table:style-name="ce10">
            <text:p>29.687</text:p>
          </table:table-cell>
          <table:table-cell office:value-type="float" office:value="30.475999999999999" table:style-name="ce10">
            <text:p>30.476</text:p>
          </table:table-cell>
          <table:table-cell office:value-type="float" office:value="32.853000000000002" table:style-name="ce10">
            <text:p>32.853</text:p>
          </table:table-cell>
          <table:table-cell office:value-type="float" office:value="33.756" table:style-name="ce10">
            <text:p>33.756</text:p>
          </table:table-cell>
          <table:table-cell office:value-type="float" office:value="33.664999999999999" table:style-name="ce10">
            <text:p>33.665</text:p>
          </table:table-cell>
          <table:table-cell office:value-type="float" office:value="32.228000000000002" table:style-name="ce10">
            <text:p>32.228</text:p>
          </table:table-cell>
          <table:table-cell office:value-type="float" office:value="29.632000000000001" table:style-name="ce10">
            <text:p>29.632</text:p>
          </table:table-cell>
          <table:table-cell office:value-type="float" office:value="26.11" table:style-name="ce10">
            <text:p>26.11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0.841999999999999" table:style-name="ce10">
            <text:p>20.842</text:p>
          </table:table-cell>
          <table:table-cell office:value-type="float" office:value="19.329000000000001" table:style-name="ce10">
            <text:p>19.329</text:p>
          </table:table-cell>
          <table:table-cell office:value-type="float" office:value="18.494" table:style-name="ce10">
            <text:p>18.494</text:p>
          </table:table-cell>
          <table:table-cell office:value-type="float" office:value="18.068999999999999" table:style-name="ce10">
            <text:p>18.069</text:p>
          </table:table-cell>
          <table:table-cell office:value-type="float" office:value="18.032" table:style-name="ce10">
            <text:p>18.032</text:p>
          </table:table-cell>
          <table:table-cell office:value-type="float" office:value="18.309000000000001" table:style-name="ce10">
            <text:p>18.309</text:p>
          </table:table-cell>
          <table:table-cell office:value-type="float" office:value="19.733000000000001" table:style-name="ce10">
            <text:p>19.733</text:p>
          </table:table-cell>
          <table:table-cell office:value-type="float" office:value="22.672999999999998" table:style-name="ce10">
            <text:p>22.673</text:p>
          </table:table-cell>
          <table:table-cell office:value-type="float" office:value="26.04" table:style-name="ce10">
            <text:p>26.04</text:p>
          </table:table-cell>
          <table:table-cell office:value-type="float" office:value="27.576000000000001" table:style-name="ce10">
            <text:p>27.576</text:p>
          </table:table-cell>
          <table:table-cell office:value-type="float" office:value="27.632999999999999" table:style-name="ce10">
            <text:p>27.633</text:p>
          </table:table-cell>
          <table:table-cell office:value-type="float" office:value="27.779" table:style-name="ce10">
            <text:p>27.779</text:p>
          </table:table-cell>
          <table:table-cell office:value-type="float" office:value="27.021000000000001" table:style-name="ce10">
            <text:p>27.021</text:p>
          </table:table-cell>
          <table:table-cell office:value-type="float" office:value="26.503" table:style-name="ce10">
            <text:p>26.503</text:p>
          </table:table-cell>
          <table:table-cell office:value-type="float" office:value="26.829000000000001" table:style-name="ce10">
            <text:p>26.829</text:p>
          </table:table-cell>
          <table:table-cell office:value-type="float" office:value="26.681999999999999" table:style-name="ce10">
            <text:p>26.682</text:p>
          </table:table-cell>
          <table:table-cell office:value-type="float" office:value="26.844000000000001" table:style-name="ce10">
            <text:p>26.844</text:p>
          </table:table-cell>
          <table:table-cell office:value-type="float" office:value="27.556999999999999" table:style-name="ce10">
            <text:p>27.557</text:p>
          </table:table-cell>
          <table:table-cell office:value-type="float" office:value="29.707000000000001" table:style-name="ce10">
            <text:p>29.707</text:p>
          </table:table-cell>
          <table:table-cell office:value-type="float" office:value="30.524000000000001" table:style-name="ce10">
            <text:p>30.524</text:p>
          </table:table-cell>
          <table:table-cell office:value-type="float" office:value="30.440999999999999" table:style-name="ce10">
            <text:p>30.441</text:p>
          </table:table-cell>
          <table:table-cell office:value-type="float" office:value="29.141999999999999" table:style-name="ce10">
            <text:p>29.142</text:p>
          </table:table-cell>
          <table:table-cell office:value-type="float" office:value="26.794" table:style-name="ce10">
            <text:p>26.794</text:p>
          </table:table-cell>
          <table:table-cell office:value-type="float" office:value="23.61" table:style-name="ce10">
            <text:p>23.61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5.154" table:style-name="ce10">
            <text:p>25.154</text:p>
          </table:table-cell>
          <table:table-cell office:value-type="float" office:value="23.329000000000001" table:style-name="ce10">
            <text:p>23.329</text:p>
          </table:table-cell>
          <table:table-cell office:value-type="float" office:value="22.32" table:style-name="ce10">
            <text:p>22.32</text:p>
          </table:table-cell>
          <table:table-cell office:value-type="float" office:value="21.806999999999999" table:style-name="ce10">
            <text:p>21.807</text:p>
          </table:table-cell>
          <table:table-cell office:value-type="float" office:value="21.763000000000002" table:style-name="ce10">
            <text:p>21.763</text:p>
          </table:table-cell>
          <table:table-cell office:value-type="float" office:value="22.097999999999999" table:style-name="ce10">
            <text:p>22.098</text:p>
          </table:table-cell>
          <table:table-cell office:value-type="float" office:value="23.815000000000001" table:style-name="ce10">
            <text:p>23.815</text:p>
          </table:table-cell>
          <table:table-cell office:value-type="float" office:value="27.364000000000001" table:style-name="ce10">
            <text:p>27.364</text:p>
          </table:table-cell>
          <table:table-cell office:value-type="float" office:value="31.428000000000001" table:style-name="ce10">
            <text:p>31.428</text:p>
          </table:table-cell>
          <table:table-cell office:value-type="float" office:value="33.281999999999996" table:style-name="ce10">
            <text:p>33.282</text:p>
          </table:table-cell>
          <table:table-cell office:value-type="float" office:value="33.35" table:style-name="ce10">
            <text:p>33.35</text:p>
          </table:table-cell>
          <table:table-cell office:value-type="float" office:value="33.527000000000001" table:style-name="ce10">
            <text:p>33.527</text:p>
          </table:table-cell>
          <table:table-cell office:value-type="float" office:value="32.612000000000002" table:style-name="ce10">
            <text:p>32.612</text:p>
          </table:table-cell>
          <table:table-cell office:value-type="float" office:value="31.986000000000001" table:style-name="ce10">
            <text:p>31.986</text:p>
          </table:table-cell>
          <table:table-cell office:value-type="float" office:value="32.380000000000003" table:style-name="ce10">
            <text:p>32.38</text:p>
          </table:table-cell>
          <table:table-cell office:value-type="float" office:value="32.203000000000003" table:style-name="ce10">
            <text:p>32.203</text:p>
          </table:table-cell>
          <table:table-cell office:value-type="float" office:value="32.398000000000003" table:style-name="ce10">
            <text:p>32.398</text:p>
          </table:table-cell>
          <table:table-cell office:value-type="float" office:value="33.259" table:style-name="ce10">
            <text:p>33.259</text:p>
          </table:table-cell>
          <table:table-cell office:value-type="float" office:value="35.853000000000002" table:style-name="ce10">
            <text:p>35.853</text:p>
          </table:table-cell>
          <table:table-cell office:value-type="float" office:value="36.838999999999999" table:style-name="ce10">
            <text:p>36.839</text:p>
          </table:table-cell>
          <table:table-cell office:value-type="float" office:value="36.738999999999997" table:style-name="ce10">
            <text:p>36.739</text:p>
          </table:table-cell>
          <table:table-cell office:value-type="float" office:value="35.170999999999999" table:style-name="ce10">
            <text:p>35.171</text:p>
          </table:table-cell>
          <table:table-cell office:value-type="float" office:value="32.338000000000001" table:style-name="ce10">
            <text:p>32.338</text:p>
          </table:table-cell>
          <table:table-cell office:value-type="float" office:value="28.495000000000001" table:style-name="ce10">
            <text:p>28.495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0.875999999999999" table:style-name="ce10">
            <text:p>10.876</text:p>
          </table:table-cell>
          <table:table-cell office:value-type="float" office:value="10.086" table:style-name="ce10">
            <text:p>10.086</text:p>
          </table:table-cell>
          <table:table-cell office:value-type="float" office:value="9.65" table:style-name="ce10">
            <text:p>9.65</text:p>
          </table:table-cell>
          <table:table-cell office:value-type="float" office:value="9.4280000000000008" table:style-name="ce10">
            <text:p>9.428</text:p>
          </table:table-cell>
          <table:table-cell office:value-type="float" office:value="9.41" table:style-name="ce10">
            <text:p>9.41</text:p>
          </table:table-cell>
          <table:table-cell office:value-type="float" office:value="9.5540000000000003" table:style-name="ce10">
            <text:p>9.554</text:p>
          </table:table-cell>
          <table:table-cell office:value-type="float" office:value="10.297000000000001" table:style-name="ce10">
            <text:p>10.297</text:p>
          </table:table-cell>
          <table:table-cell office:value-type="float" office:value="11.831" table:style-name="ce10">
            <text:p>11.831</text:p>
          </table:table-cell>
          <table:table-cell office:value-type="float" office:value="13.587999999999999" table:style-name="ce10">
            <text:p>13.588</text:p>
          </table:table-cell>
          <table:table-cell office:value-type="float" office:value="14.39" table:style-name="ce10">
            <text:p>14.39</text:p>
          </table:table-cell>
          <table:table-cell office:value-type="float" office:value="14.419" table:style-name="ce10">
            <text:p>14.419</text:p>
          </table:table-cell>
          <table:table-cell office:value-type="float" office:value="14.496" table:style-name="ce10">
            <text:p>14.496</text:p>
          </table:table-cell>
          <table:table-cell office:value-type="float" office:value="14.1" table:style-name="ce10">
            <text:p>14.1</text:p>
          </table:table-cell>
          <table:table-cell office:value-type="float" office:value="13.83" table:style-name="ce10">
            <text:p>13.83</text:p>
          </table:table-cell>
          <table:table-cell office:value-type="float" office:value="14" table:style-name="ce10">
            <text:p>14</text:p>
          </table:table-cell>
          <table:table-cell office:value-type="float" office:value="13.923" table:style-name="ce10">
            <text:p>13.923</text:p>
          </table:table-cell>
          <table:table-cell office:value-type="float" office:value="14.007" table:style-name="ce10">
            <text:p>14.007</text:p>
          </table:table-cell>
          <table:table-cell office:value-type="float" office:value="14.38" table:style-name="ce10">
            <text:p>14.38</text:p>
          </table:table-cell>
          <table:table-cell office:value-type="float" office:value="15.500999999999999" table:style-name="ce10">
            <text:p>15.501</text:p>
          </table:table-cell>
          <table:table-cell office:value-type="float" office:value="15.928000000000001" table:style-name="ce10">
            <text:p>15.928</text:p>
          </table:table-cell>
          <table:table-cell office:value-type="float" office:value="15.885" table:style-name="ce10">
            <text:p>15.885</text:p>
          </table:table-cell>
          <table:table-cell office:value-type="float" office:value="15.207000000000001" table:style-name="ce10">
            <text:p>15.207</text:p>
          </table:table-cell>
          <table:table-cell office:value-type="float" office:value="13.981999999999999" table:style-name="ce10">
            <text:p>13.982</text:p>
          </table:table-cell>
          <table:table-cell office:value-type="float" office:value="12.32" table:style-name="ce10">
            <text:p>12.32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.80300000000000005" table:style-name="ce10">
            <text:p>0.803</text:p>
          </table:table-cell>
          <table:table-cell office:value-type="float" office:value="0.745" table:style-name="ce10">
            <text:p>0.745</text:p>
          </table:table-cell>
          <table:table-cell office:value-type="float" office:value="0.71299999999999997" table:style-name="ce10">
            <text:p>0.713</text:p>
          </table:table-cell>
          <table:table-cell office:value-type="float" office:value="0.69699999999999995" table:style-name="ce10">
            <text:p>0.697</text:p>
          </table:table-cell>
          <table:table-cell office:value-type="float" office:value="0.69499999999999995" table:style-name="ce10">
            <text:p>0.695</text:p>
          </table:table-cell>
          <table:table-cell office:value-type="float" office:value="0.70599999999999996" table:style-name="ce10">
            <text:p>0.706</text:p>
          </table:table-cell>
          <table:table-cell office:value-type="float" office:value="0.76100000000000001" table:style-name="ce10">
            <text:p>0.761</text:p>
          </table:table-cell>
          <table:table-cell office:value-type="float" office:value="0.874" table:style-name="ce10">
            <text:p>0.874</text:p>
          </table:table-cell>
          <table:table-cell office:value-type="float" office:value="1.004" table:style-name="ce10">
            <text:p>1.004</text:p>
          </table:table-cell>
          <table:table-cell office:value-type="float" office:value="1.0629999999999999" table:style-name="ce10">
            <text:p>1.063</text:p>
          </table:table-cell>
          <table:table-cell office:value-type="float" office:value="1.0649999999999999" table:style-name="ce10">
            <text:p>1.065</text:p>
          </table:table-cell>
          <table:table-cell office:value-type="float" office:value="1.071" table:style-name="ce10">
            <text:p>1.071</text:p>
          </table:table-cell>
          <table:table-cell office:value-type="float" office:value="1.042" table:style-name="ce10">
            <text:p>1.042</text:p>
          </table:table-cell>
          <table:table-cell office:value-type="float" office:value="1.022" table:style-name="ce10">
            <text:p>1.022</text:p>
          </table:table-cell>
          <table:table-cell office:value-type="float" office:value="1.034" table:style-name="ce10">
            <text:p>1.034</text:p>
          </table:table-cell>
          <table:table-cell office:value-type="float" office:value="1.0289999999999999" table:style-name="ce10">
            <text:p>1.029</text:p>
          </table:table-cell>
          <table:table-cell office:value-type="float" office:value="1.0349999999999999" table:style-name="ce10">
            <text:p>1.035</text:p>
          </table:table-cell>
          <table:table-cell office:value-type="float" office:value="1.0620000000000001" table:style-name="ce10">
            <text:p>1.062</text:p>
          </table:table-cell>
          <table:table-cell office:value-type="float" office:value="1.145" table:style-name="ce10">
            <text:p>1.145</text:p>
          </table:table-cell>
          <table:table-cell office:value-type="float" office:value="1.177" table:style-name="ce10">
            <text:p>1.177</text:p>
          </table:table-cell>
          <table:table-cell office:value-type="float" office:value="1.173" table:style-name="ce10">
            <text:p>1.173</text:p>
          </table:table-cell>
          <table:table-cell office:value-type="float" office:value="1.123" table:style-name="ce10">
            <text:p>1.123</text:p>
          </table:table-cell>
          <table:table-cell office:value-type="float" office:value="1.0329999999999999" table:style-name="ce10">
            <text:p>1.033</text:p>
          </table:table-cell>
          <table:table-cell office:value-type="float" office:value="0.91" table:style-name="ce10">
            <text:p>0.91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9.6340000000000003" table:style-name="ce10">
            <text:p>9.634</text:p>
          </table:table-cell>
          <table:table-cell office:value-type="float" office:value="8.9339999999999993" table:style-name="ce10">
            <text:p>8.934</text:p>
          </table:table-cell>
          <table:table-cell office:value-type="float" office:value="8.548" table:style-name="ce10">
            <text:p>8.548</text:p>
          </table:table-cell>
          <table:table-cell office:value-type="float" office:value="8.3520000000000003" table:style-name="ce10">
            <text:p>8.352</text:p>
          </table:table-cell>
          <table:table-cell office:value-type="float" office:value="8.3350000000000009" table:style-name="ce10">
            <text:p>8.335</text:p>
          </table:table-cell>
          <table:table-cell office:value-type="float" office:value="8.4629999999999992" table:style-name="ce10">
            <text:p>8.463</text:p>
          </table:table-cell>
          <table:table-cell office:value-type="float" office:value="9.1210000000000004" table:style-name="ce10">
            <text:p>9.121</text:p>
          </table:table-cell>
          <table:table-cell office:value-type="float" office:value="10.48" table:style-name="ce10">
            <text:p>10.48</text:p>
          </table:table-cell>
          <table:table-cell office:value-type="float" office:value="12.036" table:style-name="ce10">
            <text:p>12.036</text:p>
          </table:table-cell>
          <table:table-cell office:value-type="float" office:value="12.746" table:style-name="ce10">
            <text:p>12.746</text:p>
          </table:table-cell>
          <table:table-cell office:value-type="float" office:value="12.772" table:style-name="ce10">
            <text:p>12.772</text:p>
          </table:table-cell>
          <table:table-cell office:value-type="float" office:value="12.84" table:style-name="ce10">
            <text:p>12.84</text:p>
          </table:table-cell>
          <table:table-cell office:value-type="float" office:value="12.489000000000001" table:style-name="ce10">
            <text:p>12.489</text:p>
          </table:table-cell>
          <table:table-cell office:value-type="float" office:value="12.25" table:style-name="ce10">
            <text:p>12.25</text:p>
          </table:table-cell>
          <table:table-cell office:value-type="float" office:value="12.401" table:style-name="ce10">
            <text:p>12.401</text:p>
          </table:table-cell>
          <table:table-cell office:value-type="float" office:value="12.333" table:style-name="ce10">
            <text:p>12.333</text:p>
          </table:table-cell>
          <table:table-cell office:value-type="float" office:value="12.407999999999999" table:style-name="ce10">
            <text:p>12.408</text:p>
          </table:table-cell>
          <table:table-cell office:value-type="float" office:value="12.737" table:style-name="ce10">
            <text:p>12.737</text:p>
          </table:table-cell>
          <table:table-cell office:value-type="float" office:value="13.731" table:style-name="ce10">
            <text:p>13.731</text:p>
          </table:table-cell>
          <table:table-cell office:value-type="float" office:value="14.108000000000001" table:style-name="ce10">
            <text:p>14.108</text:p>
          </table:table-cell>
          <table:table-cell office:value-type="float" office:value="14.07" table:style-name="ce10">
            <text:p>14.07</text:p>
          </table:table-cell>
          <table:table-cell office:value-type="float" office:value="13.47" table:style-name="ce10">
            <text:p>13.47</text:p>
          </table:table-cell>
          <table:table-cell office:value-type="float" office:value="12.385" table:style-name="ce10">
            <text:p>12.385</text:p>
          </table:table-cell>
          <table:table-cell office:value-type="float" office:value="10.913" table:style-name="ce10">
            <text:p>10.913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3.391" table:style-name="ce10">
            <text:p>13.391</text:p>
          </table:table-cell>
          <table:table-cell office:value-type="float" office:value="12.419" table:style-name="ce10">
            <text:p>12.419</text:p>
          </table:table-cell>
          <table:table-cell office:value-type="float" office:value="11.882999999999999" table:style-name="ce10">
            <text:p>11.883</text:p>
          </table:table-cell>
          <table:table-cell office:value-type="float" office:value="11.609" table:style-name="ce10">
            <text:p>11.609</text:p>
          </table:table-cell>
          <table:table-cell office:value-type="float" office:value="11.586" table:style-name="ce10">
            <text:p>11.586</text:p>
          </table:table-cell>
          <table:table-cell office:value-type="float" office:value="11.763999999999999" table:style-name="ce10">
            <text:p>11.764</text:p>
          </table:table-cell>
          <table:table-cell office:value-type="float" office:value="12.678000000000001" table:style-name="ce10">
            <text:p>12.678</text:p>
          </table:table-cell>
          <table:table-cell office:value-type="float" office:value="14.568" table:style-name="ce10">
            <text:p>14.568</text:p>
          </table:table-cell>
          <table:table-cell office:value-type="float" office:value="16.731000000000002" table:style-name="ce10">
            <text:p>16.731</text:p>
          </table:table-cell>
          <table:table-cell office:value-type="float" office:value="17.718" table:style-name="ce10">
            <text:p>17.718</text:p>
          </table:table-cell>
          <table:table-cell office:value-type="float" office:value="17.754000000000001" table:style-name="ce10">
            <text:p>17.754</text:p>
          </table:table-cell>
          <table:table-cell office:value-type="float" office:value="17.847999999999999" table:style-name="ce10">
            <text:p>17.848</text:p>
          </table:table-cell>
          <table:table-cell office:value-type="float" office:value="17.361000000000001" table:style-name="ce10">
            <text:p>17.361</text:p>
          </table:table-cell>
          <table:table-cell office:value-type="float" office:value="17.027999999999999" table:style-name="ce10">
            <text:p>17.028</text:p>
          </table:table-cell>
          <table:table-cell office:value-type="float" office:value="17.238" table:style-name="ce10">
            <text:p>17.238</text:p>
          </table:table-cell>
          <table:table-cell office:value-type="float" office:value="17.143999999999998" table:style-name="ce10">
            <text:p>17.144</text:p>
          </table:table-cell>
          <table:table-cell office:value-type="float" office:value="17.247" table:style-name="ce10">
            <text:p>17.247</text:p>
          </table:table-cell>
          <table:table-cell office:value-type="float" office:value="17.706" table:style-name="ce10">
            <text:p>17.706</text:p>
          </table:table-cell>
          <table:table-cell office:value-type="float" office:value="19.087" table:style-name="ce10">
            <text:p>19.087</text:p>
          </table:table-cell>
          <table:table-cell office:value-type="float" office:value="19.611999999999998" table:style-name="ce10">
            <text:p>19.612</text:p>
          </table:table-cell>
          <table:table-cell office:value-type="float" office:value="19.559000000000001" table:style-name="ce10">
            <text:p>19.559</text:p>
          </table:table-cell>
          <table:table-cell office:value-type="float" office:value="18.724" table:style-name="ce10">
            <text:p>18.724</text:p>
          </table:table-cell>
          <table:table-cell office:value-type="float" office:value="17.215" table:style-name="ce10">
            <text:p>17.215</text:p>
          </table:table-cell>
          <table:table-cell office:value-type="float" office:value="15.169" table:style-name="ce10">
            <text:p>15.169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8.5879999999999992" table:style-name="ce10">
            <text:p>8.588</text:p>
          </table:table-cell>
          <table:table-cell office:value-type="float" office:value="7.9649999999999999" table:style-name="ce10">
            <text:p>7.965</text:p>
          </table:table-cell>
          <table:table-cell office:value-type="float" office:value="7.62" table:style-name="ce10">
            <text:p>7.62</text:p>
          </table:table-cell>
          <table:table-cell office:value-type="float" office:value="7.4450000000000003" table:style-name="ce10">
            <text:p>7.445</text:p>
          </table:table-cell>
          <table:table-cell office:value-type="float" office:value="7.43" table:style-name="ce10">
            <text:p>7.43</text:p>
          </table:table-cell>
          <table:table-cell office:value-type="float" office:value="7.5439999999999996" table:style-name="ce10">
            <text:p>7.544</text:p>
          </table:table-cell>
          <table:table-cell office:value-type="float" office:value="8.1310000000000002" table:style-name="ce10">
            <text:p>8.131</text:p>
          </table:table-cell>
          <table:table-cell office:value-type="float" office:value="9.3420000000000005" table:style-name="ce10">
            <text:p>9.342</text:p>
          </table:table-cell>
          <table:table-cell office:value-type="float" office:value="10.73" table:style-name="ce10">
            <text:p>10.73</text:p>
          </table:table-cell>
          <table:table-cell office:value-type="float" office:value="11.363" table:style-name="ce10">
            <text:p>11.363</text:p>
          </table:table-cell>
          <table:table-cell office:value-type="float" office:value="11.385999999999999" table:style-name="ce10">
            <text:p>11.386</text:p>
          </table:table-cell>
          <table:table-cell office:value-type="float" office:value="11.446" table:style-name="ce10">
            <text:p>11.446</text:p>
          </table:table-cell>
          <table:table-cell office:value-type="float" office:value="11.134" table:style-name="ce10">
            <text:p>11.134</text:p>
          </table:table-cell>
          <table:table-cell office:value-type="float" office:value="10.92" table:style-name="ce10">
            <text:p>10.92</text:p>
          </table:table-cell>
          <table:table-cell office:value-type="float" office:value="11.055" table:style-name="ce10">
            <text:p>11.055</text:p>
          </table:table-cell>
          <table:table-cell office:value-type="float" office:value="10.994" table:style-name="ce10">
            <text:p>10.994</text:p>
          </table:table-cell>
          <table:table-cell office:value-type="float" office:value="11.061" table:style-name="ce10">
            <text:p>11.061</text:p>
          </table:table-cell>
          <table:table-cell office:value-type="float" office:value="11.355" table:style-name="ce10">
            <text:p>11.355</text:p>
          </table:table-cell>
          <table:table-cell office:value-type="float" office:value="12.241" table:style-name="ce10">
            <text:p>12.241</text:p>
          </table:table-cell>
          <table:table-cell office:value-type="float" office:value="12.577" table:style-name="ce10">
            <text:p>12.577</text:p>
          </table:table-cell>
          <table:table-cell office:value-type="float" office:value="12.542999999999999" table:style-name="ce10">
            <text:p>12.543</text:p>
          </table:table-cell>
          <table:table-cell office:value-type="float" office:value="12.007999999999999" table:style-name="ce10">
            <text:p>12.008</text:p>
          </table:table-cell>
          <table:table-cell office:value-type="float" office:value="11.04" table:style-name="ce10">
            <text:p>11.04</text:p>
          </table:table-cell>
          <table:table-cell office:value-type="float" office:value="9.7279999999999998" table:style-name="ce10">
            <text:p>9.728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6.564" table:style-name="ce10">
            <text:p>16.564</text:p>
          </table:table-cell>
          <table:table-cell office:value-type="float" office:value="15.361000000000001" table:style-name="ce10">
            <text:p>15.361</text:p>
          </table:table-cell>
          <table:table-cell office:value-type="float" office:value="14.698" table:style-name="ce10">
            <text:p>14.698</text:p>
          </table:table-cell>
          <table:table-cell office:value-type="float" office:value="14.36" table:style-name="ce10">
            <text:p>14.36</text:p>
          </table:table-cell>
          <table:table-cell office:value-type="float" office:value="14.331" table:style-name="ce10">
            <text:p>14.331</text:p>
          </table:table-cell>
          <table:table-cell office:value-type="float" office:value="14.551" table:style-name="ce10">
            <text:p>14.551</text:p>
          </table:table-cell>
          <table:table-cell office:value-type="float" office:value="15.682" table:style-name="ce10">
            <text:p>15.682</text:p>
          </table:table-cell>
          <table:table-cell office:value-type="float" office:value="18.018999999999998" table:style-name="ce10">
            <text:p>18.019</text:p>
          </table:table-cell>
          <table:table-cell office:value-type="float" office:value="20.695" table:style-name="ce10">
            <text:p>20.695</text:p>
          </table:table-cell>
          <table:table-cell office:value-type="float" office:value="21.914999999999999" table:style-name="ce10">
            <text:p>21.915</text:p>
          </table:table-cell>
          <table:table-cell office:value-type="float" office:value="21.96" table:style-name="ce10">
            <text:p>21.96</text:p>
          </table:table-cell>
          <table:table-cell office:value-type="float" office:value="22.077000000000002" table:style-name="ce10">
            <text:p>22.077</text:p>
          </table:table-cell>
          <table:table-cell office:value-type="float" office:value="21.474" table:style-name="ce10">
            <text:p>21.474</text:p>
          </table:table-cell>
          <table:table-cell office:value-type="float" office:value="21.062000000000001" table:style-name="ce10">
            <text:p>21.062</text:p>
          </table:table-cell>
          <table:table-cell office:value-type="float" office:value="21.321000000000002" table:style-name="ce10">
            <text:p>21.321</text:p>
          </table:table-cell>
          <table:table-cell office:value-type="float" office:value="21.204999999999998" table:style-name="ce10">
            <text:p>21.205</text:p>
          </table:table-cell>
          <table:table-cell office:value-type="float" office:value="21.332999999999998" table:style-name="ce10">
            <text:p>21.333</text:p>
          </table:table-cell>
          <table:table-cell office:value-type="float" office:value="21.9" table:style-name="ce10">
            <text:p>21.9</text:p>
          </table:table-cell>
          <table:table-cell office:value-type="float" office:value="23.609000000000002" table:style-name="ce10">
            <text:p>23.609</text:p>
          </table:table-cell>
          <table:table-cell office:value-type="float" office:value="24.257999999999999" table:style-name="ce10">
            <text:p>24.258</text:p>
          </table:table-cell>
          <table:table-cell office:value-type="float" office:value="24.192" table:style-name="ce10">
            <text:p>24.192</text:p>
          </table:table-cell>
          <table:table-cell office:value-type="float" office:value="23.16" table:style-name="ce10">
            <text:p>23.16</text:p>
          </table:table-cell>
          <table:table-cell office:value-type="float" office:value="21.294" table:style-name="ce10">
            <text:p>21.294</text:p>
          </table:table-cell>
          <table:table-cell office:value-type="float" office:value="18.763000000000002" table:style-name="ce10">
            <text:p>18.763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9.2789999999999999" table:style-name="ce10">
            <text:p>9.279</text:p>
          </table:table-cell>
          <table:table-cell office:value-type="float" office:value="8.6050000000000004" table:style-name="ce10">
            <text:p>8.605</text:p>
          </table:table-cell>
          <table:table-cell office:value-type="float" office:value="8.2330000000000005" table:style-name="ce10">
            <text:p>8.233</text:p>
          </table:table-cell>
          <table:table-cell office:value-type="float" office:value="8.0440000000000005" table:style-name="ce10">
            <text:p>8.044</text:p>
          </table:table-cell>
          <table:table-cell office:value-type="float" office:value="8.0280000000000005" table:style-name="ce10">
            <text:p>8.028</text:p>
          </table:table-cell>
          <table:table-cell office:value-type="float" office:value="8.1509999999999998" table:style-name="ce10">
            <text:p>8.151</text:p>
          </table:table-cell>
          <table:table-cell office:value-type="float" office:value="8.7850000000000001" table:style-name="ce10">
            <text:p>8.785</text:p>
          </table:table-cell>
          <table:table-cell office:value-type="float" office:value="10.093999999999999" table:style-name="ce10">
            <text:p>10.094</text:p>
          </table:table-cell>
          <table:table-cell office:value-type="float" office:value="11.593" table:style-name="ce10">
            <text:p>11.593</text:p>
          </table:table-cell>
          <table:table-cell office:value-type="float" office:value="12.276999999999999" table:style-name="ce10">
            <text:p>12.277</text:p>
          </table:table-cell>
          <table:table-cell office:value-type="float" office:value="12.302" table:style-name="ce10">
            <text:p>12.302</text:p>
          </table:table-cell>
          <table:table-cell office:value-type="float" office:value="12.367000000000001" table:style-name="ce10">
            <text:p>12.367</text:p>
          </table:table-cell>
          <table:table-cell office:value-type="float" office:value="12.029" table:style-name="ce10">
            <text:p>12.029</text:p>
          </table:table-cell>
          <table:table-cell office:value-type="float" office:value="11.798999999999999" table:style-name="ce10">
            <text:p>11.799</text:p>
          </table:table-cell>
          <table:table-cell office:value-type="float" office:value="11.944000000000001" table:style-name="ce10">
            <text:p>11.944</text:p>
          </table:table-cell>
          <table:table-cell office:value-type="float" office:value="11.879" table:style-name="ce10">
            <text:p>11.879</text:p>
          </table:table-cell>
          <table:table-cell office:value-type="float" office:value="11.951000000000001" table:style-name="ce10">
            <text:p>11.951</text:p>
          </table:table-cell>
          <table:table-cell office:value-type="float" office:value="12.268000000000001" table:style-name="ce10">
            <text:p>12.268</text:p>
          </table:table-cell>
          <table:table-cell office:value-type="float" office:value="13.225" table:style-name="ce10">
            <text:p>13.225</text:p>
          </table:table-cell>
          <table:table-cell office:value-type="float" office:value="13.589" table:style-name="ce10">
            <text:p>13.589</text:p>
          </table:table-cell>
          <table:table-cell office:value-type="float" office:value="13.552" table:style-name="ce10">
            <text:p>13.552</text:p>
          </table:table-cell>
          <table:table-cell office:value-type="float" office:value="12.974" table:style-name="ce10">
            <text:p>12.974</text:p>
          </table:table-cell>
          <table:table-cell office:value-type="float" office:value="11.928000000000001" table:style-name="ce10">
            <text:p>11.928</text:p>
          </table:table-cell>
          <table:table-cell office:value-type="float" office:value="10.510999999999999" table:style-name="ce10">
            <text:p>10.511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9.3949999999999996" table:style-name="ce10">
            <text:p>9.395</text:p>
          </table:table-cell>
          <table:table-cell office:value-type="float" office:value="8.7129999999999992" table:style-name="ce10">
            <text:p>8.713</text:p>
          </table:table-cell>
          <table:table-cell office:value-type="float" office:value="8.3369999999999997" table:style-name="ce10">
            <text:p>8.337</text:p>
          </table:table-cell>
          <table:table-cell office:value-type="float" office:value="8.1449999999999996" table:style-name="ce10">
            <text:p>8.145</text:p>
          </table:table-cell>
          <table:table-cell office:value-type="float" office:value="8.1289999999999996" table:style-name="ce10">
            <text:p>8.129</text:p>
          </table:table-cell>
          <table:table-cell office:value-type="float" office:value="8.2539999999999996" table:style-name="ce10">
            <text:p>8.254</text:p>
          </table:table-cell>
          <table:table-cell office:value-type="float" office:value="8.8949999999999996" table:style-name="ce10">
            <text:p>8.895</text:p>
          </table:table-cell>
          <table:table-cell office:value-type="float" office:value="10.221" table:style-name="ce10">
            <text:p>10.221</text:p>
          </table:table-cell>
          <table:table-cell office:value-type="float" office:value="11.739000000000001" table:style-name="ce10">
            <text:p>11.739</text:p>
          </table:table-cell>
          <table:table-cell office:value-type="float" office:value="12.430999999999999" table:style-name="ce10">
            <text:p>12.431</text:p>
          </table:table-cell>
          <table:table-cell office:value-type="float" office:value="12.457000000000001" table:style-name="ce10">
            <text:p>12.457</text:p>
          </table:table-cell>
          <table:table-cell office:value-type="float" office:value="12.523" table:style-name="ce10">
            <text:p>12.523</text:p>
          </table:table-cell>
          <table:table-cell office:value-type="float" office:value="12.180999999999999" table:style-name="ce10">
            <text:p>12.181</text:p>
          </table:table-cell>
          <table:table-cell office:value-type="float" office:value="11.946999999999999" table:style-name="ce10">
            <text:p>11.947</text:p>
          </table:table-cell>
          <table:table-cell office:value-type="float" office:value="12.093999999999999" table:style-name="ce10">
            <text:p>12.094</text:p>
          </table:table-cell>
          <table:table-cell office:value-type="float" office:value="12.028" table:style-name="ce10">
            <text:p>12.028</text:p>
          </table:table-cell>
          <table:table-cell office:value-type="float" office:value="12.101000000000001" table:style-name="ce10">
            <text:p>12.101</text:p>
          </table:table-cell>
          <table:table-cell office:value-type="float" office:value="12.423" table:style-name="ce10">
            <text:p>12.423</text:p>
          </table:table-cell>
          <table:table-cell office:value-type="float" office:value="13.391999999999999" table:style-name="ce10">
            <text:p>13.392</text:p>
          </table:table-cell>
          <table:table-cell office:value-type="float" office:value="13.76" table:style-name="ce10">
            <text:p>13.76</text:p>
          </table:table-cell>
          <table:table-cell office:value-type="float" office:value="13.723000000000001" table:style-name="ce10">
            <text:p>13.723</text:p>
          </table:table-cell>
          <table:table-cell office:value-type="float" office:value="13.137" table:style-name="ce10">
            <text:p>13.137</text:p>
          </table:table-cell>
          <table:table-cell office:value-type="float" office:value="12.079000000000001" table:style-name="ce10">
            <text:p>12.079</text:p>
          </table:table-cell>
          <table:table-cell office:value-type="float" office:value="10.643000000000001" table:style-name="ce10">
            <text:p>10.643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1.561999999999999" table:style-name="ce10">
            <text:p>11.562</text:p>
          </table:table-cell>
          <table:table-cell office:value-type="float" office:value="10.723000000000001" table:style-name="ce10">
            <text:p>10.723</text:p>
          </table:table-cell>
          <table:table-cell office:value-type="float" office:value="10.259" table:style-name="ce10">
            <text:p>10.259</text:p>
          </table:table-cell>
          <table:table-cell office:value-type="float" office:value="10.023" table:style-name="ce10">
            <text:p>10.023</text:p>
          </table:table-cell>
          <table:table-cell office:value-type="float" office:value="10.003" table:style-name="ce10">
            <text:p>10.003</text:p>
          </table:table-cell>
          <table:table-cell office:value-type="float" office:value="10.157" table:style-name="ce10">
            <text:p>10.157</text:p>
          </table:table-cell>
          <table:table-cell office:value-type="float" office:value="10.946" table:style-name="ce10">
            <text:p>10.946</text:p>
          </table:table-cell>
          <table:table-cell office:value-type="float" office:value="12.577999999999999" table:style-name="ce10">
            <text:p>12.578</text:p>
          </table:table-cell>
          <table:table-cell office:value-type="float" office:value="14.445" table:style-name="ce10">
            <text:p>14.445</text:p>
          </table:table-cell>
          <table:table-cell office:value-type="float" office:value="15.298" table:style-name="ce10">
            <text:p>15.298</text:p>
          </table:table-cell>
          <table:table-cell office:value-type="float" office:value="15.329000000000001" table:style-name="ce10">
            <text:p>15.329</text:p>
          </table:table-cell>
          <table:table-cell office:value-type="float" office:value="15.41" table:style-name="ce10">
            <text:p>15.41</text:p>
          </table:table-cell>
          <table:table-cell office:value-type="float" office:value="14.99" table:style-name="ce10">
            <text:p>14.99</text:p>
          </table:table-cell>
          <table:table-cell office:value-type="float" office:value="14.702" table:style-name="ce10">
            <text:p>14.702</text:p>
          </table:table-cell>
          <table:table-cell office:value-type="float" office:value="14.882999999999999" table:style-name="ce10">
            <text:p>14.883</text:p>
          </table:table-cell>
          <table:table-cell office:value-type="float" office:value="14.802" table:style-name="ce10">
            <text:p>14.802</text:p>
          </table:table-cell>
          <table:table-cell office:value-type="float" office:value="14.891" table:style-name="ce10">
            <text:p>14.891</text:p>
          </table:table-cell>
          <table:table-cell office:value-type="float" office:value="15.287000000000001" table:style-name="ce10">
            <text:p>15.287</text:p>
          </table:table-cell>
          <table:table-cell office:value-type="float" office:value="16.48" table:style-name="ce10">
            <text:p>16.48</text:p>
          </table:table-cell>
          <table:table-cell office:value-type="float" office:value="16.933" table:style-name="ce10">
            <text:p>16.933</text:p>
          </table:table-cell>
          <table:table-cell office:value-type="float" office:value="16.887" table:style-name="ce10">
            <text:p>16.887</text:p>
          </table:table-cell>
          <table:table-cell office:value-type="float" office:value="16.166" table:style-name="ce10">
            <text:p>16.166</text:p>
          </table:table-cell>
          <table:table-cell office:value-type="float" office:value="14.864000000000001" table:style-name="ce10">
            <text:p>14.864</text:p>
          </table:table-cell>
          <table:table-cell office:value-type="float" office:value="13.097" table:style-name="ce10">
            <text:p>13.097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6.3719999999999999" table:style-name="ce10">
            <text:p>6.372</text:p>
          </table:table-cell>
          <table:table-cell office:value-type="float" office:value="5.9089999999999998" table:style-name="ce10">
            <text:p>5.909</text:p>
          </table:table-cell>
          <table:table-cell office:value-type="float" office:value="5.6539999999999999" table:style-name="ce10">
            <text:p>5.654</text:p>
          </table:table-cell>
          <table:table-cell office:value-type="float" office:value="5.524" table:style-name="ce10">
            <text:p>5.524</text:p>
          </table:table-cell>
          <table:table-cell office:value-type="float" office:value="5.5129999999999999" table:style-name="ce10">
            <text:p>5.513</text:p>
          </table:table-cell>
          <table:table-cell office:value-type="float" office:value="5.5979999999999999" table:style-name="ce10">
            <text:p>5.598</text:p>
          </table:table-cell>
          <table:table-cell office:value-type="float" office:value="6.0330000000000004" table:style-name="ce10">
            <text:p>6.033</text:p>
          </table:table-cell>
          <table:table-cell office:value-type="float" office:value="6.9320000000000004" table:style-name="ce10">
            <text:p>6.932</text:p>
          </table:table-cell>
          <table:table-cell office:value-type="float" office:value="7.9610000000000003" table:style-name="ce10">
            <text:p>7.961</text:p>
          </table:table-cell>
          <table:table-cell office:value-type="float" office:value="8.43" table:style-name="ce10">
            <text:p>8.43</text:p>
          </table:table-cell>
          <table:table-cell office:value-type="float" office:value="8.4480000000000004" table:style-name="ce10">
            <text:p>8.448</text:p>
          </table:table-cell>
          <table:table-cell office:value-type="float" office:value="8.4930000000000003" table:style-name="ce10">
            <text:p>8.493</text:p>
          </table:table-cell>
          <table:table-cell office:value-type="float" office:value="8.2609999999999992" table:style-name="ce10">
            <text:p>8.261</text:p>
          </table:table-cell>
          <table:table-cell office:value-type="float" office:value="8.1020000000000003" table:style-name="ce10">
            <text:p>8.102</text:p>
          </table:table-cell>
          <table:table-cell office:value-type="float" office:value="8.202" table:style-name="ce10">
            <text:p>8.202</text:p>
          </table:table-cell>
          <table:table-cell office:value-type="float" office:value="8.157" table:style-name="ce10">
            <text:p>8.157</text:p>
          </table:table-cell>
          <table:table-cell office:value-type="float" office:value="8.2070000000000007" table:style-name="ce10">
            <text:p>8.207</text:p>
          </table:table-cell>
          <table:table-cell office:value-type="float" office:value="8.4250000000000007" table:style-name="ce10">
            <text:p>8.425</text:p>
          </table:table-cell>
          <table:table-cell office:value-type="float" office:value="9.0820000000000007" table:style-name="ce10">
            <text:p>9.082</text:p>
          </table:table-cell>
          <table:table-cell office:value-type="float" office:value="9.3320000000000007" table:style-name="ce10">
            <text:p>9.332</text:p>
          </table:table-cell>
          <table:table-cell office:value-type="float" office:value="9.3059999999999992" table:style-name="ce10">
            <text:p>9.306</text:p>
          </table:table-cell>
          <table:table-cell office:value-type="float" office:value="8.9090000000000007" table:style-name="ce10">
            <text:p>8.909</text:p>
          </table:table-cell>
          <table:table-cell office:value-type="float" office:value="8.1910000000000007" table:style-name="ce10">
            <text:p>8.191</text:p>
          </table:table-cell>
          <table:table-cell office:value-type="float" office:value="7.218" table:style-name="ce10">
            <text:p>7.218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8.35" table:style-name="ce10">
            <text:p>8.35</text:p>
          </table:table-cell>
          <table:table-cell office:value-type="float" office:value="7.7439999999999998" table:style-name="ce10">
            <text:p>7.744</text:p>
          </table:table-cell>
          <table:table-cell office:value-type="float" office:value="7.4089999999999998" table:style-name="ce10">
            <text:p>7.409</text:p>
          </table:table-cell>
          <table:table-cell office:value-type="float" office:value="7.2389999999999999" table:style-name="ce10">
            <text:p>7.239</text:p>
          </table:table-cell>
          <table:table-cell office:value-type="float" office:value="7.2240000000000002" table:style-name="ce10">
            <text:p>7.224</text:p>
          </table:table-cell>
          <table:table-cell office:value-type="float" office:value="7.335" table:style-name="ce10">
            <text:p>7.335</text:p>
          </table:table-cell>
          <table:table-cell office:value-type="float" office:value="7.9050000000000002" table:style-name="ce10">
            <text:p>7.905</text:p>
          </table:table-cell>
          <table:table-cell office:value-type="float" office:value="9.0830000000000002" table:style-name="ce10">
            <text:p>9.083</text:p>
          </table:table-cell>
          <table:table-cell office:value-type="float" office:value="10.432" table:style-name="ce10">
            <text:p>10.432</text:p>
          </table:table-cell>
          <table:table-cell office:value-type="float" office:value="11.048" table:style-name="ce10">
            <text:p>11.048</text:p>
          </table:table-cell>
          <table:table-cell office:value-type="float" office:value="11.07" table:style-name="ce10">
            <text:p>11.07</text:p>
          </table:table-cell>
          <table:table-cell office:value-type="float" office:value="11.129" table:style-name="ce10">
            <text:p>11.129</text:p>
          </table:table-cell>
          <table:table-cell office:value-type="float" office:value="10.824999999999999" table:style-name="ce10">
            <text:p>10.825</text:p>
          </table:table-cell>
          <table:table-cell office:value-type="float" office:value="10.618" table:style-name="ce10">
            <text:p>10.618</text:p>
          </table:table-cell>
          <table:table-cell office:value-type="float" office:value="10.747999999999999" table:style-name="ce10">
            <text:p>10.748</text:p>
          </table:table-cell>
          <table:table-cell office:value-type="float" office:value="10.69" table:style-name="ce10">
            <text:p>10.69</text:p>
          </table:table-cell>
          <table:table-cell office:value-type="float" office:value="10.754" table:style-name="ce10">
            <text:p>10.754</text:p>
          </table:table-cell>
          <table:table-cell office:value-type="float" office:value="11.04" table:style-name="ce10">
            <text:p>11.04</text:p>
          </table:table-cell>
          <table:table-cell office:value-type="float" office:value="11.901" table:style-name="ce10">
            <text:p>11.901</text:p>
          </table:table-cell>
          <table:table-cell office:value-type="float" office:value="12.228999999999999" table:style-name="ce10">
            <text:p>12.229</text:p>
          </table:table-cell>
          <table:table-cell office:value-type="float" office:value="12.195" table:style-name="ce10">
            <text:p>12.195</text:p>
          </table:table-cell>
          <table:table-cell office:value-type="float" office:value="11.675000000000001" table:style-name="ce10">
            <text:p>11.675</text:p>
          </table:table-cell>
          <table:table-cell office:value-type="float" office:value="10.734" table:style-name="ce10">
            <text:p>10.734</text:p>
          </table:table-cell>
          <table:table-cell office:value-type="float" office:value="9.4589999999999996" table:style-name="ce10">
            <text:p>9.459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0.101000000000001" table:style-name="ce10">
            <text:p>10.101</text:p>
          </table:table-cell>
          <table:table-cell office:value-type="float" office:value="9.3680000000000003" table:style-name="ce10">
            <text:p>9.368</text:p>
          </table:table-cell>
          <table:table-cell office:value-type="float" office:value="8.9629999999999992" table:style-name="ce10">
            <text:p>8.963</text:p>
          </table:table-cell>
          <table:table-cell office:value-type="float" office:value="8.7569999999999997" table:style-name="ce10">
            <text:p>8.757</text:p>
          </table:table-cell>
          <table:table-cell office:value-type="float" office:value="8.7390000000000008" table:style-name="ce10">
            <text:p>8.739</text:p>
          </table:table-cell>
          <table:table-cell office:value-type="float" office:value="8.8729999999999993" table:style-name="ce10">
            <text:p>8.873</text:p>
          </table:table-cell>
          <table:table-cell office:value-type="float" office:value="9.5630000000000006" table:style-name="ce10">
            <text:p>9.563</text:p>
          </table:table-cell>
          <table:table-cell office:value-type="float" office:value="10.988" table:style-name="ce10">
            <text:p>10.988</text:p>
          </table:table-cell>
          <table:table-cell office:value-type="float" office:value="12.62" table:style-name="ce10">
            <text:p>12.62</text:p>
          </table:table-cell>
          <table:table-cell office:value-type="float" office:value="13.364000000000001" table:style-name="ce10">
            <text:p>13.364</text:p>
          </table:table-cell>
          <table:table-cell office:value-type="float" office:value="13.391999999999999" table:style-name="ce10">
            <text:p>13.392</text:p>
          </table:table-cell>
          <table:table-cell office:value-type="float" office:value="13.462999999999999" table:style-name="ce10">
            <text:p>13.463</text:p>
          </table:table-cell>
          <table:table-cell office:value-type="float" office:value="13.095000000000001" table:style-name="ce10">
            <text:p>13.095</text:p>
          </table:table-cell>
          <table:table-cell office:value-type="float" office:value="12.843999999999999" table:style-name="ce10">
            <text:p>12.844</text:p>
          </table:table-cell>
          <table:table-cell office:value-type="float" office:value="13.002000000000001" table:style-name="ce10">
            <text:p>13.002</text:p>
          </table:table-cell>
          <table:table-cell office:value-type="float" office:value="12.930999999999999" table:style-name="ce10">
            <text:p>12.931</text:p>
          </table:table-cell>
          <table:table-cell office:value-type="float" office:value="13.01" table:style-name="ce10">
            <text:p>13.01</text:p>
          </table:table-cell>
          <table:table-cell office:value-type="float" office:value="13.355" table:style-name="ce10">
            <text:p>13.355</text:p>
          </table:table-cell>
          <table:table-cell office:value-type="float" office:value="14.397" table:style-name="ce10">
            <text:p>14.397</text:p>
          </table:table-cell>
          <table:table-cell office:value-type="float" office:value="14.792999999999999" table:style-name="ce10">
            <text:p>14.793</text:p>
          </table:table-cell>
          <table:table-cell office:value-type="float" office:value="14.753" table:style-name="ce10">
            <text:p>14.753</text:p>
          </table:table-cell>
          <table:table-cell office:value-type="float" office:value="14.122999999999999" table:style-name="ce10">
            <text:p>14.123</text:p>
          </table:table-cell>
          <table:table-cell office:value-type="float" office:value="12.984999999999999" table:style-name="ce10">
            <text:p>12.985</text:p>
          </table:table-cell>
          <table:table-cell office:value-type="float" office:value="11.442" table:style-name="ce10">
            <text:p>11.442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.7090000000000001" table:style-name="ce10">
            <text:p>2.709</text:p>
          </table:table-cell>
          <table:table-cell office:value-type="float" office:value="2.512" table:style-name="ce10">
            <text:p>2.512</text:p>
          </table:table-cell>
          <table:table-cell office:value-type="float" office:value="2.403" table:style-name="ce10">
            <text:p>2.403</text:p>
          </table:table-cell>
          <table:table-cell office:value-type="float" office:value="2.3479999999999999" table:style-name="ce10">
            <text:p>2.348</text:p>
          </table:table-cell>
          <table:table-cell office:value-type="float" office:value="2.343" table:style-name="ce10">
            <text:p>2.343</text:p>
          </table:table-cell>
          <table:table-cell office:value-type="float" office:value="2.379" table:style-name="ce10">
            <text:p>2.379</text:p>
          </table:table-cell>
          <table:table-cell office:value-type="float" office:value="2.5640000000000001" table:style-name="ce10">
            <text:p>2.564</text:p>
          </table:table-cell>
          <table:table-cell office:value-type="float" office:value="2.9460000000000002" table:style-name="ce10">
            <text:p>2.946</text:p>
          </table:table-cell>
          <table:table-cell office:value-type="float" office:value="3.3839999999999999" table:style-name="ce10">
            <text:p>3.384</text:p>
          </table:table-cell>
          <table:table-cell office:value-type="float" office:value="3.5840000000000001" table:style-name="ce10">
            <text:p>3.584</text:p>
          </table:table-cell>
          <table:table-cell office:value-type="float" office:value="3.5910000000000002" table:style-name="ce10">
            <text:p>3.591</text:p>
          </table:table-cell>
          <table:table-cell office:value-type="float" office:value="3.61" table:style-name="ce10">
            <text:p>3.61</text:p>
          </table:table-cell>
          <table:table-cell office:value-type="float" office:value="3.5110000000000001" table:style-name="ce10">
            <text:p>3.511</text:p>
          </table:table-cell>
          <table:table-cell office:value-type="float" office:value="3.444" table:style-name="ce10">
            <text:p>3.444</text:p>
          </table:table-cell>
          <table:table-cell office:value-type="float" office:value="3.4870000000000001" table:style-name="ce10">
            <text:p>3.487</text:p>
          </table:table-cell>
          <table:table-cell office:value-type="float" office:value="3.4670000000000001" table:style-name="ce10">
            <text:p>3.467</text:p>
          </table:table-cell>
          <table:table-cell office:value-type="float" office:value="3.488" table:style-name="ce10">
            <text:p>3.488</text:p>
          </table:table-cell>
          <table:table-cell office:value-type="float" office:value="3.581" table:style-name="ce10">
            <text:p>3.581</text:p>
          </table:table-cell>
          <table:table-cell office:value-type="float" office:value="3.8610000000000002" table:style-name="ce10">
            <text:p>3.861</text:p>
          </table:table-cell>
          <table:table-cell office:value-type="float" office:value="3.9670000000000001" table:style-name="ce10">
            <text:p>3.967</text:p>
          </table:table-cell>
          <table:table-cell office:value-type="float" office:value="3.956" table:style-name="ce10">
            <text:p>3.956</text:p>
          </table:table-cell>
          <table:table-cell office:value-type="float" office:value="3.7869999999999999" table:style-name="ce10">
            <text:p>3.787</text:p>
          </table:table-cell>
          <table:table-cell office:value-type="float" office:value="3.4820000000000002" table:style-name="ce10">
            <text:p>3.482</text:p>
          </table:table-cell>
          <table:table-cell office:value-type="float" office:value="3.0680000000000001" table:style-name="ce10">
            <text:p>3.068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5.0229999999999997" table:style-name="ce10">
            <text:p>5.023</text:p>
          </table:table-cell>
          <table:table-cell office:value-type="float" office:value="4.6580000000000004" table:style-name="ce10">
            <text:p>4.658</text:p>
          </table:table-cell>
          <table:table-cell office:value-type="float" office:value="4.4569999999999999" table:style-name="ce10">
            <text:p>4.457</text:p>
          </table:table-cell>
          <table:table-cell office:value-type="float" office:value="4.3540000000000001" table:style-name="ce10">
            <text:p>4.354</text:p>
          </table:table-cell>
          <table:table-cell office:value-type="float" office:value="4.3449999999999998" table:style-name="ce10">
            <text:p>4.345</text:p>
          </table:table-cell>
          <table:table-cell office:value-type="float" office:value="4.4119999999999999" table:style-name="ce10">
            <text:p>4.412</text:p>
          </table:table-cell>
          <table:table-cell office:value-type="float" office:value="4.7549999999999999" table:style-name="ce10">
            <text:p>4.755</text:p>
          </table:table-cell>
          <table:table-cell office:value-type="float" office:value="5.4640000000000004" table:style-name="ce10">
            <text:p>5.464</text:p>
          </table:table-cell>
          <table:table-cell office:value-type="float" office:value="6.2750000000000004" table:style-name="ce10">
            <text:p>6.275</text:p>
          </table:table-cell>
          <table:table-cell office:value-type="float" office:value="6.6449999999999996" table:style-name="ce10">
            <text:p>6.645</text:p>
          </table:table-cell>
          <table:table-cell office:value-type="float" office:value="6.6589999999999998" table:style-name="ce10">
            <text:p>6.659</text:p>
          </table:table-cell>
          <table:table-cell office:value-type="float" office:value="6.694" table:style-name="ce10">
            <text:p>6.694</text:p>
          </table:table-cell>
          <table:table-cell office:value-type="float" office:value="6.5119999999999996" table:style-name="ce10">
            <text:p>6.512</text:p>
          </table:table-cell>
          <table:table-cell office:value-type="float" office:value="6.3869999999999996" table:style-name="ce10">
            <text:p>6.387</text:p>
          </table:table-cell>
          <table:table-cell office:value-type="float" office:value="6.4649999999999999" table:style-name="ce10">
            <text:p>6.465</text:p>
          </table:table-cell>
          <table:table-cell office:value-type="float" office:value="6.43" table:style-name="ce10">
            <text:p>6.43</text:p>
          </table:table-cell>
          <table:table-cell office:value-type="float" office:value="6.4690000000000003" table:style-name="ce10">
            <text:p>6.469</text:p>
          </table:table-cell>
          <table:table-cell office:value-type="float" office:value="6.641" table:style-name="ce10">
            <text:p>6.641</text:p>
          </table:table-cell>
          <table:table-cell office:value-type="float" office:value="7.1589999999999998" table:style-name="ce10">
            <text:p>7.159</text:p>
          </table:table-cell>
          <table:table-cell office:value-type="float" office:value="7.3559999999999999" table:style-name="ce10">
            <text:p>7.356</text:p>
          </table:table-cell>
          <table:table-cell office:value-type="float" office:value="7.3360000000000003" table:style-name="ce10">
            <text:p>7.336</text:p>
          </table:table-cell>
          <table:table-cell office:value-type="float" office:value="7.0229999999999997" table:style-name="ce10">
            <text:p>7.023</text:p>
          </table:table-cell>
          <table:table-cell office:value-type="float" office:value="6.4569999999999999" table:style-name="ce10">
            <text:p>6.457</text:p>
          </table:table-cell>
          <table:table-cell office:value-type="float" office:value="5.6890000000000001" table:style-name="ce10">
            <text:p>5.689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4.599" table:style-name="ce10">
            <text:p>14.599</text:p>
          </table:table-cell>
          <table:table-cell office:value-type="float" office:value="13.539" table:style-name="ce10">
            <text:p>13.539</text:p>
          </table:table-cell>
          <table:table-cell office:value-type="float" office:value="12.954000000000001" table:style-name="ce10">
            <text:p>12.954</text:p>
          </table:table-cell>
          <table:table-cell office:value-type="float" office:value="12.656000000000001" table:style-name="ce10">
            <text:p>12.656</text:p>
          </table:table-cell>
          <table:table-cell office:value-type="float" office:value="12.631" table:style-name="ce10">
            <text:p>12.631</text:p>
          </table:table-cell>
          <table:table-cell office:value-type="float" office:value="12.824999999999999" table:style-name="ce10">
            <text:p>12.825</text:p>
          </table:table-cell>
          <table:table-cell office:value-type="float" office:value="13.821999999999999" table:style-name="ce10">
            <text:p>13.822</text:p>
          </table:table-cell>
          <table:table-cell office:value-type="float" office:value="15.881" table:style-name="ce10">
            <text:p>15.881</text:p>
          </table:table-cell>
          <table:table-cell office:value-type="float" office:value="18.239999999999998" table:style-name="ce10">
            <text:p>18.24</text:p>
          </table:table-cell>
          <table:table-cell office:value-type="float" office:value="19.315999999999999" table:style-name="ce10">
            <text:p>19.316</text:p>
          </table:table-cell>
          <table:table-cell office:value-type="float" office:value="19.355" table:style-name="ce10">
            <text:p>19.355</text:p>
          </table:table-cell>
          <table:table-cell office:value-type="float" office:value="19.457999999999998" table:style-name="ce10">
            <text:p>19.458</text:p>
          </table:table-cell>
          <table:table-cell office:value-type="float" office:value="18.927" table:style-name="ce10">
            <text:p>18.927</text:p>
          </table:table-cell>
          <table:table-cell office:value-type="float" office:value="18.564" table:style-name="ce10">
            <text:p>18.564</text:p>
          </table:table-cell>
          <table:table-cell office:value-type="float" office:value="18.792000000000002" table:style-name="ce10">
            <text:p>18.792</text:p>
          </table:table-cell>
          <table:table-cell office:value-type="float" office:value="18.690000000000001" table:style-name="ce10">
            <text:p>18.69</text:p>
          </table:table-cell>
          <table:table-cell office:value-type="float" office:value="18.803000000000001" table:style-name="ce10">
            <text:p>18.803</text:p>
          </table:table-cell>
          <table:table-cell office:value-type="float" office:value="19.303000000000001" table:style-name="ce10">
            <text:p>19.303</text:p>
          </table:table-cell>
          <table:table-cell office:value-type="float" office:value="20.808" table:style-name="ce10">
            <text:p>20.808</text:p>
          </table:table-cell>
          <table:table-cell office:value-type="float" office:value="21.38" table:style-name="ce10">
            <text:p>21.38</text:p>
          </table:table-cell>
          <table:table-cell office:value-type="float" office:value="21.323" table:style-name="ce10">
            <text:p>21.323</text:p>
          </table:table-cell>
          <table:table-cell office:value-type="float" office:value="20.413" table:style-name="ce10">
            <text:p>20.413</text:p>
          </table:table-cell>
          <table:table-cell office:value-type="float" office:value="18.768000000000001" table:style-name="ce10">
            <text:p>18.768</text:p>
          </table:table-cell>
          <table:table-cell office:value-type="float" office:value="16.536999999999999" table:style-name="ce10">
            <text:p>16.537</text:p>
          </table:table-cell>
          <table:table-cell table:number-columns-repeated="1635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.0569999999999999" table:style-name="ce10">
            <text:p>1.057</text:p>
          </table:table-cell>
          <table:table-cell office:value-type="float" office:value="0.98" table:style-name="ce10">
            <text:p>0.98</text:p>
          </table:table-cell>
          <table:table-cell office:value-type="float" office:value="0.93799999999999994" table:style-name="ce10">
            <text:p>0.938</text:p>
          </table:table-cell>
          <table:table-cell office:value-type="float" office:value="0.91600000000000004" table:style-name="ce10">
            <text:p>0.916</text:p>
          </table:table-cell>
          <table:table-cell office:value-type="float" office:value="0.91400000000000003" table:style-name="ce10">
            <text:p>0.914</text:p>
          </table:table-cell>
          <table:table-cell office:value-type="float" office:value="0.92900000000000005" table:style-name="ce10">
            <text:p>0.929</text:p>
          </table:table-cell>
          <table:table-cell office:value-type="float" office:value="1.0009999999999999" table:style-name="ce10">
            <text:p>1.001</text:p>
          </table:table-cell>
          <table:table-cell office:value-type="float" office:value="1.1499999999999999" table:style-name="ce10">
            <text:p>1.15</text:p>
          </table:table-cell>
          <table:table-cell office:value-type="float" office:value="1.321" table:style-name="ce10">
            <text:p>1.321</text:p>
          </table:table-cell>
          <table:table-cell office:value-type="float" office:value="1.3979999999999999" table:style-name="ce10">
            <text:p>1.398</text:p>
          </table:table-cell>
          <table:table-cell office:value-type="float" office:value="1.401" table:style-name="ce10">
            <text:p>1.401</text:p>
          </table:table-cell>
          <table:table-cell office:value-type="float" office:value="1.409" table:style-name="ce10">
            <text:p>1.409</text:p>
          </table:table-cell>
          <table:table-cell office:value-type="float" office:value="1.37" table:style-name="ce10">
            <text:p>1.37</text:p>
          </table:table-cell>
          <table:table-cell office:value-type="float" office:value="1.3440000000000001" table:style-name="ce10">
            <text:p>1.344</text:p>
          </table:table-cell>
          <table:table-cell office:value-type="float" office:value="1.361" table:style-name="ce10">
            <text:p>1.361</text:p>
          </table:table-cell>
          <table:table-cell office:value-type="float" office:value="1.353" table:style-name="ce10">
            <text:p>1.353</text:p>
          </table:table-cell>
          <table:table-cell office:value-type="float" office:value="1.361" table:style-name="ce10">
            <text:p>1.361</text:p>
          </table:table-cell>
          <table:table-cell office:value-type="float" office:value="1.3979999999999999" table:style-name="ce10">
            <text:p>1.398</text:p>
          </table:table-cell>
          <table:table-cell office:value-type="float" office:value="1.5069999999999999" table:style-name="ce10">
            <text:p>1.507</text:p>
          </table:table-cell>
          <table:table-cell office:value-type="float" office:value="1.548" table:style-name="ce10">
            <text:p>1.548</text:p>
          </table:table-cell>
          <table:table-cell office:value-type="float" office:value="1.544" table:style-name="ce10">
            <text:p>1.544</text:p>
          </table:table-cell>
          <table:table-cell office:value-type="float" office:value="1.478" table:style-name="ce10">
            <text:p>1.478</text:p>
          </table:table-cell>
          <table:table-cell office:value-type="float" office:value="1.359" table:style-name="ce10">
            <text:p>1.359</text:p>
          </table:table-cell>
          <table:table-cell office:value-type="float" office:value="1.1970000000000001" table:style-name="ce10">
            <text:p>1.197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5.4969999999999999" table:style-name="ce10">
            <text:p>5.497</text:p>
          </table:table-cell>
          <table:table-cell office:value-type="float" office:value="5.0979999999999999" table:style-name="ce10">
            <text:p>5.098</text:p>
          </table:table-cell>
          <table:table-cell office:value-type="float" office:value="4.8769999999999998" table:style-name="ce10">
            <text:p>4.877</text:p>
          </table:table-cell>
          <table:table-cell office:value-type="float" office:value="4.7649999999999997" table:style-name="ce10">
            <text:p>4.765</text:p>
          </table:table-cell>
          <table:table-cell office:value-type="float" office:value="4.7560000000000002" table:style-name="ce10">
            <text:p>4.756</text:p>
          </table:table-cell>
          <table:table-cell office:value-type="float" office:value="4.8289999999999997" table:style-name="ce10">
            <text:p>4.829</text:p>
          </table:table-cell>
          <table:table-cell office:value-type="float" office:value="5.2039999999999997" table:style-name="ce10">
            <text:p>5.204</text:p>
          </table:table-cell>
          <table:table-cell office:value-type="float" office:value="5.98" table:style-name="ce10">
            <text:p>5.98</text:p>
          </table:table-cell>
          <table:table-cell office:value-type="float" office:value="6.8680000000000003" table:style-name="ce10">
            <text:p>6.868</text:p>
          </table:table-cell>
          <table:table-cell office:value-type="float" office:value="7.2729999999999997" table:style-name="ce10">
            <text:p>7.273</text:p>
          </table:table-cell>
          <table:table-cell office:value-type="float" office:value="7.2880000000000003" table:style-name="ce10">
            <text:p>7.288</text:p>
          </table:table-cell>
          <table:table-cell office:value-type="float" office:value="7.3259999999999996" table:style-name="ce10">
            <text:p>7.326</text:p>
          </table:table-cell>
          <table:table-cell office:value-type="float" office:value="7.1260000000000003" table:style-name="ce10">
            <text:p>7.126</text:p>
          </table:table-cell>
          <table:table-cell office:value-type="float" office:value="6.99" table:style-name="ce10">
            <text:p>6.99</text:p>
          </table:table-cell>
          <table:table-cell office:value-type="float" office:value="7.0759999999999996" table:style-name="ce10">
            <text:p>7.076</text:p>
          </table:table-cell>
          <table:table-cell office:value-type="float" office:value="7.0369999999999999" table:style-name="ce10">
            <text:p>7.037</text:p>
          </table:table-cell>
          <table:table-cell office:value-type="float" office:value="7.08" table:style-name="ce10">
            <text:p>7.08</text:p>
          </table:table-cell>
          <table:table-cell office:value-type="float" office:value="7.2679999999999998" table:style-name="ce10">
            <text:p>7.268</text:p>
          </table:table-cell>
          <table:table-cell office:value-type="float" office:value="7.835" table:style-name="ce10">
            <text:p>7.835</text:p>
          </table:table-cell>
          <table:table-cell office:value-type="float" office:value="8.0500000000000007" table:style-name="ce10">
            <text:p>8.05</text:p>
          </table:table-cell>
          <table:table-cell office:value-type="float" office:value="8.0280000000000005" table:style-name="ce10">
            <text:p>8.028</text:p>
          </table:table-cell>
          <table:table-cell office:value-type="float" office:value="7.6859999999999999" table:style-name="ce10">
            <text:p>7.686</text:p>
          </table:table-cell>
          <table:table-cell office:value-type="float" office:value="7.0670000000000002" table:style-name="ce10">
            <text:p>7.067</text:p>
          </table:table-cell>
          <table:table-cell office:value-type="float" office:value="6.2270000000000003" table:style-name="ce10">
            <text:p>6.227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0.49" table:style-name="ce10">
            <text:p>10.49</text:p>
          </table:table-cell>
          <table:table-cell office:value-type="float" office:value="9.7289999999999992" table:style-name="ce10">
            <text:p>9.729</text:p>
          </table:table-cell>
          <table:table-cell office:value-type="float" office:value="9.3079999999999998" table:style-name="ce10">
            <text:p>9.308</text:p>
          </table:table-cell>
          <table:table-cell office:value-type="float" office:value="9.0939999999999994" table:style-name="ce10">
            <text:p>9.094</text:p>
          </table:table-cell>
          <table:table-cell office:value-type="float" office:value="9.0760000000000005" table:style-name="ce10">
            <text:p>9.076</text:p>
          </table:table-cell>
          <table:table-cell office:value-type="float" office:value="9.2149999999999999" table:style-name="ce10">
            <text:p>9.215</text:p>
          </table:table-cell>
          <table:table-cell office:value-type="float" office:value="9.9320000000000004" table:style-name="ce10">
            <text:p>9.932</text:p>
          </table:table-cell>
          <table:table-cell office:value-type="float" office:value="11.412000000000001" table:style-name="ce10">
            <text:p>11.412</text:p>
          </table:table-cell>
          <table:table-cell office:value-type="float" office:value="13.106" table:style-name="ce10">
            <text:p>13.106</text:p>
          </table:table-cell>
          <table:table-cell office:value-type="float" office:value="13.879" table:style-name="ce10">
            <text:p>13.879</text:p>
          </table:table-cell>
          <table:table-cell office:value-type="float" office:value="13.907999999999999" table:style-name="ce10">
            <text:p>13.908</text:p>
          </table:table-cell>
          <table:table-cell office:value-type="float" office:value="13.981999999999999" table:style-name="ce10">
            <text:p>13.982</text:p>
          </table:table-cell>
          <table:table-cell office:value-type="float" office:value="13.6" table:style-name="ce10">
            <text:p>13.6</text:p>
          </table:table-cell>
          <table:table-cell office:value-type="float" office:value="13.339" table:style-name="ce10">
            <text:p>13.339</text:p>
          </table:table-cell>
          <table:table-cell office:value-type="float" office:value="13.503" table:style-name="ce10">
            <text:p>13.503</text:p>
          </table:table-cell>
          <table:table-cell office:value-type="float" office:value="13.43" table:style-name="ce10">
            <text:p>13.43</text:p>
          </table:table-cell>
          <table:table-cell office:value-type="float" office:value="13.510999999999999" table:style-name="ce10">
            <text:p>13.511</text:p>
          </table:table-cell>
          <table:table-cell office:value-type="float" office:value="13.87" table:style-name="ce10">
            <text:p>13.87</text:p>
          </table:table-cell>
          <table:table-cell office:value-type="float" office:value="14.952" table:style-name="ce10">
            <text:p>14.952</text:p>
          </table:table-cell>
          <table:table-cell office:value-type="float" office:value="15.363" table:style-name="ce10">
            <text:p>15.363</text:p>
          </table:table-cell>
          <table:table-cell office:value-type="float" office:value="15.321999999999999" table:style-name="ce10">
            <text:p>15.322</text:p>
          </table:table-cell>
          <table:table-cell office:value-type="float" office:value="14.667999999999999" table:style-name="ce10">
            <text:p>14.668</text:p>
          </table:table-cell>
          <table:table-cell office:value-type="float" office:value="13.486000000000001" table:style-name="ce10">
            <text:p>13.486</text:p>
          </table:table-cell>
          <table:table-cell office:value-type="float" office:value="11.882999999999999" table:style-name="ce10">
            <text:p>11.883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.9480000000000004" table:style-name="ce10">
            <text:p>5.948</text:p>
          </table:table-cell>
          <table:table-cell office:value-type="float" office:value="5.516" table:style-name="ce10">
            <text:p>5.516</text:p>
          </table:table-cell>
          <table:table-cell office:value-type="float" office:value="5.2779999999999996" table:style-name="ce10">
            <text:p>5.278</text:p>
          </table:table-cell>
          <table:table-cell office:value-type="float" office:value="5.1559999999999997" table:style-name="ce10">
            <text:p>5.156</text:p>
          </table:table-cell>
          <table:table-cell office:value-type="float" office:value="5.1459999999999999" table:style-name="ce10">
            <text:p>5.146</text:p>
          </table:table-cell>
          <table:table-cell office:value-type="float" office:value="5.2249999999999996" table:style-name="ce10">
            <text:p>5.225</text:p>
          </table:table-cell>
          <table:table-cell office:value-type="float" office:value="5.6310000000000002" table:style-name="ce10">
            <text:p>5.631</text:p>
          </table:table-cell>
          <table:table-cell office:value-type="float" office:value="6.47" table:style-name="ce10">
            <text:p>6.47</text:p>
          </table:table-cell>
          <table:table-cell office:value-type="float" office:value="7.431" table:style-name="ce10">
            <text:p>7.431</text:p>
          </table:table-cell>
          <table:table-cell office:value-type="float" office:value="7.8689999999999998" table:style-name="ce10">
            <text:p>7.869</text:p>
          </table:table-cell>
          <table:table-cell office:value-type="float" office:value="7.8860000000000001" table:style-name="ce10">
            <text:p>7.886</text:p>
          </table:table-cell>
          <table:table-cell office:value-type="float" office:value="7.9279999999999999" table:style-name="ce10">
            <text:p>7.928</text:p>
          </table:table-cell>
          <table:table-cell office:value-type="float" office:value="7.7110000000000003" table:style-name="ce10">
            <text:p>7.711</text:p>
          </table:table-cell>
          <table:table-cell office:value-type="float" office:value="7.5629999999999997" table:style-name="ce10">
            <text:p>7.563</text:p>
          </table:table-cell>
          <table:table-cell office:value-type="float" office:value="7.6559999999999997" table:style-name="ce10">
            <text:p>7.656</text:p>
          </table:table-cell>
          <table:table-cell office:value-type="float" office:value="7.6139999999999999" table:style-name="ce10">
            <text:p>7.614</text:p>
          </table:table-cell>
          <table:table-cell office:value-type="float" office:value="7.6609999999999996" table:style-name="ce10">
            <text:p>7.661</text:p>
          </table:table-cell>
          <table:table-cell office:value-type="float" office:value="7.8639999999999999" table:style-name="ce10">
            <text:p>7.864</text:p>
          </table:table-cell>
          <table:table-cell office:value-type="float" office:value="8.4779999999999998" table:style-name="ce10">
            <text:p>8.478</text:p>
          </table:table-cell>
          <table:table-cell office:value-type="float" office:value="8.7110000000000003" table:style-name="ce10">
            <text:p>8.711</text:p>
          </table:table-cell>
          <table:table-cell office:value-type="float" office:value="8.6869999999999994" table:style-name="ce10">
            <text:p>8.687</text:p>
          </table:table-cell>
          <table:table-cell office:value-type="float" office:value="8.3160000000000007" table:style-name="ce10">
            <text:p>8.316</text:p>
          </table:table-cell>
          <table:table-cell office:value-type="float" office:value="7.6459999999999999" table:style-name="ce10">
            <text:p>7.646</text:p>
          </table:table-cell>
          <table:table-cell office:value-type="float" office:value="6.7380000000000004" table:style-name="ce10">
            <text:p>6.738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4.269" table:style-name="ce10">
            <text:p>14.269</text:p>
          </table:table-cell>
          <table:table-cell office:value-type="float" office:value="13.233000000000001" table:style-name="ce10">
            <text:p>13.233</text:p>
          </table:table-cell>
          <table:table-cell office:value-type="float" office:value="12.661" table:style-name="ce10">
            <text:p>12.661</text:p>
          </table:table-cell>
          <table:table-cell office:value-type="float" office:value="12.37" table:style-name="ce10">
            <text:p>12.37</text:p>
          </table:table-cell>
          <table:table-cell office:value-type="float" office:value="12.345000000000001" table:style-name="ce10">
            <text:p>12.345</text:p>
          </table:table-cell>
          <table:table-cell office:value-type="float" office:value="12.535" table:style-name="ce10">
            <text:p>12.535</text:p>
          </table:table-cell>
          <table:table-cell office:value-type="float" office:value="13.509" table:style-name="ce10">
            <text:p>13.509</text:p>
          </table:table-cell>
          <table:table-cell office:value-type="float" office:value="15.522" table:style-name="ce10">
            <text:p>15.522</text:p>
          </table:table-cell>
          <table:table-cell office:value-type="float" office:value="17.827000000000002" table:style-name="ce10">
            <text:p>17.827</text:p>
          </table:table-cell>
          <table:table-cell office:value-type="float" office:value="18.879000000000001" table:style-name="ce10">
            <text:p>18.879</text:p>
          </table:table-cell>
          <table:table-cell office:value-type="float" office:value="18.917000000000002" table:style-name="ce10">
            <text:p>18.917</text:p>
          </table:table-cell>
          <table:table-cell office:value-type="float" office:value="19.018000000000001" table:style-name="ce10">
            <text:p>19.018</text:p>
          </table:table-cell>
          <table:table-cell office:value-type="float" office:value="18.498999999999999" table:style-name="ce10">
            <text:p>18.499</text:p>
          </table:table-cell>
          <table:table-cell office:value-type="float" office:value="18.143999999999998" table:style-name="ce10">
            <text:p>18.144</text:p>
          </table:table-cell>
          <table:table-cell office:value-type="float" office:value="18.367000000000001" table:style-name="ce10">
            <text:p>18.367</text:p>
          </table:table-cell>
          <table:table-cell office:value-type="float" office:value="18.266999999999999" table:style-name="ce10">
            <text:p>18.267</text:p>
          </table:table-cell>
          <table:table-cell office:value-type="float" office:value="18.376999999999999" table:style-name="ce10">
            <text:p>18.377</text:p>
          </table:table-cell>
          <table:table-cell office:value-type="float" office:value="18.866" table:style-name="ce10">
            <text:p>18.866</text:p>
          </table:table-cell>
          <table:table-cell office:value-type="float" office:value="20.337" table:style-name="ce10">
            <text:p>20.337</text:p>
          </table:table-cell>
          <table:table-cell office:value-type="float" office:value="20.896999999999998" table:style-name="ce10">
            <text:p>20.897</text:p>
          </table:table-cell>
          <table:table-cell office:value-type="float" office:value="20.84" table:style-name="ce10">
            <text:p>20.84</text:p>
          </table:table-cell>
          <table:table-cell office:value-type="float" office:value="19.951000000000001" table:style-name="ce10">
            <text:p>19.951</text:p>
          </table:table-cell>
          <table:table-cell office:value-type="float" office:value="18.343" table:style-name="ce10">
            <text:p>18.343</text:p>
          </table:table-cell>
          <table:table-cell office:value-type="float" office:value="16.163" table:style-name="ce10">
            <text:p>16.163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6.4059999999999997" table:style-name="ce10">
            <text:p>6.406</text:p>
          </table:table-cell>
          <table:table-cell office:value-type="float" office:value="5.9409999999999998" table:style-name="ce10">
            <text:p>5.941</text:p>
          </table:table-cell>
          <table:table-cell office:value-type="float" office:value="5.6849999999999996" table:style-name="ce10">
            <text:p>5.685</text:p>
          </table:table-cell>
          <table:table-cell office:value-type="float" office:value="5.5540000000000003" table:style-name="ce10">
            <text:p>5.554</text:p>
          </table:table-cell>
          <table:table-cell office:value-type="float" office:value="5.5430000000000001" table:style-name="ce10">
            <text:p>5.543</text:p>
          </table:table-cell>
          <table:table-cell office:value-type="float" office:value="5.6280000000000001" table:style-name="ce10">
            <text:p>5.628</text:p>
          </table:table-cell>
          <table:table-cell office:value-type="float" office:value="6.0650000000000004" table:style-name="ce10">
            <text:p>6.065</text:p>
          </table:table-cell>
          <table:table-cell office:value-type="float" office:value="6.9690000000000003" table:style-name="ce10">
            <text:p>6.969</text:p>
          </table:table-cell>
          <table:table-cell office:value-type="float" office:value="8.0039999999999996" table:style-name="ce10">
            <text:p>8.004</text:p>
          </table:table-cell>
          <table:table-cell office:value-type="float" office:value="8.4760000000000009" table:style-name="ce10">
            <text:p>8.476</text:p>
          </table:table-cell>
          <table:table-cell office:value-type="float" office:value="8.4939999999999998" table:style-name="ce10">
            <text:p>8.494</text:p>
          </table:table-cell>
          <table:table-cell office:value-type="float" office:value="8.5389999999999997" table:style-name="ce10">
            <text:p>8.539</text:p>
          </table:table-cell>
          <table:table-cell office:value-type="float" office:value="8.3059999999999992" table:style-name="ce10">
            <text:p>8.306</text:p>
          </table:table-cell>
          <table:table-cell office:value-type="float" office:value="8.1460000000000008" table:style-name="ce10">
            <text:p>8.146</text:p>
          </table:table-cell>
          <table:table-cell office:value-type="float" office:value="8.2469999999999999" table:style-name="ce10">
            <text:p>8.247</text:p>
          </table:table-cell>
          <table:table-cell office:value-type="float" office:value="8.2010000000000005" table:style-name="ce10">
            <text:p>8.201</text:p>
          </table:table-cell>
          <table:table-cell office:value-type="float" office:value="8.2509999999999994" table:style-name="ce10">
            <text:p>8.251</text:p>
          </table:table-cell>
          <table:table-cell office:value-type="float" office:value="8.4700000000000006" table:style-name="ce10">
            <text:p>8.47</text:p>
          </table:table-cell>
          <table:table-cell office:value-type="float" office:value="9.1310000000000002" table:style-name="ce10">
            <text:p>9.131</text:p>
          </table:table-cell>
          <table:table-cell office:value-type="float" office:value="9.3819999999999997" table:style-name="ce10">
            <text:p>9.382</text:p>
          </table:table-cell>
          <table:table-cell office:value-type="float" office:value="9.3569999999999993" table:style-name="ce10">
            <text:p>9.357</text:p>
          </table:table-cell>
          <table:table-cell office:value-type="float" office:value="8.9570000000000007" table:style-name="ce10">
            <text:p>8.957</text:p>
          </table:table-cell>
          <table:table-cell office:value-type="float" office:value="8.2360000000000007" table:style-name="ce10">
            <text:p>8.236</text:p>
          </table:table-cell>
          <table:table-cell office:value-type="float" office:value="7.2569999999999997" table:style-name="ce10">
            <text:p>7.257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.69199999999999995" table:style-name="ce10">
            <text:p>0.692</text:p>
          </table:table-cell>
          <table:table-cell office:value-type="float" office:value="0.64200000000000002" table:style-name="ce10">
            <text:p>0.642</text:p>
          </table:table-cell>
          <table:table-cell office:value-type="float" office:value="0.61399999999999999" table:style-name="ce10">
            <text:p>0.614</text:p>
          </table:table-cell>
          <table:table-cell office:value-type="float" office:value="0.6" table:style-name="ce10">
            <text:p>0.6</text:p>
          </table:table-cell>
          <table:table-cell office:value-type="float" office:value="0.59899999999999998" table:style-name="ce10">
            <text:p>0.599</text:p>
          </table:table-cell>
          <table:table-cell office:value-type="float" office:value="0.60799999999999998" table:style-name="ce10">
            <text:p>0.608</text:p>
          </table:table-cell>
          <table:table-cell office:value-type="float" office:value="0.65600000000000003" table:style-name="ce10">
            <text:p>0.656</text:p>
          </table:table-cell>
          <table:table-cell office:value-type="float" office:value="0.753" table:style-name="ce10">
            <text:p>0.753</text:p>
          </table:table-cell>
          <table:table-cell office:value-type="float" office:value="0.86499999999999999" table:style-name="ce10">
            <text:p>0.865</text:p>
          </table:table-cell>
          <table:table-cell office:value-type="float" office:value="0.91600000000000004" table:style-name="ce10">
            <text:p>0.916</text:p>
          </table:table-cell>
          <table:table-cell office:value-type="float" office:value="0.91800000000000004" table:style-name="ce10">
            <text:p>0.918</text:p>
          </table:table-cell>
          <table:table-cell office:value-type="float" office:value="0.92300000000000004" table:style-name="ce10">
            <text:p>0.923</text:p>
          </table:table-cell>
          <table:table-cell office:value-type="float" office:value="0.89800000000000002" table:style-name="ce10">
            <text:p>0.898</text:p>
          </table:table-cell>
          <table:table-cell office:value-type="float" office:value="0.88" table:style-name="ce10">
            <text:p>0.88</text:p>
          </table:table-cell>
          <table:table-cell office:value-type="float" office:value="0.89100000000000001" table:style-name="ce10">
            <text:p>0.891</text:p>
          </table:table-cell>
          <table:table-cell office:value-type="float" office:value="0.88600000000000001" table:style-name="ce10">
            <text:p>0.886</text:p>
          </table:table-cell>
          <table:table-cell office:value-type="float" office:value="0.89200000000000002" table:style-name="ce10">
            <text:p>0.892</text:p>
          </table:table-cell>
          <table:table-cell office:value-type="float" office:value="0.91500000000000004" table:style-name="ce10">
            <text:p>0.915</text:p>
          </table:table-cell>
          <table:table-cell office:value-type="float" office:value="0.98699999999999999" table:style-name="ce10">
            <text:p>0.987</text:p>
          </table:table-cell>
          <table:table-cell office:value-type="float" office:value="1.014" table:style-name="ce10">
            <text:p>1.014</text:p>
          </table:table-cell>
          <table:table-cell office:value-type="float" office:value="1.0109999999999999" table:style-name="ce10">
            <text:p>1.011</text:p>
          </table:table-cell>
          <table:table-cell office:value-type="float" office:value="0.96799999999999997" table:style-name="ce10">
            <text:p>0.968</text:p>
          </table:table-cell>
          <table:table-cell office:value-type="float" office:value="0.89" table:style-name="ce10">
            <text:p>0.89</text:p>
          </table:table-cell>
          <table:table-cell office:value-type="float" office:value="0.78400000000000003" table:style-name="ce10">
            <text:p>0.784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6.6360000000000001" table:style-name="ce10">
            <text:p>6.636</text:p>
          </table:table-cell>
          <table:table-cell office:value-type="float" office:value="6.1539999999999999" table:style-name="ce10">
            <text:p>6.154</text:p>
          </table:table-cell>
          <table:table-cell office:value-type="float" office:value="5.8879999999999999" table:style-name="ce10">
            <text:p>5.888</text:p>
          </table:table-cell>
          <table:table-cell office:value-type="float" office:value="5.7530000000000001" table:style-name="ce10">
            <text:p>5.753</text:p>
          </table:table-cell>
          <table:table-cell office:value-type="float" office:value="5.7409999999999997" table:style-name="ce10">
            <text:p>5.741</text:p>
          </table:table-cell>
          <table:table-cell office:value-type="float" office:value="5.8289999999999997" table:style-name="ce10">
            <text:p>5.829</text:p>
          </table:table-cell>
          <table:table-cell office:value-type="float" office:value="6.282" table:style-name="ce10">
            <text:p>6.282</text:p>
          </table:table-cell>
          <table:table-cell office:value-type="float" office:value="7.2190000000000003" table:style-name="ce10">
            <text:p>7.219</text:p>
          </table:table-cell>
          <table:table-cell office:value-type="float" office:value="8.2910000000000004" table:style-name="ce10">
            <text:p>8.291</text:p>
          </table:table-cell>
          <table:table-cell office:value-type="float" office:value="8.7799999999999994" table:style-name="ce10">
            <text:p>8.78</text:p>
          </table:table-cell>
          <table:table-cell office:value-type="float" office:value="8.798" table:style-name="ce10">
            <text:p>8.798</text:p>
          </table:table-cell>
          <table:table-cell office:value-type="float" office:value="8.8439999999999994" table:style-name="ce10">
            <text:p>8.844</text:p>
          </table:table-cell>
          <table:table-cell office:value-type="float" office:value="8.6029999999999998" table:style-name="ce10">
            <text:p>8.603</text:p>
          </table:table-cell>
          <table:table-cell office:value-type="float" office:value="8.4380000000000006" table:style-name="ce10">
            <text:p>8.438</text:p>
          </table:table-cell>
          <table:table-cell office:value-type="float" office:value="8.5419999999999998" table:style-name="ce10">
            <text:p>8.542</text:p>
          </table:table-cell>
          <table:table-cell office:value-type="float" office:value="8.4949999999999992" table:style-name="ce10">
            <text:p>8.495</text:p>
          </table:table-cell>
          <table:table-cell office:value-type="float" office:value="8.5459999999999994" table:style-name="ce10">
            <text:p>8.546</text:p>
          </table:table-cell>
          <table:table-cell office:value-type="float" office:value="8.7739999999999991" table:style-name="ce10">
            <text:p>8.774</text:p>
          </table:table-cell>
          <table:table-cell office:value-type="float" office:value="9.4580000000000002" table:style-name="ce10">
            <text:p>9.458</text:p>
          </table:table-cell>
          <table:table-cell office:value-type="float" office:value="9.718" table:style-name="ce10">
            <text:p>9.718</text:p>
          </table:table-cell>
          <table:table-cell office:value-type="float" office:value="9.6920000000000002" table:style-name="ce10">
            <text:p>9.692</text:p>
          </table:table-cell>
          <table:table-cell office:value-type="float" office:value="9.2780000000000005" table:style-name="ce10">
            <text:p>9.278</text:p>
          </table:table-cell>
          <table:table-cell office:value-type="float" office:value="8.5310000000000006" table:style-name="ce10">
            <text:p>8.531</text:p>
          </table:table-cell>
          <table:table-cell office:value-type="float" office:value="7.5170000000000003" table:style-name="ce10">
            <text:p>7.517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.6949999999999998" table:style-name="ce10">
            <text:p>3.695</text:p>
          </table:table-cell>
          <table:table-cell office:value-type="float" office:value="3.427" table:style-name="ce10">
            <text:p>3.427</text:p>
          </table:table-cell>
          <table:table-cell office:value-type="float" office:value="3.278" table:style-name="ce10">
            <text:p>3.278</text:p>
          </table:table-cell>
          <table:table-cell office:value-type="float" office:value="3.2029999999999998" table:style-name="ce10">
            <text:p>3.203</text:p>
          </table:table-cell>
          <table:table-cell office:value-type="float" office:value="3.1970000000000001" table:style-name="ce10">
            <text:p>3.197</text:p>
          </table:table-cell>
          <table:table-cell office:value-type="float" office:value="3.246" table:style-name="ce10">
            <text:p>3.246</text:p>
          </table:table-cell>
          <table:table-cell office:value-type="float" office:value="3.4980000000000002" table:style-name="ce10">
            <text:p>3.498</text:p>
          </table:table-cell>
          <table:table-cell office:value-type="float" office:value="4.0190000000000001" table:style-name="ce10">
            <text:p>4.019</text:p>
          </table:table-cell>
          <table:table-cell office:value-type="float" office:value="4.6159999999999997" table:style-name="ce10">
            <text:p>4.616</text:p>
          </table:table-cell>
          <table:table-cell office:value-type="float" office:value="4.8879999999999999" table:style-name="ce10">
            <text:p>4.888</text:p>
          </table:table-cell>
          <table:table-cell office:value-type="float" office:value="4.8979999999999997" table:style-name="ce10">
            <text:p>4.898</text:p>
          </table:table-cell>
          <table:table-cell office:value-type="float" office:value="4.9240000000000004" table:style-name="ce10">
            <text:p>4.924</text:p>
          </table:table-cell>
          <table:table-cell office:value-type="float" office:value="4.79" table:style-name="ce10">
            <text:p>4.79</text:p>
          </table:table-cell>
          <table:table-cell office:value-type="float" office:value="4.6980000000000004" table:style-name="ce10">
            <text:p>4.698</text:p>
          </table:table-cell>
          <table:table-cell office:value-type="float" office:value="4.7560000000000002" table:style-name="ce10">
            <text:p>4.756</text:p>
          </table:table-cell>
          <table:table-cell office:value-type="float" office:value="4.7300000000000004" table:style-name="ce10">
            <text:p>4.73</text:p>
          </table:table-cell>
          <table:table-cell office:value-type="float" office:value="4.7590000000000003" table:style-name="ce10">
            <text:p>4.759</text:p>
          </table:table-cell>
          <table:table-cell office:value-type="float" office:value="4.8849999999999998" table:style-name="ce10">
            <text:p>4.885</text:p>
          </table:table-cell>
          <table:table-cell office:value-type="float" office:value="5.266" table:style-name="ce10">
            <text:p>5.266</text:p>
          </table:table-cell>
          <table:table-cell office:value-type="float" office:value="5.4109999999999996" table:style-name="ce10">
            <text:p>5.411</text:p>
          </table:table-cell>
          <table:table-cell office:value-type="float" office:value="5.3959999999999999" table:style-name="ce10">
            <text:p>5.396</text:p>
          </table:table-cell>
          <table:table-cell office:value-type="float" office:value="5.1660000000000004" table:style-name="ce10">
            <text:p>5.166</text:p>
          </table:table-cell>
          <table:table-cell office:value-type="float" office:value="4.75" table:style-name="ce10">
            <text:p>4.75</text:p>
          </table:table-cell>
          <table:table-cell office:value-type="float" office:value="4.1849999999999996" table:style-name="ce10">
            <text:p>4.185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288" table:style-name="ce10">
            <text:p>1.288</text:p>
          </table:table-cell>
          <table:table-cell office:value-type="float" office:value="1.194" table:style-name="ce10">
            <text:p>1.194</text:p>
          </table:table-cell>
          <table:table-cell office:value-type="float" office:value="1.143" table:style-name="ce10">
            <text:p>1.143</text:p>
          </table:table-cell>
          <table:table-cell office:value-type="float" office:value="1.1160000000000001" table:style-name="ce10">
            <text:p>1.116</text:p>
          </table:table-cell>
          <table:table-cell office:value-type="float" office:value="1.1140000000000001" table:style-name="ce10">
            <text:p>1.114</text:p>
          </table:table-cell>
          <table:table-cell office:value-type="float" office:value="1.131" table:style-name="ce10">
            <text:p>1.131</text:p>
          </table:table-cell>
          <table:table-cell office:value-type="float" office:value="1.2190000000000001" table:style-name="ce10">
            <text:p>1.219</text:p>
          </table:table-cell>
          <table:table-cell office:value-type="float" office:value="1.401" table:style-name="ce10">
            <text:p>1.401</text:p>
          </table:table-cell>
          <table:table-cell office:value-type="float" office:value="1.609" table:style-name="ce10">
            <text:p>1.609</text:p>
          </table:table-cell>
          <table:table-cell office:value-type="float" office:value="1.704" table:style-name="ce10">
            <text:p>1.704</text:p>
          </table:table-cell>
          <table:table-cell office:value-type="float" office:value="1.7070000000000001" table:style-name="ce10">
            <text:p>1.707</text:p>
          </table:table-cell>
          <table:table-cell office:value-type="float" office:value="1.716" table:style-name="ce10">
            <text:p>1.716</text:p>
          </table:table-cell>
          <table:table-cell office:value-type="float" office:value="1.669" table:style-name="ce10">
            <text:p>1.669</text:p>
          </table:table-cell>
          <table:table-cell office:value-type="float" office:value="1.637" table:style-name="ce10">
            <text:p>1.637</text:p>
          </table:table-cell>
          <table:table-cell office:value-type="float" office:value="1.6579999999999999" table:style-name="ce10">
            <text:p>1.658</text:p>
          </table:table-cell>
          <table:table-cell office:value-type="float" office:value="1.649" table:style-name="ce10">
            <text:p>1.649</text:p>
          </table:table-cell>
          <table:table-cell office:value-type="float" office:value="1.6579999999999999" table:style-name="ce10">
            <text:p>1.658</text:p>
          </table:table-cell>
          <table:table-cell office:value-type="float" office:value="1.7030000000000001" table:style-name="ce10">
            <text:p>1.703</text:p>
          </table:table-cell>
          <table:table-cell office:value-type="float" office:value="1.835" table:style-name="ce10">
            <text:p>1.835</text:p>
          </table:table-cell>
          <table:table-cell office:value-type="float" office:value="1.8859999999999999" table:style-name="ce10">
            <text:p>1.886</text:p>
          </table:table-cell>
          <table:table-cell office:value-type="float" office:value="1.881" table:style-name="ce10">
            <text:p>1.881</text:p>
          </table:table-cell>
          <table:table-cell office:value-type="float" office:value="1.8" table:style-name="ce10">
            <text:p>1.8</text:p>
          </table:table-cell>
          <table:table-cell office:value-type="float" office:value="1.655" table:style-name="ce10">
            <text:p>1.655</text:p>
          </table:table-cell>
          <table:table-cell office:value-type="float" office:value="1.4590000000000001" table:style-name="ce10">
            <text:p>1.459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6.29" table:style-name="ce10">
            <text:p>6.29</text:p>
          </table:table-cell>
          <table:table-cell office:value-type="float" office:value="5.8339999999999996" table:style-name="ce10">
            <text:p>5.834</text:p>
          </table:table-cell>
          <table:table-cell office:value-type="float" office:value="5.5819999999999999" table:style-name="ce10">
            <text:p>5.582</text:p>
          </table:table-cell>
          <table:table-cell office:value-type="float" office:value="5.4530000000000003" table:style-name="ce10">
            <text:p>5.453</text:p>
          </table:table-cell>
          <table:table-cell office:value-type="float" office:value="5.4420000000000002" table:style-name="ce10">
            <text:p>5.442</text:p>
          </table:table-cell>
          <table:table-cell office:value-type="float" office:value="5.5259999999999998" table:style-name="ce10">
            <text:p>5.526</text:p>
          </table:table-cell>
          <table:table-cell office:value-type="float" office:value="5.9550000000000001" table:style-name="ce10">
            <text:p>5.955</text:p>
          </table:table-cell>
          <table:table-cell office:value-type="float" office:value="6.843" table:style-name="ce10">
            <text:p>6.843</text:p>
          </table:table-cell>
          <table:table-cell office:value-type="float" office:value="7.859" table:style-name="ce10">
            <text:p>7.859</text:p>
          </table:table-cell>
          <table:table-cell office:value-type="float" office:value="8.3230000000000004" table:style-name="ce10">
            <text:p>8.323</text:p>
          </table:table-cell>
          <table:table-cell office:value-type="float" office:value="8.34" table:style-name="ce10">
            <text:p>8.34</text:p>
          </table:table-cell>
          <table:table-cell office:value-type="float" office:value="8.3840000000000003" table:style-name="ce10">
            <text:p>8.384</text:p>
          </table:table-cell>
          <table:table-cell office:value-type="float" office:value="8.1549999999999994" table:style-name="ce10">
            <text:p>8.155</text:p>
          </table:table-cell>
          <table:table-cell office:value-type="float" office:value="7.9989999999999997" table:style-name="ce10">
            <text:p>7.999</text:p>
          </table:table-cell>
          <table:table-cell office:value-type="float" office:value="8.0969999999999995" table:style-name="ce10">
            <text:p>8.097</text:p>
          </table:table-cell>
          <table:table-cell office:value-type="float" office:value="8.0530000000000008" table:style-name="ce10">
            <text:p>8.053</text:p>
          </table:table-cell>
          <table:table-cell office:value-type="float" office:value="8.1020000000000003" table:style-name="ce10">
            <text:p>8.102</text:p>
          </table:table-cell>
          <table:table-cell office:value-type="float" office:value="8.3170000000000002" table:style-name="ce10">
            <text:p>8.317</text:p>
          </table:table-cell>
          <table:table-cell office:value-type="float" office:value="8.9659999999999993" table:style-name="ce10">
            <text:p>8.966</text:p>
          </table:table-cell>
          <table:table-cell office:value-type="float" office:value="9.2119999999999997" table:style-name="ce10">
            <text:p>9.212</text:p>
          </table:table-cell>
          <table:table-cell office:value-type="float" office:value="9.1869999999999994" table:style-name="ce10">
            <text:p>9.187</text:p>
          </table:table-cell>
          <table:table-cell office:value-type="float" office:value="8.7949999999999999" table:style-name="ce10">
            <text:p>8.795</text:p>
          </table:table-cell>
          <table:table-cell office:value-type="float" office:value="8.0869999999999997" table:style-name="ce10">
            <text:p>8.087</text:p>
          </table:table-cell>
          <table:table-cell office:value-type="float" office:value="7.1260000000000003" table:style-name="ce10">
            <text:p>7.126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6.7210000000000001" table:style-name="ce10">
            <text:p>6.721</text:p>
          </table:table-cell>
          <table:table-cell office:value-type="float" office:value="6.2329999999999997" table:style-name="ce10">
            <text:p>6.233</text:p>
          </table:table-cell>
          <table:table-cell office:value-type="float" office:value="5.9640000000000004" table:style-name="ce10">
            <text:p>5.964</text:p>
          </table:table-cell>
          <table:table-cell office:value-type="float" office:value="5.827" table:style-name="ce10">
            <text:p>5.827</text:p>
          </table:table-cell>
          <table:table-cell office:value-type="float" office:value="5.8150000000000004" table:style-name="ce10">
            <text:p>5.815</text:p>
          </table:table-cell>
          <table:table-cell office:value-type="float" office:value="5.9050000000000002" table:style-name="ce10">
            <text:p>5.905</text:p>
          </table:table-cell>
          <table:table-cell office:value-type="float" office:value="6.3630000000000004" table:style-name="ce10">
            <text:p>6.363</text:p>
          </table:table-cell>
          <table:table-cell office:value-type="float" office:value="7.3120000000000003" table:style-name="ce10">
            <text:p>7.312</text:p>
          </table:table-cell>
          <table:table-cell office:value-type="float" office:value="8.3970000000000002" table:style-name="ce10">
            <text:p>8.397</text:p>
          </table:table-cell>
          <table:table-cell office:value-type="float" office:value="8.8930000000000007" table:style-name="ce10">
            <text:p>8.893</text:p>
          </table:table-cell>
          <table:table-cell office:value-type="float" office:value="8.9109999999999996" table:style-name="ce10">
            <text:p>8.911</text:p>
          </table:table-cell>
          <table:table-cell office:value-type="float" office:value="8.9580000000000002" table:style-name="ce10">
            <text:p>8.958</text:p>
          </table:table-cell>
          <table:table-cell office:value-type="float" office:value="8.7140000000000004" table:style-name="ce10">
            <text:p>8.714</text:p>
          </table:table-cell>
          <table:table-cell office:value-type="float" office:value="8.5470000000000006" table:style-name="ce10">
            <text:p>8.547</text:p>
          </table:table-cell>
          <table:table-cell office:value-type="float" office:value="8.6519999999999992" table:style-name="ce10">
            <text:p>8.652</text:p>
          </table:table-cell>
          <table:table-cell office:value-type="float" office:value="8.6050000000000004" table:style-name="ce10">
            <text:p>8.605</text:p>
          </table:table-cell>
          <table:table-cell office:value-type="float" office:value="8.657" table:style-name="ce10">
            <text:p>8.657</text:p>
          </table:table-cell>
          <table:table-cell office:value-type="float" office:value="8.8870000000000005" table:style-name="ce10">
            <text:p>8.887</text:p>
          </table:table-cell>
          <table:table-cell office:value-type="float" office:value="9.58" table:style-name="ce10">
            <text:p>9.58</text:p>
          </table:table-cell>
          <table:table-cell office:value-type="float" office:value="9.843" table:style-name="ce10">
            <text:p>9.843</text:p>
          </table:table-cell>
          <table:table-cell office:value-type="float" office:value="9.8170000000000002" table:style-name="ce10">
            <text:p>9.817</text:p>
          </table:table-cell>
          <table:table-cell office:value-type="float" office:value="9.3979999999999997" table:style-name="ce10">
            <text:p>9.398</text:p>
          </table:table-cell>
          <table:table-cell office:value-type="float" office:value="8.641" table:style-name="ce10">
            <text:p>8.641</text:p>
          </table:table-cell>
          <table:table-cell office:value-type="float" office:value="7.6139999999999999" table:style-name="ce10">
            <text:p>7.614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6.2789999999999999" table:style-name="ce10">
            <text:p>6.279</text:p>
          </table:table-cell>
          <table:table-cell office:value-type="float" office:value="5.8230000000000004" table:style-name="ce10">
            <text:p>5.823</text:p>
          </table:table-cell>
          <table:table-cell office:value-type="float" office:value="5.5709999999999997" table:style-name="ce10">
            <text:p>5.571</text:p>
          </table:table-cell>
          <table:table-cell office:value-type="float" office:value="5.4429999999999996" table:style-name="ce10">
            <text:p>5.443</text:p>
          </table:table-cell>
          <table:table-cell office:value-type="float" office:value="5.4320000000000004" table:style-name="ce10">
            <text:p>5.432</text:p>
          </table:table-cell>
          <table:table-cell office:value-type="float" office:value="5.516" table:style-name="ce10">
            <text:p>5.516</text:p>
          </table:table-cell>
          <table:table-cell office:value-type="float" office:value="5.944" table:style-name="ce10">
            <text:p>5.944</text:p>
          </table:table-cell>
          <table:table-cell office:value-type="float" office:value="6.83" table:style-name="ce10">
            <text:p>6.83</text:p>
          </table:table-cell>
          <table:table-cell office:value-type="float" office:value="7.8440000000000003" table:style-name="ce10">
            <text:p>7.844</text:p>
          </table:table-cell>
          <table:table-cell office:value-type="float" office:value="8.3070000000000004" table:style-name="ce10">
            <text:p>8.307</text:p>
          </table:table-cell>
          <table:table-cell office:value-type="float" office:value="8.3239999999999998" table:style-name="ce10">
            <text:p>8.324</text:p>
          </table:table-cell>
          <table:table-cell office:value-type="float" office:value="8.3680000000000003" table:style-name="ce10">
            <text:p>8.368</text:p>
          </table:table-cell>
          <table:table-cell office:value-type="float" office:value="8.14" table:style-name="ce10">
            <text:p>8.14</text:p>
          </table:table-cell>
          <table:table-cell office:value-type="float" office:value="7.984" table:style-name="ce10">
            <text:p>7.984</text:p>
          </table:table-cell>
          <table:table-cell office:value-type="float" office:value="8.0820000000000007" table:style-name="ce10">
            <text:p>8.082</text:p>
          </table:table-cell>
          <table:table-cell office:value-type="float" office:value="8.0380000000000003" table:style-name="ce10">
            <text:p>8.038</text:p>
          </table:table-cell>
          <table:table-cell office:value-type="float" office:value="8.0860000000000003" table:style-name="ce10">
            <text:p>8.086</text:p>
          </table:table-cell>
          <table:table-cell office:value-type="float" office:value="8.3010000000000002" table:style-name="ce10">
            <text:p>8.301</text:p>
          </table:table-cell>
          <table:table-cell office:value-type="float" office:value="8.9489999999999998" table:style-name="ce10">
            <text:p>8.949</text:p>
          </table:table-cell>
          <table:table-cell office:value-type="float" office:value="9.1950000000000003" table:style-name="ce10">
            <text:p>9.195</text:p>
          </table:table-cell>
          <table:table-cell office:value-type="float" office:value="9.17" table:style-name="ce10">
            <text:p>9.17</text:p>
          </table:table-cell>
          <table:table-cell office:value-type="float" office:value="8.7789999999999999" table:style-name="ce10">
            <text:p>8.779</text:p>
          </table:table-cell>
          <table:table-cell office:value-type="float" office:value="8.0709999999999997" table:style-name="ce10">
            <text:p>8.071</text:p>
          </table:table-cell>
          <table:table-cell office:value-type="float" office:value="7.1120000000000001" table:style-name="ce10">
            <text:p>7.112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6.3890000000000002" table:style-name="ce10">
            <text:p>6.389</text:p>
          </table:table-cell>
          <table:table-cell office:value-type="float" office:value="5.9249999999999998" table:style-name="ce10">
            <text:p>5.925</text:p>
          </table:table-cell>
          <table:table-cell office:value-type="float" office:value="5.6689999999999996" table:style-name="ce10">
            <text:p>5.669</text:p>
          </table:table-cell>
          <table:table-cell office:value-type="float" office:value="5.5389999999999997" table:style-name="ce10">
            <text:p>5.539</text:p>
          </table:table-cell>
          <table:table-cell office:value-type="float" office:value="5.5279999999999996" table:style-name="ce10">
            <text:p>5.528</text:p>
          </table:table-cell>
          <table:table-cell office:value-type="float" office:value="5.6130000000000004" table:style-name="ce10">
            <text:p>5.613</text:p>
          </table:table-cell>
          <table:table-cell office:value-type="float" office:value="6.0490000000000004" table:style-name="ce10">
            <text:p>6.049</text:p>
          </table:table-cell>
          <table:table-cell office:value-type="float" office:value="6.95" table:style-name="ce10">
            <text:p>6.95</text:p>
          </table:table-cell>
          <table:table-cell office:value-type="float" office:value="7.9829999999999997" table:style-name="ce10">
            <text:p>7.983</text:p>
          </table:table-cell>
          <table:table-cell office:value-type="float" office:value="8.4529999999999994" table:style-name="ce10">
            <text:p>8.453</text:p>
          </table:table-cell>
          <table:table-cell office:value-type="float" office:value="8.4710000000000001" table:style-name="ce10">
            <text:p>8.471</text:p>
          </table:table-cell>
          <table:table-cell office:value-type="float" office:value="8.516" table:style-name="ce10">
            <text:p>8.516</text:p>
          </table:table-cell>
          <table:table-cell office:value-type="float" office:value="8.2829999999999995" table:style-name="ce10">
            <text:p>8.283</text:p>
          </table:table-cell>
          <table:table-cell office:value-type="float" office:value="8.1240000000000006" table:style-name="ce10">
            <text:p>8.124</text:p>
          </table:table-cell>
          <table:table-cell office:value-type="float" office:value="8.2240000000000002" table:style-name="ce10">
            <text:p>8.224</text:p>
          </table:table-cell>
          <table:table-cell office:value-type="float" office:value="8.1790000000000003" table:style-name="ce10">
            <text:p>8.179</text:p>
          </table:table-cell>
          <table:table-cell office:value-type="float" office:value="8.2289999999999992" table:style-name="ce10">
            <text:p>8.229</text:p>
          </table:table-cell>
          <table:table-cell office:value-type="float" office:value="8.4480000000000004" table:style-name="ce10">
            <text:p>8.448</text:p>
          </table:table-cell>
          <table:table-cell office:value-type="float" office:value="9.1069999999999993" table:style-name="ce10">
            <text:p>9.107</text:p>
          </table:table-cell>
          <table:table-cell office:value-type="float" office:value="9.3569999999999993" table:style-name="ce10">
            <text:p>9.357</text:p>
          </table:table-cell>
          <table:table-cell office:value-type="float" office:value="9.3320000000000007" table:style-name="ce10">
            <text:p>9.332</text:p>
          </table:table-cell>
          <table:table-cell office:value-type="float" office:value="8.9329999999999998" table:style-name="ce10">
            <text:p>8.933</text:p>
          </table:table-cell>
          <table:table-cell office:value-type="float" office:value="8.2140000000000004" table:style-name="ce10">
            <text:p>8.214</text:p>
          </table:table-cell>
          <table:table-cell office:value-type="float" office:value="7.2380000000000004" table:style-name="ce10">
            <text:p>7.238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.4219999999999999" table:style-name="ce10">
            <text:p>1.422</text:p>
          </table:table-cell>
          <table:table-cell office:value-type="float" office:value="1.3180000000000001" table:style-name="ce10">
            <text:p>1.318</text:p>
          </table:table-cell>
          <table:table-cell office:value-type="float" office:value="1.2609999999999999" table:style-name="ce10">
            <text:p>1.261</text:p>
          </table:table-cell>
          <table:table-cell office:value-type="float" office:value="1.232" table:style-name="ce10">
            <text:p>1.232</text:p>
          </table:table-cell>
          <table:table-cell office:value-type="float" office:value="1.23" table:style-name="ce10">
            <text:p>1.23</text:p>
          </table:table-cell>
          <table:table-cell office:value-type="float" office:value="1.2490000000000001" table:style-name="ce10">
            <text:p>1.249</text:p>
          </table:table-cell>
          <table:table-cell office:value-type="float" office:value="1.3460000000000001" table:style-name="ce10">
            <text:p>1.346</text:p>
          </table:table-cell>
          <table:table-cell office:value-type="float" office:value="1.5469999999999999" table:style-name="ce10">
            <text:p>1.547</text:p>
          </table:table-cell>
          <table:table-cell office:value-type="float" office:value="1.776" table:style-name="ce10">
            <text:p>1.776</text:p>
          </table:table-cell>
          <table:table-cell office:value-type="float" office:value="1.881" table:style-name="ce10">
            <text:p>1.881</text:p>
          </table:table-cell>
          <table:table-cell office:value-type="float" office:value="1.885" table:style-name="ce10">
            <text:p>1.885</text:p>
          </table:table-cell>
          <table:table-cell office:value-type="float" office:value="1.895" table:style-name="ce10">
            <text:p>1.895</text:p>
          </table:table-cell>
          <table:table-cell office:value-type="float" office:value="1.843" table:style-name="ce10">
            <text:p>1.843</text:p>
          </table:table-cell>
          <table:table-cell office:value-type="float" office:value="1.8080000000000001" table:style-name="ce10">
            <text:p>1.808</text:p>
          </table:table-cell>
          <table:table-cell office:value-type="float" office:value="1.83" table:style-name="ce10">
            <text:p>1.83</text:p>
          </table:table-cell>
          <table:table-cell office:value-type="float" office:value="1.82" table:style-name="ce10">
            <text:p>1.82</text:p>
          </table:table-cell>
          <table:table-cell office:value-type="float" office:value="1.831" table:style-name="ce10">
            <text:p>1.831</text:p>
          </table:table-cell>
          <table:table-cell office:value-type="float" office:value="1.88" table:style-name="ce10">
            <text:p>1.88</text:p>
          </table:table-cell>
          <table:table-cell office:value-type="float" office:value="2.0259999999999998" table:style-name="ce10">
            <text:p>2.026</text:p>
          </table:table-cell>
          <table:table-cell office:value-type="float" office:value="2.0819999999999999" table:style-name="ce10">
            <text:p>2.082</text:p>
          </table:table-cell>
          <table:table-cell office:value-type="float" office:value="2.0760000000000001" table:style-name="ce10">
            <text:p>2.076</text:p>
          </table:table-cell>
          <table:table-cell office:value-type="float" office:value="1.988" table:style-name="ce10">
            <text:p>1.988</text:p>
          </table:table-cell>
          <table:table-cell office:value-type="float" office:value="1.8280000000000001" table:style-name="ce10">
            <text:p>1.828</text:p>
          </table:table-cell>
          <table:table-cell office:value-type="float" office:value="1.61" table:style-name="ce10">
            <text:p>1.61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4.8840000000000003" table:style-name="ce10">
            <text:p>4.884</text:p>
          </table:table-cell>
          <table:table-cell office:value-type="float" office:value="4.5289999999999999" table:style-name="ce10">
            <text:p>4.529</text:p>
          </table:table-cell>
          <table:table-cell office:value-type="float" office:value="4.3330000000000002" table:style-name="ce10">
            <text:p>4.333</text:p>
          </table:table-cell>
          <table:table-cell office:value-type="float" office:value="4.234" table:style-name="ce10">
            <text:p>4.234</text:p>
          </table:table-cell>
          <table:table-cell office:value-type="float" office:value="4.2249999999999996" table:style-name="ce10">
            <text:p>4.225</text:p>
          </table:table-cell>
          <table:table-cell office:value-type="float" office:value="4.29" table:style-name="ce10">
            <text:p>4.29</text:p>
          </table:table-cell>
          <table:table-cell office:value-type="float" office:value="4.6239999999999997" table:style-name="ce10">
            <text:p>4.624</text:p>
          </table:table-cell>
          <table:table-cell office:value-type="float" office:value="5.3129999999999997" table:style-name="ce10">
            <text:p>5.313</text:p>
          </table:table-cell>
          <table:table-cell office:value-type="float" office:value="6.101" table:style-name="ce10">
            <text:p>6.101</text:p>
          </table:table-cell>
          <table:table-cell office:value-type="float" office:value="6.4610000000000003" table:style-name="ce10">
            <text:p>6.461</text:p>
          </table:table-cell>
          <table:table-cell office:value-type="float" office:value="6.4749999999999996" table:style-name="ce10">
            <text:p>6.475</text:p>
          </table:table-cell>
          <table:table-cell office:value-type="float" office:value="6.5090000000000003" table:style-name="ce10">
            <text:p>6.509</text:p>
          </table:table-cell>
          <table:table-cell office:value-type="float" office:value="6.3310000000000004" table:style-name="ce10">
            <text:p>6.331</text:p>
          </table:table-cell>
          <table:table-cell office:value-type="float" office:value="6.21" table:style-name="ce10">
            <text:p>6.21</text:p>
          </table:table-cell>
          <table:table-cell office:value-type="float" office:value="6.2859999999999996" table:style-name="ce10">
            <text:p>6.286</text:p>
          </table:table-cell>
          <table:table-cell office:value-type="float" office:value="6.2519999999999998" table:style-name="ce10">
            <text:p>6.252</text:p>
          </table:table-cell>
          <table:table-cell office:value-type="float" office:value="6.29" table:style-name="ce10">
            <text:p>6.29</text:p>
          </table:table-cell>
          <table:table-cell office:value-type="float" office:value="6.4569999999999999" table:style-name="ce10">
            <text:p>6.457</text:p>
          </table:table-cell>
          <table:table-cell office:value-type="float" office:value="6.9610000000000003" table:style-name="ce10">
            <text:p>6.961</text:p>
          </table:table-cell>
          <table:table-cell office:value-type="float" office:value="7.1520000000000001" table:style-name="ce10">
            <text:p>7.152</text:p>
          </table:table-cell>
          <table:table-cell office:value-type="float" office:value="7.133" table:style-name="ce10">
            <text:p>7.133</text:p>
          </table:table-cell>
          <table:table-cell office:value-type="float" office:value="6.8280000000000003" table:style-name="ce10">
            <text:p>6.828</text:p>
          </table:table-cell>
          <table:table-cell office:value-type="float" office:value="6.2779999999999996" table:style-name="ce10">
            <text:p>6.278</text:p>
          </table:table-cell>
          <table:table-cell office:value-type="float" office:value="5.532" table:style-name="ce10">
            <text:p>5.532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0.5" table:style-name="ce10">
            <text:p>0.5</text:p>
          </table:table-cell>
          <table:table-cell office:value-type="float" office:value="0.46400000000000002" table:style-name="ce10">
            <text:p>0.464</text:p>
          </table:table-cell>
          <table:table-cell office:value-type="float" office:value="0.44400000000000001" table:style-name="ce10">
            <text:p>0.444</text:p>
          </table:table-cell>
          <table:table-cell office:value-type="float" office:value="0.433" table:style-name="ce10">
            <text:p>0.433</text:p>
          </table:table-cell>
          <table:table-cell office:value-type="float" office:value="0.433" table:style-name="ce10">
            <text:p>0.433</text:p>
          </table:table-cell>
          <table:table-cell office:value-type="float" office:value="0.439" table:style-name="ce10">
            <text:p>0.439</text:p>
          </table:table-cell>
          <table:table-cell office:value-type="float" office:value="0.47299999999999998" table:style-name="ce10">
            <text:p>0.473</text:p>
          </table:table-cell>
          <table:table-cell office:value-type="float" office:value="0.54400000000000004" table:style-name="ce10">
            <text:p>0.544</text:p>
          </table:table-cell>
          <table:table-cell office:value-type="float" office:value="0.625" table:style-name="ce10">
            <text:p>0.625</text:p>
          </table:table-cell>
          <table:table-cell office:value-type="float" office:value="0.66100000000000003" table:style-name="ce10">
            <text:p>0.661</text:p>
          </table:table-cell>
          <table:table-cell office:value-type="float" office:value="0.66300000000000003" table:style-name="ce10">
            <text:p>0.663</text:p>
          </table:table-cell>
          <table:table-cell office:value-type="float" office:value="0.66600000000000004" table:style-name="ce10">
            <text:p>0.666</text:p>
          </table:table-cell>
          <table:table-cell office:value-type="float" office:value="0.64800000000000002" table:style-name="ce10">
            <text:p>0.648</text:p>
          </table:table-cell>
          <table:table-cell office:value-type="float" office:value="0.63600000000000001" table:style-name="ce10">
            <text:p>0.636</text:p>
          </table:table-cell>
          <table:table-cell office:value-type="float" office:value="0.64400000000000002" table:style-name="ce10">
            <text:p>0.644</text:p>
          </table:table-cell>
          <table:table-cell office:value-type="float" office:value="0.64" table:style-name="ce10">
            <text:p>0.64</text:p>
          </table:table-cell>
          <table:table-cell office:value-type="float" office:value="0.64400000000000002" table:style-name="ce10">
            <text:p>0.644</text:p>
          </table:table-cell>
          <table:table-cell office:value-type="float" office:value="0.66100000000000003" table:style-name="ce10">
            <text:p>0.661</text:p>
          </table:table-cell>
          <table:table-cell office:value-type="float" office:value="0.71299999999999997" table:style-name="ce10">
            <text:p>0.713</text:p>
          </table:table-cell>
          <table:table-cell office:value-type="float" office:value="0.73199999999999998" table:style-name="ce10">
            <text:p>0.732</text:p>
          </table:table-cell>
          <table:table-cell office:value-type="float" office:value="0.73" table:style-name="ce10">
            <text:p>0.73</text:p>
          </table:table-cell>
          <table:table-cell office:value-type="float" office:value="0.69899999999999995" table:style-name="ce10">
            <text:p>0.699</text:p>
          </table:table-cell>
          <table:table-cell office:value-type="float" office:value="0.64300000000000002" table:style-name="ce10">
            <text:p>0.643</text:p>
          </table:table-cell>
          <table:table-cell office:value-type="float" office:value="0.56599999999999995" table:style-name="ce10">
            <text:p>0.566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.2480000000000002" table:style-name="ce10">
            <text:p>2.248</text:p>
          </table:table-cell>
          <table:table-cell office:value-type="float" office:value="2.085" table:style-name="ce10">
            <text:p>2.085</text:p>
          </table:table-cell>
          <table:table-cell office:value-type="float" office:value="1.9950000000000001" table:style-name="ce10">
            <text:p>1.995</text:p>
          </table:table-cell>
          <table:table-cell office:value-type="float" office:value="1.9490000000000001" table:style-name="ce10">
            <text:p>1.949</text:p>
          </table:table-cell>
          <table:table-cell office:value-type="float" office:value="1.9450000000000001" table:style-name="ce10">
            <text:p>1.945</text:p>
          </table:table-cell>
          <table:table-cell office:value-type="float" office:value="1.9750000000000001" table:style-name="ce10">
            <text:p>1.975</text:p>
          </table:table-cell>
          <table:table-cell office:value-type="float" office:value="2.1280000000000001" table:style-name="ce10">
            <text:p>2.128</text:p>
          </table:table-cell>
          <table:table-cell office:value-type="float" office:value="2.4449999999999998" table:style-name="ce10">
            <text:p>2.445</text:p>
          </table:table-cell>
          <table:table-cell office:value-type="float" office:value="2.8079999999999998" table:style-name="ce10">
            <text:p>2.808</text:p>
          </table:table-cell>
          <table:table-cell office:value-type="float" office:value="2.9740000000000002" table:style-name="ce10">
            <text:p>2.974</text:p>
          </table:table-cell>
          <table:table-cell office:value-type="float" office:value="2.98" table:style-name="ce10">
            <text:p>2.98</text:p>
          </table:table-cell>
          <table:table-cell office:value-type="float" office:value="2.996" table:style-name="ce10">
            <text:p>2.996</text:p>
          </table:table-cell>
          <table:table-cell office:value-type="float" office:value="2.9140000000000001" table:style-name="ce10">
            <text:p>2.914</text:p>
          </table:table-cell>
          <table:table-cell office:value-type="float" office:value="2.8580000000000001" table:style-name="ce10">
            <text:p>2.858</text:p>
          </table:table-cell>
          <table:table-cell office:value-type="float" office:value="2.8940000000000001" table:style-name="ce10">
            <text:p>2.894</text:p>
          </table:table-cell>
          <table:table-cell office:value-type="float" office:value="2.8780000000000001" table:style-name="ce10">
            <text:p>2.878</text:p>
          </table:table-cell>
          <table:table-cell office:value-type="float" office:value="2.895" table:style-name="ce10">
            <text:p>2.895</text:p>
          </table:table-cell>
          <table:table-cell office:value-type="float" office:value="2.972" table:style-name="ce10">
            <text:p>2.972</text:p>
          </table:table-cell>
          <table:table-cell office:value-type="float" office:value="3.2040000000000002" table:style-name="ce10">
            <text:p>3.204</text:p>
          </table:table-cell>
          <table:table-cell office:value-type="float" office:value="3.2919999999999998" table:style-name="ce10">
            <text:p>3.292</text:p>
          </table:table-cell>
          <table:table-cell office:value-type="float" office:value="3.2829999999999999" table:style-name="ce10">
            <text:p>3.283</text:p>
          </table:table-cell>
          <table:table-cell office:value-type="float" office:value="3.1429999999999998" table:style-name="ce10">
            <text:p>3.143</text:p>
          </table:table-cell>
          <table:table-cell office:value-type="float" office:value="2.89" table:style-name="ce10">
            <text:p>2.89</text:p>
          </table:table-cell>
          <table:table-cell office:value-type="float" office:value="2.5459999999999998" table:style-name="ce10">
            <text:p>2.546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.8420000000000001" table:style-name="ce10">
            <text:p>2.842</text:p>
          </table:table-cell>
          <table:table-cell office:value-type="float" office:value="2.6360000000000001" table:style-name="ce10">
            <text:p>2.636</text:p>
          </table:table-cell>
          <table:table-cell office:value-type="float" office:value="2.5219999999999998" table:style-name="ce10">
            <text:p>2.522</text:p>
          </table:table-cell>
          <table:table-cell office:value-type="float" office:value="2.464" table:style-name="ce10">
            <text:p>2.464</text:p>
          </table:table-cell>
          <table:table-cell office:value-type="float" office:value="2.4590000000000001" table:style-name="ce10">
            <text:p>2.459</text:p>
          </table:table-cell>
          <table:table-cell office:value-type="float" office:value="2.496" table:style-name="ce10">
            <text:p>2.496</text:p>
          </table:table-cell>
          <table:table-cell office:value-type="float" office:value="2.6909999999999998" table:style-name="ce10">
            <text:p>2.691</text:p>
          </table:table-cell>
          <table:table-cell office:value-type="float" office:value="3.0910000000000002" table:style-name="ce10">
            <text:p>3.091</text:p>
          </table:table-cell>
          <table:table-cell office:value-type="float" office:value="3.5510000000000002" table:style-name="ce10">
            <text:p>3.551</text:p>
          </table:table-cell>
          <table:table-cell office:value-type="float" office:value="3.76" table:style-name="ce10">
            <text:p>3.76</text:p>
          </table:table-cell>
          <table:table-cell office:value-type="float" office:value="3.7679999999999998" table:style-name="ce10">
            <text:p>3.768</text:p>
          </table:table-cell>
          <table:table-cell office:value-type="float" office:value="3.7879999999999998" table:style-name="ce10">
            <text:p>3.788</text:p>
          </table:table-cell>
          <table:table-cell office:value-type="float" office:value="3.6840000000000002" table:style-name="ce10">
            <text:p>3.684</text:p>
          </table:table-cell>
          <table:table-cell office:value-type="float" office:value="3.6139999999999999" table:style-name="ce10">
            <text:p>3.614</text:p>
          </table:table-cell>
          <table:table-cell office:value-type="float" office:value="3.6579999999999999" table:style-name="ce10">
            <text:p>3.658</text:p>
          </table:table-cell>
          <table:table-cell office:value-type="float" office:value="3.6379999999999999" table:style-name="ce10">
            <text:p>3.638</text:p>
          </table:table-cell>
          <table:table-cell office:value-type="float" office:value="3.66" table:style-name="ce10">
            <text:p>3.66</text:p>
          </table:table-cell>
          <table:table-cell office:value-type="float" office:value="3.7570000000000001" table:style-name="ce10">
            <text:p>3.757</text:p>
          </table:table-cell>
          <table:table-cell office:value-type="float" office:value="4.05" table:style-name="ce10">
            <text:p>4.05</text:p>
          </table:table-cell>
          <table:table-cell office:value-type="float" office:value="4.1619999999999999" table:style-name="ce10">
            <text:p>4.162</text:p>
          </table:table-cell>
          <table:table-cell office:value-type="float" office:value="4.1509999999999998" table:style-name="ce10">
            <text:p>4.151</text:p>
          </table:table-cell>
          <table:table-cell office:value-type="float" office:value="3.9729999999999999" table:style-name="ce10">
            <text:p>3.973</text:p>
          </table:table-cell>
          <table:table-cell office:value-type="float" office:value="3.653" table:style-name="ce10">
            <text:p>3.653</text:p>
          </table:table-cell>
          <table:table-cell office:value-type="float" office:value="3.2189999999999999" table:style-name="ce10">
            <text:p>3.219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8.9730000000000008" table:style-name="ce10">
            <text:p>8.973</text:p>
          </table:table-cell>
          <table:table-cell office:value-type="float" office:value="8.3219999999999992" table:style-name="ce10">
            <text:p>8.322</text:p>
          </table:table-cell>
          <table:table-cell office:value-type="float" office:value="7.9619999999999997" table:style-name="ce10">
            <text:p>7.962</text:p>
          </table:table-cell>
          <table:table-cell office:value-type="float" office:value="7.7789999999999999" table:style-name="ce10">
            <text:p>7.779</text:p>
          </table:table-cell>
          <table:table-cell office:value-type="float" office:value="7.7629999999999999" table:style-name="ce10">
            <text:p>7.763</text:p>
          </table:table-cell>
          <table:table-cell office:value-type="float" office:value="7.883" table:style-name="ce10">
            <text:p>7.883</text:p>
          </table:table-cell>
          <table:table-cell office:value-type="float" office:value="8.4949999999999992" table:style-name="ce10">
            <text:p>8.495</text:p>
          </table:table-cell>
          <table:table-cell office:value-type="float" office:value="9.7609999999999992" table:style-name="ce10">
            <text:p>9.761</text:p>
          </table:table-cell>
          <table:table-cell office:value-type="float" office:value="11.211" table:style-name="ce10">
            <text:p>11.211</text:p>
          </table:table-cell>
          <table:table-cell office:value-type="float" office:value="11.872" table:style-name="ce10">
            <text:p>11.872</text:p>
          </table:table-cell>
          <table:table-cell office:value-type="float" office:value="11.896000000000001" table:style-name="ce10">
            <text:p>11.896</text:p>
          </table:table-cell>
          <table:table-cell office:value-type="float" office:value="11.959" table:style-name="ce10">
            <text:p>11.959</text:p>
          </table:table-cell>
          <table:table-cell office:value-type="float" office:value="11.632999999999999" table:style-name="ce10">
            <text:p>11.633</text:p>
          </table:table-cell>
          <table:table-cell office:value-type="float" office:value="11.41" table:style-name="ce10">
            <text:p>11.41</text:p>
          </table:table-cell>
          <table:table-cell office:value-type="float" office:value="11.55" table:style-name="ce10">
            <text:p>11.55</text:p>
          </table:table-cell>
          <table:table-cell office:value-type="float" office:value="11.487" table:style-name="ce10">
            <text:p>11.487</text:p>
          </table:table-cell>
          <table:table-cell office:value-type="float" office:value="11.557" table:style-name="ce10">
            <text:p>11.557</text:p>
          </table:table-cell>
          <table:table-cell office:value-type="float" office:value="11.864000000000001" table:style-name="ce10">
            <text:p>11.864</text:p>
          </table:table-cell>
          <table:table-cell office:value-type="float" office:value="12.789" table:style-name="ce10">
            <text:p>12.789</text:p>
          </table:table-cell>
          <table:table-cell office:value-type="float" office:value="13.141" table:style-name="ce10">
            <text:p>13.141</text:p>
          </table:table-cell>
          <table:table-cell office:value-type="float" office:value="13.105" table:style-name="ce10">
            <text:p>13.105</text:p>
          </table:table-cell>
          <table:table-cell office:value-type="float" office:value="12.545999999999999" table:style-name="ce10">
            <text:p>12.546</text:p>
          </table:table-cell>
          <table:table-cell office:value-type="float" office:value="11.535" table:style-name="ce10">
            <text:p>11.535</text:p>
          </table:table-cell>
          <table:table-cell office:value-type="float" office:value="10.164" table:style-name="ce10">
            <text:p>10.164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0.91700000000000004" table:style-name="ce10">
            <text:p>0.917</text:p>
          </table:table-cell>
          <table:table-cell office:value-type="float" office:value="0.85099999999999998" table:style-name="ce10">
            <text:p>0.851</text:p>
          </table:table-cell>
          <table:table-cell office:value-type="float" office:value="0.81399999999999995" table:style-name="ce10">
            <text:p>0.814</text:p>
          </table:table-cell>
          <table:table-cell office:value-type="float" office:value="0.79500000000000004" table:style-name="ce10">
            <text:p>0.795</text:p>
          </table:table-cell>
          <table:table-cell office:value-type="float" office:value="0.79400000000000004" table:style-name="ce10">
            <text:p>0.794</text:p>
          </table:table-cell>
          <table:table-cell office:value-type="float" office:value="0.80600000000000005" table:style-name="ce10">
            <text:p>0.806</text:p>
          </table:table-cell>
          <table:table-cell office:value-type="float" office:value="0.86799999999999999" table:style-name="ce10">
            <text:p>0.868</text:p>
          </table:table-cell>
          <table:table-cell office:value-type="float" office:value="0.998" table:style-name="ce10">
            <text:p>0.998</text:p>
          </table:table-cell>
          <table:table-cell office:value-type="float" office:value="1.1459999999999999" table:style-name="ce10">
            <text:p>1.146</text:p>
          </table:table-cell>
          <table:table-cell office:value-type="float" office:value="1.214" table:style-name="ce10">
            <text:p>1.214</text:p>
          </table:table-cell>
          <table:table-cell office:value-type="float" office:value="1.216" table:style-name="ce10">
            <text:p>1.216</text:p>
          </table:table-cell>
          <table:table-cell office:value-type="float" office:value="1.2230000000000001" table:style-name="ce10">
            <text:p>1.223</text:p>
          </table:table-cell>
          <table:table-cell office:value-type="float" office:value="1.1890000000000001" table:style-name="ce10">
            <text:p>1.189</text:p>
          </table:table-cell>
          <table:table-cell office:value-type="float" office:value="1.1659999999999999" table:style-name="ce10">
            <text:p>1.166</text:p>
          </table:table-cell>
          <table:table-cell office:value-type="float" office:value="1.181" table:style-name="ce10">
            <text:p>1.181</text:p>
          </table:table-cell>
          <table:table-cell office:value-type="float" office:value="1.1739999999999999" table:style-name="ce10">
            <text:p>1.174</text:p>
          </table:table-cell>
          <table:table-cell office:value-type="float" office:value="1.181" table:style-name="ce10">
            <text:p>1.181</text:p>
          </table:table-cell>
          <table:table-cell office:value-type="float" office:value="1.2130000000000001" table:style-name="ce10">
            <text:p>1.213</text:p>
          </table:table-cell>
          <table:table-cell office:value-type="float" office:value="1.3069999999999999" table:style-name="ce10">
            <text:p>1.307</text:p>
          </table:table-cell>
          <table:table-cell office:value-type="float" office:value="1.343" table:style-name="ce10">
            <text:p>1.343</text:p>
          </table:table-cell>
          <table:table-cell office:value-type="float" office:value="1.34" table:style-name="ce10">
            <text:p>1.34</text:p>
          </table:table-cell>
          <table:table-cell office:value-type="float" office:value="1.282" table:style-name="ce10">
            <text:p>1.282</text:p>
          </table:table-cell>
          <table:table-cell office:value-type="float" office:value="1.179" table:style-name="ce10">
            <text:p>1.179</text:p>
          </table:table-cell>
          <table:table-cell office:value-type="float" office:value="1.0389999999999999" table:style-name="ce10">
            <text:p>1.039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0.839" table:style-name="ce10">
            <text:p>10.839</text:p>
          </table:table-cell>
          <table:table-cell office:value-type="float" office:value="10.052" table:style-name="ce10">
            <text:p>10.052</text:p>
          </table:table-cell>
          <table:table-cell office:value-type="float" office:value="9.6180000000000003" table:style-name="ce10">
            <text:p>9.618</text:p>
          </table:table-cell>
          <table:table-cell office:value-type="float" office:value="9.3970000000000002" table:style-name="ce10">
            <text:p>9.397</text:p>
          </table:table-cell>
          <table:table-cell office:value-type="float" office:value="9.3780000000000001" table:style-name="ce10">
            <text:p>9.378</text:p>
          </table:table-cell>
          <table:table-cell office:value-type="float" office:value="9.5220000000000002" table:style-name="ce10">
            <text:p>9.522</text:p>
          </table:table-cell>
          <table:table-cell office:value-type="float" office:value="10.262" table:style-name="ce10">
            <text:p>10.262</text:p>
          </table:table-cell>
          <table:table-cell office:value-type="float" office:value="11.791" table:style-name="ce10">
            <text:p>11.791</text:p>
          </table:table-cell>
          <table:table-cell office:value-type="float" office:value="13.542" table:style-name="ce10">
            <text:p>13.542</text:p>
          </table:table-cell>
          <table:table-cell office:value-type="float" office:value="14.340999999999999" table:style-name="ce10">
            <text:p>14.341</text:p>
          </table:table-cell>
          <table:table-cell office:value-type="float" office:value="14.37" table:style-name="ce10">
            <text:p>14.37</text:p>
          </table:table-cell>
          <table:table-cell office:value-type="float" office:value="14.446" table:style-name="ce10">
            <text:p>14.446</text:p>
          </table:table-cell>
          <table:table-cell office:value-type="float" office:value="14.052" table:style-name="ce10">
            <text:p>14.052</text:p>
          </table:table-cell>
          <table:table-cell office:value-type="float" office:value="13.782999999999999" table:style-name="ce10">
            <text:p>13.783</text:p>
          </table:table-cell>
          <table:table-cell office:value-type="float" office:value="13.952" table:style-name="ce10">
            <text:p>13.952</text:p>
          </table:table-cell>
          <table:table-cell office:value-type="float" office:value="13.875999999999999" table:style-name="ce10">
            <text:p>13.876</text:p>
          </table:table-cell>
          <table:table-cell office:value-type="float" office:value="13.96" table:style-name="ce10">
            <text:p>13.96</text:p>
          </table:table-cell>
          <table:table-cell office:value-type="float" office:value="14.331" table:style-name="ce10">
            <text:p>14.331</text:p>
          </table:table-cell>
          <table:table-cell office:value-type="float" office:value="15.449" table:style-name="ce10">
            <text:p>15.449</text:p>
          </table:table-cell>
          <table:table-cell office:value-type="float" office:value="15.874000000000001" table:style-name="ce10">
            <text:p>15.874</text:p>
          </table:table-cell>
          <table:table-cell office:value-type="float" office:value="15.831" table:style-name="ce10">
            <text:p>15.831</text:p>
          </table:table-cell>
          <table:table-cell office:value-type="float" office:value="15.154999999999999" table:style-name="ce10">
            <text:p>15.155</text:p>
          </table:table-cell>
          <table:table-cell office:value-type="float" office:value="13.933999999999999" table:style-name="ce10">
            <text:p>13.934</text:p>
          </table:table-cell>
          <table:table-cell office:value-type="float" office:value="12.278" table:style-name="ce10">
            <text:p>12.278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.954" table:style-name="ce10">
            <text:p>1.954</text:p>
          </table:table-cell>
          <table:table-cell office:value-type="float" office:value="1.8120000000000001" table:style-name="ce10">
            <text:p>1.812</text:p>
          </table:table-cell>
          <table:table-cell office:value-type="float" office:value="1.734" table:style-name="ce10">
            <text:p>1.734</text:p>
          </table:table-cell>
          <table:table-cell office:value-type="float" office:value="1.694" table:style-name="ce10">
            <text:p>1.694</text:p>
          </table:table-cell>
          <table:table-cell office:value-type="float" office:value="1.6910000000000001" table:style-name="ce10">
            <text:p>1.691</text:p>
          </table:table-cell>
          <table:table-cell office:value-type="float" office:value="1.7170000000000001" table:style-name="ce10">
            <text:p>1.717</text:p>
          </table:table-cell>
          <table:table-cell office:value-type="float" office:value="1.85" table:style-name="ce10">
            <text:p>1.85</text:p>
          </table:table-cell>
          <table:table-cell office:value-type="float" office:value="2.1259999999999999" table:style-name="ce10">
            <text:p>2.126</text:p>
          </table:table-cell>
          <table:table-cell office:value-type="float" office:value="2.4409999999999998" table:style-name="ce10">
            <text:p>2.441</text:p>
          </table:table-cell>
          <table:table-cell office:value-type="float" office:value="2.585" table:style-name="ce10">
            <text:p>2.585</text:p>
          </table:table-cell>
          <table:table-cell office:value-type="float" office:value="2.5910000000000002" table:style-name="ce10">
            <text:p>2.591</text:p>
          </table:table-cell>
          <table:table-cell office:value-type="float" office:value="2.605" table:style-name="ce10">
            <text:p>2.605</text:p>
          </table:table-cell>
          <table:table-cell office:value-type="float" office:value="2.5329999999999999" table:style-name="ce10">
            <text:p>2.533</text:p>
          </table:table-cell>
          <table:table-cell office:value-type="float" office:value="2.4849999999999999" table:style-name="ce10">
            <text:p>2.485</text:p>
          </table:table-cell>
          <table:table-cell office:value-type="float" office:value="2.5150000000000001" table:style-name="ce10">
            <text:p>2.515</text:p>
          </table:table-cell>
          <table:table-cell office:value-type="float" office:value="2.5019999999999998" table:style-name="ce10">
            <text:p>2.502</text:p>
          </table:table-cell>
          <table:table-cell office:value-type="float" office:value="2.5169999999999999" table:style-name="ce10">
            <text:p>2.517</text:p>
          </table:table-cell>
          <table:table-cell office:value-type="float" office:value="2.5840000000000001" table:style-name="ce10">
            <text:p>2.584</text:p>
          </table:table-cell>
          <table:table-cell office:value-type="float" office:value="2.7850000000000001" table:style-name="ce10">
            <text:p>2.785</text:p>
          </table:table-cell>
          <table:table-cell office:value-type="float" office:value="2.8620000000000001" table:style-name="ce10">
            <text:p>2.862</text:p>
          </table:table-cell>
          <table:table-cell office:value-type="float" office:value="2.8540000000000001" table:style-name="ce10">
            <text:p>2.854</text:p>
          </table:table-cell>
          <table:table-cell office:value-type="float" office:value="2.7320000000000002" table:style-name="ce10">
            <text:p>2.732</text:p>
          </table:table-cell>
          <table:table-cell office:value-type="float" office:value="2.512" table:style-name="ce10">
            <text:p>2.512</text:p>
          </table:table-cell>
          <table:table-cell office:value-type="float" office:value="2.214" table:style-name="ce10">
            <text:p>2.214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.1539999999999999" table:style-name="ce10">
            <text:p>2.154</text:p>
          </table:table-cell>
          <table:table-cell office:value-type="float" office:value="1.998" table:style-name="ce10">
            <text:p>1.998</text:p>
          </table:table-cell>
          <table:table-cell office:value-type="float" office:value="1.911" table:style-name="ce10">
            <text:p>1.911</text:p>
          </table:table-cell>
          <table:table-cell office:value-type="float" office:value="1.8680000000000001" table:style-name="ce10">
            <text:p>1.868</text:p>
          </table:table-cell>
          <table:table-cell office:value-type="float" office:value="1.8640000000000001" table:style-name="ce10">
            <text:p>1.864</text:p>
          </table:table-cell>
          <table:table-cell office:value-type="float" office:value="1.8919999999999999" table:style-name="ce10">
            <text:p>1.892</text:p>
          </table:table-cell>
          <table:table-cell office:value-type="float" office:value="2.0390000000000001" table:style-name="ce10">
            <text:p>2.039</text:p>
          </table:table-cell>
          <table:table-cell office:value-type="float" office:value="2.343" table:style-name="ce10">
            <text:p>2.343</text:p>
          </table:table-cell>
          <table:table-cell office:value-type="float" office:value="2.6909999999999998" table:style-name="ce10">
            <text:p>2.691</text:p>
          </table:table-cell>
          <table:table-cell office:value-type="float" office:value="2.85" table:style-name="ce10">
            <text:p>2.85</text:p>
          </table:table-cell>
          <table:table-cell office:value-type="float" office:value="2.8559999999999999" table:style-name="ce10">
            <text:p>2.856</text:p>
          </table:table-cell>
          <table:table-cell office:value-type="float" office:value="2.871" table:style-name="ce10">
            <text:p>2.871</text:p>
          </table:table-cell>
          <table:table-cell office:value-type="float" office:value="2.7930000000000001" table:style-name="ce10">
            <text:p>2.793</text:p>
          </table:table-cell>
          <table:table-cell office:value-type="float" office:value="2.7389999999999999" table:style-name="ce10">
            <text:p>2.739</text:p>
          </table:table-cell>
          <table:table-cell office:value-type="float" office:value="2.7730000000000001" table:style-name="ce10">
            <text:p>2.773</text:p>
          </table:table-cell>
          <table:table-cell office:value-type="float" office:value="2.758" table:style-name="ce10">
            <text:p>2.758</text:p>
          </table:table-cell>
          <table:table-cell office:value-type="float" office:value="2.774" table:style-name="ce10">
            <text:p>2.774</text:p>
          </table:table-cell>
          <table:table-cell office:value-type="float" office:value="2.8479999999999999" table:style-name="ce10">
            <text:p>2.848</text:p>
          </table:table-cell>
          <table:table-cell office:value-type="float" office:value="3.07" table:style-name="ce10">
            <text:p>3.07</text:p>
          </table:table-cell>
          <table:table-cell office:value-type="float" office:value="3.1549999999999998" table:style-name="ce10">
            <text:p>3.155</text:p>
          </table:table-cell>
          <table:table-cell office:value-type="float" office:value="3.1459999999999999" table:style-name="ce10">
            <text:p>3.146</text:p>
          </table:table-cell>
          <table:table-cell office:value-type="float" office:value="3.012" table:style-name="ce10">
            <text:p>3.012</text:p>
          </table:table-cell>
          <table:table-cell office:value-type="float" office:value="2.7690000000000001" table:style-name="ce10">
            <text:p>2.769</text:p>
          </table:table-cell>
          <table:table-cell office:value-type="float" office:value="2.44" table:style-name="ce10">
            <text:p>2.44</text:p>
          </table:table-cell>
          <table:table-cell table:number-columns-repeated="1635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4.3879999999999999" table:style-name="ce10">
            <text:p>4.388</text:p>
          </table:table-cell>
          <table:table-cell office:value-type="float" office:value="4.07" table:style-name="ce10">
            <text:p>4.07</text:p>
          </table:table-cell>
          <table:table-cell office:value-type="float" office:value="3.8940000000000001" table:style-name="ce10">
            <text:p>3.894</text:p>
          </table:table-cell>
          <table:table-cell office:value-type="float" office:value="3.8039999999999998" table:style-name="ce10">
            <text:p>3.804</text:p>
          </table:table-cell>
          <table:table-cell office:value-type="float" office:value="3.7970000000000002" table:style-name="ce10">
            <text:p>3.797</text:p>
          </table:table-cell>
          <table:table-cell office:value-type="float" office:value="3.855" table:style-name="ce10">
            <text:p>3.855</text:p>
          </table:table-cell>
          <table:table-cell office:value-type="float" office:value="4.1550000000000002" table:style-name="ce10">
            <text:p>4.155</text:p>
          </table:table-cell>
          <table:table-cell office:value-type="float" office:value="4.774" table:style-name="ce10">
            <text:p>4.774</text:p>
          </table:table-cell>
          <table:table-cell office:value-type="float" office:value="5.4820000000000002" table:style-name="ce10">
            <text:p>5.482</text:p>
          </table:table-cell>
          <table:table-cell office:value-type="float" office:value="5.806" table:style-name="ce10">
            <text:p>5.806</text:p>
          </table:table-cell>
          <table:table-cell office:value-type="float" office:value="5.8179999999999996" table:style-name="ce10">
            <text:p>5.818</text:p>
          </table:table-cell>
          <table:table-cell office:value-type="float" office:value="5.8490000000000002" table:style-name="ce10">
            <text:p>5.849</text:p>
          </table:table-cell>
          <table:table-cell office:value-type="float" office:value="5.6890000000000001" table:style-name="ce10">
            <text:p>5.689</text:p>
          </table:table-cell>
          <table:table-cell office:value-type="float" office:value="5.58" table:style-name="ce10">
            <text:p>5.58</text:p>
          </table:table-cell>
          <table:table-cell office:value-type="float" office:value="5.649" table:style-name="ce10">
            <text:p>5.649</text:p>
          </table:table-cell>
          <table:table-cell office:value-type="float" office:value="5.6180000000000003" table:style-name="ce10">
            <text:p>5.618</text:p>
          </table:table-cell>
          <table:table-cell office:value-type="float" office:value="5.6520000000000001" table:style-name="ce10">
            <text:p>5.652</text:p>
          </table:table-cell>
          <table:table-cell office:value-type="float" office:value="5.8019999999999996" table:style-name="ce10">
            <text:p>5.802</text:p>
          </table:table-cell>
          <table:table-cell office:value-type="float" office:value="6.2539999999999996" table:style-name="ce10">
            <text:p>6.254</text:p>
          </table:table-cell>
          <table:table-cell office:value-type="float" office:value="6.4260000000000002" table:style-name="ce10">
            <text:p>6.426</text:p>
          </table:table-cell>
          <table:table-cell office:value-type="float" office:value="6.4089999999999998" table:style-name="ce10">
            <text:p>6.409</text:p>
          </table:table-cell>
          <table:table-cell office:value-type="float" office:value="6.1360000000000001" table:style-name="ce10">
            <text:p>6.136</text:p>
          </table:table-cell>
          <table:table-cell office:value-type="float" office:value="5.641" table:style-name="ce10">
            <text:p>5.641</text:p>
          </table:table-cell>
          <table:table-cell office:value-type="float" office:value="4.9710000000000001" table:style-name="ce10">
            <text:p>4.971</text:p>
          </table:table-cell>
          <table:table-cell table:number-columns-repeated="1635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.994" table:style-name="ce10">
            <text:p>1.994</text:p>
          </table:table-cell>
          <table:table-cell office:value-type="float" office:value="1.849" table:style-name="ce10">
            <text:p>1.849</text:p>
          </table:table-cell>
          <table:table-cell office:value-type="float" office:value="1.7689999999999999" table:style-name="ce10">
            <text:p>1.769</text:p>
          </table:table-cell>
          <table:table-cell office:value-type="float" office:value="1.7290000000000001" table:style-name="ce10">
            <text:p>1.729</text:p>
          </table:table-cell>
          <table:table-cell office:value-type="float" office:value="1.7250000000000001" table:style-name="ce10">
            <text:p>1.725</text:p>
          </table:table-cell>
          <table:table-cell office:value-type="float" office:value="1.752" table:style-name="ce10">
            <text:p>1.752</text:p>
          </table:table-cell>
          <table:table-cell office:value-type="float" office:value="1.8879999999999999" table:style-name="ce10">
            <text:p>1.888</text:p>
          </table:table-cell>
          <table:table-cell office:value-type="float" office:value="2.169" table:style-name="ce10">
            <text:p>2.169</text:p>
          </table:table-cell>
          <table:table-cell office:value-type="float" office:value="2.4910000000000001" table:style-name="ce10">
            <text:p>2.491</text:p>
          </table:table-cell>
          <table:table-cell office:value-type="float" office:value="2.6379999999999999" table:style-name="ce10">
            <text:p>2.638</text:p>
          </table:table-cell>
          <table:table-cell office:value-type="float" office:value="2.6429999999999998" table:style-name="ce10">
            <text:p>2.643</text:p>
          </table:table-cell>
          <table:table-cell office:value-type="float" office:value="2.657" table:style-name="ce10">
            <text:p>2.657</text:p>
          </table:table-cell>
          <table:table-cell office:value-type="float" office:value="2.585" table:style-name="ce10">
            <text:p>2.585</text:p>
          </table:table-cell>
          <table:table-cell office:value-type="float" office:value="2.5350000000000001" table:style-name="ce10">
            <text:p>2.535</text:p>
          </table:table-cell>
          <table:table-cell office:value-type="float" office:value="2.5670000000000002" table:style-name="ce10">
            <text:p>2.567</text:p>
          </table:table-cell>
          <table:table-cell office:value-type="float" office:value="2.5529999999999999" table:style-name="ce10">
            <text:p>2.553</text:p>
          </table:table-cell>
          <table:table-cell office:value-type="float" office:value="2.5680000000000001" table:style-name="ce10">
            <text:p>2.568</text:p>
          </table:table-cell>
          <table:table-cell office:value-type="float" office:value="2.6360000000000001" table:style-name="ce10">
            <text:p>2.636</text:p>
          </table:table-cell>
          <table:table-cell office:value-type="float" office:value="2.8420000000000001" table:style-name="ce10">
            <text:p>2.842</text:p>
          </table:table-cell>
          <table:table-cell office:value-type="float" office:value="2.92" table:style-name="ce10">
            <text:p>2.92</text:p>
          </table:table-cell>
          <table:table-cell office:value-type="float" office:value="2.9119999999999999" table:style-name="ce10">
            <text:p>2.912</text:p>
          </table:table-cell>
          <table:table-cell office:value-type="float" office:value="2.7879999999999998" table:style-name="ce10">
            <text:p>2.788</text:p>
          </table:table-cell>
          <table:table-cell office:value-type="float" office:value="2.5630000000000002" table:style-name="ce10">
            <text:p>2.563</text:p>
          </table:table-cell>
          <table:table-cell office:value-type="float" office:value="2.2589999999999999" table:style-name="ce10">
            <text:p>2.259</text:p>
          </table:table-cell>
          <table:table-cell table:number-columns-repeated="1635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7.5309999999999997" table:style-name="ce10">
            <text:p>7.531</text:p>
          </table:table-cell>
          <table:table-cell office:value-type="float" office:value="6.984" table:style-name="ce10">
            <text:p>6.984</text:p>
          </table:table-cell>
          <table:table-cell office:value-type="float" office:value="6.6829999999999998" table:style-name="ce10">
            <text:p>6.683</text:p>
          </table:table-cell>
          <table:table-cell office:value-type="float" office:value="6.5289999999999999" table:style-name="ce10">
            <text:p>6.529</text:p>
          </table:table-cell>
          <table:table-cell office:value-type="float" office:value="6.516" table:style-name="ce10">
            <text:p>6.516</text:p>
          </table:table-cell>
          <table:table-cell office:value-type="float" office:value="6.6159999999999997" table:style-name="ce10">
            <text:p>6.616</text:p>
          </table:table-cell>
          <table:table-cell office:value-type="float" office:value="7.13" table:style-name="ce10">
            <text:p>7.13</text:p>
          </table:table-cell>
          <table:table-cell office:value-type="float" office:value="8.1929999999999996" table:style-name="ce10">
            <text:p>8.193</text:p>
          </table:table-cell>
          <table:table-cell office:value-type="float" office:value="9.4090000000000007" table:style-name="ce10">
            <text:p>9.409</text:p>
          </table:table-cell>
          <table:table-cell office:value-type="float" office:value="9.9640000000000004" table:style-name="ce10">
            <text:p>9.964</text:p>
          </table:table-cell>
          <table:table-cell office:value-type="float" office:value="9.9849999999999994" table:style-name="ce10">
            <text:p>9.985</text:p>
          </table:table-cell>
          <table:table-cell office:value-type="float" office:value="10.038" table:style-name="ce10">
            <text:p>10.038</text:p>
          </table:table-cell>
          <table:table-cell office:value-type="float" office:value="9.7639999999999993" table:style-name="ce10">
            <text:p>9.764</text:p>
          </table:table-cell>
          <table:table-cell office:value-type="float" office:value="9.5760000000000005" table:style-name="ce10">
            <text:p>9.576</text:p>
          </table:table-cell>
          <table:table-cell office:value-type="float" office:value="9.6940000000000008" table:style-name="ce10">
            <text:p>9.694</text:p>
          </table:table-cell>
          <table:table-cell office:value-type="float" office:value="9.641" table:style-name="ce10">
            <text:p>9.641</text:p>
          </table:table-cell>
          <table:table-cell office:value-type="float" office:value="9.6999999999999993" table:style-name="ce10">
            <text:p>9.7</text:p>
          </table:table-cell>
          <table:table-cell office:value-type="float" office:value="9.9570000000000007" table:style-name="ce10">
            <text:p>9.957</text:p>
          </table:table-cell>
          <table:table-cell office:value-type="float" office:value="10.734" table:style-name="ce10">
            <text:p>10.734</text:p>
          </table:table-cell>
          <table:table-cell office:value-type="float" office:value="11.029" table:style-name="ce10">
            <text:p>11.029</text:p>
          </table:table-cell>
          <table:table-cell office:value-type="float" office:value="10.999000000000001" table:style-name="ce10">
            <text:p>10.999</text:p>
          </table:table-cell>
          <table:table-cell office:value-type="float" office:value="10.53" table:style-name="ce10">
            <text:p>10.53</text:p>
          </table:table-cell>
          <table:table-cell office:value-type="float" office:value="9.6820000000000004" table:style-name="ce10">
            <text:p>9.682</text:p>
          </table:table-cell>
          <table:table-cell office:value-type="float" office:value="8.5310000000000006" table:style-name="ce10">
            <text:p>8.531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2.444" table:style-name="ce10">
            <text:p>2.444</text:p>
          </table:table-cell>
          <table:table-cell office:value-type="float" office:value="2.2669999999999999" table:style-name="ce10">
            <text:p>2.267</text:p>
          </table:table-cell>
          <table:table-cell office:value-type="float" office:value="2.169" table:style-name="ce10">
            <text:p>2.169</text:p>
          </table:table-cell>
          <table:table-cell office:value-type="float" office:value="2.1190000000000002" table:style-name="ce10">
            <text:p>2.119</text:p>
          </table:table-cell>
          <table:table-cell office:value-type="float" office:value="2.1150000000000002" table:style-name="ce10">
            <text:p>2.115</text:p>
          </table:table-cell>
          <table:table-cell office:value-type="float" office:value="2.1469999999999998" table:style-name="ce10">
            <text:p>2.147</text:p>
          </table:table-cell>
          <table:table-cell office:value-type="float" office:value="2.3140000000000001" table:style-name="ce10">
            <text:p>2.314</text:p>
          </table:table-cell>
          <table:table-cell office:value-type="float" office:value="2.6589999999999998" table:style-name="ce10">
            <text:p>2.659</text:p>
          </table:table-cell>
          <table:table-cell office:value-type="float" office:value="3.0539999999999998" table:style-name="ce10">
            <text:p>3.054</text:p>
          </table:table-cell>
          <table:table-cell office:value-type="float" office:value="3.234" table:style-name="ce10">
            <text:p>3.234</text:p>
          </table:table-cell>
          <table:table-cell office:value-type="float" office:value="3.2410000000000001" table:style-name="ce10">
            <text:p>3.241</text:p>
          </table:table-cell>
          <table:table-cell office:value-type="float" office:value="3.258" table:style-name="ce10">
            <text:p>3.258</text:p>
          </table:table-cell>
          <table:table-cell office:value-type="float" office:value="3.169" table:style-name="ce10">
            <text:p>3.169</text:p>
          </table:table-cell>
          <table:table-cell office:value-type="float" office:value="3.1080000000000001" table:style-name="ce10">
            <text:p>3.108</text:p>
          </table:table-cell>
          <table:table-cell office:value-type="float" office:value="3.1459999999999999" table:style-name="ce10">
            <text:p>3.146</text:p>
          </table:table-cell>
          <table:table-cell office:value-type="float" office:value="3.129" table:style-name="ce10">
            <text:p>3.129</text:p>
          </table:table-cell>
          <table:table-cell office:value-type="float" office:value="3.1480000000000001" table:style-name="ce10">
            <text:p>3.148</text:p>
          </table:table-cell>
          <table:table-cell office:value-type="float" office:value="3.2320000000000002" table:style-name="ce10">
            <text:p>3.232</text:p>
          </table:table-cell>
          <table:table-cell office:value-type="float" office:value="3.484" table:style-name="ce10">
            <text:p>3.484</text:p>
          </table:table-cell>
          <table:table-cell office:value-type="float" office:value="3.58" table:style-name="ce10">
            <text:p>3.58</text:p>
          </table:table-cell>
          <table:table-cell office:value-type="float" office:value="3.57" table:style-name="ce10">
            <text:p>3.57</text:p>
          </table:table-cell>
          <table:table-cell office:value-type="float" office:value="3.4180000000000001" table:style-name="ce10">
            <text:p>3.418</text:p>
          </table:table-cell>
          <table:table-cell office:value-type="float" office:value="3.1419999999999999" table:style-name="ce10">
            <text:p>3.142</text:p>
          </table:table-cell>
          <table:table-cell office:value-type="float" office:value="2.7690000000000001" table:style-name="ce10">
            <text:p>2.769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-6.6000000000000003E-2" table:style-name="ce10">
            <text:p>-0.066</text:p>
          </table:table-cell>
          <table:table-cell office:value-type="float" office:value="-6.0999999999999999E-2" table:style-name="ce10">
            <text:p>-0.061</text:p>
          </table:table-cell>
          <table:table-cell office:value-type="float" office:value="-5.8999999999999997E-2" table:style-name="ce10">
            <text:p>-0.059</text:p>
          </table:table-cell>
          <table:table-cell office:value-type="float" office:value="-5.7000000000000002E-2" table:style-name="ce10">
            <text:p>-0.057</text:p>
          </table:table-cell>
          <table:table-cell office:value-type="float" office:value="-5.7000000000000002E-2" table:style-name="ce10">
            <text:p>-0.057</text:p>
          </table:table-cell>
          <table:table-cell office:value-type="float" office:value="-5.8000000000000003E-2" table:style-name="ce10">
            <text:p>-0.058</text:p>
          </table:table-cell>
          <table:table-cell office:value-type="float" office:value="-6.3E-2" table:style-name="ce10">
            <text:p>-0.063</text:p>
          </table:table-cell>
          <table:table-cell office:value-type="float" office:value="-7.1999999999999995E-2" table:style-name="ce10">
            <text:p>-0.072</text:p>
          </table:table-cell>
          <table:table-cell office:value-type="float" office:value="-8.3000000000000004E-2" table:style-name="ce10">
            <text:p>-0.083</text:p>
          </table:table-cell>
          <table:table-cell office:value-type="float" office:value="-8.6999999999999994E-2" table:style-name="ce10">
            <text:p>-0.087</text:p>
          </table:table-cell>
          <table:table-cell office:value-type="float" office:value="-8.7999999999999995E-2" table:style-name="ce10">
            <text:p>-0.088</text:p>
          </table:table-cell>
          <table:table-cell office:value-type="float" office:value="-8.7999999999999995E-2" table:style-name="ce10">
            <text:p>-0.088</text:p>
          </table:table-cell>
          <table:table-cell office:value-type="float" office:value="-8.5999999999999993E-2" table:style-name="ce10">
            <text:p>-0.086</text:p>
          </table:table-cell>
          <table:table-cell office:value-type="float" office:value="-8.4000000000000005E-2" table:style-name="ce10">
            <text:p>-0.084</text:p>
          </table:table-cell>
          <table:table-cell office:value-type="float" office:value="-8.5000000000000006E-2" table:style-name="ce10">
            <text:p>-0.085</text:p>
          </table:table-cell>
          <table:table-cell office:value-type="float" office:value="-8.5000000000000006E-2" table:style-name="ce10">
            <text:p>-0.085</text:p>
          </table:table-cell>
          <table:table-cell office:value-type="float" office:value="-8.5000000000000006E-2" table:style-name="ce10">
            <text:p>-0.085</text:p>
          </table:table-cell>
          <table:table-cell office:value-type="float" office:value="-8.6999999999999994E-2" table:style-name="ce10">
            <text:p>-0.087</text:p>
          </table:table-cell>
          <table:table-cell office:value-type="float" office:value="-9.4E-2" table:style-name="ce10">
            <text:p>-0.094</text:p>
          </table:table-cell>
          <table:table-cell office:value-type="float" office:value="-9.7000000000000003E-2" table:style-name="ce10">
            <text:p>-0.097</text:p>
          </table:table-cell>
          <table:table-cell office:value-type="float" office:value="-9.6000000000000002E-2" table:style-name="ce10">
            <text:p>-0.096</text:p>
          </table:table-cell>
          <table:table-cell office:value-type="float" office:value="-9.1999999999999998E-2" table:style-name="ce10">
            <text:p>-0.092</text:p>
          </table:table-cell>
          <table:table-cell office:value-type="float" office:value="-8.5000000000000006E-2" table:style-name="ce10">
            <text:p>-0.085</text:p>
          </table:table-cell>
          <table:table-cell office:value-type="float" office:value="-7.4999999999999997E-2" table:style-name="ce10">
            <text:p>-0.075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-0.13200000000000001" table:style-name="ce10">
            <text:p>-0.132</text:p>
          </table:table-cell>
          <table:table-cell office:value-type="float" office:value="-0.123" table:style-name="ce10">
            <text:p>-0.123</text:p>
          </table:table-cell>
          <table:table-cell office:value-type="float" office:value="-0.11700000000000001" table:style-name="ce10">
            <text:p>-0.117</text:p>
          </table:table-cell>
          <table:table-cell office:value-type="float" office:value="-0.115" table:style-name="ce10">
            <text:p>-0.115</text:p>
          </table:table-cell>
          <table:table-cell office:value-type="float" office:value="-0.114" table:style-name="ce10">
            <text:p>-0.114</text:p>
          </table:table-cell>
          <table:table-cell office:value-type="float" office:value="-0.11600000000000001" table:style-name="ce10">
            <text:p>-0.116</text:p>
          </table:table-cell>
          <table:table-cell office:value-type="float" office:value="-0.125" table:style-name="ce10">
            <text:p>-0.125</text:p>
          </table:table-cell>
          <table:table-cell office:value-type="float" office:value="-0.14399999999999999" table:style-name="ce10">
            <text:p>-0.144</text:p>
          </table:table-cell>
          <table:table-cell office:value-type="float" office:value="-0.16500000000000001" table:style-name="ce10">
            <text:p>-0.165</text:p>
          </table:table-cell>
          <table:table-cell office:value-type="float" office:value="-0.17499999999999999" table:style-name="ce10">
            <text:p>-0.175</text:p>
          </table:table-cell>
          <table:table-cell office:value-type="float" office:value="-0.17499999999999999" table:style-name="ce10">
            <text:p>-0.175</text:p>
          </table:table-cell>
          <table:table-cell office:value-type="float" office:value="-0.17599999999999999" table:style-name="ce10">
            <text:p>-0.176</text:p>
          </table:table-cell>
          <table:table-cell office:value-type="float" office:value="-0.17100000000000001" table:style-name="ce10">
            <text:p>-0.171</text:p>
          </table:table-cell>
          <table:table-cell office:value-type="float" office:value="-0.16800000000000001" table:style-name="ce10">
            <text:p>-0.168</text:p>
          </table:table-cell>
          <table:table-cell office:value-type="float" office:value="-0.17" table:style-name="ce10">
            <text:p>-0.17</text:p>
          </table:table-cell>
          <table:table-cell office:value-type="float" office:value="-0.16900000000000001" table:style-name="ce10">
            <text:p>-0.169</text:p>
          </table:table-cell>
          <table:table-cell office:value-type="float" office:value="-0.17" table:style-name="ce10">
            <text:p>-0.17</text:p>
          </table:table-cell>
          <table:table-cell office:value-type="float" office:value="-0.17499999999999999" table:style-name="ce10">
            <text:p>-0.175</text:p>
          </table:table-cell>
          <table:table-cell office:value-type="float" office:value="-0.188" table:style-name="ce10">
            <text:p>-0.188</text:p>
          </table:table-cell>
          <table:table-cell office:value-type="float" office:value="-0.193" table:style-name="ce10">
            <text:p>-0.193</text:p>
          </table:table-cell>
          <table:table-cell office:value-type="float" office:value="-0.193" table:style-name="ce10">
            <text:p>-0.193</text:p>
          </table:table-cell>
          <table:table-cell office:value-type="float" office:value="-0.185" table:style-name="ce10">
            <text:p>-0.185</text:p>
          </table:table-cell>
          <table:table-cell office:value-type="float" office:value="-0.17" table:style-name="ce10">
            <text:p>-0.17</text:p>
          </table:table-cell>
          <table:table-cell office:value-type="float" office:value="-0.15" table:style-name="ce10">
            <text:p>-0.15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-0.52800000000000002" table:style-name="ce10">
            <text:p>-0.528</text:p>
          </table:table-cell>
          <table:table-cell office:value-type="float" office:value="-0.49" table:style-name="ce10">
            <text:p>-0.49</text:p>
          </table:table-cell>
          <table:table-cell office:value-type="float" office:value="-0.46899999999999997" table:style-name="ce10">
            <text:p>-0.469</text:p>
          </table:table-cell>
          <table:table-cell office:value-type="float" office:value="-0.45800000000000002" table:style-name="ce10">
            <text:p>-0.458</text:p>
          </table:table-cell>
          <table:table-cell office:value-type="float" office:value="-0.45700000000000002" table:style-name="ce10">
            <text:p>-0.457</text:p>
          </table:table-cell>
          <table:table-cell office:value-type="float" office:value="-0.46400000000000002" table:style-name="ce10">
            <text:p>-0.464</text:p>
          </table:table-cell>
          <table:table-cell office:value-type="float" office:value="-0.5" table:style-name="ce10">
            <text:p>-0.5</text:p>
          </table:table-cell>
          <table:table-cell office:value-type="float" office:value="-0.57499999999999996" table:style-name="ce10">
            <text:p>-0.575</text:p>
          </table:table-cell>
          <table:table-cell office:value-type="float" office:value="-0.66" table:style-name="ce10">
            <text:p>-0.66</text:p>
          </table:table-cell>
          <table:table-cell office:value-type="float" office:value="-0.69899999999999995" table:style-name="ce10">
            <text:p>-0.699</text:p>
          </table:table-cell>
          <table:table-cell office:value-type="float" office:value="-0.70099999999999996" table:style-name="ce10">
            <text:p>-0.701</text:p>
          </table:table-cell>
          <table:table-cell office:value-type="float" office:value="-0.70399999999999996" table:style-name="ce10">
            <text:p>-0.704</text:p>
          </table:table-cell>
          <table:table-cell office:value-type="float" office:value="-0.68500000000000005" table:style-name="ce10">
            <text:p>-0.685</text:p>
          </table:table-cell>
          <table:table-cell office:value-type="float" office:value="-0.67200000000000004" table:style-name="ce10">
            <text:p>-0.672</text:p>
          </table:table-cell>
          <table:table-cell office:value-type="float" office:value="-0.68" table:style-name="ce10">
            <text:p>-0.68</text:p>
          </table:table-cell>
          <table:table-cell office:value-type="float" office:value="-0.67700000000000005" table:style-name="ce10">
            <text:p>-0.677</text:p>
          </table:table-cell>
          <table:table-cell office:value-type="float" office:value="-0.68100000000000005" table:style-name="ce10">
            <text:p>-0.681</text:p>
          </table:table-cell>
          <table:table-cell office:value-type="float" office:value="-0.69899999999999995" table:style-name="ce10">
            <text:p>-0.699</text:p>
          </table:table-cell>
          <table:table-cell office:value-type="float" office:value="-0.753" table:style-name="ce10">
            <text:p>-0.753</text:p>
          </table:table-cell>
          <table:table-cell office:value-type="float" office:value="-0.77400000000000002" table:style-name="ce10">
            <text:p>-0.774</text:p>
          </table:table-cell>
          <table:table-cell office:value-type="float" office:value="-0.77200000000000002" table:style-name="ce10">
            <text:p>-0.772</text:p>
          </table:table-cell>
          <table:table-cell office:value-type="float" office:value="-0.73899999999999999" table:style-name="ce10">
            <text:p>-0.739</text:p>
          </table:table-cell>
          <table:table-cell office:value-type="float" office:value="-0.67900000000000005" table:style-name="ce10">
            <text:p>-0.679</text:p>
          </table:table-cell>
          <table:table-cell office:value-type="float" office:value="-0.59899999999999998" table:style-name="ce10">
            <text:p>-0.599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2.3119999999999998" table:style-name="ce10">
            <text:p>2.312</text:p>
          </table:table-cell>
          <table:table-cell office:value-type="float" office:value="2.145" table:style-name="ce10">
            <text:p>2.145</text:p>
          </table:table-cell>
          <table:table-cell office:value-type="float" office:value="2.052" table:style-name="ce10">
            <text:p>2.052</text:p>
          </table:table-cell>
          <table:table-cell office:value-type="float" office:value="2.0049999999999999" table:style-name="ce10">
            <text:p>2.005</text:p>
          </table:table-cell>
          <table:table-cell office:value-type="float" office:value="2.0009999999999999" table:style-name="ce10">
            <text:p>2.001</text:p>
          </table:table-cell>
          <table:table-cell office:value-type="float" office:value="2.0310000000000001" table:style-name="ce10">
            <text:p>2.031</text:p>
          </table:table-cell>
          <table:table-cell office:value-type="float" office:value="2.1890000000000001" table:style-name="ce10">
            <text:p>2.189</text:p>
          </table:table-cell>
          <table:table-cell office:value-type="float" office:value="2.516" table:style-name="ce10">
            <text:p>2.516</text:p>
          </table:table-cell>
          <table:table-cell office:value-type="float" office:value="2.8889999999999998" table:style-name="ce10">
            <text:p>2.889</text:p>
          </table:table-cell>
          <table:table-cell office:value-type="float" office:value="3.06" table:style-name="ce10">
            <text:p>3.06</text:p>
          </table:table-cell>
          <table:table-cell office:value-type="float" office:value="3.0659999999999998" table:style-name="ce10">
            <text:p>3.066</text:p>
          </table:table-cell>
          <table:table-cell office:value-type="float" office:value="3.0819999999999999" table:style-name="ce10">
            <text:p>3.082</text:p>
          </table:table-cell>
          <table:table-cell office:value-type="float" office:value="2.9980000000000002" table:style-name="ce10">
            <text:p>2.998</text:p>
          </table:table-cell>
          <table:table-cell office:value-type="float" office:value="2.94" table:style-name="ce10">
            <text:p>2.94</text:p>
          </table:table-cell>
          <table:table-cell office:value-type="float" office:value="2.9769999999999999" table:style-name="ce10">
            <text:p>2.977</text:p>
          </table:table-cell>
          <table:table-cell office:value-type="float" office:value="2.96" table:style-name="ce10">
            <text:p>2.96</text:p>
          </table:table-cell>
          <table:table-cell office:value-type="float" office:value="2.9780000000000002" table:style-name="ce10">
            <text:p>2.978</text:p>
          </table:table-cell>
          <table:table-cell office:value-type="float" office:value="3.0569999999999999" table:style-name="ce10">
            <text:p>3.057</text:p>
          </table:table-cell>
          <table:table-cell office:value-type="float" office:value="3.2959999999999998" table:style-name="ce10">
            <text:p>3.296</text:p>
          </table:table-cell>
          <table:table-cell office:value-type="float" office:value="3.387" table:style-name="ce10">
            <text:p>3.387</text:p>
          </table:table-cell>
          <table:table-cell office:value-type="float" office:value="3.3769999999999998" table:style-name="ce10">
            <text:p>3.377</text:p>
          </table:table-cell>
          <table:table-cell office:value-type="float" office:value="3.2330000000000001" table:style-name="ce10">
            <text:p>3.233</text:p>
          </table:table-cell>
          <table:table-cell office:value-type="float" office:value="2.9729999999999999" table:style-name="ce10">
            <text:p>2.973</text:p>
          </table:table-cell>
          <table:table-cell office:value-type="float" office:value="2.6190000000000002" table:style-name="ce10">
            <text:p>2.619</text:p>
          </table:table-cell>
          <table:table-cell table:number-columns-repeated="1635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8.2609999999999992" table:style-name="ce10">
            <text:p>8.261</text:p>
          </table:table-cell>
          <table:table-cell office:value-type="float" office:value="7.6619999999999999" table:style-name="ce10">
            <text:p>7.662</text:p>
          </table:table-cell>
          <table:table-cell office:value-type="float" office:value="7.3310000000000004" table:style-name="ce10">
            <text:p>7.331</text:p>
          </table:table-cell>
          <table:table-cell office:value-type="float" office:value="7.1619999999999999" table:style-name="ce10">
            <text:p>7.162</text:p>
          </table:table-cell>
          <table:table-cell office:value-type="float" office:value="7.1479999999999997" table:style-name="ce10">
            <text:p>7.148</text:p>
          </table:table-cell>
          <table:table-cell office:value-type="float" office:value="7.258" table:style-name="ce10">
            <text:p>7.258</text:p>
          </table:table-cell>
          <table:table-cell office:value-type="float" office:value="7.8220000000000001" table:style-name="ce10">
            <text:p>7.822</text:p>
          </table:table-cell>
          <table:table-cell office:value-type="float" office:value="8.9870000000000001" table:style-name="ce10">
            <text:p>8.987</text:p>
          </table:table-cell>
          <table:table-cell office:value-type="float" office:value="10.321999999999999" table:style-name="ce10">
            <text:p>10.322</text:p>
          </table:table-cell>
          <table:table-cell office:value-type="float" office:value="10.930999999999999" table:style-name="ce10">
            <text:p>10.931</text:p>
          </table:table-cell>
          <table:table-cell office:value-type="float" office:value="10.952999999999999" table:style-name="ce10">
            <text:p>10.953</text:p>
          </table:table-cell>
          <table:table-cell office:value-type="float" office:value="11.010999999999999" table:style-name="ce10">
            <text:p>11.011</text:p>
          </table:table-cell>
          <table:table-cell office:value-type="float" office:value="10.711" table:style-name="ce10">
            <text:p>10.711</text:p>
          </table:table-cell>
          <table:table-cell office:value-type="float" office:value="10.505000000000001" table:style-name="ce10">
            <text:p>10.505</text:p>
          </table:table-cell>
          <table:table-cell office:value-type="float" office:value="10.635" table:style-name="ce10">
            <text:p>10.635</text:p>
          </table:table-cell>
          <table:table-cell office:value-type="float" office:value="10.576000000000001" table:style-name="ce10">
            <text:p>10.576</text:p>
          </table:table-cell>
          <table:table-cell office:value-type="float" office:value="10.64" table:style-name="ce10">
            <text:p>10.64</text:p>
          </table:table-cell>
          <table:table-cell office:value-type="float" office:value="10.923" table:style-name="ce10">
            <text:p>10.923</text:p>
          </table:table-cell>
          <table:table-cell office:value-type="float" office:value="11.775" table:style-name="ce10">
            <text:p>11.775</text:p>
          </table:table-cell>
          <table:table-cell office:value-type="float" office:value="12.099" table:style-name="ce10">
            <text:p>12.099</text:p>
          </table:table-cell>
          <table:table-cell office:value-type="float" office:value="12.066000000000001" table:style-name="ce10">
            <text:p>12.066</text:p>
          </table:table-cell>
          <table:table-cell office:value-type="float" office:value="11.551" table:style-name="ce10">
            <text:p>11.551</text:p>
          </table:table-cell>
          <table:table-cell office:value-type="float" office:value="10.621" table:style-name="ce10">
            <text:p>10.621</text:p>
          </table:table-cell>
          <table:table-cell office:value-type="float" office:value="9.3580000000000005" table:style-name="ce10">
            <text:p>9.358</text:p>
          </table:table-cell>
          <table:table-cell table:number-columns-repeated="1635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6.1740000000000004" table:style-name="ce10">
            <text:p>6.174</text:p>
          </table:table-cell>
          <table:table-cell office:value-type="float" office:value="6.1769999999999996" table:style-name="ce10">
            <text:p>6.177</text:p>
          </table:table-cell>
          <table:table-cell office:value-type="float" office:value="6.17" table:style-name="ce10">
            <text:p>6.17</text:p>
          </table:table-cell>
          <table:table-cell office:value-type="float" office:value="6.1760000000000002" table:style-name="ce10">
            <text:p>6.176</text:p>
          </table:table-cell>
          <table:table-cell office:value-type="float" office:value="6.1820000000000004" table:style-name="ce10">
            <text:p>6.182</text:p>
          </table:table-cell>
          <table:table-cell office:value-type="float" office:value="6.1879999999999997" table:style-name="ce10">
            <text:p>6.188</text:p>
          </table:table-cell>
          <table:table-cell office:value-type="float" office:value="6.1779999999999999" table:style-name="ce10">
            <text:p>6.178</text:p>
          </table:table-cell>
          <table:table-cell office:value-type="float" office:value="6.1470000000000002" table:style-name="ce10">
            <text:p>6.147</text:p>
          </table:table-cell>
          <table:table-cell office:value-type="float" office:value="0.33" table:style-name="ce10">
            <text:p>0.33</text:p>
          </table:table-cell>
          <table:table-cell office:value-type="float" office:value="0.35" table:style-name="ce10">
            <text:p>0.35</text:p>
          </table:table-cell>
          <table:table-cell office:value-type="float" office:value="0.35" table:style-name="ce10">
            <text:p>0.35</text:p>
          </table:table-cell>
          <table:table-cell office:value-type="float" office:value="0.35199999999999998" table:style-name="ce10">
            <text:p>0.352</text:p>
          </table:table-cell>
          <table:table-cell office:value-type="float" office:value="0.34300000000000003" table:style-name="ce10">
            <text:p>0.343</text:p>
          </table:table-cell>
          <table:table-cell office:value-type="float" office:value="0.33600000000000002" table:style-name="ce10">
            <text:p>0.336</text:p>
          </table:table-cell>
          <table:table-cell office:value-type="float" office:value="0.34" table:style-name="ce10">
            <text:p>0.34</text:p>
          </table:table-cell>
          <table:table-cell office:value-type="float" office:value="0.33800000000000002" table:style-name="ce10">
            <text:p>0.338</text:p>
          </table:table-cell>
          <table:table-cell office:value-type="float" office:value="0.34" table:style-name="ce10">
            <text:p>0.34</text:p>
          </table:table-cell>
          <table:table-cell office:value-type="float" office:value="0.34899999999999998" table:style-name="ce10">
            <text:p>0.349</text:p>
          </table:table-cell>
          <table:table-cell office:value-type="float" office:value="0.377" table:style-name="ce10">
            <text:p>0.377</text:p>
          </table:table-cell>
          <table:table-cell office:value-type="float" office:value="0.38700000000000001" table:style-name="ce10">
            <text:p>0.387</text:p>
          </table:table-cell>
          <table:table-cell office:value-type="float" office:value="0.38600000000000001" table:style-name="ce10">
            <text:p>0.386</text:p>
          </table:table-cell>
          <table:table-cell office:value-type="float" office:value="0.36899999999999999" table:style-name="ce10">
            <text:p>0.369</text:p>
          </table:table-cell>
          <table:table-cell office:value-type="float" office:value="6.1349999999999998" table:style-name="ce10">
            <text:p>6.135</text:p>
          </table:table-cell>
          <table:table-cell office:value-type="float" office:value="6.1440000000000001" table:style-name="ce10">
            <text:p>6.144</text:p>
          </table:table-cell>
          <table:table-cell table:number-columns-repeated="1635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-0.33" table:style-name="ce10">
            <text:p>-0.33</text:p>
          </table:table-cell>
          <table:table-cell office:value-type="float" office:value="-0.30599999999999999" table:style-name="ce10">
            <text:p>-0.306</text:p>
          </table:table-cell>
          <table:table-cell office:value-type="float" office:value="-0.29299999999999998" table:style-name="ce10">
            <text:p>-0.293</text:p>
          </table:table-cell>
          <table:table-cell office:value-type="float" office:value="-0.28599999999999998" table:style-name="ce10">
            <text:p>-0.286</text:p>
          </table:table-cell>
          <table:table-cell office:value-type="float" office:value="-0.28599999999999998" table:style-name="ce10">
            <text:p>-0.286</text:p>
          </table:table-cell>
          <table:table-cell office:value-type="float" office:value="-0.28999999999999998" table:style-name="ce10">
            <text:p>-0.29</text:p>
          </table:table-cell>
          <table:table-cell office:value-type="float" office:value="-0.313" table:style-name="ce10">
            <text:p>-0.313</text:p>
          </table:table-cell>
          <table:table-cell office:value-type="float" office:value="-0.35899999999999999" table:style-name="ce10">
            <text:p>-0.359</text:p>
          </table:table-cell>
          <table:table-cell office:value-type="float" office:value="-0.41299999999999998" table:style-name="ce10">
            <text:p>-0.413</text:p>
          </table:table-cell>
          <table:table-cell office:value-type="float" office:value="-0.437" table:style-name="ce10">
            <text:p>-0.437</text:p>
          </table:table-cell>
          <table:table-cell office:value-type="float" office:value="-0.438" table:style-name="ce10">
            <text:p>-0.438</text:p>
          </table:table-cell>
          <table:table-cell office:value-type="float" office:value="-0.44" table:style-name="ce10">
            <text:p>-0.44</text:p>
          </table:table-cell>
          <table:table-cell office:value-type="float" office:value="-0.42799999999999999" table:style-name="ce10">
            <text:p>-0.428</text:p>
          </table:table-cell>
          <table:table-cell office:value-type="float" office:value="-0.42" table:style-name="ce10">
            <text:p>-0.42</text:p>
          </table:table-cell>
          <table:table-cell office:value-type="float" office:value="-0.42499999999999999" table:style-name="ce10">
            <text:p>-0.425</text:p>
          </table:table-cell>
          <table:table-cell office:value-type="float" office:value="-0.42299999999999999" table:style-name="ce10">
            <text:p>-0.423</text:p>
          </table:table-cell>
          <table:table-cell office:value-type="float" office:value="-0.42499999999999999" table:style-name="ce10">
            <text:p>-0.425</text:p>
          </table:table-cell>
          <table:table-cell office:value-type="float" office:value="-0.437" table:style-name="ce10">
            <text:p>-0.437</text:p>
          </table:table-cell>
          <table:table-cell office:value-type="float" office:value="-0.47099999999999997" table:style-name="ce10">
            <text:p>-0.471</text:p>
          </table:table-cell>
          <table:table-cell office:value-type="float" office:value="-0.48399999999999999" table:style-name="ce10">
            <text:p>-0.484</text:p>
          </table:table-cell>
          <table:table-cell office:value-type="float" office:value="-0.48199999999999998" table:style-name="ce10">
            <text:p>-0.482</text:p>
          </table:table-cell>
          <table:table-cell office:value-type="float" office:value="-0.46200000000000002" table:style-name="ce10">
            <text:p>-0.462</text:p>
          </table:table-cell>
          <table:table-cell office:value-type="float" office:value="-0.42499999999999999" table:style-name="ce10">
            <text:p>-0.425</text:p>
          </table:table-cell>
          <table:table-cell office:value-type="float" office:value="-0.374" table:style-name="ce10">
            <text:p>-0.374</text:p>
          </table:table-cell>
          <table:table-cell table:number-columns-repeated="1635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-0.26400000000000001" table:style-name="ce10">
            <text:p>-0.264</text:p>
          </table:table-cell>
          <table:table-cell office:value-type="float" office:value="-0.245" table:style-name="ce10">
            <text:p>-0.245</text:p>
          </table:table-cell>
          <table:table-cell office:value-type="float" office:value="-0.23400000000000001" table:style-name="ce10">
            <text:p>-0.234</text:p>
          </table:table-cell>
          <table:table-cell office:value-type="float" office:value="-0.22900000000000001" table:style-name="ce10">
            <text:p>-0.229</text:p>
          </table:table-cell>
          <table:table-cell office:value-type="float" office:value="-0.22900000000000001" table:style-name="ce10">
            <text:p>-0.229</text:p>
          </table:table-cell>
          <table:table-cell office:value-type="float" office:value="-0.23200000000000001" table:style-name="ce10">
            <text:p>-0.232</text:p>
          </table:table-cell>
          <table:table-cell office:value-type="float" office:value="-0.25" table:style-name="ce10">
            <text:p>-0.25</text:p>
          </table:table-cell>
          <table:table-cell office:value-type="float" office:value="-0.28699999999999998" table:style-name="ce10">
            <text:p>-0.287</text:p>
          </table:table-cell>
          <table:table-cell office:value-type="float" office:value="-0.33" table:style-name="ce10">
            <text:p>-0.33</text:p>
          </table:table-cell>
          <table:table-cell office:value-type="float" office:value="-0.35" table:style-name="ce10">
            <text:p>-0.35</text:p>
          </table:table-cell>
          <table:table-cell office:value-type="float" office:value="-0.35" table:style-name="ce10">
            <text:p>-0.35</text:p>
          </table:table-cell>
          <table:table-cell office:value-type="float" office:value="-0.35199999999999998" table:style-name="ce10">
            <text:p>-0.352</text:p>
          </table:table-cell>
          <table:table-cell office:value-type="float" office:value="-0.34300000000000003" table:style-name="ce10">
            <text:p>-0.343</text:p>
          </table:table-cell>
          <table:table-cell office:value-type="float" office:value="-0.33600000000000002" table:style-name="ce10">
            <text:p>-0.336</text:p>
          </table:table-cell>
          <table:table-cell office:value-type="float" office:value="-0.34" table:style-name="ce10">
            <text:p>-0.34</text:p>
          </table:table-cell>
          <table:table-cell office:value-type="float" office:value="-0.33800000000000002" table:style-name="ce10">
            <text:p>-0.338</text:p>
          </table:table-cell>
          <table:table-cell office:value-type="float" office:value="-0.34" table:style-name="ce10">
            <text:p>-0.34</text:p>
          </table:table-cell>
          <table:table-cell office:value-type="float" office:value="-0.34899999999999998" table:style-name="ce10">
            <text:p>-0.349</text:p>
          </table:table-cell>
          <table:table-cell office:value-type="float" office:value="-0.377" table:style-name="ce10">
            <text:p>-0.377</text:p>
          </table:table-cell>
          <table:table-cell office:value-type="float" office:value="-0.38700000000000001" table:style-name="ce10">
            <text:p>-0.387</text:p>
          </table:table-cell>
          <table:table-cell office:value-type="float" office:value="-0.38600000000000001" table:style-name="ce10">
            <text:p>-0.386</text:p>
          </table:table-cell>
          <table:table-cell office:value-type="float" office:value="-0.36899999999999999" table:style-name="ce10">
            <text:p>-0.369</text:p>
          </table:table-cell>
          <table:table-cell office:value-type="float" office:value="-0.34" table:style-name="ce10">
            <text:p>-0.34</text:p>
          </table:table-cell>
          <table:table-cell office:value-type="float" office:value="-0.29899999999999999" table:style-name="ce10">
            <text:p>-0.299</text:p>
          </table:table-cell>
          <table:table-cell table:number-columns-repeated="1635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-0.33" table:style-name="ce10">
            <text:p>-0.33</text:p>
          </table:table-cell>
          <table:table-cell office:value-type="float" office:value="-0.30599999999999999" table:style-name="ce10">
            <text:p>-0.306</text:p>
          </table:table-cell>
          <table:table-cell office:value-type="float" office:value="-0.29299999999999998" table:style-name="ce10">
            <text:p>-0.293</text:p>
          </table:table-cell>
          <table:table-cell office:value-type="float" office:value="-0.28599999999999998" table:style-name="ce10">
            <text:p>-0.286</text:p>
          </table:table-cell>
          <table:table-cell office:value-type="float" office:value="-0.28599999999999998" table:style-name="ce10">
            <text:p>-0.286</text:p>
          </table:table-cell>
          <table:table-cell office:value-type="float" office:value="-0.28999999999999998" table:style-name="ce10">
            <text:p>-0.29</text:p>
          </table:table-cell>
          <table:table-cell office:value-type="float" office:value="-0.313" table:style-name="ce10">
            <text:p>-0.313</text:p>
          </table:table-cell>
          <table:table-cell office:value-type="float" office:value="-0.35899999999999999" table:style-name="ce10">
            <text:p>-0.359</text:p>
          </table:table-cell>
          <table:table-cell office:value-type="float" office:value="-0.41299999999999998" table:style-name="ce10">
            <text:p>-0.413</text:p>
          </table:table-cell>
          <table:table-cell office:value-type="float" office:value="-0.437" table:style-name="ce10">
            <text:p>-0.437</text:p>
          </table:table-cell>
          <table:table-cell office:value-type="float" office:value="-0.438" table:style-name="ce10">
            <text:p>-0.438</text:p>
          </table:table-cell>
          <table:table-cell office:value-type="float" office:value="-0.44" table:style-name="ce10">
            <text:p>-0.44</text:p>
          </table:table-cell>
          <table:table-cell office:value-type="float" office:value="-0.42799999999999999" table:style-name="ce10">
            <text:p>-0.428</text:p>
          </table:table-cell>
          <table:table-cell office:value-type="float" office:value="-0.42" table:style-name="ce10">
            <text:p>-0.42</text:p>
          </table:table-cell>
          <table:table-cell office:value-type="float" office:value="-0.42499999999999999" table:style-name="ce10">
            <text:p>-0.425</text:p>
          </table:table-cell>
          <table:table-cell office:value-type="float" office:value="-0.42299999999999999" table:style-name="ce10">
            <text:p>-0.423</text:p>
          </table:table-cell>
          <table:table-cell office:value-type="float" office:value="-0.42499999999999999" table:style-name="ce10">
            <text:p>-0.425</text:p>
          </table:table-cell>
          <table:table-cell office:value-type="float" office:value="-0.437" table:style-name="ce10">
            <text:p>-0.437</text:p>
          </table:table-cell>
          <table:table-cell office:value-type="float" office:value="-0.47099999999999997" table:style-name="ce10">
            <text:p>-0.471</text:p>
          </table:table-cell>
          <table:table-cell office:value-type="float" office:value="-0.48399999999999999" table:style-name="ce10">
            <text:p>-0.484</text:p>
          </table:table-cell>
          <table:table-cell office:value-type="float" office:value="-0.48199999999999998" table:style-name="ce10">
            <text:p>-0.482</text:p>
          </table:table-cell>
          <table:table-cell office:value-type="float" office:value="-0.46200000000000002" table:style-name="ce10">
            <text:p>-0.462</text:p>
          </table:table-cell>
          <table:table-cell office:value-type="float" office:value="-0.42499999999999999" table:style-name="ce10">
            <text:p>-0.425</text:p>
          </table:table-cell>
          <table:table-cell office:value-type="float" office:value="-0.374" table:style-name="ce10">
            <text:p>-0.374</text:p>
          </table:table-cell>
          <table:table-cell table:number-columns-repeated="1635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22.989000000000001" table:style-name="ce10">
            <text:p>22.989</text:p>
          </table:table-cell>
          <table:table-cell office:value-type="float" office:value="21.321000000000002" table:style-name="ce10">
            <text:p>21.321</text:p>
          </table:table-cell>
          <table:table-cell office:value-type="float" office:value="20.399000000000001" table:style-name="ce10">
            <text:p>20.399</text:p>
          </table:table-cell>
          <table:table-cell office:value-type="float" office:value="19.93" table:style-name="ce10">
            <text:p>19.93</text:p>
          </table:table-cell>
          <table:table-cell office:value-type="float" office:value="19.89" table:style-name="ce10">
            <text:p>19.89</text:p>
          </table:table-cell>
          <table:table-cell office:value-type="float" office:value="20.196000000000002" table:style-name="ce10">
            <text:p>20.196</text:p>
          </table:table-cell>
          <table:table-cell office:value-type="float" office:value="21.765000000000001" table:style-name="ce10">
            <text:p>21.765</text:p>
          </table:table-cell>
          <table:table-cell office:value-type="float" office:value="25.009" table:style-name="ce10">
            <text:p>25.009</text:p>
          </table:table-cell>
          <table:table-cell office:value-type="float" office:value="28.722999999999999" table:style-name="ce10">
            <text:p>28.723</text:p>
          </table:table-cell>
          <table:table-cell office:value-type="float" office:value="30.417000000000002" table:style-name="ce10">
            <text:p>30.417</text:p>
          </table:table-cell>
          <table:table-cell office:value-type="float" office:value="30.478999999999999" table:style-name="ce10">
            <text:p>30.479</text:p>
          </table:table-cell>
          <table:table-cell office:value-type="float" office:value="30.640999999999998" table:style-name="ce10">
            <text:p>30.641</text:p>
          </table:table-cell>
          <table:table-cell office:value-type="float" office:value="29.805" table:style-name="ce10">
            <text:p>29.805</text:p>
          </table:table-cell>
          <table:table-cell office:value-type="float" office:value="29.233000000000001" table:style-name="ce10">
            <text:p>29.233</text:p>
          </table:table-cell>
          <table:table-cell office:value-type="float" office:value="29.593" table:style-name="ce10">
            <text:p>29.593</text:p>
          </table:table-cell>
          <table:table-cell office:value-type="float" office:value="29.431000000000001" table:style-name="ce10">
            <text:p>29.431</text:p>
          </table:table-cell>
          <table:table-cell office:value-type="float" office:value="29.609000000000002" table:style-name="ce10">
            <text:p>29.609</text:p>
          </table:table-cell>
          <table:table-cell office:value-type="float" office:value="30.396000000000001" table:style-name="ce10">
            <text:p>30.396</text:p>
          </table:table-cell>
          <table:table-cell office:value-type="float" office:value="32.767000000000003" table:style-name="ce10">
            <text:p>32.767</text:p>
          </table:table-cell>
          <table:table-cell office:value-type="float" office:value="33.667999999999999" table:style-name="ce10">
            <text:p>33.668</text:p>
          </table:table-cell>
          <table:table-cell office:value-type="float" office:value="33.576999999999998" table:style-name="ce10">
            <text:p>33.577</text:p>
          </table:table-cell>
          <table:table-cell office:value-type="float" office:value="32.143999999999998" table:style-name="ce10">
            <text:p>32.144</text:p>
          </table:table-cell>
          <table:table-cell office:value-type="float" office:value="29.553999999999998" table:style-name="ce10">
            <text:p>29.554</text:p>
          </table:table-cell>
          <table:table-cell office:value-type="float" office:value="26.042000000000002" table:style-name="ce10">
            <text:p>26.042</text:p>
          </table:table-cell>
          <table:table-cell table:number-columns-repeated="1635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-0.26400000000000001" table:style-name="ce10">
            <text:p>-0.264</text:p>
          </table:table-cell>
          <table:table-cell office:value-type="float" office:value="-0.245" table:style-name="ce10">
            <text:p>-0.245</text:p>
          </table:table-cell>
          <table:table-cell office:value-type="float" office:value="-0.23400000000000001" table:style-name="ce10">
            <text:p>-0.234</text:p>
          </table:table-cell>
          <table:table-cell office:value-type="float" office:value="-0.22900000000000001" table:style-name="ce10">
            <text:p>-0.229</text:p>
          </table:table-cell>
          <table:table-cell office:value-type="float" office:value="-0.22900000000000001" table:style-name="ce10">
            <text:p>-0.229</text:p>
          </table:table-cell>
          <table:table-cell office:value-type="float" office:value="-0.23200000000000001" table:style-name="ce10">
            <text:p>-0.232</text:p>
          </table:table-cell>
          <table:table-cell office:value-type="float" office:value="-0.25" table:style-name="ce10">
            <text:p>-0.25</text:p>
          </table:table-cell>
          <table:table-cell office:value-type="float" office:value="-0.28699999999999998" table:style-name="ce10">
            <text:p>-0.287</text:p>
          </table:table-cell>
          <table:table-cell office:value-type="float" office:value="-0.33" table:style-name="ce10">
            <text:p>-0.33</text:p>
          </table:table-cell>
          <table:table-cell office:value-type="float" office:value="-0.35" table:style-name="ce10">
            <text:p>-0.35</text:p>
          </table:table-cell>
          <table:table-cell office:value-type="float" office:value="-0.35" table:style-name="ce10">
            <text:p>-0.35</text:p>
          </table:table-cell>
          <table:table-cell office:value-type="float" office:value="-0.35199999999999998" table:style-name="ce10">
            <text:p>-0.352</text:p>
          </table:table-cell>
          <table:table-cell office:value-type="float" office:value="-0.34300000000000003" table:style-name="ce10">
            <text:p>-0.343</text:p>
          </table:table-cell>
          <table:table-cell office:value-type="float" office:value="-0.33600000000000002" table:style-name="ce10">
            <text:p>-0.336</text:p>
          </table:table-cell>
          <table:table-cell office:value-type="float" office:value="-0.34" table:style-name="ce10">
            <text:p>-0.34</text:p>
          </table:table-cell>
          <table:table-cell office:value-type="float" office:value="-0.33800000000000002" table:style-name="ce10">
            <text:p>-0.338</text:p>
          </table:table-cell>
          <table:table-cell office:value-type="float" office:value="-0.34" table:style-name="ce10">
            <text:p>-0.34</text:p>
          </table:table-cell>
          <table:table-cell office:value-type="float" office:value="-0.34899999999999998" table:style-name="ce10">
            <text:p>-0.349</text:p>
          </table:table-cell>
          <table:table-cell office:value-type="float" office:value="-0.377" table:style-name="ce10">
            <text:p>-0.377</text:p>
          </table:table-cell>
          <table:table-cell office:value-type="float" office:value="-0.38700000000000001" table:style-name="ce10">
            <text:p>-0.387</text:p>
          </table:table-cell>
          <table:table-cell office:value-type="float" office:value="-0.38600000000000001" table:style-name="ce10">
            <text:p>-0.386</text:p>
          </table:table-cell>
          <table:table-cell office:value-type="float" office:value="-0.36899999999999999" table:style-name="ce10">
            <text:p>-0.369</text:p>
          </table:table-cell>
          <table:table-cell office:value-type="float" office:value="-0.34" table:style-name="ce10">
            <text:p>-0.34</text:p>
          </table:table-cell>
          <table:table-cell office:value-type="float" office:value="-0.29899999999999999" table:style-name="ce10">
            <text:p>-0.299</text:p>
          </table:table-cell>
          <table:table-cell table:number-columns-repeated="16359"/>
        </table:table-row>
        <table:table-row table:number-rows-repeated="1048492" table:style-name="ro1">
          <table:table-cell table:number-columns-repeated="16384"/>
        </table:table-row>
      </table:table>
      <table:table table:name="Q_Profiles_Load_SU" table:style-name="ta2">
        <table:table-column table:style-name="co1" table:number-columns-repeated="16384" table:default-cell-style-name="ce1"/>
        <table:table-row table:style-name="ro1">
          <table:table-cell office:value-type="string" table:style-name="ce6">
            <text:p>Bus</text:p>
          </table:table-cell>
          <table:table-cell office:value-type="string" table:style-name="ce6">
            <text:p>t1</text:p>
          </table:table-cell>
          <table:table-cell office:value-type="string" table:style-name="ce6">
            <text:p>t2</text:p>
          </table:table-cell>
          <table:table-cell office:value-type="string" table:style-name="ce6">
            <text:p>t3</text:p>
          </table:table-cell>
          <table:table-cell office:value-type="string" table:style-name="ce6">
            <text:p>t4</text:p>
          </table:table-cell>
          <table:table-cell office:value-type="string" table:style-name="ce6">
            <text:p>t5</text:p>
          </table:table-cell>
          <table:table-cell office:value-type="string" table:style-name="ce6">
            <text:p>t6</text:p>
          </table:table-cell>
          <table:table-cell office:value-type="string" table:style-name="ce6">
            <text:p>t7</text:p>
          </table:table-cell>
          <table:table-cell office:value-type="string" table:style-name="ce6">
            <text:p>t8</text:p>
          </table:table-cell>
          <table:table-cell office:value-type="string" table:style-name="ce6">
            <text:p>t9</text:p>
          </table:table-cell>
          <table:table-cell office:value-type="string" table:style-name="ce6">
            <text:p>t10</text:p>
          </table:table-cell>
          <table:table-cell office:value-type="string" table:style-name="ce6">
            <text:p>t11</text:p>
          </table:table-cell>
          <table:table-cell office:value-type="string" table:style-name="ce6">
            <text:p>t12</text:p>
          </table:table-cell>
          <table:table-cell office:value-type="string" table:style-name="ce6">
            <text:p>t13</text:p>
          </table:table-cell>
          <table:table-cell office:value-type="string" table:style-name="ce6">
            <text:p>t14</text:p>
          </table:table-cell>
          <table:table-cell office:value-type="string" table:style-name="ce6">
            <text:p>t15</text:p>
          </table:table-cell>
          <table:table-cell office:value-type="string" table:style-name="ce6">
            <text:p>t16</text:p>
          </table:table-cell>
          <table:table-cell office:value-type="string" table:style-name="ce6">
            <text:p>t17</text:p>
          </table:table-cell>
          <table:table-cell office:value-type="string" table:style-name="ce6">
            <text:p>t18</text:p>
          </table:table-cell>
          <table:table-cell office:value-type="string" table:style-name="ce6">
            <text:p>t19</text:p>
          </table:table-cell>
          <table:table-cell office:value-type="string" table:style-name="ce6">
            <text:p>t20</text:p>
          </table:table-cell>
          <table:table-cell office:value-type="string" table:style-name="ce6">
            <text:p>t21</text:p>
          </table:table-cell>
          <table:table-cell office:value-type="string" table:style-name="ce6">
            <text:p>t22</text:p>
          </table:table-cell>
          <table:table-cell office:value-type="string" table:style-name="ce6">
            <text:p>t23</text:p>
          </table:table-cell>
          <table:table-cell office:value-type="string" table:style-name="ce6">
            <text:p>t24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.17599999999999999" table:style-name="ce8">
            <text:p>0.176</text:p>
          </table:table-cell>
          <table:table-cell office:value-type="float" office:value="0.186" table:style-name="ce8">
            <text:p>0.186</text:p>
          </table:table-cell>
          <table:table-cell office:value-type="float" office:value="0.192" table:style-name="ce8">
            <text:p>0.192</text:p>
          </table:table-cell>
          <table:table-cell office:value-type="float" office:value="0.19700000000000001" table:style-name="ce8">
            <text:p>0.197</text:p>
          </table:table-cell>
          <table:table-cell office:value-type="float" office:value="0.19400000000000001" table:style-name="ce8">
            <text:p>0.194</text:p>
          </table:table-cell>
          <table:table-cell office:value-type="float" office:value="0.19400000000000001" table:style-name="ce8">
            <text:p>0.194</text:p>
          </table:table-cell>
          <table:table-cell office:value-type="float" office:value="0.2" table:style-name="ce8">
            <text:p>0.2</text:p>
          </table:table-cell>
          <table:table-cell office:value-type="float" office:value="0.20300000000000001" table:style-name="ce8">
            <text:p>0.203</text:p>
          </table:table-cell>
          <table:table-cell office:value-type="float" office:value="0.20200000000000001" table:style-name="ce8">
            <text:p>0.202</text:p>
          </table:table-cell>
          <table:table-cell office:value-type="float" office:value="0.19800000000000001" table:style-name="ce8">
            <text:p>0.198</text:p>
          </table:table-cell>
          <table:table-cell office:value-type="float" office:value="0.193" table:style-name="ce8">
            <text:p>0.193</text:p>
          </table:table-cell>
          <table:table-cell office:value-type="float" office:value="0.193" table:style-name="ce8">
            <text:p>0.193</text:p>
          </table:table-cell>
          <table:table-cell office:value-type="float" office:value="0.189" table:style-name="ce8">
            <text:p>0.189</text:p>
          </table:table-cell>
          <table:table-cell office:value-type="float" office:value="0.192" table:style-name="ce8">
            <text:p>0.19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.2290000000000001" table:style-name="ce8">
            <text:p>1.229</text:p>
          </table:table-cell>
          <table:table-cell office:value-type="float" office:value="1.304" table:style-name="ce8">
            <text:p>1.304</text:p>
          </table:table-cell>
          <table:table-cell office:value-type="float" office:value="1.341" table:style-name="ce8">
            <text:p>1.341</text:p>
          </table:table-cell>
          <table:table-cell office:value-type="float" office:value="1.381" table:style-name="ce8">
            <text:p>1.381</text:p>
          </table:table-cell>
          <table:table-cell office:value-type="float" office:value="1.36" table:style-name="ce8">
            <text:p>1.36</text:p>
          </table:table-cell>
          <table:table-cell office:value-type="float" office:value="1.3580000000000001" table:style-name="ce8">
            <text:p>1.358</text:p>
          </table:table-cell>
          <table:table-cell office:value-type="float" office:value="1.399" table:style-name="ce8">
            <text:p>1.399</text:p>
          </table:table-cell>
          <table:table-cell office:value-type="float" office:value="1.4179999999999999" table:style-name="ce8">
            <text:p>1.418</text:p>
          </table:table-cell>
          <table:table-cell office:value-type="float" office:value="1.415" table:style-name="ce8">
            <text:p>1.415</text:p>
          </table:table-cell>
          <table:table-cell office:value-type="float" office:value="1.3879999999999999" table:style-name="ce8">
            <text:p>1.388</text:p>
          </table:table-cell>
          <table:table-cell office:value-type="float" office:value="1.351" table:style-name="ce8">
            <text:p>1.351</text:p>
          </table:table-cell>
          <table:table-cell office:value-type="float" office:value="1.35" table:style-name="ce8">
            <text:p>1.35</text:p>
          </table:table-cell>
          <table:table-cell office:value-type="float" office:value="1.3240000000000001" table:style-name="ce8">
            <text:p>1.324</text:p>
          </table:table-cell>
          <table:table-cell office:value-type="float" office:value="1.341" table:style-name="ce8">
            <text:p>1.34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0.159" table:style-name="ce8">
            <text:p>-0.159</text:p>
          </table:table-cell>
          <table:table-cell office:value-type="float" office:value="-0.152" table:style-name="ce8">
            <text:p>-0.152</text:p>
          </table:table-cell>
          <table:table-cell office:value-type="float" office:value="-0.14699999999999999" table:style-name="ce8">
            <text:p>-0.147</text:p>
          </table:table-cell>
          <table:table-cell office:value-type="float" office:value="-0.14399999999999999" table:style-name="ce8">
            <text:p>-0.144</text:p>
          </table:table-cell>
          <table:table-cell office:value-type="float" office:value="-0.14299999999999999" table:style-name="ce8">
            <text:p>-0.143</text:p>
          </table:table-cell>
          <table:table-cell office:value-type="float" office:value="-0.14299999999999999" table:style-name="ce8">
            <text:p>-0.143</text:p>
          </table:table-cell>
          <table:table-cell office:value-type="float" office:value="-0.14599999999999999" table:style-name="ce8">
            <text:p>-0.146</text:p>
          </table:table-cell>
          <table:table-cell office:value-type="float" office:value="-0.16200000000000001" table:style-name="ce8">
            <text:p>-0.162</text:p>
          </table:table-cell>
          <table:table-cell office:value-type="float" office:value="0.17599999999999999" table:style-name="ce8">
            <text:p>0.176</text:p>
          </table:table-cell>
          <table:table-cell office:value-type="float" office:value="0.186" table:style-name="ce8">
            <text:p>0.186</text:p>
          </table:table-cell>
          <table:table-cell office:value-type="float" office:value="0.192" table:style-name="ce8">
            <text:p>0.192</text:p>
          </table:table-cell>
          <table:table-cell office:value-type="float" office:value="0.19700000000000001" table:style-name="ce8">
            <text:p>0.197</text:p>
          </table:table-cell>
          <table:table-cell office:value-type="float" office:value="0.19400000000000001" table:style-name="ce8">
            <text:p>0.194</text:p>
          </table:table-cell>
          <table:table-cell office:value-type="float" office:value="0.19400000000000001" table:style-name="ce8">
            <text:p>0.194</text:p>
          </table:table-cell>
          <table:table-cell office:value-type="float" office:value="0.2" table:style-name="ce8">
            <text:p>0.2</text:p>
          </table:table-cell>
          <table:table-cell office:value-type="float" office:value="0.20300000000000001" table:style-name="ce8">
            <text:p>0.203</text:p>
          </table:table-cell>
          <table:table-cell office:value-type="float" office:value="0.20200000000000001" table:style-name="ce8">
            <text:p>0.202</text:p>
          </table:table-cell>
          <table:table-cell office:value-type="float" office:value="0.19800000000000001" table:style-name="ce8">
            <text:p>0.198</text:p>
          </table:table-cell>
          <table:table-cell office:value-type="float" office:value="0.193" table:style-name="ce8">
            <text:p>0.193</text:p>
          </table:table-cell>
          <table:table-cell office:value-type="float" office:value="0.193" table:style-name="ce8">
            <text:p>0.193</text:p>
          </table:table-cell>
          <table:table-cell office:value-type="float" office:value="0.189" table:style-name="ce8">
            <text:p>0.189</text:p>
          </table:table-cell>
          <table:table-cell office:value-type="float" office:value="0.192" table:style-name="ce8">
            <text:p>0.192</text:p>
          </table:table-cell>
          <table:table-cell office:value-type="float" office:value="-0.19700000000000001" table:style-name="ce8">
            <text:p>-0.197</text:p>
          </table:table-cell>
          <table:table-cell office:value-type="float" office:value="-0.18099999999999999" table:style-name="ce8">
            <text:p>-0.181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0.159" table:style-name="ce8">
            <text:p>-0.159</text:p>
          </table:table-cell>
          <table:table-cell office:value-type="float" office:value="-0.152" table:style-name="ce8">
            <text:p>-0.152</text:p>
          </table:table-cell>
          <table:table-cell office:value-type="float" office:value="-0.14699999999999999" table:style-name="ce8">
            <text:p>-0.147</text:p>
          </table:table-cell>
          <table:table-cell office:value-type="float" office:value="-0.14399999999999999" table:style-name="ce8">
            <text:p>-0.144</text:p>
          </table:table-cell>
          <table:table-cell office:value-type="float" office:value="-0.14299999999999999" table:style-name="ce8">
            <text:p>-0.143</text:p>
          </table:table-cell>
          <table:table-cell office:value-type="float" office:value="-0.14299999999999999" table:style-name="ce8">
            <text:p>-0.143</text:p>
          </table:table-cell>
          <table:table-cell office:value-type="float" office:value="-0.14599999999999999" table:style-name="ce8">
            <text:p>-0.146</text:p>
          </table:table-cell>
          <table:table-cell office:value-type="float" office:value="-0.16200000000000001" table:style-name="ce8">
            <text:p>-0.162</text:p>
          </table:table-cell>
          <table:table-cell office:value-type="float" office:value="8.7999999999999995E-2" table:style-name="ce8">
            <text:p>0.088</text:p>
          </table:table-cell>
          <table:table-cell office:value-type="float" office:value="9.2999999999999999E-2" table:style-name="ce8">
            <text:p>0.093</text:p>
          </table:table-cell>
          <table:table-cell office:value-type="float" office:value="9.6000000000000002E-2" table:style-name="ce8">
            <text:p>0.096</text:p>
          </table:table-cell>
          <table:table-cell office:value-type="float" office:value="9.9000000000000005E-2" table:style-name="ce8">
            <text:p>0.099</text:p>
          </table:table-cell>
          <table:table-cell office:value-type="float" office:value="9.7000000000000003E-2" table:style-name="ce8">
            <text:p>0.097</text:p>
          </table:table-cell>
          <table:table-cell office:value-type="float" office:value="9.7000000000000003E-2" table:style-name="ce8">
            <text:p>0.097</text:p>
          </table:table-cell>
          <table:table-cell office:value-type="float" office:value="0.1" table:style-name="ce8">
            <text:p>0.1</text:p>
          </table:table-cell>
          <table:table-cell office:value-type="float" office:value="0.10100000000000001" table:style-name="ce8">
            <text:p>0.101</text:p>
          </table:table-cell>
          <table:table-cell office:value-type="float" office:value="0.10100000000000001" table:style-name="ce8">
            <text:p>0.101</text:p>
          </table:table-cell>
          <table:table-cell office:value-type="float" office:value="9.9000000000000005E-2" table:style-name="ce8">
            <text:p>0.099</text:p>
          </table:table-cell>
          <table:table-cell office:value-type="float" office:value="9.6000000000000002E-2" table:style-name="ce8">
            <text:p>0.096</text:p>
          </table:table-cell>
          <table:table-cell office:value-type="float" office:value="9.6000000000000002E-2" table:style-name="ce8">
            <text:p>0.096</text:p>
          </table:table-cell>
          <table:table-cell office:value-type="float" office:value="9.5000000000000001E-2" table:style-name="ce8">
            <text:p>0.095</text:p>
          </table:table-cell>
          <table:table-cell office:value-type="float" office:value="9.6000000000000002E-2" table:style-name="ce8">
            <text:p>0.096</text:p>
          </table:table-cell>
          <table:table-cell office:value-type="float" office:value="-0.19700000000000001" table:style-name="ce8">
            <text:p>-0.197</text:p>
          </table:table-cell>
          <table:table-cell office:value-type="float" office:value="-0.18099999999999999" table:style-name="ce8">
            <text:p>-0.181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-0.63800000000000001" table:style-name="ce8">
            <text:p>-0.638</text:p>
          </table:table-cell>
          <table:table-cell office:value-type="float" office:value="-0.60799999999999998" table:style-name="ce8">
            <text:p>-0.608</text:p>
          </table:table-cell>
          <table:table-cell office:value-type="float" office:value="-0.58899999999999997" table:style-name="ce8">
            <text:p>-0.589</text:p>
          </table:table-cell>
          <table:table-cell office:value-type="float" office:value="-0.57799999999999996" table:style-name="ce8">
            <text:p>-0.578</text:p>
          </table:table-cell>
          <table:table-cell office:value-type="float" office:value="-0.57099999999999995" table:style-name="ce8">
            <text:p>-0.571</text:p>
          </table:table-cell>
          <table:table-cell office:value-type="float" office:value="-0.57299999999999995" table:style-name="ce8">
            <text:p>-0.573</text:p>
          </table:table-cell>
          <table:table-cell office:value-type="float" office:value="-0.58299999999999996" table:style-name="ce8">
            <text:p>-0.583</text:p>
          </table:table-cell>
          <table:table-cell office:value-type="float" office:value="-0.64900000000000002" table:style-name="ce8">
            <text:p>-0.649</text:p>
          </table:table-cell>
          <table:table-cell office:value-type="float" office:value="-0.35099999999999998" table:style-name="ce8">
            <text:p>-0.351</text:p>
          </table:table-cell>
          <table:table-cell office:value-type="float" office:value="-0.372" table:style-name="ce8">
            <text:p>-0.372</text:p>
          </table:table-cell>
          <table:table-cell office:value-type="float" office:value="-0.38300000000000001" table:style-name="ce8">
            <text:p>-0.383</text:p>
          </table:table-cell>
          <table:table-cell office:value-type="float" office:value="-0.39500000000000002" table:style-name="ce8">
            <text:p>-0.395</text:p>
          </table:table-cell>
          <table:table-cell office:value-type="float" office:value="-0.38900000000000001" table:style-name="ce8">
            <text:p>-0.389</text:p>
          </table:table-cell>
          <table:table-cell office:value-type="float" office:value="-0.38800000000000001" table:style-name="ce8">
            <text:p>-0.388</text:p>
          </table:table-cell>
          <table:table-cell office:value-type="float" office:value="-0.4" table:style-name="ce8">
            <text:p>-0.4</text:p>
          </table:table-cell>
          <table:table-cell office:value-type="float" office:value="-0.40500000000000003" table:style-name="ce8">
            <text:p>-0.405</text:p>
          </table:table-cell>
          <table:table-cell office:value-type="float" office:value="-0.40400000000000003" table:style-name="ce8">
            <text:p>-0.404</text:p>
          </table:table-cell>
          <table:table-cell office:value-type="float" office:value="-0.39700000000000002" table:style-name="ce8">
            <text:p>-0.397</text:p>
          </table:table-cell>
          <table:table-cell office:value-type="float" office:value="-0.38600000000000001" table:style-name="ce8">
            <text:p>-0.386</text:p>
          </table:table-cell>
          <table:table-cell office:value-type="float" office:value="-0.38600000000000001" table:style-name="ce8">
            <text:p>-0.386</text:p>
          </table:table-cell>
          <table:table-cell office:value-type="float" office:value="-0.378" table:style-name="ce8">
            <text:p>-0.378</text:p>
          </table:table-cell>
          <table:table-cell office:value-type="float" office:value="-0.38300000000000001" table:style-name="ce8">
            <text:p>-0.383</text:p>
          </table:table-cell>
          <table:table-cell office:value-type="float" office:value="-0.78600000000000003" table:style-name="ce8">
            <text:p>-0.786</text:p>
          </table:table-cell>
          <table:table-cell office:value-type="float" office:value="-0.72299999999999998" table:style-name="ce8">
            <text:p>-0.723</text:p>
          </table:table-cell>
          <table:table-cell table:number-columns-repeated="1635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-0.159" table:style-name="ce8">
            <text:p>-0.159</text:p>
          </table:table-cell>
          <table:table-cell office:value-type="float" office:value="-0.152" table:style-name="ce8">
            <text:p>-0.152</text:p>
          </table:table-cell>
          <table:table-cell office:value-type="float" office:value="-0.14699999999999999" table:style-name="ce8">
            <text:p>-0.147</text:p>
          </table:table-cell>
          <table:table-cell office:value-type="float" office:value="-0.14399999999999999" table:style-name="ce8">
            <text:p>-0.144</text:p>
          </table:table-cell>
          <table:table-cell office:value-type="float" office:value="-0.14299999999999999" table:style-name="ce8">
            <text:p>-0.143</text:p>
          </table:table-cell>
          <table:table-cell office:value-type="float" office:value="-0.14299999999999999" table:style-name="ce8">
            <text:p>-0.143</text:p>
          </table:table-cell>
          <table:table-cell office:value-type="float" office:value="-0.14599999999999999" table:style-name="ce8">
            <text:p>-0.146</text:p>
          </table:table-cell>
          <table:table-cell office:value-type="float" office:value="-0.16200000000000001" table:style-name="ce8">
            <text:p>-0.162</text:p>
          </table:table-cell>
          <table:table-cell office:value-type="float" office:value="-0.61399999999999999" table:style-name="ce8">
            <text:p>-0.614</text:p>
          </table:table-cell>
          <table:table-cell office:value-type="float" office:value="-0.65200000000000002" table:style-name="ce8">
            <text:p>-0.652</text:p>
          </table:table-cell>
          <table:table-cell office:value-type="float" office:value="-0.67100000000000004" table:style-name="ce8">
            <text:p>-0.671</text:p>
          </table:table-cell>
          <table:table-cell office:value-type="float" office:value="-0.69099999999999995" table:style-name="ce8">
            <text:p>-0.691</text:p>
          </table:table-cell>
          <table:table-cell office:value-type="float" office:value="-0.68" table:style-name="ce8">
            <text:p>-0.68</text:p>
          </table:table-cell>
          <table:table-cell office:value-type="float" office:value="-0.67900000000000005" table:style-name="ce8">
            <text:p>-0.679</text:p>
          </table:table-cell>
          <table:table-cell office:value-type="float" office:value="-0.69899999999999995" table:style-name="ce8">
            <text:p>-0.699</text:p>
          </table:table-cell>
          <table:table-cell office:value-type="float" office:value="-0.70899999999999996" table:style-name="ce8">
            <text:p>-0.709</text:p>
          </table:table-cell>
          <table:table-cell office:value-type="float" office:value="-0.70799999999999996" table:style-name="ce8">
            <text:p>-0.708</text:p>
          </table:table-cell>
          <table:table-cell office:value-type="float" office:value="-0.69399999999999995" table:style-name="ce8">
            <text:p>-0.694</text:p>
          </table:table-cell>
          <table:table-cell office:value-type="float" office:value="-0.67500000000000004" table:style-name="ce8">
            <text:p>-0.675</text:p>
          </table:table-cell>
          <table:table-cell office:value-type="float" office:value="-0.67500000000000004" table:style-name="ce8">
            <text:p>-0.675</text:p>
          </table:table-cell>
          <table:table-cell office:value-type="float" office:value="-0.66200000000000003" table:style-name="ce8">
            <text:p>-0.662</text:p>
          </table:table-cell>
          <table:table-cell office:value-type="float" office:value="-0.67100000000000004" table:style-name="ce8">
            <text:p>-0.671</text:p>
          </table:table-cell>
          <table:table-cell office:value-type="float" office:value="-0.19700000000000001" table:style-name="ce8">
            <text:p>-0.197</text:p>
          </table:table-cell>
          <table:table-cell office:value-type="float" office:value="-0.18099999999999999" table:style-name="ce8">
            <text:p>-0.181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0.202" table:style-name="ce8">
            <text:p>10.202</text:p>
          </table:table-cell>
          <table:table-cell office:value-type="float" office:value="9.73" table:style-name="ce8">
            <text:p>9.73</text:p>
          </table:table-cell>
          <table:table-cell office:value-type="float" office:value="9.43" table:style-name="ce8">
            <text:p>9.43</text:p>
          </table:table-cell>
          <table:table-cell office:value-type="float" office:value="9.2409999999999997" table:style-name="ce8">
            <text:p>9.241</text:p>
          </table:table-cell>
          <table:table-cell office:value-type="float" office:value="9.1389999999999993" table:style-name="ce8">
            <text:p>9.139</text:p>
          </table:table-cell>
          <table:table-cell office:value-type="float" office:value="9.1739999999999995" table:style-name="ce8">
            <text:p>9.174</text:p>
          </table:table-cell>
          <table:table-cell office:value-type="float" office:value="9.3309999999999995" table:style-name="ce8">
            <text:p>9.331</text:p>
          </table:table-cell>
          <table:table-cell office:value-type="float" office:value="10.388" table:style-name="ce8">
            <text:p>10.388</text:p>
          </table:table-cell>
          <table:table-cell office:value-type="float" office:value="11.673999999999999" table:style-name="ce8">
            <text:p>11.674</text:p>
          </table:table-cell>
          <table:table-cell office:value-type="float" office:value="12.385" table:style-name="ce8">
            <text:p>12.385</text:p>
          </table:table-cell>
          <table:table-cell office:value-type="float" office:value="12.742000000000001" table:style-name="ce8">
            <text:p>12.742</text:p>
          </table:table-cell>
          <table:table-cell office:value-type="float" office:value="13.121" table:style-name="ce8">
            <text:p>13.121</text:p>
          </table:table-cell>
          <table:table-cell office:value-type="float" office:value="12.923" table:style-name="ce8">
            <text:p>12.923</text:p>
          </table:table-cell>
          <table:table-cell office:value-type="float" office:value="12.903" table:style-name="ce8">
            <text:p>12.903</text:p>
          </table:table-cell>
          <table:table-cell office:value-type="float" office:value="13.287000000000001" table:style-name="ce8">
            <text:p>13.287</text:p>
          </table:table-cell>
          <table:table-cell office:value-type="float" office:value="13.468999999999999" table:style-name="ce8">
            <text:p>13.469</text:p>
          </table:table-cell>
          <table:table-cell office:value-type="float" office:value="13.446" table:style-name="ce8">
            <text:p>13.446</text:p>
          </table:table-cell>
          <table:table-cell office:value-type="float" office:value="13.189" table:style-name="ce8">
            <text:p>13.189</text:p>
          </table:table-cell>
          <table:table-cell office:value-type="float" office:value="12.833" table:style-name="ce8">
            <text:p>12.833</text:p>
          </table:table-cell>
          <table:table-cell office:value-type="float" office:value="12.829000000000001" table:style-name="ce8">
            <text:p>12.829</text:p>
          </table:table-cell>
          <table:table-cell office:value-type="float" office:value="12.577999999999999" table:style-name="ce8">
            <text:p>12.578</text:p>
          </table:table-cell>
          <table:table-cell office:value-type="float" office:value="12.744" table:style-name="ce8">
            <text:p>12.744</text:p>
          </table:table-cell>
          <table:table-cell office:value-type="float" office:value="12.582000000000001" table:style-name="ce8">
            <text:p>12.582</text:p>
          </table:table-cell>
          <table:table-cell office:value-type="float" office:value="11.567" table:style-name="ce8">
            <text:p>11.567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43.994999999999997" table:style-name="ce8">
            <text:p>43.995</text:p>
          </table:table-cell>
          <table:table-cell office:value-type="float" office:value="41.960999999999999" table:style-name="ce8">
            <text:p>41.961</text:p>
          </table:table-cell>
          <table:table-cell office:value-type="float" office:value="40.665999999999997" table:style-name="ce8">
            <text:p>40.666</text:p>
          </table:table-cell>
          <table:table-cell office:value-type="float" office:value="39.85" table:style-name="ce8">
            <text:p>39.85</text:p>
          </table:table-cell>
          <table:table-cell office:value-type="float" office:value="39.412999999999997" table:style-name="ce8">
            <text:p>39.413</text:p>
          </table:table-cell>
          <table:table-cell office:value-type="float" office:value="39.564999999999998" table:style-name="ce8">
            <text:p>39.565</text:p>
          </table:table-cell>
          <table:table-cell office:value-type="float" office:value="40.238" table:style-name="ce8">
            <text:p>40.238</text:p>
          </table:table-cell>
          <table:table-cell office:value-type="float" office:value="44.796999999999997" table:style-name="ce8">
            <text:p>44.797</text:p>
          </table:table-cell>
          <table:table-cell office:value-type="float" office:value="37.743000000000002" table:style-name="ce8">
            <text:p>37.743</text:p>
          </table:table-cell>
          <table:table-cell office:value-type="float" office:value="40.042999999999999" table:style-name="ce8">
            <text:p>40.043</text:p>
          </table:table-cell>
          <table:table-cell office:value-type="float" office:value="41.197000000000003" table:style-name="ce8">
            <text:p>41.197</text:p>
          </table:table-cell>
          <table:table-cell office:value-type="float" office:value="42.421999999999997" table:style-name="ce8">
            <text:p>42.422</text:p>
          </table:table-cell>
          <table:table-cell office:value-type="float" office:value="41.781999999999996" table:style-name="ce8">
            <text:p>41.782</text:p>
          </table:table-cell>
          <table:table-cell office:value-type="float" office:value="41.716000000000001" table:style-name="ce8">
            <text:p>41.716</text:p>
          </table:table-cell>
          <table:table-cell office:value-type="float" office:value="42.959000000000003" table:style-name="ce8">
            <text:p>42.959</text:p>
          </table:table-cell>
          <table:table-cell office:value-type="float" office:value="43.545000000000002" table:style-name="ce8">
            <text:p>43.545</text:p>
          </table:table-cell>
          <table:table-cell office:value-type="float" office:value="43.472999999999999" table:style-name="ce8">
            <text:p>43.473</text:p>
          </table:table-cell>
          <table:table-cell office:value-type="float" office:value="42.643000000000001" table:style-name="ce8">
            <text:p>42.643</text:p>
          </table:table-cell>
          <table:table-cell office:value-type="float" office:value="41.488999999999997" table:style-name="ce8">
            <text:p>41.489</text:p>
          </table:table-cell>
          <table:table-cell office:value-type="float" office:value="41.476999999999997" table:style-name="ce8">
            <text:p>41.477</text:p>
          </table:table-cell>
          <table:table-cell office:value-type="float" office:value="40.664999999999999" table:style-name="ce8">
            <text:p>40.665</text:p>
          </table:table-cell>
          <table:table-cell office:value-type="float" office:value="41.203000000000003" table:style-name="ce8">
            <text:p>41.203</text:p>
          </table:table-cell>
          <table:table-cell office:value-type="float" office:value="54.26" table:style-name="ce8">
            <text:p>54.26</text:p>
          </table:table-cell>
          <table:table-cell office:value-type="float" office:value="49.883000000000003" table:style-name="ce8">
            <text:p>49.883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6.3760000000000003" table:style-name="ce8">
            <text:p>6.376</text:p>
          </table:table-cell>
          <table:table-cell office:value-type="float" office:value="6.0810000000000004" table:style-name="ce8">
            <text:p>6.081</text:p>
          </table:table-cell>
          <table:table-cell office:value-type="float" office:value="5.8940000000000001" table:style-name="ce8">
            <text:p>5.894</text:p>
          </table:table-cell>
          <table:table-cell office:value-type="float" office:value="5.7750000000000004" table:style-name="ce8">
            <text:p>5.775</text:p>
          </table:table-cell>
          <table:table-cell office:value-type="float" office:value="5.7119999999999997" table:style-name="ce8">
            <text:p>5.712</text:p>
          </table:table-cell>
          <table:table-cell office:value-type="float" office:value="5.734" table:style-name="ce8">
            <text:p>5.734</text:p>
          </table:table-cell>
          <table:table-cell office:value-type="float" office:value="5.8319999999999999" table:style-name="ce8">
            <text:p>5.832</text:p>
          </table:table-cell>
          <table:table-cell office:value-type="float" office:value="6.492" table:style-name="ce8">
            <text:p>6.492</text:p>
          </table:table-cell>
          <table:table-cell office:value-type="float" office:value="13.693" table:style-name="ce8">
            <text:p>13.693</text:p>
          </table:table-cell>
          <table:table-cell office:value-type="float" office:value="14.526999999999999" table:style-name="ce8">
            <text:p>14.527</text:p>
          </table:table-cell>
          <table:table-cell office:value-type="float" office:value="14.946" table:style-name="ce8">
            <text:p>14.946</text:p>
          </table:table-cell>
          <table:table-cell office:value-type="float" office:value="15.39" table:style-name="ce8">
            <text:p>15.39</text:p>
          </table:table-cell>
          <table:table-cell office:value-type="float" office:value="15.157999999999999" table:style-name="ce8">
            <text:p>15.158</text:p>
          </table:table-cell>
          <table:table-cell office:value-type="float" office:value="15.134" table:style-name="ce8">
            <text:p>15.134</text:p>
          </table:table-cell>
          <table:table-cell office:value-type="float" office:value="15.585000000000001" table:style-name="ce8">
            <text:p>15.585</text:p>
          </table:table-cell>
          <table:table-cell office:value-type="float" office:value="15.798" table:style-name="ce8">
            <text:p>15.798</text:p>
          </table:table-cell>
          <table:table-cell office:value-type="float" office:value="15.772" table:style-name="ce8">
            <text:p>15.772</text:p>
          </table:table-cell>
          <table:table-cell office:value-type="float" office:value="15.47" table:style-name="ce8">
            <text:p>15.47</text:p>
          </table:table-cell>
          <table:table-cell office:value-type="float" office:value="15.052" table:style-name="ce8">
            <text:p>15.052</text:p>
          </table:table-cell>
          <table:table-cell office:value-type="float" office:value="15.048" table:style-name="ce8">
            <text:p>15.048</text:p>
          </table:table-cell>
          <table:table-cell office:value-type="float" office:value="14.753" table:style-name="ce8">
            <text:p>14.753</text:p>
          </table:table-cell>
          <table:table-cell office:value-type="float" office:value="14.948" table:style-name="ce8">
            <text:p>14.948</text:p>
          </table:table-cell>
          <table:table-cell office:value-type="float" office:value="7.8639999999999999" table:style-name="ce8">
            <text:p>7.864</text:p>
          </table:table-cell>
          <table:table-cell office:value-type="float" office:value="7.2290000000000001" table:style-name="ce8">
            <text:p>7.229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.71" table:style-name="ce8">
            <text:p>2.71</text:p>
          </table:table-cell>
          <table:table-cell office:value-type="float" office:value="2.585" table:style-name="ce8">
            <text:p>2.585</text:p>
          </table:table-cell>
          <table:table-cell office:value-type="float" office:value="2.5049999999999999" table:style-name="ce8">
            <text:p>2.505</text:p>
          </table:table-cell>
          <table:table-cell office:value-type="float" office:value="2.4550000000000001" table:style-name="ce8">
            <text:p>2.455</text:p>
          </table:table-cell>
          <table:table-cell office:value-type="float" office:value="2.4279999999999999" table:style-name="ce8">
            <text:p>2.428</text:p>
          </table:table-cell>
          <table:table-cell office:value-type="float" office:value="2.4369999999999998" table:style-name="ce8">
            <text:p>2.437</text:p>
          </table:table-cell>
          <table:table-cell office:value-type="float" office:value="2.4780000000000002" table:style-name="ce8">
            <text:p>2.478</text:p>
          </table:table-cell>
          <table:table-cell office:value-type="float" office:value="2.7589999999999999" table:style-name="ce8">
            <text:p>2.759</text:p>
          </table:table-cell>
          <table:table-cell office:value-type="float" office:value="17.555" table:style-name="ce8">
            <text:p>17.555</text:p>
          </table:table-cell>
          <table:table-cell office:value-type="float" office:value="18.625" table:style-name="ce8">
            <text:p>18.625</text:p>
          </table:table-cell>
          <table:table-cell office:value-type="float" office:value="19.161000000000001" table:style-name="ce8">
            <text:p>19.161</text:p>
          </table:table-cell>
          <table:table-cell office:value-type="float" office:value="19.731000000000002" table:style-name="ce8">
            <text:p>19.731</text:p>
          </table:table-cell>
          <table:table-cell office:value-type="float" office:value="19.434000000000001" table:style-name="ce8">
            <text:p>19.434</text:p>
          </table:table-cell>
          <table:table-cell office:value-type="float" office:value="19.402999999999999" table:style-name="ce8">
            <text:p>19.403</text:p>
          </table:table-cell>
          <table:table-cell office:value-type="float" office:value="19.981000000000002" table:style-name="ce8">
            <text:p>19.981</text:p>
          </table:table-cell>
          <table:table-cell office:value-type="float" office:value="20.253" table:style-name="ce8">
            <text:p>20.253</text:p>
          </table:table-cell>
          <table:table-cell office:value-type="float" office:value="20.22" table:style-name="ce8">
            <text:p>20.22</text:p>
          </table:table-cell>
          <table:table-cell office:value-type="float" office:value="19.834" table:style-name="ce8">
            <text:p>19.834</text:p>
          </table:table-cell>
          <table:table-cell office:value-type="float" office:value="19.297000000000001" table:style-name="ce8">
            <text:p>19.297</text:p>
          </table:table-cell>
          <table:table-cell office:value-type="float" office:value="19.292000000000002" table:style-name="ce8">
            <text:p>19.292</text:p>
          </table:table-cell>
          <table:table-cell office:value-type="float" office:value="18.914000000000001" table:style-name="ce8">
            <text:p>18.914</text:p>
          </table:table-cell>
          <table:table-cell office:value-type="float" office:value="19.164000000000001" table:style-name="ce8">
            <text:p>19.164</text:p>
          </table:table-cell>
          <table:table-cell office:value-type="float" office:value="3.3420000000000001" table:style-name="ce8">
            <text:p>3.342</text:p>
          </table:table-cell>
          <table:table-cell office:value-type="float" office:value="3.0720000000000001" table:style-name="ce8">
            <text:p>3.072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57.863" table:style-name="ce8">
            <text:p>57.863</text:p>
          </table:table-cell>
          <table:table-cell office:value-type="float" office:value="55.188000000000002" table:style-name="ce8">
            <text:p>55.188</text:p>
          </table:table-cell>
          <table:table-cell office:value-type="float" office:value="53.484999999999999" table:style-name="ce8">
            <text:p>53.485</text:p>
          </table:table-cell>
          <table:table-cell office:value-type="float" office:value="52.411999999999999" table:style-name="ce8">
            <text:p>52.412</text:p>
          </table:table-cell>
          <table:table-cell office:value-type="float" office:value="51.835999999999999" table:style-name="ce8">
            <text:p>51.836</text:p>
          </table:table-cell>
          <table:table-cell office:value-type="float" office:value="52.036000000000001" table:style-name="ce8">
            <text:p>52.036</text:p>
          </table:table-cell>
          <table:table-cell office:value-type="float" office:value="52.921999999999997" table:style-name="ce8">
            <text:p>52.922</text:p>
          </table:table-cell>
          <table:table-cell office:value-type="float" office:value="58.917999999999999" table:style-name="ce8">
            <text:p>58.918</text:p>
          </table:table-cell>
          <table:table-cell office:value-type="float" office:value="35.723999999999997" table:style-name="ce8">
            <text:p>35.724</text:p>
          </table:table-cell>
          <table:table-cell office:value-type="float" office:value="37.901000000000003" table:style-name="ce8">
            <text:p>37.901</text:p>
          </table:table-cell>
          <table:table-cell office:value-type="float" office:value="38.993000000000002" table:style-name="ce8">
            <text:p>38.993</text:p>
          </table:table-cell>
          <table:table-cell office:value-type="float" office:value="40.152000000000001" table:style-name="ce8">
            <text:p>40.152</text:p>
          </table:table-cell>
          <table:table-cell office:value-type="float" office:value="39.546999999999997" table:style-name="ce8">
            <text:p>39.547</text:p>
          </table:table-cell>
          <table:table-cell office:value-type="float" office:value="39.484999999999999" table:style-name="ce8">
            <text:p>39.485</text:p>
          </table:table-cell>
          <table:table-cell office:value-type="float" office:value="40.661999999999999" table:style-name="ce8">
            <text:p>40.662</text:p>
          </table:table-cell>
          <table:table-cell office:value-type="float" office:value="41.216000000000001" table:style-name="ce8">
            <text:p>41.216</text:p>
          </table:table-cell>
          <table:table-cell office:value-type="float" office:value="41.148000000000003" table:style-name="ce8">
            <text:p>41.148</text:p>
          </table:table-cell>
          <table:table-cell office:value-type="float" office:value="40.362000000000002" table:style-name="ce8">
            <text:p>40.362</text:p>
          </table:table-cell>
          <table:table-cell office:value-type="float" office:value="39.270000000000003" table:style-name="ce8">
            <text:p>39.27</text:p>
          </table:table-cell>
          <table:table-cell office:value-type="float" office:value="39.259" table:style-name="ce8">
            <text:p>39.259</text:p>
          </table:table-cell>
          <table:table-cell office:value-type="float" office:value="38.49" table:style-name="ce8">
            <text:p>38.49</text:p>
          </table:table-cell>
          <table:table-cell office:value-type="float" office:value="38.999000000000002" table:style-name="ce8">
            <text:p>38.999</text:p>
          </table:table-cell>
          <table:table-cell office:value-type="float" office:value="71.364000000000004" table:style-name="ce8">
            <text:p>71.364</text:p>
          </table:table-cell>
          <table:table-cell office:value-type="float" office:value="65.605999999999995" table:style-name="ce8">
            <text:p>65.606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2.157" table:style-name="ce8">
            <text:p>22.157</text:p>
          </table:table-cell>
          <table:table-cell office:value-type="float" office:value="21.132000000000001" table:style-name="ce8">
            <text:p>21.132</text:p>
          </table:table-cell>
          <table:table-cell office:value-type="float" office:value="20.48" table:style-name="ce8">
            <text:p>20.48</text:p>
          </table:table-cell>
          <table:table-cell office:value-type="float" office:value="20.07" table:style-name="ce8">
            <text:p>20.07</text:p>
          </table:table-cell>
          <table:table-cell office:value-type="float" office:value="19.849" table:style-name="ce8">
            <text:p>19.849</text:p>
          </table:table-cell>
          <table:table-cell office:value-type="float" office:value="19.925999999999998" table:style-name="ce8">
            <text:p>19.926</text:p>
          </table:table-cell>
          <table:table-cell office:value-type="float" office:value="20.265000000000001" table:style-name="ce8">
            <text:p>20.265</text:p>
          </table:table-cell>
          <table:table-cell office:value-type="float" office:value="22.561" table:style-name="ce8">
            <text:p>22.561</text:p>
          </table:table-cell>
          <table:table-cell office:value-type="float" office:value="14.307" table:style-name="ce8">
            <text:p>14.307</text:p>
          </table:table-cell>
          <table:table-cell office:value-type="float" office:value="15.179" table:style-name="ce8">
            <text:p>15.179</text:p>
          </table:table-cell>
          <table:table-cell office:value-type="float" office:value="15.616" table:style-name="ce8">
            <text:p>15.616</text:p>
          </table:table-cell>
          <table:table-cell office:value-type="float" office:value="16.081" table:style-name="ce8">
            <text:p>16.081</text:p>
          </table:table-cell>
          <table:table-cell office:value-type="float" office:value="15.837999999999999" table:style-name="ce8">
            <text:p>15.838</text:p>
          </table:table-cell>
          <table:table-cell office:value-type="float" office:value="15.813000000000001" table:style-name="ce8">
            <text:p>15.813</text:p>
          </table:table-cell>
          <table:table-cell office:value-type="float" office:value="16.285" table:style-name="ce8">
            <text:p>16.285</text:p>
          </table:table-cell>
          <table:table-cell office:value-type="float" office:value="16.507000000000001" table:style-name="ce8">
            <text:p>16.507</text:p>
          </table:table-cell>
          <table:table-cell office:value-type="float" office:value="16.478999999999999" table:style-name="ce8">
            <text:p>16.479</text:p>
          </table:table-cell>
          <table:table-cell office:value-type="float" office:value="16.164999999999999" table:style-name="ce8">
            <text:p>16.165</text:p>
          </table:table-cell>
          <table:table-cell office:value-type="float" office:value="15.727" table:style-name="ce8">
            <text:p>15.727</text:p>
          </table:table-cell>
          <table:table-cell office:value-type="float" office:value="15.723000000000001" table:style-name="ce8">
            <text:p>15.723</text:p>
          </table:table-cell>
          <table:table-cell office:value-type="float" office:value="15.414999999999999" table:style-name="ce8">
            <text:p>15.415</text:p>
          </table:table-cell>
          <table:table-cell office:value-type="float" office:value="15.619" table:style-name="ce8">
            <text:p>15.619</text:p>
          </table:table-cell>
          <table:table-cell office:value-type="float" office:value="27.327000000000002" table:style-name="ce8">
            <text:p>27.327</text:p>
          </table:table-cell>
          <table:table-cell office:value-type="float" office:value="25.122" table:style-name="ce8">
            <text:p>25.122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9.33" table:style-name="ce8">
            <text:p>29.33</text:p>
          </table:table-cell>
          <table:table-cell office:value-type="float" office:value="27.974" table:style-name="ce8">
            <text:p>27.974</text:p>
          </table:table-cell>
          <table:table-cell office:value-type="float" office:value="27.111000000000001" table:style-name="ce8">
            <text:p>27.111</text:p>
          </table:table-cell>
          <table:table-cell office:value-type="float" office:value="26.567" table:style-name="ce8">
            <text:p>26.567</text:p>
          </table:table-cell>
          <table:table-cell office:value-type="float" office:value="26.274999999999999" table:style-name="ce8">
            <text:p>26.275</text:p>
          </table:table-cell>
          <table:table-cell office:value-type="float" office:value="26.376000000000001" table:style-name="ce8">
            <text:p>26.376</text:p>
          </table:table-cell>
          <table:table-cell office:value-type="float" office:value="26.824999999999999" table:style-name="ce8">
            <text:p>26.825</text:p>
          </table:table-cell>
          <table:table-cell office:value-type="float" office:value="29.864999999999998" table:style-name="ce8">
            <text:p>29.865</text:p>
          </table:table-cell>
          <table:table-cell office:value-type="float" office:value="28.702000000000002" table:style-name="ce8">
            <text:p>28.702</text:p>
          </table:table-cell>
          <table:table-cell office:value-type="float" office:value="30.451000000000001" table:style-name="ce8">
            <text:p>30.451</text:p>
          </table:table-cell>
          <table:table-cell office:value-type="float" office:value="31.329000000000001" table:style-name="ce8">
            <text:p>31.329</text:p>
          </table:table-cell>
          <table:table-cell office:value-type="float" office:value="32.26" table:style-name="ce8">
            <text:p>32.26</text:p>
          </table:table-cell>
          <table:table-cell office:value-type="float" office:value="31.774000000000001" table:style-name="ce8">
            <text:p>31.774</text:p>
          </table:table-cell>
          <table:table-cell office:value-type="float" office:value="31.724" table:style-name="ce8">
            <text:p>31.724</text:p>
          </table:table-cell>
          <table:table-cell office:value-type="float" office:value="32.668999999999997" table:style-name="ce8">
            <text:p>32.669</text:p>
          </table:table-cell>
          <table:table-cell office:value-type="float" office:value="33.113999999999997" table:style-name="ce8">
            <text:p>33.114</text:p>
          </table:table-cell>
          <table:table-cell office:value-type="float" office:value="33.06" table:style-name="ce8">
            <text:p>33.06</text:p>
          </table:table-cell>
          <table:table-cell office:value-type="float" office:value="32.427999999999997" table:style-name="ce8">
            <text:p>32.428</text:p>
          </table:table-cell>
          <table:table-cell office:value-type="float" office:value="31.550999999999998" table:style-name="ce8">
            <text:p>31.551</text:p>
          </table:table-cell>
          <table:table-cell office:value-type="float" office:value="31.542000000000002" table:style-name="ce8">
            <text:p>31.542</text:p>
          </table:table-cell>
          <table:table-cell office:value-type="float" office:value="30.923999999999999" table:style-name="ce8">
            <text:p>30.924</text:p>
          </table:table-cell>
          <table:table-cell office:value-type="float" office:value="31.332999999999998" table:style-name="ce8">
            <text:p>31.333</text:p>
          </table:table-cell>
          <table:table-cell office:value-type="float" office:value="36.173000000000002" table:style-name="ce8">
            <text:p>36.173</text:p>
          </table:table-cell>
          <table:table-cell office:value-type="float" office:value="33.255000000000003" table:style-name="ce8">
            <text:p>33.255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6230000000000002" table:style-name="ce8">
            <text:p>4.623</text:p>
          </table:table-cell>
          <table:table-cell office:value-type="float" office:value="4.4089999999999998" table:style-name="ce8">
            <text:p>4.409</text:p>
          </table:table-cell>
          <table:table-cell office:value-type="float" office:value="4.2729999999999997" table:style-name="ce8">
            <text:p>4.273</text:p>
          </table:table-cell>
          <table:table-cell office:value-type="float" office:value="4.1870000000000003" table:style-name="ce8">
            <text:p>4.187</text:p>
          </table:table-cell>
          <table:table-cell office:value-type="float" office:value="4.141" table:style-name="ce8">
            <text:p>4.141</text:p>
          </table:table-cell>
          <table:table-cell office:value-type="float" office:value="4.157" table:style-name="ce8">
            <text:p>4.157</text:p>
          </table:table-cell>
          <table:table-cell office:value-type="float" office:value="4.2279999999999998" table:style-name="ce8">
            <text:p>4.228</text:p>
          </table:table-cell>
          <table:table-cell office:value-type="float" office:value="4.7069999999999999" table:style-name="ce8">
            <text:p>4.707</text:p>
          </table:table-cell>
          <table:table-cell office:value-type="float" office:value="6.056" table:style-name="ce8">
            <text:p>6.056</text:p>
          </table:table-cell>
          <table:table-cell office:value-type="float" office:value="6.4260000000000002" table:style-name="ce8">
            <text:p>6.426</text:p>
          </table:table-cell>
          <table:table-cell office:value-type="float" office:value="6.6109999999999998" table:style-name="ce8">
            <text:p>6.611</text:p>
          </table:table-cell>
          <table:table-cell office:value-type="float" office:value="6.8070000000000004" table:style-name="ce8">
            <text:p>6.807</text:p>
          </table:table-cell>
          <table:table-cell office:value-type="float" office:value="6.7050000000000001" table:style-name="ce8">
            <text:p>6.705</text:p>
          </table:table-cell>
          <table:table-cell office:value-type="float" office:value="6.694" table:style-name="ce8">
            <text:p>6.694</text:p>
          </table:table-cell>
          <table:table-cell office:value-type="float" office:value="6.8929999999999998" table:style-name="ce8">
            <text:p>6.893</text:p>
          </table:table-cell>
          <table:table-cell office:value-type="float" office:value="6.9870000000000001" table:style-name="ce8">
            <text:p>6.987</text:p>
          </table:table-cell>
          <table:table-cell office:value-type="float" office:value="6.976" table:style-name="ce8">
            <text:p>6.976</text:p>
          </table:table-cell>
          <table:table-cell office:value-type="float" office:value="6.843" table:style-name="ce8">
            <text:p>6.843</text:p>
          </table:table-cell>
          <table:table-cell office:value-type="float" office:value="6.6580000000000004" table:style-name="ce8">
            <text:p>6.658</text:p>
          </table:table-cell>
          <table:table-cell office:value-type="float" office:value="6.6559999999999997" table:style-name="ce8">
            <text:p>6.656</text:p>
          </table:table-cell>
          <table:table-cell office:value-type="float" office:value="6.5250000000000004" table:style-name="ce8">
            <text:p>6.525</text:p>
          </table:table-cell>
          <table:table-cell office:value-type="float" office:value="6.6120000000000001" table:style-name="ce8">
            <text:p>6.612</text:p>
          </table:table-cell>
          <table:table-cell office:value-type="float" office:value="5.7009999999999996" table:style-name="ce8">
            <text:p>5.701</text:p>
          </table:table-cell>
          <table:table-cell office:value-type="float" office:value="5.2409999999999997" table:style-name="ce8">
            <text:p>5.241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51.008000000000003" table:style-name="ce8">
            <text:p>51.008</text:p>
          </table:table-cell>
          <table:table-cell office:value-type="float" office:value="48.65" table:style-name="ce8">
            <text:p>48.65</text:p>
          </table:table-cell>
          <table:table-cell office:value-type="float" office:value="47.149000000000001" table:style-name="ce8">
            <text:p>47.149</text:p>
          </table:table-cell>
          <table:table-cell office:value-type="float" office:value="46.203000000000003" table:style-name="ce8">
            <text:p>46.203</text:p>
          </table:table-cell>
          <table:table-cell office:value-type="float" office:value="45.695999999999998" table:style-name="ce8">
            <text:p>45.696</text:p>
          </table:table-cell>
          <table:table-cell office:value-type="float" office:value="45.872" table:style-name="ce8">
            <text:p>45.872</text:p>
          </table:table-cell>
          <table:table-cell office:value-type="float" office:value="46.652999999999999" table:style-name="ce8">
            <text:p>46.653</text:p>
          </table:table-cell>
          <table:table-cell office:value-type="float" office:value="51.939" table:style-name="ce8">
            <text:p>51.939</text:p>
          </table:table-cell>
          <table:table-cell office:value-type="float" office:value="55.911999999999999" table:style-name="ce8">
            <text:p>55.912</text:p>
          </table:table-cell>
          <table:table-cell office:value-type="float" office:value="59.32" table:style-name="ce8">
            <text:p>59.32</text:p>
          </table:table-cell>
          <table:table-cell office:value-type="float" office:value="61.027999999999999" table:style-name="ce8">
            <text:p>61.028</text:p>
          </table:table-cell>
          <table:table-cell office:value-type="float" office:value="62.843000000000004" table:style-name="ce8">
            <text:p>62.843</text:p>
          </table:table-cell>
          <table:table-cell office:value-type="float" office:value="61.896000000000001" table:style-name="ce8">
            <text:p>61.896</text:p>
          </table:table-cell>
          <table:table-cell office:value-type="float" office:value="61.798999999999999" table:style-name="ce8">
            <text:p>61.799</text:p>
          </table:table-cell>
          <table:table-cell office:value-type="float" office:value="63.64" table:style-name="ce8">
            <text:p>63.64</text:p>
          </table:table-cell>
          <table:table-cell office:value-type="float" office:value="64.507000000000005" table:style-name="ce8">
            <text:p>64.507</text:p>
          </table:table-cell>
          <table:table-cell office:value-type="float" office:value="64.400999999999996" table:style-name="ce8">
            <text:p>64.401</text:p>
          </table:table-cell>
          <table:table-cell office:value-type="float" office:value="63.170999999999999" table:style-name="ce8">
            <text:p>63.171</text:p>
          </table:table-cell>
          <table:table-cell office:value-type="float" office:value="61.462000000000003" table:style-name="ce8">
            <text:p>61.462</text:p>
          </table:table-cell>
          <table:table-cell office:value-type="float" office:value="61.444000000000003" table:style-name="ce8">
            <text:p>61.444</text:p>
          </table:table-cell>
          <table:table-cell office:value-type="float" office:value="60.24" table:style-name="ce8">
            <text:p>60.24</text:p>
          </table:table-cell>
          <table:table-cell office:value-type="float" office:value="61.036999999999999" table:style-name="ce8">
            <text:p>61.037</text:p>
          </table:table-cell>
          <table:table-cell office:value-type="float" office:value="62.91" table:style-name="ce8">
            <text:p>62.91</text:p>
          </table:table-cell>
          <table:table-cell office:value-type="float" office:value="57.835000000000001" table:style-name="ce8">
            <text:p>57.835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2.433" table:style-name="ce8">
            <text:p>12.433</text:p>
          </table:table-cell>
          <table:table-cell office:value-type="float" office:value="11.859" table:style-name="ce8">
            <text:p>11.859</text:p>
          </table:table-cell>
          <table:table-cell office:value-type="float" office:value="11.493" table:style-name="ce8">
            <text:p>11.493</text:p>
          </table:table-cell>
          <table:table-cell office:value-type="float" office:value="11.262" table:style-name="ce8">
            <text:p>11.262</text:p>
          </table:table-cell>
          <table:table-cell office:value-type="float" office:value="11.138" table:style-name="ce8">
            <text:p>11.138</text:p>
          </table:table-cell>
          <table:table-cell office:value-type="float" office:value="11.180999999999999" table:style-name="ce8">
            <text:p>11.181</text:p>
          </table:table-cell>
          <table:table-cell office:value-type="float" office:value="11.372" table:style-name="ce8">
            <text:p>11.372</text:p>
          </table:table-cell>
          <table:table-cell office:value-type="float" office:value="12.66" table:style-name="ce8">
            <text:p>12.66</text:p>
          </table:table-cell>
          <table:table-cell office:value-type="float" office:value="11.323" table:style-name="ce8">
            <text:p>11.323</text:p>
          </table:table-cell>
          <table:table-cell office:value-type="float" office:value="12.013" table:style-name="ce8">
            <text:p>12.013</text:p>
          </table:table-cell>
          <table:table-cell office:value-type="float" office:value="12.359" table:style-name="ce8">
            <text:p>12.359</text:p>
          </table:table-cell>
          <table:table-cell office:value-type="float" office:value="12.726000000000001" table:style-name="ce8">
            <text:p>12.726</text:p>
          </table:table-cell>
          <table:table-cell office:value-type="float" office:value="12.535" table:style-name="ce8">
            <text:p>12.535</text:p>
          </table:table-cell>
          <table:table-cell office:value-type="float" office:value="12.515000000000001" table:style-name="ce8">
            <text:p>12.515</text:p>
          </table:table-cell>
          <table:table-cell office:value-type="float" office:value="12.888" table:style-name="ce8">
            <text:p>12.888</text:p>
          </table:table-cell>
          <table:table-cell office:value-type="float" office:value="13.063000000000001" table:style-name="ce8">
            <text:p>13.063</text:p>
          </table:table-cell>
          <table:table-cell office:value-type="float" office:value="13.042" table:style-name="ce8">
            <text:p>13.042</text:p>
          </table:table-cell>
          <table:table-cell office:value-type="float" office:value="12.792999999999999" table:style-name="ce8">
            <text:p>12.793</text:p>
          </table:table-cell>
          <table:table-cell office:value-type="float" office:value="12.446999999999999" table:style-name="ce8">
            <text:p>12.447</text:p>
          </table:table-cell>
          <table:table-cell office:value-type="float" office:value="12.443" table:style-name="ce8">
            <text:p>12.443</text:p>
          </table:table-cell>
          <table:table-cell office:value-type="float" office:value="12.199" table:style-name="ce8">
            <text:p>12.199</text:p>
          </table:table-cell>
          <table:table-cell office:value-type="float" office:value="12.361000000000001" table:style-name="ce8">
            <text:p>12.361</text:p>
          </table:table-cell>
          <table:table-cell office:value-type="float" office:value="15.334" table:style-name="ce8">
            <text:p>15.334</text:p>
          </table:table-cell>
          <table:table-cell office:value-type="float" office:value="14.097" table:style-name="ce8">
            <text:p>14.097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0.562999999999999" table:style-name="ce8">
            <text:p>20.563</text:p>
          </table:table-cell>
          <table:table-cell office:value-type="float" office:value="19.611999999999998" table:style-name="ce8">
            <text:p>19.612</text:p>
          </table:table-cell>
          <table:table-cell office:value-type="float" office:value="19.007000000000001" table:style-name="ce8">
            <text:p>19.007</text:p>
          </table:table-cell>
          <table:table-cell office:value-type="float" office:value="18.626000000000001" table:style-name="ce8">
            <text:p>18.626</text:p>
          </table:table-cell>
          <table:table-cell office:value-type="float" office:value="18.420999999999999" table:style-name="ce8">
            <text:p>18.421</text:p>
          </table:table-cell>
          <table:table-cell office:value-type="float" office:value="18.492000000000001" table:style-name="ce8">
            <text:p>18.492</text:p>
          </table:table-cell>
          <table:table-cell office:value-type="float" office:value="18.806999999999999" table:style-name="ce8">
            <text:p>18.807</text:p>
          </table:table-cell>
          <table:table-cell office:value-type="float" office:value="20.937999999999999" table:style-name="ce8">
            <text:p>20.938</text:p>
          </table:table-cell>
          <table:table-cell office:value-type="float" office:value="27.824000000000002" table:style-name="ce8">
            <text:p>27.824</text:p>
          </table:table-cell>
          <table:table-cell office:value-type="float" office:value="29.52" table:style-name="ce8">
            <text:p>29.52</text:p>
          </table:table-cell>
          <table:table-cell office:value-type="float" office:value="30.37" table:style-name="ce8">
            <text:p>30.37</text:p>
          </table:table-cell>
          <table:table-cell office:value-type="float" office:value="31.274000000000001" table:style-name="ce8">
            <text:p>31.274</text:p>
          </table:table-cell>
          <table:table-cell office:value-type="float" office:value="30.802" table:style-name="ce8">
            <text:p>30.802</text:p>
          </table:table-cell>
          <table:table-cell office:value-type="float" office:value="30.754000000000001" table:style-name="ce8">
            <text:p>30.754</text:p>
          </table:table-cell>
          <table:table-cell office:value-type="float" office:value="31.67" table:style-name="ce8">
            <text:p>31.67</text:p>
          </table:table-cell>
          <table:table-cell office:value-type="float" office:value="32.101999999999997" table:style-name="ce8">
            <text:p>32.102</text:p>
          </table:table-cell>
          <table:table-cell office:value-type="float" office:value="32.048999999999999" table:style-name="ce8">
            <text:p>32.049</text:p>
          </table:table-cell>
          <table:table-cell office:value-type="float" office:value="31.437000000000001" table:style-name="ce8">
            <text:p>31.437</text:p>
          </table:table-cell>
          <table:table-cell office:value-type="float" office:value="30.585999999999999" table:style-name="ce8">
            <text:p>30.586</text:p>
          </table:table-cell>
          <table:table-cell office:value-type="float" office:value="30.577999999999999" table:style-name="ce8">
            <text:p>30.578</text:p>
          </table:table-cell>
          <table:table-cell office:value-type="float" office:value="29.978000000000002" table:style-name="ce8">
            <text:p>29.978</text:p>
          </table:table-cell>
          <table:table-cell office:value-type="float" office:value="30.375" table:style-name="ce8">
            <text:p>30.375</text:p>
          </table:table-cell>
          <table:table-cell office:value-type="float" office:value="25.361000000000001" table:style-name="ce8">
            <text:p>25.361</text:p>
          </table:table-cell>
          <table:table-cell office:value-type="float" office:value="23.315000000000001" table:style-name="ce8">
            <text:p>23.315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7.215" table:style-name="ce8">
            <text:p>17.215</text:p>
          </table:table-cell>
          <table:table-cell office:value-type="float" office:value="16.419" table:style-name="ce8">
            <text:p>16.419</text:p>
          </table:table-cell>
          <table:table-cell office:value-type="float" office:value="15.913" table:style-name="ce8">
            <text:p>15.913</text:p>
          </table:table-cell>
          <table:table-cell office:value-type="float" office:value="15.593999999999999" table:style-name="ce8">
            <text:p>15.594</text:p>
          </table:table-cell>
          <table:table-cell office:value-type="float" office:value="15.422000000000001" table:style-name="ce8">
            <text:p>15.422</text:p>
          </table:table-cell>
          <table:table-cell office:value-type="float" office:value="15.481999999999999" table:style-name="ce8">
            <text:p>15.482</text:p>
          </table:table-cell>
          <table:table-cell office:value-type="float" office:value="15.744999999999999" table:style-name="ce8">
            <text:p>15.745</text:p>
          </table:table-cell>
          <table:table-cell office:value-type="float" office:value="17.529" table:style-name="ce8">
            <text:p>17.529</text:p>
          </table:table-cell>
          <table:table-cell office:value-type="float" office:value="22.821000000000002" table:style-name="ce8">
            <text:p>22.821</text:p>
          </table:table-cell>
          <table:table-cell office:value-type="float" office:value="24.212" table:style-name="ce8">
            <text:p>24.212</text:p>
          </table:table-cell>
          <table:table-cell office:value-type="float" office:value="24.91" table:style-name="ce8">
            <text:p>24.91</text:p>
          </table:table-cell>
          <table:table-cell office:value-type="float" office:value="25.65" table:style-name="ce8">
            <text:p>25.65</text:p>
          </table:table-cell>
          <table:table-cell office:value-type="float" office:value="25.263999999999999" table:style-name="ce8">
            <text:p>25.264</text:p>
          </table:table-cell>
          <table:table-cell office:value-type="float" office:value="25.224" table:style-name="ce8">
            <text:p>25.224</text:p>
          </table:table-cell>
          <table:table-cell office:value-type="float" office:value="25.975000000000001" table:style-name="ce8">
            <text:p>25.975</text:p>
          </table:table-cell>
          <table:table-cell office:value-type="float" office:value="26.33" table:style-name="ce8">
            <text:p>26.33</text:p>
          </table:table-cell>
          <table:table-cell office:value-type="float" office:value="26.286000000000001" table:style-name="ce8">
            <text:p>26.286</text:p>
          </table:table-cell>
          <table:table-cell office:value-type="float" office:value="25.783999999999999" table:style-name="ce8">
            <text:p>25.784</text:p>
          </table:table-cell>
          <table:table-cell office:value-type="float" office:value="25.087" table:style-name="ce8">
            <text:p>25.087</text:p>
          </table:table-cell>
          <table:table-cell office:value-type="float" office:value="25.079000000000001" table:style-name="ce8">
            <text:p>25.079</text:p>
          </table:table-cell>
          <table:table-cell office:value-type="float" office:value="24.588000000000001" table:style-name="ce8">
            <text:p>24.588</text:p>
          </table:table-cell>
          <table:table-cell office:value-type="float" office:value="24.913" table:style-name="ce8">
            <text:p>24.913</text:p>
          </table:table-cell>
          <table:table-cell office:value-type="float" office:value="21.231999999999999" table:style-name="ce8">
            <text:p>21.232</text:p>
          </table:table-cell>
          <table:table-cell office:value-type="float" office:value="19.518999999999998" table:style-name="ce8">
            <text:p>19.519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2.56" table:style-name="ce8">
            <text:p>42.56</text:p>
          </table:table-cell>
          <table:table-cell office:value-type="float" office:value="40.593000000000004" table:style-name="ce8">
            <text:p>40.593</text:p>
          </table:table-cell>
          <table:table-cell office:value-type="float" office:value="39.340000000000003" table:style-name="ce8">
            <text:p>39.34</text:p>
          </table:table-cell>
          <table:table-cell office:value-type="float" office:value="38.551000000000002" table:style-name="ce8">
            <text:p>38.551</text:p>
          </table:table-cell>
          <table:table-cell office:value-type="float" office:value="38.127000000000002" table:style-name="ce8">
            <text:p>38.127</text:p>
          </table:table-cell>
          <table:table-cell office:value-type="float" office:value="38.274999999999999" table:style-name="ce8">
            <text:p>38.275</text:p>
          </table:table-cell>
          <table:table-cell office:value-type="float" office:value="38.926000000000002" table:style-name="ce8">
            <text:p>38.926</text:p>
          </table:table-cell>
          <table:table-cell office:value-type="float" office:value="43.335999999999999" table:style-name="ce8">
            <text:p>43.336</text:p>
          </table:table-cell>
          <table:table-cell office:value-type="float" office:value="48.713999999999999" table:style-name="ce8">
            <text:p>48.714</text:p>
          </table:table-cell>
          <table:table-cell office:value-type="float" office:value="51.683999999999997" table:style-name="ce8">
            <text:p>51.684</text:p>
          </table:table-cell>
          <table:table-cell office:value-type="float" office:value="53.171999999999997" table:style-name="ce8">
            <text:p>53.172</text:p>
          </table:table-cell>
          <table:table-cell office:value-type="float" office:value="54.753" table:style-name="ce8">
            <text:p>54.753</text:p>
          </table:table-cell>
          <table:table-cell office:value-type="float" office:value="53.927999999999997" table:style-name="ce8">
            <text:p>53.928</text:p>
          </table:table-cell>
          <table:table-cell office:value-type="float" office:value="53.843000000000004" table:style-name="ce8">
            <text:p>53.843</text:p>
          </table:table-cell>
          <table:table-cell office:value-type="float" office:value="55.448" table:style-name="ce8">
            <text:p>55.448</text:p>
          </table:table-cell>
          <table:table-cell office:value-type="float" office:value="56.203000000000003" table:style-name="ce8">
            <text:p>56.203</text:p>
          </table:table-cell>
          <table:table-cell office:value-type="float" office:value="56.110999999999997" table:style-name="ce8">
            <text:p>56.111</text:p>
          </table:table-cell>
          <table:table-cell office:value-type="float" office:value="55.039000000000001" table:style-name="ce8">
            <text:p>55.039</text:p>
          </table:table-cell>
          <table:table-cell office:value-type="float" office:value="53.55" table:style-name="ce8">
            <text:p>53.55</text:p>
          </table:table-cell>
          <table:table-cell office:value-type="float" office:value="53.534999999999997" table:style-name="ce8">
            <text:p>53.535</text:p>
          </table:table-cell>
          <table:table-cell office:value-type="float" office:value="52.485999999999997" table:style-name="ce8">
            <text:p>52.486</text:p>
          </table:table-cell>
          <table:table-cell office:value-type="float" office:value="53.18" table:style-name="ce8">
            <text:p>53.18</text:p>
          </table:table-cell>
          <table:table-cell office:value-type="float" office:value="52.491" table:style-name="ce8">
            <text:p>52.491</text:p>
          </table:table-cell>
          <table:table-cell office:value-type="float" office:value="48.256" table:style-name="ce8">
            <text:p>48.256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42.878999999999998" table:style-name="ce8">
            <text:p>42.879</text:p>
          </table:table-cell>
          <table:table-cell office:value-type="float" office:value="40.896999999999998" table:style-name="ce8">
            <text:p>40.897</text:p>
          </table:table-cell>
          <table:table-cell office:value-type="float" office:value="39.634999999999998" table:style-name="ce8">
            <text:p>39.635</text:p>
          </table:table-cell>
          <table:table-cell office:value-type="float" office:value="38.840000000000003" table:style-name="ce8">
            <text:p>38.84</text:p>
          </table:table-cell>
          <table:table-cell office:value-type="float" office:value="38.412999999999997" table:style-name="ce8">
            <text:p>38.413</text:p>
          </table:table-cell>
          <table:table-cell office:value-type="float" office:value="38.561" table:style-name="ce8">
            <text:p>38.561</text:p>
          </table:table-cell>
          <table:table-cell office:value-type="float" office:value="39.216999999999999" table:style-name="ce8">
            <text:p>39.217</text:p>
          </table:table-cell>
          <table:table-cell office:value-type="float" office:value="43.661000000000001" table:style-name="ce8">
            <text:p>43.661</text:p>
          </table:table-cell>
          <table:table-cell office:value-type="float" office:value="49.591999999999999" table:style-name="ce8">
            <text:p>49.592</text:p>
          </table:table-cell>
          <table:table-cell office:value-type="float" office:value="52.615000000000002" table:style-name="ce8">
            <text:p>52.615</text:p>
          </table:table-cell>
          <table:table-cell office:value-type="float" office:value="54.13" table:style-name="ce8">
            <text:p>54.13</text:p>
          </table:table-cell>
          <table:table-cell office:value-type="float" office:value="55.74" table:style-name="ce8">
            <text:p>55.74</text:p>
          </table:table-cell>
          <table:table-cell office:value-type="float" office:value="54.9" table:style-name="ce8">
            <text:p>54.9</text:p>
          </table:table-cell>
          <table:table-cell office:value-type="float" office:value="54.813000000000002" table:style-name="ce8">
            <text:p>54.813</text:p>
          </table:table-cell>
          <table:table-cell office:value-type="float" office:value="56.447000000000003" table:style-name="ce8">
            <text:p>56.447</text:p>
          </table:table-cell>
          <table:table-cell office:value-type="float" office:value="57.216000000000001" table:style-name="ce8">
            <text:p>57.216</text:p>
          </table:table-cell>
          <table:table-cell office:value-type="float" office:value="57.122" table:style-name="ce8">
            <text:p>57.122</text:p>
          </table:table-cell>
          <table:table-cell office:value-type="float" office:value="56.03" table:style-name="ce8">
            <text:p>56.03</text:p>
          </table:table-cell>
          <table:table-cell office:value-type="float" office:value="54.515000000000001" table:style-name="ce8">
            <text:p>54.515</text:p>
          </table:table-cell>
          <table:table-cell office:value-type="float" office:value="54.499000000000002" table:style-name="ce8">
            <text:p>54.499</text:p>
          </table:table-cell>
          <table:table-cell office:value-type="float" office:value="53.432000000000002" table:style-name="ce8">
            <text:p>53.432</text:p>
          </table:table-cell>
          <table:table-cell office:value-type="float" office:value="54.137999999999998" table:style-name="ce8">
            <text:p>54.138</text:p>
          </table:table-cell>
          <table:table-cell office:value-type="float" office:value="52.884" table:style-name="ce8">
            <text:p>52.884</text:p>
          </table:table-cell>
          <table:table-cell office:value-type="float" office:value="48.616999999999997" table:style-name="ce8">
            <text:p>48.617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38.256" table:style-name="ce8">
            <text:p>38.256</text:p>
          </table:table-cell>
          <table:table-cell office:value-type="float" office:value="36.488" table:style-name="ce8">
            <text:p>36.488</text:p>
          </table:table-cell>
          <table:table-cell office:value-type="float" office:value="35.362000000000002" table:style-name="ce8">
            <text:p>35.362</text:p>
          </table:table-cell>
          <table:table-cell office:value-type="float" office:value="34.652999999999999" table:style-name="ce8">
            <text:p>34.653</text:p>
          </table:table-cell>
          <table:table-cell office:value-type="float" office:value="34.271999999999998" table:style-name="ce8">
            <text:p>34.272</text:p>
          </table:table-cell>
          <table:table-cell office:value-type="float" office:value="34.404000000000003" table:style-name="ce8">
            <text:p>34.404</text:p>
          </table:table-cell>
          <table:table-cell office:value-type="float" office:value="34.988999999999997" table:style-name="ce8">
            <text:p>34.989</text:p>
          </table:table-cell>
          <table:table-cell office:value-type="float" office:value="38.954000000000001" table:style-name="ce8">
            <text:p>38.954</text:p>
          </table:table-cell>
          <table:table-cell office:value-type="float" office:value="52.225000000000001" table:style-name="ce8">
            <text:p>52.225</text:p>
          </table:table-cell>
          <table:table-cell office:value-type="float" office:value="55.408999999999999" table:style-name="ce8">
            <text:p>55.409</text:p>
          </table:table-cell>
          <table:table-cell office:value-type="float" office:value="57.005000000000003" table:style-name="ce8">
            <text:p>57.005</text:p>
          </table:table-cell>
          <table:table-cell office:value-type="float" office:value="58.7" table:style-name="ce8">
            <text:p>58.7</text:p>
          </table:table-cell>
          <table:table-cell office:value-type="float" office:value="57.814999999999998" table:style-name="ce8">
            <text:p>57.815</text:p>
          </table:table-cell>
          <table:table-cell office:value-type="float" office:value="57.723999999999997" table:style-name="ce8">
            <text:p>57.724</text:p>
          </table:table-cell>
          <table:table-cell office:value-type="float" office:value="59.444000000000003" table:style-name="ce8">
            <text:p>59.444</text:p>
          </table:table-cell>
          <table:table-cell office:value-type="float" office:value="60.253999999999998" table:style-name="ce8">
            <text:p>60.254</text:p>
          </table:table-cell>
          <table:table-cell office:value-type="float" office:value="60.155000000000001" table:style-name="ce8">
            <text:p>60.155</text:p>
          </table:table-cell>
          <table:table-cell office:value-type="float" office:value="59.006" table:style-name="ce8">
            <text:p>59.006</text:p>
          </table:table-cell>
          <table:table-cell office:value-type="float" office:value="57.41" table:style-name="ce8">
            <text:p>57.41</text:p>
          </table:table-cell>
          <table:table-cell office:value-type="float" office:value="57.393000000000001" table:style-name="ce8">
            <text:p>57.393</text:p>
          </table:table-cell>
          <table:table-cell office:value-type="float" office:value="56.268999999999998" table:style-name="ce8">
            <text:p>56.269</text:p>
          </table:table-cell>
          <table:table-cell office:value-type="float" office:value="57.012999999999998" table:style-name="ce8">
            <text:p>57.013</text:p>
          </table:table-cell>
          <table:table-cell office:value-type="float" office:value="47.183" table:style-name="ce8">
            <text:p>47.183</text:p>
          </table:table-cell>
          <table:table-cell office:value-type="float" office:value="43.375999999999998" table:style-name="ce8">
            <text:p>43.376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5.42" table:style-name="ce8">
            <text:p>5.42</text:p>
          </table:table-cell>
          <table:table-cell office:value-type="float" office:value="5.1689999999999996" table:style-name="ce8">
            <text:p>5.169</text:p>
          </table:table-cell>
          <table:table-cell office:value-type="float" office:value="5.01" table:style-name="ce8">
            <text:p>5.01</text:p>
          </table:table-cell>
          <table:table-cell office:value-type="float" office:value="4.9089999999999998" table:style-name="ce8">
            <text:p>4.909</text:p>
          </table:table-cell>
          <table:table-cell office:value-type="float" office:value="4.8550000000000004" table:style-name="ce8">
            <text:p>4.855</text:p>
          </table:table-cell>
          <table:table-cell office:value-type="float" office:value="4.8739999999999997" table:style-name="ce8">
            <text:p>4.874</text:p>
          </table:table-cell>
          <table:table-cell office:value-type="float" office:value="4.9569999999999999" table:style-name="ce8">
            <text:p>4.957</text:p>
          </table:table-cell>
          <table:table-cell office:value-type="float" office:value="5.5179999999999998" table:style-name="ce8">
            <text:p>5.518</text:p>
          </table:table-cell>
          <table:table-cell office:value-type="float" office:value="3.6859999999999999" table:style-name="ce8">
            <text:p>3.686</text:p>
          </table:table-cell>
          <table:table-cell office:value-type="float" office:value="3.911" table:style-name="ce8">
            <text:p>3.911</text:p>
          </table:table-cell>
          <table:table-cell office:value-type="float" office:value="4.024" table:style-name="ce8">
            <text:p>4.024</text:p>
          </table:table-cell>
          <table:table-cell office:value-type="float" office:value="4.1440000000000001" table:style-name="ce8">
            <text:p>4.144</text:p>
          </table:table-cell>
          <table:table-cell office:value-type="float" office:value="4.0810000000000004" table:style-name="ce8">
            <text:p>4.081</text:p>
          </table:table-cell>
          <table:table-cell office:value-type="float" office:value="4.0750000000000002" table:style-name="ce8">
            <text:p>4.075</text:p>
          </table:table-cell>
          <table:table-cell office:value-type="float" office:value="4.1959999999999997" table:style-name="ce8">
            <text:p>4.196</text:p>
          </table:table-cell>
          <table:table-cell office:value-type="float" office:value="4.2530000000000001" table:style-name="ce8">
            <text:p>4.253</text:p>
          </table:table-cell>
          <table:table-cell office:value-type="float" office:value="4.2460000000000004" table:style-name="ce8">
            <text:p>4.246</text:p>
          </table:table-cell>
          <table:table-cell office:value-type="float" office:value="4.165" table:style-name="ce8">
            <text:p>4.165</text:p>
          </table:table-cell>
          <table:table-cell office:value-type="float" office:value="4.0519999999999996" table:style-name="ce8">
            <text:p>4.052</text:p>
          </table:table-cell>
          <table:table-cell office:value-type="float" office:value="4.0510000000000002" table:style-name="ce8">
            <text:p>4.051</text:p>
          </table:table-cell>
          <table:table-cell office:value-type="float" office:value="3.972" table:style-name="ce8">
            <text:p>3.972</text:p>
          </table:table-cell>
          <table:table-cell office:value-type="float" office:value="4.024" table:style-name="ce8">
            <text:p>4.024</text:p>
          </table:table-cell>
          <table:table-cell office:value-type="float" office:value="6.6840000000000002" table:style-name="ce8">
            <text:p>6.684</text:p>
          </table:table-cell>
          <table:table-cell office:value-type="float" office:value="6.1449999999999996" table:style-name="ce8">
            <text:p>6.145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8.809000000000001" table:style-name="ce8">
            <text:p>18.809</text:p>
          </table:table-cell>
          <table:table-cell office:value-type="float" office:value="17.940000000000001" table:style-name="ce8">
            <text:p>17.94</text:p>
          </table:table-cell>
          <table:table-cell office:value-type="float" office:value="17.385999999999999" table:style-name="ce8">
            <text:p>17.386</text:p>
          </table:table-cell>
          <table:table-cell office:value-type="float" office:value="17.038" table:style-name="ce8">
            <text:p>17.038</text:p>
          </table:table-cell>
          <table:table-cell office:value-type="float" office:value="16.850000000000001" table:style-name="ce8">
            <text:p>16.85</text:p>
          </table:table-cell>
          <table:table-cell office:value-type="float" office:value="16.914999999999999" table:style-name="ce8">
            <text:p>16.915</text:p>
          </table:table-cell>
          <table:table-cell office:value-type="float" office:value="17.202999999999999" table:style-name="ce8">
            <text:p>17.203</text:p>
          </table:table-cell>
          <table:table-cell office:value-type="float" office:value="19.152000000000001" table:style-name="ce8">
            <text:p>19.152</text:p>
          </table:table-cell>
          <table:table-cell office:value-type="float" office:value="30.896000000000001" table:style-name="ce8">
            <text:p>30.896</text:p>
          </table:table-cell>
          <table:table-cell office:value-type="float" office:value="32.78" table:style-name="ce8">
            <text:p>32.78</text:p>
          </table:table-cell>
          <table:table-cell office:value-type="float" office:value="33.723999999999997" table:style-name="ce8">
            <text:p>33.724</text:p>
          </table:table-cell>
          <table:table-cell office:value-type="float" office:value="34.725999999999999" table:style-name="ce8">
            <text:p>34.726</text:p>
          </table:table-cell>
          <table:table-cell office:value-type="float" office:value="34.203000000000003" table:style-name="ce8">
            <text:p>34.203</text:p>
          </table:table-cell>
          <table:table-cell office:value-type="float" office:value="34.149000000000001" table:style-name="ce8">
            <text:p>34.149</text:p>
          </table:table-cell>
          <table:table-cell office:value-type="float" office:value="35.167000000000002" table:style-name="ce8">
            <text:p>35.167</text:p>
          </table:table-cell>
          <table:table-cell office:value-type="float" office:value="35.646000000000001" table:style-name="ce8">
            <text:p>35.646</text:p>
          </table:table-cell>
          <table:table-cell office:value-type="float" office:value="35.587000000000003" table:style-name="ce8">
            <text:p>35.587</text:p>
          </table:table-cell>
          <table:table-cell office:value-type="float" office:value="34.906999999999996" table:style-name="ce8">
            <text:p>34.907</text:p>
          </table:table-cell>
          <table:table-cell office:value-type="float" office:value="33.963000000000001" table:style-name="ce8">
            <text:p>33.963</text:p>
          </table:table-cell>
          <table:table-cell office:value-type="float" office:value="33.954000000000001" table:style-name="ce8">
            <text:p>33.954</text:p>
          </table:table-cell>
          <table:table-cell office:value-type="float" office:value="33.287999999999997" table:style-name="ce8">
            <text:p>33.288</text:p>
          </table:table-cell>
          <table:table-cell office:value-type="float" office:value="33.728999999999999" table:style-name="ce8">
            <text:p>33.729</text:p>
          </table:table-cell>
          <table:table-cell office:value-type="float" office:value="23.198" table:style-name="ce8">
            <text:p>23.198</text:p>
          </table:table-cell>
          <table:table-cell office:value-type="float" office:value="21.327000000000002" table:style-name="ce8">
            <text:p>21.327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5.143000000000001" table:style-name="ce8">
            <text:p>15.143</text:p>
          </table:table-cell>
          <table:table-cell office:value-type="float" office:value="14.443" table:style-name="ce8">
            <text:p>14.443</text:p>
          </table:table-cell>
          <table:table-cell office:value-type="float" office:value="13.997" table:style-name="ce8">
            <text:p>13.997</text:p>
          </table:table-cell>
          <table:table-cell office:value-type="float" office:value="13.717000000000001" table:style-name="ce8">
            <text:p>13.717</text:p>
          </table:table-cell>
          <table:table-cell office:value-type="float" office:value="13.566000000000001" table:style-name="ce8">
            <text:p>13.566</text:p>
          </table:table-cell>
          <table:table-cell office:value-type="float" office:value="13.618" table:style-name="ce8">
            <text:p>13.618</text:p>
          </table:table-cell>
          <table:table-cell office:value-type="float" office:value="13.85" table:style-name="ce8">
            <text:p>13.85</text:p>
          </table:table-cell>
          <table:table-cell office:value-type="float" office:value="15.419" table:style-name="ce8">
            <text:p>15.419</text:p>
          </table:table-cell>
          <table:table-cell office:value-type="float" office:value="18.257000000000001" table:style-name="ce8">
            <text:p>18.257</text:p>
          </table:table-cell>
          <table:table-cell office:value-type="float" office:value="19.37" table:style-name="ce8">
            <text:p>19.37</text:p>
          </table:table-cell>
          <table:table-cell office:value-type="float" office:value="19.928000000000001" table:style-name="ce8">
            <text:p>19.928</text:p>
          </table:table-cell>
          <table:table-cell office:value-type="float" office:value="20.52" table:style-name="ce8">
            <text:p>20.52</text:p>
          </table:table-cell>
          <table:table-cell office:value-type="float" office:value="20.210999999999999" table:style-name="ce8">
            <text:p>20.211</text:p>
          </table:table-cell>
          <table:table-cell office:value-type="float" office:value="20.178999999999998" table:style-name="ce8">
            <text:p>20.179</text:p>
          </table:table-cell>
          <table:table-cell office:value-type="float" office:value="20.78" table:style-name="ce8">
            <text:p>20.78</text:p>
          </table:table-cell>
          <table:table-cell office:value-type="float" office:value="21.064" table:style-name="ce8">
            <text:p>21.064</text:p>
          </table:table-cell>
          <table:table-cell office:value-type="float" office:value="21.029" table:style-name="ce8">
            <text:p>21.029</text:p>
          </table:table-cell>
          <table:table-cell office:value-type="float" office:value="20.626999999999999" table:style-name="ce8">
            <text:p>20.627</text:p>
          </table:table-cell>
          <table:table-cell office:value-type="float" office:value="20.068999999999999" table:style-name="ce8">
            <text:p>20.069</text:p>
          </table:table-cell>
          <table:table-cell office:value-type="float" office:value="20.062999999999999" table:style-name="ce8">
            <text:p>20.063</text:p>
          </table:table-cell>
          <table:table-cell office:value-type="float" office:value="19.670000000000002" table:style-name="ce8">
            <text:p>19.67</text:p>
          </table:table-cell>
          <table:table-cell office:value-type="float" office:value="19.931000000000001" table:style-name="ce8">
            <text:p>19.931</text:p>
          </table:table-cell>
          <table:table-cell office:value-type="float" office:value="18.677" table:style-name="ce8">
            <text:p>18.677</text:p>
          </table:table-cell>
          <table:table-cell office:value-type="float" office:value="17.170000000000002" table:style-name="ce8">
            <text:p>17.17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5.94" table:style-name="ce8">
            <text:p>15.94</text:p>
          </table:table-cell>
          <table:table-cell office:value-type="float" office:value="15.202999999999999" table:style-name="ce8">
            <text:p>15.203</text:p>
          </table:table-cell>
          <table:table-cell office:value-type="float" office:value="14.734" table:style-name="ce8">
            <text:p>14.734</text:p>
          </table:table-cell>
          <table:table-cell office:value-type="float" office:value="14.439" table:style-name="ce8">
            <text:p>14.439</text:p>
          </table:table-cell>
          <table:table-cell office:value-type="float" office:value="14.28" table:style-name="ce8">
            <text:p>14.28</text:p>
          </table:table-cell>
          <table:table-cell office:value-type="float" office:value="14.335000000000001" table:style-name="ce8">
            <text:p>14.335</text:p>
          </table:table-cell>
          <table:table-cell office:value-type="float" office:value="14.579000000000001" table:style-name="ce8">
            <text:p>14.579</text:p>
          </table:table-cell>
          <table:table-cell office:value-type="float" office:value="16.231000000000002" table:style-name="ce8">
            <text:p>16.231</text:p>
          </table:table-cell>
          <table:table-cell office:value-type="float" office:value="15.536" table:style-name="ce8">
            <text:p>15.536</text:p>
          </table:table-cell>
          <table:table-cell office:value-type="float" office:value="16.483000000000001" table:style-name="ce8">
            <text:p>16.483</text:p>
          </table:table-cell>
          <table:table-cell office:value-type="float" office:value="16.957999999999998" table:style-name="ce8">
            <text:p>16.958</text:p>
          </table:table-cell>
          <table:table-cell office:value-type="float" office:value="17.462" table:style-name="ce8">
            <text:p>17.462</text:p>
          </table:table-cell>
          <table:table-cell office:value-type="float" office:value="17.199000000000002" table:style-name="ce8">
            <text:p>17.199</text:p>
          </table:table-cell>
          <table:table-cell office:value-type="float" office:value="17.172000000000001" table:style-name="ce8">
            <text:p>17.172</text:p>
          </table:table-cell>
          <table:table-cell office:value-type="float" office:value="17.683" table:style-name="ce8">
            <text:p>17.683</text:p>
          </table:table-cell>
          <table:table-cell office:value-type="float" office:value="17.923999999999999" table:style-name="ce8">
            <text:p>17.924</text:p>
          </table:table-cell>
          <table:table-cell office:value-type="float" office:value="17.895" table:style-name="ce8">
            <text:p>17.895</text:p>
          </table:table-cell>
          <table:table-cell office:value-type="float" office:value="17.553000000000001" table:style-name="ce8">
            <text:p>17.553</text:p>
          </table:table-cell>
          <table:table-cell office:value-type="float" office:value="17.077999999999999" table:style-name="ce8">
            <text:p>17.078</text:p>
          </table:table-cell>
          <table:table-cell office:value-type="float" office:value="17.073" table:style-name="ce8">
            <text:p>17.073</text:p>
          </table:table-cell>
          <table:table-cell office:value-type="float" office:value="16.739000000000001" table:style-name="ce8">
            <text:p>16.739</text:p>
          </table:table-cell>
          <table:table-cell office:value-type="float" office:value="16.96" table:style-name="ce8">
            <text:p>16.96</text:p>
          </table:table-cell>
          <table:table-cell office:value-type="float" office:value="19.658999999999999" table:style-name="ce8">
            <text:p>19.659</text:p>
          </table:table-cell>
          <table:table-cell office:value-type="float" office:value="18.073" table:style-name="ce8">
            <text:p>18.073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8.649999999999999" table:style-name="ce8">
            <text:p>18.65</text:p>
          </table:table-cell>
          <table:table-cell office:value-type="float" office:value="17.788" table:style-name="ce8">
            <text:p>17.788</text:p>
          </table:table-cell>
          <table:table-cell office:value-type="float" office:value="17.239000000000001" table:style-name="ce8">
            <text:p>17.239</text:p>
          </table:table-cell>
          <table:table-cell office:value-type="float" office:value="16.893000000000001" table:style-name="ce8">
            <text:p>16.893</text:p>
          </table:table-cell>
          <table:table-cell office:value-type="float" office:value="16.707000000000001" table:style-name="ce8">
            <text:p>16.707</text:p>
          </table:table-cell>
          <table:table-cell office:value-type="float" office:value="16.771999999999998" table:style-name="ce8">
            <text:p>16.772</text:p>
          </table:table-cell>
          <table:table-cell office:value-type="float" office:value="17.056999999999999" table:style-name="ce8">
            <text:p>17.057</text:p>
          </table:table-cell>
          <table:table-cell office:value-type="float" office:value="18.989999999999998" table:style-name="ce8">
            <text:p>18.99</text:p>
          </table:table-cell>
          <table:table-cell office:value-type="float" office:value="27.21" table:style-name="ce8">
            <text:p>27.21</text:p>
          </table:table-cell>
          <table:table-cell office:value-type="float" office:value="28.867999999999999" table:style-name="ce8">
            <text:p>28.868</text:p>
          </table:table-cell>
          <table:table-cell office:value-type="float" office:value="29.7" table:style-name="ce8">
            <text:p>29.7</text:p>
          </table:table-cell>
          <table:table-cell office:value-type="float" office:value="30.582999999999998" table:style-name="ce8">
            <text:p>30.583</text:p>
          </table:table-cell>
          <table:table-cell office:value-type="float" office:value="30.122" table:style-name="ce8">
            <text:p>30.122</text:p>
          </table:table-cell>
          <table:table-cell office:value-type="float" office:value="30.074999999999999" table:style-name="ce8">
            <text:p>30.075</text:p>
          </table:table-cell>
          <table:table-cell office:value-type="float" office:value="30.971" table:style-name="ce8">
            <text:p>30.971</text:p>
          </table:table-cell>
          <table:table-cell office:value-type="float" office:value="31.393000000000001" table:style-name="ce8">
            <text:p>31.393</text:p>
          </table:table-cell>
          <table:table-cell office:value-type="float" office:value="31.341000000000001" table:style-name="ce8">
            <text:p>31.341</text:p>
          </table:table-cell>
          <table:table-cell office:value-type="float" office:value="30.742000000000001" table:style-name="ce8">
            <text:p>30.742</text:p>
          </table:table-cell>
          <table:table-cell office:value-type="float" office:value="29.911000000000001" table:style-name="ce8">
            <text:p>29.911</text:p>
          </table:table-cell>
          <table:table-cell office:value-type="float" office:value="29.902000000000001" table:style-name="ce8">
            <text:p>29.902</text:p>
          </table:table-cell>
          <table:table-cell office:value-type="float" office:value="29.315999999999999" table:style-name="ce8">
            <text:p>29.316</text:p>
          </table:table-cell>
          <table:table-cell office:value-type="float" office:value="29.704000000000001" table:style-name="ce8">
            <text:p>29.704</text:p>
          </table:table-cell>
          <table:table-cell office:value-type="float" office:value="23.001999999999999" table:style-name="ce8">
            <text:p>23.002</text:p>
          </table:table-cell>
          <table:table-cell office:value-type="float" office:value="21.146000000000001" table:style-name="ce8">
            <text:p>21.146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8.415999999999997" table:style-name="ce8">
            <text:p>38.416</text:p>
          </table:table-cell>
          <table:table-cell office:value-type="float" office:value="36.64" table:style-name="ce8">
            <text:p>36.64</text:p>
          </table:table-cell>
          <table:table-cell office:value-type="float" office:value="35.509" table:style-name="ce8">
            <text:p>35.509</text:p>
          </table:table-cell>
          <table:table-cell office:value-type="float" office:value="34.796999999999997" table:style-name="ce8">
            <text:p>34.797</text:p>
          </table:table-cell>
          <table:table-cell office:value-type="float" office:value="34.414999999999999" table:style-name="ce8">
            <text:p>34.415</text:p>
          </table:table-cell>
          <table:table-cell office:value-type="float" office:value="34.546999999999997" table:style-name="ce8">
            <text:p>34.547</text:p>
          </table:table-cell>
          <table:table-cell office:value-type="float" office:value="35.134999999999998" table:style-name="ce8">
            <text:p>35.135</text:p>
          </table:table-cell>
          <table:table-cell office:value-type="float" office:value="39.116" table:style-name="ce8">
            <text:p>39.116</text:p>
          </table:table-cell>
          <table:table-cell office:value-type="float" office:value="67.233999999999995" table:style-name="ce8">
            <text:p>67.234</text:p>
          </table:table-cell>
          <table:table-cell office:value-type="float" office:value="71.332999999999998" table:style-name="ce8">
            <text:p>71.333</text:p>
          </table:table-cell>
          <table:table-cell office:value-type="float" office:value="73.387" table:style-name="ce8">
            <text:p>73.387</text:p>
          </table:table-cell>
          <table:table-cell office:value-type="float" office:value="75.569999999999993" table:style-name="ce8">
            <text:p>75.57</text:p>
          </table:table-cell>
          <table:table-cell office:value-type="float" office:value="74.430999999999997" table:style-name="ce8">
            <text:p>74.431</text:p>
          </table:table-cell>
          <table:table-cell office:value-type="float" office:value="74.313000000000002" table:style-name="ce8">
            <text:p>74.313</text:p>
          </table:table-cell>
          <table:table-cell office:value-type="float" office:value="76.528000000000006" table:style-name="ce8">
            <text:p>76.528</text:p>
          </table:table-cell>
          <table:table-cell office:value-type="float" office:value="77.570999999999998" table:style-name="ce8">
            <text:p>77.571</text:p>
          </table:table-cell>
          <table:table-cell office:value-type="float" office:value="77.442999999999998" table:style-name="ce8">
            <text:p>77.443</text:p>
          </table:table-cell>
          <table:table-cell office:value-type="float" office:value="75.962999999999994" table:style-name="ce8">
            <text:p>75.963</text:p>
          </table:table-cell>
          <table:table-cell office:value-type="float" office:value="73.909000000000006" table:style-name="ce8">
            <text:p>73.909</text:p>
          </table:table-cell>
          <table:table-cell office:value-type="float" office:value="73.888000000000005" table:style-name="ce8">
            <text:p>73.888</text:p>
          </table:table-cell>
          <table:table-cell office:value-type="float" office:value="72.44" table:style-name="ce8">
            <text:p>72.44</text:p>
          </table:table-cell>
          <table:table-cell office:value-type="float" office:value="73.397999999999996" table:style-name="ce8">
            <text:p>73.398</text:p>
          </table:table-cell>
          <table:table-cell office:value-type="float" office:value="47.378999999999998" table:style-name="ce8">
            <text:p>47.379</text:p>
          </table:table-cell>
          <table:table-cell office:value-type="float" office:value="43.557000000000002" table:style-name="ce8">
            <text:p>43.557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1.242999999999999" table:style-name="ce8">
            <text:p>31.243</text:p>
          </table:table-cell>
          <table:table-cell office:value-type="float" office:value="29.797999999999998" table:style-name="ce8">
            <text:p>29.798</text:p>
          </table:table-cell>
          <table:table-cell office:value-type="float" office:value="28.879000000000001" table:style-name="ce8">
            <text:p>28.879</text:p>
          </table:table-cell>
          <table:table-cell office:value-type="float" office:value="28.3" table:style-name="ce8">
            <text:p>28.3</text:p>
          </table:table-cell>
          <table:table-cell office:value-type="float" office:value="27.989000000000001" table:style-name="ce8">
            <text:p>27.989</text:p>
          </table:table-cell>
          <table:table-cell office:value-type="float" office:value="28.097000000000001" table:style-name="ce8">
            <text:p>28.097</text:p>
          </table:table-cell>
          <table:table-cell office:value-type="float" office:value="28.574999999999999" table:style-name="ce8">
            <text:p>28.575</text:p>
          </table:table-cell>
          <table:table-cell office:value-type="float" office:value="31.812000000000001" table:style-name="ce8">
            <text:p>31.812</text:p>
          </table:table-cell>
          <table:table-cell office:value-type="float" office:value="33.265999999999998" table:style-name="ce8">
            <text:p>33.266</text:p>
          </table:table-cell>
          <table:table-cell office:value-type="float" office:value="35.293999999999997" table:style-name="ce8">
            <text:p>35.294</text:p>
          </table:table-cell>
          <table:table-cell office:value-type="float" office:value="36.31" table:style-name="ce8">
            <text:p>36.31</text:p>
          </table:table-cell>
          <table:table-cell office:value-type="float" office:value="37.39" table:style-name="ce8">
            <text:p>37.39</text:p>
          </table:table-cell>
          <table:table-cell office:value-type="float" office:value="36.826999999999998" table:style-name="ce8">
            <text:p>36.827</text:p>
          </table:table-cell>
          <table:table-cell office:value-type="float" office:value="36.768999999999998" table:style-name="ce8">
            <text:p>36.769</text:p>
          </table:table-cell>
          <table:table-cell office:value-type="float" office:value="37.863999999999997" table:style-name="ce8">
            <text:p>37.864</text:p>
          </table:table-cell>
          <table:table-cell office:value-type="float" office:value="38.380000000000003" table:style-name="ce8">
            <text:p>38.38</text:p>
          </table:table-cell>
          <table:table-cell office:value-type="float" office:value="38.317" table:style-name="ce8">
            <text:p>38.317</text:p>
          </table:table-cell>
          <table:table-cell office:value-type="float" office:value="37.585000000000001" table:style-name="ce8">
            <text:p>37.585</text:p>
          </table:table-cell>
          <table:table-cell office:value-type="float" office:value="36.569000000000003" table:style-name="ce8">
            <text:p>36.569</text:p>
          </table:table-cell>
          <table:table-cell office:value-type="float" office:value="36.558" table:style-name="ce8">
            <text:p>36.558</text:p>
          </table:table-cell>
          <table:table-cell office:value-type="float" office:value="35.841999999999999" table:style-name="ce8">
            <text:p>35.842</text:p>
          </table:table-cell>
          <table:table-cell office:value-type="float" office:value="36.316000000000003" table:style-name="ce8">
            <text:p>36.316</text:p>
          </table:table-cell>
          <table:table-cell office:value-type="float" office:value="38.533000000000001" table:style-name="ce8">
            <text:p>38.533</text:p>
          </table:table-cell>
          <table:table-cell office:value-type="float" office:value="35.423999999999999" table:style-name="ce8">
            <text:p>35.424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8.415999999999997" table:style-name="ce8">
            <text:p>38.416</text:p>
          </table:table-cell>
          <table:table-cell office:value-type="float" office:value="36.64" table:style-name="ce8">
            <text:p>36.64</text:p>
          </table:table-cell>
          <table:table-cell office:value-type="float" office:value="35.509" table:style-name="ce8">
            <text:p>35.509</text:p>
          </table:table-cell>
          <table:table-cell office:value-type="float" office:value="34.796999999999997" table:style-name="ce8">
            <text:p>34.797</text:p>
          </table:table-cell>
          <table:table-cell office:value-type="float" office:value="34.414999999999999" table:style-name="ce8">
            <text:p>34.415</text:p>
          </table:table-cell>
          <table:table-cell office:value-type="float" office:value="34.546999999999997" table:style-name="ce8">
            <text:p>34.547</text:p>
          </table:table-cell>
          <table:table-cell office:value-type="float" office:value="35.134999999999998" table:style-name="ce8">
            <text:p>35.135</text:p>
          </table:table-cell>
          <table:table-cell office:value-type="float" office:value="39.116" table:style-name="ce8">
            <text:p>39.116</text:p>
          </table:table-cell>
          <table:table-cell office:value-type="float" office:value="47.837000000000003" table:style-name="ce8">
            <text:p>47.837</text:p>
          </table:table-cell>
          <table:table-cell office:value-type="float" office:value="50.752000000000002" table:style-name="ce8">
            <text:p>50.752</text:p>
          </table:table-cell>
          <table:table-cell office:value-type="float" office:value="52.213999999999999" table:style-name="ce8">
            <text:p>52.214</text:p>
          </table:table-cell>
          <table:table-cell office:value-type="float" office:value="53.767000000000003" table:style-name="ce8">
            <text:p>53.767</text:p>
          </table:table-cell>
          <table:table-cell office:value-type="float" office:value="52.956000000000003" table:style-name="ce8">
            <text:p>52.956</text:p>
          </table:table-cell>
          <table:table-cell office:value-type="float" office:value="52.872999999999998" table:style-name="ce8">
            <text:p>52.873</text:p>
          </table:table-cell>
          <table:table-cell office:value-type="float" office:value="54.448" table:style-name="ce8">
            <text:p>54.448</text:p>
          </table:table-cell>
          <table:table-cell office:value-type="float" office:value="55.191000000000003" table:style-name="ce8">
            <text:p>55.191</text:p>
          </table:table-cell>
          <table:table-cell office:value-type="float" office:value="55.1" table:style-name="ce8">
            <text:p>55.1</text:p>
          </table:table-cell>
          <table:table-cell office:value-type="float" office:value="54.046999999999997" table:style-name="ce8">
            <text:p>54.047</text:p>
          </table:table-cell>
          <table:table-cell office:value-type="float" office:value="52.585000000000001" table:style-name="ce8">
            <text:p>52.585</text:p>
          </table:table-cell>
          <table:table-cell office:value-type="float" office:value="52.57" table:style-name="ce8">
            <text:p>52.57</text:p>
          </table:table-cell>
          <table:table-cell office:value-type="float" office:value="51.54" table:style-name="ce8">
            <text:p>51.54</text:p>
          </table:table-cell>
          <table:table-cell office:value-type="float" office:value="52.222000000000001" table:style-name="ce8">
            <text:p>52.222</text:p>
          </table:table-cell>
          <table:table-cell office:value-type="float" office:value="47.378999999999998" table:style-name="ce8">
            <text:p>47.379</text:p>
          </table:table-cell>
          <table:table-cell office:value-type="float" office:value="43.557000000000002" table:style-name="ce8">
            <text:p>43.557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9.649000000000001" table:style-name="ce8">
            <text:p>29.649</text:p>
          </table:table-cell>
          <table:table-cell office:value-type="float" office:value="28.277999999999999" table:style-name="ce8">
            <text:p>28.278</text:p>
          </table:table-cell>
          <table:table-cell office:value-type="float" office:value="27.405000000000001" table:style-name="ce8">
            <text:p>27.405</text:p>
          </table:table-cell>
          <table:table-cell office:value-type="float" office:value="26.856000000000002" table:style-name="ce8">
            <text:p>26.856</text:p>
          </table:table-cell>
          <table:table-cell office:value-type="float" office:value="26.561" table:style-name="ce8">
            <text:p>26.561</text:p>
          </table:table-cell>
          <table:table-cell office:value-type="float" office:value="26.663" table:style-name="ce8">
            <text:p>26.663</text:p>
          </table:table-cell>
          <table:table-cell office:value-type="float" office:value="27.117000000000001" table:style-name="ce8">
            <text:p>27.117</text:p>
          </table:table-cell>
          <table:table-cell office:value-type="float" office:value="30.189" table:style-name="ce8">
            <text:p>30.189</text:p>
          </table:table-cell>
          <table:table-cell office:value-type="float" office:value="25.63" table:style-name="ce8">
            <text:p>25.63</text:p>
          </table:table-cell>
          <table:table-cell office:value-type="float" office:value="27.192" table:style-name="ce8">
            <text:p>27.192</text:p>
          </table:table-cell>
          <table:table-cell office:value-type="float" office:value="27.975000000000001" table:style-name="ce8">
            <text:p>27.975</text:p>
          </table:table-cell>
          <table:table-cell office:value-type="float" office:value="28.806999999999999" table:style-name="ce8">
            <text:p>28.807</text:p>
          </table:table-cell>
          <table:table-cell office:value-type="float" office:value="28.373000000000001" table:style-name="ce8">
            <text:p>28.373</text:p>
          </table:table-cell>
          <table:table-cell office:value-type="float" office:value="28.327999999999999" table:style-name="ce8">
            <text:p>28.328</text:p>
          </table:table-cell>
          <table:table-cell office:value-type="float" office:value="29.172000000000001" table:style-name="ce8">
            <text:p>29.172</text:p>
          </table:table-cell>
          <table:table-cell office:value-type="float" office:value="29.57" table:style-name="ce8">
            <text:p>29.57</text:p>
          </table:table-cell>
          <table:table-cell office:value-type="float" office:value="29.521000000000001" table:style-name="ce8">
            <text:p>29.521</text:p>
          </table:table-cell>
          <table:table-cell office:value-type="float" office:value="28.957000000000001" table:style-name="ce8">
            <text:p>28.957</text:p>
          </table:table-cell>
          <table:table-cell office:value-type="float" office:value="28.173999999999999" table:style-name="ce8">
            <text:p>28.174</text:p>
          </table:table-cell>
          <table:table-cell office:value-type="float" office:value="28.166" table:style-name="ce8">
            <text:p>28.166</text:p>
          </table:table-cell>
          <table:table-cell office:value-type="float" office:value="27.614000000000001" table:style-name="ce8">
            <text:p>27.614</text:p>
          </table:table-cell>
          <table:table-cell office:value-type="float" office:value="27.978999999999999" table:style-name="ce8">
            <text:p>27.979</text:p>
          </table:table-cell>
          <table:table-cell office:value-type="float" office:value="36.567" table:style-name="ce8">
            <text:p>36.567</text:p>
          </table:table-cell>
          <table:table-cell office:value-type="float" office:value="33.616999999999997" table:style-name="ce8">
            <text:p>33.617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5.42" table:style-name="ce8">
            <text:p>5.42</text:p>
          </table:table-cell>
          <table:table-cell office:value-type="float" office:value="5.1689999999999996" table:style-name="ce8">
            <text:p>5.169</text:p>
          </table:table-cell>
          <table:table-cell office:value-type="float" office:value="5.01" table:style-name="ce8">
            <text:p>5.01</text:p>
          </table:table-cell>
          <table:table-cell office:value-type="float" office:value="4.9089999999999998" table:style-name="ce8">
            <text:p>4.909</text:p>
          </table:table-cell>
          <table:table-cell office:value-type="float" office:value="4.8550000000000004" table:style-name="ce8">
            <text:p>4.855</text:p>
          </table:table-cell>
          <table:table-cell office:value-type="float" office:value="4.8739999999999997" table:style-name="ce8">
            <text:p>4.874</text:p>
          </table:table-cell>
          <table:table-cell office:value-type="float" office:value="4.9569999999999999" table:style-name="ce8">
            <text:p>4.957</text:p>
          </table:table-cell>
          <table:table-cell office:value-type="float" office:value="5.5179999999999998" table:style-name="ce8">
            <text:p>5.518</text:p>
          </table:table-cell>
          <table:table-cell office:value-type="float" office:value="14.920999999999999" table:style-name="ce8">
            <text:p>14.921</text:p>
          </table:table-cell>
          <table:table-cell office:value-type="float" office:value="15.831" table:style-name="ce8">
            <text:p>15.831</text:p>
          </table:table-cell>
          <table:table-cell office:value-type="float" office:value="16.286999999999999" table:style-name="ce8">
            <text:p>16.287</text:p>
          </table:table-cell>
          <table:table-cell office:value-type="float" office:value="16.771000000000001" table:style-name="ce8">
            <text:p>16.771</text:p>
          </table:table-cell>
          <table:table-cell office:value-type="float" office:value="16.518999999999998" table:style-name="ce8">
            <text:p>16.519</text:p>
          </table:table-cell>
          <table:table-cell office:value-type="float" office:value="16.492999999999999" table:style-name="ce8">
            <text:p>16.493</text:p>
          </table:table-cell>
          <table:table-cell office:value-type="float" office:value="16.984000000000002" table:style-name="ce8">
            <text:p>16.984</text:p>
          </table:table-cell>
          <table:table-cell office:value-type="float" office:value="17.215" table:style-name="ce8">
            <text:p>17.215</text:p>
          </table:table-cell>
          <table:table-cell office:value-type="float" office:value="17.187000000000001" table:style-name="ce8">
            <text:p>17.187</text:p>
          </table:table-cell>
          <table:table-cell office:value-type="float" office:value="16.859000000000002" table:style-name="ce8">
            <text:p>16.859</text:p>
          </table:table-cell>
          <table:table-cell office:value-type="float" office:value="16.402999999999999" table:style-name="ce8">
            <text:p>16.403</text:p>
          </table:table-cell>
          <table:table-cell office:value-type="float" office:value="16.398" table:style-name="ce8">
            <text:p>16.398</text:p>
          </table:table-cell>
          <table:table-cell office:value-type="float" office:value="16.077000000000002" table:style-name="ce8">
            <text:p>16.077</text:p>
          </table:table-cell>
          <table:table-cell office:value-type="float" office:value="16.289000000000001" table:style-name="ce8">
            <text:p>16.289</text:p>
          </table:table-cell>
          <table:table-cell office:value-type="float" office:value="6.6840000000000002" table:style-name="ce8">
            <text:p>6.684</text:p>
          </table:table-cell>
          <table:table-cell office:value-type="float" office:value="6.1449999999999996" table:style-name="ce8">
            <text:p>6.145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41.125999999999998" table:style-name="ce8">
            <text:p>41.126</text:p>
          </table:table-cell>
          <table:table-cell office:value-type="float" office:value="39.223999999999997" table:style-name="ce8">
            <text:p>39.224</text:p>
          </table:table-cell>
          <table:table-cell office:value-type="float" office:value="38.014000000000003" table:style-name="ce8">
            <text:p>38.014</text:p>
          </table:table-cell>
          <table:table-cell office:value-type="float" office:value="37.252000000000002" table:style-name="ce8">
            <text:p>37.252</text:p>
          </table:table-cell>
          <table:table-cell office:value-type="float" office:value="36.841999999999999" table:style-name="ce8">
            <text:p>36.842</text:p>
          </table:table-cell>
          <table:table-cell office:value-type="float" office:value="36.984000000000002" table:style-name="ce8">
            <text:p>36.984</text:p>
          </table:table-cell>
          <table:table-cell office:value-type="float" office:value="37.613999999999997" table:style-name="ce8">
            <text:p>37.614</text:p>
          </table:table-cell>
          <table:table-cell office:value-type="float" office:value="41.875999999999998" table:style-name="ce8">
            <text:p>41.876</text:p>
          </table:table-cell>
          <table:table-cell office:value-type="float" office:value="49.591999999999999" table:style-name="ce8">
            <text:p>49.592</text:p>
          </table:table-cell>
          <table:table-cell office:value-type="float" office:value="52.615000000000002" table:style-name="ce8">
            <text:p>52.615</text:p>
          </table:table-cell>
          <table:table-cell office:value-type="float" office:value="54.13" table:style-name="ce8">
            <text:p>54.13</text:p>
          </table:table-cell>
          <table:table-cell office:value-type="float" office:value="55.74" table:style-name="ce8">
            <text:p>55.74</text:p>
          </table:table-cell>
          <table:table-cell office:value-type="float" office:value="54.9" table:style-name="ce8">
            <text:p>54.9</text:p>
          </table:table-cell>
          <table:table-cell office:value-type="float" office:value="54.813000000000002" table:style-name="ce8">
            <text:p>54.813</text:p>
          </table:table-cell>
          <table:table-cell office:value-type="float" office:value="56.447000000000003" table:style-name="ce8">
            <text:p>56.447</text:p>
          </table:table-cell>
          <table:table-cell office:value-type="float" office:value="57.216000000000001" table:style-name="ce8">
            <text:p>57.216</text:p>
          </table:table-cell>
          <table:table-cell office:value-type="float" office:value="57.122" table:style-name="ce8">
            <text:p>57.122</text:p>
          </table:table-cell>
          <table:table-cell office:value-type="float" office:value="56.03" table:style-name="ce8">
            <text:p>56.03</text:p>
          </table:table-cell>
          <table:table-cell office:value-type="float" office:value="54.515000000000001" table:style-name="ce8">
            <text:p>54.515</text:p>
          </table:table-cell>
          <table:table-cell office:value-type="float" office:value="54.499000000000002" table:style-name="ce8">
            <text:p>54.499</text:p>
          </table:table-cell>
          <table:table-cell office:value-type="float" office:value="53.432000000000002" table:style-name="ce8">
            <text:p>53.432</text:p>
          </table:table-cell>
          <table:table-cell office:value-type="float" office:value="54.137999999999998" table:style-name="ce8">
            <text:p>54.138</text:p>
          </table:table-cell>
          <table:table-cell office:value-type="float" office:value="50.722000000000001" table:style-name="ce8">
            <text:p>50.722</text:p>
          </table:table-cell>
          <table:table-cell office:value-type="float" office:value="46.628999999999998" table:style-name="ce8">
            <text:p>46.629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5.462" table:style-name="ce8">
            <text:p>15.462</text:p>
          </table:table-cell>
          <table:table-cell office:value-type="float" office:value="14.747" table:style-name="ce8">
            <text:p>14.747</text:p>
          </table:table-cell>
          <table:table-cell office:value-type="float" office:value="14.292" table:style-name="ce8">
            <text:p>14.292</text:p>
          </table:table-cell>
          <table:table-cell office:value-type="float" office:value="14.005000000000001" table:style-name="ce8">
            <text:p>14.005</text:p>
          </table:table-cell>
          <table:table-cell office:value-type="float" office:value="13.852" table:style-name="ce8">
            <text:p>13.852</text:p>
          </table:table-cell>
          <table:table-cell office:value-type="float" office:value="13.904999999999999" table:style-name="ce8">
            <text:p>13.905</text:p>
          </table:table-cell>
          <table:table-cell office:value-type="float" office:value="14.141999999999999" table:style-name="ce8">
            <text:p>14.142</text:p>
          </table:table-cell>
          <table:table-cell office:value-type="float" office:value="15.744" table:style-name="ce8">
            <text:p>15.744</text:p>
          </table:table-cell>
          <table:table-cell office:value-type="float" office:value="29.754999999999999" table:style-name="ce8">
            <text:p>29.755</text:p>
          </table:table-cell>
          <table:table-cell office:value-type="float" office:value="31.568999999999999" table:style-name="ce8">
            <text:p>31.569</text:p>
          </table:table-cell>
          <table:table-cell office:value-type="float" office:value="32.478000000000002" table:style-name="ce8">
            <text:p>32.478</text:p>
          </table:table-cell>
          <table:table-cell office:value-type="float" office:value="33.444000000000003" table:style-name="ce8">
            <text:p>33.444</text:p>
          </table:table-cell>
          <table:table-cell office:value-type="float" office:value="32.94" table:style-name="ce8">
            <text:p>32.94</text:p>
          </table:table-cell>
          <table:table-cell office:value-type="float" office:value="32.887999999999998" table:style-name="ce8">
            <text:p>32.888</text:p>
          </table:table-cell>
          <table:table-cell office:value-type="float" office:value="33.868000000000002" table:style-name="ce8">
            <text:p>33.868</text:p>
          </table:table-cell>
          <table:table-cell office:value-type="float" office:value="34.33" table:style-name="ce8">
            <text:p>34.33</text:p>
          </table:table-cell>
          <table:table-cell office:value-type="float" office:value="34.273000000000003" table:style-name="ce8">
            <text:p>34.273</text:p>
          </table:table-cell>
          <table:table-cell office:value-type="float" office:value="33.618000000000002" table:style-name="ce8">
            <text:p>33.618</text:p>
          </table:table-cell>
          <table:table-cell office:value-type="float" office:value="32.709000000000003" table:style-name="ce8">
            <text:p>32.709</text:p>
          </table:table-cell>
          <table:table-cell office:value-type="float" office:value="32.700000000000003" table:style-name="ce8">
            <text:p>32.7</text:p>
          </table:table-cell>
          <table:table-cell office:value-type="float" office:value="32.058999999999997" table:style-name="ce8">
            <text:p>32.059</text:p>
          </table:table-cell>
          <table:table-cell office:value-type="float" office:value="32.482999999999997" table:style-name="ce8">
            <text:p>32.483</text:p>
          </table:table-cell>
          <table:table-cell office:value-type="float" office:value="19.07" table:style-name="ce8">
            <text:p>19.07</text:p>
          </table:table-cell>
          <table:table-cell office:value-type="float" office:value="17.530999999999999" table:style-name="ce8">
            <text:p>17.531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7.173" table:style-name="ce8">
            <text:p>7.173</text:p>
          </table:table-cell>
          <table:table-cell office:value-type="float" office:value="6.8410000000000002" table:style-name="ce8">
            <text:p>6.841</text:p>
          </table:table-cell>
          <table:table-cell office:value-type="float" office:value="6.63" table:style-name="ce8">
            <text:p>6.63</text:p>
          </table:table-cell>
          <table:table-cell office:value-type="float" office:value="6.4969999999999999" table:style-name="ce8">
            <text:p>6.497</text:p>
          </table:table-cell>
          <table:table-cell office:value-type="float" office:value="6.4260000000000002" table:style-name="ce8">
            <text:p>6.426</text:p>
          </table:table-cell>
          <table:table-cell office:value-type="float" office:value="6.4509999999999996" table:style-name="ce8">
            <text:p>6.451</text:p>
          </table:table-cell>
          <table:table-cell office:value-type="float" office:value="6.5609999999999999" table:style-name="ce8">
            <text:p>6.561</text:p>
          </table:table-cell>
          <table:table-cell office:value-type="float" office:value="7.3040000000000003" table:style-name="ce8">
            <text:p>7.304</text:p>
          </table:table-cell>
          <table:table-cell office:value-type="float" office:value="21.152999999999999" table:style-name="ce8">
            <text:p>21.153</text:p>
          </table:table-cell>
          <table:table-cell office:value-type="float" office:value="22.443000000000001" table:style-name="ce8">
            <text:p>22.443</text:p>
          </table:table-cell>
          <table:table-cell office:value-type="float" office:value="23.088999999999999" table:style-name="ce8">
            <text:p>23.089</text:p>
          </table:table-cell>
          <table:table-cell office:value-type="float" office:value="23.776" table:style-name="ce8">
            <text:p>23.776</text:p>
          </table:table-cell>
          <table:table-cell office:value-type="float" office:value="23.417000000000002" table:style-name="ce8">
            <text:p>23.417</text:p>
          </table:table-cell>
          <table:table-cell office:value-type="float" office:value="23.381" table:style-name="ce8">
            <text:p>23.381</text:p>
          </table:table-cell>
          <table:table-cell office:value-type="float" office:value="24.077000000000002" table:style-name="ce8">
            <text:p>24.077</text:p>
          </table:table-cell>
          <table:table-cell office:value-type="float" office:value="24.405000000000001" table:style-name="ce8">
            <text:p>24.405</text:p>
          </table:table-cell>
          <table:table-cell office:value-type="float" office:value="24.364999999999998" table:style-name="ce8">
            <text:p>24.365</text:p>
          </table:table-cell>
          <table:table-cell office:value-type="float" office:value="23.9" table:style-name="ce8">
            <text:p>23.9</text:p>
          </table:table-cell>
          <table:table-cell office:value-type="float" office:value="23.253" table:style-name="ce8">
            <text:p>23.253</text:p>
          </table:table-cell>
          <table:table-cell office:value-type="float" office:value="23.247" table:style-name="ce8">
            <text:p>23.247</text:p>
          </table:table-cell>
          <table:table-cell office:value-type="float" office:value="22.791" table:style-name="ce8">
            <text:p>22.791</text:p>
          </table:table-cell>
          <table:table-cell office:value-type="float" office:value="23.093" table:style-name="ce8">
            <text:p>23.093</text:p>
          </table:table-cell>
          <table:table-cell office:value-type="float" office:value="8.8469999999999995" table:style-name="ce8">
            <text:p>8.847</text:p>
          </table:table-cell>
          <table:table-cell office:value-type="float" office:value="8.1329999999999991" table:style-name="ce8">
            <text:p>8.133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7.056000000000001" table:style-name="ce8">
            <text:p>17.056</text:p>
          </table:table-cell>
          <table:table-cell office:value-type="float" office:value="16.266999999999999" table:style-name="ce8">
            <text:p>16.267</text:p>
          </table:table-cell>
          <table:table-cell office:value-type="float" office:value="15.765000000000001" table:style-name="ce8">
            <text:p>15.765</text:p>
          </table:table-cell>
          <table:table-cell office:value-type="float" office:value="15.449" table:style-name="ce8">
            <text:p>15.449</text:p>
          </table:table-cell>
          <table:table-cell office:value-type="float" office:value="15.28" table:style-name="ce8">
            <text:p>15.28</text:p>
          </table:table-cell>
          <table:table-cell office:value-type="float" office:value="15.337999999999999" table:style-name="ce8">
            <text:p>15.338</text:p>
          </table:table-cell>
          <table:table-cell office:value-type="float" office:value="15.599" table:style-name="ce8">
            <text:p>15.599</text:p>
          </table:table-cell>
          <table:table-cell office:value-type="float" office:value="17.367000000000001" table:style-name="ce8">
            <text:p>17.367</text:p>
          </table:table-cell>
          <table:table-cell office:value-type="float" office:value="26.244" table:style-name="ce8">
            <text:p>26.244</text:p>
          </table:table-cell>
          <table:table-cell office:value-type="float" office:value="27.844000000000001" table:style-name="ce8">
            <text:p>27.844</text:p>
          </table:table-cell>
          <table:table-cell office:value-type="float" office:value="28.646000000000001" table:style-name="ce8">
            <text:p>28.646</text:p>
          </table:table-cell>
          <table:table-cell office:value-type="float" office:value="29.498000000000001" table:style-name="ce8">
            <text:p>29.498</text:p>
          </table:table-cell>
          <table:table-cell office:value-type="float" office:value="29.053000000000001" table:style-name="ce8">
            <text:p>29.053</text:p>
          </table:table-cell>
          <table:table-cell office:value-type="float" office:value="29.007000000000001" table:style-name="ce8">
            <text:p>29.007</text:p>
          </table:table-cell>
          <table:table-cell office:value-type="float" office:value="29.872" table:style-name="ce8">
            <text:p>29.872</text:p>
          </table:table-cell>
          <table:table-cell office:value-type="float" office:value="30.279" table:style-name="ce8">
            <text:p>30.279</text:p>
          </table:table-cell>
          <table:table-cell office:value-type="float" office:value="30.228999999999999" table:style-name="ce8">
            <text:p>30.229</text:p>
          </table:table-cell>
          <table:table-cell office:value-type="float" office:value="29.652000000000001" table:style-name="ce8">
            <text:p>29.652</text:p>
          </table:table-cell>
          <table:table-cell office:value-type="float" office:value="28.85" table:style-name="ce8">
            <text:p>28.85</text:p>
          </table:table-cell>
          <table:table-cell office:value-type="float" office:value="28.841000000000001" table:style-name="ce8">
            <text:p>28.841</text:p>
          </table:table-cell>
          <table:table-cell office:value-type="float" office:value="28.276" table:style-name="ce8">
            <text:p>28.276</text:p>
          </table:table-cell>
          <table:table-cell office:value-type="float" office:value="28.65" table:style-name="ce8">
            <text:p>28.65</text:p>
          </table:table-cell>
          <table:table-cell office:value-type="float" office:value="21.036000000000001" table:style-name="ce8">
            <text:p>21.036</text:p>
          </table:table-cell>
          <table:table-cell office:value-type="float" office:value="19.338999999999999" table:style-name="ce8">
            <text:p>19.339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4.1440000000000001" table:style-name="ce8">
            <text:p>4.144</text:p>
          </table:table-cell>
          <table:table-cell office:value-type="float" office:value="3.9529999999999998" table:style-name="ce8">
            <text:p>3.953</text:p>
          </table:table-cell>
          <table:table-cell office:value-type="float" office:value="3.831" table:style-name="ce8">
            <text:p>3.831</text:p>
          </table:table-cell>
          <table:table-cell office:value-type="float" office:value="3.754" table:style-name="ce8">
            <text:p>3.754</text:p>
          </table:table-cell>
          <table:table-cell office:value-type="float" office:value="3.7130000000000001" table:style-name="ce8">
            <text:p>3.713</text:p>
          </table:table-cell>
          <table:table-cell office:value-type="float" office:value="3.7269999999999999" table:style-name="ce8">
            <text:p>3.727</text:p>
          </table:table-cell>
          <table:table-cell office:value-type="float" office:value="3.7909999999999999" table:style-name="ce8">
            <text:p>3.791</text:p>
          </table:table-cell>
          <table:table-cell office:value-type="float" office:value="4.22" table:style-name="ce8">
            <text:p>4.22</text:p>
          </table:table-cell>
          <table:table-cell office:value-type="float" office:value="33.003" table:style-name="ce8">
            <text:p>33.003</text:p>
          </table:table-cell>
          <table:table-cell office:value-type="float" office:value="35.015000000000001" table:style-name="ce8">
            <text:p>35.015</text:p>
          </table:table-cell>
          <table:table-cell office:value-type="float" office:value="36.023000000000003" table:style-name="ce8">
            <text:p>36.023</text:p>
          </table:table-cell>
          <table:table-cell office:value-type="float" office:value="37.094000000000001" table:style-name="ce8">
            <text:p>37.094</text:p>
          </table:table-cell>
          <table:table-cell office:value-type="float" office:value="36.534999999999997" table:style-name="ce8">
            <text:p>36.535</text:p>
          </table:table-cell>
          <table:table-cell office:value-type="float" office:value="36.478000000000002" table:style-name="ce8">
            <text:p>36.478</text:p>
          </table:table-cell>
          <table:table-cell office:value-type="float" office:value="37.564" table:style-name="ce8">
            <text:p>37.564</text:p>
          </table:table-cell>
          <table:table-cell office:value-type="float" office:value="38.076999999999998" table:style-name="ce8">
            <text:p>38.077</text:p>
          </table:table-cell>
          <table:table-cell office:value-type="float" office:value="38.014000000000003" table:style-name="ce8">
            <text:p>38.014</text:p>
          </table:table-cell>
          <table:table-cell office:value-type="float" office:value="37.287999999999997" table:style-name="ce8">
            <text:p>37.288</text:p>
          </table:table-cell>
          <table:table-cell office:value-type="float" office:value="36.279000000000003" table:style-name="ce8">
            <text:p>36.279</text:p>
          </table:table-cell>
          <table:table-cell office:value-type="float" office:value="36.268999999999998" table:style-name="ce8">
            <text:p>36.269</text:p>
          </table:table-cell>
          <table:table-cell office:value-type="float" office:value="35.558" table:style-name="ce8">
            <text:p>35.558</text:p>
          </table:table-cell>
          <table:table-cell office:value-type="float" office:value="36.027999999999999" table:style-name="ce8">
            <text:p>36.028</text:p>
          </table:table-cell>
          <table:table-cell office:value-type="float" office:value="5.1109999999999998" table:style-name="ce8">
            <text:p>5.111</text:p>
          </table:table-cell>
          <table:table-cell office:value-type="float" office:value="4.6989999999999998" table:style-name="ce8">
            <text:p>4.699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8.012" table:style-name="ce8">
            <text:p>18.012</text:p>
          </table:table-cell>
          <table:table-cell office:value-type="float" office:value="17.18" table:style-name="ce8">
            <text:p>17.18</text:p>
          </table:table-cell>
          <table:table-cell office:value-type="float" office:value="16.649000000000001" table:style-name="ce8">
            <text:p>16.649</text:p>
          </table:table-cell>
          <table:table-cell office:value-type="float" office:value="16.315999999999999" table:style-name="ce8">
            <text:p>16.316</text:p>
          </table:table-cell>
          <table:table-cell office:value-type="float" office:value="16.135999999999999" table:style-name="ce8">
            <text:p>16.136</text:p>
          </table:table-cell>
          <table:table-cell office:value-type="float" office:value="16.199000000000002" table:style-name="ce8">
            <text:p>16.199</text:p>
          </table:table-cell>
          <table:table-cell office:value-type="float" office:value="16.474" table:style-name="ce8">
            <text:p>16.474</text:p>
          </table:table-cell>
          <table:table-cell office:value-type="float" office:value="18.341000000000001" table:style-name="ce8">
            <text:p>18.341</text:p>
          </table:table-cell>
          <table:table-cell office:value-type="float" office:value="29.404" table:style-name="ce8">
            <text:p>29.404</text:p>
          </table:table-cell>
          <table:table-cell office:value-type="float" office:value="31.196000000000002" table:style-name="ce8">
            <text:p>31.196</text:p>
          </table:table-cell>
          <table:table-cell office:value-type="float" office:value="32.094999999999999" table:style-name="ce8">
            <text:p>32.095</text:p>
          </table:table-cell>
          <table:table-cell office:value-type="float" office:value="33.048999999999999" table:style-name="ce8">
            <text:p>33.049</text:p>
          </table:table-cell>
          <table:table-cell office:value-type="float" office:value="32.551000000000002" table:style-name="ce8">
            <text:p>32.551</text:p>
          </table:table-cell>
          <table:table-cell office:value-type="float" office:value="32.5" table:style-name="ce8">
            <text:p>32.5</text:p>
          </table:table-cell>
          <table:table-cell office:value-type="float" office:value="33.468000000000004" table:style-name="ce8">
            <text:p>33.468</text:p>
          </table:table-cell>
          <table:table-cell office:value-type="float" office:value="33.924999999999997" table:style-name="ce8">
            <text:p>33.925</text:p>
          </table:table-cell>
          <table:table-cell office:value-type="float" office:value="33.869" table:style-name="ce8">
            <text:p>33.869</text:p>
          </table:table-cell>
          <table:table-cell office:value-type="float" office:value="33.222000000000001" table:style-name="ce8">
            <text:p>33.222</text:p>
          </table:table-cell>
          <table:table-cell office:value-type="float" office:value="32.323" table:style-name="ce8">
            <text:p>32.323</text:p>
          </table:table-cell>
          <table:table-cell office:value-type="float" office:value="32.314" table:style-name="ce8">
            <text:p>32.314</text:p>
          </table:table-cell>
          <table:table-cell office:value-type="float" office:value="31.681000000000001" table:style-name="ce8">
            <text:p>31.681</text:p>
          </table:table-cell>
          <table:table-cell office:value-type="float" office:value="32.1" table:style-name="ce8">
            <text:p>32.1</text:p>
          </table:table-cell>
          <table:table-cell office:value-type="float" office:value="22.215" table:style-name="ce8">
            <text:p>22.215</text:p>
          </table:table-cell>
          <table:table-cell office:value-type="float" office:value="20.422999999999998" table:style-name="ce8">
            <text:p>20.423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2.593" table:style-name="ce8">
            <text:p>12.593</text:p>
          </table:table-cell>
          <table:table-cell office:value-type="float" office:value="12.010999999999999" table:style-name="ce8">
            <text:p>12.011</text:p>
          </table:table-cell>
          <table:table-cell office:value-type="float" office:value="11.64" table:style-name="ce8">
            <text:p>11.64</text:p>
          </table:table-cell>
          <table:table-cell office:value-type="float" office:value="11.406000000000001" table:style-name="ce8">
            <text:p>11.406</text:p>
          </table:table-cell>
          <table:table-cell office:value-type="float" office:value="11.281000000000001" table:style-name="ce8">
            <text:p>11.281</text:p>
          </table:table-cell>
          <table:table-cell office:value-type="float" office:value="11.324999999999999" table:style-name="ce8">
            <text:p>11.325</text:p>
          </table:table-cell>
          <table:table-cell office:value-type="float" office:value="11.516999999999999" table:style-name="ce8">
            <text:p>11.517</text:p>
          </table:table-cell>
          <table:table-cell office:value-type="float" office:value="12.821999999999999" table:style-name="ce8">
            <text:p>12.822</text:p>
          </table:table-cell>
          <table:table-cell office:value-type="float" office:value="41.78" table:style-name="ce8">
            <text:p>41.78</text:p>
          </table:table-cell>
          <table:table-cell office:value-type="float" office:value="44.326999999999998" table:style-name="ce8">
            <text:p>44.327</text:p>
          </table:table-cell>
          <table:table-cell office:value-type="float" office:value="45.603999999999999" table:style-name="ce8">
            <text:p>45.604</text:p>
          </table:table-cell>
          <table:table-cell office:value-type="float" office:value="46.96" table:style-name="ce8">
            <text:p>46.96</text:p>
          </table:table-cell>
          <table:table-cell office:value-type="float" office:value="46.252000000000002" table:style-name="ce8">
            <text:p>46.252</text:p>
          </table:table-cell>
          <table:table-cell office:value-type="float" office:value="46.179000000000002" table:style-name="ce8">
            <text:p>46.179</text:p>
          </table:table-cell>
          <table:table-cell office:value-type="float" office:value="47.555" table:style-name="ce8">
            <text:p>47.555</text:p>
          </table:table-cell>
          <table:table-cell office:value-type="float" office:value="48.203000000000003" table:style-name="ce8">
            <text:p>48.203</text:p>
          </table:table-cell>
          <table:table-cell office:value-type="float" office:value="48.124000000000002" table:style-name="ce8">
            <text:p>48.124</text:p>
          </table:table-cell>
          <table:table-cell office:value-type="float" office:value="47.204000000000001" table:style-name="ce8">
            <text:p>47.204</text:p>
          </table:table-cell>
          <table:table-cell office:value-type="float" office:value="45.927999999999997" table:style-name="ce8">
            <text:p>45.928</text:p>
          </table:table-cell>
          <table:table-cell office:value-type="float" office:value="45.914999999999999" table:style-name="ce8">
            <text:p>45.915</text:p>
          </table:table-cell>
          <table:table-cell office:value-type="float" office:value="45.015000000000001" table:style-name="ce8">
            <text:p>45.015</text:p>
          </table:table-cell>
          <table:table-cell office:value-type="float" office:value="45.61" table:style-name="ce8">
            <text:p>45.61</text:p>
          </table:table-cell>
          <table:table-cell office:value-type="float" office:value="15.531000000000001" table:style-name="ce8">
            <text:p>15.531</text:p>
          </table:table-cell>
          <table:table-cell office:value-type="float" office:value="14.278" table:style-name="ce8">
            <text:p>14.278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3.071" table:style-name="ce8">
            <text:p>13.071</text:p>
          </table:table-cell>
          <table:table-cell office:value-type="float" office:value="12.467000000000001" table:style-name="ce8">
            <text:p>12.467</text:p>
          </table:table-cell>
          <table:table-cell office:value-type="float" office:value="12.082000000000001" table:style-name="ce8">
            <text:p>12.082</text:p>
          </table:table-cell>
          <table:table-cell office:value-type="float" office:value="11.84" table:style-name="ce8">
            <text:p>11.84</text:p>
          </table:table-cell>
          <table:table-cell office:value-type="float" office:value="11.71" table:style-name="ce8">
            <text:p>11.71</text:p>
          </table:table-cell>
          <table:table-cell office:value-type="float" office:value="11.755000000000001" table:style-name="ce8">
            <text:p>11.755</text:p>
          </table:table-cell>
          <table:table-cell office:value-type="float" office:value="11.955" table:style-name="ce8">
            <text:p>11.955</text:p>
          </table:table-cell>
          <table:table-cell office:value-type="float" office:value="13.308999999999999" table:style-name="ce8">
            <text:p>13.309</text:p>
          </table:table-cell>
          <table:table-cell office:value-type="float" office:value="20.187999999999999" table:style-name="ce8">
            <text:p>20.188</text:p>
          </table:table-cell>
          <table:table-cell office:value-type="float" office:value="21.417999999999999" table:style-name="ce8">
            <text:p>21.418</text:p>
          </table:table-cell>
          <table:table-cell office:value-type="float" office:value="22.035" table:style-name="ce8">
            <text:p>22.035</text:p>
          </table:table-cell>
          <table:table-cell office:value-type="float" office:value="22.690999999999999" table:style-name="ce8">
            <text:p>22.691</text:p>
          </table:table-cell>
          <table:table-cell office:value-type="float" office:value="22.349" table:style-name="ce8">
            <text:p>22.349</text:p>
          </table:table-cell>
          <table:table-cell office:value-type="float" office:value="22.312999999999999" table:style-name="ce8">
            <text:p>22.313</text:p>
          </table:table-cell>
          <table:table-cell office:value-type="float" office:value="22.978000000000002" table:style-name="ce8">
            <text:p>22.978</text:p>
          </table:table-cell>
          <table:table-cell office:value-type="float" office:value="23.292000000000002" table:style-name="ce8">
            <text:p>23.292</text:p>
          </table:table-cell>
          <table:table-cell office:value-type="float" office:value="23.253" table:style-name="ce8">
            <text:p>23.253</text:p>
          </table:table-cell>
          <table:table-cell office:value-type="float" office:value="22.809000000000001" table:style-name="ce8">
            <text:p>22.809</text:p>
          </table:table-cell>
          <table:table-cell office:value-type="float" office:value="22.192" table:style-name="ce8">
            <text:p>22.192</text:p>
          </table:table-cell>
          <table:table-cell office:value-type="float" office:value="22.186" table:style-name="ce8">
            <text:p>22.186</text:p>
          </table:table-cell>
          <table:table-cell office:value-type="float" office:value="21.751000000000001" table:style-name="ce8">
            <text:p>21.751</text:p>
          </table:table-cell>
          <table:table-cell office:value-type="float" office:value="22.039000000000001" table:style-name="ce8">
            <text:p>22.039</text:p>
          </table:table-cell>
          <table:table-cell office:value-type="float" office:value="16.120999999999999" table:style-name="ce8">
            <text:p>16.121</text:p>
          </table:table-cell>
          <table:table-cell office:value-type="float" office:value="14.82" table:style-name="ce8">
            <text:p>14.82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2.433" table:style-name="ce8">
            <text:p>12.433</text:p>
          </table:table-cell>
          <table:table-cell office:value-type="float" office:value="11.859" table:style-name="ce8">
            <text:p>11.859</text:p>
          </table:table-cell>
          <table:table-cell office:value-type="float" office:value="11.493" table:style-name="ce8">
            <text:p>11.493</text:p>
          </table:table-cell>
          <table:table-cell office:value-type="float" office:value="11.262" table:style-name="ce8">
            <text:p>11.262</text:p>
          </table:table-cell>
          <table:table-cell office:value-type="float" office:value="11.138" table:style-name="ce8">
            <text:p>11.138</text:p>
          </table:table-cell>
          <table:table-cell office:value-type="float" office:value="11.180999999999999" table:style-name="ce8">
            <text:p>11.181</text:p>
          </table:table-cell>
          <table:table-cell office:value-type="float" office:value="11.372" table:style-name="ce8">
            <text:p>11.372</text:p>
          </table:table-cell>
          <table:table-cell office:value-type="float" office:value="12.66" table:style-name="ce8">
            <text:p>12.66</text:p>
          </table:table-cell>
          <table:table-cell office:value-type="float" office:value="13.956" table:style-name="ce8">
            <text:p>13.956</text:p>
          </table:table-cell>
          <table:table-cell office:value-type="float" office:value="14.807" table:style-name="ce8">
            <text:p>14.807</text:p>
          </table:table-cell>
          <table:table-cell office:value-type="float" office:value="15.233000000000001" table:style-name="ce8">
            <text:p>15.233</text:p>
          </table:table-cell>
          <table:table-cell office:value-type="float" office:value="15.686" table:style-name="ce8">
            <text:p>15.686</text:p>
          </table:table-cell>
          <table:table-cell office:value-type="float" office:value="15.45" table:style-name="ce8">
            <text:p>15.45</text:p>
          </table:table-cell>
          <table:table-cell office:value-type="float" office:value="15.425000000000001" table:style-name="ce8">
            <text:p>15.425</text:p>
          </table:table-cell>
          <table:table-cell office:value-type="float" office:value="15.885" table:style-name="ce8">
            <text:p>15.885</text:p>
          </table:table-cell>
          <table:table-cell office:value-type="float" office:value="16.102" table:style-name="ce8">
            <text:p>16.102</text:p>
          </table:table-cell>
          <table:table-cell office:value-type="float" office:value="16.074999999999999" table:style-name="ce8">
            <text:p>16.075</text:p>
          </table:table-cell>
          <table:table-cell office:value-type="float" office:value="15.768000000000001" table:style-name="ce8">
            <text:p>15.768</text:p>
          </table:table-cell>
          <table:table-cell office:value-type="float" office:value="15.340999999999999" table:style-name="ce8">
            <text:p>15.341</text:p>
          </table:table-cell>
          <table:table-cell office:value-type="float" office:value="15.337" table:style-name="ce8">
            <text:p>15.337</text:p>
          </table:table-cell>
          <table:table-cell office:value-type="float" office:value="15.036" table:style-name="ce8">
            <text:p>15.036</text:p>
          </table:table-cell>
          <table:table-cell office:value-type="float" office:value="15.234999999999999" table:style-name="ce8">
            <text:p>15.235</text:p>
          </table:table-cell>
          <table:table-cell office:value-type="float" office:value="15.334" table:style-name="ce8">
            <text:p>15.334</text:p>
          </table:table-cell>
          <table:table-cell office:value-type="float" office:value="14.097" table:style-name="ce8">
            <text:p>14.097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6.5350000000000001" table:style-name="ce8">
            <text:p>6.535</text:p>
          </table:table-cell>
          <table:table-cell office:value-type="float" office:value="6.2329999999999997" table:style-name="ce8">
            <text:p>6.233</text:p>
          </table:table-cell>
          <table:table-cell office:value-type="float" office:value="6.0410000000000004" table:style-name="ce8">
            <text:p>6.041</text:p>
          </table:table-cell>
          <table:table-cell office:value-type="float" office:value="5.92" table:style-name="ce8">
            <text:p>5.92</text:p>
          </table:table-cell>
          <table:table-cell office:value-type="float" office:value="5.8550000000000004" table:style-name="ce8">
            <text:p>5.855</text:p>
          </table:table-cell>
          <table:table-cell office:value-type="float" office:value="5.8769999999999998" table:style-name="ce8">
            <text:p>5.877</text:p>
          </table:table-cell>
          <table:table-cell office:value-type="float" office:value="5.9770000000000003" table:style-name="ce8">
            <text:p>5.977</text:p>
          </table:table-cell>
          <table:table-cell office:value-type="float" office:value="6.6550000000000002" table:style-name="ce8">
            <text:p>6.655</text:p>
          </table:table-cell>
          <table:table-cell office:value-type="float" office:value="28.526" table:style-name="ce8">
            <text:p>28.526</text:p>
          </table:table-cell>
          <table:table-cell office:value-type="float" office:value="30.265000000000001" table:style-name="ce8">
            <text:p>30.265</text:p>
          </table:table-cell>
          <table:table-cell office:value-type="float" office:value="31.137" table:style-name="ce8">
            <text:p>31.137</text:p>
          </table:table-cell>
          <table:table-cell office:value-type="float" office:value="32.063000000000002" table:style-name="ce8">
            <text:p>32.063</text:p>
          </table:table-cell>
          <table:table-cell office:value-type="float" office:value="31.58" table:style-name="ce8">
            <text:p>31.58</text:p>
          </table:table-cell>
          <table:table-cell office:value-type="float" office:value="31.53" table:style-name="ce8">
            <text:p>31.53</text:p>
          </table:table-cell>
          <table:table-cell office:value-type="float" office:value="32.469000000000001" table:style-name="ce8">
            <text:p>32.469</text:p>
          </table:table-cell>
          <table:table-cell office:value-type="float" office:value="32.911999999999999" table:style-name="ce8">
            <text:p>32.912</text:p>
          </table:table-cell>
          <table:table-cell office:value-type="float" office:value="32.857999999999997" table:style-name="ce8">
            <text:p>32.858</text:p>
          </table:table-cell>
          <table:table-cell office:value-type="float" office:value="32.229999999999997" table:style-name="ce8">
            <text:p>32.23</text:p>
          </table:table-cell>
          <table:table-cell office:value-type="float" office:value="31.358000000000001" table:style-name="ce8">
            <text:p>31.358</text:p>
          </table:table-cell>
          <table:table-cell office:value-type="float" office:value="31.349" table:style-name="ce8">
            <text:p>31.349</text:p>
          </table:table-cell>
          <table:table-cell office:value-type="float" office:value="30.734999999999999" table:style-name="ce8">
            <text:p>30.735</text:p>
          </table:table-cell>
          <table:table-cell office:value-type="float" office:value="31.140999999999998" table:style-name="ce8">
            <text:p>31.141</text:p>
          </table:table-cell>
          <table:table-cell office:value-type="float" office:value="8.06" table:style-name="ce8">
            <text:p>8.06</text:p>
          </table:table-cell>
          <table:table-cell office:value-type="float" office:value="7.41" table:style-name="ce8">
            <text:p>7.41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4.4630000000000001" table:style-name="ce8">
            <text:p>4.463</text:p>
          </table:table-cell>
          <table:table-cell office:value-type="float" office:value="4.2569999999999997" table:style-name="ce8">
            <text:p>4.257</text:p>
          </table:table-cell>
          <table:table-cell office:value-type="float" office:value="4.1260000000000003" table:style-name="ce8">
            <text:p>4.126</text:p>
          </table:table-cell>
          <table:table-cell office:value-type="float" office:value="4.0430000000000001" table:style-name="ce8">
            <text:p>4.043</text:p>
          </table:table-cell>
          <table:table-cell office:value-type="float" office:value="3.9980000000000002" table:style-name="ce8">
            <text:p>3.998</text:p>
          </table:table-cell>
          <table:table-cell office:value-type="float" office:value="4.0140000000000002" table:style-name="ce8">
            <text:p>4.014</text:p>
          </table:table-cell>
          <table:table-cell office:value-type="float" office:value="4.0819999999999999" table:style-name="ce8">
            <text:p>4.082</text:p>
          </table:table-cell>
          <table:table-cell office:value-type="float" office:value="4.5449999999999999" table:style-name="ce8">
            <text:p>4.545</text:p>
          </table:table-cell>
          <table:table-cell office:value-type="float" office:value="12.638999999999999" table:style-name="ce8">
            <text:p>12.639</text:p>
          </table:table-cell>
          <table:table-cell office:value-type="float" office:value="13.41" table:style-name="ce8">
            <text:p>13.41</text:p>
          </table:table-cell>
          <table:table-cell office:value-type="float" office:value="13.795999999999999" table:style-name="ce8">
            <text:p>13.796</text:p>
          </table:table-cell>
          <table:table-cell office:value-type="float" office:value="14.206" table:style-name="ce8">
            <text:p>14.206</text:p>
          </table:table-cell>
          <table:table-cell office:value-type="float" office:value="13.992000000000001" table:style-name="ce8">
            <text:p>13.992</text:p>
          </table:table-cell>
          <table:table-cell office:value-type="float" office:value="13.97" table:style-name="ce8">
            <text:p>13.97</text:p>
          </table:table-cell>
          <table:table-cell office:value-type="float" office:value="14.385999999999999" table:style-name="ce8">
            <text:p>14.386</text:p>
          </table:table-cell>
          <table:table-cell office:value-type="float" office:value="14.583" table:style-name="ce8">
            <text:p>14.583</text:p>
          </table:table-cell>
          <table:table-cell office:value-type="float" office:value="14.558" table:style-name="ce8">
            <text:p>14.558</text:p>
          </table:table-cell>
          <table:table-cell office:value-type="float" office:value="14.28" table:style-name="ce8">
            <text:p>14.28</text:p>
          </table:table-cell>
          <table:table-cell office:value-type="float" office:value="13.894" table:style-name="ce8">
            <text:p>13.894</text:p>
          </table:table-cell>
          <table:table-cell office:value-type="float" office:value="13.89" table:style-name="ce8">
            <text:p>13.89</text:p>
          </table:table-cell>
          <table:table-cell office:value-type="float" office:value="13.618" table:style-name="ce8">
            <text:p>13.618</text:p>
          </table:table-cell>
          <table:table-cell office:value-type="float" office:value="13.798" table:style-name="ce8">
            <text:p>13.798</text:p>
          </table:table-cell>
          <table:table-cell office:value-type="float" office:value="5.5049999999999999" table:style-name="ce8">
            <text:p>5.505</text:p>
          </table:table-cell>
          <table:table-cell office:value-type="float" office:value="5.0609999999999999" table:style-name="ce8">
            <text:p>5.061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5.8979999999999997" table:style-name="ce8">
            <text:p>5.898</text:p>
          </table:table-cell>
          <table:table-cell office:value-type="float" office:value="5.625" table:style-name="ce8">
            <text:p>5.625</text:p>
          </table:table-cell>
          <table:table-cell office:value-type="float" office:value="5.452" table:style-name="ce8">
            <text:p>5.452</text:p>
          </table:table-cell>
          <table:table-cell office:value-type="float" office:value="5.3419999999999996" table:style-name="ce8">
            <text:p>5.342</text:p>
          </table:table-cell>
          <table:table-cell office:value-type="float" office:value="5.2839999999999998" table:style-name="ce8">
            <text:p>5.284</text:p>
          </table:table-cell>
          <table:table-cell office:value-type="float" office:value="5.3040000000000003" table:style-name="ce8">
            <text:p>5.304</text:p>
          </table:table-cell>
          <table:table-cell office:value-type="float" office:value="5.3940000000000001" table:style-name="ce8">
            <text:p>5.394</text:p>
          </table:table-cell>
          <table:table-cell office:value-type="float" office:value="6.0049999999999999" table:style-name="ce8">
            <text:p>6.005</text:p>
          </table:table-cell>
          <table:table-cell office:value-type="float" office:value="7.3730000000000002" table:style-name="ce8">
            <text:p>7.373</text:p>
          </table:table-cell>
          <table:table-cell office:value-type="float" office:value="7.8220000000000001" table:style-name="ce8">
            <text:p>7.822</text:p>
          </table:table-cell>
          <table:table-cell office:value-type="float" office:value="8.048" table:style-name="ce8">
            <text:p>8.048</text:p>
          </table:table-cell>
          <table:table-cell office:value-type="float" office:value="8.2870000000000008" table:style-name="ce8">
            <text:p>8.287</text:p>
          </table:table-cell>
          <table:table-cell office:value-type="float" office:value="8.1620000000000008" table:style-name="ce8">
            <text:p>8.162</text:p>
          </table:table-cell>
          <table:table-cell office:value-type="float" office:value="8.1489999999999991" table:style-name="ce8">
            <text:p>8.149</text:p>
          </table:table-cell>
          <table:table-cell office:value-type="float" office:value="8.3919999999999995" table:style-name="ce8">
            <text:p>8.392</text:p>
          </table:table-cell>
          <table:table-cell office:value-type="float" office:value="8.5060000000000002" table:style-name="ce8">
            <text:p>8.506</text:p>
          </table:table-cell>
          <table:table-cell office:value-type="float" office:value="8.4920000000000009" table:style-name="ce8">
            <text:p>8.492</text:p>
          </table:table-cell>
          <table:table-cell office:value-type="float" office:value="8.33" table:style-name="ce8">
            <text:p>8.33</text:p>
          </table:table-cell>
          <table:table-cell office:value-type="float" office:value="8.1050000000000004" table:style-name="ce8">
            <text:p>8.105</text:p>
          </table:table-cell>
          <table:table-cell office:value-type="float" office:value="8.1029999999999998" table:style-name="ce8">
            <text:p>8.103</text:p>
          </table:table-cell>
          <table:table-cell office:value-type="float" office:value="7.944" table:style-name="ce8">
            <text:p>7.944</text:p>
          </table:table-cell>
          <table:table-cell office:value-type="float" office:value="8.0489999999999995" table:style-name="ce8">
            <text:p>8.049</text:p>
          </table:table-cell>
          <table:table-cell office:value-type="float" office:value="7.274" table:style-name="ce8">
            <text:p>7.274</text:p>
          </table:table-cell>
          <table:table-cell office:value-type="float" office:value="6.6870000000000003" table:style-name="ce8">
            <text:p>6.687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42.082000000000001" table:style-name="ce8">
            <text:p>42.082</text:p>
          </table:table-cell>
          <table:table-cell office:value-type="float" office:value="40.136000000000003" table:style-name="ce8">
            <text:p>40.136</text:p>
          </table:table-cell>
          <table:table-cell office:value-type="float" office:value="38.898000000000003" table:style-name="ce8">
            <text:p>38.898</text:p>
          </table:table-cell>
          <table:table-cell office:value-type="float" office:value="38.118000000000002" table:style-name="ce8">
            <text:p>38.118</text:p>
          </table:table-cell>
          <table:table-cell office:value-type="float" office:value="37.698999999999998" table:style-name="ce8">
            <text:p>37.699</text:p>
          </table:table-cell>
          <table:table-cell office:value-type="float" office:value="37.844000000000001" table:style-name="ce8">
            <text:p>37.844</text:p>
          </table:table-cell>
          <table:table-cell office:value-type="float" office:value="38.488" table:style-name="ce8">
            <text:p>38.488</text:p>
          </table:table-cell>
          <table:table-cell office:value-type="float" office:value="42.848999999999997" table:style-name="ce8">
            <text:p>42.849</text:p>
          </table:table-cell>
          <table:table-cell office:value-type="float" office:value="36.426000000000002" table:style-name="ce8">
            <text:p>36.426</text:p>
          </table:table-cell>
          <table:table-cell office:value-type="float" office:value="38.646000000000001" table:style-name="ce8">
            <text:p>38.646</text:p>
          </table:table-cell>
          <table:table-cell office:value-type="float" office:value="39.759" table:style-name="ce8">
            <text:p>39.759</text:p>
          </table:table-cell>
          <table:table-cell office:value-type="float" office:value="40.942" table:style-name="ce8">
            <text:p>40.942</text:p>
          </table:table-cell>
          <table:table-cell office:value-type="float" office:value="40.325000000000003" table:style-name="ce8">
            <text:p>40.325</text:p>
          </table:table-cell>
          <table:table-cell office:value-type="float" office:value="40.261000000000003" table:style-name="ce8">
            <text:p>40.261</text:p>
          </table:table-cell>
          <table:table-cell office:value-type="float" office:value="41.460999999999999" table:style-name="ce8">
            <text:p>41.461</text:p>
          </table:table-cell>
          <table:table-cell office:value-type="float" office:value="42.026000000000003" table:style-name="ce8">
            <text:p>42.026</text:p>
          </table:table-cell>
          <table:table-cell office:value-type="float" office:value="41.957000000000001" table:style-name="ce8">
            <text:p>41.957</text:p>
          </table:table-cell>
          <table:table-cell office:value-type="float" office:value="41.155000000000001" table:style-name="ce8">
            <text:p>41.155</text:p>
          </table:table-cell>
          <table:table-cell office:value-type="float" office:value="40.042000000000002" table:style-name="ce8">
            <text:p>40.042</text:p>
          </table:table-cell>
          <table:table-cell office:value-type="float" office:value="40.030999999999999" table:style-name="ce8">
            <text:p>40.031</text:p>
          </table:table-cell>
          <table:table-cell office:value-type="float" office:value="39.246000000000002" table:style-name="ce8">
            <text:p>39.246</text:p>
          </table:table-cell>
          <table:table-cell office:value-type="float" office:value="39.765000000000001" table:style-name="ce8">
            <text:p>39.765</text:p>
          </table:table-cell>
          <table:table-cell office:value-type="float" office:value="51.901000000000003" table:style-name="ce8">
            <text:p>51.901</text:p>
          </table:table-cell>
          <table:table-cell office:value-type="float" office:value="47.713999999999999" table:style-name="ce8">
            <text:p>47.714</text:p>
          </table:table-cell>
          <table:table-cell table:number-columns-repeated="1635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.7529999999999999" table:style-name="ce8">
            <text:p>1.753</text:p>
          </table:table-cell>
          <table:table-cell office:value-type="float" office:value="1.6719999999999999" table:style-name="ce8">
            <text:p>1.672</text:p>
          </table:table-cell>
          <table:table-cell office:value-type="float" office:value="1.621" table:style-name="ce8">
            <text:p>1.621</text:p>
          </table:table-cell>
          <table:table-cell office:value-type="float" office:value="1.5880000000000001" table:style-name="ce8">
            <text:p>1.588</text:p>
          </table:table-cell>
          <table:table-cell office:value-type="float" office:value="1.571" table:style-name="ce8">
            <text:p>1.571</text:p>
          </table:table-cell>
          <table:table-cell office:value-type="float" office:value="1.577" table:style-name="ce8">
            <text:p>1.577</text:p>
          </table:table-cell>
          <table:table-cell office:value-type="float" office:value="1.6040000000000001" table:style-name="ce8">
            <text:p>1.604</text:p>
          </table:table-cell>
          <table:table-cell office:value-type="float" office:value="1.7849999999999999" table:style-name="ce8">
            <text:p>1.785</text:p>
          </table:table-cell>
          <table:table-cell office:value-type="float" office:value="2.37" table:style-name="ce8">
            <text:p>2.37</text:p>
          </table:table-cell>
          <table:table-cell office:value-type="float" office:value="2.5139999999999998" table:style-name="ce8">
            <text:p>2.514</text:p>
          </table:table-cell>
          <table:table-cell office:value-type="float" office:value="2.5870000000000002" table:style-name="ce8">
            <text:p>2.587</text:p>
          </table:table-cell>
          <table:table-cell office:value-type="float" office:value="2.6640000000000001" table:style-name="ce8">
            <text:p>2.664</text:p>
          </table:table-cell>
          <table:table-cell office:value-type="float" office:value="2.6240000000000001" table:style-name="ce8">
            <text:p>2.624</text:p>
          </table:table-cell>
          <table:table-cell office:value-type="float" office:value="2.6190000000000002" table:style-name="ce8">
            <text:p>2.619</text:p>
          </table:table-cell>
          <table:table-cell office:value-type="float" office:value="2.6970000000000001" table:style-name="ce8">
            <text:p>2.697</text:p>
          </table:table-cell>
          <table:table-cell office:value-type="float" office:value="2.734" table:style-name="ce8">
            <text:p>2.734</text:p>
          </table:table-cell>
          <table:table-cell office:value-type="float" office:value="2.73" table:style-name="ce8">
            <text:p>2.73</text:p>
          </table:table-cell>
          <table:table-cell office:value-type="float" office:value="2.6779999999999999" table:style-name="ce8">
            <text:p>2.678</text:p>
          </table:table-cell>
          <table:table-cell office:value-type="float" office:value="2.605" table:style-name="ce8">
            <text:p>2.605</text:p>
          </table:table-cell>
          <table:table-cell office:value-type="float" office:value="2.6040000000000001" table:style-name="ce8">
            <text:p>2.604</text:p>
          </table:table-cell>
          <table:table-cell office:value-type="float" office:value="2.5529999999999999" table:style-name="ce8">
            <text:p>2.553</text:p>
          </table:table-cell>
          <table:table-cell office:value-type="float" office:value="2.5870000000000002" table:style-name="ce8">
            <text:p>2.587</text:p>
          </table:table-cell>
          <table:table-cell office:value-type="float" office:value="2.1629999999999998" table:style-name="ce8">
            <text:p>2.163</text:p>
          </table:table-cell>
          <table:table-cell office:value-type="float" office:value="1.988" table:style-name="ce8">
            <text:p>1.988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9.7230000000000008" table:style-name="ce8">
            <text:p>9.723</text:p>
          </table:table-cell>
          <table:table-cell office:value-type="float" office:value="9.2739999999999991" table:style-name="ce8">
            <text:p>9.274</text:p>
          </table:table-cell>
          <table:table-cell office:value-type="float" office:value="8.9879999999999995" table:style-name="ce8">
            <text:p>8.988</text:p>
          </table:table-cell>
          <table:table-cell office:value-type="float" office:value="8.8079999999999998" table:style-name="ce8">
            <text:p>8.808</text:p>
          </table:table-cell>
          <table:table-cell office:value-type="float" office:value="8.7110000000000003" table:style-name="ce8">
            <text:p>8.711</text:p>
          </table:table-cell>
          <table:table-cell office:value-type="float" office:value="8.7439999999999998" table:style-name="ce8">
            <text:p>8.744</text:p>
          </table:table-cell>
          <table:table-cell office:value-type="float" office:value="8.8930000000000007" table:style-name="ce8">
            <text:p>8.893</text:p>
          </table:table-cell>
          <table:table-cell office:value-type="float" office:value="9.9009999999999998" table:style-name="ce8">
            <text:p>9.901</text:p>
          </table:table-cell>
          <table:table-cell office:value-type="float" office:value="8.2509999999999994" table:style-name="ce8">
            <text:p>8.251</text:p>
          </table:table-cell>
          <table:table-cell office:value-type="float" office:value="8.7539999999999996" table:style-name="ce8">
            <text:p>8.754</text:p>
          </table:table-cell>
          <table:table-cell office:value-type="float" office:value="9.0060000000000002" table:style-name="ce8">
            <text:p>9.006</text:p>
          </table:table-cell>
          <table:table-cell office:value-type="float" office:value="9.2739999999999991" table:style-name="ce8">
            <text:p>9.274</text:p>
          </table:table-cell>
          <table:table-cell office:value-type="float" office:value="9.1340000000000003" table:style-name="ce8">
            <text:p>9.134</text:p>
          </table:table-cell>
          <table:table-cell office:value-type="float" office:value="9.1189999999999998" table:style-name="ce8">
            <text:p>9.119</text:p>
          </table:table-cell>
          <table:table-cell office:value-type="float" office:value="9.391" table:style-name="ce8">
            <text:p>9.391</text:p>
          </table:table-cell>
          <table:table-cell office:value-type="float" office:value="9.5190000000000001" table:style-name="ce8">
            <text:p>9.519</text:p>
          </table:table-cell>
          <table:table-cell office:value-type="float" office:value="9.5030000000000001" table:style-name="ce8">
            <text:p>9.503</text:p>
          </table:table-cell>
          <table:table-cell office:value-type="float" office:value="9.3219999999999992" table:style-name="ce8">
            <text:p>9.322</text:p>
          </table:table-cell>
          <table:table-cell office:value-type="float" office:value="9.07" table:style-name="ce8">
            <text:p>9.07</text:p>
          </table:table-cell>
          <table:table-cell office:value-type="float" office:value="9.0670000000000002" table:style-name="ce8">
            <text:p>9.067</text:p>
          </table:table-cell>
          <table:table-cell office:value-type="float" office:value="8.8889999999999993" table:style-name="ce8">
            <text:p>8.889</text:p>
          </table:table-cell>
          <table:table-cell office:value-type="float" office:value="9.0069999999999997" table:style-name="ce8">
            <text:p>9.007</text:p>
          </table:table-cell>
          <table:table-cell office:value-type="float" office:value="11.992000000000001" table:style-name="ce8">
            <text:p>11.992</text:p>
          </table:table-cell>
          <table:table-cell office:value-type="float" office:value="11.025" table:style-name="ce8">
            <text:p>11.025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44.154000000000003" table:style-name="ce8">
            <text:p>44.154</text:p>
          </table:table-cell>
          <table:table-cell office:value-type="float" office:value="42.113" table:style-name="ce8">
            <text:p>42.113</text:p>
          </table:table-cell>
          <table:table-cell office:value-type="float" office:value="40.813000000000002" table:style-name="ce8">
            <text:p>40.813</text:p>
          </table:table-cell>
          <table:table-cell office:value-type="float" office:value="39.994999999999997" table:style-name="ce8">
            <text:p>39.995</text:p>
          </table:table-cell>
          <table:table-cell office:value-type="float" office:value="39.555" table:style-name="ce8">
            <text:p>39.555</text:p>
          </table:table-cell>
          <table:table-cell office:value-type="float" office:value="39.707999999999998" table:style-name="ce8">
            <text:p>39.708</text:p>
          </table:table-cell>
          <table:table-cell office:value-type="float" office:value="40.384" table:style-name="ce8">
            <text:p>40.384</text:p>
          </table:table-cell>
          <table:table-cell office:value-type="float" office:value="44.959000000000003" table:style-name="ce8">
            <text:p>44.959</text:p>
          </table:table-cell>
          <table:table-cell office:value-type="float" office:value="59.247" table:style-name="ce8">
            <text:p>59.247</text:p>
          </table:table-cell>
          <table:table-cell office:value-type="float" office:value="62.859000000000002" table:style-name="ce8">
            <text:p>62.859</text:p>
          </table:table-cell>
          <table:table-cell office:value-type="float" office:value="64.668999999999997" table:style-name="ce8">
            <text:p>64.669</text:p>
          </table:table-cell>
          <table:table-cell office:value-type="float" office:value="66.591999999999999" table:style-name="ce8">
            <text:p>66.592</text:p>
          </table:table-cell>
          <table:table-cell office:value-type="float" office:value="65.587999999999994" table:style-name="ce8">
            <text:p>65.588</text:p>
          </table:table-cell>
          <table:table-cell office:value-type="float" office:value="65.484999999999999" table:style-name="ce8">
            <text:p>65.485</text:p>
          </table:table-cell>
          <table:table-cell office:value-type="float" office:value="67.436000000000007" table:style-name="ce8">
            <text:p>67.436</text:p>
          </table:table-cell>
          <table:table-cell office:value-type="float" office:value="68.355000000000004" table:style-name="ce8">
            <text:p>68.355</text:p>
          </table:table-cell>
          <table:table-cell office:value-type="float" office:value="68.242999999999995" table:style-name="ce8">
            <text:p>68.243</text:p>
          </table:table-cell>
          <table:table-cell office:value-type="float" office:value="66.938999999999993" table:style-name="ce8">
            <text:p>66.939</text:p>
          </table:table-cell>
          <table:table-cell office:value-type="float" office:value="65.129000000000005" table:style-name="ce8">
            <text:p>65.129</text:p>
          </table:table-cell>
          <table:table-cell office:value-type="float" office:value="65.11" table:style-name="ce8">
            <text:p>65.11</text:p>
          </table:table-cell>
          <table:table-cell office:value-type="float" office:value="63.834000000000003" table:style-name="ce8">
            <text:p>63.834</text:p>
          </table:table-cell>
          <table:table-cell office:value-type="float" office:value="64.677999999999997" table:style-name="ce8">
            <text:p>64.678</text:p>
          </table:table-cell>
          <table:table-cell office:value-type="float" office:value="54.457000000000001" table:style-name="ce8">
            <text:p>54.457</text:p>
          </table:table-cell>
          <table:table-cell office:value-type="float" office:value="50.063000000000002" table:style-name="ce8">
            <text:p>50.063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4.6230000000000002" table:style-name="ce8">
            <text:p>4.623</text:p>
          </table:table-cell>
          <table:table-cell office:value-type="float" office:value="4.4089999999999998" table:style-name="ce8">
            <text:p>4.409</text:p>
          </table:table-cell>
          <table:table-cell office:value-type="float" office:value="4.2729999999999997" table:style-name="ce8">
            <text:p>4.273</text:p>
          </table:table-cell>
          <table:table-cell office:value-type="float" office:value="4.1870000000000003" table:style-name="ce8">
            <text:p>4.187</text:p>
          </table:table-cell>
          <table:table-cell office:value-type="float" office:value="4.141" table:style-name="ce8">
            <text:p>4.141</text:p>
          </table:table-cell>
          <table:table-cell office:value-type="float" office:value="4.157" table:style-name="ce8">
            <text:p>4.157</text:p>
          </table:table-cell>
          <table:table-cell office:value-type="float" office:value="4.2279999999999998" table:style-name="ce8">
            <text:p>4.228</text:p>
          </table:table-cell>
          <table:table-cell office:value-type="float" office:value="4.7069999999999999" table:style-name="ce8">
            <text:p>4.707</text:p>
          </table:table-cell>
          <table:table-cell office:value-type="float" office:value="6.9340000000000002" table:style-name="ce8">
            <text:p>6.934</text:p>
          </table:table-cell>
          <table:table-cell office:value-type="float" office:value="7.3570000000000002" table:style-name="ce8">
            <text:p>7.357</text:p>
          </table:table-cell>
          <table:table-cell office:value-type="float" office:value="7.569" table:style-name="ce8">
            <text:p>7.569</text:p>
          </table:table-cell>
          <table:table-cell office:value-type="float" office:value="7.7939999999999996" table:style-name="ce8">
            <text:p>7.794</text:p>
          </table:table-cell>
          <table:table-cell office:value-type="float" office:value="7.6760000000000002" table:style-name="ce8">
            <text:p>7.676</text:p>
          </table:table-cell>
          <table:table-cell office:value-type="float" office:value="7.6639999999999997" table:style-name="ce8">
            <text:p>7.664</text:p>
          </table:table-cell>
          <table:table-cell office:value-type="float" office:value="7.8929999999999998" table:style-name="ce8">
            <text:p>7.893</text:p>
          </table:table-cell>
          <table:table-cell office:value-type="float" office:value="8" table:style-name="ce8">
            <text:p>8</text:p>
          </table:table-cell>
          <table:table-cell office:value-type="float" office:value="7.9870000000000001" table:style-name="ce8">
            <text:p>7.987</text:p>
          </table:table-cell>
          <table:table-cell office:value-type="float" office:value="7.8339999999999996" table:style-name="ce8">
            <text:p>7.834</text:p>
          </table:table-cell>
          <table:table-cell office:value-type="float" office:value="7.6219999999999999" table:style-name="ce8">
            <text:p>7.622</text:p>
          </table:table-cell>
          <table:table-cell office:value-type="float" office:value="7.62" table:style-name="ce8">
            <text:p>7.62</text:p>
          </table:table-cell>
          <table:table-cell office:value-type="float" office:value="7.4710000000000001" table:style-name="ce8">
            <text:p>7.471</text:p>
          </table:table-cell>
          <table:table-cell office:value-type="float" office:value="7.57" table:style-name="ce8">
            <text:p>7.57</text:p>
          </table:table-cell>
          <table:table-cell office:value-type="float" office:value="5.7009999999999996" table:style-name="ce8">
            <text:p>5.701</text:p>
          </table:table-cell>
          <table:table-cell office:value-type="float" office:value="5.2409999999999997" table:style-name="ce8">
            <text:p>5.241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47.98" table:style-name="ce8">
            <text:p>47.98</text:p>
          </table:table-cell>
          <table:table-cell office:value-type="float" office:value="45.762" table:style-name="ce8">
            <text:p>45.762</text:p>
          </table:table-cell>
          <table:table-cell office:value-type="float" office:value="44.35" table:style-name="ce8">
            <text:p>44.35</text:p>
          </table:table-cell>
          <table:table-cell office:value-type="float" office:value="43.46" table:style-name="ce8">
            <text:p>43.46</text:p>
          </table:table-cell>
          <table:table-cell office:value-type="float" office:value="42.982999999999997" table:style-name="ce8">
            <text:p>42.983</text:p>
          </table:table-cell>
          <table:table-cell office:value-type="float" office:value="43.148000000000003" table:style-name="ce8">
            <text:p>43.148</text:p>
          </table:table-cell>
          <table:table-cell office:value-type="float" office:value="43.883000000000003" table:style-name="ce8">
            <text:p>43.883</text:p>
          </table:table-cell>
          <table:table-cell office:value-type="float" office:value="48.854999999999997" table:style-name="ce8">
            <text:p>48.855</text:p>
          </table:table-cell>
          <table:table-cell office:value-type="float" office:value="55.648000000000003" table:style-name="ce8">
            <text:p>55.648</text:p>
          </table:table-cell>
          <table:table-cell office:value-type="float" office:value="59.04" table:style-name="ce8">
            <text:p>59.04</text:p>
          </table:table-cell>
          <table:table-cell office:value-type="float" office:value="60.741" table:style-name="ce8">
            <text:p>60.741</text:p>
          </table:table-cell>
          <table:table-cell office:value-type="float" office:value="62.546999999999997" table:style-name="ce8">
            <text:p>62.547</text:p>
          </table:table-cell>
          <table:table-cell office:value-type="float" office:value="61.603999999999999" table:style-name="ce8">
            <text:p>61.604</text:p>
          </table:table-cell>
          <table:table-cell office:value-type="float" office:value="61.506999999999998" table:style-name="ce8">
            <text:p>61.507</text:p>
          </table:table-cell>
          <table:table-cell office:value-type="float" office:value="63.34" table:style-name="ce8">
            <text:p>63.34</text:p>
          </table:table-cell>
          <table:table-cell office:value-type="float" office:value="64.203999999999994" table:style-name="ce8">
            <text:p>64.204</text:p>
          </table:table-cell>
          <table:table-cell office:value-type="float" office:value="64.097999999999999" table:style-name="ce8">
            <text:p>64.098</text:p>
          </table:table-cell>
          <table:table-cell office:value-type="float" office:value="62.872999999999998" table:style-name="ce8">
            <text:p>62.873</text:p>
          </table:table-cell>
          <table:table-cell office:value-type="float" office:value="61.173000000000002" table:style-name="ce8">
            <text:p>61.173</text:p>
          </table:table-cell>
          <table:table-cell office:value-type="float" office:value="61.155000000000001" table:style-name="ce8">
            <text:p>61.155</text:p>
          </table:table-cell>
          <table:table-cell office:value-type="float" office:value="59.957000000000001" table:style-name="ce8">
            <text:p>59.957</text:p>
          </table:table-cell>
          <table:table-cell office:value-type="float" office:value="60.75" table:style-name="ce8">
            <text:p>60.75</text:p>
          </table:table-cell>
          <table:table-cell office:value-type="float" office:value="59.174999999999997" table:style-name="ce8">
            <text:p>59.175</text:p>
          </table:table-cell>
          <table:table-cell office:value-type="float" office:value="54.401000000000003" table:style-name="ce8">
            <text:p>54.401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5.781000000000001" table:style-name="ce8">
            <text:p>15.781</text:p>
          </table:table-cell>
          <table:table-cell office:value-type="float" office:value="15.051" table:style-name="ce8">
            <text:p>15.051</text:p>
          </table:table-cell>
          <table:table-cell office:value-type="float" office:value="14.587" table:style-name="ce8">
            <text:p>14.587</text:p>
          </table:table-cell>
          <table:table-cell office:value-type="float" office:value="14.294" table:style-name="ce8">
            <text:p>14.294</text:p>
          </table:table-cell>
          <table:table-cell office:value-type="float" office:value="14.137" table:style-name="ce8">
            <text:p>14.137</text:p>
          </table:table-cell>
          <table:table-cell office:value-type="float" office:value="14.192" table:style-name="ce8">
            <text:p>14.192</text:p>
          </table:table-cell>
          <table:table-cell office:value-type="float" office:value="14.433" table:style-name="ce8">
            <text:p>14.433</text:p>
          </table:table-cell>
          <table:table-cell office:value-type="float" office:value="16.068999999999999" table:style-name="ce8">
            <text:p>16.069</text:p>
          </table:table-cell>
          <table:table-cell office:value-type="float" office:value="20.451000000000001" table:style-name="ce8">
            <text:p>20.451</text:p>
          </table:table-cell>
          <table:table-cell office:value-type="float" office:value="21.698" table:style-name="ce8">
            <text:p>21.698</text:p>
          </table:table-cell>
          <table:table-cell office:value-type="float" office:value="22.323" table:style-name="ce8">
            <text:p>22.323</text:p>
          </table:table-cell>
          <table:table-cell office:value-type="float" office:value="22.986999999999998" table:style-name="ce8">
            <text:p>22.987</text:p>
          </table:table-cell>
          <table:table-cell office:value-type="float" office:value="22.64" table:style-name="ce8">
            <text:p>22.64</text:p>
          </table:table-cell>
          <table:table-cell office:value-type="float" office:value="22.603999999999999" table:style-name="ce8">
            <text:p>22.604</text:p>
          </table:table-cell>
          <table:table-cell office:value-type="float" office:value="23.277999999999999" table:style-name="ce8">
            <text:p>23.278</text:p>
          </table:table-cell>
          <table:table-cell office:value-type="float" office:value="23.594999999999999" table:style-name="ce8">
            <text:p>23.595</text:p>
          </table:table-cell>
          <table:table-cell office:value-type="float" office:value="23.556000000000001" table:style-name="ce8">
            <text:p>23.556</text:p>
          </table:table-cell>
          <table:table-cell office:value-type="float" office:value="23.106000000000002" table:style-name="ce8">
            <text:p>23.106</text:p>
          </table:table-cell>
          <table:table-cell office:value-type="float" office:value="22.481000000000002" table:style-name="ce8">
            <text:p>22.481</text:p>
          </table:table-cell>
          <table:table-cell office:value-type="float" office:value="22.475000000000001" table:style-name="ce8">
            <text:p>22.475</text:p>
          </table:table-cell>
          <table:table-cell office:value-type="float" office:value="22.035" table:style-name="ce8">
            <text:p>22.035</text:p>
          </table:table-cell>
          <table:table-cell office:value-type="float" office:value="22.326000000000001" table:style-name="ce8">
            <text:p>22.326</text:p>
          </table:table-cell>
          <table:table-cell office:value-type="float" office:value="19.463000000000001" table:style-name="ce8">
            <text:p>19.463</text:p>
          </table:table-cell>
          <table:table-cell office:value-type="float" office:value="17.893000000000001" table:style-name="ce8">
            <text:p>17.893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.0720000000000001" table:style-name="ce8">
            <text:p>2.072</text:p>
          </table:table-cell>
          <table:table-cell office:value-type="float" office:value="1.976" table:style-name="ce8">
            <text:p>1.976</text:p>
          </table:table-cell>
          <table:table-cell office:value-type="float" office:value="1.915" table:style-name="ce8">
            <text:p>1.915</text:p>
          </table:table-cell>
          <table:table-cell office:value-type="float" office:value="1.877" table:style-name="ce8">
            <text:p>1.877</text:p>
          </table:table-cell>
          <table:table-cell office:value-type="float" office:value="1.8560000000000001" table:style-name="ce8">
            <text:p>1.856</text:p>
          </table:table-cell>
          <table:table-cell office:value-type="float" office:value="1.8640000000000001" table:style-name="ce8">
            <text:p>1.864</text:p>
          </table:table-cell>
          <table:table-cell office:value-type="float" office:value="1.895" table:style-name="ce8">
            <text:p>1.895</text:p>
          </table:table-cell>
          <table:table-cell office:value-type="float" office:value="2.11" table:style-name="ce8">
            <text:p>2.11</text:p>
          </table:table-cell>
          <table:table-cell office:value-type="float" office:value="1.3169999999999999" table:style-name="ce8">
            <text:p>1.317</text:p>
          </table:table-cell>
          <table:table-cell office:value-type="float" office:value="1.397" table:style-name="ce8">
            <text:p>1.397</text:p>
          </table:table-cell>
          <table:table-cell office:value-type="float" office:value="1.4370000000000001" table:style-name="ce8">
            <text:p>1.437</text:p>
          </table:table-cell>
          <table:table-cell office:value-type="float" office:value="1.48" table:style-name="ce8">
            <text:p>1.48</text:p>
          </table:table-cell>
          <table:table-cell office:value-type="float" office:value="1.458" table:style-name="ce8">
            <text:p>1.458</text:p>
          </table:table-cell>
          <table:table-cell office:value-type="float" office:value="1.4550000000000001" table:style-name="ce8">
            <text:p>1.455</text:p>
          </table:table-cell>
          <table:table-cell office:value-type="float" office:value="1.4990000000000001" table:style-name="ce8">
            <text:p>1.499</text:p>
          </table:table-cell>
          <table:table-cell office:value-type="float" office:value="1.5189999999999999" table:style-name="ce8">
            <text:p>1.519</text:p>
          </table:table-cell>
          <table:table-cell office:value-type="float" office:value="1.5169999999999999" table:style-name="ce8">
            <text:p>1.517</text:p>
          </table:table-cell>
          <table:table-cell office:value-type="float" office:value="1.488" table:style-name="ce8">
            <text:p>1.488</text:p>
          </table:table-cell>
          <table:table-cell office:value-type="float" office:value="1.4470000000000001" table:style-name="ce8">
            <text:p>1.447</text:p>
          </table:table-cell>
          <table:table-cell office:value-type="float" office:value="1.4470000000000001" table:style-name="ce8">
            <text:p>1.447</text:p>
          </table:table-cell>
          <table:table-cell office:value-type="float" office:value="1.419" table:style-name="ce8">
            <text:p>1.419</text:p>
          </table:table-cell>
          <table:table-cell office:value-type="float" office:value="1.4370000000000001" table:style-name="ce8">
            <text:p>1.437</text:p>
          </table:table-cell>
          <table:table-cell office:value-type="float" office:value="2.556" table:style-name="ce8">
            <text:p>2.556</text:p>
          </table:table-cell>
          <table:table-cell office:value-type="float" office:value="2.35" table:style-name="ce8">
            <text:p>2.35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6.460999999999999" table:style-name="ce8">
            <text:p>26.461</text:p>
          </table:table-cell>
          <table:table-cell office:value-type="float" office:value="25.236999999999998" table:style-name="ce8">
            <text:p>25.237</text:p>
          </table:table-cell>
          <table:table-cell office:value-type="float" office:value="24.459" table:style-name="ce8">
            <text:p>24.459</text:p>
          </table:table-cell>
          <table:table-cell office:value-type="float" office:value="23.968" table:style-name="ce8">
            <text:p>23.968</text:p>
          </table:table-cell>
          <table:table-cell office:value-type="float" office:value="23.704999999999998" table:style-name="ce8">
            <text:p>23.705</text:p>
          </table:table-cell>
          <table:table-cell office:value-type="float" office:value="23.795999999999999" table:style-name="ce8">
            <text:p>23.796</text:p>
          </table:table-cell>
          <table:table-cell office:value-type="float" office:value="24.201000000000001" table:style-name="ce8">
            <text:p>24.201</text:p>
          </table:table-cell>
          <table:table-cell office:value-type="float" office:value="26.943000000000001" table:style-name="ce8">
            <text:p>26.943</text:p>
          </table:table-cell>
          <table:table-cell office:value-type="float" office:value="15.975" table:style-name="ce8">
            <text:p>15.975</text:p>
          </table:table-cell>
          <table:table-cell office:value-type="float" office:value="16.949000000000002" table:style-name="ce8">
            <text:p>16.949</text:p>
          </table:table-cell>
          <table:table-cell office:value-type="float" office:value="17.437000000000001" table:style-name="ce8">
            <text:p>17.437</text:p>
          </table:table-cell>
          <table:table-cell office:value-type="float" office:value="17.954999999999998" table:style-name="ce8">
            <text:p>17.955</text:p>
          </table:table-cell>
          <table:table-cell office:value-type="float" office:value="17.684999999999999" table:style-name="ce8">
            <text:p>17.685</text:p>
          </table:table-cell>
          <table:table-cell office:value-type="float" office:value="17.657" table:style-name="ce8">
            <text:p>17.657</text:p>
          </table:table-cell>
          <table:table-cell office:value-type="float" office:value="18.183" table:style-name="ce8">
            <text:p>18.183</text:p>
          </table:table-cell>
          <table:table-cell office:value-type="float" office:value="18.431000000000001" table:style-name="ce8">
            <text:p>18.431</text:p>
          </table:table-cell>
          <table:table-cell office:value-type="float" office:value="18.399999999999999" table:style-name="ce8">
            <text:p>18.4</text:p>
          </table:table-cell>
          <table:table-cell office:value-type="float" office:value="18.048999999999999" table:style-name="ce8">
            <text:p>18.049</text:p>
          </table:table-cell>
          <table:table-cell office:value-type="float" office:value="17.561" table:style-name="ce8">
            <text:p>17.561</text:p>
          </table:table-cell>
          <table:table-cell office:value-type="float" office:value="17.556000000000001" table:style-name="ce8">
            <text:p>17.556</text:p>
          </table:table-cell>
          <table:table-cell office:value-type="float" office:value="17.212" table:style-name="ce8">
            <text:p>17.212</text:p>
          </table:table-cell>
          <table:table-cell office:value-type="float" office:value="17.439" table:style-name="ce8">
            <text:p>17.439</text:p>
          </table:table-cell>
          <table:table-cell office:value-type="float" office:value="32.634999999999998" table:style-name="ce8">
            <text:p>32.635</text:p>
          </table:table-cell>
          <table:table-cell office:value-type="float" office:value="30.001999999999999" table:style-name="ce8">
            <text:p>30.002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0.361000000000001" table:style-name="ce8">
            <text:p>10.361</text:p>
          </table:table-cell>
          <table:table-cell office:value-type="float" office:value="9.8819999999999997" table:style-name="ce8">
            <text:p>9.882</text:p>
          </table:table-cell>
          <table:table-cell office:value-type="float" office:value="9.577" table:style-name="ce8">
            <text:p>9.577</text:p>
          </table:table-cell>
          <table:table-cell office:value-type="float" office:value="9.3849999999999998" table:style-name="ce8">
            <text:p>9.385</text:p>
          </table:table-cell>
          <table:table-cell office:value-type="float" office:value="9.282" table:style-name="ce8">
            <text:p>9.282</text:p>
          </table:table-cell>
          <table:table-cell office:value-type="float" office:value="9.3179999999999996" table:style-name="ce8">
            <text:p>9.318</text:p>
          </table:table-cell>
          <table:table-cell office:value-type="float" office:value="9.4760000000000009" table:style-name="ce8">
            <text:p>9.476</text:p>
          </table:table-cell>
          <table:table-cell office:value-type="float" office:value="10.55" table:style-name="ce8">
            <text:p>10.55</text:p>
          </table:table-cell>
          <table:table-cell office:value-type="float" office:value="10.708" table:style-name="ce8">
            <text:p>10.708</text:p>
          </table:table-cell>
          <table:table-cell office:value-type="float" office:value="11.361000000000001" table:style-name="ce8">
            <text:p>11.361</text:p>
          </table:table-cell>
          <table:table-cell office:value-type="float" office:value="11.688000000000001" table:style-name="ce8">
            <text:p>11.688</text:p>
          </table:table-cell>
          <table:table-cell office:value-type="float" office:value="12.036" table:style-name="ce8">
            <text:p>12.036</text:p>
          </table:table-cell>
          <table:table-cell office:value-type="float" office:value="11.853999999999999" table:style-name="ce8">
            <text:p>11.854</text:p>
          </table:table-cell>
          <table:table-cell office:value-type="float" office:value="11.836" table:style-name="ce8">
            <text:p>11.836</text:p>
          </table:table-cell>
          <table:table-cell office:value-type="float" office:value="12.188000000000001" table:style-name="ce8">
            <text:p>12.188</text:p>
          </table:table-cell>
          <table:table-cell office:value-type="float" office:value="12.355" table:style-name="ce8">
            <text:p>12.355</text:p>
          </table:table-cell>
          <table:table-cell office:value-type="float" office:value="12.334" table:style-name="ce8">
            <text:p>12.334</text:p>
          </table:table-cell>
          <table:table-cell office:value-type="float" office:value="12.099" table:style-name="ce8">
            <text:p>12.099</text:p>
          </table:table-cell>
          <table:table-cell office:value-type="float" office:value="11.771000000000001" table:style-name="ce8">
            <text:p>11.771</text:p>
          </table:table-cell>
          <table:table-cell office:value-type="float" office:value="11.768000000000001" table:style-name="ce8">
            <text:p>11.768</text:p>
          </table:table-cell>
          <table:table-cell office:value-type="float" office:value="11.537000000000001" table:style-name="ce8">
            <text:p>11.537</text:p>
          </table:table-cell>
          <table:table-cell office:value-type="float" office:value="11.69" table:style-name="ce8">
            <text:p>11.69</text:p>
          </table:table-cell>
          <table:table-cell office:value-type="float" office:value="12.779" table:style-name="ce8">
            <text:p>12.779</text:p>
          </table:table-cell>
          <table:table-cell office:value-type="float" office:value="11.747999999999999" table:style-name="ce8">
            <text:p>11.748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9.2449999999999992" table:style-name="ce8">
            <text:p>9.245</text:p>
          </table:table-cell>
          <table:table-cell office:value-type="float" office:value="8.8179999999999996" table:style-name="ce8">
            <text:p>8.818</text:p>
          </table:table-cell>
          <table:table-cell office:value-type="float" office:value="8.5459999999999994" table:style-name="ce8">
            <text:p>8.546</text:p>
          </table:table-cell>
          <table:table-cell office:value-type="float" office:value="8.3740000000000006" table:style-name="ce8">
            <text:p>8.374</text:p>
          </table:table-cell>
          <table:table-cell office:value-type="float" office:value="8.282" table:style-name="ce8">
            <text:p>8.282</text:p>
          </table:table-cell>
          <table:table-cell office:value-type="float" office:value="8.3140000000000001" table:style-name="ce8">
            <text:p>8.314</text:p>
          </table:table-cell>
          <table:table-cell office:value-type="float" office:value="8.4559999999999995" table:style-name="ce8">
            <text:p>8.456</text:p>
          </table:table-cell>
          <table:table-cell office:value-type="float" office:value="9.4139999999999997" table:style-name="ce8">
            <text:p>9.414</text:p>
          </table:table-cell>
          <table:table-cell office:value-type="float" office:value="4.3010000000000002" table:style-name="ce8">
            <text:p>4.301</text:p>
          </table:table-cell>
          <table:table-cell office:value-type="float" office:value="4.5629999999999997" table:style-name="ce8">
            <text:p>4.563</text:p>
          </table:table-cell>
          <table:table-cell office:value-type="float" office:value="4.694" table:style-name="ce8">
            <text:p>4.694</text:p>
          </table:table-cell>
          <table:table-cell office:value-type="float" office:value="4.8339999999999996" table:style-name="ce8">
            <text:p>4.834</text:p>
          </table:table-cell>
          <table:table-cell office:value-type="float" office:value="4.7610000000000001" table:style-name="ce8">
            <text:p>4.761</text:p>
          </table:table-cell>
          <table:table-cell office:value-type="float" office:value="4.7539999999999996" table:style-name="ce8">
            <text:p>4.754</text:p>
          </table:table-cell>
          <table:table-cell office:value-type="float" office:value="4.8949999999999996" table:style-name="ce8">
            <text:p>4.895</text:p>
          </table:table-cell>
          <table:table-cell office:value-type="float" office:value="4.9619999999999997" table:style-name="ce8">
            <text:p>4.962</text:p>
          </table:table-cell>
          <table:table-cell office:value-type="float" office:value="4.9539999999999997" table:style-name="ce8">
            <text:p>4.954</text:p>
          </table:table-cell>
          <table:table-cell office:value-type="float" office:value="4.859" table:style-name="ce8">
            <text:p>4.859</text:p>
          </table:table-cell>
          <table:table-cell office:value-type="float" office:value="4.7279999999999998" table:style-name="ce8">
            <text:p>4.728</text:p>
          </table:table-cell>
          <table:table-cell office:value-type="float" office:value="4.726" table:style-name="ce8">
            <text:p>4.726</text:p>
          </table:table-cell>
          <table:table-cell office:value-type="float" office:value="4.6340000000000003" table:style-name="ce8">
            <text:p>4.634</text:p>
          </table:table-cell>
          <table:table-cell office:value-type="float" office:value="4.6950000000000003" table:style-name="ce8">
            <text:p>4.695</text:p>
          </table:table-cell>
          <table:table-cell office:value-type="float" office:value="11.403" table:style-name="ce8">
            <text:p>11.403</text:p>
          </table:table-cell>
          <table:table-cell office:value-type="float" office:value="10.483000000000001" table:style-name="ce8">
            <text:p>10.483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5.42" table:style-name="ce8">
            <text:p>5.42</text:p>
          </table:table-cell>
          <table:table-cell office:value-type="float" office:value="5.1689999999999996" table:style-name="ce8">
            <text:p>5.169</text:p>
          </table:table-cell>
          <table:table-cell office:value-type="float" office:value="5.01" table:style-name="ce8">
            <text:p>5.01</text:p>
          </table:table-cell>
          <table:table-cell office:value-type="float" office:value="4.9089999999999998" table:style-name="ce8">
            <text:p>4.909</text:p>
          </table:table-cell>
          <table:table-cell office:value-type="float" office:value="4.8550000000000004" table:style-name="ce8">
            <text:p>4.855</text:p>
          </table:table-cell>
          <table:table-cell office:value-type="float" office:value="4.8739999999999997" table:style-name="ce8">
            <text:p>4.874</text:p>
          </table:table-cell>
          <table:table-cell office:value-type="float" office:value="4.9569999999999999" table:style-name="ce8">
            <text:p>4.957</text:p>
          </table:table-cell>
          <table:table-cell office:value-type="float" office:value="5.5179999999999998" table:style-name="ce8">
            <text:p>5.518</text:p>
          </table:table-cell>
          <table:table-cell office:value-type="float" office:value="21.065999999999999" table:style-name="ce8">
            <text:p>21.066</text:p>
          </table:table-cell>
          <table:table-cell office:value-type="float" office:value="22.35" table:style-name="ce8">
            <text:p>22.35</text:p>
          </table:table-cell>
          <table:table-cell office:value-type="float" office:value="22.992999999999999" table:style-name="ce8">
            <text:p>22.993</text:p>
          </table:table-cell>
          <table:table-cell office:value-type="float" office:value="23.677" table:style-name="ce8">
            <text:p>23.677</text:p>
          </table:table-cell>
          <table:table-cell office:value-type="float" office:value="23.32" table:style-name="ce8">
            <text:p>23.32</text:p>
          </table:table-cell>
          <table:table-cell office:value-type="float" office:value="23.283999999999999" table:style-name="ce8">
            <text:p>23.284</text:p>
          </table:table-cell>
          <table:table-cell office:value-type="float" office:value="23.977" table:style-name="ce8">
            <text:p>23.977</text:p>
          </table:table-cell>
          <table:table-cell office:value-type="float" office:value="24.303999999999998" table:style-name="ce8">
            <text:p>24.304</text:p>
          </table:table-cell>
          <table:table-cell office:value-type="float" office:value="24.263999999999999" table:style-name="ce8">
            <text:p>24.264</text:p>
          </table:table-cell>
          <table:table-cell office:value-type="float" office:value="23.800999999999998" table:style-name="ce8">
            <text:p>23.801</text:p>
          </table:table-cell>
          <table:table-cell office:value-type="float" office:value="23.157" table:style-name="ce8">
            <text:p>23.157</text:p>
          </table:table-cell>
          <table:table-cell office:value-type="float" office:value="23.15" table:style-name="ce8">
            <text:p>23.15</text:p>
          </table:table-cell>
          <table:table-cell office:value-type="float" office:value="22.696999999999999" table:style-name="ce8">
            <text:p>22.697</text:p>
          </table:table-cell>
          <table:table-cell office:value-type="float" office:value="22.997" table:style-name="ce8">
            <text:p>22.997</text:p>
          </table:table-cell>
          <table:table-cell office:value-type="float" office:value="6.6840000000000002" table:style-name="ce8">
            <text:p>6.684</text:p>
          </table:table-cell>
          <table:table-cell office:value-type="float" office:value="6.1449999999999996" table:style-name="ce8">
            <text:p>6.145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7.853000000000002" table:style-name="ce8">
            <text:p>17.853</text:p>
          </table:table-cell>
          <table:table-cell office:value-type="float" office:value="17.027999999999999" table:style-name="ce8">
            <text:p>17.028</text:p>
          </table:table-cell>
          <table:table-cell office:value-type="float" office:value="16.501999999999999" table:style-name="ce8">
            <text:p>16.502</text:p>
          </table:table-cell>
          <table:table-cell office:value-type="float" office:value="16.170999999999999" table:style-name="ce8">
            <text:p>16.171</text:p>
          </table:table-cell>
          <table:table-cell office:value-type="float" office:value="15.993" table:style-name="ce8">
            <text:p>15.993</text:p>
          </table:table-cell>
          <table:table-cell office:value-type="float" office:value="16.055" table:style-name="ce8">
            <text:p>16.055</text:p>
          </table:table-cell>
          <table:table-cell office:value-type="float" office:value="16.327999999999999" table:style-name="ce8">
            <text:p>16.328</text:p>
          </table:table-cell>
          <table:table-cell office:value-type="float" office:value="18.178999999999998" table:style-name="ce8">
            <text:p>18.179</text:p>
          </table:table-cell>
          <table:table-cell office:value-type="float" office:value="20.451000000000001" table:style-name="ce8">
            <text:p>20.451</text:p>
          </table:table-cell>
          <table:table-cell office:value-type="float" office:value="21.698" table:style-name="ce8">
            <text:p>21.698</text:p>
          </table:table-cell>
          <table:table-cell office:value-type="float" office:value="22.323" table:style-name="ce8">
            <text:p>22.323</text:p>
          </table:table-cell>
          <table:table-cell office:value-type="float" office:value="22.986999999999998" table:style-name="ce8">
            <text:p>22.987</text:p>
          </table:table-cell>
          <table:table-cell office:value-type="float" office:value="22.64" table:style-name="ce8">
            <text:p>22.64</text:p>
          </table:table-cell>
          <table:table-cell office:value-type="float" office:value="22.603999999999999" table:style-name="ce8">
            <text:p>22.604</text:p>
          </table:table-cell>
          <table:table-cell office:value-type="float" office:value="23.277999999999999" table:style-name="ce8">
            <text:p>23.278</text:p>
          </table:table-cell>
          <table:table-cell office:value-type="float" office:value="23.594999999999999" table:style-name="ce8">
            <text:p>23.595</text:p>
          </table:table-cell>
          <table:table-cell office:value-type="float" office:value="23.556000000000001" table:style-name="ce8">
            <text:p>23.556</text:p>
          </table:table-cell>
          <table:table-cell office:value-type="float" office:value="23.106000000000002" table:style-name="ce8">
            <text:p>23.106</text:p>
          </table:table-cell>
          <table:table-cell office:value-type="float" office:value="22.481000000000002" table:style-name="ce8">
            <text:p>22.481</text:p>
          </table:table-cell>
          <table:table-cell office:value-type="float" office:value="22.475000000000001" table:style-name="ce8">
            <text:p>22.475</text:p>
          </table:table-cell>
          <table:table-cell office:value-type="float" office:value="22.035" table:style-name="ce8">
            <text:p>22.035</text:p>
          </table:table-cell>
          <table:table-cell office:value-type="float" office:value="22.326000000000001" table:style-name="ce8">
            <text:p>22.326</text:p>
          </table:table-cell>
          <table:table-cell office:value-type="float" office:value="22.018999999999998" table:style-name="ce8">
            <text:p>22.019</text:p>
          </table:table-cell>
          <table:table-cell office:value-type="float" office:value="20.242000000000001" table:style-name="ce8">
            <text:p>20.242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5.94" table:style-name="ce8">
            <text:p>15.94</text:p>
          </table:table-cell>
          <table:table-cell office:value-type="float" office:value="15.202999999999999" table:style-name="ce8">
            <text:p>15.203</text:p>
          </table:table-cell>
          <table:table-cell office:value-type="float" office:value="14.734" table:style-name="ce8">
            <text:p>14.734</text:p>
          </table:table-cell>
          <table:table-cell office:value-type="float" office:value="14.439" table:style-name="ce8">
            <text:p>14.439</text:p>
          </table:table-cell>
          <table:table-cell office:value-type="float" office:value="14.28" table:style-name="ce8">
            <text:p>14.28</text:p>
          </table:table-cell>
          <table:table-cell office:value-type="float" office:value="14.335000000000001" table:style-name="ce8">
            <text:p>14.335</text:p>
          </table:table-cell>
          <table:table-cell office:value-type="float" office:value="14.579000000000001" table:style-name="ce8">
            <text:p>14.579</text:p>
          </table:table-cell>
          <table:table-cell office:value-type="float" office:value="16.231000000000002" table:style-name="ce8">
            <text:p>16.231</text:p>
          </table:table-cell>
          <table:table-cell office:value-type="float" office:value="28.263000000000002" table:style-name="ce8">
            <text:p>28.263</text:p>
          </table:table-cell>
          <table:table-cell office:value-type="float" office:value="29.986000000000001" table:style-name="ce8">
            <text:p>29.986</text:p>
          </table:table-cell>
          <table:table-cell office:value-type="float" office:value="30.849" table:style-name="ce8">
            <text:p>30.849</text:p>
          </table:table-cell>
          <table:table-cell office:value-type="float" office:value="31.766999999999999" table:style-name="ce8">
            <text:p>31.767</text:p>
          </table:table-cell>
          <table:table-cell office:value-type="float" office:value="31.288" table:style-name="ce8">
            <text:p>31.288</text:p>
          </table:table-cell>
          <table:table-cell office:value-type="float" office:value="31.239000000000001" table:style-name="ce8">
            <text:p>31.239</text:p>
          </table:table-cell>
          <table:table-cell office:value-type="float" office:value="32.17" table:style-name="ce8">
            <text:p>32.17</text:p>
          </table:table-cell>
          <table:table-cell office:value-type="float" office:value="32.607999999999997" table:style-name="ce8">
            <text:p>32.608</text:p>
          </table:table-cell>
          <table:table-cell office:value-type="float" office:value="32.554000000000002" table:style-name="ce8">
            <text:p>32.554</text:p>
          </table:table-cell>
          <table:table-cell office:value-type="float" office:value="31.931999999999999" table:style-name="ce8">
            <text:p>31.932</text:p>
          </table:table-cell>
          <table:table-cell office:value-type="float" office:value="31.068999999999999" table:style-name="ce8">
            <text:p>31.069</text:p>
          </table:table-cell>
          <table:table-cell office:value-type="float" office:value="31.06" table:style-name="ce8">
            <text:p>31.06</text:p>
          </table:table-cell>
          <table:table-cell office:value-type="float" office:value="30.451000000000001" table:style-name="ce8">
            <text:p>30.451</text:p>
          </table:table-cell>
          <table:table-cell office:value-type="float" office:value="30.853999999999999" table:style-name="ce8">
            <text:p>30.854</text:p>
          </table:table-cell>
          <table:table-cell office:value-type="float" office:value="19.658999999999999" table:style-name="ce8">
            <text:p>19.659</text:p>
          </table:table-cell>
          <table:table-cell office:value-type="float" office:value="18.073" table:style-name="ce8">
            <text:p>18.073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3.39" table:style-name="ce8">
            <text:p>13.39</text:p>
          </table:table-cell>
          <table:table-cell office:value-type="float" office:value="12.771000000000001" table:style-name="ce8">
            <text:p>12.771</text:p>
          </table:table-cell>
          <table:table-cell office:value-type="float" office:value="12.377000000000001" table:style-name="ce8">
            <text:p>12.377</text:p>
          </table:table-cell>
          <table:table-cell office:value-type="float" office:value="12.128" table:style-name="ce8">
            <text:p>12.128</text:p>
          </table:table-cell>
          <table:table-cell office:value-type="float" office:value="11.994999999999999" table:style-name="ce8">
            <text:p>11.995</text:p>
          </table:table-cell>
          <table:table-cell office:value-type="float" office:value="12.041" table:style-name="ce8">
            <text:p>12.041</text:p>
          </table:table-cell>
          <table:table-cell office:value-type="float" office:value="12.246" table:style-name="ce8">
            <text:p>12.246</text:p>
          </table:table-cell>
          <table:table-cell office:value-type="float" office:value="13.634" table:style-name="ce8">
            <text:p>13.634</text:p>
          </table:table-cell>
          <table:table-cell office:value-type="float" office:value="16.852" table:style-name="ce8">
            <text:p>16.852</text:p>
          </table:table-cell>
          <table:table-cell office:value-type="float" office:value="17.88" table:style-name="ce8">
            <text:p>17.88</text:p>
          </table:table-cell>
          <table:table-cell office:value-type="float" office:value="18.395" table:style-name="ce8">
            <text:p>18.395</text:p>
          </table:table-cell>
          <table:table-cell office:value-type="float" office:value="18.942" table:style-name="ce8">
            <text:p>18.942</text:p>
          </table:table-cell>
          <table:table-cell office:value-type="float" office:value="18.655999999999999" table:style-name="ce8">
            <text:p>18.656</text:p>
          </table:table-cell>
          <table:table-cell office:value-type="float" office:value="18.626999999999999" table:style-name="ce8">
            <text:p>18.627</text:p>
          </table:table-cell>
          <table:table-cell office:value-type="float" office:value="19.181999999999999" table:style-name="ce8">
            <text:p>19.182</text:p>
          </table:table-cell>
          <table:table-cell office:value-type="float" office:value="19.443000000000001" table:style-name="ce8">
            <text:p>19.443</text:p>
          </table:table-cell>
          <table:table-cell office:value-type="float" office:value="19.411000000000001" table:style-name="ce8">
            <text:p>19.411</text:p>
          </table:table-cell>
          <table:table-cell office:value-type="float" office:value="19.04" table:style-name="ce8">
            <text:p>19.04</text:p>
          </table:table-cell>
          <table:table-cell office:value-type="float" office:value="18.524999999999999" table:style-name="ce8">
            <text:p>18.525</text:p>
          </table:table-cell>
          <table:table-cell office:value-type="float" office:value="18.52" table:style-name="ce8">
            <text:p>18.52</text:p>
          </table:table-cell>
          <table:table-cell office:value-type="float" office:value="18.157" table:style-name="ce8">
            <text:p>18.157</text:p>
          </table:table-cell>
          <table:table-cell office:value-type="float" office:value="18.396999999999998" table:style-name="ce8">
            <text:p>18.397</text:p>
          </table:table-cell>
          <table:table-cell office:value-type="float" office:value="16.513999999999999" table:style-name="ce8">
            <text:p>16.514</text:p>
          </table:table-cell>
          <table:table-cell office:value-type="float" office:value="15.182" table:style-name="ce8">
            <text:p>15.182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2.2320000000000002" table:style-name="ce8">
            <text:p>2.232</text:p>
          </table:table-cell>
          <table:table-cell office:value-type="float" office:value="2.1280000000000001" table:style-name="ce8">
            <text:p>2.128</text:p>
          </table:table-cell>
          <table:table-cell office:value-type="float" office:value="2.0630000000000002" table:style-name="ce8">
            <text:p>2.063</text:p>
          </table:table-cell>
          <table:table-cell office:value-type="float" office:value="2.0209999999999999" table:style-name="ce8">
            <text:p>2.021</text:p>
          </table:table-cell>
          <table:table-cell office:value-type="float" office:value="1.9990000000000001" table:style-name="ce8">
            <text:p>1.999</text:p>
          </table:table-cell>
          <table:table-cell office:value-type="float" office:value="2.0070000000000001" table:style-name="ce8">
            <text:p>2.007</text:p>
          </table:table-cell>
          <table:table-cell office:value-type="float" office:value="2.0409999999999999" table:style-name="ce8">
            <text:p>2.041</text:p>
          </table:table-cell>
          <table:table-cell office:value-type="float" office:value="2.2719999999999998" table:style-name="ce8">
            <text:p>2.272</text:p>
          </table:table-cell>
          <table:table-cell office:value-type="float" office:value="4.5640000000000001" table:style-name="ce8">
            <text:p>4.564</text:p>
          </table:table-cell>
          <table:table-cell office:value-type="float" office:value="4.8419999999999996" table:style-name="ce8">
            <text:p>4.842</text:p>
          </table:table-cell>
          <table:table-cell office:value-type="float" office:value="4.9820000000000002" table:style-name="ce8">
            <text:p>4.982</text:p>
          </table:table-cell>
          <table:table-cell office:value-type="float" office:value="5.13" table:style-name="ce8">
            <text:p>5.13</text:p>
          </table:table-cell>
          <table:table-cell office:value-type="float" office:value="5.0529999999999999" table:style-name="ce8">
            <text:p>5.053</text:p>
          </table:table-cell>
          <table:table-cell office:value-type="float" office:value="5.0449999999999999" table:style-name="ce8">
            <text:p>5.045</text:p>
          </table:table-cell>
          <table:table-cell office:value-type="float" office:value="5.1950000000000003" table:style-name="ce8">
            <text:p>5.195</text:p>
          </table:table-cell>
          <table:table-cell office:value-type="float" office:value="5.266" table:style-name="ce8">
            <text:p>5.266</text:p>
          </table:table-cell>
          <table:table-cell office:value-type="float" office:value="5.2569999999999997" table:style-name="ce8">
            <text:p>5.257</text:p>
          </table:table-cell>
          <table:table-cell office:value-type="float" office:value="5.157" table:style-name="ce8">
            <text:p>5.157</text:p>
          </table:table-cell>
          <table:table-cell office:value-type="float" office:value="5.0170000000000003" table:style-name="ce8">
            <text:p>5.017</text:p>
          </table:table-cell>
          <table:table-cell office:value-type="float" office:value="5.016" table:style-name="ce8">
            <text:p>5.016</text:p>
          </table:table-cell>
          <table:table-cell office:value-type="float" office:value="4.9180000000000001" table:style-name="ce8">
            <text:p>4.918</text:p>
          </table:table-cell>
          <table:table-cell office:value-type="float" office:value="4.9829999999999997" table:style-name="ce8">
            <text:p>4.983</text:p>
          </table:table-cell>
          <table:table-cell office:value-type="float" office:value="2.7519999999999998" table:style-name="ce8">
            <text:p>2.752</text:p>
          </table:table-cell>
          <table:table-cell office:value-type="float" office:value="2.5299999999999998" table:style-name="ce8">
            <text:p>2.53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7.0140000000000002" table:style-name="ce8">
            <text:p>7.014</text:p>
          </table:table-cell>
          <table:table-cell office:value-type="float" office:value="6.6890000000000001" table:style-name="ce8">
            <text:p>6.689</text:p>
          </table:table-cell>
          <table:table-cell office:value-type="float" office:value="6.4829999999999997" table:style-name="ce8">
            <text:p>6.483</text:p>
          </table:table-cell>
          <table:table-cell office:value-type="float" office:value="6.3529999999999998" table:style-name="ce8">
            <text:p>6.353</text:p>
          </table:table-cell>
          <table:table-cell office:value-type="float" office:value="6.2830000000000004" table:style-name="ce8">
            <text:p>6.283</text:p>
          </table:table-cell>
          <table:table-cell office:value-type="float" office:value="6.3070000000000004" table:style-name="ce8">
            <text:p>6.307</text:p>
          </table:table-cell>
          <table:table-cell office:value-type="float" office:value="6.415" table:style-name="ce8">
            <text:p>6.415</text:p>
          </table:table-cell>
          <table:table-cell office:value-type="float" office:value="7.1420000000000003" table:style-name="ce8">
            <text:p>7.142</text:p>
          </table:table-cell>
          <table:table-cell office:value-type="float" office:value="15.185" table:style-name="ce8">
            <text:p>15.185</text:p>
          </table:table-cell>
          <table:table-cell office:value-type="float" office:value="16.11" table:style-name="ce8">
            <text:p>16.11</text:p>
          </table:table-cell>
          <table:table-cell office:value-type="float" office:value="16.574000000000002" table:style-name="ce8">
            <text:p>16.574</text:p>
          </table:table-cell>
          <table:table-cell office:value-type="float" office:value="17.067" table:style-name="ce8">
            <text:p>17.067</text:p>
          </table:table-cell>
          <table:table-cell office:value-type="float" office:value="16.809999999999999" table:style-name="ce8">
            <text:p>16.81</text:p>
          </table:table-cell>
          <table:table-cell office:value-type="float" office:value="16.783999999999999" table:style-name="ce8">
            <text:p>16.784</text:p>
          </table:table-cell>
          <table:table-cell office:value-type="float" office:value="17.283999999999999" table:style-name="ce8">
            <text:p>17.284</text:p>
          </table:table-cell>
          <table:table-cell office:value-type="float" office:value="17.518999999999998" table:style-name="ce8">
            <text:p>17.519</text:p>
          </table:table-cell>
          <table:table-cell office:value-type="float" office:value="17.489999999999998" table:style-name="ce8">
            <text:p>17.49</text:p>
          </table:table-cell>
          <table:table-cell office:value-type="float" office:value="17.155999999999999" table:style-name="ce8">
            <text:p>17.156</text:p>
          </table:table-cell>
          <table:table-cell office:value-type="float" office:value="16.692" table:style-name="ce8">
            <text:p>16.692</text:p>
          </table:table-cell>
          <table:table-cell office:value-type="float" office:value="16.687000000000001" table:style-name="ce8">
            <text:p>16.687</text:p>
          </table:table-cell>
          <table:table-cell office:value-type="float" office:value="16.36" table:style-name="ce8">
            <text:p>16.36</text:p>
          </table:table-cell>
          <table:table-cell office:value-type="float" office:value="16.577000000000002" table:style-name="ce8">
            <text:p>16.577</text:p>
          </table:table-cell>
          <table:table-cell office:value-type="float" office:value="8.65" table:style-name="ce8">
            <text:p>8.65</text:p>
          </table:table-cell>
          <table:table-cell office:value-type="float" office:value="7.952" table:style-name="ce8">
            <text:p>7.952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6.8540000000000001" table:style-name="ce8">
            <text:p>6.854</text:p>
          </table:table-cell>
          <table:table-cell office:value-type="float" office:value="6.5369999999999999" table:style-name="ce8">
            <text:p>6.537</text:p>
          </table:table-cell>
          <table:table-cell office:value-type="float" office:value="6.3360000000000003" table:style-name="ce8">
            <text:p>6.336</text:p>
          </table:table-cell>
          <table:table-cell office:value-type="float" office:value="6.2089999999999996" table:style-name="ce8">
            <text:p>6.209</text:p>
          </table:table-cell>
          <table:table-cell office:value-type="float" office:value="6.14" table:style-name="ce8">
            <text:p>6.14</text:p>
          </table:table-cell>
          <table:table-cell office:value-type="float" office:value="6.1639999999999997" table:style-name="ce8">
            <text:p>6.164</text:p>
          </table:table-cell>
          <table:table-cell office:value-type="float" office:value="6.2690000000000001" table:style-name="ce8">
            <text:p>6.269</text:p>
          </table:table-cell>
          <table:table-cell office:value-type="float" office:value="6.9790000000000001" table:style-name="ce8">
            <text:p>6.979</text:p>
          </table:table-cell>
          <table:table-cell office:value-type="float" office:value="10.093999999999999" table:style-name="ce8">
            <text:p>10.094</text:p>
          </table:table-cell>
          <table:table-cell office:value-type="float" office:value="10.709" table:style-name="ce8">
            <text:p>10.709</text:p>
          </table:table-cell>
          <table:table-cell office:value-type="float" office:value="11.018000000000001" table:style-name="ce8">
            <text:p>11.018</text:p>
          </table:table-cell>
          <table:table-cell office:value-type="float" office:value="11.345000000000001" table:style-name="ce8">
            <text:p>11.345</text:p>
          </table:table-cell>
          <table:table-cell office:value-type="float" office:value="11.173999999999999" table:style-name="ce8">
            <text:p>11.174</text:p>
          </table:table-cell>
          <table:table-cell office:value-type="float" office:value="11.157" table:style-name="ce8">
            <text:p>11.157</text:p>
          </table:table-cell>
          <table:table-cell office:value-type="float" office:value="11.489000000000001" table:style-name="ce8">
            <text:p>11.489</text:p>
          </table:table-cell>
          <table:table-cell office:value-type="float" office:value="11.646000000000001" table:style-name="ce8">
            <text:p>11.646</text:p>
          </table:table-cell>
          <table:table-cell office:value-type="float" office:value="11.627000000000001" table:style-name="ce8">
            <text:p>11.627</text:p>
          </table:table-cell>
          <table:table-cell office:value-type="float" office:value="11.404" table:style-name="ce8">
            <text:p>11.404</text:p>
          </table:table-cell>
          <table:table-cell office:value-type="float" office:value="11.096" table:style-name="ce8">
            <text:p>11.096</text:p>
          </table:table-cell>
          <table:table-cell office:value-type="float" office:value="11.093" table:style-name="ce8">
            <text:p>11.093</text:p>
          </table:table-cell>
          <table:table-cell office:value-type="float" office:value="10.875" table:style-name="ce8">
            <text:p>10.875</text:p>
          </table:table-cell>
          <table:table-cell office:value-type="float" office:value="11.019" table:style-name="ce8">
            <text:p>11.019</text:p>
          </table:table-cell>
          <table:table-cell office:value-type="float" office:value="8.4540000000000006" table:style-name="ce8">
            <text:p>8.454</text:p>
          </table:table-cell>
          <table:table-cell office:value-type="float" office:value="7.7720000000000002" table:style-name="ce8">
            <text:p>7.772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0.361000000000001" table:style-name="ce8">
            <text:p>10.361</text:p>
          </table:table-cell>
          <table:table-cell office:value-type="float" office:value="9.8819999999999997" table:style-name="ce8">
            <text:p>9.882</text:p>
          </table:table-cell>
          <table:table-cell office:value-type="float" office:value="9.577" table:style-name="ce8">
            <text:p>9.577</text:p>
          </table:table-cell>
          <table:table-cell office:value-type="float" office:value="9.3849999999999998" table:style-name="ce8">
            <text:p>9.385</text:p>
          </table:table-cell>
          <table:table-cell office:value-type="float" office:value="9.282" table:style-name="ce8">
            <text:p>9.282</text:p>
          </table:table-cell>
          <table:table-cell office:value-type="float" office:value="9.3179999999999996" table:style-name="ce8">
            <text:p>9.318</text:p>
          </table:table-cell>
          <table:table-cell office:value-type="float" office:value="9.4760000000000009" table:style-name="ce8">
            <text:p>9.476</text:p>
          </table:table-cell>
          <table:table-cell office:value-type="float" office:value="10.55" table:style-name="ce8">
            <text:p>10.55</text:p>
          </table:table-cell>
          <table:table-cell office:value-type="float" office:value="17.027999999999999" table:style-name="ce8">
            <text:p>17.028</text:p>
          </table:table-cell>
          <table:table-cell office:value-type="float" office:value="18.065999999999999" table:style-name="ce8">
            <text:p>18.066</text:p>
          </table:table-cell>
          <table:table-cell office:value-type="float" office:value="18.585999999999999" table:style-name="ce8">
            <text:p>18.586</text:p>
          </table:table-cell>
          <table:table-cell office:value-type="float" office:value="19.138999999999999" table:style-name="ce8">
            <text:p>19.139</text:p>
          </table:table-cell>
          <table:table-cell office:value-type="float" office:value="18.850999999999999" table:style-name="ce8">
            <text:p>18.851</text:p>
          </table:table-cell>
          <table:table-cell office:value-type="float" office:value="18.821000000000002" table:style-name="ce8">
            <text:p>18.821</text:p>
          </table:table-cell>
          <table:table-cell office:value-type="float" office:value="19.382000000000001" table:style-name="ce8">
            <text:p>19.382</text:p>
          </table:table-cell>
          <table:table-cell office:value-type="float" office:value="19.646000000000001" table:style-name="ce8">
            <text:p>19.646</text:p>
          </table:table-cell>
          <table:table-cell office:value-type="float" office:value="19.614000000000001" table:style-name="ce8">
            <text:p>19.614</text:p>
          </table:table-cell>
          <table:table-cell office:value-type="float" office:value="19.239000000000001" table:style-name="ce8">
            <text:p>19.239</text:p>
          </table:table-cell>
          <table:table-cell office:value-type="float" office:value="18.718" table:style-name="ce8">
            <text:p>18.718</text:p>
          </table:table-cell>
          <table:table-cell office:value-type="float" office:value="18.713000000000001" table:style-name="ce8">
            <text:p>18.713</text:p>
          </table:table-cell>
          <table:table-cell office:value-type="float" office:value="18.346" table:style-name="ce8">
            <text:p>18.346</text:p>
          </table:table-cell>
          <table:table-cell office:value-type="float" office:value="18.588999999999999" table:style-name="ce8">
            <text:p>18.589</text:p>
          </table:table-cell>
          <table:table-cell office:value-type="float" office:value="12.779" table:style-name="ce8">
            <text:p>12.779</text:p>
          </table:table-cell>
          <table:table-cell office:value-type="float" office:value="11.747999999999999" table:style-name="ce8">
            <text:p>11.748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.5499999999999998" table:style-name="ce8">
            <text:p>2.55</text:p>
          </table:table-cell>
          <table:table-cell office:value-type="float" office:value="2.4329999999999998" table:style-name="ce8">
            <text:p>2.433</text:p>
          </table:table-cell>
          <table:table-cell office:value-type="float" office:value="2.3570000000000002" table:style-name="ce8">
            <text:p>2.357</text:p>
          </table:table-cell>
          <table:table-cell office:value-type="float" office:value="2.31" table:style-name="ce8">
            <text:p>2.31</text:p>
          </table:table-cell>
          <table:table-cell office:value-type="float" office:value="2.2850000000000001" table:style-name="ce8">
            <text:p>2.285</text:p>
          </table:table-cell>
          <table:table-cell office:value-type="float" office:value="2.294" table:style-name="ce8">
            <text:p>2.294</text:p>
          </table:table-cell>
          <table:table-cell office:value-type="float" office:value="2.3330000000000002" table:style-name="ce8">
            <text:p>2.333</text:p>
          </table:table-cell>
          <table:table-cell office:value-type="float" office:value="2.597" table:style-name="ce8">
            <text:p>2.597</text:p>
          </table:table-cell>
          <table:table-cell office:value-type="float" office:value="8.0749999999999993" table:style-name="ce8">
            <text:p>8.075</text:p>
          </table:table-cell>
          <table:table-cell office:value-type="float" office:value="8.5670000000000002" table:style-name="ce8">
            <text:p>8.567</text:p>
          </table:table-cell>
          <table:table-cell office:value-type="float" office:value="8.8140000000000001" table:style-name="ce8">
            <text:p>8.814</text:p>
          </table:table-cell>
          <table:table-cell office:value-type="float" office:value="9.0760000000000005" table:style-name="ce8">
            <text:p>9.076</text:p>
          </table:table-cell>
          <table:table-cell office:value-type="float" office:value="8.9390000000000001" table:style-name="ce8">
            <text:p>8.939</text:p>
          </table:table-cell>
          <table:table-cell office:value-type="float" office:value="8.9250000000000007" table:style-name="ce8">
            <text:p>8.925</text:p>
          </table:table-cell>
          <table:table-cell office:value-type="float" office:value="9.1910000000000007" table:style-name="ce8">
            <text:p>9.191</text:p>
          </table:table-cell>
          <table:table-cell office:value-type="float" office:value="9.3170000000000002" table:style-name="ce8">
            <text:p>9.317</text:p>
          </table:table-cell>
          <table:table-cell office:value-type="float" office:value="9.3010000000000002" table:style-name="ce8">
            <text:p>9.301</text:p>
          </table:table-cell>
          <table:table-cell office:value-type="float" office:value="9.1240000000000006" table:style-name="ce8">
            <text:p>9.124</text:p>
          </table:table-cell>
          <table:table-cell office:value-type="float" office:value="8.8770000000000007" table:style-name="ce8">
            <text:p>8.877</text:p>
          </table:table-cell>
          <table:table-cell office:value-type="float" office:value="8.8740000000000006" table:style-name="ce8">
            <text:p>8.874</text:p>
          </table:table-cell>
          <table:table-cell office:value-type="float" office:value="8.6999999999999993" table:style-name="ce8">
            <text:p>8.7</text:p>
          </table:table-cell>
          <table:table-cell office:value-type="float" office:value="8.8149999999999995" table:style-name="ce8">
            <text:p>8.815</text:p>
          </table:table-cell>
          <table:table-cell office:value-type="float" office:value="3.1459999999999999" table:style-name="ce8">
            <text:p>3.146</text:p>
          </table:table-cell>
          <table:table-cell office:value-type="float" office:value="2.8919999999999999" table:style-name="ce8">
            <text:p>2.892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8.012" table:style-name="ce8">
            <text:p>18.012</text:p>
          </table:table-cell>
          <table:table-cell office:value-type="float" office:value="17.18" table:style-name="ce8">
            <text:p>17.18</text:p>
          </table:table-cell>
          <table:table-cell office:value-type="float" office:value="16.649000000000001" table:style-name="ce8">
            <text:p>16.649</text:p>
          </table:table-cell>
          <table:table-cell office:value-type="float" office:value="16.315999999999999" table:style-name="ce8">
            <text:p>16.316</text:p>
          </table:table-cell>
          <table:table-cell office:value-type="float" office:value="16.135999999999999" table:style-name="ce8">
            <text:p>16.136</text:p>
          </table:table-cell>
          <table:table-cell office:value-type="float" office:value="16.199000000000002" table:style-name="ce8">
            <text:p>16.199</text:p>
          </table:table-cell>
          <table:table-cell office:value-type="float" office:value="16.474" table:style-name="ce8">
            <text:p>16.474</text:p>
          </table:table-cell>
          <table:table-cell office:value-type="float" office:value="18.341000000000001" table:style-name="ce8">
            <text:p>18.341</text:p>
          </table:table-cell>
          <table:table-cell office:value-type="float" office:value="16.765000000000001" table:style-name="ce8">
            <text:p>16.765</text:p>
          </table:table-cell>
          <table:table-cell office:value-type="float" office:value="17.786999999999999" table:style-name="ce8">
            <text:p>17.787</text:p>
          </table:table-cell>
          <table:table-cell office:value-type="float" office:value="18.298999999999999" table:style-name="ce8">
            <text:p>18.299</text:p>
          </table:table-cell>
          <table:table-cell office:value-type="float" office:value="18.843" table:style-name="ce8">
            <text:p>18.843</text:p>
          </table:table-cell>
          <table:table-cell office:value-type="float" office:value="18.559000000000001" table:style-name="ce8">
            <text:p>18.559</text:p>
          </table:table-cell>
          <table:table-cell office:value-type="float" office:value="18.53" table:style-name="ce8">
            <text:p>18.53</text:p>
          </table:table-cell>
          <table:table-cell office:value-type="float" office:value="19.082000000000001" table:style-name="ce8">
            <text:p>19.082</text:p>
          </table:table-cell>
          <table:table-cell office:value-type="float" office:value="19.341999999999999" table:style-name="ce8">
            <text:p>19.342</text:p>
          </table:table-cell>
          <table:table-cell office:value-type="float" office:value="19.309999999999999" table:style-name="ce8">
            <text:p>19.31</text:p>
          </table:table-cell>
          <table:table-cell office:value-type="float" office:value="18.940999999999999" table:style-name="ce8">
            <text:p>18.941</text:p>
          </table:table-cell>
          <table:table-cell office:value-type="float" office:value="18.428999999999998" table:style-name="ce8">
            <text:p>18.429</text:p>
          </table:table-cell>
          <table:table-cell office:value-type="float" office:value="18.423999999999999" table:style-name="ce8">
            <text:p>18.424</text:p>
          </table:table-cell>
          <table:table-cell office:value-type="float" office:value="18.062999999999999" table:style-name="ce8">
            <text:p>18.063</text:p>
          </table:table-cell>
          <table:table-cell office:value-type="float" office:value="18.302" table:style-name="ce8">
            <text:p>18.302</text:p>
          </table:table-cell>
          <table:table-cell office:value-type="float" office:value="22.215" table:style-name="ce8">
            <text:p>22.215</text:p>
          </table:table-cell>
          <table:table-cell office:value-type="float" office:value="20.422999999999998" table:style-name="ce8">
            <text:p>20.423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5.101" table:style-name="ce8">
            <text:p>5.101</text:p>
          </table:table-cell>
          <table:table-cell office:value-type="float" office:value="4.8650000000000002" table:style-name="ce8">
            <text:p>4.865</text:p>
          </table:table-cell>
          <table:table-cell office:value-type="float" office:value="4.7149999999999999" table:style-name="ce8">
            <text:p>4.715</text:p>
          </table:table-cell>
          <table:table-cell office:value-type="float" office:value="4.62" table:style-name="ce8">
            <text:p>4.62</text:p>
          </table:table-cell>
          <table:table-cell office:value-type="float" office:value="4.57" table:style-name="ce8">
            <text:p>4.57</text:p>
          </table:table-cell>
          <table:table-cell office:value-type="float" office:value="4.5869999999999997" table:style-name="ce8">
            <text:p>4.587</text:p>
          </table:table-cell>
          <table:table-cell office:value-type="float" office:value="4.665" table:style-name="ce8">
            <text:p>4.665</text:p>
          </table:table-cell>
          <table:table-cell office:value-type="float" office:value="5.194" table:style-name="ce8">
            <text:p>5.194</text:p>
          </table:table-cell>
          <table:table-cell office:value-type="float" office:value="5.7930000000000001" table:style-name="ce8">
            <text:p>5.793</text:p>
          </table:table-cell>
          <table:table-cell office:value-type="float" office:value="6.1459999999999999" table:style-name="ce8">
            <text:p>6.146</text:p>
          </table:table-cell>
          <table:table-cell office:value-type="float" office:value="6.3230000000000004" table:style-name="ce8">
            <text:p>6.323</text:p>
          </table:table-cell>
          <table:table-cell office:value-type="float" office:value="6.5110000000000001" table:style-name="ce8">
            <text:p>6.511</text:p>
          </table:table-cell>
          <table:table-cell office:value-type="float" office:value="6.4130000000000003" table:style-name="ce8">
            <text:p>6.413</text:p>
          </table:table-cell>
          <table:table-cell office:value-type="float" office:value="6.4029999999999996" table:style-name="ce8">
            <text:p>6.403</text:p>
          </table:table-cell>
          <table:table-cell office:value-type="float" office:value="6.5940000000000003" table:style-name="ce8">
            <text:p>6.594</text:p>
          </table:table-cell>
          <table:table-cell office:value-type="float" office:value="6.6840000000000002" table:style-name="ce8">
            <text:p>6.684</text:p>
          </table:table-cell>
          <table:table-cell office:value-type="float" office:value="6.673" table:style-name="ce8">
            <text:p>6.673</text:p>
          </table:table-cell>
          <table:table-cell office:value-type="float" office:value="6.5449999999999999" table:style-name="ce8">
            <text:p>6.545</text:p>
          </table:table-cell>
          <table:table-cell office:value-type="float" office:value="6.3680000000000003" table:style-name="ce8">
            <text:p>6.368</text:p>
          </table:table-cell>
          <table:table-cell office:value-type="float" office:value="6.3659999999999997" table:style-name="ce8">
            <text:p>6.366</text:p>
          </table:table-cell>
          <table:table-cell office:value-type="float" office:value="6.242" table:style-name="ce8">
            <text:p>6.242</text:p>
          </table:table-cell>
          <table:table-cell office:value-type="float" office:value="6.3239999999999998" table:style-name="ce8">
            <text:p>6.324</text:p>
          </table:table-cell>
          <table:table-cell office:value-type="float" office:value="6.2910000000000004" table:style-name="ce8">
            <text:p>6.291</text:p>
          </table:table-cell>
          <table:table-cell office:value-type="float" office:value="5.7830000000000004" table:style-name="ce8">
            <text:p>5.783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0.68" table:style-name="ce8">
            <text:p>10.68</text:p>
          </table:table-cell>
          <table:table-cell office:value-type="float" office:value="10.186" table:style-name="ce8">
            <text:p>10.186</text:p>
          </table:table-cell>
          <table:table-cell office:value-type="float" office:value="9.8719999999999999" table:style-name="ce8">
            <text:p>9.872</text:p>
          </table:table-cell>
          <table:table-cell office:value-type="float" office:value="9.6739999999999995" table:style-name="ce8">
            <text:p>9.674</text:p>
          </table:table-cell>
          <table:table-cell office:value-type="float" office:value="9.5679999999999996" table:style-name="ce8">
            <text:p>9.568</text:p>
          </table:table-cell>
          <table:table-cell office:value-type="float" office:value="9.6039999999999992" table:style-name="ce8">
            <text:p>9.604</text:p>
          </table:table-cell>
          <table:table-cell office:value-type="float" office:value="9.7680000000000007" table:style-name="ce8">
            <text:p>9.768</text:p>
          </table:table-cell>
          <table:table-cell office:value-type="float" office:value="10.875" table:style-name="ce8">
            <text:p>10.875</text:p>
          </table:table-cell>
          <table:table-cell office:value-type="float" office:value="30.457000000000001" table:style-name="ce8">
            <text:p>30.457</text:p>
          </table:table-cell>
          <table:table-cell office:value-type="float" office:value="32.314" table:style-name="ce8">
            <text:p>32.314</text:p>
          </table:table-cell>
          <table:table-cell office:value-type="float" office:value="33.244999999999997" table:style-name="ce8">
            <text:p>33.245</text:p>
          </table:table-cell>
          <table:table-cell office:value-type="float" office:value="34.232999999999997" table:style-name="ce8">
            <text:p>34.233</text:p>
          </table:table-cell>
          <table:table-cell office:value-type="float" office:value="33.716999999999999" table:style-name="ce8">
            <text:p>33.717</text:p>
          </table:table-cell>
          <table:table-cell office:value-type="float" office:value="33.664000000000001" table:style-name="ce8">
            <text:p>33.664</text:p>
          </table:table-cell>
          <table:table-cell office:value-type="float" office:value="34.667000000000002" table:style-name="ce8">
            <text:p>34.667</text:p>
          </table:table-cell>
          <table:table-cell office:value-type="float" office:value="35.14" table:style-name="ce8">
            <text:p>35.14</text:p>
          </table:table-cell>
          <table:table-cell office:value-type="float" office:value="35.082000000000001" table:style-name="ce8">
            <text:p>35.082</text:p>
          </table:table-cell>
          <table:table-cell office:value-type="float" office:value="34.411999999999999" table:style-name="ce8">
            <text:p>34.412</text:p>
          </table:table-cell>
          <table:table-cell office:value-type="float" office:value="33.481000000000002" table:style-name="ce8">
            <text:p>33.481</text:p>
          </table:table-cell>
          <table:table-cell office:value-type="float" office:value="33.470999999999997" table:style-name="ce8">
            <text:p>33.471</text:p>
          </table:table-cell>
          <table:table-cell office:value-type="float" office:value="32.814999999999998" table:style-name="ce8">
            <text:p>32.815</text:p>
          </table:table-cell>
          <table:table-cell office:value-type="float" office:value="33.249000000000002" table:style-name="ce8">
            <text:p>33.249</text:p>
          </table:table-cell>
          <table:table-cell office:value-type="float" office:value="13.172000000000001" table:style-name="ce8">
            <text:p>13.172</text:p>
          </table:table-cell>
          <table:table-cell office:value-type="float" office:value="12.109" table:style-name="ce8">
            <text:p>12.109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8.2889999999999997" table:style-name="ce8">
            <text:p>8.289</text:p>
          </table:table-cell>
          <table:table-cell office:value-type="float" office:value="7.9059999999999997" table:style-name="ce8">
            <text:p>7.906</text:p>
          </table:table-cell>
          <table:table-cell office:value-type="float" office:value="7.6619999999999999" table:style-name="ce8">
            <text:p>7.662</text:p>
          </table:table-cell>
          <table:table-cell office:value-type="float" office:value="7.508" table:style-name="ce8">
            <text:p>7.508</text:p>
          </table:table-cell>
          <table:table-cell office:value-type="float" office:value="7.4260000000000002" table:style-name="ce8">
            <text:p>7.426</text:p>
          </table:table-cell>
          <table:table-cell office:value-type="float" office:value="7.4539999999999997" table:style-name="ce8">
            <text:p>7.454</text:p>
          </table:table-cell>
          <table:table-cell office:value-type="float" office:value="7.5810000000000004" table:style-name="ce8">
            <text:p>7.581</text:p>
          </table:table-cell>
          <table:table-cell office:value-type="float" office:value="8.44" table:style-name="ce8">
            <text:p>8.44</text:p>
          </table:table-cell>
          <table:table-cell office:value-type="float" office:value="7.5490000000000004" table:style-name="ce8">
            <text:p>7.549</text:p>
          </table:table-cell>
          <table:table-cell office:value-type="float" office:value="8.0090000000000003" table:style-name="ce8">
            <text:p>8.009</text:p>
          </table:table-cell>
          <table:table-cell office:value-type="float" office:value="8.2390000000000008" table:style-name="ce8">
            <text:p>8.239</text:p>
          </table:table-cell>
          <table:table-cell office:value-type="float" office:value="8.484" table:style-name="ce8">
            <text:p>8.484</text:p>
          </table:table-cell>
          <table:table-cell office:value-type="float" office:value="8.3559999999999999" table:style-name="ce8">
            <text:p>8.356</text:p>
          </table:table-cell>
          <table:table-cell office:value-type="float" office:value="8.343" table:style-name="ce8">
            <text:p>8.343</text:p>
          </table:table-cell>
          <table:table-cell office:value-type="float" office:value="8.5920000000000005" table:style-name="ce8">
            <text:p>8.592</text:p>
          </table:table-cell>
          <table:table-cell office:value-type="float" office:value="8.7089999999999996" table:style-name="ce8">
            <text:p>8.709</text:p>
          </table:table-cell>
          <table:table-cell office:value-type="float" office:value="8.6950000000000003" table:style-name="ce8">
            <text:p>8.695</text:p>
          </table:table-cell>
          <table:table-cell office:value-type="float" office:value="8.5289999999999999" table:style-name="ce8">
            <text:p>8.529</text:p>
          </table:table-cell>
          <table:table-cell office:value-type="float" office:value="8.298" table:style-name="ce8">
            <text:p>8.298</text:p>
          </table:table-cell>
          <table:table-cell office:value-type="float" office:value="8.2949999999999999" table:style-name="ce8">
            <text:p>8.295</text:p>
          </table:table-cell>
          <table:table-cell office:value-type="float" office:value="8.1329999999999991" table:style-name="ce8">
            <text:p>8.133</text:p>
          </table:table-cell>
          <table:table-cell office:value-type="float" office:value="8.2409999999999997" table:style-name="ce8">
            <text:p>8.241</text:p>
          </table:table-cell>
          <table:table-cell office:value-type="float" office:value="10.223000000000001" table:style-name="ce8">
            <text:p>10.223</text:p>
          </table:table-cell>
          <table:table-cell office:value-type="float" office:value="9.3979999999999997" table:style-name="ce8">
            <text:p>9.398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8.6080000000000005" table:style-name="ce8">
            <text:p>8.608</text:p>
          </table:table-cell>
          <table:table-cell office:value-type="float" office:value="8.2100000000000009" table:style-name="ce8">
            <text:p>8.21</text:p>
          </table:table-cell>
          <table:table-cell office:value-type="float" office:value="7.9560000000000004" table:style-name="ce8">
            <text:p>7.956</text:p>
          </table:table-cell>
          <table:table-cell office:value-type="float" office:value="7.7969999999999997" table:style-name="ce8">
            <text:p>7.797</text:p>
          </table:table-cell>
          <table:table-cell office:value-type="float" office:value="7.7110000000000003" table:style-name="ce8">
            <text:p>7.711</text:p>
          </table:table-cell>
          <table:table-cell office:value-type="float" office:value="7.7409999999999997" table:style-name="ce8">
            <text:p>7.741</text:p>
          </table:table-cell>
          <table:table-cell office:value-type="float" office:value="7.8730000000000002" table:style-name="ce8">
            <text:p>7.873</text:p>
          </table:table-cell>
          <table:table-cell office:value-type="float" office:value="8.7650000000000006" table:style-name="ce8">
            <text:p>8.765</text:p>
          </table:table-cell>
          <table:table-cell office:value-type="float" office:value="8.8650000000000002" table:style-name="ce8">
            <text:p>8.865</text:p>
          </table:table-cell>
          <table:table-cell office:value-type="float" office:value="9.4060000000000006" table:style-name="ce8">
            <text:p>9.406</text:p>
          </table:table-cell>
          <table:table-cell office:value-type="float" office:value="9.6760000000000002" table:style-name="ce8">
            <text:p>9.676</text:p>
          </table:table-cell>
          <table:table-cell office:value-type="float" office:value="9.9640000000000004" table:style-name="ce8">
            <text:p>9.964</text:p>
          </table:table-cell>
          <table:table-cell office:value-type="float" office:value="9.8140000000000001" table:style-name="ce8">
            <text:p>9.814</text:p>
          </table:table-cell>
          <table:table-cell office:value-type="float" office:value="9.7989999999999995" table:style-name="ce8">
            <text:p>9.799</text:p>
          </table:table-cell>
          <table:table-cell office:value-type="float" office:value="10.09" table:style-name="ce8">
            <text:p>10.09</text:p>
          </table:table-cell>
          <table:table-cell office:value-type="float" office:value="10.228" table:style-name="ce8">
            <text:p>10.228</text:p>
          </table:table-cell>
          <table:table-cell office:value-type="float" office:value="10.211" table:style-name="ce8">
            <text:p>10.211</text:p>
          </table:table-cell>
          <table:table-cell office:value-type="float" office:value="10.016" table:style-name="ce8">
            <text:p>10.016</text:p>
          </table:table-cell>
          <table:table-cell office:value-type="float" office:value="9.7449999999999992" table:style-name="ce8">
            <text:p>9.745</text:p>
          </table:table-cell>
          <table:table-cell office:value-type="float" office:value="9.7420000000000009" table:style-name="ce8">
            <text:p>9.742</text:p>
          </table:table-cell>
          <table:table-cell office:value-type="float" office:value="9.5510000000000002" table:style-name="ce8">
            <text:p>9.551</text:p>
          </table:table-cell>
          <table:table-cell office:value-type="float" office:value="9.6780000000000008" table:style-name="ce8">
            <text:p>9.678</text:p>
          </table:table-cell>
          <table:table-cell office:value-type="float" office:value="10.616" table:style-name="ce8">
            <text:p>10.616</text:p>
          </table:table-cell>
          <table:table-cell office:value-type="float" office:value="9.76" table:style-name="ce8">
            <text:p>9.76</text:p>
          </table:table-cell>
          <table:table-cell table:number-columns-repeated="1635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4.6230000000000002" table:style-name="ce8">
            <text:p>4.623</text:p>
          </table:table-cell>
          <table:table-cell office:value-type="float" office:value="4.4089999999999998" table:style-name="ce8">
            <text:p>4.409</text:p>
          </table:table-cell>
          <table:table-cell office:value-type="float" office:value="4.2729999999999997" table:style-name="ce8">
            <text:p>4.273</text:p>
          </table:table-cell>
          <table:table-cell office:value-type="float" office:value="4.1870000000000003" table:style-name="ce8">
            <text:p>4.187</text:p>
          </table:table-cell>
          <table:table-cell office:value-type="float" office:value="4.141" table:style-name="ce8">
            <text:p>4.141</text:p>
          </table:table-cell>
          <table:table-cell office:value-type="float" office:value="4.157" table:style-name="ce8">
            <text:p>4.157</text:p>
          </table:table-cell>
          <table:table-cell office:value-type="float" office:value="4.2279999999999998" table:style-name="ce8">
            <text:p>4.228</text:p>
          </table:table-cell>
          <table:table-cell office:value-type="float" office:value="4.7069999999999999" table:style-name="ce8">
            <text:p>4.707</text:p>
          </table:table-cell>
          <table:table-cell office:value-type="float" office:value="12.113" table:style-name="ce8">
            <text:p>12.113</text:p>
          </table:table-cell>
          <table:table-cell office:value-type="float" office:value="12.851000000000001" table:style-name="ce8">
            <text:p>12.851</text:p>
          </table:table-cell>
          <table:table-cell office:value-type="float" office:value="13.221" table:style-name="ce8">
            <text:p>13.221</text:p>
          </table:table-cell>
          <table:table-cell office:value-type="float" office:value="13.614000000000001" table:style-name="ce8">
            <text:p>13.614</text:p>
          </table:table-cell>
          <table:table-cell office:value-type="float" office:value="13.409000000000001" table:style-name="ce8">
            <text:p>13.409</text:p>
          </table:table-cell>
          <table:table-cell office:value-type="float" office:value="13.388" table:style-name="ce8">
            <text:p>13.388</text:p>
          </table:table-cell>
          <table:table-cell office:value-type="float" office:value="13.787000000000001" table:style-name="ce8">
            <text:p>13.787</text:p>
          </table:table-cell>
          <table:table-cell office:value-type="float" office:value="13.975" table:style-name="ce8">
            <text:p>13.975</text:p>
          </table:table-cell>
          <table:table-cell office:value-type="float" office:value="13.952" table:style-name="ce8">
            <text:p>13.952</text:p>
          </table:table-cell>
          <table:table-cell office:value-type="float" office:value="13.685" table:style-name="ce8">
            <text:p>13.685</text:p>
          </table:table-cell>
          <table:table-cell office:value-type="float" office:value="13.315" table:style-name="ce8">
            <text:p>13.315</text:p>
          </table:table-cell>
          <table:table-cell office:value-type="float" office:value="13.311" table:style-name="ce8">
            <text:p>13.311</text:p>
          </table:table-cell>
          <table:table-cell office:value-type="float" office:value="13.051" table:style-name="ce8">
            <text:p>13.051</text:p>
          </table:table-cell>
          <table:table-cell office:value-type="float" office:value="13.223000000000001" table:style-name="ce8">
            <text:p>13.223</text:p>
          </table:table-cell>
          <table:table-cell office:value-type="float" office:value="5.7009999999999996" table:style-name="ce8">
            <text:p>5.701</text:p>
          </table:table-cell>
          <table:table-cell office:value-type="float" office:value="5.2409999999999997" table:style-name="ce8">
            <text:p>5.241</text:p>
          </table:table-cell>
          <table:table-cell table:number-columns-repeated="1635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4.6230000000000002" table:style-name="ce8">
            <text:p>4.623</text:p>
          </table:table-cell>
          <table:table-cell office:value-type="float" office:value="4.4089999999999998" table:style-name="ce8">
            <text:p>4.409</text:p>
          </table:table-cell>
          <table:table-cell office:value-type="float" office:value="4.2729999999999997" table:style-name="ce8">
            <text:p>4.273</text:p>
          </table:table-cell>
          <table:table-cell office:value-type="float" office:value="4.1870000000000003" table:style-name="ce8">
            <text:p>4.187</text:p>
          </table:table-cell>
          <table:table-cell office:value-type="float" office:value="4.141" table:style-name="ce8">
            <text:p>4.141</text:p>
          </table:table-cell>
          <table:table-cell office:value-type="float" office:value="4.157" table:style-name="ce8">
            <text:p>4.157</text:p>
          </table:table-cell>
          <table:table-cell office:value-type="float" office:value="4.2279999999999998" table:style-name="ce8">
            <text:p>4.228</text:p>
          </table:table-cell>
          <table:table-cell office:value-type="float" office:value="4.7069999999999999" table:style-name="ce8">
            <text:p>4.707</text:p>
          </table:table-cell>
          <table:table-cell office:value-type="float" office:value="6.407" table:style-name="ce8">
            <text:p>6.407</text:p>
          </table:table-cell>
          <table:table-cell office:value-type="float" office:value="6.798" table:style-name="ce8">
            <text:p>6.798</text:p>
          </table:table-cell>
          <table:table-cell office:value-type="float" office:value="6.9939999999999998" table:style-name="ce8">
            <text:p>6.994</text:p>
          </table:table-cell>
          <table:table-cell office:value-type="float" office:value="7.202" table:style-name="ce8">
            <text:p>7.202</text:p>
          </table:table-cell>
          <table:table-cell office:value-type="float" office:value="7.093" table:style-name="ce8">
            <text:p>7.093</text:p>
          </table:table-cell>
          <table:table-cell office:value-type="float" office:value="7.0819999999999999" table:style-name="ce8">
            <text:p>7.082</text:p>
          </table:table-cell>
          <table:table-cell office:value-type="float" office:value="7.2930000000000001" table:style-name="ce8">
            <text:p>7.293</text:p>
          </table:table-cell>
          <table:table-cell office:value-type="float" office:value="7.3929999999999998" table:style-name="ce8">
            <text:p>7.393</text:p>
          </table:table-cell>
          <table:table-cell office:value-type="float" office:value="7.38" table:style-name="ce8">
            <text:p>7.38</text:p>
          </table:table-cell>
          <table:table-cell office:value-type="float" office:value="7.2389999999999999" table:style-name="ce8">
            <text:p>7.239</text:p>
          </table:table-cell>
          <table:table-cell office:value-type="float" office:value="7.0439999999999996" table:style-name="ce8">
            <text:p>7.044</text:p>
          </table:table-cell>
          <table:table-cell office:value-type="float" office:value="7.0419999999999998" table:style-name="ce8">
            <text:p>7.042</text:p>
          </table:table-cell>
          <table:table-cell office:value-type="float" office:value="6.9039999999999999" table:style-name="ce8">
            <text:p>6.904</text:p>
          </table:table-cell>
          <table:table-cell office:value-type="float" office:value="6.9950000000000001" table:style-name="ce8">
            <text:p>6.995</text:p>
          </table:table-cell>
          <table:table-cell office:value-type="float" office:value="5.7009999999999996" table:style-name="ce8">
            <text:p>5.701</text:p>
          </table:table-cell>
          <table:table-cell office:value-type="float" office:value="5.2409999999999997" table:style-name="ce8">
            <text:p>5.241</text:p>
          </table:table-cell>
          <table:table-cell table:number-columns-repeated="1635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1.5940000000000001" table:style-name="ce8">
            <text:p>1.594</text:p>
          </table:table-cell>
          <table:table-cell office:value-type="float" office:value="1.52" table:style-name="ce8">
            <text:p>1.52</text:p>
          </table:table-cell>
          <table:table-cell office:value-type="float" office:value="1.4730000000000001" table:style-name="ce8">
            <text:p>1.473</text:p>
          </table:table-cell>
          <table:table-cell office:value-type="float" office:value="1.444" table:style-name="ce8">
            <text:p>1.444</text:p>
          </table:table-cell>
          <table:table-cell office:value-type="float" office:value="1.4279999999999999" table:style-name="ce8">
            <text:p>1.428</text:p>
          </table:table-cell>
          <table:table-cell office:value-type="float" office:value="1.4339999999999999" table:style-name="ce8">
            <text:p>1.434</text:p>
          </table:table-cell>
          <table:table-cell office:value-type="float" office:value="1.458" table:style-name="ce8">
            <text:p>1.458</text:p>
          </table:table-cell>
          <table:table-cell office:value-type="float" office:value="1.623" table:style-name="ce8">
            <text:p>1.623</text:p>
          </table:table-cell>
          <table:table-cell office:value-type="float" office:value="6.9340000000000002" table:style-name="ce8">
            <text:p>6.934</text:p>
          </table:table-cell>
          <table:table-cell office:value-type="float" office:value="7.3570000000000002" table:style-name="ce8">
            <text:p>7.357</text:p>
          </table:table-cell>
          <table:table-cell office:value-type="float" office:value="7.569" table:style-name="ce8">
            <text:p>7.569</text:p>
          </table:table-cell>
          <table:table-cell office:value-type="float" office:value="7.7939999999999996" table:style-name="ce8">
            <text:p>7.794</text:p>
          </table:table-cell>
          <table:table-cell office:value-type="float" office:value="7.6760000000000002" table:style-name="ce8">
            <text:p>7.676</text:p>
          </table:table-cell>
          <table:table-cell office:value-type="float" office:value="7.6639999999999997" table:style-name="ce8">
            <text:p>7.664</text:p>
          </table:table-cell>
          <table:table-cell office:value-type="float" office:value="7.8929999999999998" table:style-name="ce8">
            <text:p>7.893</text:p>
          </table:table-cell>
          <table:table-cell office:value-type="float" office:value="8" table:style-name="ce8">
            <text:p>8</text:p>
          </table:table-cell>
          <table:table-cell office:value-type="float" office:value="7.9870000000000001" table:style-name="ce8">
            <text:p>7.987</text:p>
          </table:table-cell>
          <table:table-cell office:value-type="float" office:value="7.8339999999999996" table:style-name="ce8">
            <text:p>7.834</text:p>
          </table:table-cell>
          <table:table-cell office:value-type="float" office:value="7.6219999999999999" table:style-name="ce8">
            <text:p>7.622</text:p>
          </table:table-cell>
          <table:table-cell office:value-type="float" office:value="7.62" table:style-name="ce8">
            <text:p>7.62</text:p>
          </table:table-cell>
          <table:table-cell office:value-type="float" office:value="7.4710000000000001" table:style-name="ce8">
            <text:p>7.471</text:p>
          </table:table-cell>
          <table:table-cell office:value-type="float" office:value="7.57" table:style-name="ce8">
            <text:p>7.57</text:p>
          </table:table-cell>
          <table:table-cell office:value-type="float" office:value="1.966" table:style-name="ce8">
            <text:p>1.966</text:p>
          </table:table-cell>
          <table:table-cell office:value-type="float" office:value="1.8069999999999999" table:style-name="ce8">
            <text:p>1.807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0.159" table:style-name="ce8">
            <text:p>0.159</text:p>
          </table:table-cell>
          <table:table-cell office:value-type="float" office:value="0.152" table:style-name="ce8">
            <text:p>0.152</text:p>
          </table:table-cell>
          <table:table-cell office:value-type="float" office:value="0.14699999999999999" table:style-name="ce8">
            <text:p>0.147</text:p>
          </table:table-cell>
          <table:table-cell office:value-type="float" office:value="0.14399999999999999" table:style-name="ce8">
            <text:p>0.144</text:p>
          </table:table-cell>
          <table:table-cell office:value-type="float" office:value="0.14299999999999999" table:style-name="ce8">
            <text:p>0.143</text:p>
          </table:table-cell>
          <table:table-cell office:value-type="float" office:value="0.14299999999999999" table:style-name="ce8">
            <text:p>0.143</text:p>
          </table:table-cell>
          <table:table-cell office:value-type="float" office:value="0.14599999999999999" table:style-name="ce8">
            <text:p>0.146</text:p>
          </table:table-cell>
          <table:table-cell office:value-type="float" office:value="0.16200000000000001" table:style-name="ce8">
            <text:p>0.162</text:p>
          </table:table-cell>
          <table:table-cell office:value-type="float" office:value="4.3890000000000002" table:style-name="ce8">
            <text:p>4.389</text:p>
          </table:table-cell>
          <table:table-cell office:value-type="float" office:value="4.6559999999999997" table:style-name="ce8">
            <text:p>4.656</text:p>
          </table:table-cell>
          <table:table-cell office:value-type="float" office:value="4.79" table:style-name="ce8">
            <text:p>4.79</text:p>
          </table:table-cell>
          <table:table-cell office:value-type="float" office:value="4.9329999999999998" table:style-name="ce8">
            <text:p>4.933</text:p>
          </table:table-cell>
          <table:table-cell office:value-type="float" office:value="4.8579999999999997" table:style-name="ce8">
            <text:p>4.858</text:p>
          </table:table-cell>
          <table:table-cell office:value-type="float" office:value="4.851" table:style-name="ce8">
            <text:p>4.851</text:p>
          </table:table-cell>
          <table:table-cell office:value-type="float" office:value="4.9950000000000001" table:style-name="ce8">
            <text:p>4.995</text:p>
          </table:table-cell>
          <table:table-cell office:value-type="float" office:value="5.0629999999999997" table:style-name="ce8">
            <text:p>5.063</text:p>
          </table:table-cell>
          <table:table-cell office:value-type="float" office:value="5.0549999999999997" table:style-name="ce8">
            <text:p>5.055</text:p>
          </table:table-cell>
          <table:table-cell office:value-type="float" office:value="4.9580000000000002" table:style-name="ce8">
            <text:p>4.958</text:p>
          </table:table-cell>
          <table:table-cell office:value-type="float" office:value="4.8239999999999998" table:style-name="ce8">
            <text:p>4.824</text:p>
          </table:table-cell>
          <table:table-cell office:value-type="float" office:value="4.8230000000000004" table:style-name="ce8">
            <text:p>4.823</text:p>
          </table:table-cell>
          <table:table-cell office:value-type="float" office:value="4.7279999999999998" table:style-name="ce8">
            <text:p>4.728</text:p>
          </table:table-cell>
          <table:table-cell office:value-type="float" office:value="4.7910000000000004" table:style-name="ce8">
            <text:p>4.791</text:p>
          </table:table-cell>
          <table:table-cell office:value-type="float" office:value="0.19700000000000001" table:style-name="ce8">
            <text:p>0.197</text:p>
          </table:table-cell>
          <table:table-cell office:value-type="float" office:value="0.18099999999999999" table:style-name="ce8">
            <text:p>0.181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-0.31900000000000001" table:style-name="ce8">
            <text:p>-0.319</text:p>
          </table:table-cell>
          <table:table-cell office:value-type="float" office:value="-0.30399999999999999" table:style-name="ce8">
            <text:p>-0.304</text:p>
          </table:table-cell>
          <table:table-cell office:value-type="float" office:value="-0.29499999999999998" table:style-name="ce8">
            <text:p>-0.295</text:p>
          </table:table-cell>
          <table:table-cell office:value-type="float" office:value="-0.28899999999999998" table:style-name="ce8">
            <text:p>-0.289</text:p>
          </table:table-cell>
          <table:table-cell office:value-type="float" office:value="-0.28599999999999998" table:style-name="ce8">
            <text:p>-0.286</text:p>
          </table:table-cell>
          <table:table-cell office:value-type="float" office:value="-0.28699999999999998" table:style-name="ce8">
            <text:p>-0.287</text:p>
          </table:table-cell>
          <table:table-cell office:value-type="float" office:value="-0.29199999999999998" table:style-name="ce8">
            <text:p>-0.292</text:p>
          </table:table-cell>
          <table:table-cell office:value-type="float" office:value="-0.32500000000000001" table:style-name="ce8">
            <text:p>-0.325</text:p>
          </table:table-cell>
          <table:table-cell office:value-type="float" office:value="-0.52700000000000002" table:style-name="ce8">
            <text:p>-0.527</text:p>
          </table:table-cell>
          <table:table-cell office:value-type="float" office:value="-0.55900000000000005" table:style-name="ce8">
            <text:p>-0.559</text:p>
          </table:table-cell>
          <table:table-cell office:value-type="float" office:value="-0.57499999999999996" table:style-name="ce8">
            <text:p>-0.575</text:p>
          </table:table-cell>
          <table:table-cell office:value-type="float" office:value="-0.59199999999999997" table:style-name="ce8">
            <text:p>-0.592</text:p>
          </table:table-cell>
          <table:table-cell office:value-type="float" office:value="-0.58299999999999996" table:style-name="ce8">
            <text:p>-0.583</text:p>
          </table:table-cell>
          <table:table-cell office:value-type="float" office:value="-0.58199999999999996" table:style-name="ce8">
            <text:p>-0.582</text:p>
          </table:table-cell>
          <table:table-cell office:value-type="float" office:value="-0.59899999999999998" table:style-name="ce8">
            <text:p>-0.599</text:p>
          </table:table-cell>
          <table:table-cell office:value-type="float" office:value="-0.60799999999999998" table:style-name="ce8">
            <text:p>-0.608</text:p>
          </table:table-cell>
          <table:table-cell office:value-type="float" office:value="-0.60699999999999998" table:style-name="ce8">
            <text:p>-0.607</text:p>
          </table:table-cell>
          <table:table-cell office:value-type="float" office:value="-0.59499999999999997" table:style-name="ce8">
            <text:p>-0.595</text:p>
          </table:table-cell>
          <table:table-cell office:value-type="float" office:value="-0.57899999999999996" table:style-name="ce8">
            <text:p>-0.579</text:p>
          </table:table-cell>
          <table:table-cell office:value-type="float" office:value="-0.57899999999999996" table:style-name="ce8">
            <text:p>-0.579</text:p>
          </table:table-cell>
          <table:table-cell office:value-type="float" office:value="-0.56699999999999995" table:style-name="ce8">
            <text:p>-0.567</text:p>
          </table:table-cell>
          <table:table-cell office:value-type="float" office:value="-0.57499999999999996" table:style-name="ce8">
            <text:p>-0.575</text:p>
          </table:table-cell>
          <table:table-cell office:value-type="float" office:value="-0.39300000000000002" table:style-name="ce8">
            <text:p>-0.393</text:p>
          </table:table-cell>
          <table:table-cell office:value-type="float" office:value="-0.36099999999999999" table:style-name="ce8">
            <text:p>-0.361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-0.47799999999999998" table:style-name="ce8">
            <text:p>-0.478</text:p>
          </table:table-cell>
          <table:table-cell office:value-type="float" office:value="-0.45600000000000002" table:style-name="ce8">
            <text:p>-0.456</text:p>
          </table:table-cell>
          <table:table-cell office:value-type="float" office:value="-0.442" table:style-name="ce8">
            <text:p>-0.442</text:p>
          </table:table-cell>
          <table:table-cell office:value-type="float" office:value="-0.433" table:style-name="ce8">
            <text:p>-0.433</text:p>
          </table:table-cell>
          <table:table-cell office:value-type="float" office:value="-0.42799999999999999" table:style-name="ce8">
            <text:p>-0.428</text:p>
          </table:table-cell>
          <table:table-cell office:value-type="float" office:value="-0.43" table:style-name="ce8">
            <text:p>-0.43</text:p>
          </table:table-cell>
          <table:table-cell office:value-type="float" office:value="-0.437" table:style-name="ce8">
            <text:p>-0.437</text:p>
          </table:table-cell>
          <table:table-cell office:value-type="float" office:value="-0.48699999999999999" table:style-name="ce8">
            <text:p>-0.487</text:p>
          </table:table-cell>
          <table:table-cell office:value-type="float" office:value="-1.2290000000000001" table:style-name="ce8">
            <text:p>-1.229</text:p>
          </table:table-cell>
          <table:table-cell office:value-type="float" office:value="-1.304" table:style-name="ce8">
            <text:p>-1.304</text:p>
          </table:table-cell>
          <table:table-cell office:value-type="float" office:value="-1.341" table:style-name="ce8">
            <text:p>-1.341</text:p>
          </table:table-cell>
          <table:table-cell office:value-type="float" office:value="-1.381" table:style-name="ce8">
            <text:p>-1.381</text:p>
          </table:table-cell>
          <table:table-cell office:value-type="float" office:value="-1.36" table:style-name="ce8">
            <text:p>-1.36</text:p>
          </table:table-cell>
          <table:table-cell office:value-type="float" office:value="-1.3580000000000001" table:style-name="ce8">
            <text:p>-1.358</text:p>
          </table:table-cell>
          <table:table-cell office:value-type="float" office:value="-1.399" table:style-name="ce8">
            <text:p>-1.399</text:p>
          </table:table-cell>
          <table:table-cell office:value-type="float" office:value="-1.4179999999999999" table:style-name="ce8">
            <text:p>-1.418</text:p>
          </table:table-cell>
          <table:table-cell office:value-type="float" office:value="-1.415" table:style-name="ce8">
            <text:p>-1.415</text:p>
          </table:table-cell>
          <table:table-cell office:value-type="float" office:value="-1.3879999999999999" table:style-name="ce8">
            <text:p>-1.388</text:p>
          </table:table-cell>
          <table:table-cell office:value-type="float" office:value="-1.351" table:style-name="ce8">
            <text:p>-1.351</text:p>
          </table:table-cell>
          <table:table-cell office:value-type="float" office:value="-1.35" table:style-name="ce8">
            <text:p>-1.35</text:p>
          </table:table-cell>
          <table:table-cell office:value-type="float" office:value="-1.3240000000000001" table:style-name="ce8">
            <text:p>-1.324</text:p>
          </table:table-cell>
          <table:table-cell office:value-type="float" office:value="-1.341" table:style-name="ce8">
            <text:p>-1.341</text:p>
          </table:table-cell>
          <table:table-cell office:value-type="float" office:value="-0.59" table:style-name="ce8">
            <text:p>-0.59</text:p>
          </table:table-cell>
          <table:table-cell office:value-type="float" office:value="-0.54200000000000004" table:style-name="ce8">
            <text:p>-0.542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.52700000000000002" table:style-name="ce8">
            <text:p>0.527</text:p>
          </table:table-cell>
          <table:table-cell office:value-type="float" office:value="0.55900000000000005" table:style-name="ce8">
            <text:p>0.559</text:p>
          </table:table-cell>
          <table:table-cell office:value-type="float" office:value="0.57499999999999996" table:style-name="ce8">
            <text:p>0.575</text:p>
          </table:table-cell>
          <table:table-cell office:value-type="float" office:value="0.59199999999999997" table:style-name="ce8">
            <text:p>0.592</text:p>
          </table:table-cell>
          <table:table-cell office:value-type="float" office:value="0.58299999999999996" table:style-name="ce8">
            <text:p>0.583</text:p>
          </table:table-cell>
          <table:table-cell office:value-type="float" office:value="0.58199999999999996" table:style-name="ce8">
            <text:p>0.582</text:p>
          </table:table-cell>
          <table:table-cell office:value-type="float" office:value="0.59899999999999998" table:style-name="ce8">
            <text:p>0.599</text:p>
          </table:table-cell>
          <table:table-cell office:value-type="float" office:value="0.60799999999999998" table:style-name="ce8">
            <text:p>0.608</text:p>
          </table:table-cell>
          <table:table-cell office:value-type="float" office:value="0.60699999999999998" table:style-name="ce8">
            <text:p>0.607</text:p>
          </table:table-cell>
          <table:table-cell office:value-type="float" office:value="0.59499999999999997" table:style-name="ce8">
            <text:p>0.595</text:p>
          </table:table-cell>
          <table:table-cell office:value-type="float" office:value="0.57899999999999996" table:style-name="ce8">
            <text:p>0.579</text:p>
          </table:table-cell>
          <table:table-cell office:value-type="float" office:value="0.57899999999999996" table:style-name="ce8">
            <text:p>0.579</text:p>
          </table:table-cell>
          <table:table-cell office:value-type="float" office:value="0.56699999999999995" table:style-name="ce8">
            <text:p>0.567</text:p>
          </table:table-cell>
          <table:table-cell office:value-type="float" office:value="0.57499999999999996" table:style-name="ce8">
            <text:p>0.57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63800000000000001" table:style-name="ce8">
            <text:p>0.638</text:p>
          </table:table-cell>
          <table:table-cell office:value-type="float" office:value="0.60799999999999998" table:style-name="ce8">
            <text:p>0.608</text:p>
          </table:table-cell>
          <table:table-cell office:value-type="float" office:value="0.58899999999999997" table:style-name="ce8">
            <text:p>0.589</text:p>
          </table:table-cell>
          <table:table-cell office:value-type="float" office:value="0.57799999999999996" table:style-name="ce8">
            <text:p>0.578</text:p>
          </table:table-cell>
          <table:table-cell office:value-type="float" office:value="0.57099999999999995" table:style-name="ce8">
            <text:p>0.571</text:p>
          </table:table-cell>
          <table:table-cell office:value-type="float" office:value="0.57299999999999995" table:style-name="ce8">
            <text:p>0.573</text:p>
          </table:table-cell>
          <table:table-cell office:value-type="float" office:value="0.58299999999999996" table:style-name="ce8">
            <text:p>0.583</text:p>
          </table:table-cell>
          <table:table-cell office:value-type="float" office:value="0.64900000000000002" table:style-name="ce8">
            <text:p>0.649</text:p>
          </table:table-cell>
          <table:table-cell office:value-type="float" office:value="5.0030000000000001" table:style-name="ce8">
            <text:p>5.003</text:p>
          </table:table-cell>
          <table:table-cell office:value-type="float" office:value="5.3079999999999998" table:style-name="ce8">
            <text:p>5.308</text:p>
          </table:table-cell>
          <table:table-cell office:value-type="float" office:value="5.4610000000000003" table:style-name="ce8">
            <text:p>5.461</text:p>
          </table:table-cell>
          <table:table-cell office:value-type="float" office:value="5.6230000000000002" table:style-name="ce8">
            <text:p>5.623</text:p>
          </table:table-cell>
          <table:table-cell office:value-type="float" office:value="5.5389999999999997" table:style-name="ce8">
            <text:p>5.539</text:p>
          </table:table-cell>
          <table:table-cell office:value-type="float" office:value="5.53" table:style-name="ce8">
            <text:p>5.53</text:p>
          </table:table-cell>
          <table:table-cell office:value-type="float" office:value="5.6950000000000003" table:style-name="ce8">
            <text:p>5.695</text:p>
          </table:table-cell>
          <table:table-cell office:value-type="float" office:value="5.7720000000000002" table:style-name="ce8">
            <text:p>5.772</text:p>
          </table:table-cell>
          <table:table-cell office:value-type="float" office:value="5.7629999999999999" table:style-name="ce8">
            <text:p>5.763</text:p>
          </table:table-cell>
          <table:table-cell office:value-type="float" office:value="5.6529999999999996" table:style-name="ce8">
            <text:p>5.653</text:p>
          </table:table-cell>
          <table:table-cell office:value-type="float" office:value="5.5" table:style-name="ce8">
            <text:p>5.5</text:p>
          </table:table-cell>
          <table:table-cell office:value-type="float" office:value="5.4980000000000002" table:style-name="ce8">
            <text:p>5.498</text:p>
          </table:table-cell>
          <table:table-cell office:value-type="float" office:value="5.39" table:style-name="ce8">
            <text:p>5.39</text:p>
          </table:table-cell>
          <table:table-cell office:value-type="float" office:value="5.4619999999999997" table:style-name="ce8">
            <text:p>5.462</text:p>
          </table:table-cell>
          <table:table-cell office:value-type="float" office:value="0.78600000000000003" table:style-name="ce8">
            <text:p>0.786</text:p>
          </table:table-cell>
          <table:table-cell office:value-type="float" office:value="0.72299999999999998" table:style-name="ce8">
            <text:p>0.723</text:p>
          </table:table-cell>
          <table:table-cell table:number-columns-repeated="1635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9.5640000000000001" table:style-name="ce8">
            <text:p>9.564</text:p>
          </table:table-cell>
          <table:table-cell office:value-type="float" office:value="9.1219999999999999" table:style-name="ce8">
            <text:p>9.122</text:p>
          </table:table-cell>
          <table:table-cell office:value-type="float" office:value="8.84" table:style-name="ce8">
            <text:p>8.84</text:p>
          </table:table-cell>
          <table:table-cell office:value-type="float" office:value="8.6630000000000003" table:style-name="ce8">
            <text:p>8.663</text:p>
          </table:table-cell>
          <table:table-cell office:value-type="float" office:value="8.5679999999999996" table:style-name="ce8">
            <text:p>8.568</text:p>
          </table:table-cell>
          <table:table-cell office:value-type="float" office:value="8.6010000000000009" table:style-name="ce8">
            <text:p>8.601</text:p>
          </table:table-cell>
          <table:table-cell office:value-type="float" office:value="8.7469999999999999" table:style-name="ce8">
            <text:p>8.747</text:p>
          </table:table-cell>
          <table:table-cell office:value-type="float" office:value="9.7379999999999995" table:style-name="ce8">
            <text:p>9.738</text:p>
          </table:table-cell>
          <table:table-cell office:value-type="float" office:value="8.4260000000000002" table:style-name="ce8">
            <text:p>8.426</text:p>
          </table:table-cell>
          <table:table-cell office:value-type="float" office:value="8.94" table:style-name="ce8">
            <text:p>8.94</text:p>
          </table:table-cell>
          <table:table-cell office:value-type="float" office:value="9.1969999999999992" table:style-name="ce8">
            <text:p>9.197</text:p>
          </table:table-cell>
          <table:table-cell office:value-type="float" office:value="9.4710000000000001" table:style-name="ce8">
            <text:p>9.471</text:p>
          </table:table-cell>
          <table:table-cell office:value-type="float" office:value="9.3279999999999994" table:style-name="ce8">
            <text:p>9.328</text:p>
          </table:table-cell>
          <table:table-cell office:value-type="float" office:value="9.3130000000000006" table:style-name="ce8">
            <text:p>9.313</text:p>
          </table:table-cell>
          <table:table-cell office:value-type="float" office:value="9.5909999999999993" table:style-name="ce8">
            <text:p>9.591</text:p>
          </table:table-cell>
          <table:table-cell office:value-type="float" office:value="9.7219999999999995" table:style-name="ce8">
            <text:p>9.722</text:p>
          </table:table-cell>
          <table:table-cell office:value-type="float" office:value="9.7059999999999995" table:style-name="ce8">
            <text:p>9.706</text:p>
          </table:table-cell>
          <table:table-cell office:value-type="float" office:value="9.52" table:style-name="ce8">
            <text:p>9.52</text:p>
          </table:table-cell>
          <table:table-cell office:value-type="float" office:value="9.2629999999999999" table:style-name="ce8">
            <text:p>9.263</text:p>
          </table:table-cell>
          <table:table-cell office:value-type="float" office:value="9.26" table:style-name="ce8">
            <text:p>9.26</text:p>
          </table:table-cell>
          <table:table-cell office:value-type="float" office:value="9.0790000000000006" table:style-name="ce8">
            <text:p>9.079</text:p>
          </table:table-cell>
          <table:table-cell office:value-type="float" office:value="9.1989999999999998" table:style-name="ce8">
            <text:p>9.199</text:p>
          </table:table-cell>
          <table:table-cell office:value-type="float" office:value="11.795999999999999" table:style-name="ce8">
            <text:p>11.796</text:p>
          </table:table-cell>
          <table:table-cell office:value-type="float" office:value="10.843999999999999" table:style-name="ce8">
            <text:p>10.844</text:p>
          </table:table-cell>
          <table:table-cell table:number-columns-repeated="1635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10.565" table:style-name="ce8">
            <text:p>10.565</text:p>
          </table:table-cell>
          <table:table-cell office:value-type="float" office:value="10.563000000000001" table:style-name="ce8">
            <text:p>10.563</text:p>
          </table:table-cell>
          <table:table-cell office:value-type="float" office:value="10.566000000000001" table:style-name="ce8">
            <text:p>10.566</text:p>
          </table:table-cell>
          <table:table-cell office:value-type="float" office:value="10.568" table:style-name="ce8">
            <text:p>10.568</text:p>
          </table:table-cell>
          <table:table-cell office:value-type="float" office:value="10.574" table:style-name="ce8">
            <text:p>10.574</text:p>
          </table:table-cell>
          <table:table-cell office:value-type="float" office:value="10.567" table:style-name="ce8">
            <text:p>10.567</text:p>
          </table:table-cell>
          <table:table-cell office:value-type="float" office:value="10.561999999999999" table:style-name="ce8">
            <text:p>10.562</text:p>
          </table:table-cell>
          <table:table-cell office:value-type="float" office:value="10.537000000000001" table:style-name="ce8">
            <text:p>10.537</text:p>
          </table:table-cell>
          <table:table-cell office:value-type="float" office:value="11.849" table:style-name="ce8">
            <text:p>11.849</text:p>
          </table:table-cell>
          <table:table-cell office:value-type="float" office:value="12.571999999999999" table:style-name="ce8">
            <text:p>12.572</text:p>
          </table:table-cell>
          <table:table-cell office:value-type="float" office:value="12.933999999999999" table:style-name="ce8">
            <text:p>12.934</text:p>
          </table:table-cell>
          <table:table-cell office:value-type="float" office:value="13.318" table:style-name="ce8">
            <text:p>13.318</text:p>
          </table:table-cell>
          <table:table-cell office:value-type="float" office:value="13.118" table:style-name="ce8">
            <text:p>13.118</text:p>
          </table:table-cell>
          <table:table-cell office:value-type="float" office:value="13.097" table:style-name="ce8">
            <text:p>13.097</text:p>
          </table:table-cell>
          <table:table-cell office:value-type="float" office:value="13.487" table:style-name="ce8">
            <text:p>13.487</text:p>
          </table:table-cell>
          <table:table-cell office:value-type="float" office:value="13.670999999999999" table:style-name="ce8">
            <text:p>13.671</text:p>
          </table:table-cell>
          <table:table-cell office:value-type="float" office:value="13.648999999999999" table:style-name="ce8">
            <text:p>13.649</text:p>
          </table:table-cell>
          <table:table-cell office:value-type="float" office:value="13.388" table:style-name="ce8">
            <text:p>13.388</text:p>
          </table:table-cell>
          <table:table-cell office:value-type="float" office:value="13.026" table:style-name="ce8">
            <text:p>13.026</text:p>
          </table:table-cell>
          <table:table-cell office:value-type="float" office:value="13.022" table:style-name="ce8">
            <text:p>13.022</text:p>
          </table:table-cell>
          <table:table-cell office:value-type="float" office:value="12.766999999999999" table:style-name="ce8">
            <text:p>12.767</text:p>
          </table:table-cell>
          <table:table-cell office:value-type="float" office:value="12.936" table:style-name="ce8">
            <text:p>12.936</text:p>
          </table:table-cell>
          <table:table-cell office:value-type="float" office:value="10.548999999999999" table:style-name="ce8">
            <text:p>10.549</text:p>
          </table:table-cell>
          <table:table-cell office:value-type="float" office:value="10.536" table:style-name="ce8">
            <text:p>10.536</text:p>
          </table:table-cell>
          <table:table-cell table:number-columns-repeated="1635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-0.63800000000000001" table:style-name="ce8">
            <text:p>-0.638</text:p>
          </table:table-cell>
          <table:table-cell office:value-type="float" office:value="-0.60799999999999998" table:style-name="ce8">
            <text:p>-0.608</text:p>
          </table:table-cell>
          <table:table-cell office:value-type="float" office:value="-0.58899999999999997" table:style-name="ce8">
            <text:p>-0.589</text:p>
          </table:table-cell>
          <table:table-cell office:value-type="float" office:value="-0.57799999999999996" table:style-name="ce8">
            <text:p>-0.578</text:p>
          </table:table-cell>
          <table:table-cell office:value-type="float" office:value="-0.57099999999999995" table:style-name="ce8">
            <text:p>-0.571</text:p>
          </table:table-cell>
          <table:table-cell office:value-type="float" office:value="-0.57299999999999995" table:style-name="ce8">
            <text:p>-0.573</text:p>
          </table:table-cell>
          <table:table-cell office:value-type="float" office:value="-0.58299999999999996" table:style-name="ce8">
            <text:p>-0.583</text:p>
          </table:table-cell>
          <table:table-cell office:value-type="float" office:value="-0.64900000000000002" table:style-name="ce8">
            <text:p>-0.649</text:p>
          </table:table-cell>
          <table:table-cell office:value-type="float" office:value="-1.0529999999999999" table:style-name="ce8">
            <text:p>-1.053</text:p>
          </table:table-cell>
          <table:table-cell office:value-type="float" office:value="-1.117" table:style-name="ce8">
            <text:p>-1.117</text:p>
          </table:table-cell>
          <table:table-cell office:value-type="float" office:value="-1.1499999999999999" table:style-name="ce8">
            <text:p>-1.15</text:p>
          </table:table-cell>
          <table:table-cell office:value-type="float" office:value="-1.1839999999999999" table:style-name="ce8">
            <text:p>-1.184</text:p>
          </table:table-cell>
          <table:table-cell office:value-type="float" office:value="-1.1659999999999999" table:style-name="ce8">
            <text:p>-1.166</text:p>
          </table:table-cell>
          <table:table-cell office:value-type="float" office:value="-1.1639999999999999" table:style-name="ce8">
            <text:p>-1.164</text:p>
          </table:table-cell>
          <table:table-cell office:value-type="float" office:value="-1.1990000000000001" table:style-name="ce8">
            <text:p>-1.199</text:p>
          </table:table-cell>
          <table:table-cell office:value-type="float" office:value="-1.2150000000000001" table:style-name="ce8">
            <text:p>-1.215</text:p>
          </table:table-cell>
          <table:table-cell office:value-type="float" office:value="-1.2130000000000001" table:style-name="ce8">
            <text:p>-1.213</text:p>
          </table:table-cell>
          <table:table-cell office:value-type="float" office:value="-1.19" table:style-name="ce8">
            <text:p>-1.19</text:p>
          </table:table-cell>
          <table:table-cell office:value-type="float" office:value="-1.1579999999999999" table:style-name="ce8">
            <text:p>-1.158</text:p>
          </table:table-cell>
          <table:table-cell office:value-type="float" office:value="-1.1579999999999999" table:style-name="ce8">
            <text:p>-1.158</text:p>
          </table:table-cell>
          <table:table-cell office:value-type="float" office:value="-1.135" table:style-name="ce8">
            <text:p>-1.135</text:p>
          </table:table-cell>
          <table:table-cell office:value-type="float" office:value="-1.1499999999999999" table:style-name="ce8">
            <text:p>-1.15</text:p>
          </table:table-cell>
          <table:table-cell office:value-type="float" office:value="-0.78600000000000003" table:style-name="ce8">
            <text:p>-0.786</text:p>
          </table:table-cell>
          <table:table-cell office:value-type="float" office:value="-0.72299999999999998" table:style-name="ce8">
            <text:p>-0.723</text:p>
          </table:table-cell>
          <table:table-cell table:number-columns-repeated="1635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-1.2749999999999999" table:style-name="ce8">
            <text:p>-1.275</text:p>
          </table:table-cell>
          <table:table-cell office:value-type="float" office:value="-1.216" table:style-name="ce8">
            <text:p>-1.216</text:p>
          </table:table-cell>
          <table:table-cell office:value-type="float" office:value="-1.179" table:style-name="ce8">
            <text:p>-1.179</text:p>
          </table:table-cell>
          <table:table-cell office:value-type="float" office:value="-1.155" table:style-name="ce8">
            <text:p>-1.155</text:p>
          </table:table-cell>
          <table:table-cell office:value-type="float" office:value="-1.1419999999999999" table:style-name="ce8">
            <text:p>-1.142</text:p>
          </table:table-cell>
          <table:table-cell office:value-type="float" office:value="-1.147" table:style-name="ce8">
            <text:p>-1.147</text:p>
          </table:table-cell>
          <table:table-cell office:value-type="float" office:value="-1.1659999999999999" table:style-name="ce8">
            <text:p>-1.166</text:p>
          </table:table-cell>
          <table:table-cell office:value-type="float" office:value="-1.298" table:style-name="ce8">
            <text:p>-1.298</text:p>
          </table:table-cell>
          <table:table-cell office:value-type="float" office:value="-1.0529999999999999" table:style-name="ce8">
            <text:p>-1.053</text:p>
          </table:table-cell>
          <table:table-cell office:value-type="float" office:value="-1.117" table:style-name="ce8">
            <text:p>-1.117</text:p>
          </table:table-cell>
          <table:table-cell office:value-type="float" office:value="-1.1499999999999999" table:style-name="ce8">
            <text:p>-1.15</text:p>
          </table:table-cell>
          <table:table-cell office:value-type="float" office:value="-1.1839999999999999" table:style-name="ce8">
            <text:p>-1.184</text:p>
          </table:table-cell>
          <table:table-cell office:value-type="float" office:value="-1.1659999999999999" table:style-name="ce8">
            <text:p>-1.166</text:p>
          </table:table-cell>
          <table:table-cell office:value-type="float" office:value="-1.1639999999999999" table:style-name="ce8">
            <text:p>-1.164</text:p>
          </table:table-cell>
          <table:table-cell office:value-type="float" office:value="-1.1990000000000001" table:style-name="ce8">
            <text:p>-1.199</text:p>
          </table:table-cell>
          <table:table-cell office:value-type="float" office:value="-1.2150000000000001" table:style-name="ce8">
            <text:p>-1.215</text:p>
          </table:table-cell>
          <table:table-cell office:value-type="float" office:value="-1.2130000000000001" table:style-name="ce8">
            <text:p>-1.213</text:p>
          </table:table-cell>
          <table:table-cell office:value-type="float" office:value="-1.19" table:style-name="ce8">
            <text:p>-1.19</text:p>
          </table:table-cell>
          <table:table-cell office:value-type="float" office:value="-1.1579999999999999" table:style-name="ce8">
            <text:p>-1.158</text:p>
          </table:table-cell>
          <table:table-cell office:value-type="float" office:value="-1.1579999999999999" table:style-name="ce8">
            <text:p>-1.158</text:p>
          </table:table-cell>
          <table:table-cell office:value-type="float" office:value="-1.135" table:style-name="ce8">
            <text:p>-1.135</text:p>
          </table:table-cell>
          <table:table-cell office:value-type="float" office:value="-1.1499999999999999" table:style-name="ce8">
            <text:p>-1.15</text:p>
          </table:table-cell>
          <table:table-cell office:value-type="float" office:value="-1.573" table:style-name="ce8">
            <text:p>-1.573</text:p>
          </table:table-cell>
          <table:table-cell office:value-type="float" office:value="-1.446" table:style-name="ce8">
            <text:p>-1.446</text:p>
          </table:table-cell>
          <table:table-cell table:number-columns-repeated="1635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-0.95599999999999996" table:style-name="ce8">
            <text:p>-0.956</text:p>
          </table:table-cell>
          <table:table-cell office:value-type="float" office:value="-0.91200000000000003" table:style-name="ce8">
            <text:p>-0.912</text:p>
          </table:table-cell>
          <table:table-cell office:value-type="float" office:value="-0.88400000000000001" table:style-name="ce8">
            <text:p>-0.884</text:p>
          </table:table-cell>
          <table:table-cell office:value-type="float" office:value="-0.86599999999999999" table:style-name="ce8">
            <text:p>-0.866</text:p>
          </table:table-cell>
          <table:table-cell office:value-type="float" office:value="-0.85699999999999998" table:style-name="ce8">
            <text:p>-0.857</text:p>
          </table:table-cell>
          <table:table-cell office:value-type="float" office:value="-0.86" table:style-name="ce8">
            <text:p>-0.86</text:p>
          </table:table-cell>
          <table:table-cell office:value-type="float" office:value="-0.875" table:style-name="ce8">
            <text:p>-0.875</text:p>
          </table:table-cell>
          <table:table-cell office:value-type="float" office:value="-0.97399999999999998" table:style-name="ce8">
            <text:p>-0.974</text:p>
          </table:table-cell>
          <table:table-cell office:value-type="float" office:value="-1.58" table:style-name="ce8">
            <text:p>-1.58</text:p>
          </table:table-cell>
          <table:table-cell office:value-type="float" office:value="-1.6759999999999999" table:style-name="ce8">
            <text:p>-1.676</text:p>
          </table:table-cell>
          <table:table-cell office:value-type="float" office:value="-1.7250000000000001" table:style-name="ce8">
            <text:p>-1.725</text:p>
          </table:table-cell>
          <table:table-cell office:value-type="float" office:value="-1.776" table:style-name="ce8">
            <text:p>-1.776</text:p>
          </table:table-cell>
          <table:table-cell office:value-type="float" office:value="-1.7490000000000001" table:style-name="ce8">
            <text:p>-1.749</text:p>
          </table:table-cell>
          <table:table-cell office:value-type="float" office:value="-1.746" table:style-name="ce8">
            <text:p>-1.746</text:p>
          </table:table-cell>
          <table:table-cell office:value-type="float" office:value="-1.798" table:style-name="ce8">
            <text:p>-1.798</text:p>
          </table:table-cell>
          <table:table-cell office:value-type="float" office:value="-1.823" table:style-name="ce8">
            <text:p>-1.823</text:p>
          </table:table-cell>
          <table:table-cell office:value-type="float" office:value="-1.82" table:style-name="ce8">
            <text:p>-1.82</text:p>
          </table:table-cell>
          <table:table-cell office:value-type="float" office:value="-1.7849999999999999" table:style-name="ce8">
            <text:p>-1.785</text:p>
          </table:table-cell>
          <table:table-cell office:value-type="float" office:value="-1.7370000000000001" table:style-name="ce8">
            <text:p>-1.737</text:p>
          </table:table-cell>
          <table:table-cell office:value-type="float" office:value="-1.736" table:style-name="ce8">
            <text:p>-1.736</text:p>
          </table:table-cell>
          <table:table-cell office:value-type="float" office:value="-1.702" table:style-name="ce8">
            <text:p>-1.702</text:p>
          </table:table-cell>
          <table:table-cell office:value-type="float" office:value="-1.7250000000000001" table:style-name="ce8">
            <text:p>-1.725</text:p>
          </table:table-cell>
          <table:table-cell office:value-type="float" office:value="-1.18" table:style-name="ce8">
            <text:p>-1.18</text:p>
          </table:table-cell>
          <table:table-cell office:value-type="float" office:value="-1.0840000000000001" table:style-name="ce8">
            <text:p>-1.084</text:p>
          </table:table-cell>
          <table:table-cell table:number-columns-repeated="1635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33.090000000000003" table:style-name="ce8">
            <text:p>33.09</text:p>
          </table:table-cell>
          <table:table-cell office:value-type="float" office:value="33.085000000000001" table:style-name="ce8">
            <text:p>33.085</text:p>
          </table:table-cell>
          <table:table-cell office:value-type="float" office:value="33.094000000000001" table:style-name="ce8">
            <text:p>33.094</text:p>
          </table:table-cell>
          <table:table-cell office:value-type="float" office:value="33.098999999999997" table:style-name="ce8">
            <text:p>33.099</text:p>
          </table:table-cell>
          <table:table-cell office:value-type="float" office:value="33.118000000000002" table:style-name="ce8">
            <text:p>33.118</text:p>
          </table:table-cell>
          <table:table-cell office:value-type="float" office:value="33.097999999999999" table:style-name="ce8">
            <text:p>33.098</text:p>
          </table:table-cell>
          <table:table-cell office:value-type="float" office:value="33.08" table:style-name="ce8">
            <text:p>33.08</text:p>
          </table:table-cell>
          <table:table-cell office:value-type="float" office:value="33.002000000000002" table:style-name="ce8">
            <text:p>33.002</text:p>
          </table:table-cell>
          <table:table-cell office:value-type="float" office:value="19.748999999999999" table:style-name="ce8">
            <text:p>19.749</text:p>
          </table:table-cell>
          <table:table-cell office:value-type="float" office:value="20.952999999999999" table:style-name="ce8">
            <text:p>20.953</text:p>
          </table:table-cell>
          <table:table-cell office:value-type="float" office:value="21.556000000000001" table:style-name="ce8">
            <text:p>21.556</text:p>
          </table:table-cell>
          <table:table-cell office:value-type="float" office:value="22.196999999999999" table:style-name="ce8">
            <text:p>22.197</text:p>
          </table:table-cell>
          <table:table-cell office:value-type="float" office:value="21.863" table:style-name="ce8">
            <text:p>21.863</text:p>
          </table:table-cell>
          <table:table-cell office:value-type="float" office:value="21.827999999999999" table:style-name="ce8">
            <text:p>21.828</text:p>
          </table:table-cell>
          <table:table-cell office:value-type="float" office:value="22.478999999999999" table:style-name="ce8">
            <text:p>22.479</text:p>
          </table:table-cell>
          <table:table-cell office:value-type="float" office:value="22.785" table:style-name="ce8">
            <text:p>22.785</text:p>
          </table:table-cell>
          <table:table-cell office:value-type="float" office:value="22.748000000000001" table:style-name="ce8">
            <text:p>22.748</text:p>
          </table:table-cell>
          <table:table-cell office:value-type="float" office:value="22.312999999999999" table:style-name="ce8">
            <text:p>22.313</text:p>
          </table:table-cell>
          <table:table-cell office:value-type="float" office:value="21.71" table:style-name="ce8">
            <text:p>21.71</text:p>
          </table:table-cell>
          <table:table-cell office:value-type="float" office:value="21.702999999999999" table:style-name="ce8">
            <text:p>21.703</text:p>
          </table:table-cell>
          <table:table-cell office:value-type="float" office:value="21.277999999999999" table:style-name="ce8">
            <text:p>21.278</text:p>
          </table:table-cell>
          <table:table-cell office:value-type="float" office:value="21.559000000000001" table:style-name="ce8">
            <text:p>21.559</text:p>
          </table:table-cell>
          <table:table-cell office:value-type="float" office:value="33.04" table:style-name="ce8">
            <text:p>33.04</text:p>
          </table:table-cell>
          <table:table-cell office:value-type="float" office:value="33" table:style-name="ce8">
            <text:p>33</text:p>
          </table:table-cell>
          <table:table-cell table:number-columns-repeated="1635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-1.1160000000000001" table:style-name="ce8">
            <text:p>-1.116</text:p>
          </table:table-cell>
          <table:table-cell office:value-type="float" office:value="-1.0640000000000001" table:style-name="ce8">
            <text:p>-1.064</text:p>
          </table:table-cell>
          <table:table-cell office:value-type="float" office:value="-1.0309999999999999" table:style-name="ce8">
            <text:p>-1.031</text:p>
          </table:table-cell>
          <table:table-cell office:value-type="float" office:value="-1.0109999999999999" table:style-name="ce8">
            <text:p>-1.011</text:p>
          </table:table-cell>
          <table:table-cell office:value-type="float" office:value="-1" table:style-name="ce8">
            <text:p>-1</text:p>
          </table:table-cell>
          <table:table-cell office:value-type="float" office:value="-1.0029999999999999" table:style-name="ce8">
            <text:p>-1.003</text:p>
          </table:table-cell>
          <table:table-cell office:value-type="float" office:value="-1.0209999999999999" table:style-name="ce8">
            <text:p>-1.021</text:p>
          </table:table-cell>
          <table:table-cell office:value-type="float" office:value="-1.1359999999999999" table:style-name="ce8">
            <text:p>-1.136</text:p>
          </table:table-cell>
          <table:table-cell office:value-type="float" office:value="-1.141" table:style-name="ce8">
            <text:p>-1.141</text:p>
          </table:table-cell>
          <table:table-cell office:value-type="float" office:value="-1.2110000000000001" table:style-name="ce8">
            <text:p>-1.211</text:p>
          </table:table-cell>
          <table:table-cell office:value-type="float" office:value="-1.2450000000000001" table:style-name="ce8">
            <text:p>-1.245</text:p>
          </table:table-cell>
          <table:table-cell office:value-type="float" office:value="-1.2829999999999999" table:style-name="ce8">
            <text:p>-1.283</text:p>
          </table:table-cell>
          <table:table-cell office:value-type="float" office:value="-1.2629999999999999" table:style-name="ce8">
            <text:p>-1.263</text:p>
          </table:table-cell>
          <table:table-cell office:value-type="float" office:value="-1.2609999999999999" table:style-name="ce8">
            <text:p>-1.261</text:p>
          </table:table-cell>
          <table:table-cell office:value-type="float" office:value="-1.2989999999999999" table:style-name="ce8">
            <text:p>-1.299</text:p>
          </table:table-cell>
          <table:table-cell office:value-type="float" office:value="-1.3160000000000001" table:style-name="ce8">
            <text:p>-1.316</text:p>
          </table:table-cell>
          <table:table-cell office:value-type="float" office:value="-1.3140000000000001" table:style-name="ce8">
            <text:p>-1.314</text:p>
          </table:table-cell>
          <table:table-cell office:value-type="float" office:value="-1.2889999999999999" table:style-name="ce8">
            <text:p>-1.289</text:p>
          </table:table-cell>
          <table:table-cell office:value-type="float" office:value="-1.254" table:style-name="ce8">
            <text:p>-1.254</text:p>
          </table:table-cell>
          <table:table-cell office:value-type="float" office:value="-1.254" table:style-name="ce8">
            <text:p>-1.254</text:p>
          </table:table-cell>
          <table:table-cell office:value-type="float" office:value="-1.2290000000000001" table:style-name="ce8">
            <text:p>-1.229</text:p>
          </table:table-cell>
          <table:table-cell office:value-type="float" office:value="-1.246" table:style-name="ce8">
            <text:p>-1.246</text:p>
          </table:table-cell>
          <table:table-cell office:value-type="float" office:value="-1.3759999999999999" table:style-name="ce8">
            <text:p>-1.376</text:p>
          </table:table-cell>
          <table:table-cell office:value-type="float" office:value="-1.2649999999999999" table:style-name="ce8">
            <text:p>-1.265</text:p>
          </table:table-cell>
          <table:table-cell table:number-columns-repeated="16359"/>
        </table:table-row>
        <table:table-row table:number-rows-repeated="1048492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2"/>
        <table:table-row table:style-name="ro1">
          <table:table-cell office:value-type="string" table:style-name="ce2">
            <text:p>cont</text:p>
          </table:table-cell>
          <table:table-cell office:value-type="string" table:style-name="ce2">
            <text:p>From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180" table:style-name="ce2">
            <text:p>180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24" table:style-name="ce2">
            <text:p>24</text:p>
          </table:table-cell>
          <table:table-cell office:value-type="float" office:value="31" table:style-name="ce2">
            <text:p>31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83" table:style-name="ce2">
            <text:p>83</text:p>
          </table:table-cell>
          <table:table-cell office:value-type="float" office:value="101" table:style-name="ce2">
            <text:p>101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83" table:style-name="ce2">
            <text:p>83</text:p>
          </table:table-cell>
          <table:table-cell office:value-type="float" office:value="99" table:style-name="ce2">
            <text:p>99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4" table:style-name="ce2">
            <text:p>84</text:p>
          </table:table-cell>
          <table:table-cell office:value-type="float" office:value="86" table:style-name="ce2">
            <text:p>86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85" table:style-name="ce2">
            <text:p>85</text:p>
          </table:table-cell>
          <table:table-cell office:value-type="float" office:value="95" table:style-name="ce2">
            <text:p>95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85" table:style-name="ce2">
            <text:p>85</text:p>
          </table:table-cell>
          <table:table-cell office:value-type="float" office:value="99" table:style-name="ce2">
            <text:p>99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86" table:style-name="ce2">
            <text:p>86</text:p>
          </table:table-cell>
          <table:table-cell office:value-type="float" office:value="87" table:style-name="ce2">
            <text:p>87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86" table:style-name="ce2">
            <text:p>86</text:p>
          </table:table-cell>
          <table:table-cell office:value-type="float" office:value="97" table:style-name="ce2">
            <text:p>97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86" table:style-name="ce2">
            <text:p>86</text:p>
          </table:table-cell>
          <table:table-cell office:value-type="float" office:value="226" table:style-name="ce2">
            <text:p>226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87" table:style-name="ce2">
            <text:p>87</text:p>
          </table:table-cell>
          <table:table-cell office:value-type="float" office:value="226" table:style-name="ce2">
            <text:p>226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87" table:style-name="ce2">
            <text:p>87</text:p>
          </table:table-cell>
          <table:table-cell office:value-type="float" office:value="102" table:style-name="ce2">
            <text:p>102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88" table:style-name="ce2">
            <text:p>88</text:p>
          </table:table-cell>
          <table:table-cell office:value-type="float" office:value="104" table:style-name="ce2">
            <text:p>104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02" table:style-name="ce2">
            <text:p>102</text:p>
          </table:table-cell>
          <table:table-cell office:value-type="float" office:value="107" table:style-name="ce2">
            <text:p>107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30" table:style-name="ce2">
            <text:p>130</text:p>
          </table:table-cell>
          <table:table-cell office:value-type="float" office:value="280" table:style-name="ce2">
            <text:p>280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273" table:style-name="ce2">
            <text:p>273</text:p>
          </table:table-cell>
          <table:table-cell office:value-type="float" office:value="282" table:style-name="ce2">
            <text:p>282</text:p>
          </table:table-cell>
          <table:table-cell table:number-columns-repeated="16381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280" table:style-name="ce2">
            <text:p>280</text:p>
          </table:table-cell>
          <table:table-cell office:value-type="float" office:value="281" table:style-name="ce2">
            <text:p>281</text:p>
          </table:table-cell>
          <table:table-cell table:number-columns-repeated="16381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281" table:style-name="ce2">
            <text:p>281</text:p>
          </table:table-cell>
          <table:table-cell office:value-type="float" office:value="282" table:style-name="ce2">
            <text:p>282</text:p>
          </table:table-cell>
          <table:table-cell table:number-columns-repeated="16381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302" table:style-name="ce2">
            <text:p>302</text:p>
          </table:table-cell>
          <table:table-cell office:value-type="float" office:value="303" table:style-name="ce2">
            <text:p>303</text:p>
          </table:table-cell>
          <table:table-cell table:number-columns-repeated="16381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303" table:style-name="ce2">
            <text:p>303</text:p>
          </table:table-cell>
          <table:table-cell office:value-type="float" office:value="304" table:style-name="ce2">
            <text:p>304</text:p>
          </table:table-cell>
          <table:table-cell table:number-columns-repeated="16381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us_map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16383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16383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16383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16383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16383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16383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16383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16383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16383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16383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16383"/>
        </table:table-row>
        <table:table-row table:style-name="ro1">
          <table:table-cell office:value-type="float" office:value="30" table:style-name="ce1">
            <text:p>30</text:p>
          </table:table-cell>
          <table:table-cell table:number-columns-repeated="16383"/>
        </table:table-row>
        <table:table-row table:style-name="ro1">
          <table:table-cell office:value-type="float" office:value="31" table:style-name="ce1">
            <text:p>31</text:p>
          </table:table-cell>
          <table:table-cell table:number-columns-repeated="16383"/>
        </table:table-row>
        <table:table-row table:style-name="ro1">
          <table:table-cell office:value-type="float" office:value="32" table:style-name="ce1">
            <text:p>32</text:p>
          </table:table-cell>
          <table:table-cell table:number-columns-repeated="16383"/>
        </table:table-row>
        <table:table-row table:style-name="ro1">
          <table:table-cell office:value-type="float" office:value="33" table:style-name="ce1">
            <text:p>33</text:p>
          </table:table-cell>
          <table:table-cell table:number-columns-repeated="16383"/>
        </table:table-row>
        <table:table-row table:style-name="ro1">
          <table:table-cell office:value-type="float" office:value="34" table:style-name="ce1">
            <text:p>34</text:p>
          </table:table-cell>
          <table:table-cell table:number-columns-repeated="16383"/>
        </table:table-row>
        <table:table-row table:style-name="ro1">
          <table:table-cell office:value-type="float" office:value="35" table:style-name="ce1">
            <text:p>35</text:p>
          </table:table-cell>
          <table:table-cell table:number-columns-repeated="16383"/>
        </table:table-row>
        <table:table-row table:style-name="ro1">
          <table:table-cell office:value-type="float" office:value="36" table:style-name="ce1">
            <text:p>36</text:p>
          </table:table-cell>
          <table:table-cell table:number-columns-repeated="16383"/>
        </table:table-row>
        <table:table-row table:style-name="ro1">
          <table:table-cell office:value-type="float" office:value="37" table:style-name="ce1">
            <text:p>37</text:p>
          </table:table-cell>
          <table:table-cell table:number-columns-repeated="16383"/>
        </table:table-row>
        <table:table-row table:style-name="ro1">
          <table:table-cell office:value-type="float" office:value="38" table:style-name="ce1">
            <text:p>38</text:p>
          </table:table-cell>
          <table:table-cell table:number-columns-repeated="16383"/>
        </table:table-row>
        <table:table-row table:style-name="ro1">
          <table:table-cell office:value-type="float" office:value="39" table:style-name="ce1">
            <text:p>39</text:p>
          </table:table-cell>
          <table:table-cell table:number-columns-repeated="16383"/>
        </table:table-row>
        <table:table-row table:style-name="ro1">
          <table:table-cell office:value-type="float" office:value="40" table:style-name="ce1">
            <text:p>40</text:p>
          </table:table-cell>
          <table:table-cell table:number-columns-repeated="16383"/>
        </table:table-row>
        <table:table-row table:style-name="ro1">
          <table:table-cell office:value-type="float" office:value="41" table:style-name="ce1">
            <text:p>41</text:p>
          </table:table-cell>
          <table:table-cell table:number-columns-repeated="16383"/>
        </table:table-row>
        <table:table-row table:style-name="ro1">
          <table:table-cell office:value-type="float" office:value="42" table:style-name="ce1">
            <text:p>42</text:p>
          </table:table-cell>
          <table:table-cell table:number-columns-repeated="16383"/>
        </table:table-row>
        <table:table-row table:style-name="ro1">
          <table:table-cell office:value-type="float" office:value="43" table:style-name="ce1">
            <text:p>43</text:p>
          </table:table-cell>
          <table:table-cell table:number-columns-repeated="16383"/>
        </table:table-row>
        <table:table-row table:style-name="ro1">
          <table:table-cell office:value-type="float" office:value="44" table:style-name="ce1">
            <text:p>44</text:p>
          </table:table-cell>
          <table:table-cell table:number-columns-repeated="16383"/>
        </table:table-row>
        <table:table-row table:style-name="ro1">
          <table:table-cell office:value-type="float" office:value="45" table:style-name="ce1">
            <text:p>45</text:p>
          </table:table-cell>
          <table:table-cell table:number-columns-repeated="16383"/>
        </table:table-row>
        <table:table-row table:style-name="ro1">
          <table:table-cell office:value-type="float" office:value="46" table:style-name="ce1">
            <text:p>46</text:p>
          </table:table-cell>
          <table:table-cell table:number-columns-repeated="16383"/>
        </table:table-row>
        <table:table-row table:style-name="ro1">
          <table:table-cell office:value-type="float" office:value="47" table:style-name="ce1">
            <text:p>47</text:p>
          </table:table-cell>
          <table:table-cell table:number-columns-repeated="16383"/>
        </table:table-row>
        <table:table-row table:style-name="ro1">
          <table:table-cell office:value-type="float" office:value="48" table:style-name="ce1">
            <text:p>48</text:p>
          </table:table-cell>
          <table:table-cell table:number-columns-repeated="16383"/>
        </table:table-row>
        <table:table-row table:style-name="ro1">
          <table:table-cell office:value-type="float" office:value="49" table:style-name="ce1">
            <text:p>49</text:p>
          </table:table-cell>
          <table:table-cell table:number-columns-repeated="16383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16383"/>
        </table:table-row>
        <table:table-row table:style-name="ro1">
          <table:table-cell office:value-type="float" office:value="51" table:style-name="ce1">
            <text:p>51</text:p>
          </table:table-cell>
          <table:table-cell table:number-columns-repeated="16383"/>
        </table:table-row>
        <table:table-row table:style-name="ro1">
          <table:table-cell office:value-type="float" office:value="52" table:style-name="ce1">
            <text:p>52</text:p>
          </table:table-cell>
          <table:table-cell table:number-columns-repeated="16383"/>
        </table:table-row>
        <table:table-row table:style-name="ro1">
          <table:table-cell office:value-type="float" office:value="53" table:style-name="ce1">
            <text:p>53</text:p>
          </table:table-cell>
          <table:table-cell table:number-columns-repeated="16383"/>
        </table:table-row>
        <table:table-row table:style-name="ro1">
          <table:table-cell office:value-type="float" office:value="54" table:style-name="ce1">
            <text:p>54</text:p>
          </table:table-cell>
          <table:table-cell table:number-columns-repeated="16383"/>
        </table:table-row>
        <table:table-row table:style-name="ro1">
          <table:table-cell office:value-type="float" office:value="55" table:style-name="ce1">
            <text:p>55</text:p>
          </table:table-cell>
          <table:table-cell table:number-columns-repeated="16383"/>
        </table:table-row>
        <table:table-row table:style-name="ro1">
          <table:table-cell office:value-type="float" office:value="56" table:style-name="ce1">
            <text:p>56</text:p>
          </table:table-cell>
          <table:table-cell table:number-columns-repeated="16383"/>
        </table:table-row>
        <table:table-row table:style-name="ro1">
          <table:table-cell office:value-type="float" office:value="57" table:style-name="ce1">
            <text:p>57</text:p>
          </table:table-cell>
          <table:table-cell table:number-columns-repeated="16383"/>
        </table:table-row>
        <table:table-row table:style-name="ro1">
          <table:table-cell office:value-type="float" office:value="58" table:style-name="ce1">
            <text:p>58</text:p>
          </table:table-cell>
          <table:table-cell table:number-columns-repeated="16383"/>
        </table:table-row>
        <table:table-row table:style-name="ro1">
          <table:table-cell office:value-type="float" office:value="59" table:style-name="ce1">
            <text:p>59</text:p>
          </table:table-cell>
          <table:table-cell table:number-columns-repeated="16383"/>
        </table:table-row>
        <table:table-row table:style-name="ro1">
          <table:table-cell office:value-type="float" office:value="60" table:style-name="ce1">
            <text:p>60</text:p>
          </table:table-cell>
          <table:table-cell table:number-columns-repeated="16383"/>
        </table:table-row>
        <table:table-row table:style-name="ro1">
          <table:table-cell office:value-type="float" office:value="61" table:style-name="ce1">
            <text:p>61</text:p>
          </table:table-cell>
          <table:table-cell table:number-columns-repeated="16383"/>
        </table:table-row>
        <table:table-row table:style-name="ro1">
          <table:table-cell office:value-type="float" office:value="62" table:style-name="ce1">
            <text:p>62</text:p>
          </table:table-cell>
          <table:table-cell table:number-columns-repeated="16383"/>
        </table:table-row>
        <table:table-row table:style-name="ro1">
          <table:table-cell office:value-type="float" office:value="63" table:style-name="ce1">
            <text:p>63</text:p>
          </table:table-cell>
          <table:table-cell table:number-columns-repeated="16383"/>
        </table:table-row>
        <table:table-row table:style-name="ro1">
          <table:table-cell office:value-type="float" office:value="64" table:style-name="ce1">
            <text:p>64</text:p>
          </table:table-cell>
          <table:table-cell table:number-columns-repeated="16383"/>
        </table:table-row>
        <table:table-row table:style-name="ro1">
          <table:table-cell office:value-type="float" office:value="65" table:style-name="ce1">
            <text:p>65</text:p>
          </table:table-cell>
          <table:table-cell table:number-columns-repeated="16383"/>
        </table:table-row>
        <table:table-row table:style-name="ro1">
          <table:table-cell office:value-type="float" office:value="66" table:style-name="ce1">
            <text:p>66</text:p>
          </table:table-cell>
          <table:table-cell table:number-columns-repeated="16383"/>
        </table:table-row>
        <table:table-row table:style-name="ro1">
          <table:table-cell office:value-type="float" office:value="67" table:style-name="ce1">
            <text:p>67</text:p>
          </table:table-cell>
          <table:table-cell table:number-columns-repeated="16383"/>
        </table:table-row>
        <table:table-row table:style-name="ro1">
          <table:table-cell office:value-type="float" office:value="68" table:style-name="ce1">
            <text:p>68</text:p>
          </table:table-cell>
          <table:table-cell table:number-columns-repeated="16383"/>
        </table:table-row>
        <table:table-row table:style-name="ro1">
          <table:table-cell office:value-type="float" office:value="69" table:style-name="ce1">
            <text:p>69</text:p>
          </table:table-cell>
          <table:table-cell table:number-columns-repeated="16383"/>
        </table:table-row>
        <table:table-row table:style-name="ro1">
          <table:table-cell office:value-type="float" office:value="70" table:style-name="ce1">
            <text:p>70</text:p>
          </table:table-cell>
          <table:table-cell table:number-columns-repeated="16383"/>
        </table:table-row>
        <table:table-row table:style-name="ro1">
          <table:table-cell office:value-type="float" office:value="71" table:style-name="ce1">
            <text:p>71</text:p>
          </table:table-cell>
          <table:table-cell table:number-columns-repeated="16383"/>
        </table:table-row>
        <table:table-row table:style-name="ro1">
          <table:table-cell office:value-type="float" office:value="72" table:style-name="ce1">
            <text:p>72</text:p>
          </table:table-cell>
          <table:table-cell table:number-columns-repeated="16383"/>
        </table:table-row>
        <table:table-row table:style-name="ro1">
          <table:table-cell office:value-type="float" office:value="73" table:style-name="ce1">
            <text:p>73</text:p>
          </table:table-cell>
          <table:table-cell table:number-columns-repeated="16383"/>
        </table:table-row>
        <table:table-row table:style-name="ro1">
          <table:table-cell office:value-type="float" office:value="74" table:style-name="ce1">
            <text:p>74</text:p>
          </table:table-cell>
          <table:table-cell table:number-columns-repeated="16383"/>
        </table:table-row>
        <table:table-row table:style-name="ro1">
          <table:table-cell office:value-type="float" office:value="75" table:style-name="ce1">
            <text:p>75</text:p>
          </table:table-cell>
          <table:table-cell table:number-columns-repeated="16383"/>
        </table:table-row>
        <table:table-row table:style-name="ro1">
          <table:table-cell office:value-type="float" office:value="76" table:style-name="ce1">
            <text:p>76</text:p>
          </table:table-cell>
          <table:table-cell table:number-columns-repeated="16383"/>
        </table:table-row>
        <table:table-row table:style-name="ro1">
          <table:table-cell office:value-type="float" office:value="77" table:style-name="ce1">
            <text:p>77</text:p>
          </table:table-cell>
          <table:table-cell table:number-columns-repeated="16383"/>
        </table:table-row>
        <table:table-row table:style-name="ro1">
          <table:table-cell office:value-type="float" office:value="78" table:style-name="ce1">
            <text:p>78</text:p>
          </table:table-cell>
          <table:table-cell table:number-columns-repeated="16383"/>
        </table:table-row>
        <table:table-row table:style-name="ro1">
          <table:table-cell office:value-type="float" office:value="79" table:style-name="ce1">
            <text:p>79</text:p>
          </table:table-cell>
          <table:table-cell table:number-columns-repeated="16383"/>
        </table:table-row>
        <table:table-row table:style-name="ro1">
          <table:table-cell office:value-type="float" office:value="80" table:style-name="ce1">
            <text:p>80</text:p>
          </table:table-cell>
          <table:table-cell table:number-columns-repeated="16383"/>
        </table:table-row>
        <table:table-row table:style-name="ro1">
          <table:table-cell office:value-type="float" office:value="81" table:style-name="ce1">
            <text:p>81</text:p>
          </table:table-cell>
          <table:table-cell table:number-columns-repeated="16383"/>
        </table:table-row>
        <table:table-row table:style-name="ro1">
          <table:table-cell office:value-type="float" office:value="82" table:style-name="ce1">
            <text:p>82</text:p>
          </table:table-cell>
          <table:table-cell table:number-columns-repeated="16383"/>
        </table:table-row>
        <table:table-row table:style-name="ro1">
          <table:table-cell office:value-type="float" office:value="83" table:style-name="ce1">
            <text:p>83</text:p>
          </table:table-cell>
          <table:table-cell table:number-columns-repeated="16383"/>
        </table:table-row>
        <table:table-row table:style-name="ro1">
          <table:table-cell office:value-type="float" office:value="84" table:style-name="ce1">
            <text:p>84</text:p>
          </table:table-cell>
          <table:table-cell table:number-columns-repeated="16383"/>
        </table:table-row>
        <table:table-row table:style-name="ro1">
          <table:table-cell office:value-type="float" office:value="85" table:style-name="ce1">
            <text:p>85</text:p>
          </table:table-cell>
          <table:table-cell table:number-columns-repeated="16383"/>
        </table:table-row>
        <table:table-row table:style-name="ro1">
          <table:table-cell office:value-type="float" office:value="86" table:style-name="ce1">
            <text:p>86</text:p>
          </table:table-cell>
          <table:table-cell table:number-columns-repeated="16383"/>
        </table:table-row>
        <table:table-row table:style-name="ro1">
          <table:table-cell office:value-type="float" office:value="87" table:style-name="ce1">
            <text:p>87</text:p>
          </table:table-cell>
          <table:table-cell table:number-columns-repeated="16383"/>
        </table:table-row>
        <table:table-row table:style-name="ro1">
          <table:table-cell office:value-type="float" office:value="88" table:style-name="ce1">
            <text:p>88</text:p>
          </table:table-cell>
          <table:table-cell table:number-columns-repeated="16383"/>
        </table:table-row>
        <table:table-row table:style-name="ro1">
          <table:table-cell office:value-type="float" office:value="89" table:style-name="ce1">
            <text:p>89</text:p>
          </table:table-cell>
          <table:table-cell table:number-columns-repeated="16383"/>
        </table:table-row>
        <table:table-row table:style-name="ro1">
          <table:table-cell office:value-type="float" office:value="90" table:style-name="ce1">
            <text:p>90</text:p>
          </table:table-cell>
          <table:table-cell table:number-columns-repeated="16383"/>
        </table:table-row>
        <table:table-row table:style-name="ro1">
          <table:table-cell office:value-type="float" office:value="91" table:style-name="ce1">
            <text:p>91</text:p>
          </table:table-cell>
          <table:table-cell table:number-columns-repeated="16383"/>
        </table:table-row>
        <table:table-row table:style-name="ro1">
          <table:table-cell office:value-type="float" office:value="92" table:style-name="ce1">
            <text:p>92</text:p>
          </table:table-cell>
          <table:table-cell table:number-columns-repeated="16383"/>
        </table:table-row>
        <table:table-row table:style-name="ro1">
          <table:table-cell office:value-type="float" office:value="93" table:style-name="ce1">
            <text:p>93</text:p>
          </table:table-cell>
          <table:table-cell table:number-columns-repeated="16383"/>
        </table:table-row>
        <table:table-row table:style-name="ro1">
          <table:table-cell office:value-type="float" office:value="94" table:style-name="ce1">
            <text:p>94</text:p>
          </table:table-cell>
          <table:table-cell table:number-columns-repeated="16383"/>
        </table:table-row>
        <table:table-row table:style-name="ro1">
          <table:table-cell office:value-type="float" office:value="95" table:style-name="ce1">
            <text:p>95</text:p>
          </table:table-cell>
          <table:table-cell table:number-columns-repeated="16383"/>
        </table:table-row>
        <table:table-row table:style-name="ro1">
          <table:table-cell office:value-type="float" office:value="96" table:style-name="ce1">
            <text:p>96</text:p>
          </table:table-cell>
          <table:table-cell table:number-columns-repeated="16383"/>
        </table:table-row>
        <table:table-row table:style-name="ro1">
          <table:table-cell office:value-type="float" office:value="97" table:style-name="ce1">
            <text:p>97</text:p>
          </table:table-cell>
          <table:table-cell table:number-columns-repeated="16383"/>
        </table:table-row>
        <table:table-row table:style-name="ro1">
          <table:table-cell office:value-type="float" office:value="98" table:style-name="ce1">
            <text:p>98</text:p>
          </table:table-cell>
          <table:table-cell table:number-columns-repeated="16383"/>
        </table:table-row>
        <table:table-row table:style-name="ro1">
          <table:table-cell office:value-type="float" office:value="99" table:style-name="ce1">
            <text:p>99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style-name="ro1">
          <table:table-cell office:value-type="float" office:value="101" table:style-name="ce1">
            <text:p>101</text:p>
          </table:table-cell>
          <table:table-cell table:number-columns-repeated="16383"/>
        </table:table-row>
        <table:table-row table:style-name="ro1">
          <table:table-cell office:value-type="float" office:value="102" table:style-name="ce1">
            <text:p>102</text:p>
          </table:table-cell>
          <table:table-cell table:number-columns-repeated="16383"/>
        </table:table-row>
        <table:table-row table:style-name="ro1">
          <table:table-cell office:value-type="float" office:value="103" table:style-name="ce1">
            <text:p>103</text:p>
          </table:table-cell>
          <table:table-cell table:number-columns-repeated="16383"/>
        </table:table-row>
        <table:table-row table:style-name="ro1">
          <table:table-cell office:value-type="float" office:value="104" table:style-name="ce1">
            <text:p>104</text:p>
          </table:table-cell>
          <table:table-cell table:number-columns-repeated="16383"/>
        </table:table-row>
        <table:table-row table:style-name="ro1">
          <table:table-cell office:value-type="float" office:value="105" table:style-name="ce1">
            <text:p>105</text:p>
          </table:table-cell>
          <table:table-cell table:number-columns-repeated="16383"/>
        </table:table-row>
        <table:table-row table:style-name="ro1">
          <table:table-cell office:value-type="float" office:value="106" table:style-name="ce1">
            <text:p>106</text:p>
          </table:table-cell>
          <table:table-cell table:number-columns-repeated="16383"/>
        </table:table-row>
        <table:table-row table:style-name="ro1">
          <table:table-cell office:value-type="float" office:value="107" table:style-name="ce1">
            <text:p>107</text:p>
          </table:table-cell>
          <table:table-cell table:number-columns-repeated="16383"/>
        </table:table-row>
        <table:table-row table:style-name="ro1">
          <table:table-cell office:value-type="float" office:value="108" table:style-name="ce1">
            <text:p>108</text:p>
          </table:table-cell>
          <table:table-cell table:number-columns-repeated="16383"/>
        </table:table-row>
        <table:table-row table:style-name="ro1">
          <table:table-cell office:value-type="float" office:value="109" table:style-name="ce1">
            <text:p>109</text:p>
          </table:table-cell>
          <table:table-cell table:number-columns-repeated="16383"/>
        </table:table-row>
        <table:table-row table:style-name="ro1">
          <table:table-cell office:value-type="float" office:value="110" table:style-name="ce1">
            <text:p>110</text:p>
          </table:table-cell>
          <table:table-cell table:number-columns-repeated="16383"/>
        </table:table-row>
        <table:table-row table:style-name="ro1">
          <table:table-cell office:value-type="float" office:value="111" table:style-name="ce1">
            <text:p>111</text:p>
          </table:table-cell>
          <table:table-cell table:number-columns-repeated="16383"/>
        </table:table-row>
        <table:table-row table:style-name="ro1">
          <table:table-cell office:value-type="float" office:value="112" table:style-name="ce1">
            <text:p>112</text:p>
          </table:table-cell>
          <table:table-cell table:number-columns-repeated="16383"/>
        </table:table-row>
        <table:table-row table:style-name="ro1">
          <table:table-cell office:value-type="float" office:value="113" table:style-name="ce1">
            <text:p>113</text:p>
          </table:table-cell>
          <table:table-cell table:number-columns-repeated="16383"/>
        </table:table-row>
        <table:table-row table:style-name="ro1">
          <table:table-cell office:value-type="float" office:value="114" table:style-name="ce1">
            <text:p>114</text:p>
          </table:table-cell>
          <table:table-cell table:number-columns-repeated="16383"/>
        </table:table-row>
        <table:table-row table:style-name="ro1">
          <table:table-cell office:value-type="float" office:value="115" table:style-name="ce1">
            <text:p>115</text:p>
          </table:table-cell>
          <table:table-cell table:number-columns-repeated="16383"/>
        </table:table-row>
        <table:table-row table:style-name="ro1">
          <table:table-cell office:value-type="float" office:value="116" table:style-name="ce1">
            <text:p>116</text:p>
          </table:table-cell>
          <table:table-cell table:number-columns-repeated="16383"/>
        </table:table-row>
        <table:table-row table:style-name="ro1">
          <table:table-cell office:value-type="float" office:value="117" table:style-name="ce1">
            <text:p>117</text:p>
          </table:table-cell>
          <table:table-cell table:number-columns-repeated="16383"/>
        </table:table-row>
        <table:table-row table:style-name="ro1">
          <table:table-cell office:value-type="float" office:value="118" table:style-name="ce1">
            <text:p>118</text:p>
          </table:table-cell>
          <table:table-cell table:number-columns-repeated="16383"/>
        </table:table-row>
        <table:table-row table:style-name="ro1">
          <table:table-cell office:value-type="float" office:value="119" table:style-name="ce1">
            <text:p>119</text:p>
          </table:table-cell>
          <table:table-cell table:number-columns-repeated="16383"/>
        </table:table-row>
        <table:table-row table:style-name="ro1">
          <table:table-cell office:value-type="float" office:value="120" table:style-name="ce1">
            <text:p>120</text:p>
          </table:table-cell>
          <table:table-cell table:number-columns-repeated="16383"/>
        </table:table-row>
        <table:table-row table:style-name="ro1">
          <table:table-cell office:value-type="float" office:value="121" table:style-name="ce1">
            <text:p>121</text:p>
          </table:table-cell>
          <table:table-cell table:number-columns-repeated="16383"/>
        </table:table-row>
        <table:table-row table:style-name="ro1">
          <table:table-cell office:value-type="float" office:value="122" table:style-name="ce1">
            <text:p>122</text:p>
          </table:table-cell>
          <table:table-cell table:number-columns-repeated="16383"/>
        </table:table-row>
        <table:table-row table:style-name="ro1">
          <table:table-cell office:value-type="float" office:value="123" table:style-name="ce1">
            <text:p>123</text:p>
          </table:table-cell>
          <table:table-cell table:number-columns-repeated="16383"/>
        </table:table-row>
        <table:table-row table:style-name="ro1">
          <table:table-cell office:value-type="float" office:value="124" table:style-name="ce1">
            <text:p>124</text:p>
          </table:table-cell>
          <table:table-cell table:number-columns-repeated="16383"/>
        </table:table-row>
        <table:table-row table:style-name="ro1">
          <table:table-cell office:value-type="float" office:value="125" table:style-name="ce1">
            <text:p>125</text:p>
          </table:table-cell>
          <table:table-cell table:number-columns-repeated="16383"/>
        </table:table-row>
        <table:table-row table:style-name="ro1">
          <table:table-cell office:value-type="float" office:value="126" table:style-name="ce1">
            <text:p>126</text:p>
          </table:table-cell>
          <table:table-cell table:number-columns-repeated="16383"/>
        </table:table-row>
        <table:table-row table:style-name="ro1">
          <table:table-cell office:value-type="float" office:value="127" table:style-name="ce1">
            <text:p>127</text:p>
          </table:table-cell>
          <table:table-cell table:number-columns-repeated="16383"/>
        </table:table-row>
        <table:table-row table:style-name="ro1">
          <table:table-cell office:value-type="float" office:value="128" table:style-name="ce1">
            <text:p>128</text:p>
          </table:table-cell>
          <table:table-cell table:number-columns-repeated="16383"/>
        </table:table-row>
        <table:table-row table:style-name="ro1">
          <table:table-cell office:value-type="float" office:value="129" table:style-name="ce1">
            <text:p>129</text:p>
          </table:table-cell>
          <table:table-cell table:number-columns-repeated="16383"/>
        </table:table-row>
        <table:table-row table:style-name="ro1">
          <table:table-cell office:value-type="float" office:value="130" table:style-name="ce1">
            <text:p>130</text:p>
          </table:table-cell>
          <table:table-cell table:number-columns-repeated="16383"/>
        </table:table-row>
        <table:table-row table:style-name="ro1">
          <table:table-cell office:value-type="float" office:value="131" table:style-name="ce1">
            <text:p>131</text:p>
          </table:table-cell>
          <table:table-cell table:number-columns-repeated="16383"/>
        </table:table-row>
        <table:table-row table:style-name="ro1">
          <table:table-cell office:value-type="float" office:value="132" table:style-name="ce1">
            <text:p>132</text:p>
          </table:table-cell>
          <table:table-cell table:number-columns-repeated="16383"/>
        </table:table-row>
        <table:table-row table:style-name="ro1">
          <table:table-cell office:value-type="float" office:value="133" table:style-name="ce1">
            <text:p>133</text:p>
          </table:table-cell>
          <table:table-cell table:number-columns-repeated="16383"/>
        </table:table-row>
        <table:table-row table:style-name="ro1">
          <table:table-cell office:value-type="float" office:value="134" table:style-name="ce1">
            <text:p>134</text:p>
          </table:table-cell>
          <table:table-cell table:number-columns-repeated="16383"/>
        </table:table-row>
        <table:table-row table:style-name="ro1">
          <table:table-cell office:value-type="float" office:value="135" table:style-name="ce1">
            <text:p>135</text:p>
          </table:table-cell>
          <table:table-cell table:number-columns-repeated="16383"/>
        </table:table-row>
        <table:table-row table:style-name="ro1">
          <table:table-cell office:value-type="float" office:value="136" table:style-name="ce1">
            <text:p>136</text:p>
          </table:table-cell>
          <table:table-cell table:number-columns-repeated="16383"/>
        </table:table-row>
        <table:table-row table:style-name="ro1">
          <table:table-cell office:value-type="float" office:value="137" table:style-name="ce1">
            <text:p>137</text:p>
          </table:table-cell>
          <table:table-cell table:number-columns-repeated="16383"/>
        </table:table-row>
        <table:table-row table:style-name="ro1">
          <table:table-cell office:value-type="float" office:value="138" table:style-name="ce1">
            <text:p>138</text:p>
          </table:table-cell>
          <table:table-cell table:number-columns-repeated="16383"/>
        </table:table-row>
        <table:table-row table:style-name="ro1">
          <table:table-cell office:value-type="float" office:value="139" table:style-name="ce1">
            <text:p>139</text:p>
          </table:table-cell>
          <table:table-cell table:number-columns-repeated="16383"/>
        </table:table-row>
        <table:table-row table:style-name="ro1">
          <table:table-cell office:value-type="float" office:value="140" table:style-name="ce1">
            <text:p>140</text:p>
          </table:table-cell>
          <table:table-cell table:number-columns-repeated="16383"/>
        </table:table-row>
        <table:table-row table:style-name="ro1">
          <table:table-cell office:value-type="float" office:value="141" table:style-name="ce1">
            <text:p>141</text:p>
          </table:table-cell>
          <table:table-cell table:number-columns-repeated="16383"/>
        </table:table-row>
        <table:table-row table:style-name="ro1">
          <table:table-cell office:value-type="float" office:value="142" table:style-name="ce1">
            <text:p>142</text:p>
          </table:table-cell>
          <table:table-cell table:number-columns-repeated="16383"/>
        </table:table-row>
        <table:table-row table:style-name="ro1">
          <table:table-cell office:value-type="float" office:value="143" table:style-name="ce1">
            <text:p>143</text:p>
          </table:table-cell>
          <table:table-cell table:number-columns-repeated="16383"/>
        </table:table-row>
        <table:table-row table:style-name="ro1">
          <table:table-cell office:value-type="float" office:value="144" table:style-name="ce1">
            <text:p>144</text:p>
          </table:table-cell>
          <table:table-cell table:number-columns-repeated="16383"/>
        </table:table-row>
        <table:table-row table:style-name="ro1">
          <table:table-cell office:value-type="float" office:value="145" table:style-name="ce1">
            <text:p>145</text:p>
          </table:table-cell>
          <table:table-cell table:number-columns-repeated="16383"/>
        </table:table-row>
        <table:table-row table:style-name="ro1">
          <table:table-cell office:value-type="float" office:value="146" table:style-name="ce1">
            <text:p>146</text:p>
          </table:table-cell>
          <table:table-cell table:number-columns-repeated="16383"/>
        </table:table-row>
        <table:table-row table:style-name="ro1">
          <table:table-cell office:value-type="float" office:value="147" table:style-name="ce1">
            <text:p>147</text:p>
          </table:table-cell>
          <table:table-cell table:number-columns-repeated="16383"/>
        </table:table-row>
        <table:table-row table:style-name="ro1">
          <table:table-cell office:value-type="float" office:value="148" table:style-name="ce1">
            <text:p>148</text:p>
          </table:table-cell>
          <table:table-cell table:number-columns-repeated="16383"/>
        </table:table-row>
        <table:table-row table:style-name="ro1">
          <table:table-cell office:value-type="float" office:value="149" table:style-name="ce1">
            <text:p>149</text:p>
          </table:table-cell>
          <table:table-cell table:number-columns-repeated="16383"/>
        </table:table-row>
        <table:table-row table:style-name="ro1">
          <table:table-cell office:value-type="float" office:value="150" table:style-name="ce1">
            <text:p>150</text:p>
          </table:table-cell>
          <table:table-cell table:number-columns-repeated="16383"/>
        </table:table-row>
        <table:table-row table:style-name="ro1">
          <table:table-cell office:value-type="float" office:value="151" table:style-name="ce1">
            <text:p>151</text:p>
          </table:table-cell>
          <table:table-cell table:number-columns-repeated="16383"/>
        </table:table-row>
        <table:table-row table:style-name="ro1">
          <table:table-cell office:value-type="float" office:value="152" table:style-name="ce1">
            <text:p>152</text:p>
          </table:table-cell>
          <table:table-cell table:number-columns-repeated="16383"/>
        </table:table-row>
        <table:table-row table:style-name="ro1">
          <table:table-cell office:value-type="float" office:value="153" table:style-name="ce1">
            <text:p>153</text:p>
          </table:table-cell>
          <table:table-cell table:number-columns-repeated="16383"/>
        </table:table-row>
        <table:table-row table:style-name="ro1">
          <table:table-cell office:value-type="float" office:value="154" table:style-name="ce1">
            <text:p>154</text:p>
          </table:table-cell>
          <table:table-cell table:number-columns-repeated="16383"/>
        </table:table-row>
        <table:table-row table:style-name="ro1">
          <table:table-cell office:value-type="float" office:value="155" table:style-name="ce1">
            <text:p>155</text:p>
          </table:table-cell>
          <table:table-cell table:number-columns-repeated="16383"/>
        </table:table-row>
        <table:table-row table:style-name="ro1">
          <table:table-cell office:value-type="float" office:value="156" table:style-name="ce1">
            <text:p>156</text:p>
          </table:table-cell>
          <table:table-cell table:number-columns-repeated="16383"/>
        </table:table-row>
        <table:table-row table:style-name="ro1">
          <table:table-cell office:value-type="float" office:value="157" table:style-name="ce1">
            <text:p>157</text:p>
          </table:table-cell>
          <table:table-cell table:number-columns-repeated="16383"/>
        </table:table-row>
        <table:table-row table:style-name="ro1">
          <table:table-cell office:value-type="float" office:value="158" table:style-name="ce1">
            <text:p>158</text:p>
          </table:table-cell>
          <table:table-cell table:number-columns-repeated="16383"/>
        </table:table-row>
        <table:table-row table:style-name="ro1">
          <table:table-cell office:value-type="float" office:value="159" table:style-name="ce1">
            <text:p>159</text:p>
          </table:table-cell>
          <table:table-cell table:number-columns-repeated="16383"/>
        </table:table-row>
        <table:table-row table:style-name="ro1">
          <table:table-cell office:value-type="float" office:value="160" table:style-name="ce1">
            <text:p>160</text:p>
          </table:table-cell>
          <table:table-cell table:number-columns-repeated="16383"/>
        </table:table-row>
        <table:table-row table:style-name="ro1">
          <table:table-cell office:value-type="float" office:value="161" table:style-name="ce1">
            <text:p>161</text:p>
          </table:table-cell>
          <table:table-cell table:number-columns-repeated="16383"/>
        </table:table-row>
        <table:table-row table:style-name="ro1">
          <table:table-cell office:value-type="float" office:value="162" table:style-name="ce1">
            <text:p>162</text:p>
          </table:table-cell>
          <table:table-cell table:number-columns-repeated="16383"/>
        </table:table-row>
        <table:table-row table:style-name="ro1">
          <table:table-cell office:value-type="float" office:value="163" table:style-name="ce1">
            <text:p>163</text:p>
          </table:table-cell>
          <table:table-cell table:number-columns-repeated="16383"/>
        </table:table-row>
        <table:table-row table:style-name="ro1">
          <table:table-cell office:value-type="float" office:value="164" table:style-name="ce1">
            <text:p>164</text:p>
          </table:table-cell>
          <table:table-cell table:number-columns-repeated="16383"/>
        </table:table-row>
        <table:table-row table:style-name="ro1">
          <table:table-cell office:value-type="float" office:value="165" table:style-name="ce1">
            <text:p>165</text:p>
          </table:table-cell>
          <table:table-cell table:number-columns-repeated="16383"/>
        </table:table-row>
        <table:table-row table:style-name="ro1">
          <table:table-cell office:value-type="float" office:value="166" table:style-name="ce1">
            <text:p>166</text:p>
          </table:table-cell>
          <table:table-cell table:number-columns-repeated="16383"/>
        </table:table-row>
        <table:table-row table:style-name="ro1">
          <table:table-cell office:value-type="float" office:value="167" table:style-name="ce1">
            <text:p>167</text:p>
          </table:table-cell>
          <table:table-cell table:number-columns-repeated="16383"/>
        </table:table-row>
        <table:table-row table:style-name="ro1">
          <table:table-cell office:value-type="float" office:value="168" table:style-name="ce1">
            <text:p>168</text:p>
          </table:table-cell>
          <table:table-cell table:number-columns-repeated="16383"/>
        </table:table-row>
        <table:table-row table:style-name="ro1">
          <table:table-cell office:value-type="float" office:value="169" table:style-name="ce1">
            <text:p>169</text:p>
          </table:table-cell>
          <table:table-cell table:number-columns-repeated="16383"/>
        </table:table-row>
        <table:table-row table:style-name="ro1">
          <table:table-cell office:value-type="float" office:value="170" table:style-name="ce1">
            <text:p>170</text:p>
          </table:table-cell>
          <table:table-cell table:number-columns-repeated="16383"/>
        </table:table-row>
        <table:table-row table:style-name="ro1">
          <table:table-cell office:value-type="float" office:value="171" table:style-name="ce1">
            <text:p>171</text:p>
          </table:table-cell>
          <table:table-cell table:number-columns-repeated="16383"/>
        </table:table-row>
        <table:table-row table:style-name="ro1">
          <table:table-cell office:value-type="float" office:value="172" table:style-name="ce1">
            <text:p>172</text:p>
          </table:table-cell>
          <table:table-cell table:number-columns-repeated="16383"/>
        </table:table-row>
        <table:table-row table:style-name="ro1">
          <table:table-cell office:value-type="float" office:value="173" table:style-name="ce1">
            <text:p>173</text:p>
          </table:table-cell>
          <table:table-cell table:number-columns-repeated="16383"/>
        </table:table-row>
        <table:table-row table:style-name="ro1">
          <table:table-cell office:value-type="float" office:value="174" table:style-name="ce1">
            <text:p>174</text:p>
          </table:table-cell>
          <table:table-cell table:number-columns-repeated="16383"/>
        </table:table-row>
        <table:table-row table:style-name="ro1">
          <table:table-cell office:value-type="float" office:value="175" table:style-name="ce1">
            <text:p>175</text:p>
          </table:table-cell>
          <table:table-cell table:number-columns-repeated="16383"/>
        </table:table-row>
        <table:table-row table:style-name="ro1">
          <table:table-cell office:value-type="float" office:value="176" table:style-name="ce1">
            <text:p>176</text:p>
          </table:table-cell>
          <table:table-cell table:number-columns-repeated="16383"/>
        </table:table-row>
        <table:table-row table:style-name="ro1">
          <table:table-cell office:value-type="float" office:value="177" table:style-name="ce1">
            <text:p>177</text:p>
          </table:table-cell>
          <table:table-cell table:number-columns-repeated="16383"/>
        </table:table-row>
        <table:table-row table:style-name="ro1">
          <table:table-cell office:value-type="float" office:value="178" table:style-name="ce1">
            <text:p>178</text:p>
          </table:table-cell>
          <table:table-cell table:number-columns-repeated="16383"/>
        </table:table-row>
        <table:table-row table:style-name="ro1">
          <table:table-cell office:value-type="float" office:value="179" table:style-name="ce1">
            <text:p>179</text:p>
          </table:table-cell>
          <table:table-cell table:number-columns-repeated="16383"/>
        </table:table-row>
        <table:table-row table:style-name="ro1">
          <table:table-cell office:value-type="float" office:value="180" table:style-name="ce1">
            <text:p>180</text:p>
          </table:table-cell>
          <table:table-cell table:number-columns-repeated="16383"/>
        </table:table-row>
        <table:table-row table:style-name="ro1">
          <table:table-cell office:value-type="float" office:value="181" table:style-name="ce1">
            <text:p>181</text:p>
          </table:table-cell>
          <table:table-cell table:number-columns-repeated="16383"/>
        </table:table-row>
        <table:table-row table:style-name="ro1">
          <table:table-cell office:value-type="float" office:value="182" table:style-name="ce1">
            <text:p>182</text:p>
          </table:table-cell>
          <table:table-cell table:number-columns-repeated="16383"/>
        </table:table-row>
        <table:table-row table:style-name="ro1">
          <table:table-cell office:value-type="float" office:value="183" table:style-name="ce1">
            <text:p>183</text:p>
          </table:table-cell>
          <table:table-cell table:number-columns-repeated="16383"/>
        </table:table-row>
        <table:table-row table:style-name="ro1">
          <table:table-cell office:value-type="float" office:value="184" table:style-name="ce1">
            <text:p>184</text:p>
          </table:table-cell>
          <table:table-cell table:number-columns-repeated="16383"/>
        </table:table-row>
        <table:table-row table:style-name="ro1">
          <table:table-cell office:value-type="float" office:value="185" table:style-name="ce1">
            <text:p>185</text:p>
          </table:table-cell>
          <table:table-cell table:number-columns-repeated="16383"/>
        </table:table-row>
        <table:table-row table:style-name="ro1">
          <table:table-cell office:value-type="float" office:value="186" table:style-name="ce1">
            <text:p>186</text:p>
          </table:table-cell>
          <table:table-cell table:number-columns-repeated="16383"/>
        </table:table-row>
        <table:table-row table:style-name="ro1">
          <table:table-cell office:value-type="float" office:value="187" table:style-name="ce1">
            <text:p>187</text:p>
          </table:table-cell>
          <table:table-cell table:number-columns-repeated="16383"/>
        </table:table-row>
        <table:table-row table:style-name="ro1">
          <table:table-cell office:value-type="float" office:value="188" table:style-name="ce1">
            <text:p>188</text:p>
          </table:table-cell>
          <table:table-cell table:number-columns-repeated="16383"/>
        </table:table-row>
        <table:table-row table:style-name="ro1">
          <table:table-cell office:value-type="float" office:value="189" table:style-name="ce1">
            <text:p>189</text:p>
          </table:table-cell>
          <table:table-cell table:number-columns-repeated="16383"/>
        </table:table-row>
        <table:table-row table:style-name="ro1">
          <table:table-cell office:value-type="float" office:value="190" table:style-name="ce1">
            <text:p>190</text:p>
          </table:table-cell>
          <table:table-cell table:number-columns-repeated="16383"/>
        </table:table-row>
        <table:table-row table:style-name="ro1">
          <table:table-cell office:value-type="float" office:value="191" table:style-name="ce1">
            <text:p>191</text:p>
          </table:table-cell>
          <table:table-cell table:number-columns-repeated="16383"/>
        </table:table-row>
        <table:table-row table:style-name="ro1">
          <table:table-cell office:value-type="float" office:value="192" table:style-name="ce1">
            <text:p>192</text:p>
          </table:table-cell>
          <table:table-cell table:number-columns-repeated="16383"/>
        </table:table-row>
        <table:table-row table:style-name="ro1">
          <table:table-cell office:value-type="float" office:value="193" table:style-name="ce1">
            <text:p>193</text:p>
          </table:table-cell>
          <table:table-cell table:number-columns-repeated="16383"/>
        </table:table-row>
        <table:table-row table:style-name="ro1">
          <table:table-cell office:value-type="float" office:value="194" table:style-name="ce1">
            <text:p>194</text:p>
          </table:table-cell>
          <table:table-cell table:number-columns-repeated="16383"/>
        </table:table-row>
        <table:table-row table:style-name="ro1">
          <table:table-cell office:value-type="float" office:value="195" table:style-name="ce1">
            <text:p>195</text:p>
          </table:table-cell>
          <table:table-cell table:number-columns-repeated="16383"/>
        </table:table-row>
        <table:table-row table:style-name="ro1">
          <table:table-cell office:value-type="float" office:value="196" table:style-name="ce1">
            <text:p>196</text:p>
          </table:table-cell>
          <table:table-cell table:number-columns-repeated="16383"/>
        </table:table-row>
        <table:table-row table:style-name="ro1">
          <table:table-cell office:value-type="float" office:value="197" table:style-name="ce1">
            <text:p>197</text:p>
          </table:table-cell>
          <table:table-cell table:number-columns-repeated="16383"/>
        </table:table-row>
        <table:table-row table:style-name="ro1">
          <table:table-cell office:value-type="float" office:value="198" table:style-name="ce1">
            <text:p>198</text:p>
          </table:table-cell>
          <table:table-cell table:number-columns-repeated="16383"/>
        </table:table-row>
        <table:table-row table:style-name="ro1">
          <table:table-cell office:value-type="float" office:value="199" table:style-name="ce1">
            <text:p>199</text:p>
          </table:table-cell>
          <table:table-cell table:number-columns-repeated="16383"/>
        </table:table-row>
        <table:table-row table:style-name="ro1">
          <table:table-cell office:value-type="float" office:value="200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1" table:style-name="ce1">
            <text:p>201</text:p>
          </table:table-cell>
          <table:table-cell table:number-columns-repeated="16383"/>
        </table:table-row>
        <table:table-row table:style-name="ro1">
          <table:table-cell office:value-type="float" office:value="202" table:style-name="ce1">
            <text:p>202</text:p>
          </table:table-cell>
          <table:table-cell table:number-columns-repeated="16383"/>
        </table:table-row>
        <table:table-row table:style-name="ro1">
          <table:table-cell office:value-type="float" office:value="203" table:style-name="ce1">
            <text:p>203</text:p>
          </table:table-cell>
          <table:table-cell table:number-columns-repeated="16383"/>
        </table:table-row>
        <table:table-row table:style-name="ro1">
          <table:table-cell office:value-type="float" office:value="204" table:style-name="ce1">
            <text:p>204</text:p>
          </table:table-cell>
          <table:table-cell table:number-columns-repeated="16383"/>
        </table:table-row>
        <table:table-row table:style-name="ro1">
          <table:table-cell office:value-type="float" office:value="205" table:style-name="ce1">
            <text:p>205</text:p>
          </table:table-cell>
          <table:table-cell table:number-columns-repeated="16383"/>
        </table:table-row>
        <table:table-row table:style-name="ro1">
          <table:table-cell office:value-type="float" office:value="206" table:style-name="ce1">
            <text:p>206</text:p>
          </table:table-cell>
          <table:table-cell table:number-columns-repeated="16383"/>
        </table:table-row>
        <table:table-row table:style-name="ro1">
          <table:table-cell office:value-type="float" office:value="207" table:style-name="ce1">
            <text:p>207</text:p>
          </table:table-cell>
          <table:table-cell table:number-columns-repeated="16383"/>
        </table:table-row>
        <table:table-row table:style-name="ro1">
          <table:table-cell office:value-type="float" office:value="208" table:style-name="ce1">
            <text:p>208</text:p>
          </table:table-cell>
          <table:table-cell table:number-columns-repeated="16383"/>
        </table:table-row>
        <table:table-row table:style-name="ro1">
          <table:table-cell office:value-type="float" office:value="209" table:style-name="ce1">
            <text:p>209</text:p>
          </table:table-cell>
          <table:table-cell table:number-columns-repeated="16383"/>
        </table:table-row>
        <table:table-row table:style-name="ro1">
          <table:table-cell office:value-type="float" office:value="210" table:style-name="ce1">
            <text:p>210</text:p>
          </table:table-cell>
          <table:table-cell table:number-columns-repeated="16383"/>
        </table:table-row>
        <table:table-row table:style-name="ro1">
          <table:table-cell office:value-type="float" office:value="211" table:style-name="ce1">
            <text:p>211</text:p>
          </table:table-cell>
          <table:table-cell table:number-columns-repeated="16383"/>
        </table:table-row>
        <table:table-row table:style-name="ro1">
          <table:table-cell office:value-type="float" office:value="212" table:style-name="ce1">
            <text:p>212</text:p>
          </table:table-cell>
          <table:table-cell table:number-columns-repeated="16383"/>
        </table:table-row>
        <table:table-row table:style-name="ro1">
          <table:table-cell office:value-type="float" office:value="213" table:style-name="ce1">
            <text:p>213</text:p>
          </table:table-cell>
          <table:table-cell table:number-columns-repeated="16383"/>
        </table:table-row>
        <table:table-row table:style-name="ro1">
          <table:table-cell office:value-type="float" office:value="214" table:style-name="ce1">
            <text:p>214</text:p>
          </table:table-cell>
          <table:table-cell table:number-columns-repeated="16383"/>
        </table:table-row>
        <table:table-row table:style-name="ro1">
          <table:table-cell office:value-type="float" office:value="215" table:style-name="ce1">
            <text:p>215</text:p>
          </table:table-cell>
          <table:table-cell table:number-columns-repeated="16383"/>
        </table:table-row>
        <table:table-row table:style-name="ro1">
          <table:table-cell office:value-type="float" office:value="216" table:style-name="ce1">
            <text:p>216</text:p>
          </table:table-cell>
          <table:table-cell table:number-columns-repeated="16383"/>
        </table:table-row>
        <table:table-row table:style-name="ro1">
          <table:table-cell office:value-type="float" office:value="217" table:style-name="ce1">
            <text:p>217</text:p>
          </table:table-cell>
          <table:table-cell table:number-columns-repeated="16383"/>
        </table:table-row>
        <table:table-row table:style-name="ro1">
          <table:table-cell office:value-type="float" office:value="218" table:style-name="ce1">
            <text:p>218</text:p>
          </table:table-cell>
          <table:table-cell table:number-columns-repeated="16383"/>
        </table:table-row>
        <table:table-row table:style-name="ro1">
          <table:table-cell office:value-type="float" office:value="219" table:style-name="ce1">
            <text:p>219</text:p>
          </table:table-cell>
          <table:table-cell table:number-columns-repeated="16383"/>
        </table:table-row>
        <table:table-row table:style-name="ro1">
          <table:table-cell office:value-type="float" office:value="220" table:style-name="ce1">
            <text:p>220</text:p>
          </table:table-cell>
          <table:table-cell table:number-columns-repeated="16383"/>
        </table:table-row>
        <table:table-row table:style-name="ro1">
          <table:table-cell office:value-type="float" office:value="221" table:style-name="ce1">
            <text:p>221</text:p>
          </table:table-cell>
          <table:table-cell table:number-columns-repeated="16383"/>
        </table:table-row>
        <table:table-row table:style-name="ro1">
          <table:table-cell office:value-type="float" office:value="222" table:style-name="ce1">
            <text:p>222</text:p>
          </table:table-cell>
          <table:table-cell table:number-columns-repeated="16383"/>
        </table:table-row>
        <table:table-row table:style-name="ro1">
          <table:table-cell office:value-type="float" office:value="223" table:style-name="ce1">
            <text:p>223</text:p>
          </table:table-cell>
          <table:table-cell table:number-columns-repeated="16383"/>
        </table:table-row>
        <table:table-row table:style-name="ro1">
          <table:table-cell office:value-type="float" office:value="224" table:style-name="ce1">
            <text:p>224</text:p>
          </table:table-cell>
          <table:table-cell table:number-columns-repeated="16383"/>
        </table:table-row>
        <table:table-row table:style-name="ro1">
          <table:table-cell office:value-type="float" office:value="225" table:style-name="ce1">
            <text:p>225</text:p>
          </table:table-cell>
          <table:table-cell table:number-columns-repeated="16383"/>
        </table:table-row>
        <table:table-row table:style-name="ro1">
          <table:table-cell office:value-type="float" office:value="226" table:style-name="ce1">
            <text:p>226</text:p>
          </table:table-cell>
          <table:table-cell table:number-columns-repeated="16383"/>
        </table:table-row>
        <table:table-row table:style-name="ro1">
          <table:table-cell office:value-type="float" office:value="227" table:style-name="ce1">
            <text:p>227</text:p>
          </table:table-cell>
          <table:table-cell table:number-columns-repeated="16383"/>
        </table:table-row>
        <table:table-row table:style-name="ro1">
          <table:table-cell office:value-type="float" office:value="228" table:style-name="ce1">
            <text:p>228</text:p>
          </table:table-cell>
          <table:table-cell table:number-columns-repeated="16383"/>
        </table:table-row>
        <table:table-row table:style-name="ro1">
          <table:table-cell office:value-type="float" office:value="229" table:style-name="ce1">
            <text:p>229</text:p>
          </table:table-cell>
          <table:table-cell table:number-columns-repeated="16383"/>
        </table:table-row>
        <table:table-row table:style-name="ro1">
          <table:table-cell office:value-type="float" office:value="230" table:style-name="ce1">
            <text:p>230</text:p>
          </table:table-cell>
          <table:table-cell table:number-columns-repeated="16383"/>
        </table:table-row>
        <table:table-row table:style-name="ro1">
          <table:table-cell office:value-type="float" office:value="231" table:style-name="ce1">
            <text:p>231</text:p>
          </table:table-cell>
          <table:table-cell table:number-columns-repeated="16383"/>
        </table:table-row>
        <table:table-row table:style-name="ro1">
          <table:table-cell office:value-type="float" office:value="232" table:style-name="ce1">
            <text:p>232</text:p>
          </table:table-cell>
          <table:table-cell table:number-columns-repeated="16383"/>
        </table:table-row>
        <table:table-row table:style-name="ro1">
          <table:table-cell office:value-type="float" office:value="233" table:style-name="ce1">
            <text:p>233</text:p>
          </table:table-cell>
          <table:table-cell table:number-columns-repeated="16383"/>
        </table:table-row>
        <table:table-row table:style-name="ro1">
          <table:table-cell office:value-type="float" office:value="234" table:style-name="ce1">
            <text:p>234</text:p>
          </table:table-cell>
          <table:table-cell table:number-columns-repeated="16383"/>
        </table:table-row>
        <table:table-row table:style-name="ro1">
          <table:table-cell office:value-type="float" office:value="235" table:style-name="ce1">
            <text:p>235</text:p>
          </table:table-cell>
          <table:table-cell table:number-columns-repeated="16383"/>
        </table:table-row>
        <table:table-row table:style-name="ro1">
          <table:table-cell office:value-type="float" office:value="236" table:style-name="ce1">
            <text:p>236</text:p>
          </table:table-cell>
          <table:table-cell table:number-columns-repeated="16383"/>
        </table:table-row>
        <table:table-row table:style-name="ro1">
          <table:table-cell office:value-type="float" office:value="237" table:style-name="ce1">
            <text:p>237</text:p>
          </table:table-cell>
          <table:table-cell table:number-columns-repeated="16383"/>
        </table:table-row>
        <table:table-row table:style-name="ro1">
          <table:table-cell office:value-type="float" office:value="238" table:style-name="ce1">
            <text:p>238</text:p>
          </table:table-cell>
          <table:table-cell table:number-columns-repeated="16383"/>
        </table:table-row>
        <table:table-row table:style-name="ro1">
          <table:table-cell office:value-type="float" office:value="239" table:style-name="ce1">
            <text:p>239</text:p>
          </table:table-cell>
          <table:table-cell table:number-columns-repeated="16383"/>
        </table:table-row>
        <table:table-row table:style-name="ro1">
          <table:table-cell office:value-type="float" office:value="240" table:style-name="ce1">
            <text:p>240</text:p>
          </table:table-cell>
          <table:table-cell table:number-columns-repeated="16383"/>
        </table:table-row>
        <table:table-row table:style-name="ro1">
          <table:table-cell office:value-type="float" office:value="241" table:style-name="ce1">
            <text:p>241</text:p>
          </table:table-cell>
          <table:table-cell table:number-columns-repeated="16383"/>
        </table:table-row>
        <table:table-row table:style-name="ro1">
          <table:table-cell office:value-type="float" office:value="242" table:style-name="ce1">
            <text:p>242</text:p>
          </table:table-cell>
          <table:table-cell table:number-columns-repeated="16383"/>
        </table:table-row>
        <table:table-row table:style-name="ro1">
          <table:table-cell office:value-type="float" office:value="243" table:style-name="ce1">
            <text:p>243</text:p>
          </table:table-cell>
          <table:table-cell table:number-columns-repeated="16383"/>
        </table:table-row>
        <table:table-row table:style-name="ro1">
          <table:table-cell office:value-type="float" office:value="244" table:style-name="ce1">
            <text:p>244</text:p>
          </table:table-cell>
          <table:table-cell table:number-columns-repeated="16383"/>
        </table:table-row>
        <table:table-row table:style-name="ro1">
          <table:table-cell office:value-type="float" office:value="245" table:style-name="ce1">
            <text:p>245</text:p>
          </table:table-cell>
          <table:table-cell table:number-columns-repeated="16383"/>
        </table:table-row>
        <table:table-row table:style-name="ro1">
          <table:table-cell office:value-type="float" office:value="246" table:style-name="ce1">
            <text:p>246</text:p>
          </table:table-cell>
          <table:table-cell table:number-columns-repeated="16383"/>
        </table:table-row>
        <table:table-row table:style-name="ro1">
          <table:table-cell office:value-type="float" office:value="247" table:style-name="ce1">
            <text:p>247</text:p>
          </table:table-cell>
          <table:table-cell table:number-columns-repeated="16383"/>
        </table:table-row>
        <table:table-row table:style-name="ro1">
          <table:table-cell office:value-type="float" office:value="248" table:style-name="ce1">
            <text:p>248</text:p>
          </table:table-cell>
          <table:table-cell table:number-columns-repeated="16383"/>
        </table:table-row>
        <table:table-row table:style-name="ro1">
          <table:table-cell office:value-type="float" office:value="249" table:style-name="ce1">
            <text:p>249</text:p>
          </table:table-cell>
          <table:table-cell table:number-columns-repeated="16383"/>
        </table:table-row>
        <table:table-row table:style-name="ro1">
          <table:table-cell office:value-type="float" office:value="250" table:style-name="ce1">
            <text:p>250</text:p>
          </table:table-cell>
          <table:table-cell table:number-columns-repeated="16383"/>
        </table:table-row>
        <table:table-row table:style-name="ro1">
          <table:table-cell office:value-type="float" office:value="251" table:style-name="ce1">
            <text:p>251</text:p>
          </table:table-cell>
          <table:table-cell table:number-columns-repeated="16383"/>
        </table:table-row>
        <table:table-row table:style-name="ro1">
          <table:table-cell office:value-type="float" office:value="252" table:style-name="ce1">
            <text:p>252</text:p>
          </table:table-cell>
          <table:table-cell table:number-columns-repeated="16383"/>
        </table:table-row>
        <table:table-row table:style-name="ro1">
          <table:table-cell office:value-type="float" office:value="253" table:style-name="ce1">
            <text:p>253</text:p>
          </table:table-cell>
          <table:table-cell table:number-columns-repeated="16383"/>
        </table:table-row>
        <table:table-row table:style-name="ro1">
          <table:table-cell office:value-type="float" office:value="254" table:style-name="ce1">
            <text:p>254</text:p>
          </table:table-cell>
          <table:table-cell table:number-columns-repeated="16383"/>
        </table:table-row>
        <table:table-row table:style-name="ro1">
          <table:table-cell office:value-type="float" office:value="255" table:style-name="ce1">
            <text:p>255</text:p>
          </table:table-cell>
          <table:table-cell table:number-columns-repeated="16383"/>
        </table:table-row>
        <table:table-row table:style-name="ro1">
          <table:table-cell office:value-type="float" office:value="256" table:style-name="ce1">
            <text:p>256</text:p>
          </table:table-cell>
          <table:table-cell table:number-columns-repeated="16383"/>
        </table:table-row>
        <table:table-row table:style-name="ro1">
          <table:table-cell office:value-type="float" office:value="257" table:style-name="ce1">
            <text:p>257</text:p>
          </table:table-cell>
          <table:table-cell table:number-columns-repeated="16383"/>
        </table:table-row>
        <table:table-row table:style-name="ro1">
          <table:table-cell office:value-type="float" office:value="258" table:style-name="ce1">
            <text:p>258</text:p>
          </table:table-cell>
          <table:table-cell table:number-columns-repeated="16383"/>
        </table:table-row>
        <table:table-row table:style-name="ro1">
          <table:table-cell office:value-type="float" office:value="259" table:style-name="ce1">
            <text:p>259</text:p>
          </table:table-cell>
          <table:table-cell table:number-columns-repeated="16383"/>
        </table:table-row>
        <table:table-row table:style-name="ro1">
          <table:table-cell office:value-type="float" office:value="260" table:style-name="ce1">
            <text:p>260</text:p>
          </table:table-cell>
          <table:table-cell table:number-columns-repeated="16383"/>
        </table:table-row>
        <table:table-row table:style-name="ro1">
          <table:table-cell office:value-type="float" office:value="261" table:style-name="ce1">
            <text:p>261</text:p>
          </table:table-cell>
          <table:table-cell table:number-columns-repeated="16383"/>
        </table:table-row>
        <table:table-row table:style-name="ro1">
          <table:table-cell office:value-type="float" office:value="262" table:style-name="ce1">
            <text:p>262</text:p>
          </table:table-cell>
          <table:table-cell table:number-columns-repeated="16383"/>
        </table:table-row>
        <table:table-row table:style-name="ro1">
          <table:table-cell office:value-type="float" office:value="263" table:style-name="ce1">
            <text:p>263</text:p>
          </table:table-cell>
          <table:table-cell table:number-columns-repeated="16383"/>
        </table:table-row>
        <table:table-row table:style-name="ro1">
          <table:table-cell office:value-type="float" office:value="264" table:style-name="ce1">
            <text:p>264</text:p>
          </table:table-cell>
          <table:table-cell table:number-columns-repeated="16383"/>
        </table:table-row>
        <table:table-row table:style-name="ro1">
          <table:table-cell office:value-type="float" office:value="265" table:style-name="ce1">
            <text:p>265</text:p>
          </table:table-cell>
          <table:table-cell table:number-columns-repeated="16383"/>
        </table:table-row>
        <table:table-row table:style-name="ro1">
          <table:table-cell office:value-type="float" office:value="266" table:style-name="ce1">
            <text:p>266</text:p>
          </table:table-cell>
          <table:table-cell table:number-columns-repeated="16383"/>
        </table:table-row>
        <table:table-row table:style-name="ro1">
          <table:table-cell office:value-type="float" office:value="267" table:style-name="ce1">
            <text:p>267</text:p>
          </table:table-cell>
          <table:table-cell table:number-columns-repeated="16383"/>
        </table:table-row>
        <table:table-row table:style-name="ro1">
          <table:table-cell office:value-type="float" office:value="268" table:style-name="ce1">
            <text:p>268</text:p>
          </table:table-cell>
          <table:table-cell table:number-columns-repeated="16383"/>
        </table:table-row>
        <table:table-row table:style-name="ro1">
          <table:table-cell office:value-type="float" office:value="269" table:style-name="ce1">
            <text:p>269</text:p>
          </table:table-cell>
          <table:table-cell table:number-columns-repeated="16383"/>
        </table:table-row>
        <table:table-row table:style-name="ro1">
          <table:table-cell office:value-type="float" office:value="270" table:style-name="ce1">
            <text:p>270</text:p>
          </table:table-cell>
          <table:table-cell table:number-columns-repeated="16383"/>
        </table:table-row>
        <table:table-row table:style-name="ro1">
          <table:table-cell office:value-type="float" office:value="271" table:style-name="ce1">
            <text:p>271</text:p>
          </table:table-cell>
          <table:table-cell table:number-columns-repeated="16383"/>
        </table:table-row>
        <table:table-row table:style-name="ro1">
          <table:table-cell office:value-type="float" office:value="272" table:style-name="ce1">
            <text:p>272</text:p>
          </table:table-cell>
          <table:table-cell table:number-columns-repeated="16383"/>
        </table:table-row>
        <table:table-row table:style-name="ro1">
          <table:table-cell office:value-type="float" office:value="273" table:style-name="ce1">
            <text:p>273</text:p>
          </table:table-cell>
          <table:table-cell table:number-columns-repeated="16383"/>
        </table:table-row>
        <table:table-row table:style-name="ro1">
          <table:table-cell office:value-type="float" office:value="274" table:style-name="ce1">
            <text:p>274</text:p>
          </table:table-cell>
          <table:table-cell table:number-columns-repeated="16383"/>
        </table:table-row>
        <table:table-row table:style-name="ro1">
          <table:table-cell office:value-type="float" office:value="275" table:style-name="ce1">
            <text:p>275</text:p>
          </table:table-cell>
          <table:table-cell table:number-columns-repeated="16383"/>
        </table:table-row>
        <table:table-row table:style-name="ro1">
          <table:table-cell office:value-type="float" office:value="276" table:style-name="ce1">
            <text:p>276</text:p>
          </table:table-cell>
          <table:table-cell table:number-columns-repeated="16383"/>
        </table:table-row>
        <table:table-row table:style-name="ro1">
          <table:table-cell office:value-type="float" office:value="277" table:style-name="ce1">
            <text:p>277</text:p>
          </table:table-cell>
          <table:table-cell table:number-columns-repeated="16383"/>
        </table:table-row>
        <table:table-row table:style-name="ro1">
          <table:table-cell office:value-type="float" office:value="278" table:style-name="ce1">
            <text:p>278</text:p>
          </table:table-cell>
          <table:table-cell table:number-columns-repeated="16383"/>
        </table:table-row>
        <table:table-row table:style-name="ro1">
          <table:table-cell office:value-type="float" office:value="279" table:style-name="ce1">
            <text:p>279</text:p>
          </table:table-cell>
          <table:table-cell table:number-columns-repeated="16383"/>
        </table:table-row>
        <table:table-row table:style-name="ro1">
          <table:table-cell office:value-type="float" office:value="280" table:style-name="ce1">
            <text:p>280</text:p>
          </table:table-cell>
          <table:table-cell table:number-columns-repeated="16383"/>
        </table:table-row>
        <table:table-row table:style-name="ro1">
          <table:table-cell office:value-type="float" office:value="281" table:style-name="ce1">
            <text:p>281</text:p>
          </table:table-cell>
          <table:table-cell table:number-columns-repeated="16383"/>
        </table:table-row>
        <table:table-row table:style-name="ro1">
          <table:table-cell office:value-type="float" office:value="282" table:style-name="ce1">
            <text:p>282</text:p>
          </table:table-cell>
          <table:table-cell table:number-columns-repeated="16383"/>
        </table:table-row>
        <table:table-row table:style-name="ro1">
          <table:table-cell office:value-type="float" office:value="283" table:style-name="ce1">
            <text:p>283</text:p>
          </table:table-cell>
          <table:table-cell table:number-columns-repeated="16383"/>
        </table:table-row>
        <table:table-row table:style-name="ro1">
          <table:table-cell office:value-type="float" office:value="284" table:style-name="ce1">
            <text:p>284</text:p>
          </table:table-cell>
          <table:table-cell table:number-columns-repeated="16383"/>
        </table:table-row>
        <table:table-row table:style-name="ro1">
          <table:table-cell office:value-type="float" office:value="285" table:style-name="ce1">
            <text:p>285</text:p>
          </table:table-cell>
          <table:table-cell table:number-columns-repeated="16383"/>
        </table:table-row>
        <table:table-row table:style-name="ro1">
          <table:table-cell office:value-type="float" office:value="286" table:style-name="ce1">
            <text:p>286</text:p>
          </table:table-cell>
          <table:table-cell table:number-columns-repeated="16383"/>
        </table:table-row>
        <table:table-row table:style-name="ro1">
          <table:table-cell office:value-type="float" office:value="287" table:style-name="ce1">
            <text:p>287</text:p>
          </table:table-cell>
          <table:table-cell table:number-columns-repeated="16383"/>
        </table:table-row>
        <table:table-row table:style-name="ro1">
          <table:table-cell office:value-type="float" office:value="288" table:style-name="ce1">
            <text:p>288</text:p>
          </table:table-cell>
          <table:table-cell table:number-columns-repeated="16383"/>
        </table:table-row>
        <table:table-row table:style-name="ro1">
          <table:table-cell office:value-type="float" office:value="289" table:style-name="ce1">
            <text:p>289</text:p>
          </table:table-cell>
          <table:table-cell table:number-columns-repeated="16383"/>
        </table:table-row>
        <table:table-row table:style-name="ro1">
          <table:table-cell office:value-type="float" office:value="290" table:style-name="ce1">
            <text:p>290</text:p>
          </table:table-cell>
          <table:table-cell table:number-columns-repeated="16383"/>
        </table:table-row>
        <table:table-row table:style-name="ro1">
          <table:table-cell office:value-type="float" office:value="291" table:style-name="ce1">
            <text:p>291</text:p>
          </table:table-cell>
          <table:table-cell table:number-columns-repeated="16383"/>
        </table:table-row>
        <table:table-row table:style-name="ro1">
          <table:table-cell office:value-type="float" office:value="292" table:style-name="ce1">
            <text:p>292</text:p>
          </table:table-cell>
          <table:table-cell table:number-columns-repeated="16383"/>
        </table:table-row>
        <table:table-row table:style-name="ro1">
          <table:table-cell office:value-type="float" office:value="293" table:style-name="ce1">
            <text:p>293</text:p>
          </table:table-cell>
          <table:table-cell table:number-columns-repeated="16383"/>
        </table:table-row>
        <table:table-row table:style-name="ro1">
          <table:table-cell office:value-type="float" office:value="294" table:style-name="ce1">
            <text:p>294</text:p>
          </table:table-cell>
          <table:table-cell table:number-columns-repeated="16383"/>
        </table:table-row>
        <table:table-row table:style-name="ro1">
          <table:table-cell office:value-type="float" office:value="295" table:style-name="ce1">
            <text:p>295</text:p>
          </table:table-cell>
          <table:table-cell table:number-columns-repeated="16383"/>
        </table:table-row>
        <table:table-row table:style-name="ro1">
          <table:table-cell office:value-type="float" office:value="296" table:style-name="ce1">
            <text:p>296</text:p>
          </table:table-cell>
          <table:table-cell table:number-columns-repeated="16383"/>
        </table:table-row>
        <table:table-row table:style-name="ro1">
          <table:table-cell office:value-type="float" office:value="297" table:style-name="ce1">
            <text:p>297</text:p>
          </table:table-cell>
          <table:table-cell table:number-columns-repeated="16383"/>
        </table:table-row>
        <table:table-row table:style-name="ro1">
          <table:table-cell office:value-type="float" office:value="298" table:style-name="ce1">
            <text:p>298</text:p>
          </table:table-cell>
          <table:table-cell table:number-columns-repeated="16383"/>
        </table:table-row>
        <table:table-row table:style-name="ro1">
          <table:table-cell office:value-type="float" office:value="299" table:style-name="ce1">
            <text:p>299</text:p>
          </table:table-cell>
          <table:table-cell table:number-columns-repeated="16383"/>
        </table:table-row>
        <table:table-row table:style-name="ro1">
          <table:table-cell office:value-type="float" office:value="300" table:style-name="ce1">
            <text:p>300</text:p>
          </table:table-cell>
          <table:table-cell table:number-columns-repeated="16383"/>
        </table:table-row>
        <table:table-row table:style-name="ro1">
          <table:table-cell office:value-type="float" office:value="301" table:style-name="ce1">
            <text:p>301</text:p>
          </table:table-cell>
          <table:table-cell table:number-columns-repeated="16383"/>
        </table:table-row>
        <table:table-row table:style-name="ro1">
          <table:table-cell office:value-type="float" office:value="302" table:style-name="ce1">
            <text:p>302</text:p>
          </table:table-cell>
          <table:table-cell table:number-columns-repeated="16383"/>
        </table:table-row>
        <table:table-row table:style-name="ro1">
          <table:table-cell office:value-type="float" office:value="303" table:style-name="ce1">
            <text:p>303</text:p>
          </table:table-cell>
          <table:table-cell table:number-columns-repeated="16383"/>
        </table:table-row>
        <table:table-row table:style-name="ro1">
          <table:table-cell office:value-type="float" office:value="304" table:style-name="ce1">
            <text:p>304</text:p>
          </table:table-cell>
          <table:table-cell table:number-columns-repeated="16383"/>
        </table:table-row>
        <table:table-row table:number-rows-repeated="1048272" table:style-name="ro1">
          <table:table-cell table:number-columns-repeated="16384"/>
        </table:table-row>
      </table:table>
      <table:table table:name="Tap_ratio_Profil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6">
            <text:p>t1</text:p>
          </table:table-cell>
          <table:table-cell office:value-type="string" table:style-name="ce6">
            <text:p>t2</text:p>
          </table:table-cell>
          <table:table-cell office:value-type="string" table:style-name="ce6">
            <text:p>t3</text:p>
          </table:table-cell>
          <table:table-cell office:value-type="string" table:style-name="ce6">
            <text:p>t4</text:p>
          </table:table-cell>
          <table:table-cell office:value-type="string" table:style-name="ce6">
            <text:p>t5</text:p>
          </table:table-cell>
          <table:table-cell office:value-type="string" table:style-name="ce6">
            <text:p>t6</text:p>
          </table:table-cell>
          <table:table-cell office:value-type="string" table:style-name="ce6">
            <text:p>t7</text:p>
          </table:table-cell>
          <table:table-cell office:value-type="string" table:style-name="ce6">
            <text:p>t8</text:p>
          </table:table-cell>
          <table:table-cell office:value-type="string" table:style-name="ce6">
            <text:p>t9</text:p>
          </table:table-cell>
          <table:table-cell office:value-type="string" table:style-name="ce6">
            <text:p>t10</text:p>
          </table:table-cell>
          <table:table-cell office:value-type="string" table:style-name="ce6">
            <text:p>t11</text:p>
          </table:table-cell>
          <table:table-cell office:value-type="string" table:style-name="ce6">
            <text:p>t12</text:p>
          </table:table-cell>
          <table:table-cell office:value-type="string" table:style-name="ce6">
            <text:p>t13</text:p>
          </table:table-cell>
          <table:table-cell office:value-type="string" table:style-name="ce6">
            <text:p>t14</text:p>
          </table:table-cell>
          <table:table-cell office:value-type="string" table:style-name="ce6">
            <text:p>t15</text:p>
          </table:table-cell>
          <table:table-cell office:value-type="string" table:style-name="ce6">
            <text:p>t16</text:p>
          </table:table-cell>
          <table:table-cell office:value-type="string" table:style-name="ce6">
            <text:p>t17</text:p>
          </table:table-cell>
          <table:table-cell office:value-type="string" table:style-name="ce6">
            <text:p>t18</text:p>
          </table:table-cell>
          <table:table-cell office:value-type="string" table:style-name="ce6">
            <text:p>t19</text:p>
          </table:table-cell>
          <table:table-cell office:value-type="string" table:style-name="ce6">
            <text:p>t20</text:p>
          </table:table-cell>
          <table:table-cell office:value-type="string" table:style-name="ce6">
            <text:p>t21</text:p>
          </table:table-cell>
          <table:table-cell office:value-type="string" table:style-name="ce6">
            <text:p>t22</text:p>
          </table:table-cell>
          <table:table-cell office:value-type="string" table:style-name="ce6">
            <text:p>t23</text:p>
          </table:table-cell>
          <table:table-cell office:value-type="string" table:style-name="ce6">
            <text:p>t24</text:p>
          </table:table-cell>
          <table:table-cell table:number-columns-repeated="16358"/>
        </table:table-row>
        <table:table-row table:style-name="ro1">
          <table:table-cell office:value-type="float" office:value="8" table:style-name="ce10">
            <text:p>8</text:p>
          </table:table-cell>
          <table:table-cell office:value-type="float" office:value="36" table:style-name="ce10">
            <text:p>36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8" table:style-name="ce10">
            <text:p>8</text:p>
          </table:table-cell>
          <table:table-cell office:value-type="float" office:value="109" table:style-name="ce10">
            <text:p>109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9" table:style-name="ce10">
            <text:p>9</text:p>
          </table:table-cell>
          <table:table-cell office:value-type="float" office:value="112" table:style-name="ce10">
            <text:p>112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8"/>
        </table:table-row>
        <table:table-row table:style-name="ro1">
          <table:table-cell office:value-type="float" office:value="9" table:style-name="ce10">
            <text:p>9</text:p>
          </table:table-cell>
          <table:table-cell office:value-type="float" office:value="112" table:style-name="ce10">
            <text:p>112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8"/>
        </table:table-row>
        <table:table-row table:style-name="ro1">
          <table:table-cell office:value-type="float" office:value="9" table:style-name="ce10">
            <text:p>9</text:p>
          </table:table-cell>
          <table:table-cell office:value-type="float" office:value="112" table:style-name="ce10">
            <text:p>112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8"/>
        </table:table-row>
        <table:table-row table:style-name="ro1">
          <table:table-cell office:value-type="float" office:value="9" table:style-name="ce10">
            <text:p>9</text:p>
          </table:table-cell>
          <table:table-cell office:value-type="float" office:value="112" table:style-name="ce10">
            <text:p>112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" table:style-name="ce10">
            <text:p>10</text:p>
          </table:table-cell>
          <table:table-cell office:value-type="float" office:value="80" table:style-name="ce10">
            <text:p>80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float" office:value="113" table:style-name="ce10">
            <text:p>11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float" office:value="113" table:style-name="ce10">
            <text:p>11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float" office:value="113" table:style-name="ce10">
            <text:p>11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11" table:style-name="ce10">
            <text:p>11</text:p>
          </table:table-cell>
          <table:table-cell office:value-type="float" office:value="117" table:style-name="ce10">
            <text:p>11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table:number-columns-repeated="16358"/>
        </table:table-row>
        <table:table-row table:style-name="ro1">
          <table:table-cell office:value-type="float" office:value="11" table:style-name="ce10">
            <text:p>11</text:p>
          </table:table-cell>
          <table:table-cell office:value-type="float" office:value="117" table:style-name="ce10">
            <text:p>11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2" table:style-name="ce10">
            <text:p>12</text:p>
          </table:table-cell>
          <table:table-cell office:value-type="float" office:value="121" table:style-name="ce10">
            <text:p>12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table:number-columns-repeated="16358"/>
        </table:table-row>
        <table:table-row table:style-name="ro1">
          <table:table-cell office:value-type="float" office:value="12" table:style-name="ce10">
            <text:p>12</text:p>
          </table:table-cell>
          <table:table-cell office:value-type="float" office:value="121" table:style-name="ce10">
            <text:p>12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8"/>
        </table:table-row>
        <table:table-row table:style-name="ro1">
          <table:table-cell office:value-type="float" office:value="12" table:style-name="ce10">
            <text:p>12</text:p>
          </table:table-cell>
          <table:table-cell office:value-type="float" office:value="121" table:style-name="ce10">
            <text:p>12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table:number-columns-repeated="16358"/>
        </table:table-row>
        <table:table-row table:style-name="ro1">
          <table:table-cell office:value-type="float" office:value="13" table:style-name="ce10">
            <text:p>13</text:p>
          </table:table-cell>
          <table:table-cell office:value-type="float" office:value="84" table:style-name="ce10">
            <text:p>84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3" table:style-name="ce10">
            <text:p>13</text:p>
          </table:table-cell>
          <table:table-cell office:value-type="float" office:value="123" table:style-name="ce10">
            <text:p>12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3" table:style-name="ce10">
            <text:p>13</text:p>
          </table:table-cell>
          <table:table-cell office:value-type="float" office:value="123" table:style-name="ce10">
            <text:p>12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3" table:style-name="ce10">
            <text:p>13</text:p>
          </table:table-cell>
          <table:table-cell office:value-type="float" office:value="123" table:style-name="ce10">
            <text:p>12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3" table:style-name="ce10">
            <text:p>13</text:p>
          </table:table-cell>
          <table:table-cell office:value-type="float" office:value="123" table:style-name="ce10">
            <text:p>12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4" table:style-name="ce10">
            <text:p>14</text:p>
          </table:table-cell>
          <table:table-cell office:value-type="float" office:value="86" table:style-name="ce10">
            <text:p>86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5" table:style-name="ce10">
            <text:p>15</text:p>
          </table:table-cell>
          <table:table-cell office:value-type="float" office:value="87" table:style-name="ce10">
            <text:p>8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5" table:style-name="ce10">
            <text:p>15</text:p>
          </table:table-cell>
          <table:table-cell office:value-type="float" office:value="126" table:style-name="ce10">
            <text:p>126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5" table:style-name="ce10">
            <text:p>15</text:p>
          </table:table-cell>
          <table:table-cell office:value-type="float" office:value="126" table:style-name="ce10">
            <text:p>126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16" table:style-name="ce10">
            <text:p>16</text:p>
          </table:table-cell>
          <table:table-cell office:value-type="float" office:value="47" table:style-name="ce10">
            <text:p>4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7916666666666663" table:style-name="ce10">
            <text:p>0.979166667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333333333333328" table:style-name="ce10">
            <text:p>0.983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7" table:style-name="ce10">
            <text:p>17</text:p>
          </table:table-cell>
          <table:table-cell office:value-type="float" office:value="88" table:style-name="ce10">
            <text:p>88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7916666666666663" table:style-name="ce10">
            <text:p>0.979166667</text:p>
          </table:table-cell>
          <table:table-cell office:value-type="float" office:value="0.97916666666666663" table:style-name="ce10">
            <text:p>0.979166667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1" table:style-name="ce10">
            <text:p>1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7916666666666663" table:style-name="ce10">
            <text:p>0.9791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7" table:style-name="ce10">
            <text:p>17</text:p>
          </table:table-cell>
          <table:table-cell office:value-type="float" office:value="128" table:style-name="ce10">
            <text:p>128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18" table:style-name="ce10">
            <text:p>18</text:p>
          </table:table-cell>
          <table:table-cell office:value-type="float" office:value="133" table:style-name="ce10">
            <text:p>133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25" table:style-name="ce10">
            <text:p>1.012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8" table:style-name="ce10">
            <text:p>18</text:p>
          </table:table-cell>
          <table:table-cell office:value-type="float" office:value="133" table:style-name="ce10">
            <text:p>133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table:number-columns-repeated="16358"/>
        </table:table-row>
        <table:table-row table:style-name="ro1">
          <table:table-cell office:value-type="float" office:value="19" table:style-name="ce10">
            <text:p>19</text:p>
          </table:table-cell>
          <table:table-cell office:value-type="float" office:value="140" table:style-name="ce10">
            <text:p>140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9" table:style-name="ce10">
            <text:p>19</text:p>
          </table:table-cell>
          <table:table-cell office:value-type="float" office:value="140" table:style-name="ce10">
            <text:p>140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20" table:style-name="ce10">
            <text:p>20</text:p>
          </table:table-cell>
          <table:table-cell office:value-type="float" office:value="141" table:style-name="ce10">
            <text:p>14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21" table:style-name="ce10">
            <text:p>21</text:p>
          </table:table-cell>
          <table:table-cell office:value-type="float" office:value="142" table:style-name="ce10">
            <text:p>142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21" table:style-name="ce10">
            <text:p>21</text:p>
          </table:table-cell>
          <table:table-cell office:value-type="float" office:value="142" table:style-name="ce10">
            <text:p>142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22" table:style-name="ce10">
            <text:p>22</text:p>
          </table:table-cell>
          <table:table-cell office:value-type="float" office:value="146" table:style-name="ce10">
            <text:p>146</text:p>
          </table:table-cell>
          <table:table-cell office:value-type="float" office:value="1.0125" table:style-name="ce10">
            <text:p>1.0125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23" table:style-name="ce10">
            <text:p>23</text:p>
          </table:table-cell>
          <table:table-cell office:value-type="float" office:value="149" table:style-name="ce10">
            <text:p>149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23" table:style-name="ce10">
            <text:p>23</text:p>
          </table:table-cell>
          <table:table-cell office:value-type="float" office:value="149" table:style-name="ce10">
            <text:p>149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24" table:style-name="ce10">
            <text:p>24</text:p>
          </table:table-cell>
          <table:table-cell office:value-type="float" office:value="98" table:style-name="ce10">
            <text:p>98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24" table:style-name="ce10">
            <text:p>24</text:p>
          </table:table-cell>
          <table:table-cell office:value-type="float" office:value="150" table:style-name="ce10">
            <text:p>150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8"/>
        </table:table-row>
        <table:table-row table:style-name="ro1">
          <table:table-cell office:value-type="float" office:value="24" table:style-name="ce10">
            <text:p>24</text:p>
          </table:table-cell>
          <table:table-cell office:value-type="float" office:value="150" table:style-name="ce10">
            <text:p>150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8"/>
        </table:table-row>
        <table:table-row table:style-name="ro1">
          <table:table-cell office:value-type="float" office:value="25" table:style-name="ce10">
            <text:p>25</text:p>
          </table:table-cell>
          <table:table-cell office:value-type="float" office:value="151" table:style-name="ce10">
            <text:p>151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25" table:style-name="ce10">
            <text:p>25</text:p>
          </table:table-cell>
          <table:table-cell office:value-type="float" office:value="151" table:style-name="ce10">
            <text:p>151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25" table:style-name="ce10">
            <text:p>25</text:p>
          </table:table-cell>
          <table:table-cell office:value-type="float" office:value="151" table:style-name="ce10">
            <text:p>151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29" table:style-name="ce10">
            <text:p>29</text:p>
          </table:table-cell>
          <table:table-cell office:value-type="float" office:value="102" table:style-name="ce10">
            <text:p>102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7916666666666663" table:style-name="ce10">
            <text:p>0.979166667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29" table:style-name="ce10">
            <text:p>29</text:p>
          </table:table-cell>
          <table:table-cell office:value-type="float" office:value="159" table:style-name="ce10">
            <text:p>159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29" table:style-name="ce10">
            <text:p>29</text:p>
          </table:table-cell>
          <table:table-cell office:value-type="float" office:value="159" table:style-name="ce10">
            <text:p>159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125" table:style-name="ce10">
            <text:p>1.0125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31" table:style-name="ce10">
            <text:p>31</text:p>
          </table:table-cell>
          <table:table-cell office:value-type="float" office:value="72" table:style-name="ce10">
            <text:p>72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31" table:style-name="ce10">
            <text:p>31</text:p>
          </table:table-cell>
          <table:table-cell office:value-type="float" office:value="72" table:style-name="ce10">
            <text:p>72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31" table:style-name="ce10">
            <text:p>31</text:p>
          </table:table-cell>
          <table:table-cell office:value-type="float" office:value="162" table:style-name="ce10">
            <text:p>162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31" table:style-name="ce10">
            <text:p>31</text:p>
          </table:table-cell>
          <table:table-cell office:value-type="float" office:value="162" table:style-name="ce10">
            <text:p>162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2" table:style-name="ce10">
            <text:p>32</text:p>
          </table:table-cell>
          <table:table-cell office:value-type="float" office:value="104" table:style-name="ce10">
            <text:p>104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7916666666666663" table:style-name="ce10">
            <text:p>0.979166667</text:p>
          </table:table-cell>
          <table:table-cell office:value-type="float" office:value="0.97916666666666663" table:style-name="ce10">
            <text:p>0.979166667</text:p>
          </table:table-cell>
          <table:table-cell office:value-type="float" office:value="0.97916666666666663" table:style-name="ce10">
            <text:p>0.979166667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1" table:style-name="ce10">
            <text:p>1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7916666666666663" table:style-name="ce10">
            <text:p>0.979166667</text:p>
          </table:table-cell>
          <table:table-cell table:number-columns-repeated="16358"/>
        </table:table-row>
        <table:table-row table:style-name="ro1">
          <table:table-cell office:value-type="float" office:value="32" table:style-name="ce10">
            <text:p>32</text:p>
          </table:table-cell>
          <table:table-cell office:value-type="float" office:value="108" table:style-name="ce10">
            <text:p>108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125" table:style-name="ce10">
            <text:p>1.0125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083333333333333" table:style-name="ce10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33" table:style-name="ce10">
            <text:p>33</text:p>
          </table:table-cell>
          <table:table-cell office:value-type="float" office:value="163" table:style-name="ce10">
            <text:p>16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33" table:style-name="ce10">
            <text:p>33</text:p>
          </table:table-cell>
          <table:table-cell office:value-type="float" office:value="163" table:style-name="ce10">
            <text:p>16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34" table:style-name="ce10">
            <text:p>34</text:p>
          </table:table-cell>
          <table:table-cell office:value-type="float" office:value="107" table:style-name="ce10">
            <text:p>10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" table:style-name="ce10">
            <text:p>1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34" table:style-name="ce10">
            <text:p>34</text:p>
          </table:table-cell>
          <table:table-cell office:value-type="float" office:value="107" table:style-name="ce10">
            <text:p>10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4" table:style-name="ce10">
            <text:p>34</text:p>
          </table:table-cell>
          <table:table-cell office:value-type="float" office:value="169" table:style-name="ce10">
            <text:p>169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5" table:style-name="ce10">
            <text:p>35</text:p>
          </table:table-cell>
          <table:table-cell office:value-type="float" office:value="171" table:style-name="ce10">
            <text:p>17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36" table:style-name="ce10">
            <text:p>36</text:p>
          </table:table-cell>
          <table:table-cell office:value-type="float" office:value="109" table:style-name="ce10">
            <text:p>109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36" table:style-name="ce10">
            <text:p>36</text:p>
          </table:table-cell>
          <table:table-cell office:value-type="float" office:value="109" table:style-name="ce10">
            <text:p>109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7" table:style-name="ce10">
            <text:p>37</text:p>
          </table:table-cell>
          <table:table-cell office:value-type="float" office:value="110" table:style-name="ce10">
            <text:p>11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table:number-columns-repeated="16358"/>
        </table:table-row>
        <table:table-row table:style-name="ro1">
          <table:table-cell office:value-type="float" office:value="37" table:style-name="ce10">
            <text:p>37</text:p>
          </table:table-cell>
          <table:table-cell office:value-type="float" office:value="110" table:style-name="ce10">
            <text:p>11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38" table:style-name="ce10">
            <text:p>38</text:p>
          </table:table-cell>
          <table:table-cell office:value-type="float" office:value="111" table:style-name="ce10">
            <text:p>11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39" table:style-name="ce10">
            <text:p>39</text:p>
          </table:table-cell>
          <table:table-cell office:value-type="float" office:value="114" table:style-name="ce10">
            <text:p>114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table:number-columns-repeated="16358"/>
        </table:table-row>
        <table:table-row table:style-name="ro1">
          <table:table-cell office:value-type="float" office:value="39" table:style-name="ce10">
            <text:p>39</text:p>
          </table:table-cell>
          <table:table-cell office:value-type="float" office:value="114" table:style-name="ce10">
            <text:p>114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39" table:style-name="ce10">
            <text:p>39</text:p>
          </table:table-cell>
          <table:table-cell office:value-type="float" office:value="114" table:style-name="ce10">
            <text:p>114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40" table:style-name="ce10">
            <text:p>40</text:p>
          </table:table-cell>
          <table:table-cell office:value-type="float" office:value="115" table:style-name="ce10">
            <text:p>115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125" table:style-name="ce10">
            <text:p>1.0125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49999999999999" table:style-name="ce10">
            <text:p>1.025</text:p>
          </table:table-cell>
          <table:table-cell office:value-type="float" office:value="1.0249999999999999" table:style-name="ce10">
            <text:p>1.025</text:p>
          </table:table-cell>
          <table:table-cell office:value-type="float" office:value="1.0249999999999999" table:style-name="ce10">
            <text:p>1.025</text:p>
          </table:table-cell>
          <table:table-cell office:value-type="float" office:value="1.0249999999999999" table:style-name="ce10">
            <text:p>1.025</text:p>
          </table:table-cell>
          <table:table-cell office:value-type="float" office:value="1.0291666666666668" table:style-name="ce10">
            <text:p>1.029166667</text:p>
          </table:table-cell>
          <table:table-cell office:value-type="float" office:value="1.0249999999999999" table:style-name="ce10">
            <text:p>1.025</text:p>
          </table:table-cell>
          <table:table-cell office:value-type="float" office:value="1.0249999999999999" table:style-name="ce10">
            <text:p>1.025</text:p>
          </table:table-cell>
          <table:table-cell table:number-columns-repeated="16358"/>
        </table:table-row>
        <table:table-row table:style-name="ro1">
          <table:table-cell office:value-type="float" office:value="40" table:style-name="ce10">
            <text:p>40</text:p>
          </table:table-cell>
          <table:table-cell office:value-type="float" office:value="115" table:style-name="ce10">
            <text:p>11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25" table:style-name="ce10">
            <text:p>1.0125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125" table:style-name="ce10">
            <text:p>1.0125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49999999999999" table:style-name="ce10">
            <text:p>1.025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49999999999999" table:style-name="ce10">
            <text:p>1.025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table:number-columns-repeated="16358"/>
        </table:table-row>
        <table:table-row table:style-name="ro1">
          <table:table-cell office:value-type="float" office:value="41" table:style-name="ce10">
            <text:p>41</text:p>
          </table:table-cell>
          <table:table-cell office:value-type="float" office:value="81" table:style-name="ce10">
            <text:p>81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41" table:style-name="ce10">
            <text:p>41</text:p>
          </table:table-cell>
          <table:table-cell office:value-type="float" office:value="81" table:style-name="ce10">
            <text:p>81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7916666666666663" table:style-name="ce10">
            <text:p>0.979166667</text:p>
          </table:table-cell>
          <table:table-cell office:value-type="float" office:value="0.97916666666666663" table:style-name="ce10">
            <text:p>0.979166667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41" table:style-name="ce10">
            <text:p>41</text:p>
          </table:table-cell>
          <table:table-cell office:value-type="float" office:value="116" table:style-name="ce10">
            <text:p>116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8"/>
        </table:table-row>
        <table:table-row table:number-rows-repeated="4" table:style-name="ro1">
          <table:table-cell office:value-type="float" office:value="42" table:style-name="ce10">
            <text:p>42</text:p>
          </table:table-cell>
          <table:table-cell office:value-type="float" office:value="118" table:style-name="ce10">
            <text:p>118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8"/>
        </table:table-row>
        <table:table-row table:style-name="ro1">
          <table:table-cell office:value-type="float" office:value="43" table:style-name="ce10">
            <text:p>43</text:p>
          </table:table-cell>
          <table:table-cell office:value-type="float" office:value="82" table:style-name="ce10">
            <text:p>82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249999999999991" table:style-name="ce10">
            <text:p>0.9625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249999999999991" table:style-name="ce10">
            <text:p>0.9625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499999999999998" table:style-name="ce10">
            <text:p>0.975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table:number-columns-repeated="16358"/>
        </table:table-row>
        <table:table-row table:style-name="ro1">
          <table:table-cell office:value-type="float" office:value="43" table:style-name="ce10">
            <text:p>43</text:p>
          </table:table-cell>
          <table:table-cell office:value-type="float" office:value="82" table:style-name="ce10">
            <text:p>82</text:p>
          </table:table-cell>
          <table:table-cell office:value-type="float" office:value="0.96249999999999991" table:style-name="ce10">
            <text:p>0.9625</text:p>
          </table:table-cell>
          <table:table-cell office:value-type="float" office:value="0.96249999999999991" table:style-name="ce10">
            <text:p>0.9625</text:p>
          </table:table-cell>
          <table:table-cell office:value-type="float" office:value="0.96249999999999991" table:style-name="ce10">
            <text:p>0.9625</text:p>
          </table:table-cell>
          <table:table-cell office:value-type="float" office:value="0.96249999999999991" table:style-name="ce10">
            <text:p>0.9625</text:p>
          </table:table-cell>
          <table:table-cell office:value-type="float" office:value="0.96249999999999991" table:style-name="ce10">
            <text:p>0.9625</text:p>
          </table:table-cell>
          <table:table-cell office:value-type="float" office:value="0.96249999999999991" table:style-name="ce10">
            <text:p>0.9625</text:p>
          </table:table-cell>
          <table:table-cell office:value-type="float" office:value="0.96249999999999991" table:style-name="ce10">
            <text:p>0.9625</text:p>
          </table:table-cell>
          <table:table-cell office:value-type="float" office:value="0.95833333333333326" table:style-name="ce10">
            <text:p>0.958333333</text:p>
          </table:table-cell>
          <table:table-cell office:value-type="float" office:value="0.96249999999999991" table:style-name="ce10">
            <text:p>0.9625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666666666666667" table:style-name="ce10">
            <text:p>0.966666667</text:p>
          </table:table-cell>
          <table:table-cell table:number-columns-repeated="16358"/>
        </table:table-row>
        <table:table-row table:style-name="ro1">
          <table:table-cell office:value-type="float" office:value="43" table:style-name="ce10">
            <text:p>43</text:p>
          </table:table-cell>
          <table:table-cell office:value-type="float" office:value="119" table:style-name="ce10">
            <text:p>119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7916666666666663" table:style-name="ce10">
            <text:p>0.979166667</text:p>
          </table:table-cell>
          <table:table-cell office:value-type="float" office:value="0.97916666666666663" table:style-name="ce10">
            <text:p>0.979166667</text:p>
          </table:table-cell>
          <table:table-cell office:value-type="float" office:value="0.97916666666666663" table:style-name="ce10">
            <text:p>0.979166667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44" table:style-name="ce10">
            <text:p>44</text:p>
          </table:table-cell>
          <table:table-cell office:value-type="float" office:value="120" table:style-name="ce10">
            <text:p>120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8"/>
        </table:table-row>
        <table:table-row table:style-name="ro1">
          <table:table-cell office:value-type="float" office:value="44" table:style-name="ce10">
            <text:p>44</text:p>
          </table:table-cell>
          <table:table-cell office:value-type="float" office:value="120" table:style-name="ce10">
            <text:p>12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44" table:style-name="ce10">
            <text:p>44</text:p>
          </table:table-cell>
          <table:table-cell office:value-type="float" office:value="120" table:style-name="ce10">
            <text:p>12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45" table:style-name="ce10">
            <text:p>45</text:p>
          </table:table-cell>
          <table:table-cell office:value-type="float" office:value="85" table:style-name="ce10">
            <text:p>85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7916666666666663" table:style-name="ce10">
            <text:p>0.979166667</text:p>
          </table:table-cell>
          <table:table-cell office:value-type="float" office:value="0.97916666666666663" table:style-name="ce10">
            <text:p>0.979166667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7916666666666663" table:style-name="ce10">
            <text:p>0.979166667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45" table:style-name="ce10">
            <text:p>45</text:p>
          </table:table-cell>
          <table:table-cell office:value-type="float" office:value="124" table:style-name="ce10">
            <text:p>124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8"/>
        </table:table-row>
        <table:table-row table:style-name="ro1">
          <table:table-cell office:value-type="float" office:value="45" table:style-name="ce10">
            <text:p>45</text:p>
          </table:table-cell>
          <table:table-cell office:value-type="float" office:value="124" table:style-name="ce10">
            <text:p>124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8"/>
        </table:table-row>
        <table:table-row table:style-name="ro1">
          <table:table-cell office:value-type="float" office:value="45" table:style-name="ce10">
            <text:p>45</text:p>
          </table:table-cell>
          <table:table-cell office:value-type="float" office:value="124" table:style-name="ce10">
            <text:p>124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table:number-columns-repeated="16358"/>
        </table:table-row>
        <table:table-row table:style-name="ro1">
          <table:table-cell office:value-type="float" office:value="46" table:style-name="ce10">
            <text:p>46</text:p>
          </table:table-cell>
          <table:table-cell office:value-type="float" office:value="125" table:style-name="ce10">
            <text:p>125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46" table:style-name="ce10">
            <text:p>46</text:p>
          </table:table-cell>
          <table:table-cell office:value-type="float" office:value="125" table:style-name="ce10">
            <text:p>125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46" table:style-name="ce10">
            <text:p>46</text:p>
          </table:table-cell>
          <table:table-cell office:value-type="float" office:value="125" table:style-name="ce10">
            <text:p>125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table:number-columns-repeated="16358"/>
        </table:table-row>
        <table:table-row table:style-name="ro1">
          <table:table-cell office:value-type="float" office:value="47" table:style-name="ce10">
            <text:p>47</text:p>
          </table:table-cell>
          <table:table-cell office:value-type="float" office:value="127" table:style-name="ce10">
            <text:p>12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47" table:style-name="ce10">
            <text:p>47</text:p>
          </table:table-cell>
          <table:table-cell office:value-type="float" office:value="127" table:style-name="ce10">
            <text:p>12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table:number-columns-repeated="16358"/>
        </table:table-row>
        <table:table-row table:style-name="ro1">
          <table:table-cell office:value-type="float" office:value="47" table:style-name="ce10">
            <text:p>47</text:p>
          </table:table-cell>
          <table:table-cell office:value-type="float" office:value="127" table:style-name="ce10">
            <text:p>12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48" table:style-name="ce10">
            <text:p>48</text:p>
          </table:table-cell>
          <table:table-cell office:value-type="float" office:value="129" table:style-name="ce10">
            <text:p>129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750000000000004" table:style-name="ce10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48" table:style-name="ce10">
            <text:p>48</text:p>
          </table:table-cell>
          <table:table-cell office:value-type="float" office:value="129" table:style-name="ce10">
            <text:p>129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750000000000004" table:style-name="ce10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48" table:style-name="ce10">
            <text:p>48</text:p>
          </table:table-cell>
          <table:table-cell office:value-type="float" office:value="129" table:style-name="ce10">
            <text:p>129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7916666666666663" table:style-name="ce10">
            <text:p>0.979166667</text:p>
          </table:table-cell>
          <table:table-cell office:value-type="float" office:value="0.97916666666666663" table:style-name="ce10">
            <text:p>0.979166667</text:p>
          </table:table-cell>
          <table:table-cell office:value-type="float" office:value="0.97916666666666663" table:style-name="ce10">
            <text:p>0.979166667</text:p>
          </table:table-cell>
          <table:table-cell office:value-type="float" office:value="0.97916666666666663" table:style-name="ce10">
            <text:p>0.9791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49" table:style-name="ce10">
            <text:p>49</text:p>
          </table:table-cell>
          <table:table-cell office:value-type="float" office:value="130" table:style-name="ce10">
            <text:p>130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49" table:style-name="ce10">
            <text:p>49</text:p>
          </table:table-cell>
          <table:table-cell office:value-type="float" office:value="130" table:style-name="ce10">
            <text:p>130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8"/>
        </table:table-row>
        <table:table-row table:style-name="ro1">
          <table:table-cell office:value-type="float" office:value="49" table:style-name="ce10">
            <text:p>49</text:p>
          </table:table-cell>
          <table:table-cell office:value-type="float" office:value="130" table:style-name="ce10">
            <text:p>130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8"/>
        </table:table-row>
        <table:table-row table:style-name="ro1">
          <table:table-cell office:value-type="float" office:value="50" table:style-name="ce10">
            <text:p>50</text:p>
          </table:table-cell>
          <table:table-cell office:value-type="float" office:value="89" table:style-name="ce10">
            <text:p>89</text:p>
          </table:table-cell>
          <table:table-cell office:value-type="float" office:value="0.96249999999999991" table:style-name="ce10">
            <text:p>0.9625</text:p>
          </table:table-cell>
          <table:table-cell office:value-type="float" office:value="0.96249999999999991" table:style-name="ce10">
            <text:p>0.9625</text:p>
          </table:table-cell>
          <table:table-cell office:value-type="float" office:value="0.96249999999999991" table:style-name="ce10">
            <text:p>0.9625</text:p>
          </table:table-cell>
          <table:table-cell office:value-type="float" office:value="0.95833333333333326" table:style-name="ce10">
            <text:p>0.958333333</text:p>
          </table:table-cell>
          <table:table-cell office:value-type="float" office:value="0.96249999999999991" table:style-name="ce10">
            <text:p>0.9625</text:p>
          </table:table-cell>
          <table:table-cell office:value-type="float" office:value="0.96249999999999991" table:style-name="ce10">
            <text:p>0.9625</text:p>
          </table:table-cell>
          <table:table-cell office:value-type="float" office:value="0.96249999999999991" table:style-name="ce10">
            <text:p>0.9625</text:p>
          </table:table-cell>
          <table:table-cell office:value-type="float" office:value="0.95833333333333326" table:style-name="ce10">
            <text:p>0.958333333</text:p>
          </table:table-cell>
          <table:table-cell office:value-type="float" office:value="0.96249999999999991" table:style-name="ce10">
            <text:p>0.9625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666666666666667" table:style-name="ce10">
            <text:p>0.966666667</text:p>
          </table:table-cell>
          <table:table-cell table:number-columns-repeated="16358"/>
        </table:table-row>
        <table:table-row table:style-name="ro1">
          <table:table-cell office:value-type="float" office:value="50" table:style-name="ce10">
            <text:p>50</text:p>
          </table:table-cell>
          <table:table-cell office:value-type="float" office:value="89" table:style-name="ce10">
            <text:p>89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249999999999991" table:style-name="ce10">
            <text:p>0.9625</text:p>
          </table:table-cell>
          <table:table-cell office:value-type="float" office:value="0.96249999999999991" table:style-name="ce10">
            <text:p>0.9625</text:p>
          </table:table-cell>
          <table:table-cell office:value-type="float" office:value="0.96249999999999991" table:style-name="ce10">
            <text:p>0.9625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249999999999991" table:style-name="ce10">
            <text:p>0.9625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499999999999998" table:style-name="ce10">
            <text:p>0.975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499999999999998" table:style-name="ce10">
            <text:p>0.975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499999999999998" table:style-name="ce10">
            <text:p>0.975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table:number-columns-repeated="16358"/>
        </table:table-row>
        <table:table-row table:style-name="ro1">
          <table:table-cell office:value-type="float" office:value="50" table:style-name="ce10">
            <text:p>50</text:p>
          </table:table-cell>
          <table:table-cell office:value-type="float" office:value="89" table:style-name="ce10">
            <text:p>89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249999999999991" table:style-name="ce10">
            <text:p>0.9625</text:p>
          </table:table-cell>
          <table:table-cell office:value-type="float" office:value="0.96249999999999991" table:style-name="ce10">
            <text:p>0.9625</text:p>
          </table:table-cell>
          <table:table-cell office:value-type="float" office:value="0.96249999999999991" table:style-name="ce10">
            <text:p>0.9625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6249999999999991" table:style-name="ce10">
            <text:p>0.9625</text:p>
          </table:table-cell>
          <table:table-cell office:value-type="float" office:value="0.96666666666666667" table:style-name="ce10">
            <text:p>0.966666667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499999999999998" table:style-name="ce10">
            <text:p>0.975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office:value-type="float" office:value="0.97083333333333333" table:style-name="ce10">
            <text:p>0.970833333</text:p>
          </table:table-cell>
          <table:table-cell table:number-columns-repeated="16358"/>
        </table:table-row>
        <table:table-row table:style-name="ro1">
          <table:table-cell office:value-type="float" office:value="51" table:style-name="ce10">
            <text:p>51</text:p>
          </table:table-cell>
          <table:table-cell office:value-type="float" office:value="90" table:style-name="ce10">
            <text:p>90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7916666666666663" table:style-name="ce10">
            <text:p>0.979166667</text:p>
          </table:table-cell>
          <table:table-cell office:value-type="float" office:value="0.97916666666666663" table:style-name="ce10">
            <text:p>0.979166667</text:p>
          </table:table-cell>
          <table:table-cell office:value-type="float" office:value="0.97499999999999998" table:style-name="ce10">
            <text:p>0.975</text:p>
          </table:table-cell>
          <table:table-cell office:value-type="float" office:value="0.97916666666666663" table:style-name="ce10">
            <text:p>0.979166667</text:p>
          </table:table-cell>
          <table:table-cell office:value-type="float" office:value="0.97916666666666663" table:style-name="ce10">
            <text:p>0.979166667</text:p>
          </table:table-cell>
          <table:table-cell office:value-type="float" office:value="0.97916666666666663" table:style-name="ce10">
            <text:p>0.979166667</text:p>
          </table:table-cell>
          <table:table-cell office:value-type="float" office:value="0.97916666666666663" table:style-name="ce10">
            <text:p>0.979166667</text:p>
          </table:table-cell>
          <table:table-cell office:value-type="float" office:value="0.97916666666666663" table:style-name="ce10">
            <text:p>0.979166667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52" table:style-name="ce10">
            <text:p>52</text:p>
          </table:table-cell>
          <table:table-cell office:value-type="float" office:value="132" table:style-name="ce10">
            <text:p>132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083333333333333" table:style-name="ce10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53" table:style-name="ce10">
            <text:p>53</text:p>
          </table:table-cell>
          <table:table-cell office:value-type="float" office:value="134" table:style-name="ce10">
            <text:p>134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8"/>
        </table:table-row>
        <table:table-row table:style-name="ro1">
          <table:table-cell office:value-type="float" office:value="53" table:style-name="ce10">
            <text:p>53</text:p>
          </table:table-cell>
          <table:table-cell office:value-type="float" office:value="134" table:style-name="ce10">
            <text:p>134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53" table:style-name="ce10">
            <text:p>53</text:p>
          </table:table-cell>
          <table:table-cell office:value-type="float" office:value="134" table:style-name="ce10">
            <text:p>134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8"/>
        </table:table-row>
        <table:table-row table:style-name="ro1">
          <table:table-cell office:value-type="float" office:value="55" table:style-name="ce10">
            <text:p>55</text:p>
          </table:table-cell>
          <table:table-cell office:value-type="float" office:value="135" table:style-name="ce10">
            <text:p>135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55" table:style-name="ce10">
            <text:p>55</text:p>
          </table:table-cell>
          <table:table-cell office:value-type="float" office:value="135" table:style-name="ce10">
            <text:p>135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5" table:style-name="ce10">
            <text:p>55</text:p>
          </table:table-cell>
          <table:table-cell office:value-type="float" office:value="135" table:style-name="ce10">
            <text:p>135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56" table:style-name="ce10">
            <text:p>56</text:p>
          </table:table-cell>
          <table:table-cell office:value-type="float" office:value="136" table:style-name="ce10">
            <text:p>136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6" table:style-name="ce10">
            <text:p>56</text:p>
          </table:table-cell>
          <table:table-cell office:value-type="float" office:value="136" table:style-name="ce10">
            <text:p>136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57" table:style-name="ce10">
            <text:p>57</text:p>
          </table:table-cell>
          <table:table-cell office:value-type="float" office:value="93" table:style-name="ce10">
            <text:p>9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57" table:style-name="ce10">
            <text:p>57</text:p>
          </table:table-cell>
          <table:table-cell office:value-type="float" office:value="138" table:style-name="ce10">
            <text:p>138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table:number-columns-repeated="16358"/>
        </table:table-row>
        <table:table-row table:style-name="ro1">
          <table:table-cell office:value-type="float" office:value="57" table:style-name="ce10">
            <text:p>57</text:p>
          </table:table-cell>
          <table:table-cell office:value-type="float" office:value="138" table:style-name="ce10">
            <text:p>138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8"/>
        </table:table-row>
        <table:table-row table:style-name="ro1">
          <table:table-cell office:value-type="float" office:value="57" table:style-name="ce10">
            <text:p>57</text:p>
          </table:table-cell>
          <table:table-cell office:value-type="float" office:value="138" table:style-name="ce10">
            <text:p>138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58" table:style-name="ce10">
            <text:p>58</text:p>
          </table:table-cell>
          <table:table-cell office:value-type="float" office:value="139" table:style-name="ce10">
            <text:p>139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59" table:style-name="ce10">
            <text:p>59</text:p>
          </table:table-cell>
          <table:table-cell office:value-type="float" office:value="143" table:style-name="ce10">
            <text:p>14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0" table:style-name="ce10">
            <text:p>60</text:p>
          </table:table-cell>
          <table:table-cell office:value-type="float" office:value="144" table:style-name="ce10">
            <text:p>144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0" table:style-name="ce10">
            <text:p>60</text:p>
          </table:table-cell>
          <table:table-cell office:value-type="float" office:value="144" table:style-name="ce10">
            <text:p>144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2" table:style-name="ce10">
            <text:p>62</text:p>
          </table:table-cell>
          <table:table-cell office:value-type="float" office:value="152" table:style-name="ce10">
            <text:p>152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2" table:style-name="ce10">
            <text:p>62</text:p>
          </table:table-cell>
          <table:table-cell office:value-type="float" office:value="152" table:style-name="ce10">
            <text:p>152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2" table:style-name="ce10">
            <text:p>62</text:p>
          </table:table-cell>
          <table:table-cell office:value-type="float" office:value="152" table:style-name="ce10">
            <text:p>152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3" table:style-name="ce10">
            <text:p>63</text:p>
          </table:table-cell>
          <table:table-cell office:value-type="float" office:value="153" table:style-name="ce10">
            <text:p>15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table:number-columns-repeated="16358"/>
        </table:table-row>
        <table:table-row table:style-name="ro1">
          <table:table-cell office:value-type="float" office:value="63" table:style-name="ce10">
            <text:p>63</text:p>
          </table:table-cell>
          <table:table-cell office:value-type="float" office:value="153" table:style-name="ce10">
            <text:p>15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25" table:style-name="ce10">
            <text:p>1.012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64" table:style-name="ce10">
            <text:p>64</text:p>
          </table:table-cell>
          <table:table-cell office:value-type="float" office:value="154" table:style-name="ce10">
            <text:p>154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65" table:style-name="ce10">
            <text:p>65</text:p>
          </table:table-cell>
          <table:table-cell office:value-type="float" office:value="155" table:style-name="ce10">
            <text:p>155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65" table:style-name="ce10">
            <text:p>65</text:p>
          </table:table-cell>
          <table:table-cell office:value-type="float" office:value="155" table:style-name="ce10">
            <text:p>155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66" table:style-name="ce10">
            <text:p>66</text:p>
          </table:table-cell>
          <table:table-cell office:value-type="float" office:value="156" table:style-name="ce10">
            <text:p>156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125" table:style-name="ce10">
            <text:p>1.0125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66" table:style-name="ce10">
            <text:p>66</text:p>
          </table:table-cell>
          <table:table-cell office:value-type="float" office:value="156" table:style-name="ce10">
            <text:p>156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68" table:style-name="ce10">
            <text:p>68</text:p>
          </table:table-cell>
          <table:table-cell office:value-type="float" office:value="157" table:style-name="ce10">
            <text:p>15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9" table:style-name="ce10">
            <text:p>69</text:p>
          </table:table-cell>
          <table:table-cell office:value-type="float" office:value="101" table:style-name="ce10">
            <text:p>101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7916666666666663" table:style-name="ce10">
            <text:p>0.979166667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71" table:style-name="ce10">
            <text:p>71</text:p>
          </table:table-cell>
          <table:table-cell office:value-type="float" office:value="161" table:style-name="ce10">
            <text:p>16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71" table:style-name="ce10">
            <text:p>71</text:p>
          </table:table-cell>
          <table:table-cell office:value-type="float" office:value="161" table:style-name="ce10">
            <text:p>16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73" table:style-name="ce10">
            <text:p>73</text:p>
          </table:table-cell>
          <table:table-cell office:value-type="float" office:value="165" table:style-name="ce10">
            <text:p>165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125" table:style-name="ce10">
            <text:p>1.0125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166666666666666" table:style-name="ce10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73" table:style-name="ce10">
            <text:p>73</text:p>
          </table:table-cell>
          <table:table-cell office:value-type="float" office:value="165" table:style-name="ce10">
            <text:p>165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125" table:style-name="ce10">
            <text:p>1.0125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74" table:style-name="ce10">
            <text:p>74</text:p>
          </table:table-cell>
          <table:table-cell office:value-type="float" office:value="166" table:style-name="ce10">
            <text:p>166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75" table:style-name="ce10">
            <text:p>75</text:p>
          </table:table-cell>
          <table:table-cell office:value-type="float" office:value="167" table:style-name="ce10">
            <text:p>1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25" table:style-name="ce10">
            <text:p>1.0125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75" table:style-name="ce10">
            <text:p>75</text:p>
          </table:table-cell>
          <table:table-cell office:value-type="float" office:value="167" table:style-name="ce10">
            <text:p>167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166666666666666" table:style-name="ce10">
            <text:p>1.016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76" table:style-name="ce10">
            <text:p>76</text:p>
          </table:table-cell>
          <table:table-cell office:value-type="float" office:value="168" table:style-name="ce10">
            <text:p>168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76" table:style-name="ce10">
            <text:p>76</text:p>
          </table:table-cell>
          <table:table-cell office:value-type="float" office:value="168" table:style-name="ce10">
            <text:p>168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16666666666667" table:style-name="ce10">
            <text:p>0.991666667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77" table:style-name="ce10">
            <text:p>77</text:p>
          </table:table-cell>
          <table:table-cell office:value-type="float" office:value="106" table:style-name="ce10">
            <text:p>106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7916666666666663" table:style-name="ce10">
            <text:p>0.979166667</text:p>
          </table:table-cell>
          <table:table-cell office:value-type="float" office:value="0.97916666666666663" table:style-name="ce10">
            <text:p>0.979166667</text:p>
          </table:table-cell>
          <table:table-cell office:value-type="float" office:value="0.97916666666666663" table:style-name="ce10">
            <text:p>0.979166667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333333333333328" table:style-name="ce10">
            <text:p>0.983333333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office:value-type="float" office:value="0.98750000000000004" table:style-name="ce10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78" table:style-name="ce10">
            <text:p>78</text:p>
          </table:table-cell>
          <table:table-cell office:value-type="float" office:value="170" table:style-name="ce10">
            <text:p>170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78" table:style-name="ce10">
            <text:p>78</text:p>
          </table:table-cell>
          <table:table-cell office:value-type="float" office:value="170" table:style-name="ce10">
            <text:p>170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79" table:style-name="ce10">
            <text:p>79</text:p>
          </table:table-cell>
          <table:table-cell office:value-type="float" office:value="172" table:style-name="ce10">
            <text:p>172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125" table:style-name="ce10">
            <text:p>1.0125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166666666666666" table:style-name="ce10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79" table:style-name="ce10">
            <text:p>79</text:p>
          </table:table-cell>
          <table:table-cell office:value-type="float" office:value="172" table:style-name="ce10">
            <text:p>172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125" table:style-name="ce10">
            <text:p>1.0125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166666666666666" table:style-name="ce10">
            <text:p>1.016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81" table:style-name="ce10">
            <text:p>81</text:p>
          </table:table-cell>
          <table:table-cell office:value-type="float" office:value="116" table:style-name="ce10">
            <text:p>116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82" table:style-name="ce10">
            <text:p>82</text:p>
          </table:table-cell>
          <table:table-cell office:value-type="float" office:value="119" table:style-name="ce10">
            <text:p>119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82" table:style-name="ce10">
            <text:p>82</text:p>
          </table:table-cell>
          <table:table-cell office:value-type="float" office:value="119" table:style-name="ce10">
            <text:p>119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83" table:style-name="ce10">
            <text:p>83</text:p>
          </table:table-cell>
          <table:table-cell office:value-type="float" office:value="122" table:style-name="ce10">
            <text:p>122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88" table:style-name="ce10">
            <text:p>88</text:p>
          </table:table-cell>
          <table:table-cell office:value-type="float" office:value="128" table:style-name="ce10">
            <text:p>128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0.99583333333333335" table:style-name="ce10">
            <text:p>0.995833333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89" table:style-name="ce10">
            <text:p>89</text:p>
          </table:table-cell>
          <table:table-cell office:value-type="float" office:value="131" table:style-name="ce10">
            <text:p>13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89" table:style-name="ce10">
            <text:p>89</text:p>
          </table:table-cell>
          <table:table-cell office:value-type="float" office:value="131" table:style-name="ce10">
            <text:p>131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92" table:style-name="ce10">
            <text:p>92</text:p>
          </table:table-cell>
          <table:table-cell office:value-type="float" office:value="137" table:style-name="ce10">
            <text:p>13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92" table:style-name="ce10">
            <text:p>92</text:p>
          </table:table-cell>
          <table:table-cell office:value-type="float" office:value="137" table:style-name="ce10">
            <text:p>13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" table:style-name="ce10">
            <text:p>1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95" table:style-name="ce10">
            <text:p>95</text:p>
          </table:table-cell>
          <table:table-cell office:value-type="float" office:value="145" table:style-name="ce10">
            <text:p>145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249999999999999" table:style-name="ce10">
            <text:p>1.025</text:p>
          </table:table-cell>
          <table:table-cell office:value-type="float" office:value="1.0249999999999999" table:style-name="ce10">
            <text:p>1.025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49999999999999" table:style-name="ce10">
            <text:p>1.025</text:p>
          </table:table-cell>
          <table:table-cell office:value-type="float" office:value="1.0249999999999999" table:style-name="ce10">
            <text:p>1.025</text:p>
          </table:table-cell>
          <table:table-cell office:value-type="float" office:value="1.0249999999999999" table:style-name="ce10">
            <text:p>1.025</text:p>
          </table:table-cell>
          <table:table-cell office:value-type="float" office:value="1.0249999999999999" table:style-name="ce10">
            <text:p>1.025</text:p>
          </table:table-cell>
          <table:table-cell office:value-type="float" office:value="1.0249999999999999" table:style-name="ce10">
            <text:p>1.025</text:p>
          </table:table-cell>
          <table:table-cell office:value-type="float" office:value="1.0249999999999999" table:style-name="ce10">
            <text:p>1.025</text:p>
          </table:table-cell>
          <table:table-cell office:value-type="float" office:value="1.0208333333333333" table:style-name="ce10">
            <text:p>1.020833333</text:p>
          </table:table-cell>
          <table:table-cell table:number-columns-repeated="16358"/>
        </table:table-row>
        <table:table-row table:style-name="ro1">
          <table:table-cell office:value-type="float" office:value="95" table:style-name="ce10">
            <text:p>95</text:p>
          </table:table-cell>
          <table:table-cell office:value-type="float" office:value="145" table:style-name="ce10">
            <text:p>14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166666666666666" table:style-name="ce10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95" table:style-name="ce10">
            <text:p>95</text:p>
          </table:table-cell>
          <table:table-cell office:value-type="float" office:value="145" table:style-name="ce10">
            <text:p>145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208333333333333" table:style-name="ce10">
            <text:p>1.020833333</text:p>
          </table:table-cell>
          <table:table-cell office:value-type="float" office:value="1.0166666666666666" table:style-name="ce10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97" table:style-name="ce10">
            <text:p>97</text:p>
          </table:table-cell>
          <table:table-cell office:value-type="float" office:value="147" table:style-name="ce10">
            <text:p>147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125" table:style-name="ce10">
            <text:p>1.0125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1" table:style-name="ce10">
            <text:p>101</text:p>
          </table:table-cell>
          <table:table-cell office:value-type="float" office:value="158" table:style-name="ce10">
            <text:p>158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125" table:style-name="ce10">
            <text:p>1.0125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083333333333333" table:style-name="ce10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103" table:style-name="ce10">
            <text:p>103</text:p>
          </table:table-cell>
          <table:table-cell office:value-type="float" office:value="160" table:style-name="ce10">
            <text:p>160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25" table:style-name="ce10">
            <text:p>1.0125</text:p>
          </table:table-cell>
          <table:table-cell table:number-columns-repeated="16358"/>
        </table:table-row>
        <table:table-row table:style-name="ro1">
          <table:table-cell office:value-type="float" office:value="103" table:style-name="ce10">
            <text:p>103</text:p>
          </table:table-cell>
          <table:table-cell office:value-type="float" office:value="160" table:style-name="ce10">
            <text:p>160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041666666666667" table:style-name="ce10">
            <text:p>1.004166667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25" table:style-name="ce10">
            <text:p>1.012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5" table:style-name="ce10">
            <text:p>105</text:p>
          </table:table-cell>
          <table:table-cell office:value-type="float" office:value="164" table:style-name="ce10">
            <text:p>164</text:p>
          </table:table-cell>
          <table:table-cell office:value-type="float" office:value="1.0125" table:style-name="ce10">
            <text:p>1.0125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083333333333333" table:style-name="ce10">
            <text:p>1.008333333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66666666666666" table:style-name="ce10">
            <text:p>1.016666667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office:value-type="float" office:value="1.0125" table:style-name="ce10">
            <text:p>1.0125</text:p>
          </table:table-cell>
          <table:table-cell table:number-columns-repeated="16358"/>
        </table:table-row>
        <table:table-row table:number-rows-repeated="10483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4" number:min-decimal-places="4" number:min-integer-digits="1"/>
    </number:number-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creator>Mohammad Iman ALIZADEH</dc:creator>
    <meta:creation-date>2022-03-07T16:12:38Z</meta:creation-date>
    <dc:date>2023-05-26T14:23:12Z</dc:date>
    <meta:editing-cycles>120</meta:editing-cycles>
  </office:meta>
</office:document-meta>
</file>